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1pt"/>
    </style:style>
    <style:style style:name="co3" style:family="table-column">
      <style:table-column-properties fo:break-before="auto" style:column-width="87.14pt"/>
    </style:style>
    <style:style style:name="co4" style:family="table-column">
      <style:table-column-properties fo:break-before="auto" style:column-width="90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Default" style:data-style-name="N100">
      <style:table-cell-properties fo:border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memorySiz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psMean</text:p>
          </table:table-cell>
          <table:table-cell office:value-type="string" calcext:value-type="string">
            <text:p>rpsStdev</text:p>
          </table:table-cell>
          <table:table-cell office:value-type="string" calcext:value-type="string">
            <text:p>rpsMin</text:p>
          </table:table-cell>
          <table:table-cell office:value-type="string" calcext:value-type="string">
            <text:p>rpsMedian</text:p>
          </table:table-cell>
          <table:table-cell office:value-type="string" calcext:value-type="string">
            <text:p>rpsMax</text:p>
          </table:table-cell>
          <table:table-cell office:value-type="string" calcext:value-type="string">
            <text:p>resultMean</text:p>
          </table:table-cell>
        </table:table-row>
        <table:table-row table:style-name="ro1">
          <table:table-cell office:value-type="string" calcext:value-type="string">
            <text:p>2018-01-01T21:43:37.6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4392" calcext:value-type="float">
            <text:p>6943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94392" calcext:value-type="float">
            <text:p>69439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8-01-01T21:43:39.5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7584" calcext:value-type="float">
            <text:p>7075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07584" calcext:value-type="float">
            <text:p>70758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1-01T21:43:40.8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1203" calcext:value-type="float">
            <text:p>6012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1203" calcext:value-type="float">
            <text:p>601203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18-01-01T21:43:42.1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7322" calcext:value-type="float">
            <text:p>6373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37322" calcext:value-type="float">
            <text:p>63732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8-01-01T21:43:43.34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1964" calcext:value-type="float">
            <text:p>7419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41964" calcext:value-type="float">
            <text:p>741964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2018-01-01T21:43:44.5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3917" calcext:value-type="float">
            <text:p>6939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93917" calcext:value-type="float">
            <text:p>6939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1-01T21:43:46.21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8117" calcext:value-type="float">
            <text:p>6081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8117" calcext:value-type="float">
            <text:p>60811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2018-01-01T21:43:47.4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0317" calcext:value-type="float">
            <text:p>7303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30317" calcext:value-type="float">
            <text:p>73031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2018-01-01T21:43:48.61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8849" calcext:value-type="float">
            <text:p>7288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28849" calcext:value-type="float">
            <text:p>72884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8-01-01T21:43:49.8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1998" calcext:value-type="float">
            <text:p>7319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31998" calcext:value-type="float">
            <text:p>731998</text:p>
          </table:table-cell>
          <table:table-cell office:value-type="float" office:value="-358" calcext:value-type="float">
            <text:p>-358</text:p>
          </table:table-cell>
        </table:table-row>
        <table:table-row table:style-name="ro1">
          <table:table-cell office:value-type="string" calcext:value-type="string">
            <text:p>2018-01-01T21:43:51.1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4073" calcext:value-type="float">
            <text:p>544073</text:p>
          </table:table-cell>
          <table:table-cell office:value-type="float" office:value="102299" calcext:value-type="float">
            <text:p>102299</text:p>
          </table:table-cell>
          <table:table-cell office:value-type="float" office:value="471736" calcext:value-type="float">
            <text:p>471736</text:p>
          </table:table-cell>
          <table:table-cell office:value-type="float" office:value="544073" calcext:value-type="float">
            <text:p>544073</text:p>
          </table:table-cell>
          <table:table-cell office:value-type="float" office:value="616409" calcext:value-type="float">
            <text:p>616409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2018-01-01T21:43:52.3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9072" calcext:value-type="float">
            <text:p>499072</text:p>
          </table:table-cell>
          <table:table-cell office:value-type="float" office:value="32021" calcext:value-type="float">
            <text:p>32021</text:p>
          </table:table-cell>
          <table:table-cell office:value-type="float" office:value="476430" calcext:value-type="float">
            <text:p>476430</text:p>
          </table:table-cell>
          <table:table-cell office:value-type="float" office:value="499072" calcext:value-type="float">
            <text:p>499072</text:p>
          </table:table-cell>
          <table:table-cell office:value-type="float" office:value="521714" calcext:value-type="float">
            <text:p>52171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2018-01-01T21:43:53.58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7196" calcext:value-type="float">
            <text:p>617196</text:p>
          </table:table-cell>
          <table:table-cell office:value-type="float" office:value="5889" calcext:value-type="float">
            <text:p>5889</text:p>
          </table:table-cell>
          <table:table-cell office:value-type="float" office:value="613032" calcext:value-type="float">
            <text:p>613032</text:p>
          </table:table-cell>
          <table:table-cell office:value-type="float" office:value="617196" calcext:value-type="float">
            <text:p>617196</text:p>
          </table:table-cell>
          <table:table-cell office:value-type="float" office:value="621360" calcext:value-type="float">
            <text:p>62136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-01-01T21:43:55.2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8664" calcext:value-type="float">
            <text:p>738664</text:p>
          </table:table-cell>
          <table:table-cell office:value-type="float" office:value="12195" calcext:value-type="float">
            <text:p>12195</text:p>
          </table:table-cell>
          <table:table-cell office:value-type="float" office:value="730041" calcext:value-type="float">
            <text:p>730041</text:p>
          </table:table-cell>
          <table:table-cell office:value-type="float" office:value="738664" calcext:value-type="float">
            <text:p>738664</text:p>
          </table:table-cell>
          <table:table-cell office:value-type="float" office:value="747287" calcext:value-type="float">
            <text:p>74728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18-01-01T21:43:56.37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2023" calcext:value-type="float">
            <text:p>652023</text:p>
          </table:table-cell>
          <table:table-cell office:value-type="float" office:value="5310" calcext:value-type="float">
            <text:p>5310</text:p>
          </table:table-cell>
          <table:table-cell office:value-type="float" office:value="648268" calcext:value-type="float">
            <text:p>648268</text:p>
          </table:table-cell>
          <table:table-cell office:value-type="float" office:value="652023" calcext:value-type="float">
            <text:p>652023</text:p>
          </table:table-cell>
          <table:table-cell office:value-type="float" office:value="655777" calcext:value-type="float">
            <text:p>65577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8-01-01T21:43:57.6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6742" calcext:value-type="float">
            <text:p>766742</text:p>
          </table:table-cell>
          <table:table-cell office:value-type="float" office:value="19607" calcext:value-type="float">
            <text:p>19607</text:p>
          </table:table-cell>
          <table:table-cell office:value-type="float" office:value="752877" calcext:value-type="float">
            <text:p>752877</text:p>
          </table:table-cell>
          <table:table-cell office:value-type="float" office:value="766742" calcext:value-type="float">
            <text:p>766742</text:p>
          </table:table-cell>
          <table:table-cell office:value-type="float" office:value="780606" calcext:value-type="float">
            <text:p>780606</text:p>
          </table:table-cell>
          <table:table-cell office:value-type="float" office:value="-319" calcext:value-type="float">
            <text:p>-319</text:p>
          </table:table-cell>
        </table:table-row>
        <table:table-row table:style-name="ro1">
          <table:table-cell office:value-type="string" calcext:value-type="string">
            <text:p>2018-01-01T21:43:58.9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4495" calcext:value-type="float">
            <text:p>494495</text:p>
          </table:table-cell>
          <table:table-cell office:value-type="float" office:value="19371" calcext:value-type="float">
            <text:p>19371</text:p>
          </table:table-cell>
          <table:table-cell office:value-type="float" office:value="480797" calcext:value-type="float">
            <text:p>480797</text:p>
          </table:table-cell>
          <table:table-cell office:value-type="float" office:value="494495" calcext:value-type="float">
            <text:p>494495</text:p>
          </table:table-cell>
          <table:table-cell office:value-type="float" office:value="508192" calcext:value-type="float">
            <text:p>5081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1-01T21:44:00.1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910" calcext:value-type="float">
            <text:p>648910</text:p>
          </table:table-cell>
          <table:table-cell office:value-type="float" office:value="16750" calcext:value-type="float">
            <text:p>16750</text:p>
          </table:table-cell>
          <table:table-cell office:value-type="float" office:value="637066" calcext:value-type="float">
            <text:p>637066</text:p>
          </table:table-cell>
          <table:table-cell office:value-type="float" office:value="648910" calcext:value-type="float">
            <text:p>648910</text:p>
          </table:table-cell>
          <table:table-cell office:value-type="float" office:value="660754" calcext:value-type="float">
            <text:p>660754</text:p>
          </table:table-cell>
          <table:table-cell office:value-type="float" office:value="-216" calcext:value-type="float">
            <text:p>-216</text:p>
          </table:table-cell>
        </table:table-row>
        <table:table-row table:style-name="ro1">
          <table:table-cell office:value-type="string" calcext:value-type="string">
            <text:p>2018-01-01T21:44:01.3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2681" calcext:value-type="float">
            <text:p>482681</text:p>
          </table:table-cell>
          <table:table-cell office:value-type="float" office:value="45596" calcext:value-type="float">
            <text:p>45596</text:p>
          </table:table-cell>
          <table:table-cell office:value-type="float" office:value="450440" calcext:value-type="float">
            <text:p>450440</text:p>
          </table:table-cell>
          <table:table-cell office:value-type="float" office:value="482681" calcext:value-type="float">
            <text:p>482681</text:p>
          </table:table-cell>
          <table:table-cell office:value-type="float" office:value="514922" calcext:value-type="float">
            <text:p>51492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8-01-01T21:44:02.5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095" calcext:value-type="float">
            <text:p>580095</text:p>
          </table:table-cell>
          <table:table-cell office:value-type="float" office:value="8965" calcext:value-type="float">
            <text:p>8965</text:p>
          </table:table-cell>
          <table:table-cell office:value-type="float" office:value="573755" calcext:value-type="float">
            <text:p>573755</text:p>
          </table:table-cell>
          <table:table-cell office:value-type="float" office:value="580095" calcext:value-type="float">
            <text:p>580095</text:p>
          </table:table-cell>
          <table:table-cell office:value-type="float" office:value="586434" calcext:value-type="float">
            <text:p>5864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8-01-01T21:44:04.0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1515" calcext:value-type="float">
            <text:p>561515</text:p>
          </table:table-cell>
          <table:table-cell office:value-type="float" office:value="139433" calcext:value-type="float">
            <text:p>139433</text:p>
          </table:table-cell>
          <table:table-cell office:value-type="float" office:value="420896" calcext:value-type="float">
            <text:p>420896</text:p>
          </table:table-cell>
          <table:table-cell office:value-type="float" office:value="563919" calcext:value-type="float">
            <text:p>563919</text:p>
          </table:table-cell>
          <table:table-cell office:value-type="float" office:value="699730" calcext:value-type="float">
            <text:p>69973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8-01-01T21:44:05.45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5608" calcext:value-type="float">
            <text:p>695608</text:p>
          </table:table-cell>
          <table:table-cell office:value-type="float" office:value="27235" calcext:value-type="float">
            <text:p>27235</text:p>
          </table:table-cell>
          <table:table-cell office:value-type="float" office:value="664856" calcext:value-type="float">
            <text:p>664856</text:p>
          </table:table-cell>
          <table:table-cell office:value-type="float" office:value="705285" calcext:value-type="float">
            <text:p>705285</text:p>
          </table:table-cell>
          <table:table-cell office:value-type="float" office:value="716682" calcext:value-type="float">
            <text:p>71668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2018-01-01T21:44:06.6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5370" calcext:value-type="float">
            <text:p>555370</text:p>
          </table:table-cell>
          <table:table-cell office:value-type="float" office:value="104481" calcext:value-type="float">
            <text:p>104481</text:p>
          </table:table-cell>
          <table:table-cell office:value-type="float" office:value="460693" calcext:value-type="float">
            <text:p>460693</text:p>
          </table:table-cell>
          <table:table-cell office:value-type="float" office:value="537952" calcext:value-type="float">
            <text:p>537952</text:p>
          </table:table-cell>
          <table:table-cell office:value-type="float" office:value="667466" calcext:value-type="float">
            <text:p>667466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string" calcext:value-type="string">
            <text:p>2018-01-01T21:44:07.9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3637" calcext:value-type="float">
            <text:p>713637</text:p>
          </table:table-cell>
          <table:table-cell office:value-type="float" office:value="27714" calcext:value-type="float">
            <text:p>27714</text:p>
          </table:table-cell>
          <table:table-cell office:value-type="float" office:value="686837" calcext:value-type="float">
            <text:p>686837</text:p>
          </table:table-cell>
          <table:table-cell office:value-type="float" office:value="711893" calcext:value-type="float">
            <text:p>711893</text:p>
          </table:table-cell>
          <table:table-cell office:value-type="float" office:value="742182" calcext:value-type="float">
            <text:p>74218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8-01-01T21:44:09.1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4297" calcext:value-type="float">
            <text:p>594297</text:p>
          </table:table-cell>
          <table:table-cell office:value-type="float" office:value="97986" calcext:value-type="float">
            <text:p>97986</text:p>
          </table:table-cell>
          <table:table-cell office:value-type="float" office:value="536314" calcext:value-type="float">
            <text:p>536314</text:p>
          </table:table-cell>
          <table:table-cell office:value-type="float" office:value="539148" calcext:value-type="float">
            <text:p>539148</text:p>
          </table:table-cell>
          <table:table-cell office:value-type="float" office:value="707430" calcext:value-type="float">
            <text:p>707430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2018-01-01T21:44:10.3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9585" calcext:value-type="float">
            <text:p>499585</text:p>
          </table:table-cell>
          <table:table-cell office:value-type="float" office:value="162051" calcext:value-type="float">
            <text:p>162051</text:p>
          </table:table-cell>
          <table:table-cell office:value-type="float" office:value="385400" calcext:value-type="float">
            <text:p>385400</text:p>
          </table:table-cell>
          <table:table-cell office:value-type="float" office:value="428297" calcext:value-type="float">
            <text:p>428297</text:p>
          </table:table-cell>
          <table:table-cell office:value-type="float" office:value="685059" calcext:value-type="float">
            <text:p>68505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-01-01T21:44:11.55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5719" calcext:value-type="float">
            <text:p>505719</text:p>
          </table:table-cell>
          <table:table-cell office:value-type="float" office:value="144496" calcext:value-type="float">
            <text:p>144496</text:p>
          </table:table-cell>
          <table:table-cell office:value-type="float" office:value="390777" calcext:value-type="float">
            <text:p>390777</text:p>
          </table:table-cell>
          <table:table-cell office:value-type="float" office:value="458450" calcext:value-type="float">
            <text:p>458450</text:p>
          </table:table-cell>
          <table:table-cell office:value-type="float" office:value="667930" calcext:value-type="float">
            <text:p>66793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2018-01-01T21:44:13.2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4051" calcext:value-type="float">
            <text:p>594051</text:p>
          </table:table-cell>
          <table:table-cell office:value-type="float" office:value="82044" calcext:value-type="float">
            <text:p>82044</text:p>
          </table:table-cell>
          <table:table-cell office:value-type="float" office:value="542062" calcext:value-type="float">
            <text:p>542062</text:p>
          </table:table-cell>
          <table:table-cell office:value-type="float" office:value="551458" calcext:value-type="float">
            <text:p>551458</text:p>
          </table:table-cell>
          <table:table-cell office:value-type="float" office:value="688632" calcext:value-type="float">
            <text:p>688632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2018-01-01T21:44:14.4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4564" calcext:value-type="float">
            <text:p>614564</text:p>
          </table:table-cell>
          <table:table-cell office:value-type="float" office:value="43731" calcext:value-type="float">
            <text:p>43731</text:p>
          </table:table-cell>
          <table:table-cell office:value-type="float" office:value="573726" calcext:value-type="float">
            <text:p>573726</text:p>
          </table:table-cell>
          <table:table-cell office:value-type="float" office:value="609261" calcext:value-type="float">
            <text:p>609261</text:p>
          </table:table-cell>
          <table:table-cell office:value-type="float" office:value="660705" calcext:value-type="float">
            <text:p>66070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8-01-01T21:44:15.70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6243" calcext:value-type="float">
            <text:p>596243</text:p>
          </table:table-cell>
          <table:table-cell office:value-type="float" office:value="95446" calcext:value-type="float">
            <text:p>95446</text:p>
          </table:table-cell>
          <table:table-cell office:value-type="float" office:value="518721" calcext:value-type="float">
            <text:p>518721</text:p>
          </table:table-cell>
          <table:table-cell office:value-type="float" office:value="567162" calcext:value-type="float">
            <text:p>567162</text:p>
          </table:table-cell>
          <table:table-cell office:value-type="float" office:value="702847" calcext:value-type="float">
            <text:p>70284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8-01-01T21:44:16.9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5695" calcext:value-type="float">
            <text:p>465695</text:p>
          </table:table-cell>
          <table:table-cell office:value-type="float" office:value="111820" calcext:value-type="float">
            <text:p>111820</text:p>
          </table:table-cell>
          <table:table-cell office:value-type="float" office:value="350087" calcext:value-type="float">
            <text:p>350087</text:p>
          </table:table-cell>
          <table:table-cell office:value-type="float" office:value="447716" calcext:value-type="float">
            <text:p>447716</text:p>
          </table:table-cell>
          <table:table-cell office:value-type="float" office:value="617260" calcext:value-type="float">
            <text:p>617260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string" calcext:value-type="string">
            <text:p>2018-01-01T21:44:18.1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1366" calcext:value-type="float">
            <text:p>451366</text:p>
          </table:table-cell>
          <table:table-cell office:value-type="float" office:value="79461" calcext:value-type="float">
            <text:p>79461</text:p>
          </table:table-cell>
          <table:table-cell office:value-type="float" office:value="360147" calcext:value-type="float">
            <text:p>360147</text:p>
          </table:table-cell>
          <table:table-cell office:value-type="float" office:value="456596" calcext:value-type="float">
            <text:p>456596</text:p>
          </table:table-cell>
          <table:table-cell office:value-type="float" office:value="532125" calcext:value-type="float">
            <text:p>532125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string" calcext:value-type="string">
            <text:p>2018-01-01T21:44:19.3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6916" calcext:value-type="float">
            <text:p>546916</text:p>
          </table:table-cell>
          <table:table-cell office:value-type="float" office:value="81460" calcext:value-type="float">
            <text:p>81460</text:p>
          </table:table-cell>
          <table:table-cell office:value-type="float" office:value="479369" calcext:value-type="float">
            <text:p>479369</text:p>
          </table:table-cell>
          <table:table-cell office:value-type="float" office:value="521436" calcext:value-type="float">
            <text:p>521436</text:p>
          </table:table-cell>
          <table:table-cell office:value-type="float" office:value="665424" calcext:value-type="float">
            <text:p>6654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1-01T21:44:20.8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7979" calcext:value-type="float">
            <text:p>487979</text:p>
          </table:table-cell>
          <table:table-cell office:value-type="float" office:value="97647" calcext:value-type="float">
            <text:p>97647</text:p>
          </table:table-cell>
          <table:table-cell office:value-type="float" office:value="379140" calcext:value-type="float">
            <text:p>379140</text:p>
          </table:table-cell>
          <table:table-cell office:value-type="float" office:value="492751" calcext:value-type="float">
            <text:p>492751</text:p>
          </table:table-cell>
          <table:table-cell office:value-type="float" office:value="587275" calcext:value-type="float">
            <text:p>587275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2018-01-01T21:44:22.67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53023" calcext:value-type="float">
            <text:p>553023</text:p>
          </table:table-cell>
          <table:table-cell office:value-type="float" office:value="99667" calcext:value-type="float">
            <text:p>99667</text:p>
          </table:table-cell>
          <table:table-cell office:value-type="float" office:value="417417" calcext:value-type="float">
            <text:p>417417</text:p>
          </table:table-cell>
          <table:table-cell office:value-type="float" office:value="568585" calcext:value-type="float">
            <text:p>568585</text:p>
          </table:table-cell>
          <table:table-cell office:value-type="float" office:value="657507" calcext:value-type="float">
            <text:p>657507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2018-01-01T21:44:23.8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7156" calcext:value-type="float">
            <text:p>687156</text:p>
          </table:table-cell>
          <table:table-cell office:value-type="float" office:value="46504" calcext:value-type="float">
            <text:p>46504</text:p>
          </table:table-cell>
          <table:table-cell office:value-type="float" office:value="622852" calcext:value-type="float">
            <text:p>622852</text:p>
          </table:table-cell>
          <table:table-cell office:value-type="float" office:value="695897" calcext:value-type="float">
            <text:p>695897</text:p>
          </table:table-cell>
          <table:table-cell office:value-type="float" office:value="733977" calcext:value-type="float">
            <text:p>7339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-01-01T21:44:26.35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5950" calcext:value-type="float">
            <text:p>535950</text:p>
          </table:table-cell>
          <table:table-cell office:value-type="float" office:value="133445" calcext:value-type="float">
            <text:p>133445</text:p>
          </table:table-cell>
          <table:table-cell office:value-type="float" office:value="362576" calcext:value-type="float">
            <text:p>362576</text:p>
          </table:table-cell>
          <table:table-cell office:value-type="float" office:value="560918" calcext:value-type="float">
            <text:p>560918</text:p>
          </table:table-cell>
          <table:table-cell office:value-type="float" office:value="659388" calcext:value-type="float">
            <text:p>6593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1T21:44:27.5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4165" calcext:value-type="float">
            <text:p>514165</text:p>
          </table:table-cell>
          <table:table-cell office:value-type="float" office:value="135344" calcext:value-type="float">
            <text:p>135344</text:p>
          </table:table-cell>
          <table:table-cell office:value-type="float" office:value="364503" calcext:value-type="float">
            <text:p>364503</text:p>
          </table:table-cell>
          <table:table-cell office:value-type="float" office:value="514261" calcext:value-type="float">
            <text:p>514261</text:p>
          </table:table-cell>
          <table:table-cell office:value-type="float" office:value="663634" calcext:value-type="float">
            <text:p>663634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2018-01-01T21:44:28.8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2814" calcext:value-type="float">
            <text:p>572814</text:p>
          </table:table-cell>
          <table:table-cell office:value-type="float" office:value="88665" calcext:value-type="float">
            <text:p>88665</text:p>
          </table:table-cell>
          <table:table-cell office:value-type="float" office:value="498514" calcext:value-type="float">
            <text:p>498514</text:p>
          </table:table-cell>
          <table:table-cell office:value-type="float" office:value="550071" calcext:value-type="float">
            <text:p>550071</text:p>
          </table:table-cell>
          <table:table-cell office:value-type="float" office:value="692599" calcext:value-type="float">
            <text:p>69259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8-01-01T21:44:30.03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1762" calcext:value-type="float">
            <text:p>561762</text:p>
          </table:table-cell>
          <table:table-cell office:value-type="float" office:value="117234" calcext:value-type="float">
            <text:p>117234</text:p>
          </table:table-cell>
          <table:table-cell office:value-type="float" office:value="439846" calcext:value-type="float">
            <text:p>439846</text:p>
          </table:table-cell>
          <table:table-cell office:value-type="float" office:value="571342" calcext:value-type="float">
            <text:p>571342</text:p>
          </table:table-cell>
          <table:table-cell office:value-type="float" office:value="664516" calcext:value-type="float">
            <text:p>6645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-01-01T21:44:31.2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0684" calcext:value-type="float">
            <text:p>520684</text:p>
          </table:table-cell>
          <table:table-cell office:value-type="float" office:value="85630" calcext:value-type="float">
            <text:p>85630</text:p>
          </table:table-cell>
          <table:table-cell office:value-type="float" office:value="430787" calcext:value-type="float">
            <text:p>430787</text:p>
          </table:table-cell>
          <table:table-cell office:value-type="float" office:value="525653" calcext:value-type="float">
            <text:p>525653</text:p>
          </table:table-cell>
          <table:table-cell office:value-type="float" office:value="605515" calcext:value-type="float">
            <text:p>6055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8-01-01T21:44:32.4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5602" calcext:value-type="float">
            <text:p>485602</text:p>
          </table:table-cell>
          <table:table-cell office:value-type="float" office:value="58506" calcext:value-type="float">
            <text:p>58506</text:p>
          </table:table-cell>
          <table:table-cell office:value-type="float" office:value="422697" calcext:value-type="float">
            <text:p>422697</text:p>
          </table:table-cell>
          <table:table-cell office:value-type="float" office:value="471375" calcext:value-type="float">
            <text:p>471375</text:p>
          </table:table-cell>
          <table:table-cell office:value-type="float" office:value="552981" calcext:value-type="float">
            <text:p>5529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1-01T21:44:33.7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7297" calcext:value-type="float">
            <text:p>487297</text:p>
          </table:table-cell>
          <table:table-cell office:value-type="float" office:value="96782" calcext:value-type="float">
            <text:p>96782</text:p>
          </table:table-cell>
          <table:table-cell office:value-type="float" office:value="388001" calcext:value-type="float">
            <text:p>388001</text:p>
          </table:table-cell>
          <table:table-cell office:value-type="float" office:value="493131" calcext:value-type="float">
            <text:p>493131</text:p>
          </table:table-cell>
          <table:table-cell office:value-type="float" office:value="591107" calcext:value-type="float">
            <text:p>59110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2018-01-01T21:44:34.9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92057" calcext:value-type="float">
            <text:p>492057</text:p>
          </table:table-cell>
          <table:table-cell office:value-type="float" office:value="120855" calcext:value-type="float">
            <text:p>120855</text:p>
          </table:table-cell>
          <table:table-cell office:value-type="float" office:value="391923" calcext:value-type="float">
            <text:p>391923</text:p>
          </table:table-cell>
          <table:table-cell office:value-type="float" office:value="483680" calcext:value-type="float">
            <text:p>483680</text:p>
          </table:table-cell>
          <table:table-cell office:value-type="float" office:value="692692" calcext:value-type="float">
            <text:p>69269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8-01-01T21:44:36.17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4663" calcext:value-type="float">
            <text:p>524663</text:p>
          </table:table-cell>
          <table:table-cell office:value-type="float" office:value="101038" calcext:value-type="float">
            <text:p>101038</text:p>
          </table:table-cell>
          <table:table-cell office:value-type="float" office:value="409075" calcext:value-type="float">
            <text:p>409075</text:p>
          </table:table-cell>
          <table:table-cell office:value-type="float" office:value="549327" calcext:value-type="float">
            <text:p>549327</text:p>
          </table:table-cell>
          <table:table-cell office:value-type="float" office:value="640443" calcext:value-type="float">
            <text:p>640443</text:p>
          </table:table-cell>
          <table:table-cell office:value-type="float" office:value="-142" calcext:value-type="float">
            <text:p>-142</text:p>
          </table:table-cell>
        </table:table-row>
        <table:table-row table:style-name="ro1">
          <table:table-cell office:value-type="string" calcext:value-type="string">
            <text:p>2018-01-01T21:44:37.4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4980" calcext:value-type="float">
            <text:p>454980</text:p>
          </table:table-cell>
          <table:table-cell office:value-type="float" office:value="66945" calcext:value-type="float">
            <text:p>66945</text:p>
          </table:table-cell>
          <table:table-cell office:value-type="float" office:value="390321" calcext:value-type="float">
            <text:p>390321</text:p>
          </table:table-cell>
          <table:table-cell office:value-type="float" office:value="423985" calcext:value-type="float">
            <text:p>423985</text:p>
          </table:table-cell>
          <table:table-cell office:value-type="float" office:value="529760" calcext:value-type="float">
            <text:p>52976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1-01T21:44:38.6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75539" calcext:value-type="float">
            <text:p>575539</text:p>
          </table:table-cell>
          <table:table-cell office:value-type="float" office:value="106514" calcext:value-type="float">
            <text:p>106514</text:p>
          </table:table-cell>
          <table:table-cell office:value-type="float" office:value="441176" calcext:value-type="float">
            <text:p>441176</text:p>
          </table:table-cell>
          <table:table-cell office:value-type="float" office:value="584150" calcext:value-type="float">
            <text:p>584150</text:p>
          </table:table-cell>
          <table:table-cell office:value-type="float" office:value="723300" calcext:value-type="float">
            <text:p>723300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2018-01-01T21:44:39.8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5359" calcext:value-type="float">
            <text:p>515359</text:p>
          </table:table-cell>
          <table:table-cell office:value-type="float" office:value="148216" calcext:value-type="float">
            <text:p>148216</text:p>
          </table:table-cell>
          <table:table-cell office:value-type="float" office:value="343766" calcext:value-type="float">
            <text:p>343766</text:p>
          </table:table-cell>
          <table:table-cell office:value-type="float" office:value="462638" calcext:value-type="float">
            <text:p>462638</text:p>
          </table:table-cell>
          <table:table-cell office:value-type="float" office:value="728651" calcext:value-type="float">
            <text:p>7286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8-01-01T21:44:41.0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1729" calcext:value-type="float">
            <text:p>511729</text:p>
          </table:table-cell>
          <table:table-cell office:value-type="float" office:value="151721" calcext:value-type="float">
            <text:p>151721</text:p>
          </table:table-cell>
          <table:table-cell office:value-type="float" office:value="339371" calcext:value-type="float">
            <text:p>339371</text:p>
          </table:table-cell>
          <table:table-cell office:value-type="float" office:value="536824" calcext:value-type="float">
            <text:p>536824</text:p>
          </table:table-cell>
          <table:table-cell office:value-type="float" office:value="666136" calcext:value-type="float">
            <text:p>666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1T21:44:42.3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77997" calcext:value-type="float">
            <text:p>477997</text:p>
          </table:table-cell>
          <table:table-cell office:value-type="float" office:value="121242" calcext:value-type="float">
            <text:p>121242</text:p>
          </table:table-cell>
          <table:table-cell office:value-type="float" office:value="372480" calcext:value-type="float">
            <text:p>372480</text:p>
          </table:table-cell>
          <table:table-cell office:value-type="float" office:value="430708" calcext:value-type="float">
            <text:p>430708</text:p>
          </table:table-cell>
          <table:table-cell office:value-type="float" office:value="680534" calcext:value-type="float">
            <text:p>680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1-01T21:44:43.5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5868" calcext:value-type="float">
            <text:p>415868</text:p>
          </table:table-cell>
          <table:table-cell office:value-type="float" office:value="65927" calcext:value-type="float">
            <text:p>65927</text:p>
          </table:table-cell>
          <table:table-cell office:value-type="float" office:value="330570" calcext:value-type="float">
            <text:p>330570</text:p>
          </table:table-cell>
          <table:table-cell office:value-type="float" office:value="426131" calcext:value-type="float">
            <text:p>426131</text:p>
          </table:table-cell>
          <table:table-cell office:value-type="float" office:value="490810" calcext:value-type="float">
            <text:p>490810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2018-01-01T21:44:44.77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4334" calcext:value-type="float">
            <text:p>484334</text:p>
          </table:table-cell>
          <table:table-cell office:value-type="float" office:value="147999" calcext:value-type="float">
            <text:p>147999</text:p>
          </table:table-cell>
          <table:table-cell office:value-type="float" office:value="347176" calcext:value-type="float">
            <text:p>347176</text:p>
          </table:table-cell>
          <table:table-cell office:value-type="float" office:value="435011" calcext:value-type="float">
            <text:p>435011</text:p>
          </table:table-cell>
          <table:table-cell office:value-type="float" office:value="738822" calcext:value-type="float">
            <text:p>73882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2018-01-01T21:44:46.00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2909" calcext:value-type="float">
            <text:p>362909</text:p>
          </table:table-cell>
          <table:table-cell office:value-type="float" office:value="19280" calcext:value-type="float">
            <text:p>19280</text:p>
          </table:table-cell>
          <table:table-cell office:value-type="float" office:value="332119" calcext:value-type="float">
            <text:p>332119</text:p>
          </table:table-cell>
          <table:table-cell office:value-type="float" office:value="365579" calcext:value-type="float">
            <text:p>365579</text:p>
          </table:table-cell>
          <table:table-cell office:value-type="float" office:value="386674" calcext:value-type="float">
            <text:p>38667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18-01-01T21:44:47.23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8244" calcext:value-type="float">
            <text:p>508244</text:p>
          </table:table-cell>
          <table:table-cell office:value-type="float" office:value="111963" calcext:value-type="float">
            <text:p>111963</text:p>
          </table:table-cell>
          <table:table-cell office:value-type="float" office:value="368447" calcext:value-type="float">
            <text:p>368447</text:p>
          </table:table-cell>
          <table:table-cell office:value-type="float" office:value="510253" calcext:value-type="float">
            <text:p>510253</text:p>
          </table:table-cell>
          <table:table-cell office:value-type="float" office:value="648925" calcext:value-type="float">
            <text:p>6489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1-01T21:44:49.5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4972" calcext:value-type="float">
            <text:p>404972</text:p>
          </table:table-cell>
          <table:table-cell office:value-type="float" office:value="41678" calcext:value-type="float">
            <text:p>41678</text:p>
          </table:table-cell>
          <table:table-cell office:value-type="float" office:value="349577" calcext:value-type="float">
            <text:p>349577</text:p>
          </table:table-cell>
          <table:table-cell office:value-type="float" office:value="411516" calcext:value-type="float">
            <text:p>411516</text:p>
          </table:table-cell>
          <table:table-cell office:value-type="float" office:value="448907" calcext:value-type="float">
            <text:p>44890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2018-01-01T21:44:50.9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96390" calcext:value-type="float">
            <text:p>496390</text:p>
          </table:table-cell>
          <table:table-cell office:value-type="float" office:value="84104" calcext:value-type="float">
            <text:p>84104</text:p>
          </table:table-cell>
          <table:table-cell office:value-type="float" office:value="361626" calcext:value-type="float">
            <text:p>361626</text:p>
          </table:table-cell>
          <table:table-cell office:value-type="float" office:value="489395" calcext:value-type="float">
            <text:p>489395</text:p>
          </table:table-cell>
          <table:table-cell office:value-type="float" office:value="623059" calcext:value-type="float">
            <text:p>62305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2018-01-01T21:44:53.37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6830" calcext:value-type="float">
            <text:p>486830</text:p>
          </table:table-cell>
          <table:table-cell office:value-type="float" office:value="134661" calcext:value-type="float">
            <text:p>134661</text:p>
          </table:table-cell>
          <table:table-cell office:value-type="float" office:value="360717" calcext:value-type="float">
            <text:p>360717</text:p>
          </table:table-cell>
          <table:table-cell office:value-type="float" office:value="439133" calcext:value-type="float">
            <text:p>439133</text:p>
          </table:table-cell>
          <table:table-cell office:value-type="float" office:value="657462" calcext:value-type="float">
            <text:p>65746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8-01-01T21:44:54.6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5598" calcext:value-type="float">
            <text:p>405598</text:p>
          </table:table-cell>
          <table:table-cell office:value-type="float" office:value="55547" calcext:value-type="float">
            <text:p>55547</text:p>
          </table:table-cell>
          <table:table-cell office:value-type="float" office:value="334052" calcext:value-type="float">
            <text:p>334052</text:p>
          </table:table-cell>
          <table:table-cell office:value-type="float" office:value="394828" calcext:value-type="float">
            <text:p>394828</text:p>
          </table:table-cell>
          <table:table-cell office:value-type="float" office:value="486104" calcext:value-type="float">
            <text:p>486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1T21:44:55.7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0033" calcext:value-type="float">
            <text:p>470033</text:p>
          </table:table-cell>
          <table:table-cell office:value-type="float" office:value="131994" calcext:value-type="float">
            <text:p>131994</text:p>
          </table:table-cell>
          <table:table-cell office:value-type="float" office:value="354520" calcext:value-type="float">
            <text:p>354520</text:p>
          </table:table-cell>
          <table:table-cell office:value-type="float" office:value="416511" calcext:value-type="float">
            <text:p>416511</text:p>
          </table:table-cell>
          <table:table-cell office:value-type="float" office:value="664204" calcext:value-type="float">
            <text:p>664204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string" calcext:value-type="string">
            <text:p>2018-01-01T21:44:57.0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1159" calcext:value-type="float">
            <text:p>471159</text:p>
          </table:table-cell>
          <table:table-cell office:value-type="float" office:value="167081" calcext:value-type="float">
            <text:p>167081</text:p>
          </table:table-cell>
          <table:table-cell office:value-type="float" office:value="334348" calcext:value-type="float">
            <text:p>334348</text:p>
          </table:table-cell>
          <table:table-cell office:value-type="float" office:value="396094" calcext:value-type="float">
            <text:p>396094</text:p>
          </table:table-cell>
          <table:table-cell office:value-type="float" office:value="728433" calcext:value-type="float">
            <text:p>7284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1-01T21:44:58.2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8757" calcext:value-type="float">
            <text:p>408757</text:p>
          </table:table-cell>
          <table:table-cell office:value-type="float" office:value="116780" calcext:value-type="float">
            <text:p>116780</text:p>
          </table:table-cell>
          <table:table-cell office:value-type="float" office:value="210552" calcext:value-type="float">
            <text:p>210552</text:p>
          </table:table-cell>
          <table:table-cell office:value-type="float" office:value="407400" calcext:value-type="float">
            <text:p>407400</text:p>
          </table:table-cell>
          <table:table-cell office:value-type="float" office:value="570368" calcext:value-type="float">
            <text:p>57036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2018-01-01T21:44:59.9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2545" calcext:value-type="float">
            <text:p>442545</text:p>
          </table:table-cell>
          <table:table-cell office:value-type="float" office:value="82665" calcext:value-type="float">
            <text:p>82665</text:p>
          </table:table-cell>
          <table:table-cell office:value-type="float" office:value="342480" calcext:value-type="float">
            <text:p>342480</text:p>
          </table:table-cell>
          <table:table-cell office:value-type="float" office:value="445841" calcext:value-type="float">
            <text:p>445841</text:p>
          </table:table-cell>
          <table:table-cell office:value-type="float" office:value="572023" calcext:value-type="float">
            <text:p>5720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-01-01T21:45:01.1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3947" calcext:value-type="float">
            <text:p>463947</text:p>
          </table:table-cell>
          <table:table-cell office:value-type="float" office:value="137231" calcext:value-type="float">
            <text:p>137231</text:p>
          </table:table-cell>
          <table:table-cell office:value-type="float" office:value="338748" calcext:value-type="float">
            <text:p>338748</text:p>
          </table:table-cell>
          <table:table-cell office:value-type="float" office:value="380915" calcext:value-type="float">
            <text:p>380915</text:p>
          </table:table-cell>
          <table:table-cell office:value-type="float" office:value="640890" calcext:value-type="float">
            <text:p>6408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1-01T21:45:02.3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6202" calcext:value-type="float">
            <text:p>426202</text:p>
          </table:table-cell>
          <table:table-cell office:value-type="float" office:value="87313" calcext:value-type="float">
            <text:p>87313</text:p>
          </table:table-cell>
          <table:table-cell office:value-type="float" office:value="354782" calcext:value-type="float">
            <text:p>354782</text:p>
          </table:table-cell>
          <table:table-cell office:value-type="float" office:value="395643" calcext:value-type="float">
            <text:p>395643</text:p>
          </table:table-cell>
          <table:table-cell office:value-type="float" office:value="608169" calcext:value-type="float">
            <text:p>608169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string" calcext:value-type="string">
            <text:p>2018-01-01T21:45:03.6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7813" calcext:value-type="float">
            <text:p>417813</text:p>
          </table:table-cell>
          <table:table-cell office:value-type="float" office:value="49707" calcext:value-type="float">
            <text:p>49707</text:p>
          </table:table-cell>
          <table:table-cell office:value-type="float" office:value="334155" calcext:value-type="float">
            <text:p>334155</text:p>
          </table:table-cell>
          <table:table-cell office:value-type="float" office:value="413214" calcext:value-type="float">
            <text:p>413214</text:p>
          </table:table-cell>
          <table:table-cell office:value-type="float" office:value="502831" calcext:value-type="float">
            <text:p>5028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-01-01T21:45:04.85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9796" calcext:value-type="float">
            <text:p>439796</text:p>
          </table:table-cell>
          <table:table-cell office:value-type="float" office:value="109369" calcext:value-type="float">
            <text:p>109369</text:p>
          </table:table-cell>
          <table:table-cell office:value-type="float" office:value="342623" calcext:value-type="float">
            <text:p>342623</text:p>
          </table:table-cell>
          <table:table-cell office:value-type="float" office:value="407453" calcext:value-type="float">
            <text:p>407453</text:p>
          </table:table-cell>
          <table:table-cell office:value-type="float" office:value="647422" calcext:value-type="float">
            <text:p>647422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2018-01-01T21:45:06.07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8203" calcext:value-type="float">
            <text:p>448203</text:p>
          </table:table-cell>
          <table:table-cell office:value-type="float" office:value="72585" calcext:value-type="float">
            <text:p>72585</text:p>
          </table:table-cell>
          <table:table-cell office:value-type="float" office:value="369598" calcext:value-type="float">
            <text:p>369598</text:p>
          </table:table-cell>
          <table:table-cell office:value-type="float" office:value="428920" calcext:value-type="float">
            <text:p>428920</text:p>
          </table:table-cell>
          <table:table-cell office:value-type="float" office:value="600378" calcext:value-type="float">
            <text:p>600378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2018-01-01T21:45:07.30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2515" calcext:value-type="float">
            <text:p>502515</text:p>
          </table:table-cell>
          <table:table-cell office:value-type="float" office:value="124389" calcext:value-type="float">
            <text:p>124389</text:p>
          </table:table-cell>
          <table:table-cell office:value-type="float" office:value="349441" calcext:value-type="float">
            <text:p>349441</text:p>
          </table:table-cell>
          <table:table-cell office:value-type="float" office:value="529259" calcext:value-type="float">
            <text:p>529259</text:p>
          </table:table-cell>
          <table:table-cell office:value-type="float" office:value="704019" calcext:value-type="float">
            <text:p>70401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2018-01-01T21:45:08.4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51299" calcext:value-type="float">
            <text:p>451299</text:p>
          </table:table-cell>
          <table:table-cell office:value-type="float" office:value="57117" calcext:value-type="float">
            <text:p>57117</text:p>
          </table:table-cell>
          <table:table-cell office:value-type="float" office:value="346988" calcext:value-type="float">
            <text:p>346988</text:p>
          </table:table-cell>
          <table:table-cell office:value-type="float" office:value="443309" calcext:value-type="float">
            <text:p>443309</text:p>
          </table:table-cell>
          <table:table-cell office:value-type="float" office:value="525287" calcext:value-type="float">
            <text:p>5252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1T21:45:09.80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4418" calcext:value-type="float">
            <text:p>484418</text:p>
          </table:table-cell>
          <table:table-cell office:value-type="float" office:value="84531" calcext:value-type="float">
            <text:p>84531</text:p>
          </table:table-cell>
          <table:table-cell office:value-type="float" office:value="370363" calcext:value-type="float">
            <text:p>370363</text:p>
          </table:table-cell>
          <table:table-cell office:value-type="float" office:value="510114" calcext:value-type="float">
            <text:p>510114</text:p>
          </table:table-cell>
          <table:table-cell office:value-type="float" office:value="576932" calcext:value-type="float">
            <text:p>57693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2018-01-01T21:45:11.1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4141" calcext:value-type="float">
            <text:p>444141</text:p>
          </table:table-cell>
          <table:table-cell office:value-type="float" office:value="95602" calcext:value-type="float">
            <text:p>95602</text:p>
          </table:table-cell>
          <table:table-cell office:value-type="float" office:value="345118" calcext:value-type="float">
            <text:p>345118</text:p>
          </table:table-cell>
          <table:table-cell office:value-type="float" office:value="425645" calcext:value-type="float">
            <text:p>425645</text:p>
          </table:table-cell>
          <table:table-cell office:value-type="float" office:value="640431" calcext:value-type="float">
            <text:p>6404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1-01T21:45:13.03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9711" calcext:value-type="float">
            <text:p>379711</text:p>
          </table:table-cell>
          <table:table-cell office:value-type="float" office:value="99016" calcext:value-type="float">
            <text:p>99016</text:p>
          </table:table-cell>
          <table:table-cell office:value-type="float" office:value="195447" calcext:value-type="float">
            <text:p>195447</text:p>
          </table:table-cell>
          <table:table-cell office:value-type="float" office:value="374906" calcext:value-type="float">
            <text:p>374906</text:p>
          </table:table-cell>
          <table:table-cell office:value-type="float" office:value="527574" calcext:value-type="float">
            <text:p>527574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2018-01-01T21:45:14.2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1845" calcext:value-type="float">
            <text:p>441845</text:p>
          </table:table-cell>
          <table:table-cell office:value-type="float" office:value="72923" calcext:value-type="float">
            <text:p>72923</text:p>
          </table:table-cell>
          <table:table-cell office:value-type="float" office:value="337905" calcext:value-type="float">
            <text:p>337905</text:p>
          </table:table-cell>
          <table:table-cell office:value-type="float" office:value="413670" calcext:value-type="float">
            <text:p>413670</text:p>
          </table:table-cell>
          <table:table-cell office:value-type="float" office:value="535186" calcext:value-type="float">
            <text:p>5351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1T21:45:17.12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213" calcext:value-type="float">
            <text:p>454213</text:p>
          </table:table-cell>
          <table:table-cell office:value-type="float" office:value="84007" calcext:value-type="float">
            <text:p>84007</text:p>
          </table:table-cell>
          <table:table-cell office:value-type="float" office:value="353424" calcext:value-type="float">
            <text:p>353424</text:p>
          </table:table-cell>
          <table:table-cell office:value-type="float" office:value="481153" calcext:value-type="float">
            <text:p>481153</text:p>
          </table:table-cell>
          <table:table-cell office:value-type="float" office:value="568246" calcext:value-type="float">
            <text:p>5682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1-01T21:45:18.4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0642" calcext:value-type="float">
            <text:p>440642</text:p>
          </table:table-cell>
          <table:table-cell office:value-type="float" office:value="96512" calcext:value-type="float">
            <text:p>96512</text:p>
          </table:table-cell>
          <table:table-cell office:value-type="float" office:value="355825" calcext:value-type="float">
            <text:p>355825</text:p>
          </table:table-cell>
          <table:table-cell office:value-type="float" office:value="397592" calcext:value-type="float">
            <text:p>397592</text:p>
          </table:table-cell>
          <table:table-cell office:value-type="float" office:value="608181" calcext:value-type="float">
            <text:p>60818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1-01T21:45:20.0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473" calcext:value-type="float">
            <text:p>454473</text:p>
          </table:table-cell>
          <table:table-cell office:value-type="float" office:value="74626" calcext:value-type="float">
            <text:p>74626</text:p>
          </table:table-cell>
          <table:table-cell office:value-type="float" office:value="371557" calcext:value-type="float">
            <text:p>371557</text:p>
          </table:table-cell>
          <table:table-cell office:value-type="float" office:value="453689" calcext:value-type="float">
            <text:p>453689</text:p>
          </table:table-cell>
          <table:table-cell office:value-type="float" office:value="611442" calcext:value-type="float">
            <text:p>6114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1-01T21:45:21.29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1191" calcext:value-type="float">
            <text:p>431191</text:p>
          </table:table-cell>
          <table:table-cell office:value-type="float" office:value="54316" calcext:value-type="float">
            <text:p>54316</text:p>
          </table:table-cell>
          <table:table-cell office:value-type="float" office:value="359237" calcext:value-type="float">
            <text:p>359237</text:p>
          </table:table-cell>
          <table:table-cell office:value-type="float" office:value="426846" calcext:value-type="float">
            <text:p>426846</text:p>
          </table:table-cell>
          <table:table-cell office:value-type="float" office:value="531636" calcext:value-type="float">
            <text:p>5316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8-01-01T21:45:22.48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8093" calcext:value-type="float">
            <text:p>438093</text:p>
          </table:table-cell>
          <table:table-cell office:value-type="float" office:value="82516" calcext:value-type="float">
            <text:p>82516</text:p>
          </table:table-cell>
          <table:table-cell office:value-type="float" office:value="353171" calcext:value-type="float">
            <text:p>353171</text:p>
          </table:table-cell>
          <table:table-cell office:value-type="float" office:value="410194" calcext:value-type="float">
            <text:p>410194</text:p>
          </table:table-cell>
          <table:table-cell office:value-type="float" office:value="571626" calcext:value-type="float">
            <text:p>571626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18-01-01T21:45:23.68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9366" calcext:value-type="float">
            <text:p>459366</text:p>
          </table:table-cell>
          <table:table-cell office:value-type="float" office:value="94691" calcext:value-type="float">
            <text:p>94691</text:p>
          </table:table-cell>
          <table:table-cell office:value-type="float" office:value="339374" calcext:value-type="float">
            <text:p>339374</text:p>
          </table:table-cell>
          <table:table-cell office:value-type="float" office:value="439639" calcext:value-type="float">
            <text:p>439639</text:p>
          </table:table-cell>
          <table:table-cell office:value-type="float" office:value="578846" calcext:value-type="float">
            <text:p>5788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1-01T21:45:24.9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2724" calcext:value-type="float">
            <text:p>422724</text:p>
          </table:table-cell>
          <table:table-cell office:value-type="float" office:value="88006" calcext:value-type="float">
            <text:p>88006</text:p>
          </table:table-cell>
          <table:table-cell office:value-type="float" office:value="341667" calcext:value-type="float">
            <text:p>341667</text:p>
          </table:table-cell>
          <table:table-cell office:value-type="float" office:value="386182" calcext:value-type="float">
            <text:p>386182</text:p>
          </table:table-cell>
          <table:table-cell office:value-type="float" office:value="596954" calcext:value-type="float">
            <text:p>596954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2018-01-01T21:45:26.1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3112" calcext:value-type="float">
            <text:p>403112</text:p>
          </table:table-cell>
          <table:table-cell office:value-type="float" office:value="57771" calcext:value-type="float">
            <text:p>57771</text:p>
          </table:table-cell>
          <table:table-cell office:value-type="float" office:value="339997" calcext:value-type="float">
            <text:p>339997</text:p>
          </table:table-cell>
          <table:table-cell office:value-type="float" office:value="391655" calcext:value-type="float">
            <text:p>391655</text:p>
          </table:table-cell>
          <table:table-cell office:value-type="float" office:value="511611" calcext:value-type="float">
            <text:p>51161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2018-01-01T21:45:27.40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7968" calcext:value-type="float">
            <text:p>407968</text:p>
          </table:table-cell>
          <table:table-cell office:value-type="float" office:value="69995" calcext:value-type="float">
            <text:p>69995</text:p>
          </table:table-cell>
          <table:table-cell office:value-type="float" office:value="342749" calcext:value-type="float">
            <text:p>342749</text:p>
          </table:table-cell>
          <table:table-cell office:value-type="float" office:value="361260" calcext:value-type="float">
            <text:p>361260</text:p>
          </table:table-cell>
          <table:table-cell office:value-type="float" office:value="517634" calcext:value-type="float">
            <text:p>5176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-01-01T21:45:28.65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4499" calcext:value-type="float">
            <text:p>454499</text:p>
          </table:table-cell>
          <table:table-cell office:value-type="float" office:value="76957" calcext:value-type="float">
            <text:p>76957</text:p>
          </table:table-cell>
          <table:table-cell office:value-type="float" office:value="378184" calcext:value-type="float">
            <text:p>378184</text:p>
          </table:table-cell>
          <table:table-cell office:value-type="float" office:value="419355" calcext:value-type="float">
            <text:p>419355</text:p>
          </table:table-cell>
          <table:table-cell office:value-type="float" office:value="580407" calcext:value-type="float">
            <text:p>580407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2018-01-01T21:45:29.9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7797" calcext:value-type="float">
            <text:p>437797</text:p>
          </table:table-cell>
          <table:table-cell office:value-type="float" office:value="64460" calcext:value-type="float">
            <text:p>64460</text:p>
          </table:table-cell>
          <table:table-cell office:value-type="float" office:value="375037" calcext:value-type="float">
            <text:p>375037</text:p>
          </table:table-cell>
          <table:table-cell office:value-type="float" office:value="415512" calcext:value-type="float">
            <text:p>415512</text:p>
          </table:table-cell>
          <table:table-cell office:value-type="float" office:value="556122" calcext:value-type="float">
            <text:p>5561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1-01T21:45:31.3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6720" calcext:value-type="float">
            <text:p>426720</text:p>
          </table:table-cell>
          <table:table-cell office:value-type="float" office:value="61640" calcext:value-type="float">
            <text:p>61640</text:p>
          </table:table-cell>
          <table:table-cell office:value-type="float" office:value="343049" calcext:value-type="float">
            <text:p>343049</text:p>
          </table:table-cell>
          <table:table-cell office:value-type="float" office:value="419444" calcext:value-type="float">
            <text:p>419444</text:p>
          </table:table-cell>
          <table:table-cell office:value-type="float" office:value="551450" calcext:value-type="float">
            <text:p>5514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1T21:45:32.75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8523" calcext:value-type="float">
            <text:p>388523</text:p>
          </table:table-cell>
          <table:table-cell office:value-type="float" office:value="41868" calcext:value-type="float">
            <text:p>41868</text:p>
          </table:table-cell>
          <table:table-cell office:value-type="float" office:value="349367" calcext:value-type="float">
            <text:p>349367</text:p>
          </table:table-cell>
          <table:table-cell office:value-type="float" office:value="377383" calcext:value-type="float">
            <text:p>377383</text:p>
          </table:table-cell>
          <table:table-cell office:value-type="float" office:value="486858" calcext:value-type="float">
            <text:p>4868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1T21:45:34.0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3371" calcext:value-type="float">
            <text:p>443371</text:p>
          </table:table-cell>
          <table:table-cell office:value-type="float" office:value="77141" calcext:value-type="float">
            <text:p>77141</text:p>
          </table:table-cell>
          <table:table-cell office:value-type="float" office:value="336331" calcext:value-type="float">
            <text:p>336331</text:p>
          </table:table-cell>
          <table:table-cell office:value-type="float" office:value="443055" calcext:value-type="float">
            <text:p>443055</text:p>
          </table:table-cell>
          <table:table-cell office:value-type="float" office:value="552619" calcext:value-type="float">
            <text:p>55261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-01-01T21:45:35.5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0882" calcext:value-type="float">
            <text:p>410882</text:p>
          </table:table-cell>
          <table:table-cell office:value-type="float" office:value="61510" calcext:value-type="float">
            <text:p>61510</text:p>
          </table:table-cell>
          <table:table-cell office:value-type="float" office:value="341720" calcext:value-type="float">
            <text:p>341720</text:p>
          </table:table-cell>
          <table:table-cell office:value-type="float" office:value="401287" calcext:value-type="float">
            <text:p>401287</text:p>
          </table:table-cell>
          <table:table-cell office:value-type="float" office:value="550523" calcext:value-type="float">
            <text:p>55052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8-01-01T21:45:36.8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5438" calcext:value-type="float">
            <text:p>425438</text:p>
          </table:table-cell>
          <table:table-cell office:value-type="float" office:value="86535" calcext:value-type="float">
            <text:p>86535</text:p>
          </table:table-cell>
          <table:table-cell office:value-type="float" office:value="323245" calcext:value-type="float">
            <text:p>323245</text:p>
          </table:table-cell>
          <table:table-cell office:value-type="float" office:value="407074" calcext:value-type="float">
            <text:p>407074</text:p>
          </table:table-cell>
          <table:table-cell office:value-type="float" office:value="605199" calcext:value-type="float">
            <text:p>60519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string" calcext:value-type="string">
            <text:p>2018-01-01T21:45:38.0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7740" calcext:value-type="float">
            <text:p>417740</text:p>
          </table:table-cell>
          <table:table-cell office:value-type="float" office:value="89737" calcext:value-type="float">
            <text:p>89737</text:p>
          </table:table-cell>
          <table:table-cell office:value-type="float" office:value="326220" calcext:value-type="float">
            <text:p>326220</text:p>
          </table:table-cell>
          <table:table-cell office:value-type="float" office:value="400946" calcext:value-type="float">
            <text:p>400946</text:p>
          </table:table-cell>
          <table:table-cell office:value-type="float" office:value="588246" calcext:value-type="float">
            <text:p>58824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-01-01T21:45:39.2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3375" calcext:value-type="float">
            <text:p>393375</text:p>
          </table:table-cell>
          <table:table-cell office:value-type="float" office:value="51991" calcext:value-type="float">
            <text:p>51991</text:p>
          </table:table-cell>
          <table:table-cell office:value-type="float" office:value="339719" calcext:value-type="float">
            <text:p>339719</text:p>
          </table:table-cell>
          <table:table-cell office:value-type="float" office:value="378762" calcext:value-type="float">
            <text:p>378762</text:p>
          </table:table-cell>
          <table:table-cell office:value-type="float" office:value="501292" calcext:value-type="float">
            <text:p>5012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1-01T21:45:41.2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1836" calcext:value-type="float">
            <text:p>481836</text:p>
          </table:table-cell>
          <table:table-cell office:value-type="float" office:value="93600" calcext:value-type="float">
            <text:p>93600</text:p>
          </table:table-cell>
          <table:table-cell office:value-type="float" office:value="329460" calcext:value-type="float">
            <text:p>329460</text:p>
          </table:table-cell>
          <table:table-cell office:value-type="float" office:value="471778" calcext:value-type="float">
            <text:p>471778</text:p>
          </table:table-cell>
          <table:table-cell office:value-type="float" office:value="686046" calcext:value-type="float">
            <text:p>686046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8-01-01T21:45:43.5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7833" calcext:value-type="float">
            <text:p>427833</text:p>
          </table:table-cell>
          <table:table-cell office:value-type="float" office:value="88460" calcext:value-type="float">
            <text:p>88460</text:p>
          </table:table-cell>
          <table:table-cell office:value-type="float" office:value="332168" calcext:value-type="float">
            <text:p>332168</text:p>
          </table:table-cell>
          <table:table-cell office:value-type="float" office:value="415584" calcext:value-type="float">
            <text:p>415584</text:p>
          </table:table-cell>
          <table:table-cell office:value-type="float" office:value="645817" calcext:value-type="float">
            <text:p>64581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2018-01-01T21:45:44.98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11720" calcext:value-type="float">
            <text:p>411720</text:p>
          </table:table-cell>
          <table:table-cell office:value-type="float" office:value="50824" calcext:value-type="float">
            <text:p>50824</text:p>
          </table:table-cell>
          <table:table-cell office:value-type="float" office:value="360010" calcext:value-type="float">
            <text:p>360010</text:p>
          </table:table-cell>
          <table:table-cell office:value-type="float" office:value="398482" calcext:value-type="float">
            <text:p>398482</text:p>
          </table:table-cell>
          <table:table-cell office:value-type="float" office:value="490107" calcext:value-type="float">
            <text:p>4901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-01-01T21:45:46.21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1155" calcext:value-type="float">
            <text:p>421155</text:p>
          </table:table-cell>
          <table:table-cell office:value-type="float" office:value="86670" calcext:value-type="float">
            <text:p>86670</text:p>
          </table:table-cell>
          <table:table-cell office:value-type="float" office:value="334540" calcext:value-type="float">
            <text:p>334540</text:p>
          </table:table-cell>
          <table:table-cell office:value-type="float" office:value="378623" calcext:value-type="float">
            <text:p>378623</text:p>
          </table:table-cell>
          <table:table-cell office:value-type="float" office:value="553180" calcext:value-type="float">
            <text:p>5531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1T21:45:47.5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7907" calcext:value-type="float">
            <text:p>437907</text:p>
          </table:table-cell>
          <table:table-cell office:value-type="float" office:value="87055" calcext:value-type="float">
            <text:p>87055</text:p>
          </table:table-cell>
          <table:table-cell office:value-type="float" office:value="345358" calcext:value-type="float">
            <text:p>345358</text:p>
          </table:table-cell>
          <table:table-cell office:value-type="float" office:value="426719" calcext:value-type="float">
            <text:p>426719</text:p>
          </table:table-cell>
          <table:table-cell office:value-type="float" office:value="639956" calcext:value-type="float">
            <text:p>63995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1-01T21:45:49.07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0226" calcext:value-type="float">
            <text:p>420226</text:p>
          </table:table-cell>
          <table:table-cell office:value-type="float" office:value="74670" calcext:value-type="float">
            <text:p>74670</text:p>
          </table:table-cell>
          <table:table-cell office:value-type="float" office:value="291029" calcext:value-type="float">
            <text:p>291029</text:p>
          </table:table-cell>
          <table:table-cell office:value-type="float" office:value="430101" calcext:value-type="float">
            <text:p>430101</text:p>
          </table:table-cell>
          <table:table-cell office:value-type="float" office:value="512657" calcext:value-type="float">
            <text:p>51265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1-01T21:45:51.3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5613" calcext:value-type="float">
            <text:p>425613</text:p>
          </table:table-cell>
          <table:table-cell office:value-type="float" office:value="82667" calcext:value-type="float">
            <text:p>82667</text:p>
          </table:table-cell>
          <table:table-cell office:value-type="float" office:value="339034" calcext:value-type="float">
            <text:p>339034</text:p>
          </table:table-cell>
          <table:table-cell office:value-type="float" office:value="407183" calcext:value-type="float">
            <text:p>407183</text:p>
          </table:table-cell>
          <table:table-cell office:value-type="float" office:value="597261" calcext:value-type="float">
            <text:p>5972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1-01T21:45:52.7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4839" calcext:value-type="float">
            <text:p>434839</text:p>
          </table:table-cell>
          <table:table-cell office:value-type="float" office:value="99551" calcext:value-type="float">
            <text:p>99551</text:p>
          </table:table-cell>
          <table:table-cell office:value-type="float" office:value="285419" calcext:value-type="float">
            <text:p>285419</text:p>
          </table:table-cell>
          <table:table-cell office:value-type="float" office:value="430627" calcext:value-type="float">
            <text:p>430627</text:p>
          </table:table-cell>
          <table:table-cell office:value-type="float" office:value="627588" calcext:value-type="float">
            <text:p>627588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2018-01-01T21:45:54.0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7271" calcext:value-type="float">
            <text:p>407271</text:p>
          </table:table-cell>
          <table:table-cell office:value-type="float" office:value="67373" calcext:value-type="float">
            <text:p>67373</text:p>
          </table:table-cell>
          <table:table-cell office:value-type="float" office:value="338457" calcext:value-type="float">
            <text:p>338457</text:p>
          </table:table-cell>
          <table:table-cell office:value-type="float" office:value="401192" calcext:value-type="float">
            <text:p>401192</text:p>
          </table:table-cell>
          <table:table-cell office:value-type="float" office:value="533534" calcext:value-type="float">
            <text:p>533534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string" calcext:value-type="string">
            <text:p>2018-01-01T21:45:55.2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50295" calcext:value-type="float">
            <text:p>450295</text:p>
          </table:table-cell>
          <table:table-cell office:value-type="float" office:value="120006" calcext:value-type="float">
            <text:p>120006</text:p>
          </table:table-cell>
          <table:table-cell office:value-type="float" office:value="303992" calcext:value-type="float">
            <text:p>303992</text:p>
          </table:table-cell>
          <table:table-cell office:value-type="float" office:value="421575" calcext:value-type="float">
            <text:p>421575</text:p>
          </table:table-cell>
          <table:table-cell office:value-type="float" office:value="734161" calcext:value-type="float">
            <text:p>73416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1-01T21:45:57.6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84351" calcext:value-type="float">
            <text:p>384351</text:p>
          </table:table-cell>
          <table:table-cell office:value-type="float" office:value="29072" calcext:value-type="float">
            <text:p>29072</text:p>
          </table:table-cell>
          <table:table-cell office:value-type="float" office:value="348858" calcext:value-type="float">
            <text:p>348858</text:p>
          </table:table-cell>
          <table:table-cell office:value-type="float" office:value="383296" calcext:value-type="float">
            <text:p>383296</text:p>
          </table:table-cell>
          <table:table-cell office:value-type="float" office:value="443725" calcext:value-type="float">
            <text:p>4437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1-01T21:45:59.7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4601" calcext:value-type="float">
            <text:p>464601</text:p>
          </table:table-cell>
          <table:table-cell office:value-type="float" office:value="107948" calcext:value-type="float">
            <text:p>107948</text:p>
          </table:table-cell>
          <table:table-cell office:value-type="float" office:value="368219" calcext:value-type="float">
            <text:p>368219</text:p>
          </table:table-cell>
          <table:table-cell office:value-type="float" office:value="444792" calcext:value-type="float">
            <text:p>444792</text:p>
          </table:table-cell>
          <table:table-cell office:value-type="float" office:value="706204" calcext:value-type="float">
            <text:p>706204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2018-01-01T21:46:02.1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6746" calcext:value-type="float">
            <text:p>436746</text:p>
          </table:table-cell>
          <table:table-cell office:value-type="float" office:value="60325" calcext:value-type="float">
            <text:p>60325</text:p>
          </table:table-cell>
          <table:table-cell office:value-type="float" office:value="338633" calcext:value-type="float">
            <text:p>338633</text:p>
          </table:table-cell>
          <table:table-cell office:value-type="float" office:value="415415" calcext:value-type="float">
            <text:p>415415</text:p>
          </table:table-cell>
          <table:table-cell office:value-type="float" office:value="520619" calcext:value-type="float">
            <text:p>5206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1-01T21:46:03.4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4848" calcext:value-type="float">
            <text:p>434848</text:p>
          </table:table-cell>
          <table:table-cell office:value-type="float" office:value="67095" calcext:value-type="float">
            <text:p>67095</text:p>
          </table:table-cell>
          <table:table-cell office:value-type="float" office:value="360968" calcext:value-type="float">
            <text:p>360968</text:p>
          </table:table-cell>
          <table:table-cell office:value-type="float" office:value="425860" calcext:value-type="float">
            <text:p>425860</text:p>
          </table:table-cell>
          <table:table-cell office:value-type="float" office:value="542710" calcext:value-type="float">
            <text:p>54271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2018-01-01T21:46:04.67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9546" calcext:value-type="float">
            <text:p>469546</text:p>
          </table:table-cell>
          <table:table-cell office:value-type="float" office:value="84260" calcext:value-type="float">
            <text:p>84260</text:p>
          </table:table-cell>
          <table:table-cell office:value-type="float" office:value="345352" calcext:value-type="float">
            <text:p>345352</text:p>
          </table:table-cell>
          <table:table-cell office:value-type="float" office:value="444916" calcext:value-type="float">
            <text:p>444916</text:p>
          </table:table-cell>
          <table:table-cell office:value-type="float" office:value="621942" calcext:value-type="float">
            <text:p>621942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2018-01-01T21:46:07.09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4456" calcext:value-type="float">
            <text:p>464456</text:p>
          </table:table-cell>
          <table:table-cell office:value-type="float" office:value="103639" calcext:value-type="float">
            <text:p>103639</text:p>
          </table:table-cell>
          <table:table-cell office:value-type="float" office:value="343194" calcext:value-type="float">
            <text:p>343194</text:p>
          </table:table-cell>
          <table:table-cell office:value-type="float" office:value="418348" calcext:value-type="float">
            <text:p>418348</text:p>
          </table:table-cell>
          <table:table-cell office:value-type="float" office:value="671615" calcext:value-type="float">
            <text:p>671615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2018-01-01T21:46:09.3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6097" calcext:value-type="float">
            <text:p>426097</text:p>
          </table:table-cell>
          <table:table-cell office:value-type="float" office:value="65561" calcext:value-type="float">
            <text:p>65561</text:p>
          </table:table-cell>
          <table:table-cell office:value-type="float" office:value="351645" calcext:value-type="float">
            <text:p>351645</text:p>
          </table:table-cell>
          <table:table-cell office:value-type="float" office:value="409407" calcext:value-type="float">
            <text:p>409407</text:p>
          </table:table-cell>
          <table:table-cell office:value-type="float" office:value="561031" calcext:value-type="float">
            <text:p>5610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1-01T21:46:10.6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70985" calcext:value-type="float">
            <text:p>470985</text:p>
          </table:table-cell>
          <table:table-cell office:value-type="float" office:value="126958" calcext:value-type="float">
            <text:p>126958</text:p>
          </table:table-cell>
          <table:table-cell office:value-type="float" office:value="347225" calcext:value-type="float">
            <text:p>347225</text:p>
          </table:table-cell>
          <table:table-cell office:value-type="float" office:value="452813" calcext:value-type="float">
            <text:p>452813</text:p>
          </table:table-cell>
          <table:table-cell office:value-type="float" office:value="739132" calcext:value-type="float">
            <text:p>739132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2018-01-01T21:46:12.79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7011" calcext:value-type="float">
            <text:p>437011</text:p>
          </table:table-cell>
          <table:table-cell office:value-type="float" office:value="84450" calcext:value-type="float">
            <text:p>84450</text:p>
          </table:table-cell>
          <table:table-cell office:value-type="float" office:value="344713" calcext:value-type="float">
            <text:p>344713</text:p>
          </table:table-cell>
          <table:table-cell office:value-type="float" office:value="417583" calcext:value-type="float">
            <text:p>417583</text:p>
          </table:table-cell>
          <table:table-cell office:value-type="float" office:value="600034" calcext:value-type="float">
            <text:p>600034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2018-01-01T21:46:14.2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5283" calcext:value-type="float">
            <text:p>445283</text:p>
          </table:table-cell>
          <table:table-cell office:value-type="float" office:value="71394" calcext:value-type="float">
            <text:p>71394</text:p>
          </table:table-cell>
          <table:table-cell office:value-type="float" office:value="314333" calcext:value-type="float">
            <text:p>314333</text:p>
          </table:table-cell>
          <table:table-cell office:value-type="float" office:value="450107" calcext:value-type="float">
            <text:p>450107</text:p>
          </table:table-cell>
          <table:table-cell office:value-type="float" office:value="551511" calcext:value-type="float">
            <text:p>55151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2018-01-01T21:46:16.92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6527" calcext:value-type="float">
            <text:p>426527</text:p>
          </table:table-cell>
          <table:table-cell office:value-type="float" office:value="63102" calcext:value-type="float">
            <text:p>63102</text:p>
          </table:table-cell>
          <table:table-cell office:value-type="float" office:value="348595" calcext:value-type="float">
            <text:p>348595</text:p>
          </table:table-cell>
          <table:table-cell office:value-type="float" office:value="415478" calcext:value-type="float">
            <text:p>415478</text:p>
          </table:table-cell>
          <table:table-cell office:value-type="float" office:value="536547" calcext:value-type="float">
            <text:p>536547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2018-01-01T21:46:18.1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8465" calcext:value-type="float">
            <text:p>448465</text:p>
          </table:table-cell>
          <table:table-cell office:value-type="float" office:value="86569" calcext:value-type="float">
            <text:p>86569</text:p>
          </table:table-cell>
          <table:table-cell office:value-type="float" office:value="356273" calcext:value-type="float">
            <text:p>356273</text:p>
          </table:table-cell>
          <table:table-cell office:value-type="float" office:value="436507" calcext:value-type="float">
            <text:p>436507</text:p>
          </table:table-cell>
          <table:table-cell office:value-type="float" office:value="574134" calcext:value-type="float">
            <text:p>5741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8-01-01T21:46:21.0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1311" calcext:value-type="float">
            <text:p>411311</text:p>
          </table:table-cell>
          <table:table-cell office:value-type="float" office:value="46551" calcext:value-type="float">
            <text:p>46551</text:p>
          </table:table-cell>
          <table:table-cell office:value-type="float" office:value="363655" calcext:value-type="float">
            <text:p>363655</text:p>
          </table:table-cell>
          <table:table-cell office:value-type="float" office:value="400694" calcext:value-type="float">
            <text:p>400694</text:p>
          </table:table-cell>
          <table:table-cell office:value-type="float" office:value="504492" calcext:value-type="float">
            <text:p>50449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1-01T21:46:22.29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73314" calcext:value-type="float">
            <text:p>473314</text:p>
          </table:table-cell>
          <table:table-cell office:value-type="float" office:value="121186" calcext:value-type="float">
            <text:p>121186</text:p>
          </table:table-cell>
          <table:table-cell office:value-type="float" office:value="342680" calcext:value-type="float">
            <text:p>342680</text:p>
          </table:table-cell>
          <table:table-cell office:value-type="float" office:value="443357" calcext:value-type="float">
            <text:p>443357</text:p>
          </table:table-cell>
          <table:table-cell office:value-type="float" office:value="688948" calcext:value-type="float">
            <text:p>68894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2018-01-01T21:46:24.7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4877" calcext:value-type="float">
            <text:p>444877</text:p>
          </table:table-cell>
          <table:table-cell office:value-type="float" office:value="57561" calcext:value-type="float">
            <text:p>57561</text:p>
          </table:table-cell>
          <table:table-cell office:value-type="float" office:value="342781" calcext:value-type="float">
            <text:p>342781</text:p>
          </table:table-cell>
          <table:table-cell office:value-type="float" office:value="444229" calcext:value-type="float">
            <text:p>444229</text:p>
          </table:table-cell>
          <table:table-cell office:value-type="float" office:value="532657" calcext:value-type="float">
            <text:p>53265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18-01-01T21:46:25.9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4780" calcext:value-type="float">
            <text:p>414780</text:p>
          </table:table-cell>
          <table:table-cell office:value-type="float" office:value="66660" calcext:value-type="float">
            <text:p>66660</text:p>
          </table:table-cell>
          <table:table-cell office:value-type="float" office:value="316935" calcext:value-type="float">
            <text:p>316935</text:p>
          </table:table-cell>
          <table:table-cell office:value-type="float" office:value="412047" calcext:value-type="float">
            <text:p>412047</text:p>
          </table:table-cell>
          <table:table-cell office:value-type="float" office:value="522463" calcext:value-type="float">
            <text:p>5224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1-01T21:46:27.1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0413" calcext:value-type="float">
            <text:p>460413</text:p>
          </table:table-cell>
          <table:table-cell office:value-type="float" office:value="93947" calcext:value-type="float">
            <text:p>93947</text:p>
          </table:table-cell>
          <table:table-cell office:value-type="float" office:value="344284" calcext:value-type="float">
            <text:p>344284</text:p>
          </table:table-cell>
          <table:table-cell office:value-type="float" office:value="439444" calcext:value-type="float">
            <text:p>439444</text:p>
          </table:table-cell>
          <table:table-cell office:value-type="float" office:value="616869" calcext:value-type="float">
            <text:p>6168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-01-01T21:46:29.6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2358" calcext:value-type="float">
            <text:p>402358</text:p>
          </table:table-cell>
          <table:table-cell office:value-type="float" office:value="59786" calcext:value-type="float">
            <text:p>59786</text:p>
          </table:table-cell>
          <table:table-cell office:value-type="float" office:value="343907" calcext:value-type="float">
            <text:p>343907</text:p>
          </table:table-cell>
          <table:table-cell office:value-type="float" office:value="381542" calcext:value-type="float">
            <text:p>381542</text:p>
          </table:table-cell>
          <table:table-cell office:value-type="float" office:value="519145" calcext:value-type="float">
            <text:p>5191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8-01-01T21:46:30.88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38976" calcext:value-type="float">
            <text:p>438976</text:p>
          </table:table-cell>
          <table:table-cell office:value-type="float" office:value="86946" calcext:value-type="float">
            <text:p>86946</text:p>
          </table:table-cell>
          <table:table-cell office:value-type="float" office:value="366965" calcext:value-type="float">
            <text:p>366965</text:p>
          </table:table-cell>
          <table:table-cell office:value-type="float" office:value="401642" calcext:value-type="float">
            <text:p>401642</text:p>
          </table:table-cell>
          <table:table-cell office:value-type="float" office:value="671074" calcext:value-type="float">
            <text:p>671074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string" calcext:value-type="string">
            <text:p>2018-01-01T21:46:32.0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5911" calcext:value-type="float">
            <text:p>425911</text:p>
          </table:table-cell>
          <table:table-cell office:value-type="float" office:value="44027" calcext:value-type="float">
            <text:p>44027</text:p>
          </table:table-cell>
          <table:table-cell office:value-type="float" office:value="357487" calcext:value-type="float">
            <text:p>357487</text:p>
          </table:table-cell>
          <table:table-cell office:value-type="float" office:value="413904" calcext:value-type="float">
            <text:p>413904</text:p>
          </table:table-cell>
          <table:table-cell office:value-type="float" office:value="492702" calcext:value-type="float">
            <text:p>49270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2018-01-01T21:46:34.53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6150" calcext:value-type="float">
            <text:p>406150</text:p>
          </table:table-cell>
          <table:table-cell office:value-type="float" office:value="55932" calcext:value-type="float">
            <text:p>55932</text:p>
          </table:table-cell>
          <table:table-cell office:value-type="float" office:value="336733" calcext:value-type="float">
            <text:p>336733</text:p>
          </table:table-cell>
          <table:table-cell office:value-type="float" office:value="404936" calcext:value-type="float">
            <text:p>404936</text:p>
          </table:table-cell>
          <table:table-cell office:value-type="float" office:value="508126" calcext:value-type="float">
            <text:p>50812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1-01T21:46:35.82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35585" calcext:value-type="float">
            <text:p>435585</text:p>
          </table:table-cell>
          <table:table-cell office:value-type="float" office:value="94327" calcext:value-type="float">
            <text:p>94327</text:p>
          </table:table-cell>
          <table:table-cell office:value-type="float" office:value="359780" calcext:value-type="float">
            <text:p>359780</text:p>
          </table:table-cell>
          <table:table-cell office:value-type="float" office:value="416389" calcext:value-type="float">
            <text:p>416389</text:p>
          </table:table-cell>
          <table:table-cell office:value-type="float" office:value="704981" calcext:value-type="float">
            <text:p>704981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2018-01-01T21:46:38.22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2644" calcext:value-type="float">
            <text:p>402644</text:p>
          </table:table-cell>
          <table:table-cell office:value-type="float" office:value="41628" calcext:value-type="float">
            <text:p>41628</text:p>
          </table:table-cell>
          <table:table-cell office:value-type="float" office:value="347734" calcext:value-type="float">
            <text:p>347734</text:p>
          </table:table-cell>
          <table:table-cell office:value-type="float" office:value="396469" calcext:value-type="float">
            <text:p>396469</text:p>
          </table:table-cell>
          <table:table-cell office:value-type="float" office:value="489342" calcext:value-type="float">
            <text:p>4893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1-01T21:46:39.4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3154" calcext:value-type="float">
            <text:p>423154</text:p>
          </table:table-cell>
          <table:table-cell office:value-type="float" office:value="57433" calcext:value-type="float">
            <text:p>57433</text:p>
          </table:table-cell>
          <table:table-cell office:value-type="float" office:value="352769" calcext:value-type="float">
            <text:p>352769</text:p>
          </table:table-cell>
          <table:table-cell office:value-type="float" office:value="410956" calcext:value-type="float">
            <text:p>410956</text:p>
          </table:table-cell>
          <table:table-cell office:value-type="float" office:value="570950" calcext:value-type="float">
            <text:p>57095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8-01-01T21:46:40.79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8033" calcext:value-type="float">
            <text:p>428033</text:p>
          </table:table-cell>
          <table:table-cell office:value-type="float" office:value="69156" calcext:value-type="float">
            <text:p>69156</text:p>
          </table:table-cell>
          <table:table-cell office:value-type="float" office:value="341622" calcext:value-type="float">
            <text:p>341622</text:p>
          </table:table-cell>
          <table:table-cell office:value-type="float" office:value="417711" calcext:value-type="float">
            <text:p>417711</text:p>
          </table:table-cell>
          <table:table-cell office:value-type="float" office:value="580904" calcext:value-type="float">
            <text:p>580904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2018-01-01T21:46:42.32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53364" calcext:value-type="float">
            <text:p>453364</text:p>
          </table:table-cell>
          <table:table-cell office:value-type="float" office:value="68737" calcext:value-type="float">
            <text:p>68737</text:p>
          </table:table-cell>
          <table:table-cell office:value-type="float" office:value="340416" calcext:value-type="float">
            <text:p>340416</text:p>
          </table:table-cell>
          <table:table-cell office:value-type="float" office:value="455446" calcext:value-type="float">
            <text:p>455446</text:p>
          </table:table-cell>
          <table:table-cell office:value-type="float" office:value="560816" calcext:value-type="float">
            <text:p>5608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8-01-01T21:46:44.49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10979" calcext:value-type="float">
            <text:p>410979</text:p>
          </table:table-cell>
          <table:table-cell office:value-type="float" office:value="65978" calcext:value-type="float">
            <text:p>65978</text:p>
          </table:table-cell>
          <table:table-cell office:value-type="float" office:value="333939" calcext:value-type="float">
            <text:p>333939</text:p>
          </table:table-cell>
          <table:table-cell office:value-type="float" office:value="401675" calcext:value-type="float">
            <text:p>401675</text:p>
          </table:table-cell>
          <table:table-cell office:value-type="float" office:value="567148" calcext:value-type="float">
            <text:p>5671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1-01T21:46:46.0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8657" calcext:value-type="float">
            <text:p>428657</text:p>
          </table:table-cell>
          <table:table-cell office:value-type="float" office:value="115401" calcext:value-type="float">
            <text:p>115401</text:p>
          </table:table-cell>
          <table:table-cell office:value-type="float" office:value="307553" calcext:value-type="float">
            <text:p>307553</text:p>
          </table:table-cell>
          <table:table-cell office:value-type="float" office:value="383963" calcext:value-type="float">
            <text:p>383963</text:p>
          </table:table-cell>
          <table:table-cell office:value-type="float" office:value="693663" calcext:value-type="float">
            <text:p>693663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2018-01-01T21:46:48.3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33597" calcext:value-type="float">
            <text:p>433597</text:p>
          </table:table-cell>
          <table:table-cell office:value-type="float" office:value="59407" calcext:value-type="float">
            <text:p>59407</text:p>
          </table:table-cell>
          <table:table-cell office:value-type="float" office:value="331065" calcext:value-type="float">
            <text:p>331065</text:p>
          </table:table-cell>
          <table:table-cell office:value-type="float" office:value="433196" calcext:value-type="float">
            <text:p>433196</text:p>
          </table:table-cell>
          <table:table-cell office:value-type="float" office:value="544382" calcext:value-type="float">
            <text:p>54438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2018-01-01T21:46:49.69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1571" calcext:value-type="float">
            <text:p>421571</text:p>
          </table:table-cell>
          <table:table-cell office:value-type="float" office:value="71454" calcext:value-type="float">
            <text:p>71454</text:p>
          </table:table-cell>
          <table:table-cell office:value-type="float" office:value="337398" calcext:value-type="float">
            <text:p>337398</text:p>
          </table:table-cell>
          <table:table-cell office:value-type="float" office:value="398446" calcext:value-type="float">
            <text:p>398446</text:p>
          </table:table-cell>
          <table:table-cell office:value-type="float" office:value="535214" calcext:value-type="float">
            <text:p>5352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1-01T21:46:52.5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30455" calcext:value-type="float">
            <text:p>430455</text:p>
          </table:table-cell>
          <table:table-cell office:value-type="float" office:value="76152" calcext:value-type="float">
            <text:p>76152</text:p>
          </table:table-cell>
          <table:table-cell office:value-type="float" office:value="345134" calcext:value-type="float">
            <text:p>345134</text:p>
          </table:table-cell>
          <table:table-cell office:value-type="float" office:value="404233" calcext:value-type="float">
            <text:p>404233</text:p>
          </table:table-cell>
          <table:table-cell office:value-type="float" office:value="619216" calcext:value-type="float">
            <text:p>619216</text:p>
          </table:table-cell>
          <table:table-cell office:value-type="float" office:value="-147" calcext:value-type="float">
            <text:p>-147</text:p>
          </table:table-cell>
        </table:table-row>
        <table:table-row table:style-name="ro1">
          <table:table-cell office:value-type="string" calcext:value-type="string">
            <text:p>2018-01-01T21:46:55.8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7220" calcext:value-type="float">
            <text:p>427220</text:p>
          </table:table-cell>
          <table:table-cell office:value-type="float" office:value="73056" calcext:value-type="float">
            <text:p>73056</text:p>
          </table:table-cell>
          <table:table-cell office:value-type="float" office:value="324030" calcext:value-type="float">
            <text:p>324030</text:p>
          </table:table-cell>
          <table:table-cell office:value-type="float" office:value="412249" calcext:value-type="float">
            <text:p>412249</text:p>
          </table:table-cell>
          <table:table-cell office:value-type="float" office:value="567061" calcext:value-type="float">
            <text:p>5670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8-01-01T21:46:57.17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9912" calcext:value-type="float">
            <text:p>469912</text:p>
          </table:table-cell>
          <table:table-cell office:value-type="float" office:value="94447" calcext:value-type="float">
            <text:p>94447</text:p>
          </table:table-cell>
          <table:table-cell office:value-type="float" office:value="343631" calcext:value-type="float">
            <text:p>343631</text:p>
          </table:table-cell>
          <table:table-cell office:value-type="float" office:value="450897" calcext:value-type="float">
            <text:p>450897</text:p>
          </table:table-cell>
          <table:table-cell office:value-type="float" office:value="614222" calcext:value-type="float">
            <text:p>6142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1T21:46:59.5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5163" calcext:value-type="float">
            <text:p>415163</text:p>
          </table:table-cell>
          <table:table-cell office:value-type="float" office:value="97737" calcext:value-type="float">
            <text:p>97737</text:p>
          </table:table-cell>
          <table:table-cell office:value-type="float" office:value="195447" calcext:value-type="float">
            <text:p>195447</text:p>
          </table:table-cell>
          <table:table-cell office:value-type="float" office:value="400302" calcext:value-type="float">
            <text:p>400302</text:p>
          </table:table-cell>
          <table:table-cell office:value-type="float" office:value="574695" calcext:value-type="float">
            <text:p>5746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1T21:47:01.1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3800" calcext:value-type="float">
            <text:p>423800</text:p>
          </table:table-cell>
          <table:table-cell office:value-type="float" office:value="75675" calcext:value-type="float">
            <text:p>75675</text:p>
          </table:table-cell>
          <table:table-cell office:value-type="float" office:value="337298" calcext:value-type="float">
            <text:p>337298</text:p>
          </table:table-cell>
          <table:table-cell office:value-type="float" office:value="394404" calcext:value-type="float">
            <text:p>394404</text:p>
          </table:table-cell>
          <table:table-cell office:value-type="float" office:value="569256" calcext:value-type="float">
            <text:p>5692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-01-01T21:47:02.79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8325" calcext:value-type="float">
            <text:p>408325</text:p>
          </table:table-cell>
          <table:table-cell office:value-type="float" office:value="100994" calcext:value-type="float">
            <text:p>100994</text:p>
          </table:table-cell>
          <table:table-cell office:value-type="float" office:value="334885" calcext:value-type="float">
            <text:p>334885</text:p>
          </table:table-cell>
          <table:table-cell office:value-type="float" office:value="383966" calcext:value-type="float">
            <text:p>383966</text:p>
          </table:table-cell>
          <table:table-cell office:value-type="float" office:value="730109" calcext:value-type="float">
            <text:p>7301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1T21:47:05.2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33535" calcext:value-type="float">
            <text:p>433535</text:p>
          </table:table-cell>
          <table:table-cell office:value-type="float" office:value="86715" calcext:value-type="float">
            <text:p>86715</text:p>
          </table:table-cell>
          <table:table-cell office:value-type="float" office:value="349398" calcext:value-type="float">
            <text:p>349398</text:p>
          </table:table-cell>
          <table:table-cell office:value-type="float" office:value="421128" calcext:value-type="float">
            <text:p>421128</text:p>
          </table:table-cell>
          <table:table-cell office:value-type="float" office:value="688288" calcext:value-type="float">
            <text:p>68828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18-01-01T21:47:07.73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4106" calcext:value-type="float">
            <text:p>414106</text:p>
          </table:table-cell>
          <table:table-cell office:value-type="float" office:value="67351" calcext:value-type="float">
            <text:p>67351</text:p>
          </table:table-cell>
          <table:table-cell office:value-type="float" office:value="337492" calcext:value-type="float">
            <text:p>337492</text:p>
          </table:table-cell>
          <table:table-cell office:value-type="float" office:value="411053" calcext:value-type="float">
            <text:p>411053</text:p>
          </table:table-cell>
          <table:table-cell office:value-type="float" office:value="558039" calcext:value-type="float">
            <text:p>55803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2018-01-01T21:47:09.03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7959" calcext:value-type="float">
            <text:p>417959</text:p>
          </table:table-cell>
          <table:table-cell office:value-type="float" office:value="60645" calcext:value-type="float">
            <text:p>60645</text:p>
          </table:table-cell>
          <table:table-cell office:value-type="float" office:value="337106" calcext:value-type="float">
            <text:p>337106</text:p>
          </table:table-cell>
          <table:table-cell office:value-type="float" office:value="412048" calcext:value-type="float">
            <text:p>412048</text:p>
          </table:table-cell>
          <table:table-cell office:value-type="float" office:value="551175" calcext:value-type="float">
            <text:p>551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1T21:47:10.37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89117" calcext:value-type="float">
            <text:p>389117</text:p>
          </table:table-cell>
          <table:table-cell office:value-type="float" office:value="34282" calcext:value-type="float">
            <text:p>34282</text:p>
          </table:table-cell>
          <table:table-cell office:value-type="float" office:value="327854" calcext:value-type="float">
            <text:p>327854</text:p>
          </table:table-cell>
          <table:table-cell office:value-type="float" office:value="386743" calcext:value-type="float">
            <text:p>386743</text:p>
          </table:table-cell>
          <table:table-cell office:value-type="float" office:value="465600" calcext:value-type="float">
            <text:p>46560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2018-01-01T21:47:13.35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4016" calcext:value-type="float">
            <text:p>454016</text:p>
          </table:table-cell>
          <table:table-cell office:value-type="float" office:value="88357" calcext:value-type="float">
            <text:p>88357</text:p>
          </table:table-cell>
          <table:table-cell office:value-type="float" office:value="367100" calcext:value-type="float">
            <text:p>367100</text:p>
          </table:table-cell>
          <table:table-cell office:value-type="float" office:value="419317" calcext:value-type="float">
            <text:p>419317</text:p>
          </table:table-cell>
          <table:table-cell office:value-type="float" office:value="659164" calcext:value-type="float">
            <text:p>659164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2018-01-01T21:47:15.59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4786" calcext:value-type="float">
            <text:p>414786</text:p>
          </table:table-cell>
          <table:table-cell office:value-type="float" office:value="52845" calcext:value-type="float">
            <text:p>52845</text:p>
          </table:table-cell>
          <table:table-cell office:value-type="float" office:value="348937" calcext:value-type="float">
            <text:p>348937</text:p>
          </table:table-cell>
          <table:table-cell office:value-type="float" office:value="414046" calcext:value-type="float">
            <text:p>414046</text:p>
          </table:table-cell>
          <table:table-cell office:value-type="float" office:value="565235" calcext:value-type="float">
            <text:p>565235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2018-01-01T21:47:17.13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9991" calcext:value-type="float">
            <text:p>439991</text:p>
          </table:table-cell>
          <table:table-cell office:value-type="float" office:value="104430" calcext:value-type="float">
            <text:p>104430</text:p>
          </table:table-cell>
          <table:table-cell office:value-type="float" office:value="351323" calcext:value-type="float">
            <text:p>351323</text:p>
          </table:table-cell>
          <table:table-cell office:value-type="float" office:value="386472" calcext:value-type="float">
            <text:p>386472</text:p>
          </table:table-cell>
          <table:table-cell office:value-type="float" office:value="750175" calcext:value-type="float">
            <text:p>7501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-01-01T21:47:19.6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2898" calcext:value-type="float">
            <text:p>442898</text:p>
          </table:table-cell>
          <table:table-cell office:value-type="float" office:value="106782" calcext:value-type="float">
            <text:p>106782</text:p>
          </table:table-cell>
          <table:table-cell office:value-type="float" office:value="339905" calcext:value-type="float">
            <text:p>339905</text:p>
          </table:table-cell>
          <table:table-cell office:value-type="float" office:value="399268" calcext:value-type="float">
            <text:p>399268</text:p>
          </table:table-cell>
          <table:table-cell office:value-type="float" office:value="653829" calcext:value-type="float">
            <text:p>65382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1-01T21:47:22.04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0245" calcext:value-type="float">
            <text:p>440245</text:p>
          </table:table-cell>
          <table:table-cell office:value-type="float" office:value="52688" calcext:value-type="float">
            <text:p>52688</text:p>
          </table:table-cell>
          <table:table-cell office:value-type="float" office:value="381717" calcext:value-type="float">
            <text:p>381717</text:p>
          </table:table-cell>
          <table:table-cell office:value-type="float" office:value="432126" calcext:value-type="float">
            <text:p>432126</text:p>
          </table:table-cell>
          <table:table-cell office:value-type="float" office:value="563452" calcext:value-type="float">
            <text:p>563452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2018-01-01T21:47:24.8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6424" calcext:value-type="float">
            <text:p>416424</text:p>
          </table:table-cell>
          <table:table-cell office:value-type="float" office:value="56928" calcext:value-type="float">
            <text:p>56928</text:p>
          </table:table-cell>
          <table:table-cell office:value-type="float" office:value="340784" calcext:value-type="float">
            <text:p>340784</text:p>
          </table:table-cell>
          <table:table-cell office:value-type="float" office:value="418031" calcext:value-type="float">
            <text:p>418031</text:p>
          </table:table-cell>
          <table:table-cell office:value-type="float" office:value="526322" calcext:value-type="float">
            <text:p>526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1T21:47:26.1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4560" calcext:value-type="float">
            <text:p>434560</text:p>
          </table:table-cell>
          <table:table-cell office:value-type="float" office:value="85700" calcext:value-type="float">
            <text:p>85700</text:p>
          </table:table-cell>
          <table:table-cell office:value-type="float" office:value="281388" calcext:value-type="float">
            <text:p>281388</text:p>
          </table:table-cell>
          <table:table-cell office:value-type="float" office:value="414032" calcext:value-type="float">
            <text:p>414032</text:p>
          </table:table-cell>
          <table:table-cell office:value-type="float" office:value="612212" calcext:value-type="float">
            <text:p>61221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8-01-01T21:47:28.3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2157" calcext:value-type="float">
            <text:p>432157</text:p>
          </table:table-cell>
          <table:table-cell office:value-type="float" office:value="73502" calcext:value-type="float">
            <text:p>73502</text:p>
          </table:table-cell>
          <table:table-cell office:value-type="float" office:value="323675" calcext:value-type="float">
            <text:p>323675</text:p>
          </table:table-cell>
          <table:table-cell office:value-type="float" office:value="438636" calcext:value-type="float">
            <text:p>438636</text:p>
          </table:table-cell>
          <table:table-cell office:value-type="float" office:value="578457" calcext:value-type="float">
            <text:p>578457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2018-01-01T21:47:30.65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2394" calcext:value-type="float">
            <text:p>412394</text:p>
          </table:table-cell>
          <table:table-cell office:value-type="float" office:value="41295" calcext:value-type="float">
            <text:p>41295</text:p>
          </table:table-cell>
          <table:table-cell office:value-type="float" office:value="346367" calcext:value-type="float">
            <text:p>346367</text:p>
          </table:table-cell>
          <table:table-cell office:value-type="float" office:value="412596" calcext:value-type="float">
            <text:p>412596</text:p>
          </table:table-cell>
          <table:table-cell office:value-type="float" office:value="503922" calcext:value-type="float">
            <text:p>5039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-01-01T21:47:31.97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16570" calcext:value-type="float">
            <text:p>416570</text:p>
          </table:table-cell>
          <table:table-cell office:value-type="float" office:value="47166" calcext:value-type="float">
            <text:p>47166</text:p>
          </table:table-cell>
          <table:table-cell office:value-type="float" office:value="355259" calcext:value-type="float">
            <text:p>355259</text:p>
          </table:table-cell>
          <table:table-cell office:value-type="float" office:value="413893" calcext:value-type="float">
            <text:p>413893</text:p>
          </table:table-cell>
          <table:table-cell office:value-type="float" office:value="513690" calcext:value-type="float">
            <text:p>51369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-01-01T21:47:34.7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1785" calcext:value-type="float">
            <text:p>391785</text:p>
          </table:table-cell>
          <table:table-cell office:value-type="float" office:value="53786" calcext:value-type="float">
            <text:p>53786</text:p>
          </table:table-cell>
          <table:table-cell office:value-type="float" office:value="334935" calcext:value-type="float">
            <text:p>334935</text:p>
          </table:table-cell>
          <table:table-cell office:value-type="float" office:value="383542" calcext:value-type="float">
            <text:p>383542</text:p>
          </table:table-cell>
          <table:table-cell office:value-type="float" office:value="496598" calcext:value-type="float">
            <text:p>49659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1-01T21:47:35.9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0747" calcext:value-type="float">
            <text:p>440747</text:p>
          </table:table-cell>
          <table:table-cell office:value-type="float" office:value="77046" calcext:value-type="float">
            <text:p>77046</text:p>
          </table:table-cell>
          <table:table-cell office:value-type="float" office:value="341168" calcext:value-type="float">
            <text:p>341168</text:p>
          </table:table-cell>
          <table:table-cell office:value-type="float" office:value="420345" calcext:value-type="float">
            <text:p>420345</text:p>
          </table:table-cell>
          <table:table-cell office:value-type="float" office:value="612278" calcext:value-type="float">
            <text:p>6122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1-01T21:47:38.3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4126" calcext:value-type="float">
            <text:p>424126</text:p>
          </table:table-cell>
          <table:table-cell office:value-type="float" office:value="111868" calcext:value-type="float">
            <text:p>111868</text:p>
          </table:table-cell>
          <table:table-cell office:value-type="float" office:value="272267" calcext:value-type="float">
            <text:p>272267</text:p>
          </table:table-cell>
          <table:table-cell office:value-type="float" office:value="405556" calcext:value-type="float">
            <text:p>405556</text:p>
          </table:table-cell>
          <table:table-cell office:value-type="float" office:value="738669" calcext:value-type="float">
            <text:p>73866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18-01-01T21:47:40.65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7280" calcext:value-type="float">
            <text:p>427280</text:p>
          </table:table-cell>
          <table:table-cell office:value-type="float" office:value="108154" calcext:value-type="float">
            <text:p>108154</text:p>
          </table:table-cell>
          <table:table-cell office:value-type="float" office:value="228512" calcext:value-type="float">
            <text:p>228512</text:p>
          </table:table-cell>
          <table:table-cell office:value-type="float" office:value="400216" calcext:value-type="float">
            <text:p>400216</text:p>
          </table:table-cell>
          <table:table-cell office:value-type="float" office:value="642400" calcext:value-type="float">
            <text:p>64240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2018-01-01T21:47:42.9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05006" calcext:value-type="float">
            <text:p>405006</text:p>
          </table:table-cell>
          <table:table-cell office:value-type="float" office:value="70036" calcext:value-type="float">
            <text:p>70036</text:p>
          </table:table-cell>
          <table:table-cell office:value-type="float" office:value="326522" calcext:value-type="float">
            <text:p>326522</text:p>
          </table:table-cell>
          <table:table-cell office:value-type="float" office:value="378913" calcext:value-type="float">
            <text:p>378913</text:p>
          </table:table-cell>
          <table:table-cell office:value-type="float" office:value="617690" calcext:value-type="float">
            <text:p>61769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-01-01T21:47:44.9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60113" calcext:value-type="float">
            <text:p>460113</text:p>
          </table:table-cell>
          <table:table-cell office:value-type="float" office:value="98079" calcext:value-type="float">
            <text:p>98079</text:p>
          </table:table-cell>
          <table:table-cell office:value-type="float" office:value="346642" calcext:value-type="float">
            <text:p>346642</text:p>
          </table:table-cell>
          <table:table-cell office:value-type="float" office:value="426842" calcext:value-type="float">
            <text:p>426842</text:p>
          </table:table-cell>
          <table:table-cell office:value-type="float" office:value="659855" calcext:value-type="float">
            <text:p>65985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1-01T21:47:47.44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64142" calcext:value-type="float">
            <text:p>464142</text:p>
          </table:table-cell>
          <table:table-cell office:value-type="float" office:value="107126" calcext:value-type="float">
            <text:p>107126</text:p>
          </table:table-cell>
          <table:table-cell office:value-type="float" office:value="334462" calcext:value-type="float">
            <text:p>334462</text:p>
          </table:table-cell>
          <table:table-cell office:value-type="float" office:value="434544" calcext:value-type="float">
            <text:p>434544</text:p>
          </table:table-cell>
          <table:table-cell office:value-type="float" office:value="731984" calcext:value-type="float">
            <text:p>7319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8-01-01T21:47:50.72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7919" calcext:value-type="float">
            <text:p>447919</text:p>
          </table:table-cell>
          <table:table-cell office:value-type="float" office:value="110883" calcext:value-type="float">
            <text:p>110883</text:p>
          </table:table-cell>
          <table:table-cell office:value-type="float" office:value="320439" calcext:value-type="float">
            <text:p>320439</text:p>
          </table:table-cell>
          <table:table-cell office:value-type="float" office:value="401306" calcext:value-type="float">
            <text:p>401306</text:p>
          </table:table-cell>
          <table:table-cell office:value-type="float" office:value="699468" calcext:value-type="float">
            <text:p>6994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-01-01T21:47:53.17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6344" calcext:value-type="float">
            <text:p>396344</text:p>
          </table:table-cell>
          <table:table-cell office:value-type="float" office:value="58174" calcext:value-type="float">
            <text:p>58174</text:p>
          </table:table-cell>
          <table:table-cell office:value-type="float" office:value="313736" calcext:value-type="float">
            <text:p>313736</text:p>
          </table:table-cell>
          <table:table-cell office:value-type="float" office:value="384346" calcext:value-type="float">
            <text:p>384346</text:p>
          </table:table-cell>
          <table:table-cell office:value-type="float" office:value="552753" calcext:value-type="float">
            <text:p>552753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2018-01-01T21:47:54.4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2870" calcext:value-type="float">
            <text:p>442870</text:p>
          </table:table-cell>
          <table:table-cell office:value-type="float" office:value="77389" calcext:value-type="float">
            <text:p>77389</text:p>
          </table:table-cell>
          <table:table-cell office:value-type="float" office:value="322541" calcext:value-type="float">
            <text:p>322541</text:p>
          </table:table-cell>
          <table:table-cell office:value-type="float" office:value="427313" calcext:value-type="float">
            <text:p>427313</text:p>
          </table:table-cell>
          <table:table-cell office:value-type="float" office:value="561020" calcext:value-type="float">
            <text:p>561020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2018-01-01T21:47:56.8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38173" calcext:value-type="float">
            <text:p>438173</text:p>
          </table:table-cell>
          <table:table-cell office:value-type="float" office:value="71117" calcext:value-type="float">
            <text:p>71117</text:p>
          </table:table-cell>
          <table:table-cell office:value-type="float" office:value="350704" calcext:value-type="float">
            <text:p>350704</text:p>
          </table:table-cell>
          <table:table-cell office:value-type="float" office:value="410612" calcext:value-type="float">
            <text:p>410612</text:p>
          </table:table-cell>
          <table:table-cell office:value-type="float" office:value="572408" calcext:value-type="float">
            <text:p>5724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1-01T21:47:59.3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36046" calcext:value-type="float">
            <text:p>436046</text:p>
          </table:table-cell>
          <table:table-cell office:value-type="float" office:value="62567" calcext:value-type="float">
            <text:p>62567</text:p>
          </table:table-cell>
          <table:table-cell office:value-type="float" office:value="333631" calcext:value-type="float">
            <text:p>333631</text:p>
          </table:table-cell>
          <table:table-cell office:value-type="float" office:value="430280" calcext:value-type="float">
            <text:p>430280</text:p>
          </table:table-cell>
          <table:table-cell office:value-type="float" office:value="565122" calcext:value-type="float">
            <text:p>565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1-01T21:48:01.53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23435" calcext:value-type="float">
            <text:p>423435</text:p>
          </table:table-cell>
          <table:table-cell office:value-type="float" office:value="78770" calcext:value-type="float">
            <text:p>78770</text:p>
          </table:table-cell>
          <table:table-cell office:value-type="float" office:value="320651" calcext:value-type="float">
            <text:p>320651</text:p>
          </table:table-cell>
          <table:table-cell office:value-type="float" office:value="393656" calcext:value-type="float">
            <text:p>393656</text:p>
          </table:table-cell>
          <table:table-cell office:value-type="float" office:value="619247" calcext:value-type="float">
            <text:p>6192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8-01-01T21:48:03.83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20889" calcext:value-type="float">
            <text:p>420889</text:p>
          </table:table-cell>
          <table:table-cell office:value-type="float" office:value="57092" calcext:value-type="float">
            <text:p>57092</text:p>
          </table:table-cell>
          <table:table-cell office:value-type="float" office:value="328803" calcext:value-type="float">
            <text:p>328803</text:p>
          </table:table-cell>
          <table:table-cell office:value-type="float" office:value="416062" calcext:value-type="float">
            <text:p>416062</text:p>
          </table:table-cell>
          <table:table-cell office:value-type="float" office:value="529000" calcext:value-type="float">
            <text:p>52900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2018-01-01T21:48:06.2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58615" calcext:value-type="float">
            <text:p>458615</text:p>
          </table:table-cell>
          <table:table-cell office:value-type="float" office:value="86400" calcext:value-type="float">
            <text:p>86400</text:p>
          </table:table-cell>
          <table:table-cell office:value-type="float" office:value="368219" calcext:value-type="float">
            <text:p>368219</text:p>
          </table:table-cell>
          <table:table-cell office:value-type="float" office:value="422487" calcext:value-type="float">
            <text:p>422487</text:p>
          </table:table-cell>
          <table:table-cell office:value-type="float" office:value="635157" calcext:value-type="float">
            <text:p>6351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1T21:48:08.49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33796" calcext:value-type="float">
            <text:p>433796</text:p>
          </table:table-cell>
          <table:table-cell office:value-type="float" office:value="100234" calcext:value-type="float">
            <text:p>100234</text:p>
          </table:table-cell>
          <table:table-cell office:value-type="float" office:value="299449" calcext:value-type="float">
            <text:p>299449</text:p>
          </table:table-cell>
          <table:table-cell office:value-type="float" office:value="400671" calcext:value-type="float">
            <text:p>400671</text:p>
          </table:table-cell>
          <table:table-cell office:value-type="float" office:value="651836" calcext:value-type="float">
            <text:p>65183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1-01T21:48:10.7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80346" calcext:value-type="float">
            <text:p>380346</text:p>
          </table:table-cell>
          <table:table-cell office:value-type="float" office:value="24523" calcext:value-type="float">
            <text:p>24523</text:p>
          </table:table-cell>
          <table:table-cell office:value-type="float" office:value="338852" calcext:value-type="float">
            <text:p>338852</text:p>
          </table:table-cell>
          <table:table-cell office:value-type="float" office:value="381450" calcext:value-type="float">
            <text:p>381450</text:p>
          </table:table-cell>
          <table:table-cell office:value-type="float" office:value="423375" calcext:value-type="float">
            <text:p>42337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2018-01-01T21:48:12.83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35123" calcext:value-type="float">
            <text:p>435123</text:p>
          </table:table-cell>
          <table:table-cell office:value-type="float" office:value="90410" calcext:value-type="float">
            <text:p>90410</text:p>
          </table:table-cell>
          <table:table-cell office:value-type="float" office:value="335132" calcext:value-type="float">
            <text:p>335132</text:p>
          </table:table-cell>
          <table:table-cell office:value-type="float" office:value="425070" calcext:value-type="float">
            <text:p>425070</text:p>
          </table:table-cell>
          <table:table-cell office:value-type="float" office:value="664985" calcext:value-type="float">
            <text:p>6649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1-01T21:48:15.01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0058" calcext:value-type="float">
            <text:p>440058</text:p>
          </table:table-cell>
          <table:table-cell office:value-type="float" office:value="80816" calcext:value-type="float">
            <text:p>80816</text:p>
          </table:table-cell>
          <table:table-cell office:value-type="float" office:value="343470" calcext:value-type="float">
            <text:p>343470</text:p>
          </table:table-cell>
          <table:table-cell office:value-type="float" office:value="421172" calcext:value-type="float">
            <text:p>421172</text:p>
          </table:table-cell>
          <table:table-cell office:value-type="float" office:value="590420" calcext:value-type="float">
            <text:p>5904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-01-01T21:48:17.3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8166" calcext:value-type="float">
            <text:p>428166</text:p>
          </table:table-cell>
          <table:table-cell office:value-type="float" office:value="72838" calcext:value-type="float">
            <text:p>72838</text:p>
          </table:table-cell>
          <table:table-cell office:value-type="float" office:value="339995" calcext:value-type="float">
            <text:p>339995</text:p>
          </table:table-cell>
          <table:table-cell office:value-type="float" office:value="406610" calcext:value-type="float">
            <text:p>406610</text:p>
          </table:table-cell>
          <table:table-cell office:value-type="float" office:value="588138" calcext:value-type="float">
            <text:p>5881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-01-01T21:48:19.80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2670" calcext:value-type="float">
            <text:p>422670</text:p>
          </table:table-cell>
          <table:table-cell office:value-type="float" office:value="72664" calcext:value-type="float">
            <text:p>72664</text:p>
          </table:table-cell>
          <table:table-cell office:value-type="float" office:value="338617" calcext:value-type="float">
            <text:p>338617</text:p>
          </table:table-cell>
          <table:table-cell office:value-type="float" office:value="406740" calcext:value-type="float">
            <text:p>406740</text:p>
          </table:table-cell>
          <table:table-cell office:value-type="float" office:value="595990" calcext:value-type="float">
            <text:p>595990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2018-01-01T21:48:22.0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35109" calcext:value-type="float">
            <text:p>435109</text:p>
          </table:table-cell>
          <table:table-cell office:value-type="float" office:value="79550" calcext:value-type="float">
            <text:p>79550</text:p>
          </table:table-cell>
          <table:table-cell office:value-type="float" office:value="295730" calcext:value-type="float">
            <text:p>295730</text:p>
          </table:table-cell>
          <table:table-cell office:value-type="float" office:value="431553" calcext:value-type="float">
            <text:p>431553</text:p>
          </table:table-cell>
          <table:table-cell office:value-type="float" office:value="575039" calcext:value-type="float">
            <text:p>5750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1-01T21:48:24.23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34929" calcext:value-type="float">
            <text:p>434929</text:p>
          </table:table-cell>
          <table:table-cell office:value-type="float" office:value="63450" calcext:value-type="float">
            <text:p>63450</text:p>
          </table:table-cell>
          <table:table-cell office:value-type="float" office:value="290634" calcext:value-type="float">
            <text:p>290634</text:p>
          </table:table-cell>
          <table:table-cell office:value-type="float" office:value="444227" calcext:value-type="float">
            <text:p>444227</text:p>
          </table:table-cell>
          <table:table-cell office:value-type="float" office:value="572385" calcext:value-type="float">
            <text:p>572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-01-01T21:48:26.7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18028" calcext:value-type="float">
            <text:p>418028</text:p>
          </table:table-cell>
          <table:table-cell office:value-type="float" office:value="75047" calcext:value-type="float">
            <text:p>75047</text:p>
          </table:table-cell>
          <table:table-cell office:value-type="float" office:value="326757" calcext:value-type="float">
            <text:p>326757</text:p>
          </table:table-cell>
          <table:table-cell office:value-type="float" office:value="393433" calcext:value-type="float">
            <text:p>393433</text:p>
          </table:table-cell>
          <table:table-cell office:value-type="float" office:value="621199" calcext:value-type="float">
            <text:p>6211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1T21:48:29.2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04646" calcext:value-type="float">
            <text:p>404646</text:p>
          </table:table-cell>
          <table:table-cell office:value-type="float" office:value="68550" calcext:value-type="float">
            <text:p>68550</text:p>
          </table:table-cell>
          <table:table-cell office:value-type="float" office:value="328507" calcext:value-type="float">
            <text:p>328507</text:p>
          </table:table-cell>
          <table:table-cell office:value-type="float" office:value="393917" calcext:value-type="float">
            <text:p>393917</text:p>
          </table:table-cell>
          <table:table-cell office:value-type="float" office:value="600434" calcext:value-type="float">
            <text:p>6004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-01-01T21:48:32.0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8424" calcext:value-type="float">
            <text:p>398424</text:p>
          </table:table-cell>
          <table:table-cell office:value-type="float" office:value="43608" calcext:value-type="float">
            <text:p>43608</text:p>
          </table:table-cell>
          <table:table-cell office:value-type="float" office:value="331242" calcext:value-type="float">
            <text:p>331242</text:p>
          </table:table-cell>
          <table:table-cell office:value-type="float" office:value="400402" calcext:value-type="float">
            <text:p>400402</text:p>
          </table:table-cell>
          <table:table-cell office:value-type="float" office:value="526500" calcext:value-type="float">
            <text:p>526500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2018-01-01T21:48:33.45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5366" calcext:value-type="float">
            <text:p>425366</text:p>
          </table:table-cell>
          <table:table-cell office:value-type="float" office:value="53991" calcext:value-type="float">
            <text:p>53991</text:p>
          </table:table-cell>
          <table:table-cell office:value-type="float" office:value="342292" calcext:value-type="float">
            <text:p>342292</text:p>
          </table:table-cell>
          <table:table-cell office:value-type="float" office:value="414143" calcext:value-type="float">
            <text:p>414143</text:p>
          </table:table-cell>
          <table:table-cell office:value-type="float" office:value="547915" calcext:value-type="float">
            <text:p>54791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2018-01-01T21:48:35.7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38740" calcext:value-type="float">
            <text:p>438740</text:p>
          </table:table-cell>
          <table:table-cell office:value-type="float" office:value="95046" calcext:value-type="float">
            <text:p>95046</text:p>
          </table:table-cell>
          <table:table-cell office:value-type="float" office:value="281382" calcext:value-type="float">
            <text:p>281382</text:p>
          </table:table-cell>
          <table:table-cell office:value-type="float" office:value="440293" calcext:value-type="float">
            <text:p>440293</text:p>
          </table:table-cell>
          <table:table-cell office:value-type="float" office:value="671069" calcext:value-type="float">
            <text:p>67106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-01-01T21:48:38.2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10860" calcext:value-type="float">
            <text:p>410860</text:p>
          </table:table-cell>
          <table:table-cell office:value-type="float" office:value="79497" calcext:value-type="float">
            <text:p>79497</text:p>
          </table:table-cell>
          <table:table-cell office:value-type="float" office:value="218971" calcext:value-type="float">
            <text:p>218971</text:p>
          </table:table-cell>
          <table:table-cell office:value-type="float" office:value="390066" calcext:value-type="float">
            <text:p>390066</text:p>
          </table:table-cell>
          <table:table-cell office:value-type="float" office:value="572969" calcext:value-type="float">
            <text:p>57296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01-01T21:48:41.1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17405" calcext:value-type="float">
            <text:p>417405</text:p>
          </table:table-cell>
          <table:table-cell office:value-type="float" office:value="40810" calcext:value-type="float">
            <text:p>40810</text:p>
          </table:table-cell>
          <table:table-cell office:value-type="float" office:value="363696" calcext:value-type="float">
            <text:p>363696</text:p>
          </table:table-cell>
          <table:table-cell office:value-type="float" office:value="411423" calcext:value-type="float">
            <text:p>411423</text:p>
          </table:table-cell>
          <table:table-cell office:value-type="float" office:value="495338" calcext:value-type="float">
            <text:p>49533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-01-01T21:48:43.5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11459" calcext:value-type="float">
            <text:p>411459</text:p>
          </table:table-cell>
          <table:table-cell office:value-type="float" office:value="89024" calcext:value-type="float">
            <text:p>89024</text:p>
          </table:table-cell>
          <table:table-cell office:value-type="float" office:value="346858" calcext:value-type="float">
            <text:p>346858</text:p>
          </table:table-cell>
          <table:table-cell office:value-type="float" office:value="379847" calcext:value-type="float">
            <text:p>379847</text:p>
          </table:table-cell>
          <table:table-cell office:value-type="float" office:value="701437" calcext:value-type="float">
            <text:p>701437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2018-01-01T21:48:46.0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24853" calcext:value-type="float">
            <text:p>424853</text:p>
          </table:table-cell>
          <table:table-cell office:value-type="float" office:value="73073" calcext:value-type="float">
            <text:p>73073</text:p>
          </table:table-cell>
          <table:table-cell office:value-type="float" office:value="344092" calcext:value-type="float">
            <text:p>344092</text:p>
          </table:table-cell>
          <table:table-cell office:value-type="float" office:value="405229" calcext:value-type="float">
            <text:p>405229</text:p>
          </table:table-cell>
          <table:table-cell office:value-type="float" office:value="672410" calcext:value-type="float">
            <text:p>6724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-01-01T21:48:48.34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2901" calcext:value-type="float">
            <text:p>442901</text:p>
          </table:table-cell>
          <table:table-cell office:value-type="float" office:value="84762" calcext:value-type="float">
            <text:p>84762</text:p>
          </table:table-cell>
          <table:table-cell office:value-type="float" office:value="321328" calcext:value-type="float">
            <text:p>321328</text:p>
          </table:table-cell>
          <table:table-cell office:value-type="float" office:value="418716" calcext:value-type="float">
            <text:p>418716</text:p>
          </table:table-cell>
          <table:table-cell office:value-type="float" office:value="659391" calcext:value-type="float">
            <text:p>659391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18-01-01T21:48:51.54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39273" calcext:value-type="float">
            <text:p>439273</text:p>
          </table:table-cell>
          <table:table-cell office:value-type="float" office:value="120582" calcext:value-type="float">
            <text:p>120582</text:p>
          </table:table-cell>
          <table:table-cell office:value-type="float" office:value="280379" calcext:value-type="float">
            <text:p>280379</text:p>
          </table:table-cell>
          <table:table-cell office:value-type="float" office:value="422402" calcext:value-type="float">
            <text:p>422402</text:p>
          </table:table-cell>
          <table:table-cell office:value-type="float" office:value="733044" calcext:value-type="float">
            <text:p>7330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1-01T21:48:53.7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18879" calcext:value-type="float">
            <text:p>418879</text:p>
          </table:table-cell>
          <table:table-cell office:value-type="float" office:value="62191" calcext:value-type="float">
            <text:p>62191</text:p>
          </table:table-cell>
          <table:table-cell office:value-type="float" office:value="335035" calcext:value-type="float">
            <text:p>335035</text:p>
          </table:table-cell>
          <table:table-cell office:value-type="float" office:value="413738" calcext:value-type="float">
            <text:p>413738</text:p>
          </table:table-cell>
          <table:table-cell office:value-type="float" office:value="534621" calcext:value-type="float">
            <text:p>534621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string" calcext:value-type="string">
            <text:p>2018-01-01T21:48:56.25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9791" calcext:value-type="float">
            <text:p>409791</text:p>
          </table:table-cell>
          <table:table-cell office:value-type="float" office:value="66354" calcext:value-type="float">
            <text:p>66354</text:p>
          </table:table-cell>
          <table:table-cell office:value-type="float" office:value="274240" calcext:value-type="float">
            <text:p>274240</text:p>
          </table:table-cell>
          <table:table-cell office:value-type="float" office:value="400687" calcext:value-type="float">
            <text:p>400687</text:p>
          </table:table-cell>
          <table:table-cell office:value-type="float" office:value="530675" calcext:value-type="float">
            <text:p>53067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-01-01T21:48:59.12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1305" calcext:value-type="float">
            <text:p>441305</text:p>
          </table:table-cell>
          <table:table-cell office:value-type="float" office:value="101496" calcext:value-type="float">
            <text:p>101496</text:p>
          </table:table-cell>
          <table:table-cell office:value-type="float" office:value="294415" calcext:value-type="float">
            <text:p>294415</text:p>
          </table:table-cell>
          <table:table-cell office:value-type="float" office:value="410510" calcext:value-type="float">
            <text:p>410510</text:p>
          </table:table-cell>
          <table:table-cell office:value-type="float" office:value="699140" calcext:value-type="float">
            <text:p>6991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-01-01T21:49:01.9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27721" calcext:value-type="float">
            <text:p>427721</text:p>
          </table:table-cell>
          <table:table-cell office:value-type="float" office:value="58453" calcext:value-type="float">
            <text:p>58453</text:p>
          </table:table-cell>
          <table:table-cell office:value-type="float" office:value="339698" calcext:value-type="float">
            <text:p>339698</text:p>
          </table:table-cell>
          <table:table-cell office:value-type="float" office:value="406590" calcext:value-type="float">
            <text:p>406590</text:p>
          </table:table-cell>
          <table:table-cell office:value-type="float" office:value="527384" calcext:value-type="float">
            <text:p>5273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1-01T21:49:04.45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16287" calcext:value-type="float">
            <text:p>416287</text:p>
          </table:table-cell>
          <table:table-cell office:value-type="float" office:value="86440" calcext:value-type="float">
            <text:p>86440</text:p>
          </table:table-cell>
          <table:table-cell office:value-type="float" office:value="209520" calcext:value-type="float">
            <text:p>209520</text:p>
          </table:table-cell>
          <table:table-cell office:value-type="float" office:value="387477" calcext:value-type="float">
            <text:p>387477</text:p>
          </table:table-cell>
          <table:table-cell office:value-type="float" office:value="588323" calcext:value-type="float">
            <text:p>58832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2018-01-01T21:49:06.9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28774" calcext:value-type="float">
            <text:p>428774</text:p>
          </table:table-cell>
          <table:table-cell office:value-type="float" office:value="86998" calcext:value-type="float">
            <text:p>86998</text:p>
          </table:table-cell>
          <table:table-cell office:value-type="float" office:value="298162" calcext:value-type="float">
            <text:p>298162</text:p>
          </table:table-cell>
          <table:table-cell office:value-type="float" office:value="411056" calcext:value-type="float">
            <text:p>411056</text:p>
          </table:table-cell>
          <table:table-cell office:value-type="float" office:value="686629" calcext:value-type="float">
            <text:p>68662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2018-01-01T21:49:10.1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9748" calcext:value-type="float">
            <text:p>399748</text:p>
          </table:table-cell>
          <table:table-cell office:value-type="float" office:value="56519" calcext:value-type="float">
            <text:p>56519</text:p>
          </table:table-cell>
          <table:table-cell office:value-type="float" office:value="316000" calcext:value-type="float">
            <text:p>316000</text:p>
          </table:table-cell>
          <table:table-cell office:value-type="float" office:value="390237" calcext:value-type="float">
            <text:p>390237</text:p>
          </table:table-cell>
          <table:table-cell office:value-type="float" office:value="543190" calcext:value-type="float">
            <text:p>543190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2018-01-01T21:49:13.04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41591" calcext:value-type="float">
            <text:p>441591</text:p>
          </table:table-cell>
          <table:table-cell office:value-type="float" office:value="80868" calcext:value-type="float">
            <text:p>80868</text:p>
          </table:table-cell>
          <table:table-cell office:value-type="float" office:value="335277" calcext:value-type="float">
            <text:p>335277</text:p>
          </table:table-cell>
          <table:table-cell office:value-type="float" office:value="436024" calcext:value-type="float">
            <text:p>436024</text:p>
          </table:table-cell>
          <table:table-cell office:value-type="float" office:value="679958" calcext:value-type="float">
            <text:p>67995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2018-01-01T21:49:15.5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2757" calcext:value-type="float">
            <text:p>402757</text:p>
          </table:table-cell>
          <table:table-cell office:value-type="float" office:value="86833" calcext:value-type="float">
            <text:p>86833</text:p>
          </table:table-cell>
          <table:table-cell office:value-type="float" office:value="210544" calcext:value-type="float">
            <text:p>210544</text:p>
          </table:table-cell>
          <table:table-cell office:value-type="float" office:value="405687" calcext:value-type="float">
            <text:p>405687</text:p>
          </table:table-cell>
          <table:table-cell office:value-type="float" office:value="647648" calcext:value-type="float">
            <text:p>647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1T21:49:17.9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6341" calcext:value-type="float">
            <text:p>436341</text:p>
          </table:table-cell>
          <table:table-cell office:value-type="float" office:value="79329" calcext:value-type="float">
            <text:p>79329</text:p>
          </table:table-cell>
          <table:table-cell office:value-type="float" office:value="343852" calcext:value-type="float">
            <text:p>343852</text:p>
          </table:table-cell>
          <table:table-cell office:value-type="float" office:value="425557" calcext:value-type="float">
            <text:p>425557</text:p>
          </table:table-cell>
          <table:table-cell office:value-type="float" office:value="647459" calcext:value-type="float">
            <text:p>647459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2018-01-01T21:49:21.24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8727" calcext:value-type="float">
            <text:p>408727</text:p>
          </table:table-cell>
          <table:table-cell office:value-type="float" office:value="56113" calcext:value-type="float">
            <text:p>56113</text:p>
          </table:table-cell>
          <table:table-cell office:value-type="float" office:value="333437" calcext:value-type="float">
            <text:p>333437</text:p>
          </table:table-cell>
          <table:table-cell office:value-type="float" office:value="392903" calcext:value-type="float">
            <text:p>392903</text:p>
          </table:table-cell>
          <table:table-cell office:value-type="float" office:value="525946" calcext:value-type="float">
            <text:p>525946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string" calcext:value-type="string">
            <text:p>2018-01-01T21:49:23.70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41420" calcext:value-type="float">
            <text:p>441420</text:p>
          </table:table-cell>
          <table:table-cell office:value-type="float" office:value="71232" calcext:value-type="float">
            <text:p>71232</text:p>
          </table:table-cell>
          <table:table-cell office:value-type="float" office:value="343171" calcext:value-type="float">
            <text:p>343171</text:p>
          </table:table-cell>
          <table:table-cell office:value-type="float" office:value="455136" calcext:value-type="float">
            <text:p>455136</text:p>
          </table:table-cell>
          <table:table-cell office:value-type="float" office:value="570527" calcext:value-type="float">
            <text:p>5705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01-01T21:49:26.1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8285" calcext:value-type="float">
            <text:p>438285</text:p>
          </table:table-cell>
          <table:table-cell office:value-type="float" office:value="94041" calcext:value-type="float">
            <text:p>94041</text:p>
          </table:table-cell>
          <table:table-cell office:value-type="float" office:value="326823" calcext:value-type="float">
            <text:p>326823</text:p>
          </table:table-cell>
          <table:table-cell office:value-type="float" office:value="413618" calcext:value-type="float">
            <text:p>413618</text:p>
          </table:table-cell>
          <table:table-cell office:value-type="float" office:value="600362" calcext:value-type="float">
            <text:p>6003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1T21:49:28.38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18722" calcext:value-type="float">
            <text:p>418722</text:p>
          </table:table-cell>
          <table:table-cell office:value-type="float" office:value="75859" calcext:value-type="float">
            <text:p>75859</text:p>
          </table:table-cell>
          <table:table-cell office:value-type="float" office:value="284780" calcext:value-type="float">
            <text:p>284780</text:p>
          </table:table-cell>
          <table:table-cell office:value-type="float" office:value="402717" calcext:value-type="float">
            <text:p>402717</text:p>
          </table:table-cell>
          <table:table-cell office:value-type="float" office:value="564726" calcext:value-type="float">
            <text:p>5647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1-01T21:49:30.7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4300" calcext:value-type="float">
            <text:p>394300</text:p>
          </table:table-cell>
          <table:table-cell office:value-type="float" office:value="55624" calcext:value-type="float">
            <text:p>55624</text:p>
          </table:table-cell>
          <table:table-cell office:value-type="float" office:value="301856" calcext:value-type="float">
            <text:p>301856</text:p>
          </table:table-cell>
          <table:table-cell office:value-type="float" office:value="403038" calcext:value-type="float">
            <text:p>403038</text:p>
          </table:table-cell>
          <table:table-cell office:value-type="float" office:value="494913" calcext:value-type="float">
            <text:p>4949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-01-01T21:49:33.1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1817" calcext:value-type="float">
            <text:p>6118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11817" calcext:value-type="float">
            <text:p>611817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2018-01-01T21:49:35.5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8459" calcext:value-type="float">
            <text:p>6184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18459" calcext:value-type="float">
            <text:p>61845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8-01-01T21:49:38.03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0089" calcext:value-type="float">
            <text:p>6200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20089" calcext:value-type="float">
            <text:p>62008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8-01-01T21:49:40.4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4224" calcext:value-type="float">
            <text:p>6042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4224" calcext:value-type="float">
            <text:p>604224</text:p>
          </table:table-cell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string" calcext:value-type="string">
            <text:p>2018-01-01T21:49:42.9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1617" calcext:value-type="float">
            <text:p>6216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21617" calcext:value-type="float">
            <text:p>6216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8-01-01T21:49:45.4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9252" calcext:value-type="float">
            <text:p>639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39252" calcext:value-type="float">
            <text:p>63925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18-01-01T21:49:47.8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9002" calcext:value-type="float">
            <text:p>6390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39002" calcext:value-type="float">
            <text:p>639002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2018-01-01T21:49:50.2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7644" calcext:value-type="float">
            <text:p>6176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17644" calcext:value-type="float">
            <text:p>61764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8-01-01T21:49:52.66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6082" calcext:value-type="float">
            <text:p>6460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46082" calcext:value-type="float">
            <text:p>64608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2018-01-01T21:49:55.8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5973" calcext:value-type="float">
            <text:p>6359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35973" calcext:value-type="float">
            <text:p>6359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1-01T21:49:58.1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7096" calcext:value-type="float">
            <text:p>417096</text:p>
          </table:table-cell>
          <table:table-cell office:value-type="float" office:value="39723" calcext:value-type="float">
            <text:p>39723</text:p>
          </table:table-cell>
          <table:table-cell office:value-type="float" office:value="389007" calcext:value-type="float">
            <text:p>389007</text:p>
          </table:table-cell>
          <table:table-cell office:value-type="float" office:value="417096" calcext:value-type="float">
            <text:p>417096</text:p>
          </table:table-cell>
          <table:table-cell office:value-type="float" office:value="445184" calcext:value-type="float">
            <text:p>4451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8-01-01T21:50:00.5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9671" calcext:value-type="float">
            <text:p>489671</text:p>
          </table:table-cell>
          <table:table-cell office:value-type="float" office:value="26077" calcext:value-type="float">
            <text:p>26077</text:p>
          </table:table-cell>
          <table:table-cell office:value-type="float" office:value="471232" calcext:value-type="float">
            <text:p>471232</text:p>
          </table:table-cell>
          <table:table-cell office:value-type="float" office:value="489671" calcext:value-type="float">
            <text:p>489671</text:p>
          </table:table-cell>
          <table:table-cell office:value-type="float" office:value="508110" calcext:value-type="float">
            <text:p>508110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string" calcext:value-type="string">
            <text:p>2018-01-01T21:50:03.0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4102" calcext:value-type="float">
            <text:p>674102</text:p>
          </table:table-cell>
          <table:table-cell office:value-type="float" office:value="63518" calcext:value-type="float">
            <text:p>63518</text:p>
          </table:table-cell>
          <table:table-cell office:value-type="float" office:value="629188" calcext:value-type="float">
            <text:p>629188</text:p>
          </table:table-cell>
          <table:table-cell office:value-type="float" office:value="674102" calcext:value-type="float">
            <text:p>674102</text:p>
          </table:table-cell>
          <table:table-cell office:value-type="float" office:value="719016" calcext:value-type="float">
            <text:p>71901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8-01-01T21:50:05.20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3235" calcext:value-type="float">
            <text:p>633235</text:p>
          </table:table-cell>
          <table:table-cell office:value-type="float" office:value="62617" calcext:value-type="float">
            <text:p>62617</text:p>
          </table:table-cell>
          <table:table-cell office:value-type="float" office:value="588958" calcext:value-type="float">
            <text:p>588958</text:p>
          </table:table-cell>
          <table:table-cell office:value-type="float" office:value="633235" calcext:value-type="float">
            <text:p>633235</text:p>
          </table:table-cell>
          <table:table-cell office:value-type="float" office:value="677512" calcext:value-type="float">
            <text:p>67751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8-01-01T21:50:07.52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5044" calcext:value-type="float">
            <text:p>675044</text:p>
          </table:table-cell>
          <table:table-cell office:value-type="float" office:value="52669" calcext:value-type="float">
            <text:p>52669</text:p>
          </table:table-cell>
          <table:table-cell office:value-type="float" office:value="637801" calcext:value-type="float">
            <text:p>637801</text:p>
          </table:table-cell>
          <table:table-cell office:value-type="float" office:value="675044" calcext:value-type="float">
            <text:p>675044</text:p>
          </table:table-cell>
          <table:table-cell office:value-type="float" office:value="712286" calcext:value-type="float">
            <text:p>71228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2018-01-01T21:50:09.98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0264" calcext:value-type="float">
            <text:p>680264</text:p>
          </table:table-cell>
          <table:table-cell office:value-type="float" office:value="54343" calcext:value-type="float">
            <text:p>54343</text:p>
          </table:table-cell>
          <table:table-cell office:value-type="float" office:value="641837" calcext:value-type="float">
            <text:p>641837</text:p>
          </table:table-cell>
          <table:table-cell office:value-type="float" office:value="680264" calcext:value-type="float">
            <text:p>680264</text:p>
          </table:table-cell>
          <table:table-cell office:value-type="float" office:value="718690" calcext:value-type="float">
            <text:p>71869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8-01-01T21:50:12.35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8447" calcext:value-type="float">
            <text:p>618447</text:p>
          </table:table-cell>
          <table:table-cell office:value-type="float" office:value="57660" calcext:value-type="float">
            <text:p>57660</text:p>
          </table:table-cell>
          <table:table-cell office:value-type="float" office:value="577675" calcext:value-type="float">
            <text:p>577675</text:p>
          </table:table-cell>
          <table:table-cell office:value-type="float" office:value="618447" calcext:value-type="float">
            <text:p>618447</text:p>
          </table:table-cell>
          <table:table-cell office:value-type="float" office:value="659219" calcext:value-type="float">
            <text:p>65921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8-01-01T21:50:14.92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6196" calcext:value-type="float">
            <text:p>396196</text:p>
          </table:table-cell>
          <table:table-cell office:value-type="float" office:value="15914" calcext:value-type="float">
            <text:p>15914</text:p>
          </table:table-cell>
          <table:table-cell office:value-type="float" office:value="384943" calcext:value-type="float">
            <text:p>384943</text:p>
          </table:table-cell>
          <table:table-cell office:value-type="float" office:value="396196" calcext:value-type="float">
            <text:p>396196</text:p>
          </table:table-cell>
          <table:table-cell office:value-type="float" office:value="407449" calcext:value-type="float">
            <text:p>407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1-01T21:50:17.2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0555" calcext:value-type="float">
            <text:p>660555</text:p>
          </table:table-cell>
          <table:table-cell office:value-type="float" office:value="56183" calcext:value-type="float">
            <text:p>56183</text:p>
          </table:table-cell>
          <table:table-cell office:value-type="float" office:value="620827" calcext:value-type="float">
            <text:p>620827</text:p>
          </table:table-cell>
          <table:table-cell office:value-type="float" office:value="660555" calcext:value-type="float">
            <text:p>660555</text:p>
          </table:table-cell>
          <table:table-cell office:value-type="float" office:value="700282" calcext:value-type="float">
            <text:p>7002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1-01T21:50:19.8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1949" calcext:value-type="float">
            <text:p>541949</text:p>
          </table:table-cell>
          <table:table-cell office:value-type="float" office:value="32120" calcext:value-type="float">
            <text:p>32120</text:p>
          </table:table-cell>
          <table:table-cell office:value-type="float" office:value="519237" calcext:value-type="float">
            <text:p>519237</text:p>
          </table:table-cell>
          <table:table-cell office:value-type="float" office:value="541949" calcext:value-type="float">
            <text:p>541949</text:p>
          </table:table-cell>
          <table:table-cell office:value-type="float" office:value="564661" calcext:value-type="float">
            <text:p>5646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-01-01T21:50:22.2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1658" calcext:value-type="float">
            <text:p>461658</text:p>
          </table:table-cell>
          <table:table-cell office:value-type="float" office:value="138774" calcext:value-type="float">
            <text:p>138774</text:p>
          </table:table-cell>
          <table:table-cell office:value-type="float" office:value="329946" calcext:value-type="float">
            <text:p>329946</text:p>
          </table:table-cell>
          <table:table-cell office:value-type="float" office:value="448474" calcext:value-type="float">
            <text:p>448474</text:p>
          </table:table-cell>
          <table:table-cell office:value-type="float" office:value="606554" calcext:value-type="float">
            <text:p>606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1T21:50:24.4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2141" calcext:value-type="float">
            <text:p>552141</text:p>
          </table:table-cell>
          <table:table-cell office:value-type="float" office:value="73453" calcext:value-type="float">
            <text:p>73453</text:p>
          </table:table-cell>
          <table:table-cell office:value-type="float" office:value="490124" calcext:value-type="float">
            <text:p>490124</text:p>
          </table:table-cell>
          <table:table-cell office:value-type="float" office:value="533043" calcext:value-type="float">
            <text:p>533043</text:p>
          </table:table-cell>
          <table:table-cell office:value-type="float" office:value="633257" calcext:value-type="float">
            <text:p>633257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2018-01-01T21:50:28.0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4874" calcext:value-type="float">
            <text:p>524874</text:p>
          </table:table-cell>
          <table:table-cell office:value-type="float" office:value="124834" calcext:value-type="float">
            <text:p>124834</text:p>
          </table:table-cell>
          <table:table-cell office:value-type="float" office:value="427422" calcext:value-type="float">
            <text:p>427422</text:p>
          </table:table-cell>
          <table:table-cell office:value-type="float" office:value="481616" calcext:value-type="float">
            <text:p>481616</text:p>
          </table:table-cell>
          <table:table-cell office:value-type="float" office:value="665583" calcext:value-type="float">
            <text:p>6655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1T21:50:30.4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2686" calcext:value-type="float">
            <text:p>532686</text:p>
          </table:table-cell>
          <table:table-cell office:value-type="float" office:value="144673" calcext:value-type="float">
            <text:p>144673</text:p>
          </table:table-cell>
          <table:table-cell office:value-type="float" office:value="431176" calcext:value-type="float">
            <text:p>431176</text:p>
          </table:table-cell>
          <table:table-cell office:value-type="float" office:value="468541" calcext:value-type="float">
            <text:p>468541</text:p>
          </table:table-cell>
          <table:table-cell office:value-type="float" office:value="698342" calcext:value-type="float">
            <text:p>698342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2018-01-01T21:50:33.7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2031" calcext:value-type="float">
            <text:p>552031</text:p>
          </table:table-cell>
          <table:table-cell office:value-type="float" office:value="100142" calcext:value-type="float">
            <text:p>100142</text:p>
          </table:table-cell>
          <table:table-cell office:value-type="float" office:value="484859" calcext:value-type="float">
            <text:p>484859</text:p>
          </table:table-cell>
          <table:table-cell office:value-type="float" office:value="504104" calcext:value-type="float">
            <text:p>504104</text:p>
          </table:table-cell>
          <table:table-cell office:value-type="float" office:value="667130" calcext:value-type="float">
            <text:p>667130</text:p>
          </table:table-cell>
          <table:table-cell office:value-type="float" office:value="-181" calcext:value-type="float">
            <text:p>-181</text:p>
          </table:table-cell>
        </table:table-row>
        <table:table-row table:style-name="ro1">
          <table:table-cell office:value-type="string" calcext:value-type="string">
            <text:p>2018-01-01T21:50:37.01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6022" calcext:value-type="float">
            <text:p>606022</text:p>
          </table:table-cell>
          <table:table-cell office:value-type="float" office:value="36512" calcext:value-type="float">
            <text:p>36512</text:p>
          </table:table-cell>
          <table:table-cell office:value-type="float" office:value="579532" calcext:value-type="float">
            <text:p>579532</text:p>
          </table:table-cell>
          <table:table-cell office:value-type="float" office:value="590863" calcext:value-type="float">
            <text:p>590863</text:p>
          </table:table-cell>
          <table:table-cell office:value-type="float" office:value="647672" calcext:value-type="float">
            <text:p>647672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 office:value-type="string" calcext:value-type="string">
            <text:p>2018-01-01T21:50:39.47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7620" calcext:value-type="float">
            <text:p>577620</text:p>
          </table:table-cell>
          <table:table-cell office:value-type="float" office:value="86780" calcext:value-type="float">
            <text:p>86780</text:p>
          </table:table-cell>
          <table:table-cell office:value-type="float" office:value="510380" calcext:value-type="float">
            <text:p>510380</text:p>
          </table:table-cell>
          <table:table-cell office:value-type="float" office:value="546898" calcext:value-type="float">
            <text:p>546898</text:p>
          </table:table-cell>
          <table:table-cell office:value-type="float" office:value="675581" calcext:value-type="float">
            <text:p>675581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2018-01-01T21:50:42.7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6616" calcext:value-type="float">
            <text:p>586616</text:p>
          </table:table-cell>
          <table:table-cell office:value-type="float" office:value="109504" calcext:value-type="float">
            <text:p>109504</text:p>
          </table:table-cell>
          <table:table-cell office:value-type="float" office:value="493383" calcext:value-type="float">
            <text:p>493383</text:p>
          </table:table-cell>
          <table:table-cell office:value-type="float" office:value="559262" calcext:value-type="float">
            <text:p>559262</text:p>
          </table:table-cell>
          <table:table-cell office:value-type="float" office:value="707204" calcext:value-type="float">
            <text:p>70720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18-01-01T21:50:45.2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1490" calcext:value-type="float">
            <text:p>541490</text:p>
          </table:table-cell>
          <table:table-cell office:value-type="float" office:value="22162" calcext:value-type="float">
            <text:p>22162</text:p>
          </table:table-cell>
          <table:table-cell office:value-type="float" office:value="520455" calcext:value-type="float">
            <text:p>520455</text:p>
          </table:table-cell>
          <table:table-cell office:value-type="float" office:value="539386" calcext:value-type="float">
            <text:p>539386</text:p>
          </table:table-cell>
          <table:table-cell office:value-type="float" office:value="564628" calcext:value-type="float">
            <text:p>56462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-01-01T21:50:47.6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2391" calcext:value-type="float">
            <text:p>492391</text:p>
          </table:table-cell>
          <table:table-cell office:value-type="float" office:value="113791" calcext:value-type="float">
            <text:p>113791</text:p>
          </table:table-cell>
          <table:table-cell office:value-type="float" office:value="369070" calcext:value-type="float">
            <text:p>369070</text:p>
          </table:table-cell>
          <table:table-cell office:value-type="float" office:value="514781" calcext:value-type="float">
            <text:p>514781</text:p>
          </table:table-cell>
          <table:table-cell office:value-type="float" office:value="593323" calcext:value-type="float">
            <text:p>59332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1-01T21:50:50.1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8043" calcext:value-type="float">
            <text:p>488043</text:p>
          </table:table-cell>
          <table:table-cell office:value-type="float" office:value="34931" calcext:value-type="float">
            <text:p>34931</text:p>
          </table:table-cell>
          <table:table-cell office:value-type="float" office:value="447193" calcext:value-type="float">
            <text:p>447193</text:p>
          </table:table-cell>
          <table:table-cell office:value-type="float" office:value="486337" calcext:value-type="float">
            <text:p>486337</text:p>
          </table:table-cell>
          <table:table-cell office:value-type="float" office:value="532305" calcext:value-type="float">
            <text:p>53230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8-01-01T21:50:52.4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1611" calcext:value-type="float">
            <text:p>481611</text:p>
          </table:table-cell>
          <table:table-cell office:value-type="float" office:value="128714" calcext:value-type="float">
            <text:p>128714</text:p>
          </table:table-cell>
          <table:table-cell office:value-type="float" office:value="353968" calcext:value-type="float">
            <text:p>353968</text:p>
          </table:table-cell>
          <table:table-cell office:value-type="float" office:value="475482" calcext:value-type="float">
            <text:p>475482</text:p>
          </table:table-cell>
          <table:table-cell office:value-type="float" office:value="621513" calcext:value-type="float">
            <text:p>6215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1-01T21:50:54.64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0506" calcext:value-type="float">
            <text:p>540506</text:p>
          </table:table-cell>
          <table:table-cell office:value-type="float" office:value="104739" calcext:value-type="float">
            <text:p>104739</text:p>
          </table:table-cell>
          <table:table-cell office:value-type="float" office:value="393011" calcext:value-type="float">
            <text:p>393011</text:p>
          </table:table-cell>
          <table:table-cell office:value-type="float" office:value="564202" calcext:value-type="float">
            <text:p>564202</text:p>
          </table:table-cell>
          <table:table-cell office:value-type="float" office:value="640609" calcext:value-type="float">
            <text:p>640609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2018-01-01T21:50:56.8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0390" calcext:value-type="float">
            <text:p>540390</text:p>
          </table:table-cell>
          <table:table-cell office:value-type="float" office:value="30738" calcext:value-type="float">
            <text:p>30738</text:p>
          </table:table-cell>
          <table:table-cell office:value-type="float" office:value="505923" calcext:value-type="float">
            <text:p>505923</text:p>
          </table:table-cell>
          <table:table-cell office:value-type="float" office:value="538734" calcext:value-type="float">
            <text:p>538734</text:p>
          </table:table-cell>
          <table:table-cell office:value-type="float" office:value="578169" calcext:value-type="float">
            <text:p>578169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string" calcext:value-type="string">
            <text:p>2018-01-01T21:51:00.0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3500" calcext:value-type="float">
            <text:p>433500</text:p>
          </table:table-cell>
          <table:table-cell office:value-type="float" office:value="101457" calcext:value-type="float">
            <text:p>101457</text:p>
          </table:table-cell>
          <table:table-cell office:value-type="float" office:value="335824" calcext:value-type="float">
            <text:p>335824</text:p>
          </table:table-cell>
          <table:table-cell office:value-type="float" office:value="432401" calcext:value-type="float">
            <text:p>432401</text:p>
          </table:table-cell>
          <table:table-cell office:value-type="float" office:value="533376" calcext:value-type="float">
            <text:p>533376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2018-01-01T21:51:02.4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9896" calcext:value-type="float">
            <text:p>549896</text:p>
          </table:table-cell>
          <table:table-cell office:value-type="float" office:value="127755" calcext:value-type="float">
            <text:p>127755</text:p>
          </table:table-cell>
          <table:table-cell office:value-type="float" office:value="416424" calcext:value-type="float">
            <text:p>416424</text:p>
          </table:table-cell>
          <table:table-cell office:value-type="float" office:value="545344" calcext:value-type="float">
            <text:p>545344</text:p>
          </table:table-cell>
          <table:table-cell office:value-type="float" office:value="692472" calcext:value-type="float">
            <text:p>6924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1T21:51:04.86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0908" calcext:value-type="float">
            <text:p>540908</text:p>
          </table:table-cell>
          <table:table-cell office:value-type="float" office:value="45533" calcext:value-type="float">
            <text:p>45533</text:p>
          </table:table-cell>
          <table:table-cell office:value-type="float" office:value="501484" calcext:value-type="float">
            <text:p>501484</text:p>
          </table:table-cell>
          <table:table-cell office:value-type="float" office:value="531184" calcext:value-type="float">
            <text:p>531184</text:p>
          </table:table-cell>
          <table:table-cell office:value-type="float" office:value="599781" calcext:value-type="float">
            <text:p>599781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2018-01-01T21:51:07.32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5984" calcext:value-type="float">
            <text:p>485984</text:p>
          </table:table-cell>
          <table:table-cell office:value-type="float" office:value="97725" calcext:value-type="float">
            <text:p>97725</text:p>
          </table:table-cell>
          <table:table-cell office:value-type="float" office:value="382623" calcext:value-type="float">
            <text:p>382623</text:p>
          </table:table-cell>
          <table:table-cell office:value-type="float" office:value="486791" calcext:value-type="float">
            <text:p>486791</text:p>
          </table:table-cell>
          <table:table-cell office:value-type="float" office:value="587732" calcext:value-type="float">
            <text:p>587732</text:p>
          </table:table-cell>
          <table:table-cell office:value-type="float" office:value="-204" calcext:value-type="float">
            <text:p>-204</text:p>
          </table:table-cell>
        </table:table-row>
        <table:table-row table:style-name="ro1">
          <table:table-cell office:value-type="string" calcext:value-type="string">
            <text:p>2018-01-01T21:51:09.7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3483" calcext:value-type="float">
            <text:p>513483</text:p>
          </table:table-cell>
          <table:table-cell office:value-type="float" office:value="53871" calcext:value-type="float">
            <text:p>53871</text:p>
          </table:table-cell>
          <table:table-cell office:value-type="float" office:value="441381" calcext:value-type="float">
            <text:p>441381</text:p>
          </table:table-cell>
          <table:table-cell office:value-type="float" office:value="528594" calcext:value-type="float">
            <text:p>528594</text:p>
          </table:table-cell>
          <table:table-cell office:value-type="float" office:value="555364" calcext:value-type="float">
            <text:p>555364</text:p>
          </table:table-cell>
          <table:table-cell office:value-type="float" office:value="-254" calcext:value-type="float">
            <text:p>-254</text:p>
          </table:table-cell>
        </table:table-row>
        <table:table-row table:style-name="ro1">
          <table:table-cell office:value-type="string" calcext:value-type="string">
            <text:p>2018-01-01T21:51:12.24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1560" calcext:value-type="float">
            <text:p>501560</text:p>
          </table:table-cell>
          <table:table-cell office:value-type="float" office:value="78408" calcext:value-type="float">
            <text:p>78408</text:p>
          </table:table-cell>
          <table:table-cell office:value-type="float" office:value="426953" calcext:value-type="float">
            <text:p>426953</text:p>
          </table:table-cell>
          <table:table-cell office:value-type="float" office:value="496448" calcext:value-type="float">
            <text:p>496448</text:p>
          </table:table-cell>
          <table:table-cell office:value-type="float" office:value="586391" calcext:value-type="float">
            <text:p>5863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1-01T21:51:14.69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3657" calcext:value-type="float">
            <text:p>503657</text:p>
          </table:table-cell>
          <table:table-cell office:value-type="float" office:value="66669" calcext:value-type="float">
            <text:p>66669</text:p>
          </table:table-cell>
          <table:table-cell office:value-type="float" office:value="413628" calcext:value-type="float">
            <text:p>413628</text:p>
          </table:table-cell>
          <table:table-cell office:value-type="float" office:value="524476" calcext:value-type="float">
            <text:p>524476</text:p>
          </table:table-cell>
          <table:table-cell office:value-type="float" office:value="581910" calcext:value-type="float">
            <text:p>58191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8-01-01T21:51:17.15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18968" calcext:value-type="float">
            <text:p>418968</text:p>
          </table:table-cell>
          <table:table-cell office:value-type="float" office:value="63027" calcext:value-type="float">
            <text:p>63027</text:p>
          </table:table-cell>
          <table:table-cell office:value-type="float" office:value="354471" calcext:value-type="float">
            <text:p>354471</text:p>
          </table:table-cell>
          <table:table-cell office:value-type="float" office:value="396423" calcext:value-type="float">
            <text:p>396423</text:p>
          </table:table-cell>
          <table:table-cell office:value-type="float" office:value="488224" calcext:value-type="float">
            <text:p>4882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1-01T21:51:19.61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1596" calcext:value-type="float">
            <text:p>501596</text:p>
          </table:table-cell>
          <table:table-cell office:value-type="float" office:value="100546" calcext:value-type="float">
            <text:p>100546</text:p>
          </table:table-cell>
          <table:table-cell office:value-type="float" office:value="386145" calcext:value-type="float">
            <text:p>386145</text:p>
          </table:table-cell>
          <table:table-cell office:value-type="float" office:value="459629" calcext:value-type="float">
            <text:p>459629</text:p>
          </table:table-cell>
          <table:table-cell office:value-type="float" office:value="627810" calcext:value-type="float">
            <text:p>62781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2018-01-01T21:51:22.0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4927" calcext:value-type="float">
            <text:p>474927</text:p>
          </table:table-cell>
          <table:table-cell office:value-type="float" office:value="81789" calcext:value-type="float">
            <text:p>81789</text:p>
          </table:table-cell>
          <table:table-cell office:value-type="float" office:value="364231" calcext:value-type="float">
            <text:p>364231</text:p>
          </table:table-cell>
          <table:table-cell office:value-type="float" office:value="501243" calcext:value-type="float">
            <text:p>501243</text:p>
          </table:table-cell>
          <table:table-cell office:value-type="float" office:value="563949" calcext:value-type="float">
            <text:p>563949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2018-01-01T21:51:24.34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6879" calcext:value-type="float">
            <text:p>426879</text:p>
          </table:table-cell>
          <table:table-cell office:value-type="float" office:value="62136" calcext:value-type="float">
            <text:p>62136</text:p>
          </table:table-cell>
          <table:table-cell office:value-type="float" office:value="367282" calcext:value-type="float">
            <text:p>367282</text:p>
          </table:table-cell>
          <table:table-cell office:value-type="float" office:value="415722" calcext:value-type="float">
            <text:p>415722</text:p>
          </table:table-cell>
          <table:table-cell office:value-type="float" office:value="497649" calcext:value-type="float">
            <text:p>497649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string" calcext:value-type="string">
            <text:p>2018-01-01T21:51:26.54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5538" calcext:value-type="float">
            <text:p>475538</text:p>
          </table:table-cell>
          <table:table-cell office:value-type="float" office:value="47648" calcext:value-type="float">
            <text:p>47648</text:p>
          </table:table-cell>
          <table:table-cell office:value-type="float" office:value="423181" calcext:value-type="float">
            <text:p>423181</text:p>
          </table:table-cell>
          <table:table-cell office:value-type="float" office:value="469449" calcext:value-type="float">
            <text:p>469449</text:p>
          </table:table-cell>
          <table:table-cell office:value-type="float" office:value="552813" calcext:value-type="float">
            <text:p>552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8-01-01T21:51:29.1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4273" calcext:value-type="float">
            <text:p>444273</text:p>
          </table:table-cell>
          <table:table-cell office:value-type="float" office:value="93286" calcext:value-type="float">
            <text:p>93286</text:p>
          </table:table-cell>
          <table:table-cell office:value-type="float" office:value="363087" calcext:value-type="float">
            <text:p>363087</text:p>
          </table:table-cell>
          <table:table-cell office:value-type="float" office:value="411889" calcext:value-type="float">
            <text:p>411889</text:p>
          </table:table-cell>
          <table:table-cell office:value-type="float" office:value="604497" calcext:value-type="float">
            <text:p>604497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string" calcext:value-type="string">
            <text:p>2018-01-01T21:51:31.3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8077" calcext:value-type="float">
            <text:p>478077</text:p>
          </table:table-cell>
          <table:table-cell office:value-type="float" office:value="53855" calcext:value-type="float">
            <text:p>53855</text:p>
          </table:table-cell>
          <table:table-cell office:value-type="float" office:value="410265" calcext:value-type="float">
            <text:p>410265</text:p>
          </table:table-cell>
          <table:table-cell office:value-type="float" office:value="476275" calcext:value-type="float">
            <text:p>476275</text:p>
          </table:table-cell>
          <table:table-cell office:value-type="float" office:value="550970" calcext:value-type="float">
            <text:p>550970</text:p>
          </table:table-cell>
          <table:table-cell office:value-type="float" office:value="-185" calcext:value-type="float">
            <text:p>-185</text:p>
          </table:table-cell>
        </table:table-row>
        <table:table-row table:style-name="ro1">
          <table:table-cell office:value-type="string" calcext:value-type="string">
            <text:p>2018-01-01T21:51:33.7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2627" calcext:value-type="float">
            <text:p>452627</text:p>
          </table:table-cell>
          <table:table-cell office:value-type="float" office:value="120156" calcext:value-type="float">
            <text:p>120156</text:p>
          </table:table-cell>
          <table:table-cell office:value-type="float" office:value="367581" calcext:value-type="float">
            <text:p>367581</text:p>
          </table:table-cell>
          <table:table-cell office:value-type="float" office:value="392017" calcext:value-type="float">
            <text:p>392017</text:p>
          </table:table-cell>
          <table:table-cell office:value-type="float" office:value="653855" calcext:value-type="float">
            <text:p>65385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8-01-01T21:51:36.1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7717" calcext:value-type="float">
            <text:p>437717</text:p>
          </table:table-cell>
          <table:table-cell office:value-type="float" office:value="56215" calcext:value-type="float">
            <text:p>56215</text:p>
          </table:table-cell>
          <table:table-cell office:value-type="float" office:value="358513" calcext:value-type="float">
            <text:p>358513</text:p>
          </table:table-cell>
          <table:table-cell office:value-type="float" office:value="440488" calcext:value-type="float">
            <text:p>440488</text:p>
          </table:table-cell>
          <table:table-cell office:value-type="float" office:value="516569" calcext:value-type="float">
            <text:p>5165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1-01T21:51:39.0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1780" calcext:value-type="float">
            <text:p>441780</text:p>
          </table:table-cell>
          <table:table-cell office:value-type="float" office:value="52269" calcext:value-type="float">
            <text:p>52269</text:p>
          </table:table-cell>
          <table:table-cell office:value-type="float" office:value="364343" calcext:value-type="float">
            <text:p>364343</text:p>
          </table:table-cell>
          <table:table-cell office:value-type="float" office:value="451803" calcext:value-type="float">
            <text:p>451803</text:p>
          </table:table-cell>
          <table:table-cell office:value-type="float" office:value="506313" calcext:value-type="float">
            <text:p>5063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1-01T21:51:45.0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5869" calcext:value-type="float">
            <text:p>455869</text:p>
          </table:table-cell>
          <table:table-cell office:value-type="float" office:value="68974" calcext:value-type="float">
            <text:p>68974</text:p>
          </table:table-cell>
          <table:table-cell office:value-type="float" office:value="363299" calcext:value-type="float">
            <text:p>363299</text:p>
          </table:table-cell>
          <table:table-cell office:value-type="float" office:value="463935" calcext:value-type="float">
            <text:p>463935</text:p>
          </table:table-cell>
          <table:table-cell office:value-type="float" office:value="554037" calcext:value-type="float">
            <text:p>5540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1-01T21:51:47.4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1575" calcext:value-type="float">
            <text:p>431575</text:p>
          </table:table-cell>
          <table:table-cell office:value-type="float" office:value="45494" calcext:value-type="float">
            <text:p>45494</text:p>
          </table:table-cell>
          <table:table-cell office:value-type="float" office:value="373943" calcext:value-type="float">
            <text:p>373943</text:p>
          </table:table-cell>
          <table:table-cell office:value-type="float" office:value="426430" calcext:value-type="float">
            <text:p>426430</text:p>
          </table:table-cell>
          <table:table-cell office:value-type="float" office:value="494868" calcext:value-type="float">
            <text:p>494868</text:p>
          </table:table-cell>
          <table:table-cell office:value-type="float" office:value="-173" calcext:value-type="float">
            <text:p>-173</text:p>
          </table:table-cell>
        </table:table-row>
        <table:table-row table:style-name="ro1">
          <table:table-cell office:value-type="string" calcext:value-type="string">
            <text:p>2018-01-01T21:51:49.9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4790" calcext:value-type="float">
            <text:p>464790</text:p>
          </table:table-cell>
          <table:table-cell office:value-type="float" office:value="98802" calcext:value-type="float">
            <text:p>98802</text:p>
          </table:table-cell>
          <table:table-cell office:value-type="float" office:value="365818" calcext:value-type="float">
            <text:p>365818</text:p>
          </table:table-cell>
          <table:table-cell office:value-type="float" office:value="436732" calcext:value-type="float">
            <text:p>436732</text:p>
          </table:table-cell>
          <table:table-cell office:value-type="float" office:value="620115" calcext:value-type="float">
            <text:p>6201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1T21:51:52.43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9012" calcext:value-type="float">
            <text:p>439012</text:p>
          </table:table-cell>
          <table:table-cell office:value-type="float" office:value="54282" calcext:value-type="float">
            <text:p>54282</text:p>
          </table:table-cell>
          <table:table-cell office:value-type="float" office:value="365914" calcext:value-type="float">
            <text:p>365914</text:p>
          </table:table-cell>
          <table:table-cell office:value-type="float" office:value="450064" calcext:value-type="float">
            <text:p>450064</text:p>
          </table:table-cell>
          <table:table-cell office:value-type="float" office:value="495033" calcext:value-type="float">
            <text:p>4950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1-01T21:51:54.60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3291" calcext:value-type="float">
            <text:p>463291</text:p>
          </table:table-cell>
          <table:table-cell office:value-type="float" office:value="53497" calcext:value-type="float">
            <text:p>53497</text:p>
          </table:table-cell>
          <table:table-cell office:value-type="float" office:value="381579" calcext:value-type="float">
            <text:p>381579</text:p>
          </table:table-cell>
          <table:table-cell office:value-type="float" office:value="475815" calcext:value-type="float">
            <text:p>475815</text:p>
          </table:table-cell>
          <table:table-cell office:value-type="float" office:value="518888" calcext:value-type="float">
            <text:p>5188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-01-01T21:51:56.9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2107" calcext:value-type="float">
            <text:p>522107</text:p>
          </table:table-cell>
          <table:table-cell office:value-type="float" office:value="118086" calcext:value-type="float">
            <text:p>118086</text:p>
          </table:table-cell>
          <table:table-cell office:value-type="float" office:value="386892" calcext:value-type="float">
            <text:p>386892</text:p>
          </table:table-cell>
          <table:table-cell office:value-type="float" office:value="520522" calcext:value-type="float">
            <text:p>520522</text:p>
          </table:table-cell>
          <table:table-cell office:value-type="float" office:value="659554" calcext:value-type="float">
            <text:p>6595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1-01T21:52:00.1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2350" calcext:value-type="float">
            <text:p>442350</text:p>
          </table:table-cell>
          <table:table-cell office:value-type="float" office:value="80902" calcext:value-type="float">
            <text:p>80902</text:p>
          </table:table-cell>
          <table:table-cell office:value-type="float" office:value="359991" calcext:value-type="float">
            <text:p>359991</text:p>
          </table:table-cell>
          <table:table-cell office:value-type="float" office:value="423015" calcext:value-type="float">
            <text:p>423015</text:p>
          </table:table-cell>
          <table:table-cell office:value-type="float" office:value="584685" calcext:value-type="float">
            <text:p>5846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1-01T21:52:02.62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99161" calcext:value-type="float">
            <text:p>499161</text:p>
          </table:table-cell>
          <table:table-cell office:value-type="float" office:value="71543" calcext:value-type="float">
            <text:p>71543</text:p>
          </table:table-cell>
          <table:table-cell office:value-type="float" office:value="400663" calcext:value-type="float">
            <text:p>400663</text:p>
          </table:table-cell>
          <table:table-cell office:value-type="float" office:value="532934" calcext:value-type="float">
            <text:p>532934</text:p>
          </table:table-cell>
          <table:table-cell office:value-type="float" office:value="565949" calcext:value-type="float">
            <text:p>5659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8-01-01T21:52:05.07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5753" calcext:value-type="float">
            <text:p>485753</text:p>
          </table:table-cell>
          <table:table-cell office:value-type="float" office:value="84684" calcext:value-type="float">
            <text:p>84684</text:p>
          </table:table-cell>
          <table:table-cell office:value-type="float" office:value="395227" calcext:value-type="float">
            <text:p>395227</text:p>
          </table:table-cell>
          <table:table-cell office:value-type="float" office:value="483081" calcext:value-type="float">
            <text:p>483081</text:p>
          </table:table-cell>
          <table:table-cell office:value-type="float" office:value="625200" calcext:value-type="float">
            <text:p>6252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1-01T21:52:07.30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65447" calcext:value-type="float">
            <text:p>465447</text:p>
          </table:table-cell>
          <table:table-cell office:value-type="float" office:value="81287" calcext:value-type="float">
            <text:p>81287</text:p>
          </table:table-cell>
          <table:table-cell office:value-type="float" office:value="378343" calcext:value-type="float">
            <text:p>378343</text:p>
          </table:table-cell>
          <table:table-cell office:value-type="float" office:value="461488" calcext:value-type="float">
            <text:p>461488</text:p>
          </table:table-cell>
          <table:table-cell office:value-type="float" office:value="571518" calcext:value-type="float">
            <text:p>57151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1-01T21:52:09.5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4653" calcext:value-type="float">
            <text:p>424653</text:p>
          </table:table-cell>
          <table:table-cell office:value-type="float" office:value="58253" calcext:value-type="float">
            <text:p>58253</text:p>
          </table:table-cell>
          <table:table-cell office:value-type="float" office:value="348674" calcext:value-type="float">
            <text:p>348674</text:p>
          </table:table-cell>
          <table:table-cell office:value-type="float" office:value="446405" calcext:value-type="float">
            <text:p>446405</text:p>
          </table:table-cell>
          <table:table-cell office:value-type="float" office:value="490737" calcext:value-type="float">
            <text:p>4907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1T21:52:12.0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4032" calcext:value-type="float">
            <text:p>434032</text:p>
          </table:table-cell>
          <table:table-cell office:value-type="float" office:value="107251" calcext:value-type="float">
            <text:p>107251</text:p>
          </table:table-cell>
          <table:table-cell office:value-type="float" office:value="341092" calcext:value-type="float">
            <text:p>341092</text:p>
          </table:table-cell>
          <table:table-cell office:value-type="float" office:value="374083" calcext:value-type="float">
            <text:p>374083</text:p>
          </table:table-cell>
          <table:table-cell office:value-type="float" office:value="590073" calcext:value-type="float">
            <text:p>59007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-01-01T21:52:14.2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1490" calcext:value-type="float">
            <text:p>451490</text:p>
          </table:table-cell>
          <table:table-cell office:value-type="float" office:value="46491" calcext:value-type="float">
            <text:p>46491</text:p>
          </table:table-cell>
          <table:table-cell office:value-type="float" office:value="389734" calcext:value-type="float">
            <text:p>389734</text:p>
          </table:table-cell>
          <table:table-cell office:value-type="float" office:value="451738" calcext:value-type="float">
            <text:p>451738</text:p>
          </table:table-cell>
          <table:table-cell office:value-type="float" office:value="517985" calcext:value-type="float">
            <text:p>51798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8-01-01T21:52:17.5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9292" calcext:value-type="float">
            <text:p>439292</text:p>
          </table:table-cell>
          <table:table-cell office:value-type="float" office:value="47796" calcext:value-type="float">
            <text:p>47796</text:p>
          </table:table-cell>
          <table:table-cell office:value-type="float" office:value="355861" calcext:value-type="float">
            <text:p>355861</text:p>
          </table:table-cell>
          <table:table-cell office:value-type="float" office:value="468945" calcext:value-type="float">
            <text:p>468945</text:p>
          </table:table-cell>
          <table:table-cell office:value-type="float" office:value="478227" calcext:value-type="float">
            <text:p>478227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2018-01-01T21:52:19.82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7603" calcext:value-type="float">
            <text:p>437603</text:p>
          </table:table-cell>
          <table:table-cell office:value-type="float" office:value="51671" calcext:value-type="float">
            <text:p>51671</text:p>
          </table:table-cell>
          <table:table-cell office:value-type="float" office:value="363248" calcext:value-type="float">
            <text:p>363248</text:p>
          </table:table-cell>
          <table:table-cell office:value-type="float" office:value="449983" calcext:value-type="float">
            <text:p>449983</text:p>
          </table:table-cell>
          <table:table-cell office:value-type="float" office:value="500401" calcext:value-type="float">
            <text:p>500401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 office:value-type="string" calcext:value-type="string">
            <text:p>2018-01-01T21:52:22.2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5739" calcext:value-type="float">
            <text:p>445739</text:p>
          </table:table-cell>
          <table:table-cell office:value-type="float" office:value="78122" calcext:value-type="float">
            <text:p>78122</text:p>
          </table:table-cell>
          <table:table-cell office:value-type="float" office:value="354863" calcext:value-type="float">
            <text:p>354863</text:p>
          </table:table-cell>
          <table:table-cell office:value-type="float" office:value="445651" calcext:value-type="float">
            <text:p>445651</text:p>
          </table:table-cell>
          <table:table-cell office:value-type="float" office:value="569065" calcext:value-type="float">
            <text:p>56906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2018-01-01T21:52:24.7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80250" calcext:value-type="float">
            <text:p>480250</text:p>
          </table:table-cell>
          <table:table-cell office:value-type="float" office:value="108241" calcext:value-type="float">
            <text:p>108241</text:p>
          </table:table-cell>
          <table:table-cell office:value-type="float" office:value="364434" calcext:value-type="float">
            <text:p>364434</text:p>
          </table:table-cell>
          <table:table-cell office:value-type="float" office:value="427700" calcext:value-type="float">
            <text:p>427700</text:p>
          </table:table-cell>
          <table:table-cell office:value-type="float" office:value="618439" calcext:value-type="float">
            <text:p>61843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8-01-01T21:52:27.21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0221" calcext:value-type="float">
            <text:p>450221</text:p>
          </table:table-cell>
          <table:table-cell office:value-type="float" office:value="100524" calcext:value-type="float">
            <text:p>100524</text:p>
          </table:table-cell>
          <table:table-cell office:value-type="float" office:value="337808" calcext:value-type="float">
            <text:p>337808</text:p>
          </table:table-cell>
          <table:table-cell office:value-type="float" office:value="470123" calcext:value-type="float">
            <text:p>470123</text:p>
          </table:table-cell>
          <table:table-cell office:value-type="float" office:value="566323" calcext:value-type="float">
            <text:p>5663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1-01T21:52:29.5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9982" calcext:value-type="float">
            <text:p>449982</text:p>
          </table:table-cell>
          <table:table-cell office:value-type="float" office:value="60852" calcext:value-type="float">
            <text:p>60852</text:p>
          </table:table-cell>
          <table:table-cell office:value-type="float" office:value="393632" calcext:value-type="float">
            <text:p>393632</text:p>
          </table:table-cell>
          <table:table-cell office:value-type="float" office:value="434918" calcext:value-type="float">
            <text:p>434918</text:p>
          </table:table-cell>
          <table:table-cell office:value-type="float" office:value="540999" calcext:value-type="float">
            <text:p>540999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8-01-01T21:52:31.7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19165" calcext:value-type="float">
            <text:p>419165</text:p>
          </table:table-cell>
          <table:table-cell office:value-type="float" office:value="57858" calcext:value-type="float">
            <text:p>57858</text:p>
          </table:table-cell>
          <table:table-cell office:value-type="float" office:value="344243" calcext:value-type="float">
            <text:p>344243</text:p>
          </table:table-cell>
          <table:table-cell office:value-type="float" office:value="395475" calcext:value-type="float">
            <text:p>395475</text:p>
          </table:table-cell>
          <table:table-cell office:value-type="float" office:value="514718" calcext:value-type="float">
            <text:p>51471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2018-01-01T21:52:34.15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5931" calcext:value-type="float">
            <text:p>425931</text:p>
          </table:table-cell>
          <table:table-cell office:value-type="float" office:value="70394" calcext:value-type="float">
            <text:p>70394</text:p>
          </table:table-cell>
          <table:table-cell office:value-type="float" office:value="279619" calcext:value-type="float">
            <text:p>279619</text:p>
          </table:table-cell>
          <table:table-cell office:value-type="float" office:value="445513" calcext:value-type="float">
            <text:p>445513</text:p>
          </table:table-cell>
          <table:table-cell office:value-type="float" office:value="494830" calcext:value-type="float">
            <text:p>494830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2018-01-01T21:52:36.61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5113" calcext:value-type="float">
            <text:p>425113</text:p>
          </table:table-cell>
          <table:table-cell office:value-type="float" office:value="62803" calcext:value-type="float">
            <text:p>62803</text:p>
          </table:table-cell>
          <table:table-cell office:value-type="float" office:value="363297" calcext:value-type="float">
            <text:p>363297</text:p>
          </table:table-cell>
          <table:table-cell office:value-type="float" office:value="414176" calcext:value-type="float">
            <text:p>414176</text:p>
          </table:table-cell>
          <table:table-cell office:value-type="float" office:value="566086" calcext:value-type="float">
            <text:p>5660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8-01-01T21:52:39.0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6202" calcext:value-type="float">
            <text:p>426202</text:p>
          </table:table-cell>
          <table:table-cell office:value-type="float" office:value="70427" calcext:value-type="float">
            <text:p>70427</text:p>
          </table:table-cell>
          <table:table-cell office:value-type="float" office:value="347324" calcext:value-type="float">
            <text:p>347324</text:p>
          </table:table-cell>
          <table:table-cell office:value-type="float" office:value="395494" calcext:value-type="float">
            <text:p>395494</text:p>
          </table:table-cell>
          <table:table-cell office:value-type="float" office:value="548179" calcext:value-type="float">
            <text:p>548179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2018-01-01T21:52:41.3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37752" calcext:value-type="float">
            <text:p>437752</text:p>
          </table:table-cell>
          <table:table-cell office:value-type="float" office:value="63370" calcext:value-type="float">
            <text:p>63370</text:p>
          </table:table-cell>
          <table:table-cell office:value-type="float" office:value="357585" calcext:value-type="float">
            <text:p>357585</text:p>
          </table:table-cell>
          <table:table-cell office:value-type="float" office:value="439082" calcext:value-type="float">
            <text:p>439082</text:p>
          </table:table-cell>
          <table:table-cell office:value-type="float" office:value="524105" calcext:value-type="float">
            <text:p>52410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1-01T21:52:43.58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1897" calcext:value-type="float">
            <text:p>441897</text:p>
          </table:table-cell>
          <table:table-cell office:value-type="float" office:value="65079" calcext:value-type="float">
            <text:p>65079</text:p>
          </table:table-cell>
          <table:table-cell office:value-type="float" office:value="379855" calcext:value-type="float">
            <text:p>379855</text:p>
          </table:table-cell>
          <table:table-cell office:value-type="float" office:value="419415" calcext:value-type="float">
            <text:p>419415</text:p>
          </table:table-cell>
          <table:table-cell office:value-type="float" office:value="572945" calcext:value-type="float">
            <text:p>57294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1-01T21:52:46.02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17407" calcext:value-type="float">
            <text:p>417407</text:p>
          </table:table-cell>
          <table:table-cell office:value-type="float" office:value="70693" calcext:value-type="float">
            <text:p>70693</text:p>
          </table:table-cell>
          <table:table-cell office:value-type="float" office:value="345614" calcext:value-type="float">
            <text:p>345614</text:p>
          </table:table-cell>
          <table:table-cell office:value-type="float" office:value="402618" calcext:value-type="float">
            <text:p>402618</text:p>
          </table:table-cell>
          <table:table-cell office:value-type="float" office:value="565398" calcext:value-type="float">
            <text:p>56539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2018-01-01T21:52:48.35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13414" calcext:value-type="float">
            <text:p>413414</text:p>
          </table:table-cell>
          <table:table-cell office:value-type="float" office:value="44256" calcext:value-type="float">
            <text:p>44256</text:p>
          </table:table-cell>
          <table:table-cell office:value-type="float" office:value="367801" calcext:value-type="float">
            <text:p>367801</text:p>
          </table:table-cell>
          <table:table-cell office:value-type="float" office:value="395931" calcext:value-type="float">
            <text:p>395931</text:p>
          </table:table-cell>
          <table:table-cell office:value-type="float" office:value="466787" calcext:value-type="float">
            <text:p>46678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2018-01-01T21:52:50.5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54429" calcext:value-type="float">
            <text:p>454429</text:p>
          </table:table-cell>
          <table:table-cell office:value-type="float" office:value="80574" calcext:value-type="float">
            <text:p>80574</text:p>
          </table:table-cell>
          <table:table-cell office:value-type="float" office:value="356514" calcext:value-type="float">
            <text:p>356514</text:p>
          </table:table-cell>
          <table:table-cell office:value-type="float" office:value="447486" calcext:value-type="float">
            <text:p>447486</text:p>
          </table:table-cell>
          <table:table-cell office:value-type="float" office:value="558998" calcext:value-type="float">
            <text:p>558998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string" calcext:value-type="string">
            <text:p>2018-01-01T21:52:53.8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13747" calcext:value-type="float">
            <text:p>413747</text:p>
          </table:table-cell>
          <table:table-cell office:value-type="float" office:value="62495" calcext:value-type="float">
            <text:p>62495</text:p>
          </table:table-cell>
          <table:table-cell office:value-type="float" office:value="343910" calcext:value-type="float">
            <text:p>343910</text:p>
          </table:table-cell>
          <table:table-cell office:value-type="float" office:value="414212" calcext:value-type="float">
            <text:p>414212</text:p>
          </table:table-cell>
          <table:table-cell office:value-type="float" office:value="525712" calcext:value-type="float">
            <text:p>525712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string" calcext:value-type="string">
            <text:p>2018-01-01T21:52:56.43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2409" calcext:value-type="float">
            <text:p>412409</text:p>
          </table:table-cell>
          <table:table-cell office:value-type="float" office:value="62919" calcext:value-type="float">
            <text:p>62919</text:p>
          </table:table-cell>
          <table:table-cell office:value-type="float" office:value="333216" calcext:value-type="float">
            <text:p>333216</text:p>
          </table:table-cell>
          <table:table-cell office:value-type="float" office:value="392879" calcext:value-type="float">
            <text:p>392879</text:p>
          </table:table-cell>
          <table:table-cell office:value-type="float" office:value="545449" calcext:value-type="float">
            <text:p>54544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8-01-01T21:52:58.72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9835" calcext:value-type="float">
            <text:p>429835</text:p>
          </table:table-cell>
          <table:table-cell office:value-type="float" office:value="49415" calcext:value-type="float">
            <text:p>49415</text:p>
          </table:table-cell>
          <table:table-cell office:value-type="float" office:value="367087" calcext:value-type="float">
            <text:p>367087</text:p>
          </table:table-cell>
          <table:table-cell office:value-type="float" office:value="423390" calcext:value-type="float">
            <text:p>423390</text:p>
          </table:table-cell>
          <table:table-cell office:value-type="float" office:value="490923" calcext:value-type="float">
            <text:p>4909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1-01T21:53:01.1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0391" calcext:value-type="float">
            <text:p>440391</text:p>
          </table:table-cell>
          <table:table-cell office:value-type="float" office:value="74185" calcext:value-type="float">
            <text:p>74185</text:p>
          </table:table-cell>
          <table:table-cell office:value-type="float" office:value="346434" calcext:value-type="float">
            <text:p>346434</text:p>
          </table:table-cell>
          <table:table-cell office:value-type="float" office:value="417664" calcext:value-type="float">
            <text:p>417664</text:p>
          </table:table-cell>
          <table:table-cell office:value-type="float" office:value="571709" calcext:value-type="float">
            <text:p>5717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1-01T21:53:03.6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0364" calcext:value-type="float">
            <text:p>410364</text:p>
          </table:table-cell>
          <table:table-cell office:value-type="float" office:value="48538" calcext:value-type="float">
            <text:p>48538</text:p>
          </table:table-cell>
          <table:table-cell office:value-type="float" office:value="349884" calcext:value-type="float">
            <text:p>349884</text:p>
          </table:table-cell>
          <table:table-cell office:value-type="float" office:value="402610" calcext:value-type="float">
            <text:p>402610</text:p>
          </table:table-cell>
          <table:table-cell office:value-type="float" office:value="489815" calcext:value-type="float">
            <text:p>489815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2018-01-01T21:53:05.8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3115" calcext:value-type="float">
            <text:p>463115</text:p>
          </table:table-cell>
          <table:table-cell office:value-type="float" office:value="75082" calcext:value-type="float">
            <text:p>75082</text:p>
          </table:table-cell>
          <table:table-cell office:value-type="float" office:value="348224" calcext:value-type="float">
            <text:p>348224</text:p>
          </table:table-cell>
          <table:table-cell office:value-type="float" office:value="464382" calcext:value-type="float">
            <text:p>464382</text:p>
          </table:table-cell>
          <table:table-cell office:value-type="float" office:value="554284" calcext:value-type="float">
            <text:p>5542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8-01-01T21:53:09.3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05757" calcext:value-type="float">
            <text:p>405757</text:p>
          </table:table-cell>
          <table:table-cell office:value-type="float" office:value="47671" calcext:value-type="float">
            <text:p>47671</text:p>
          </table:table-cell>
          <table:table-cell office:value-type="float" office:value="358736" calcext:value-type="float">
            <text:p>358736</text:p>
          </table:table-cell>
          <table:table-cell office:value-type="float" office:value="407075" calcext:value-type="float">
            <text:p>407075</text:p>
          </table:table-cell>
          <table:table-cell office:value-type="float" office:value="501413" calcext:value-type="float">
            <text:p>501413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18-01-01T21:53:11.59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7235" calcext:value-type="float">
            <text:p>427235</text:p>
          </table:table-cell>
          <table:table-cell office:value-type="float" office:value="64851" calcext:value-type="float">
            <text:p>64851</text:p>
          </table:table-cell>
          <table:table-cell office:value-type="float" office:value="348095" calcext:value-type="float">
            <text:p>348095</text:p>
          </table:table-cell>
          <table:table-cell office:value-type="float" office:value="413144" calcext:value-type="float">
            <text:p>413144</text:p>
          </table:table-cell>
          <table:table-cell office:value-type="float" office:value="535777" calcext:value-type="float">
            <text:p>53577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-01-01T21:53:14.8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0652" calcext:value-type="float">
            <text:p>440652</text:p>
          </table:table-cell>
          <table:table-cell office:value-type="float" office:value="67332" calcext:value-type="float">
            <text:p>67332</text:p>
          </table:table-cell>
          <table:table-cell office:value-type="float" office:value="365838" calcext:value-type="float">
            <text:p>365838</text:p>
          </table:table-cell>
          <table:table-cell office:value-type="float" office:value="443075" calcext:value-type="float">
            <text:p>443075</text:p>
          </table:table-cell>
          <table:table-cell office:value-type="float" office:value="556503" calcext:value-type="float">
            <text:p>55650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1-01T21:53:17.1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39004" calcext:value-type="float">
            <text:p>439004</text:p>
          </table:table-cell>
          <table:table-cell office:value-type="float" office:value="32266" calcext:value-type="float">
            <text:p>32266</text:p>
          </table:table-cell>
          <table:table-cell office:value-type="float" office:value="391707" calcext:value-type="float">
            <text:p>391707</text:p>
          </table:table-cell>
          <table:table-cell office:value-type="float" office:value="432068" calcext:value-type="float">
            <text:p>432068</text:p>
          </table:table-cell>
          <table:table-cell office:value-type="float" office:value="484935" calcext:value-type="float">
            <text:p>484935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string" calcext:value-type="string">
            <text:p>2018-01-01T21:53:19.79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4421" calcext:value-type="float">
            <text:p>424421</text:p>
          </table:table-cell>
          <table:table-cell office:value-type="float" office:value="40448" calcext:value-type="float">
            <text:p>40448</text:p>
          </table:table-cell>
          <table:table-cell office:value-type="float" office:value="362413" calcext:value-type="float">
            <text:p>362413</text:p>
          </table:table-cell>
          <table:table-cell office:value-type="float" office:value="422996" calcext:value-type="float">
            <text:p>422996</text:p>
          </table:table-cell>
          <table:table-cell office:value-type="float" office:value="472767" calcext:value-type="float">
            <text:p>47276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-01-01T21:53:22.1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2676" calcext:value-type="float">
            <text:p>422676</text:p>
          </table:table-cell>
          <table:table-cell office:value-type="float" office:value="87600" calcext:value-type="float">
            <text:p>87600</text:p>
          </table:table-cell>
          <table:table-cell office:value-type="float" office:value="331609" calcext:value-type="float">
            <text:p>331609</text:p>
          </table:table-cell>
          <table:table-cell office:value-type="float" office:value="413987" calcext:value-type="float">
            <text:p>413987</text:p>
          </table:table-cell>
          <table:table-cell office:value-type="float" office:value="583983" calcext:value-type="float">
            <text:p>583983</text:p>
          </table:table-cell>
          <table:table-cell office:value-type="float" office:value="-217" calcext:value-type="float">
            <text:p>-217</text:p>
          </table:table-cell>
        </table:table-row>
        <table:table-row table:style-name="ro1">
          <table:table-cell office:value-type="string" calcext:value-type="string">
            <text:p>2018-01-01T21:53:24.37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7939" calcext:value-type="float">
            <text:p>427939</text:p>
          </table:table-cell>
          <table:table-cell office:value-type="float" office:value="76855" calcext:value-type="float">
            <text:p>76855</text:p>
          </table:table-cell>
          <table:table-cell office:value-type="float" office:value="327178" calcext:value-type="float">
            <text:p>327178</text:p>
          </table:table-cell>
          <table:table-cell office:value-type="float" office:value="410709" calcext:value-type="float">
            <text:p>410709</text:p>
          </table:table-cell>
          <table:table-cell office:value-type="float" office:value="599633" calcext:value-type="float">
            <text:p>5996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1-01T21:53:26.9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5945" calcext:value-type="float">
            <text:p>425945</text:p>
          </table:table-cell>
          <table:table-cell office:value-type="float" office:value="82818" calcext:value-type="float">
            <text:p>82818</text:p>
          </table:table-cell>
          <table:table-cell office:value-type="float" office:value="358654" calcext:value-type="float">
            <text:p>358654</text:p>
          </table:table-cell>
          <table:table-cell office:value-type="float" office:value="398764" calcext:value-type="float">
            <text:p>398764</text:p>
          </table:table-cell>
          <table:table-cell office:value-type="float" office:value="585153" calcext:value-type="float">
            <text:p>585153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18-01-01T21:53:30.2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7408" calcext:value-type="float">
            <text:p>427408</text:p>
          </table:table-cell>
          <table:table-cell office:value-type="float" office:value="68480" calcext:value-type="float">
            <text:p>68480</text:p>
          </table:table-cell>
          <table:table-cell office:value-type="float" office:value="339629" calcext:value-type="float">
            <text:p>339629</text:p>
          </table:table-cell>
          <table:table-cell office:value-type="float" office:value="439617" calcext:value-type="float">
            <text:p>439617</text:p>
          </table:table-cell>
          <table:table-cell office:value-type="float" office:value="516929" calcext:value-type="float">
            <text:p>51692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01-01T21:53:32.6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8463" calcext:value-type="float">
            <text:p>408463</text:p>
          </table:table-cell>
          <table:table-cell office:value-type="float" office:value="58422" calcext:value-type="float">
            <text:p>58422</text:p>
          </table:table-cell>
          <table:table-cell office:value-type="float" office:value="344035" calcext:value-type="float">
            <text:p>344035</text:p>
          </table:table-cell>
          <table:table-cell office:value-type="float" office:value="383620" calcext:value-type="float">
            <text:p>383620</text:p>
          </table:table-cell>
          <table:table-cell office:value-type="float" office:value="507068" calcext:value-type="float">
            <text:p>507068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string" calcext:value-type="string">
            <text:p>2018-01-01T21:53:35.1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5343" calcext:value-type="float">
            <text:p>425343</text:p>
          </table:table-cell>
          <table:table-cell office:value-type="float" office:value="74579" calcext:value-type="float">
            <text:p>74579</text:p>
          </table:table-cell>
          <table:table-cell office:value-type="float" office:value="344780" calcext:value-type="float">
            <text:p>344780</text:p>
          </table:table-cell>
          <table:table-cell office:value-type="float" office:value="406040" calcext:value-type="float">
            <text:p>406040</text:p>
          </table:table-cell>
          <table:table-cell office:value-type="float" office:value="559180" calcext:value-type="float">
            <text:p>5591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1-01T21:53:37.63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19573" calcext:value-type="float">
            <text:p>419573</text:p>
          </table:table-cell>
          <table:table-cell office:value-type="float" office:value="67283" calcext:value-type="float">
            <text:p>67283</text:p>
          </table:table-cell>
          <table:table-cell office:value-type="float" office:value="331874" calcext:value-type="float">
            <text:p>331874</text:p>
          </table:table-cell>
          <table:table-cell office:value-type="float" office:value="402739" calcext:value-type="float">
            <text:p>402739</text:p>
          </table:table-cell>
          <table:table-cell office:value-type="float" office:value="538605" calcext:value-type="float">
            <text:p>53860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8-01-01T21:53:40.52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40530" calcext:value-type="float">
            <text:p>440530</text:p>
          </table:table-cell>
          <table:table-cell office:value-type="float" office:value="82656" calcext:value-type="float">
            <text:p>82656</text:p>
          </table:table-cell>
          <table:table-cell office:value-type="float" office:value="348295" calcext:value-type="float">
            <text:p>348295</text:p>
          </table:table-cell>
          <table:table-cell office:value-type="float" office:value="419562" calcext:value-type="float">
            <text:p>419562</text:p>
          </table:table-cell>
          <table:table-cell office:value-type="float" office:value="573941" calcext:value-type="float">
            <text:p>5739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-01-01T21:53:43.77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15577" calcext:value-type="float">
            <text:p>415577</text:p>
          </table:table-cell>
          <table:table-cell office:value-type="float" office:value="57577" calcext:value-type="float">
            <text:p>57577</text:p>
          </table:table-cell>
          <table:table-cell office:value-type="float" office:value="341506" calcext:value-type="float">
            <text:p>341506</text:p>
          </table:table-cell>
          <table:table-cell office:value-type="float" office:value="427227" calcext:value-type="float">
            <text:p>427227</text:p>
          </table:table-cell>
          <table:table-cell office:value-type="float" office:value="492862" calcext:value-type="float">
            <text:p>49286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2018-01-01T21:53:46.2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39580" calcext:value-type="float">
            <text:p>439580</text:p>
          </table:table-cell>
          <table:table-cell office:value-type="float" office:value="104029" calcext:value-type="float">
            <text:p>104029</text:p>
          </table:table-cell>
          <table:table-cell office:value-type="float" office:value="331900" calcext:value-type="float">
            <text:p>331900</text:p>
          </table:table-cell>
          <table:table-cell office:value-type="float" office:value="421214" calcext:value-type="float">
            <text:p>421214</text:p>
          </table:table-cell>
          <table:table-cell office:value-type="float" office:value="673297" calcext:value-type="float">
            <text:p>67329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8-01-01T21:53:49.5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02040" calcext:value-type="float">
            <text:p>402040</text:p>
          </table:table-cell>
          <table:table-cell office:value-type="float" office:value="38459" calcext:value-type="float">
            <text:p>38459</text:p>
          </table:table-cell>
          <table:table-cell office:value-type="float" office:value="364762" calcext:value-type="float">
            <text:p>364762</text:p>
          </table:table-cell>
          <table:table-cell office:value-type="float" office:value="383736" calcext:value-type="float">
            <text:p>383736</text:p>
          </table:table-cell>
          <table:table-cell office:value-type="float" office:value="497427" calcext:value-type="float">
            <text:p>49742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8-01-01T21:53:52.7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26525" calcext:value-type="float">
            <text:p>426525</text:p>
          </table:table-cell>
          <table:table-cell office:value-type="float" office:value="65293" calcext:value-type="float">
            <text:p>65293</text:p>
          </table:table-cell>
          <table:table-cell office:value-type="float" office:value="352663" calcext:value-type="float">
            <text:p>352663</text:p>
          </table:table-cell>
          <table:table-cell office:value-type="float" office:value="399126" calcext:value-type="float">
            <text:p>399126</text:p>
          </table:table-cell>
          <table:table-cell office:value-type="float" office:value="522911" calcext:value-type="float">
            <text:p>522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1T21:53:55.2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04024" calcext:value-type="float">
            <text:p>404024</text:p>
          </table:table-cell>
          <table:table-cell office:value-type="float" office:value="45723" calcext:value-type="float">
            <text:p>45723</text:p>
          </table:table-cell>
          <table:table-cell office:value-type="float" office:value="355547" calcext:value-type="float">
            <text:p>355547</text:p>
          </table:table-cell>
          <table:table-cell office:value-type="float" office:value="391516" calcext:value-type="float">
            <text:p>391516</text:p>
          </table:table-cell>
          <table:table-cell office:value-type="float" office:value="499919" calcext:value-type="float">
            <text:p>4999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-01-01T21:53:57.71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23726" calcext:value-type="float">
            <text:p>423726</text:p>
          </table:table-cell>
          <table:table-cell office:value-type="float" office:value="40910" calcext:value-type="float">
            <text:p>40910</text:p>
          </table:table-cell>
          <table:table-cell office:value-type="float" office:value="367570" calcext:value-type="float">
            <text:p>367570</text:p>
          </table:table-cell>
          <table:table-cell office:value-type="float" office:value="418124" calcext:value-type="float">
            <text:p>418124</text:p>
          </table:table-cell>
          <table:table-cell office:value-type="float" office:value="518495" calcext:value-type="float">
            <text:p>5184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-01-01T21:54:00.1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0406" calcext:value-type="float">
            <text:p>440406</text:p>
          </table:table-cell>
          <table:table-cell office:value-type="float" office:value="75384" calcext:value-type="float">
            <text:p>75384</text:p>
          </table:table-cell>
          <table:table-cell office:value-type="float" office:value="355422" calcext:value-type="float">
            <text:p>355422</text:p>
          </table:table-cell>
          <table:table-cell office:value-type="float" office:value="437271" calcext:value-type="float">
            <text:p>437271</text:p>
          </table:table-cell>
          <table:table-cell office:value-type="float" office:value="591359" calcext:value-type="float">
            <text:p>591359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8-01-01T21:54:03.4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66109" calcext:value-type="float">
            <text:p>466109</text:p>
          </table:table-cell>
          <table:table-cell office:value-type="float" office:value="90054" calcext:value-type="float">
            <text:p>90054</text:p>
          </table:table-cell>
          <table:table-cell office:value-type="float" office:value="330622" calcext:value-type="float">
            <text:p>330622</text:p>
          </table:table-cell>
          <table:table-cell office:value-type="float" office:value="484987" calcext:value-type="float">
            <text:p>484987</text:p>
          </table:table-cell>
          <table:table-cell office:value-type="float" office:value="593129" calcext:value-type="float">
            <text:p>593129</text:p>
          </table:table-cell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string" calcext:value-type="string">
            <text:p>2018-01-01T21:54:06.7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17250" calcext:value-type="float">
            <text:p>417250</text:p>
          </table:table-cell>
          <table:table-cell office:value-type="float" office:value="61011" calcext:value-type="float">
            <text:p>61011</text:p>
          </table:table-cell>
          <table:table-cell office:value-type="float" office:value="365669" calcext:value-type="float">
            <text:p>365669</text:p>
          </table:table-cell>
          <table:table-cell office:value-type="float" office:value="381655" calcext:value-type="float">
            <text:p>381655</text:p>
          </table:table-cell>
          <table:table-cell office:value-type="float" office:value="538306" calcext:value-type="float">
            <text:p>53830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18-01-01T21:54:09.9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24413" calcext:value-type="float">
            <text:p>424413</text:p>
          </table:table-cell>
          <table:table-cell office:value-type="float" office:value="56823" calcext:value-type="float">
            <text:p>56823</text:p>
          </table:table-cell>
          <table:table-cell office:value-type="float" office:value="351203" calcext:value-type="float">
            <text:p>351203</text:p>
          </table:table-cell>
          <table:table-cell office:value-type="float" office:value="406875" calcext:value-type="float">
            <text:p>406875</text:p>
          </table:table-cell>
          <table:table-cell office:value-type="float" office:value="569180" calcext:value-type="float">
            <text:p>569180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2018-01-01T21:54:12.3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12106" calcext:value-type="float">
            <text:p>412106</text:p>
          </table:table-cell>
          <table:table-cell office:value-type="float" office:value="52134" calcext:value-type="float">
            <text:p>52134</text:p>
          </table:table-cell>
          <table:table-cell office:value-type="float" office:value="344904" calcext:value-type="float">
            <text:p>344904</text:p>
          </table:table-cell>
          <table:table-cell office:value-type="float" office:value="394275" calcext:value-type="float">
            <text:p>394275</text:p>
          </table:table-cell>
          <table:table-cell office:value-type="float" office:value="517810" calcext:value-type="float">
            <text:p>517810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string" calcext:value-type="string">
            <text:p>2018-01-01T21:54:14.6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8252" calcext:value-type="float">
            <text:p>448252</text:p>
          </table:table-cell>
          <table:table-cell office:value-type="float" office:value="72722" calcext:value-type="float">
            <text:p>72722</text:p>
          </table:table-cell>
          <table:table-cell office:value-type="float" office:value="362823" calcext:value-type="float">
            <text:p>362823</text:p>
          </table:table-cell>
          <table:table-cell office:value-type="float" office:value="432582" calcext:value-type="float">
            <text:p>432582</text:p>
          </table:table-cell>
          <table:table-cell office:value-type="float" office:value="597360" calcext:value-type="float">
            <text:p>5973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-01-01T21:54:18.20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85992" calcext:value-type="float">
            <text:p>385992</text:p>
          </table:table-cell>
          <table:table-cell office:value-type="float" office:value="46783" calcext:value-type="float">
            <text:p>46783</text:p>
          </table:table-cell>
          <table:table-cell office:value-type="float" office:value="281216" calcext:value-type="float">
            <text:p>281216</text:p>
          </table:table-cell>
          <table:table-cell office:value-type="float" office:value="374070" calcext:value-type="float">
            <text:p>374070</text:p>
          </table:table-cell>
          <table:table-cell office:value-type="float" office:value="449217" calcext:value-type="float">
            <text:p>4492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1-01T21:54:20.64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2286" calcext:value-type="float">
            <text:p>422286</text:p>
          </table:table-cell>
          <table:table-cell office:value-type="float" office:value="46883" calcext:value-type="float">
            <text:p>46883</text:p>
          </table:table-cell>
          <table:table-cell office:value-type="float" office:value="338076" calcext:value-type="float">
            <text:p>338076</text:p>
          </table:table-cell>
          <table:table-cell office:value-type="float" office:value="430523" calcext:value-type="float">
            <text:p>430523</text:p>
          </table:table-cell>
          <table:table-cell office:value-type="float" office:value="488873" calcext:value-type="float">
            <text:p>488873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string" calcext:value-type="string">
            <text:p>2018-01-01T21:54:23.11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0868" calcext:value-type="float">
            <text:p>420868</text:p>
          </table:table-cell>
          <table:table-cell office:value-type="float" office:value="59637" calcext:value-type="float">
            <text:p>59637</text:p>
          </table:table-cell>
          <table:table-cell office:value-type="float" office:value="337696" calcext:value-type="float">
            <text:p>337696</text:p>
          </table:table-cell>
          <table:table-cell office:value-type="float" office:value="419020" calcext:value-type="float">
            <text:p>419020</text:p>
          </table:table-cell>
          <table:table-cell office:value-type="float" office:value="540336" calcext:value-type="float">
            <text:p>5403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1-01T21:54:26.3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19402" calcext:value-type="float">
            <text:p>419402</text:p>
          </table:table-cell>
          <table:table-cell office:value-type="float" office:value="75778" calcext:value-type="float">
            <text:p>75778</text:p>
          </table:table-cell>
          <table:table-cell office:value-type="float" office:value="336156" calcext:value-type="float">
            <text:p>336156</text:p>
          </table:table-cell>
          <table:table-cell office:value-type="float" office:value="405728" calcext:value-type="float">
            <text:p>405728</text:p>
          </table:table-cell>
          <table:table-cell office:value-type="float" office:value="569290" calcext:value-type="float">
            <text:p>5692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8-01-01T21:54:29.6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5898" calcext:value-type="float">
            <text:p>405898</text:p>
          </table:table-cell>
          <table:table-cell office:value-type="float" office:value="53075" calcext:value-type="float">
            <text:p>53075</text:p>
          </table:table-cell>
          <table:table-cell office:value-type="float" office:value="344221" calcext:value-type="float">
            <text:p>344221</text:p>
          </table:table-cell>
          <table:table-cell office:value-type="float" office:value="398124" calcext:value-type="float">
            <text:p>398124</text:p>
          </table:table-cell>
          <table:table-cell office:value-type="float" office:value="497111" calcext:value-type="float">
            <text:p>497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8-01-01T21:54:32.93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2567" calcext:value-type="float">
            <text:p>422567</text:p>
          </table:table-cell>
          <table:table-cell office:value-type="float" office:value="56264" calcext:value-type="float">
            <text:p>56264</text:p>
          </table:table-cell>
          <table:table-cell office:value-type="float" office:value="344952" calcext:value-type="float">
            <text:p>344952</text:p>
          </table:table-cell>
          <table:table-cell office:value-type="float" office:value="416055" calcext:value-type="float">
            <text:p>416055</text:p>
          </table:table-cell>
          <table:table-cell office:value-type="float" office:value="523641" calcext:value-type="float">
            <text:p>52364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2018-01-01T21:54:35.3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7084" calcext:value-type="float">
            <text:p>427084</text:p>
          </table:table-cell>
          <table:table-cell office:value-type="float" office:value="74140" calcext:value-type="float">
            <text:p>74140</text:p>
          </table:table-cell>
          <table:table-cell office:value-type="float" office:value="344020" calcext:value-type="float">
            <text:p>344020</text:p>
          </table:table-cell>
          <table:table-cell office:value-type="float" office:value="398241" calcext:value-type="float">
            <text:p>398241</text:p>
          </table:table-cell>
          <table:table-cell office:value-type="float" office:value="560253" calcext:value-type="float">
            <text:p>560253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string" calcext:value-type="string">
            <text:p>2018-01-01T21:54:38.5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11435" calcext:value-type="float">
            <text:p>411435</text:p>
          </table:table-cell>
          <table:table-cell office:value-type="float" office:value="55013" calcext:value-type="float">
            <text:p>55013</text:p>
          </table:table-cell>
          <table:table-cell office:value-type="float" office:value="327795" calcext:value-type="float">
            <text:p>327795</text:p>
          </table:table-cell>
          <table:table-cell office:value-type="float" office:value="404937" calcext:value-type="float">
            <text:p>404937</text:p>
          </table:table-cell>
          <table:table-cell office:value-type="float" office:value="523399" calcext:value-type="float">
            <text:p>523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1T21:54:40.89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50926" calcext:value-type="float">
            <text:p>450926</text:p>
          </table:table-cell>
          <table:table-cell office:value-type="float" office:value="55375" calcext:value-type="float">
            <text:p>55375</text:p>
          </table:table-cell>
          <table:table-cell office:value-type="float" office:value="367353" calcext:value-type="float">
            <text:p>367353</text:p>
          </table:table-cell>
          <table:table-cell office:value-type="float" office:value="471592" calcext:value-type="float">
            <text:p>471592</text:p>
          </table:table-cell>
          <table:table-cell office:value-type="float" office:value="526178" calcext:value-type="float">
            <text:p>526178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string" calcext:value-type="string">
            <text:p>2018-01-01T21:54:44.37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2255" calcext:value-type="float">
            <text:p>402255</text:p>
          </table:table-cell>
          <table:table-cell office:value-type="float" office:value="56281" calcext:value-type="float">
            <text:p>56281</text:p>
          </table:table-cell>
          <table:table-cell office:value-type="float" office:value="341825" calcext:value-type="float">
            <text:p>341825</text:p>
          </table:table-cell>
          <table:table-cell office:value-type="float" office:value="378224" calcext:value-type="float">
            <text:p>378224</text:p>
          </table:table-cell>
          <table:table-cell office:value-type="float" office:value="516863" calcext:value-type="float">
            <text:p>516863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2018-01-01T21:54:46.88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13081" calcext:value-type="float">
            <text:p>413081</text:p>
          </table:table-cell>
          <table:table-cell office:value-type="float" office:value="49578" calcext:value-type="float">
            <text:p>49578</text:p>
          </table:table-cell>
          <table:table-cell office:value-type="float" office:value="329415" calcext:value-type="float">
            <text:p>329415</text:p>
          </table:table-cell>
          <table:table-cell office:value-type="float" office:value="402493" calcext:value-type="float">
            <text:p>402493</text:p>
          </table:table-cell>
          <table:table-cell office:value-type="float" office:value="482560" calcext:value-type="float">
            <text:p>4825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8-01-01T21:54:49.3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07490" calcext:value-type="float">
            <text:p>407490</text:p>
          </table:table-cell>
          <table:table-cell office:value-type="float" office:value="50765" calcext:value-type="float">
            <text:p>50765</text:p>
          </table:table-cell>
          <table:table-cell office:value-type="float" office:value="343981" calcext:value-type="float">
            <text:p>343981</text:p>
          </table:table-cell>
          <table:table-cell office:value-type="float" office:value="386192" calcext:value-type="float">
            <text:p>386192</text:p>
          </table:table-cell>
          <table:table-cell office:value-type="float" office:value="502048" calcext:value-type="float">
            <text:p>5020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2018-01-01T21:54:51.58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10332" calcext:value-type="float">
            <text:p>410332</text:p>
          </table:table-cell>
          <table:table-cell office:value-type="float" office:value="63028" calcext:value-type="float">
            <text:p>63028</text:p>
          </table:table-cell>
          <table:table-cell office:value-type="float" office:value="345021" calcext:value-type="float">
            <text:p>345021</text:p>
          </table:table-cell>
          <table:table-cell office:value-type="float" office:value="405549" calcext:value-type="float">
            <text:p>405549</text:p>
          </table:table-cell>
          <table:table-cell office:value-type="float" office:value="579472" calcext:value-type="float">
            <text:p>579472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2018-01-01T21:54:53.9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06698" calcext:value-type="float">
            <text:p>406698</text:p>
          </table:table-cell>
          <table:table-cell office:value-type="float" office:value="66287" calcext:value-type="float">
            <text:p>66287</text:p>
          </table:table-cell>
          <table:table-cell office:value-type="float" office:value="330055" calcext:value-type="float">
            <text:p>330055</text:p>
          </table:table-cell>
          <table:table-cell office:value-type="float" office:value="391069" calcext:value-type="float">
            <text:p>391069</text:p>
          </table:table-cell>
          <table:table-cell office:value-type="float" office:value="542922" calcext:value-type="float">
            <text:p>542922</text:p>
          </table:table-cell>
          <table:table-cell office:value-type="float" office:value="-131" calcext:value-type="float">
            <text:p>-131</text:p>
          </table:table-cell>
        </table:table-row>
        <table:table-row table:style-name="ro1">
          <table:table-cell office:value-type="string" calcext:value-type="string">
            <text:p>2018-01-01T21:54:56.25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05563" calcext:value-type="float">
            <text:p>405563</text:p>
          </table:table-cell>
          <table:table-cell office:value-type="float" office:value="56975" calcext:value-type="float">
            <text:p>56975</text:p>
          </table:table-cell>
          <table:table-cell office:value-type="float" office:value="334179" calcext:value-type="float">
            <text:p>334179</text:p>
          </table:table-cell>
          <table:table-cell office:value-type="float" office:value="410226" calcext:value-type="float">
            <text:p>410226</text:p>
          </table:table-cell>
          <table:table-cell office:value-type="float" office:value="548659" calcext:value-type="float">
            <text:p>548659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string" calcext:value-type="string">
            <text:p>2018-01-01T21:54:58.61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8146" calcext:value-type="float">
            <text:p>398146</text:p>
          </table:table-cell>
          <table:table-cell office:value-type="float" office:value="54256" calcext:value-type="float">
            <text:p>54256</text:p>
          </table:table-cell>
          <table:table-cell office:value-type="float" office:value="329065" calcext:value-type="float">
            <text:p>329065</text:p>
          </table:table-cell>
          <table:table-cell office:value-type="float" office:value="381595" calcext:value-type="float">
            <text:p>381595</text:p>
          </table:table-cell>
          <table:table-cell office:value-type="float" office:value="496235" calcext:value-type="float">
            <text:p>4962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-01-01T21:55:00.96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6064" calcext:value-type="float">
            <text:p>396064</text:p>
          </table:table-cell>
          <table:table-cell office:value-type="float" office:value="41760" calcext:value-type="float">
            <text:p>41760</text:p>
          </table:table-cell>
          <table:table-cell office:value-type="float" office:value="339133" calcext:value-type="float">
            <text:p>339133</text:p>
          </table:table-cell>
          <table:table-cell office:value-type="float" office:value="383233" calcext:value-type="float">
            <text:p>383233</text:p>
          </table:table-cell>
          <table:table-cell office:value-type="float" office:value="456797" calcext:value-type="float">
            <text:p>456797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string" calcext:value-type="string">
            <text:p>2018-01-01T21:55:03.33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2238" calcext:value-type="float">
            <text:p>392238</text:p>
          </table:table-cell>
          <table:table-cell office:value-type="float" office:value="55475" calcext:value-type="float">
            <text:p>55475</text:p>
          </table:table-cell>
          <table:table-cell office:value-type="float" office:value="326299" calcext:value-type="float">
            <text:p>326299</text:p>
          </table:table-cell>
          <table:table-cell office:value-type="float" office:value="379411" calcext:value-type="float">
            <text:p>379411</text:p>
          </table:table-cell>
          <table:table-cell office:value-type="float" office:value="531304" calcext:value-type="float">
            <text:p>53130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18-01-01T21:55:05.7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09398" calcext:value-type="float">
            <text:p>409398</text:p>
          </table:table-cell>
          <table:table-cell office:value-type="float" office:value="58235" calcext:value-type="float">
            <text:p>58235</text:p>
          </table:table-cell>
          <table:table-cell office:value-type="float" office:value="343186" calcext:value-type="float">
            <text:p>343186</text:p>
          </table:table-cell>
          <table:table-cell office:value-type="float" office:value="397828" calcext:value-type="float">
            <text:p>397828</text:p>
          </table:table-cell>
          <table:table-cell office:value-type="float" office:value="500148" calcext:value-type="float">
            <text:p>500148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string" calcext:value-type="string">
            <text:p>2018-01-01T21:55:08.1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42801" calcext:value-type="float">
            <text:p>442801</text:p>
          </table:table-cell>
          <table:table-cell office:value-type="float" office:value="83851" calcext:value-type="float">
            <text:p>83851</text:p>
          </table:table-cell>
          <table:table-cell office:value-type="float" office:value="322127" calcext:value-type="float">
            <text:p>322127</text:p>
          </table:table-cell>
          <table:table-cell office:value-type="float" office:value="435620" calcext:value-type="float">
            <text:p>435620</text:p>
          </table:table-cell>
          <table:table-cell office:value-type="float" office:value="615109" calcext:value-type="float">
            <text:p>615109</text:p>
          </table:table-cell>
          <table:table-cell office:value-type="float" office:value="-142" calcext:value-type="float">
            <text:p>-142</text:p>
          </table:table-cell>
        </table:table-row>
        <table:table-row table:style-name="ro1">
          <table:table-cell office:value-type="string" calcext:value-type="string">
            <text:p>2018-01-01T21:55:11.37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5849" calcext:value-type="float">
            <text:p>405849</text:p>
          </table:table-cell>
          <table:table-cell office:value-type="float" office:value="56007" calcext:value-type="float">
            <text:p>56007</text:p>
          </table:table-cell>
          <table:table-cell office:value-type="float" office:value="343023" calcext:value-type="float">
            <text:p>343023</text:p>
          </table:table-cell>
          <table:table-cell office:value-type="float" office:value="399407" calcext:value-type="float">
            <text:p>399407</text:p>
          </table:table-cell>
          <table:table-cell office:value-type="float" office:value="551526" calcext:value-type="float">
            <text:p>55152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-01-01T21:55:14.8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17207" calcext:value-type="float">
            <text:p>417207</text:p>
          </table:table-cell>
          <table:table-cell office:value-type="float" office:value="62857" calcext:value-type="float">
            <text:p>62857</text:p>
          </table:table-cell>
          <table:table-cell office:value-type="float" office:value="336482" calcext:value-type="float">
            <text:p>336482</text:p>
          </table:table-cell>
          <table:table-cell office:value-type="float" office:value="411792" calcext:value-type="float">
            <text:p>411792</text:p>
          </table:table-cell>
          <table:table-cell office:value-type="float" office:value="501424" calcext:value-type="float">
            <text:p>501424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string" calcext:value-type="string">
            <text:p>2018-01-01T21:55:17.58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17615" calcext:value-type="float">
            <text:p>417615</text:p>
          </table:table-cell>
          <table:table-cell office:value-type="float" office:value="52103" calcext:value-type="float">
            <text:p>52103</text:p>
          </table:table-cell>
          <table:table-cell office:value-type="float" office:value="342987" calcext:value-type="float">
            <text:p>342987</text:p>
          </table:table-cell>
          <table:table-cell office:value-type="float" office:value="419668" calcext:value-type="float">
            <text:p>419668</text:p>
          </table:table-cell>
          <table:table-cell office:value-type="float" office:value="507405" calcext:value-type="float">
            <text:p>507405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2018-01-01T21:55:20.85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8630" calcext:value-type="float">
            <text:p>408630</text:p>
          </table:table-cell>
          <table:table-cell office:value-type="float" office:value="60267" calcext:value-type="float">
            <text:p>60267</text:p>
          </table:table-cell>
          <table:table-cell office:value-type="float" office:value="333343" calcext:value-type="float">
            <text:p>333343</text:p>
          </table:table-cell>
          <table:table-cell office:value-type="float" office:value="394421" calcext:value-type="float">
            <text:p>394421</text:p>
          </table:table-cell>
          <table:table-cell office:value-type="float" office:value="528129" calcext:value-type="float">
            <text:p>52812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8-01-01T21:55:24.06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13128" calcext:value-type="float">
            <text:p>413128</text:p>
          </table:table-cell>
          <table:table-cell office:value-type="float" office:value="54501" calcext:value-type="float">
            <text:p>54501</text:p>
          </table:table-cell>
          <table:table-cell office:value-type="float" office:value="350718" calcext:value-type="float">
            <text:p>350718</text:p>
          </table:table-cell>
          <table:table-cell office:value-type="float" office:value="406495" calcext:value-type="float">
            <text:p>406495</text:p>
          </table:table-cell>
          <table:table-cell office:value-type="float" office:value="549901" calcext:value-type="float">
            <text:p>54990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1-01T21:55:26.3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16077" calcext:value-type="float">
            <text:p>416077</text:p>
          </table:table-cell>
          <table:table-cell office:value-type="float" office:value="69966" calcext:value-type="float">
            <text:p>69966</text:p>
          </table:table-cell>
          <table:table-cell office:value-type="float" office:value="329052" calcext:value-type="float">
            <text:p>329052</text:p>
          </table:table-cell>
          <table:table-cell office:value-type="float" office:value="387665" calcext:value-type="float">
            <text:p>387665</text:p>
          </table:table-cell>
          <table:table-cell office:value-type="float" office:value="550112" calcext:value-type="float">
            <text:p>5501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-01-01T21:55:29.1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6689" calcext:value-type="float">
            <text:p>406689</text:p>
          </table:table-cell>
          <table:table-cell office:value-type="float" office:value="62006" calcext:value-type="float">
            <text:p>62006</text:p>
          </table:table-cell>
          <table:table-cell office:value-type="float" office:value="335918" calcext:value-type="float">
            <text:p>335918</text:p>
          </table:table-cell>
          <table:table-cell office:value-type="float" office:value="395638" calcext:value-type="float">
            <text:p>395638</text:p>
          </table:table-cell>
          <table:table-cell office:value-type="float" office:value="534227" calcext:value-type="float">
            <text:p>534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1T21:55:31.56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31409" calcext:value-type="float">
            <text:p>431409</text:p>
          </table:table-cell>
          <table:table-cell office:value-type="float" office:value="81280" calcext:value-type="float">
            <text:p>81280</text:p>
          </table:table-cell>
          <table:table-cell office:value-type="float" office:value="333118" calcext:value-type="float">
            <text:p>333118</text:p>
          </table:table-cell>
          <table:table-cell office:value-type="float" office:value="419532" calcext:value-type="float">
            <text:p>419532</text:p>
          </table:table-cell>
          <table:table-cell office:value-type="float" office:value="594909" calcext:value-type="float">
            <text:p>594909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string" calcext:value-type="string">
            <text:p>2018-01-01T21:55:35.72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58505" calcext:value-type="float">
            <text:p>458505</text:p>
          </table:table-cell>
          <table:table-cell office:value-type="float" office:value="119299" calcext:value-type="float">
            <text:p>119299</text:p>
          </table:table-cell>
          <table:table-cell office:value-type="float" office:value="334036" calcext:value-type="float">
            <text:p>334036</text:p>
          </table:table-cell>
          <table:table-cell office:value-type="float" office:value="415291" calcext:value-type="float">
            <text:p>415291</text:p>
          </table:table-cell>
          <table:table-cell office:value-type="float" office:value="713294" calcext:value-type="float">
            <text:p>7132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1-01T21:55:46.2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8426" calcext:value-type="float">
            <text:p>398426</text:p>
          </table:table-cell>
          <table:table-cell office:value-type="float" office:value="45407" calcext:value-type="float">
            <text:p>45407</text:p>
          </table:table-cell>
          <table:table-cell office:value-type="float" office:value="335630" calcext:value-type="float">
            <text:p>335630</text:p>
          </table:table-cell>
          <table:table-cell office:value-type="float" office:value="401620" calcext:value-type="float">
            <text:p>401620</text:p>
          </table:table-cell>
          <table:table-cell office:value-type="float" office:value="468914" calcext:value-type="float">
            <text:p>4689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1-01T21:55:48.56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7732" calcext:value-type="float">
            <text:p>407732</text:p>
          </table:table-cell>
          <table:table-cell office:value-type="float" office:value="50484" calcext:value-type="float">
            <text:p>50484</text:p>
          </table:table-cell>
          <table:table-cell office:value-type="float" office:value="338626" calcext:value-type="float">
            <text:p>338626</text:p>
          </table:table-cell>
          <table:table-cell office:value-type="float" office:value="394204" calcext:value-type="float">
            <text:p>394204</text:p>
          </table:table-cell>
          <table:table-cell office:value-type="float" office:value="527200" calcext:value-type="float">
            <text:p>52720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18-01-01T21:55:51.8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0699" calcext:value-type="float">
            <text:p>400699</text:p>
          </table:table-cell>
          <table:table-cell office:value-type="float" office:value="46326" calcext:value-type="float">
            <text:p>46326</text:p>
          </table:table-cell>
          <table:table-cell office:value-type="float" office:value="329421" calcext:value-type="float">
            <text:p>329421</text:p>
          </table:table-cell>
          <table:table-cell office:value-type="float" office:value="395681" calcext:value-type="float">
            <text:p>395681</text:p>
          </table:table-cell>
          <table:table-cell office:value-type="float" office:value="473471" calcext:value-type="float">
            <text:p>473471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2018-01-01T21:55:57.3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0039" calcext:value-type="float">
            <text:p>390039</text:p>
          </table:table-cell>
          <table:table-cell office:value-type="float" office:value="32916" calcext:value-type="float">
            <text:p>32916</text:p>
          </table:table-cell>
          <table:table-cell office:value-type="float" office:value="316511" calcext:value-type="float">
            <text:p>316511</text:p>
          </table:table-cell>
          <table:table-cell office:value-type="float" office:value="406153" calcext:value-type="float">
            <text:p>406153</text:p>
          </table:table-cell>
          <table:table-cell office:value-type="float" office:value="429981" calcext:value-type="float">
            <text:p>42998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1-01T21:56:00.61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7862" calcext:value-type="float">
            <text:p>427862</text:p>
          </table:table-cell>
          <table:table-cell office:value-type="float" office:value="99208" calcext:value-type="float">
            <text:p>99208</text:p>
          </table:table-cell>
          <table:table-cell office:value-type="float" office:value="339414" calcext:value-type="float">
            <text:p>339414</text:p>
          </table:table-cell>
          <table:table-cell office:value-type="float" office:value="400533" calcext:value-type="float">
            <text:p>400533</text:p>
          </table:table-cell>
          <table:table-cell office:value-type="float" office:value="735584" calcext:value-type="float">
            <text:p>7355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1-01T21:56:04.80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7865" calcext:value-type="float">
            <text:p>407865</text:p>
          </table:table-cell>
          <table:table-cell office:value-type="float" office:value="63257" calcext:value-type="float">
            <text:p>63257</text:p>
          </table:table-cell>
          <table:table-cell office:value-type="float" office:value="351455" calcext:value-type="float">
            <text:p>351455</text:p>
          </table:table-cell>
          <table:table-cell office:value-type="float" office:value="380143" calcext:value-type="float">
            <text:p>380143</text:p>
          </table:table-cell>
          <table:table-cell office:value-type="float" office:value="545648" calcext:value-type="float">
            <text:p>545648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string" calcext:value-type="string">
            <text:p>2018-01-01T21:56:07.1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2157" calcext:value-type="float">
            <text:p>402157</text:p>
          </table:table-cell>
          <table:table-cell office:value-type="float" office:value="58102" calcext:value-type="float">
            <text:p>58102</text:p>
          </table:table-cell>
          <table:table-cell office:value-type="float" office:value="315874" calcext:value-type="float">
            <text:p>315874</text:p>
          </table:table-cell>
          <table:table-cell office:value-type="float" office:value="383416" calcext:value-type="float">
            <text:p>383416</text:p>
          </table:table-cell>
          <table:table-cell office:value-type="float" office:value="536907" calcext:value-type="float">
            <text:p>536907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2018-01-01T21:56:09.3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35040" calcext:value-type="float">
            <text:p>435040</text:p>
          </table:table-cell>
          <table:table-cell office:value-type="float" office:value="61432" calcext:value-type="float">
            <text:p>61432</text:p>
          </table:table-cell>
          <table:table-cell office:value-type="float" office:value="355117" calcext:value-type="float">
            <text:p>355117</text:p>
          </table:table-cell>
          <table:table-cell office:value-type="float" office:value="421658" calcext:value-type="float">
            <text:p>421658</text:p>
          </table:table-cell>
          <table:table-cell office:value-type="float" office:value="549709" calcext:value-type="float">
            <text:p>5497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1-01T21:56:13.6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0426" calcext:value-type="float">
            <text:p>410426</text:p>
          </table:table-cell>
          <table:table-cell office:value-type="float" office:value="58531" calcext:value-type="float">
            <text:p>58531</text:p>
          </table:table-cell>
          <table:table-cell office:value-type="float" office:value="340497" calcext:value-type="float">
            <text:p>340497</text:p>
          </table:table-cell>
          <table:table-cell office:value-type="float" office:value="403711" calcext:value-type="float">
            <text:p>403711</text:p>
          </table:table-cell>
          <table:table-cell office:value-type="float" office:value="570938" calcext:value-type="float">
            <text:p>57093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01-01T21:56:15.95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84515" calcext:value-type="float">
            <text:p>384515</text:p>
          </table:table-cell>
          <table:table-cell office:value-type="float" office:value="25994" calcext:value-type="float">
            <text:p>25994</text:p>
          </table:table-cell>
          <table:table-cell office:value-type="float" office:value="347917" calcext:value-type="float">
            <text:p>347917</text:p>
          </table:table-cell>
          <table:table-cell office:value-type="float" office:value="386320" calcext:value-type="float">
            <text:p>386320</text:p>
          </table:table-cell>
          <table:table-cell office:value-type="float" office:value="448173" calcext:value-type="float">
            <text:p>448173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2018-01-01T21:56:18.2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4393" calcext:value-type="float">
            <text:p>404393</text:p>
          </table:table-cell>
          <table:table-cell office:value-type="float" office:value="44281" calcext:value-type="float">
            <text:p>44281</text:p>
          </table:table-cell>
          <table:table-cell office:value-type="float" office:value="341898" calcext:value-type="float">
            <text:p>341898</text:p>
          </table:table-cell>
          <table:table-cell office:value-type="float" office:value="404116" calcext:value-type="float">
            <text:p>404116</text:p>
          </table:table-cell>
          <table:table-cell office:value-type="float" office:value="483099" calcext:value-type="float">
            <text:p>483099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2018-01-01T21:56:20.6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8726" calcext:value-type="float">
            <text:p>398726</text:p>
          </table:table-cell>
          <table:table-cell office:value-type="float" office:value="56829" calcext:value-type="float">
            <text:p>56829</text:p>
          </table:table-cell>
          <table:table-cell office:value-type="float" office:value="333991" calcext:value-type="float">
            <text:p>333991</text:p>
          </table:table-cell>
          <table:table-cell office:value-type="float" office:value="384149" calcext:value-type="float">
            <text:p>384149</text:p>
          </table:table-cell>
          <table:table-cell office:value-type="float" office:value="511471" calcext:value-type="float">
            <text:p>51147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-01-01T21:56:23.9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9589" calcext:value-type="float">
            <text:p>409589</text:p>
          </table:table-cell>
          <table:table-cell office:value-type="float" office:value="44877" calcext:value-type="float">
            <text:p>44877</text:p>
          </table:table-cell>
          <table:table-cell office:value-type="float" office:value="354026" calcext:value-type="float">
            <text:p>354026</text:p>
          </table:table-cell>
          <table:table-cell office:value-type="float" office:value="394760" calcext:value-type="float">
            <text:p>394760</text:p>
          </table:table-cell>
          <table:table-cell office:value-type="float" office:value="497940" calcext:value-type="float">
            <text:p>49794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2018-01-01T21:56:27.2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1633" calcext:value-type="float">
            <text:p>401633</text:p>
          </table:table-cell>
          <table:table-cell office:value-type="float" office:value="43612" calcext:value-type="float">
            <text:p>43612</text:p>
          </table:table-cell>
          <table:table-cell office:value-type="float" office:value="346622" calcext:value-type="float">
            <text:p>346622</text:p>
          </table:table-cell>
          <table:table-cell office:value-type="float" office:value="394277" calcext:value-type="float">
            <text:p>394277</text:p>
          </table:table-cell>
          <table:table-cell office:value-type="float" office:value="518224" calcext:value-type="float">
            <text:p>5182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-01-01T21:56:29.4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17707" calcext:value-type="float">
            <text:p>417707</text:p>
          </table:table-cell>
          <table:table-cell office:value-type="float" office:value="43046" calcext:value-type="float">
            <text:p>43046</text:p>
          </table:table-cell>
          <table:table-cell office:value-type="float" office:value="367381" calcext:value-type="float">
            <text:p>367381</text:p>
          </table:table-cell>
          <table:table-cell office:value-type="float" office:value="411178" calcext:value-type="float">
            <text:p>411178</text:p>
          </table:table-cell>
          <table:table-cell office:value-type="float" office:value="505064" calcext:value-type="float">
            <text:p>50506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2018-01-01T21:56:32.9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0913" calcext:value-type="float">
            <text:p>400913</text:p>
          </table:table-cell>
          <table:table-cell office:value-type="float" office:value="57634" calcext:value-type="float">
            <text:p>57634</text:p>
          </table:table-cell>
          <table:table-cell office:value-type="float" office:value="345192" calcext:value-type="float">
            <text:p>345192</text:p>
          </table:table-cell>
          <table:table-cell office:value-type="float" office:value="368631" calcext:value-type="float">
            <text:p>368631</text:p>
          </table:table-cell>
          <table:table-cell office:value-type="float" office:value="550337" calcext:value-type="float">
            <text:p>5503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8-01-01T21:56:35.4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6009" calcext:value-type="float">
            <text:p>406009</text:p>
          </table:table-cell>
          <table:table-cell office:value-type="float" office:value="56214" calcext:value-type="float">
            <text:p>56214</text:p>
          </table:table-cell>
          <table:table-cell office:value-type="float" office:value="331360" calcext:value-type="float">
            <text:p>331360</text:p>
          </table:table-cell>
          <table:table-cell office:value-type="float" office:value="388847" calcext:value-type="float">
            <text:p>388847</text:p>
          </table:table-cell>
          <table:table-cell office:value-type="float" office:value="518372" calcext:value-type="float">
            <text:p>518372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2018-01-01T21:56:37.8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20429" calcext:value-type="float">
            <text:p>420429</text:p>
          </table:table-cell>
          <table:table-cell office:value-type="float" office:value="65620" calcext:value-type="float">
            <text:p>65620</text:p>
          </table:table-cell>
          <table:table-cell office:value-type="float" office:value="348061" calcext:value-type="float">
            <text:p>348061</text:p>
          </table:table-cell>
          <table:table-cell office:value-type="float" office:value="398036" calcext:value-type="float">
            <text:p>398036</text:p>
          </table:table-cell>
          <table:table-cell office:value-type="float" office:value="625295" calcext:value-type="float">
            <text:p>6252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8-01-01T21:56:41.14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16459" calcext:value-type="float">
            <text:p>416459</text:p>
          </table:table-cell>
          <table:table-cell office:value-type="float" office:value="61127" calcext:value-type="float">
            <text:p>61127</text:p>
          </table:table-cell>
          <table:table-cell office:value-type="float" office:value="344141" calcext:value-type="float">
            <text:p>344141</text:p>
          </table:table-cell>
          <table:table-cell office:value-type="float" office:value="411930" calcext:value-type="float">
            <text:p>411930</text:p>
          </table:table-cell>
          <table:table-cell office:value-type="float" office:value="579407" calcext:value-type="float">
            <text:p>579407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2018-01-01T21:56:44.4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0830" calcext:value-type="float">
            <text:p>390830</text:p>
          </table:table-cell>
          <table:table-cell office:value-type="float" office:value="62473" calcext:value-type="float">
            <text:p>62473</text:p>
          </table:table-cell>
          <table:table-cell office:value-type="float" office:value="337418" calcext:value-type="float">
            <text:p>337418</text:p>
          </table:table-cell>
          <table:table-cell office:value-type="float" office:value="369651" calcext:value-type="float">
            <text:p>369651</text:p>
          </table:table-cell>
          <table:table-cell office:value-type="float" office:value="532305" calcext:value-type="float">
            <text:p>53230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8-01-01T21:56:46.7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8454" calcext:value-type="float">
            <text:p>388454</text:p>
          </table:table-cell>
          <table:table-cell office:value-type="float" office:value="40324" calcext:value-type="float">
            <text:p>40324</text:p>
          </table:table-cell>
          <table:table-cell office:value-type="float" office:value="338548" calcext:value-type="float">
            <text:p>338548</text:p>
          </table:table-cell>
          <table:table-cell office:value-type="float" office:value="378893" calcext:value-type="float">
            <text:p>378893</text:p>
          </table:table-cell>
          <table:table-cell office:value-type="float" office:value="489858" calcext:value-type="float">
            <text:p>489858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2018-01-01T21:56:48.9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03421" calcext:value-type="float">
            <text:p>403421</text:p>
          </table:table-cell>
          <table:table-cell office:value-type="float" office:value="37379" calcext:value-type="float">
            <text:p>37379</text:p>
          </table:table-cell>
          <table:table-cell office:value-type="float" office:value="342609" calcext:value-type="float">
            <text:p>342609</text:p>
          </table:table-cell>
          <table:table-cell office:value-type="float" office:value="394284" calcext:value-type="float">
            <text:p>394284</text:p>
          </table:table-cell>
          <table:table-cell office:value-type="float" office:value="481448" calcext:value-type="float">
            <text:p>48144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-01-01T21:56:52.3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34403" calcext:value-type="float">
            <text:p>434403</text:p>
          </table:table-cell>
          <table:table-cell office:value-type="float" office:value="73244" calcext:value-type="float">
            <text:p>73244</text:p>
          </table:table-cell>
          <table:table-cell office:value-type="float" office:value="292492" calcext:value-type="float">
            <text:p>292492</text:p>
          </table:table-cell>
          <table:table-cell office:value-type="float" office:value="425913" calcext:value-type="float">
            <text:p>425913</text:p>
          </table:table-cell>
          <table:table-cell office:value-type="float" office:value="590545" calcext:value-type="float">
            <text:p>590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-01-01T21:56:56.7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06771" calcext:value-type="float">
            <text:p>406771</text:p>
          </table:table-cell>
          <table:table-cell office:value-type="float" office:value="39508" calcext:value-type="float">
            <text:p>39508</text:p>
          </table:table-cell>
          <table:table-cell office:value-type="float" office:value="341809" calcext:value-type="float">
            <text:p>341809</text:p>
          </table:table-cell>
          <table:table-cell office:value-type="float" office:value="407209" calcext:value-type="float">
            <text:p>407209</text:p>
          </table:table-cell>
          <table:table-cell office:value-type="float" office:value="486844" calcext:value-type="float">
            <text:p>48684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2018-01-01T21:57:00.79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07848" calcext:value-type="float">
            <text:p>407848</text:p>
          </table:table-cell>
          <table:table-cell office:value-type="float" office:value="54828" calcext:value-type="float">
            <text:p>54828</text:p>
          </table:table-cell>
          <table:table-cell office:value-type="float" office:value="337866" calcext:value-type="float">
            <text:p>337866</text:p>
          </table:table-cell>
          <table:table-cell office:value-type="float" office:value="399743" calcext:value-type="float">
            <text:p>399743</text:p>
          </table:table-cell>
          <table:table-cell office:value-type="float" office:value="508099" calcext:value-type="float">
            <text:p>508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1T21:57:04.47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01317" calcext:value-type="float">
            <text:p>401317</text:p>
          </table:table-cell>
          <table:table-cell office:value-type="float" office:value="55444" calcext:value-type="float">
            <text:p>55444</text:p>
          </table:table-cell>
          <table:table-cell office:value-type="float" office:value="332619" calcext:value-type="float">
            <text:p>332619</text:p>
          </table:table-cell>
          <table:table-cell office:value-type="float" office:value="391355" calcext:value-type="float">
            <text:p>391355</text:p>
          </table:table-cell>
          <table:table-cell office:value-type="float" office:value="518063" calcext:value-type="float">
            <text:p>518063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string" calcext:value-type="string">
            <text:p>2018-01-01T21:57:07.7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4844" calcext:value-type="float">
            <text:p>394844</text:p>
          </table:table-cell>
          <table:table-cell office:value-type="float" office:value="64423" calcext:value-type="float">
            <text:p>64423</text:p>
          </table:table-cell>
          <table:table-cell office:value-type="float" office:value="321613" calcext:value-type="float">
            <text:p>321613</text:p>
          </table:table-cell>
          <table:table-cell office:value-type="float" office:value="388419" calcext:value-type="float">
            <text:p>388419</text:p>
          </table:table-cell>
          <table:table-cell office:value-type="float" office:value="567131" calcext:value-type="float">
            <text:p>5671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1-01T21:57:11.03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14685" calcext:value-type="float">
            <text:p>414685</text:p>
          </table:table-cell>
          <table:table-cell office:value-type="float" office:value="56282" calcext:value-type="float">
            <text:p>56282</text:p>
          </table:table-cell>
          <table:table-cell office:value-type="float" office:value="356040" calcext:value-type="float">
            <text:p>356040</text:p>
          </table:table-cell>
          <table:table-cell office:value-type="float" office:value="404736" calcext:value-type="float">
            <text:p>404736</text:p>
          </table:table-cell>
          <table:table-cell office:value-type="float" office:value="570911" calcext:value-type="float">
            <text:p>57091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2018-01-01T21:57:14.3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08029" calcext:value-type="float">
            <text:p>408029</text:p>
          </table:table-cell>
          <table:table-cell office:value-type="float" office:value="55050" calcext:value-type="float">
            <text:p>55050</text:p>
          </table:table-cell>
          <table:table-cell office:value-type="float" office:value="331959" calcext:value-type="float">
            <text:p>331959</text:p>
          </table:table-cell>
          <table:table-cell office:value-type="float" office:value="395228" calcext:value-type="float">
            <text:p>395228</text:p>
          </table:table-cell>
          <table:table-cell office:value-type="float" office:value="519699" calcext:value-type="float">
            <text:p>519699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2018-01-01T21:57:17.5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3778" calcext:value-type="float">
            <text:p>393778</text:p>
          </table:table-cell>
          <table:table-cell office:value-type="float" office:value="38488" calcext:value-type="float">
            <text:p>38488</text:p>
          </table:table-cell>
          <table:table-cell office:value-type="float" office:value="333721" calcext:value-type="float">
            <text:p>333721</text:p>
          </table:table-cell>
          <table:table-cell office:value-type="float" office:value="394447" calcext:value-type="float">
            <text:p>394447</text:p>
          </table:table-cell>
          <table:table-cell office:value-type="float" office:value="451565" calcext:value-type="float">
            <text:p>45156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-01-01T21:57:20.8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04185" calcext:value-type="float">
            <text:p>404185</text:p>
          </table:table-cell>
          <table:table-cell office:value-type="float" office:value="37806" calcext:value-type="float">
            <text:p>37806</text:p>
          </table:table-cell>
          <table:table-cell office:value-type="float" office:value="346054" calcext:value-type="float">
            <text:p>346054</text:p>
          </table:table-cell>
          <table:table-cell office:value-type="float" office:value="412473" calcext:value-type="float">
            <text:p>412473</text:p>
          </table:table-cell>
          <table:table-cell office:value-type="float" office:value="468195" calcext:value-type="float">
            <text:p>468195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2018-01-01T21:57:24.12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7827" calcext:value-type="float">
            <text:p>397827</text:p>
          </table:table-cell>
          <table:table-cell office:value-type="float" office:value="36516" calcext:value-type="float">
            <text:p>36516</text:p>
          </table:table-cell>
          <table:table-cell office:value-type="float" office:value="336799" calcext:value-type="float">
            <text:p>336799</text:p>
          </table:table-cell>
          <table:table-cell office:value-type="float" office:value="400711" calcext:value-type="float">
            <text:p>400711</text:p>
          </table:table-cell>
          <table:table-cell office:value-type="float" office:value="443379" calcext:value-type="float">
            <text:p>443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1-01T21:57:27.41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02042" calcext:value-type="float">
            <text:p>402042</text:p>
          </table:table-cell>
          <table:table-cell office:value-type="float" office:value="45291" calcext:value-type="float">
            <text:p>45291</text:p>
          </table:table-cell>
          <table:table-cell office:value-type="float" office:value="344749" calcext:value-type="float">
            <text:p>344749</text:p>
          </table:table-cell>
          <table:table-cell office:value-type="float" office:value="389483" calcext:value-type="float">
            <text:p>389483</text:p>
          </table:table-cell>
          <table:table-cell office:value-type="float" office:value="507645" calcext:value-type="float">
            <text:p>50764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8-01-01T21:57:30.6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7311" calcext:value-type="float">
            <text:p>397311</text:p>
          </table:table-cell>
          <table:table-cell office:value-type="float" office:value="58796" calcext:value-type="float">
            <text:p>58796</text:p>
          </table:table-cell>
          <table:table-cell office:value-type="float" office:value="345515" calcext:value-type="float">
            <text:p>345515</text:p>
          </table:table-cell>
          <table:table-cell office:value-type="float" office:value="373722" calcext:value-type="float">
            <text:p>373722</text:p>
          </table:table-cell>
          <table:table-cell office:value-type="float" office:value="582619" calcext:value-type="float">
            <text:p>5826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8-01-01T21:57:33.9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4062" calcext:value-type="float">
            <text:p>394062</text:p>
          </table:table-cell>
          <table:table-cell office:value-type="float" office:value="47424" calcext:value-type="float">
            <text:p>47424</text:p>
          </table:table-cell>
          <table:table-cell office:value-type="float" office:value="337441" calcext:value-type="float">
            <text:p>337441</text:p>
          </table:table-cell>
          <table:table-cell office:value-type="float" office:value="385380" calcext:value-type="float">
            <text:p>385380</text:p>
          </table:table-cell>
          <table:table-cell office:value-type="float" office:value="529949" calcext:value-type="float">
            <text:p>52994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1-01T21:57:37.25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14812" calcext:value-type="float">
            <text:p>414812</text:p>
          </table:table-cell>
          <table:table-cell office:value-type="float" office:value="57626" calcext:value-type="float">
            <text:p>57626</text:p>
          </table:table-cell>
          <table:table-cell office:value-type="float" office:value="348767" calcext:value-type="float">
            <text:p>348767</text:p>
          </table:table-cell>
          <table:table-cell office:value-type="float" office:value="396720" calcext:value-type="float">
            <text:p>396720</text:p>
          </table:table-cell>
          <table:table-cell office:value-type="float" office:value="547508" calcext:value-type="float">
            <text:p>547508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2018-01-01T21:57:40.53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4510" calcext:value-type="float">
            <text:p>394510</text:p>
          </table:table-cell>
          <table:table-cell office:value-type="float" office:value="40175" calcext:value-type="float">
            <text:p>40175</text:p>
          </table:table-cell>
          <table:table-cell office:value-type="float" office:value="344018" calcext:value-type="float">
            <text:p>344018</text:p>
          </table:table-cell>
          <table:table-cell office:value-type="float" office:value="386536" calcext:value-type="float">
            <text:p>386536</text:p>
          </table:table-cell>
          <table:table-cell office:value-type="float" office:value="475724" calcext:value-type="float">
            <text:p>4757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1-01T21:57:43.80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7782" calcext:value-type="float">
            <text:p>427782</text:p>
          </table:table-cell>
          <table:table-cell office:value-type="float" office:value="49184" calcext:value-type="float">
            <text:p>49184</text:p>
          </table:table-cell>
          <table:table-cell office:value-type="float" office:value="347036" calcext:value-type="float">
            <text:p>347036</text:p>
          </table:table-cell>
          <table:table-cell office:value-type="float" office:value="418698" calcext:value-type="float">
            <text:p>418698</text:p>
          </table:table-cell>
          <table:table-cell office:value-type="float" office:value="526460" calcext:value-type="float">
            <text:p>5264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1T21:57:48.19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85326" calcext:value-type="float">
            <text:p>385326</text:p>
          </table:table-cell>
          <table:table-cell office:value-type="float" office:value="47853" calcext:value-type="float">
            <text:p>47853</text:p>
          </table:table-cell>
          <table:table-cell office:value-type="float" office:value="333230" calcext:value-type="float">
            <text:p>333230</text:p>
          </table:table-cell>
          <table:table-cell office:value-type="float" office:value="376273" calcext:value-type="float">
            <text:p>376273</text:p>
          </table:table-cell>
          <table:table-cell office:value-type="float" office:value="487756" calcext:value-type="float">
            <text:p>487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1T21:57:50.4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5723" calcext:value-type="float">
            <text:p>425723</text:p>
          </table:table-cell>
          <table:table-cell office:value-type="float" office:value="65582" calcext:value-type="float">
            <text:p>65582</text:p>
          </table:table-cell>
          <table:table-cell office:value-type="float" office:value="349364" calcext:value-type="float">
            <text:p>349364</text:p>
          </table:table-cell>
          <table:table-cell office:value-type="float" office:value="406692" calcext:value-type="float">
            <text:p>406692</text:p>
          </table:table-cell>
          <table:table-cell office:value-type="float" office:value="602029" calcext:value-type="float">
            <text:p>602029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2018-01-01T21:57:54.84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04292" calcext:value-type="float">
            <text:p>404292</text:p>
          </table:table-cell>
          <table:table-cell office:value-type="float" office:value="51261" calcext:value-type="float">
            <text:p>51261</text:p>
          </table:table-cell>
          <table:table-cell office:value-type="float" office:value="347951" calcext:value-type="float">
            <text:p>347951</text:p>
          </table:table-cell>
          <table:table-cell office:value-type="float" office:value="390185" calcext:value-type="float">
            <text:p>390185</text:p>
          </table:table-cell>
          <table:table-cell office:value-type="float" office:value="555029" calcext:value-type="float">
            <text:p>5550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8-01-01T21:57:58.1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05866" calcext:value-type="float">
            <text:p>405866</text:p>
          </table:table-cell>
          <table:table-cell office:value-type="float" office:value="45531" calcext:value-type="float">
            <text:p>45531</text:p>
          </table:table-cell>
          <table:table-cell office:value-type="float" office:value="346613" calcext:value-type="float">
            <text:p>346613</text:p>
          </table:table-cell>
          <table:table-cell office:value-type="float" office:value="398930" calcext:value-type="float">
            <text:p>398930</text:p>
          </table:table-cell>
          <table:table-cell office:value-type="float" office:value="513748" calcext:value-type="float">
            <text:p>5137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01-01T21:58:01.4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14756" calcext:value-type="float">
            <text:p>414756</text:p>
          </table:table-cell>
          <table:table-cell office:value-type="float" office:value="49245" calcext:value-type="float">
            <text:p>49245</text:p>
          </table:table-cell>
          <table:table-cell office:value-type="float" office:value="352876" calcext:value-type="float">
            <text:p>352876</text:p>
          </table:table-cell>
          <table:table-cell office:value-type="float" office:value="405506" calcext:value-type="float">
            <text:p>405506</text:p>
          </table:table-cell>
          <table:table-cell office:value-type="float" office:value="511984" calcext:value-type="float">
            <text:p>5119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8-01-01T21:58:04.70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93630" calcext:value-type="float">
            <text:p>393630</text:p>
          </table:table-cell>
          <table:table-cell office:value-type="float" office:value="69553" calcext:value-type="float">
            <text:p>69553</text:p>
          </table:table-cell>
          <table:table-cell office:value-type="float" office:value="324797" calcext:value-type="float">
            <text:p>324797</text:p>
          </table:table-cell>
          <table:table-cell office:value-type="float" office:value="377446" calcext:value-type="float">
            <text:p>377446</text:p>
          </table:table-cell>
          <table:table-cell office:value-type="float" office:value="634229" calcext:value-type="float">
            <text:p>6342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1-01T21:58:07.99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3125" calcext:value-type="float">
            <text:p>383125</text:p>
          </table:table-cell>
          <table:table-cell office:value-type="float" office:value="36870" calcext:value-type="float">
            <text:p>36870</text:p>
          </table:table-cell>
          <table:table-cell office:value-type="float" office:value="337478" calcext:value-type="float">
            <text:p>337478</text:p>
          </table:table-cell>
          <table:table-cell office:value-type="float" office:value="365289" calcext:value-type="float">
            <text:p>365289</text:p>
          </table:table-cell>
          <table:table-cell office:value-type="float" office:value="447093" calcext:value-type="float">
            <text:p>4470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1T21:58:11.2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10187" calcext:value-type="float">
            <text:p>410187</text:p>
          </table:table-cell>
          <table:table-cell office:value-type="float" office:value="63386" calcext:value-type="float">
            <text:p>63386</text:p>
          </table:table-cell>
          <table:table-cell office:value-type="float" office:value="342118" calcext:value-type="float">
            <text:p>342118</text:p>
          </table:table-cell>
          <table:table-cell office:value-type="float" office:value="408673" calcext:value-type="float">
            <text:p>408673</text:p>
          </table:table-cell>
          <table:table-cell office:value-type="float" office:value="540089" calcext:value-type="float">
            <text:p>540089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2018-01-01T21:58:14.5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08410" calcext:value-type="float">
            <text:p>408410</text:p>
          </table:table-cell>
          <table:table-cell office:value-type="float" office:value="40098" calcext:value-type="float">
            <text:p>40098</text:p>
          </table:table-cell>
          <table:table-cell office:value-type="float" office:value="344693" calcext:value-type="float">
            <text:p>344693</text:p>
          </table:table-cell>
          <table:table-cell office:value-type="float" office:value="414241" calcext:value-type="float">
            <text:p>414241</text:p>
          </table:table-cell>
          <table:table-cell office:value-type="float" office:value="485010" calcext:value-type="float">
            <text:p>4850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-01-01T21:58:17.82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99906" calcext:value-type="float">
            <text:p>399906</text:p>
          </table:table-cell>
          <table:table-cell office:value-type="float" office:value="32716" calcext:value-type="float">
            <text:p>32716</text:p>
          </table:table-cell>
          <table:table-cell office:value-type="float" office:value="350136" calcext:value-type="float">
            <text:p>350136</text:p>
          </table:table-cell>
          <table:table-cell office:value-type="float" office:value="398959" calcext:value-type="float">
            <text:p>398959</text:p>
          </table:table-cell>
          <table:table-cell office:value-type="float" office:value="454879" calcext:value-type="float">
            <text:p>4548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-01-01T21:58:21.07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97175" calcext:value-type="float">
            <text:p>397175</text:p>
          </table:table-cell>
          <table:table-cell office:value-type="float" office:value="51622" calcext:value-type="float">
            <text:p>51622</text:p>
          </table:table-cell>
          <table:table-cell office:value-type="float" office:value="318866" calcext:value-type="float">
            <text:p>318866</text:p>
          </table:table-cell>
          <table:table-cell office:value-type="float" office:value="383808" calcext:value-type="float">
            <text:p>383808</text:p>
          </table:table-cell>
          <table:table-cell office:value-type="float" office:value="517621" calcext:value-type="float">
            <text:p>517621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2018-01-01T21:58:24.37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01637" calcext:value-type="float">
            <text:p>401637</text:p>
          </table:table-cell>
          <table:table-cell office:value-type="float" office:value="67716" calcext:value-type="float">
            <text:p>67716</text:p>
          </table:table-cell>
          <table:table-cell office:value-type="float" office:value="336834" calcext:value-type="float">
            <text:p>336834</text:p>
          </table:table-cell>
          <table:table-cell office:value-type="float" office:value="389749" calcext:value-type="float">
            <text:p>389749</text:p>
          </table:table-cell>
          <table:table-cell office:value-type="float" office:value="593923" calcext:value-type="float">
            <text:p>593923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2018-01-01T21:58:27.6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2363" calcext:value-type="float">
            <text:p>382363</text:p>
          </table:table-cell>
          <table:table-cell office:value-type="float" office:value="57478" calcext:value-type="float">
            <text:p>57478</text:p>
          </table:table-cell>
          <table:table-cell office:value-type="float" office:value="326799" calcext:value-type="float">
            <text:p>326799</text:p>
          </table:table-cell>
          <table:table-cell office:value-type="float" office:value="369413" calcext:value-type="float">
            <text:p>369413</text:p>
          </table:table-cell>
          <table:table-cell office:value-type="float" office:value="573199" calcext:value-type="float">
            <text:p>573199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2018-01-01T21:58:30.9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4111" calcext:value-type="float">
            <text:p>404111</text:p>
          </table:table-cell>
          <table:table-cell office:value-type="float" office:value="63483" calcext:value-type="float">
            <text:p>63483</text:p>
          </table:table-cell>
          <table:table-cell office:value-type="float" office:value="305557" calcext:value-type="float">
            <text:p>305557</text:p>
          </table:table-cell>
          <table:table-cell office:value-type="float" office:value="383345" calcext:value-type="float">
            <text:p>383345</text:p>
          </table:table-cell>
          <table:table-cell office:value-type="float" office:value="523039" calcext:value-type="float">
            <text:p>5230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8-01-01T21:58:35.4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4099" calcext:value-type="float">
            <text:p>394099</text:p>
          </table:table-cell>
          <table:table-cell office:value-type="float" office:value="58814" calcext:value-type="float">
            <text:p>58814</text:p>
          </table:table-cell>
          <table:table-cell office:value-type="float" office:value="266386" calcext:value-type="float">
            <text:p>266386</text:p>
          </table:table-cell>
          <table:table-cell office:value-type="float" office:value="379337" calcext:value-type="float">
            <text:p>379337</text:p>
          </table:table-cell>
          <table:table-cell office:value-type="float" office:value="519060" calcext:value-type="float">
            <text:p>51906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-01-01T21:58:38.6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83880" calcext:value-type="float">
            <text:p>383880</text:p>
          </table:table-cell>
          <table:table-cell office:value-type="float" office:value="45409" calcext:value-type="float">
            <text:p>45409</text:p>
          </table:table-cell>
          <table:table-cell office:value-type="float" office:value="273365" calcext:value-type="float">
            <text:p>273365</text:p>
          </table:table-cell>
          <table:table-cell office:value-type="float" office:value="375208" calcext:value-type="float">
            <text:p>375208</text:p>
          </table:table-cell>
          <table:table-cell office:value-type="float" office:value="491428" calcext:value-type="float">
            <text:p>4914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8-01-01T21:58:41.9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3265" calcext:value-type="float">
            <text:p>403265</text:p>
          </table:table-cell>
          <table:table-cell office:value-type="float" office:value="51448" calcext:value-type="float">
            <text:p>51448</text:p>
          </table:table-cell>
          <table:table-cell office:value-type="float" office:value="346687" calcext:value-type="float">
            <text:p>346687</text:p>
          </table:table-cell>
          <table:table-cell office:value-type="float" office:value="384240" calcext:value-type="float">
            <text:p>384240</text:p>
          </table:table-cell>
          <table:table-cell office:value-type="float" office:value="525945" calcext:value-type="float">
            <text:p>5259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1-01T21:58:45.2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3923" calcext:value-type="float">
            <text:p>403923</text:p>
          </table:table-cell>
          <table:table-cell office:value-type="float" office:value="55369" calcext:value-type="float">
            <text:p>55369</text:p>
          </table:table-cell>
          <table:table-cell office:value-type="float" office:value="329621" calcext:value-type="float">
            <text:p>329621</text:p>
          </table:table-cell>
          <table:table-cell office:value-type="float" office:value="398055" calcext:value-type="float">
            <text:p>398055</text:p>
          </table:table-cell>
          <table:table-cell office:value-type="float" office:value="543172" calcext:value-type="float">
            <text:p>543172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2018-01-01T21:58:48.5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80387" calcext:value-type="float">
            <text:p>380387</text:p>
          </table:table-cell>
          <table:table-cell office:value-type="float" office:value="40648" calcext:value-type="float">
            <text:p>40648</text:p>
          </table:table-cell>
          <table:table-cell office:value-type="float" office:value="338332" calcext:value-type="float">
            <text:p>338332</text:p>
          </table:table-cell>
          <table:table-cell office:value-type="float" office:value="365094" calcext:value-type="float">
            <text:p>365094</text:p>
          </table:table-cell>
          <table:table-cell office:value-type="float" office:value="483337" calcext:value-type="float">
            <text:p>4833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-01-01T21:58:50.9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4165" calcext:value-type="float">
            <text:p>394165</text:p>
          </table:table-cell>
          <table:table-cell office:value-type="float" office:value="31800" calcext:value-type="float">
            <text:p>31800</text:p>
          </table:table-cell>
          <table:table-cell office:value-type="float" office:value="339081" calcext:value-type="float">
            <text:p>339081</text:p>
          </table:table-cell>
          <table:table-cell office:value-type="float" office:value="397787" calcext:value-type="float">
            <text:p>397787</text:p>
          </table:table-cell>
          <table:table-cell office:value-type="float" office:value="454784" calcext:value-type="float">
            <text:p>45478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-01-01T21:58:54.2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6327" calcext:value-type="float">
            <text:p>396327</text:p>
          </table:table-cell>
          <table:table-cell office:value-type="float" office:value="47486" calcext:value-type="float">
            <text:p>47486</text:p>
          </table:table-cell>
          <table:table-cell office:value-type="float" office:value="340090" calcext:value-type="float">
            <text:p>340090</text:p>
          </table:table-cell>
          <table:table-cell office:value-type="float" office:value="379408" calcext:value-type="float">
            <text:p>379408</text:p>
          </table:table-cell>
          <table:table-cell office:value-type="float" office:value="508179" calcext:value-type="float">
            <text:p>50817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8-01-01T21:58:57.4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11597" calcext:value-type="float">
            <text:p>411597</text:p>
          </table:table-cell>
          <table:table-cell office:value-type="float" office:value="49514" calcext:value-type="float">
            <text:p>49514</text:p>
          </table:table-cell>
          <table:table-cell office:value-type="float" office:value="333606" calcext:value-type="float">
            <text:p>333606</text:p>
          </table:table-cell>
          <table:table-cell office:value-type="float" office:value="400155" calcext:value-type="float">
            <text:p>400155</text:p>
          </table:table-cell>
          <table:table-cell office:value-type="float" office:value="492346" calcext:value-type="float">
            <text:p>4923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01-01T21:59:00.7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16402" calcext:value-type="float">
            <text:p>416402</text:p>
          </table:table-cell>
          <table:table-cell office:value-type="float" office:value="73505" calcext:value-type="float">
            <text:p>73505</text:p>
          </table:table-cell>
          <table:table-cell office:value-type="float" office:value="354420" calcext:value-type="float">
            <text:p>354420</text:p>
          </table:table-cell>
          <table:table-cell office:value-type="float" office:value="400589" calcext:value-type="float">
            <text:p>400589</text:p>
          </table:table-cell>
          <table:table-cell office:value-type="float" office:value="696380" calcext:value-type="float">
            <text:p>6963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1T21:59:05.7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9116" calcext:value-type="float">
            <text:p>7091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09116" calcext:value-type="float">
            <text:p>70911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018-01-01T21:59:08.9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4077" calcext:value-type="float">
            <text:p>71407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14077" calcext:value-type="float">
            <text:p>714077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string" calcext:value-type="string">
            <text:p>2018-01-01T21:59:12.27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8037" calcext:value-type="float">
            <text:p>7080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08037" calcext:value-type="float">
            <text:p>708037</text:p>
          </table:table-cell>
          <table:table-cell office:value-type="float" office:value="-512" calcext:value-type="float">
            <text:p>-512</text:p>
          </table:table-cell>
        </table:table-row>
        <table:table-row table:style-name="ro1">
          <table:table-cell office:value-type="string" calcext:value-type="string">
            <text:p>2018-01-01T21:59:15.5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5871" calcext:value-type="float">
            <text:p>7158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15871" calcext:value-type="float">
            <text:p>715871</text:p>
          </table:table-cell>
          <table:table-cell office:value-type="float" office:value="-434" calcext:value-type="float">
            <text:p>-434</text:p>
          </table:table-cell>
        </table:table-row>
        <table:table-row table:style-name="ro1">
          <table:table-cell office:value-type="string" calcext:value-type="string">
            <text:p>2018-01-01T21:59:18.8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9880" calcext:value-type="float">
            <text:p>7198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19880" calcext:value-type="float">
            <text:p>71988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1-01T21:59:23.33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8946" calcext:value-type="float">
            <text:p>7289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28946" calcext:value-type="float">
            <text:p>72894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8-01-01T21:59:26.60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4505" calcext:value-type="float">
            <text:p>7145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14505" calcext:value-type="float">
            <text:p>7145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1-01T21:59:29.8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1293" calcext:value-type="float">
            <text:p>7112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11293" calcext:value-type="float">
            <text:p>71129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18-01-01T21:59:33.1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4511" calcext:value-type="float">
            <text:p>6545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4511" calcext:value-type="float">
            <text:p>65451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2018-01-01T21:59:36.4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0791" calcext:value-type="float">
            <text:p>7207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20791" calcext:value-type="float">
            <text:p>720791</text:p>
          </table:table-cell>
          <table:table-cell office:value-type="float" office:value="-221" calcext:value-type="float">
            <text:p>-221</text:p>
          </table:table-cell>
        </table:table-row>
        <table:table-row table:style-name="ro1">
          <table:table-cell office:value-type="string" calcext:value-type="string">
            <text:p>2018-01-01T21:59:39.71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4009" calcext:value-type="float">
            <text:p>524009</text:p>
          </table:table-cell>
          <table:table-cell office:value-type="float" office:value="83157" calcext:value-type="float">
            <text:p>83157</text:p>
          </table:table-cell>
          <table:table-cell office:value-type="float" office:value="465208" calcext:value-type="float">
            <text:p>465208</text:p>
          </table:table-cell>
          <table:table-cell office:value-type="float" office:value="524009" calcext:value-type="float">
            <text:p>524009</text:p>
          </table:table-cell>
          <table:table-cell office:value-type="float" office:value="582810" calcext:value-type="float">
            <text:p>582810</text:p>
          </table:table-cell>
          <table:table-cell office:value-type="float" office:value="-707" calcext:value-type="float">
            <text:p>-707</text:p>
          </table:table-cell>
        </table:table-row>
        <table:table-row table:style-name="ro1">
          <table:table-cell office:value-type="string" calcext:value-type="string">
            <text:p>2018-01-01T21:59:42.9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19771" calcext:value-type="float">
            <text:p>619771</text:p>
          </table:table-cell>
          <table:table-cell office:value-type="float" office:value="26656" calcext:value-type="float">
            <text:p>26656</text:p>
          </table:table-cell>
          <table:table-cell office:value-type="float" office:value="600922" calcext:value-type="float">
            <text:p>600922</text:p>
          </table:table-cell>
          <table:table-cell office:value-type="float" office:value="619771" calcext:value-type="float">
            <text:p>619771</text:p>
          </table:table-cell>
          <table:table-cell office:value-type="float" office:value="638619" calcext:value-type="float">
            <text:p>63861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8-01-01T21:59:46.2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2769" calcext:value-type="float">
            <text:p>592769</text:p>
          </table:table-cell>
          <table:table-cell office:value-type="float" office:value="3977" calcext:value-type="float">
            <text:p>3977</text:p>
          </table:table-cell>
          <table:table-cell office:value-type="float" office:value="589957" calcext:value-type="float">
            <text:p>589957</text:p>
          </table:table-cell>
          <table:table-cell office:value-type="float" office:value="592769" calcext:value-type="float">
            <text:p>592769</text:p>
          </table:table-cell>
          <table:table-cell office:value-type="float" office:value="595581" calcext:value-type="float">
            <text:p>5955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1-01T21:59:50.76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3622" calcext:value-type="float">
            <text:p>653622</text:p>
          </table:table-cell>
          <table:table-cell office:value-type="float" office:value="21109" calcext:value-type="float">
            <text:p>21109</text:p>
          </table:table-cell>
          <table:table-cell office:value-type="float" office:value="638695" calcext:value-type="float">
            <text:p>638695</text:p>
          </table:table-cell>
          <table:table-cell office:value-type="float" office:value="653622" calcext:value-type="float">
            <text:p>653622</text:p>
          </table:table-cell>
          <table:table-cell office:value-type="float" office:value="668548" calcext:value-type="float">
            <text:p>668548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2018-01-01T21:59:54.4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91405" calcext:value-type="float">
            <text:p>691405</text:p>
          </table:table-cell>
          <table:table-cell office:value-type="float" office:value="52301" calcext:value-type="float">
            <text:p>52301</text:p>
          </table:table-cell>
          <table:table-cell office:value-type="float" office:value="654422" calcext:value-type="float">
            <text:p>654422</text:p>
          </table:table-cell>
          <table:table-cell office:value-type="float" office:value="691405" calcext:value-type="float">
            <text:p>691405</text:p>
          </table:table-cell>
          <table:table-cell office:value-type="float" office:value="728387" calcext:value-type="float">
            <text:p>728387</text:p>
          </table:table-cell>
          <table:table-cell office:value-type="float" office:value="-623" calcext:value-type="float">
            <text:p>-623</text:p>
          </table:table-cell>
        </table:table-row>
        <table:table-row table:style-name="ro1">
          <table:table-cell office:value-type="string" calcext:value-type="string">
            <text:p>2018-01-01T21:59:57.7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6209" calcext:value-type="float">
            <text:p>676209</text:p>
          </table:table-cell>
          <table:table-cell office:value-type="float" office:value="51712" calcext:value-type="float">
            <text:p>51712</text:p>
          </table:table-cell>
          <table:table-cell office:value-type="float" office:value="639643" calcext:value-type="float">
            <text:p>639643</text:p>
          </table:table-cell>
          <table:table-cell office:value-type="float" office:value="676209" calcext:value-type="float">
            <text:p>676209</text:p>
          </table:table-cell>
          <table:table-cell office:value-type="float" office:value="712775" calcext:value-type="float">
            <text:p>712775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2018-01-01T22:00:02.2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71611" calcext:value-type="float">
            <text:p>571611</text:p>
          </table:table-cell>
          <table:table-cell office:value-type="float" office:value="6877" calcext:value-type="float">
            <text:p>6877</text:p>
          </table:table-cell>
          <table:table-cell office:value-type="float" office:value="566748" calcext:value-type="float">
            <text:p>566748</text:p>
          </table:table-cell>
          <table:table-cell office:value-type="float" office:value="571611" calcext:value-type="float">
            <text:p>571611</text:p>
          </table:table-cell>
          <table:table-cell office:value-type="float" office:value="576474" calcext:value-type="float">
            <text:p>57647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8-01-01T22:00:05.51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1356" calcext:value-type="float">
            <text:p>671356</text:p>
          </table:table-cell>
          <table:table-cell office:value-type="float" office:value="2280" calcext:value-type="float">
            <text:p>2280</text:p>
          </table:table-cell>
          <table:table-cell office:value-type="float" office:value="669743" calcext:value-type="float">
            <text:p>669743</text:p>
          </table:table-cell>
          <table:table-cell office:value-type="float" office:value="671356" calcext:value-type="float">
            <text:p>671356</text:p>
          </table:table-cell>
          <table:table-cell office:value-type="float" office:value="672968" calcext:value-type="float">
            <text:p>67296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8-01-01T22:00:08.7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0187" calcext:value-type="float">
            <text:p>640187</text:p>
          </table:table-cell>
          <table:table-cell office:value-type="float" office:value="32644" calcext:value-type="float">
            <text:p>32644</text:p>
          </table:table-cell>
          <table:table-cell office:value-type="float" office:value="617104" calcext:value-type="float">
            <text:p>617104</text:p>
          </table:table-cell>
          <table:table-cell office:value-type="float" office:value="640187" calcext:value-type="float">
            <text:p>640187</text:p>
          </table:table-cell>
          <table:table-cell office:value-type="float" office:value="663270" calcext:value-type="float">
            <text:p>663270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2018-01-01T22:00:12.06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5377" calcext:value-type="float">
            <text:p>545377</text:p>
          </table:table-cell>
          <table:table-cell office:value-type="float" office:value="21660" calcext:value-type="float">
            <text:p>21660</text:p>
          </table:table-cell>
          <table:table-cell office:value-type="float" office:value="530061" calcext:value-type="float">
            <text:p>530061</text:p>
          </table:table-cell>
          <table:table-cell office:value-type="float" office:value="545377" calcext:value-type="float">
            <text:p>545377</text:p>
          </table:table-cell>
          <table:table-cell office:value-type="float" office:value="560693" calcext:value-type="float">
            <text:p>560693</text:p>
          </table:table-cell>
          <table:table-cell office:value-type="float" office:value="-183" calcext:value-type="float">
            <text:p>-183</text:p>
          </table:table-cell>
        </table:table-row>
        <table:table-row table:style-name="ro1">
          <table:table-cell office:value-type="string" calcext:value-type="string">
            <text:p>2018-01-01T22:00:15.3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5706" calcext:value-type="float">
            <text:p>585706</text:p>
          </table:table-cell>
          <table:table-cell office:value-type="float" office:value="93036" calcext:value-type="float">
            <text:p>93036</text:p>
          </table:table-cell>
          <table:table-cell office:value-type="float" office:value="526249" calcext:value-type="float">
            <text:p>526249</text:p>
          </table:table-cell>
          <table:table-cell office:value-type="float" office:value="537946" calcext:value-type="float">
            <text:p>537946</text:p>
          </table:table-cell>
          <table:table-cell office:value-type="float" office:value="692922" calcext:value-type="float">
            <text:p>69292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2018-01-01T22:00:18.53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5645" calcext:value-type="float">
            <text:p>545645</text:p>
          </table:table-cell>
          <table:table-cell office:value-type="float" office:value="115532" calcext:value-type="float">
            <text:p>115532</text:p>
          </table:table-cell>
          <table:table-cell office:value-type="float" office:value="449064" calcext:value-type="float">
            <text:p>449064</text:p>
          </table:table-cell>
          <table:table-cell office:value-type="float" office:value="514237" calcext:value-type="float">
            <text:p>514237</text:p>
          </table:table-cell>
          <table:table-cell office:value-type="float" office:value="673633" calcext:value-type="float">
            <text:p>673633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2018-01-01T22:00:21.7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0136" calcext:value-type="float">
            <text:p>630136</text:p>
          </table:table-cell>
          <table:table-cell office:value-type="float" office:value="43662" calcext:value-type="float">
            <text:p>43662</text:p>
          </table:table-cell>
          <table:table-cell office:value-type="float" office:value="589178" calcext:value-type="float">
            <text:p>589178</text:p>
          </table:table-cell>
          <table:table-cell office:value-type="float" office:value="625155" calcext:value-type="float">
            <text:p>625155</text:p>
          </table:table-cell>
          <table:table-cell office:value-type="float" office:value="676074" calcext:value-type="float">
            <text:p>676074</text:p>
          </table:table-cell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2018-01-01T22:00:25.17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7976" calcext:value-type="float">
            <text:p>477976</text:p>
          </table:table-cell>
          <table:table-cell office:value-type="float" office:value="109673" calcext:value-type="float">
            <text:p>109673</text:p>
          </table:table-cell>
          <table:table-cell office:value-type="float" office:value="379872" calcext:value-type="float">
            <text:p>379872</text:p>
          </table:table-cell>
          <table:table-cell office:value-type="float" office:value="457676" calcext:value-type="float">
            <text:p>457676</text:p>
          </table:table-cell>
          <table:table-cell office:value-type="float" office:value="596381" calcext:value-type="float">
            <text:p>596381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string" calcext:value-type="string">
            <text:p>2018-01-01T22:00:28.34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3625" calcext:value-type="float">
            <text:p>623625</text:p>
          </table:table-cell>
          <table:table-cell office:value-type="float" office:value="42447" calcext:value-type="float">
            <text:p>42447</text:p>
          </table:table-cell>
          <table:table-cell office:value-type="float" office:value="584140" calcext:value-type="float">
            <text:p>584140</text:p>
          </table:table-cell>
          <table:table-cell office:value-type="float" office:value="618219" calcext:value-type="float">
            <text:p>618219</text:p>
          </table:table-cell>
          <table:table-cell office:value-type="float" office:value="668516" calcext:value-type="float">
            <text:p>668516</text:p>
          </table:table-cell>
          <table:table-cell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2018-01-01T22:00:31.5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16602" calcext:value-type="float">
            <text:p>616602</text:p>
          </table:table-cell>
          <table:table-cell office:value-type="float" office:value="18795" calcext:value-type="float">
            <text:p>18795</text:p>
          </table:table-cell>
          <table:table-cell office:value-type="float" office:value="597838" calcext:value-type="float">
            <text:p>597838</text:p>
          </table:table-cell>
          <table:table-cell office:value-type="float" office:value="616541" calcext:value-type="float">
            <text:p>616541</text:p>
          </table:table-cell>
          <table:table-cell office:value-type="float" office:value="635428" calcext:value-type="float">
            <text:p>63542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8-01-01T22:00:34.72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1451" calcext:value-type="float">
            <text:p>481451</text:p>
          </table:table-cell>
          <table:table-cell office:value-type="float" office:value="165360" calcext:value-type="float">
            <text:p>165360</text:p>
          </table:table-cell>
          <table:table-cell office:value-type="float" office:value="378904" calcext:value-type="float">
            <text:p>378904</text:p>
          </table:table-cell>
          <table:table-cell office:value-type="float" office:value="393236" calcext:value-type="float">
            <text:p>393236</text:p>
          </table:table-cell>
          <table:table-cell office:value-type="float" office:value="672212" calcext:value-type="float">
            <text:p>6722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8-01-01T22:00:38.2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8958" calcext:value-type="float">
            <text:p>498958</text:p>
          </table:table-cell>
          <table:table-cell office:value-type="float" office:value="84867" calcext:value-type="float">
            <text:p>84867</text:p>
          </table:table-cell>
          <table:table-cell office:value-type="float" office:value="406999" calcext:value-type="float">
            <text:p>406999</text:p>
          </table:table-cell>
          <table:table-cell office:value-type="float" office:value="515613" calcext:value-type="float">
            <text:p>515613</text:p>
          </table:table-cell>
          <table:table-cell office:value-type="float" office:value="574263" calcext:value-type="float">
            <text:p>57426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8-01-01T22:00:41.43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8574" calcext:value-type="float">
            <text:p>528574</text:p>
          </table:table-cell>
          <table:table-cell office:value-type="float" office:value="79475" calcext:value-type="float">
            <text:p>79475</text:p>
          </table:table-cell>
          <table:table-cell office:value-type="float" office:value="440544" calcext:value-type="float">
            <text:p>440544</text:p>
          </table:table-cell>
          <table:table-cell office:value-type="float" office:value="550130" calcext:value-type="float">
            <text:p>550130</text:p>
          </table:table-cell>
          <table:table-cell office:value-type="float" office:value="595047" calcext:value-type="float">
            <text:p>595047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string" calcext:value-type="string">
            <text:p>2018-01-01T22:00:44.83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3119" calcext:value-type="float">
            <text:p>493119</text:p>
          </table:table-cell>
          <table:table-cell office:value-type="float" office:value="57823" calcext:value-type="float">
            <text:p>57823</text:p>
          </table:table-cell>
          <table:table-cell office:value-type="float" office:value="451929" calcext:value-type="float">
            <text:p>451929</text:p>
          </table:table-cell>
          <table:table-cell office:value-type="float" office:value="468205" calcext:value-type="float">
            <text:p>468205</text:p>
          </table:table-cell>
          <table:table-cell office:value-type="float" office:value="559222" calcext:value-type="float">
            <text:p>559222</text:p>
          </table:table-cell>
          <table:table-cell office:value-type="float" office:value="-145" calcext:value-type="float">
            <text:p>-145</text:p>
          </table:table-cell>
        </table:table-row>
        <table:table-row table:style-name="ro1">
          <table:table-cell office:value-type="string" calcext:value-type="string">
            <text:p>2018-01-01T22:00:48.11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9964" calcext:value-type="float">
            <text:p>489964</text:p>
          </table:table-cell>
          <table:table-cell office:value-type="float" office:value="101890" calcext:value-type="float">
            <text:p>101890</text:p>
          </table:table-cell>
          <table:table-cell office:value-type="float" office:value="395048" calcext:value-type="float">
            <text:p>395048</text:p>
          </table:table-cell>
          <table:table-cell office:value-type="float" office:value="471430" calcext:value-type="float">
            <text:p>471430</text:p>
          </table:table-cell>
          <table:table-cell office:value-type="float" office:value="621949" calcext:value-type="float">
            <text:p>621949</text:p>
          </table:table-cell>
          <table:table-cell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2018-01-01T22:00:51.3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4325" calcext:value-type="float">
            <text:p>554325</text:p>
          </table:table-cell>
          <table:table-cell office:value-type="float" office:value="59506" calcext:value-type="float">
            <text:p>59506</text:p>
          </table:table-cell>
          <table:table-cell office:value-type="float" office:value="500658" calcext:value-type="float">
            <text:p>500658</text:p>
          </table:table-cell>
          <table:table-cell office:value-type="float" office:value="540475" calcext:value-type="float">
            <text:p>540475</text:p>
          </table:table-cell>
          <table:table-cell office:value-type="float" office:value="635693" calcext:value-type="float">
            <text:p>63569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1-01T22:00:55.56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3533" calcext:value-type="float">
            <text:p>543533</text:p>
          </table:table-cell>
          <table:table-cell office:value-type="float" office:value="106213" calcext:value-type="float">
            <text:p>106213</text:p>
          </table:table-cell>
          <table:table-cell office:value-type="float" office:value="409572" calcext:value-type="float">
            <text:p>409572</text:p>
          </table:table-cell>
          <table:table-cell office:value-type="float" office:value="548455" calcext:value-type="float">
            <text:p>548455</text:p>
          </table:table-cell>
          <table:table-cell office:value-type="float" office:value="667649" calcext:value-type="float">
            <text:p>667649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string" calcext:value-type="string">
            <text:p>2018-01-01T22:00:58.7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3025" calcext:value-type="float">
            <text:p>513025</text:p>
          </table:table-cell>
          <table:table-cell office:value-type="float" office:value="149265" calcext:value-type="float">
            <text:p>149265</text:p>
          </table:table-cell>
          <table:table-cell office:value-type="float" office:value="334826" calcext:value-type="float">
            <text:p>334826</text:p>
          </table:table-cell>
          <table:table-cell office:value-type="float" office:value="538531" calcext:value-type="float">
            <text:p>538531</text:p>
          </table:table-cell>
          <table:table-cell office:value-type="float" office:value="640211" calcext:value-type="float">
            <text:p>6402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-01-01T22:01:01.9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7211" calcext:value-type="float">
            <text:p>477211</text:p>
          </table:table-cell>
          <table:table-cell office:value-type="float" office:value="94982" calcext:value-type="float">
            <text:p>94982</text:p>
          </table:table-cell>
          <table:table-cell office:value-type="float" office:value="379498" calcext:value-type="float">
            <text:p>379498</text:p>
          </table:table-cell>
          <table:table-cell office:value-type="float" office:value="465004" calcext:value-type="float">
            <text:p>465004</text:p>
          </table:table-cell>
          <table:table-cell office:value-type="float" office:value="599337" calcext:value-type="float">
            <text:p>59933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1-01T22:01:05.3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1710" calcext:value-type="float">
            <text:p>521710</text:p>
          </table:table-cell>
          <table:table-cell office:value-type="float" office:value="132870" calcext:value-type="float">
            <text:p>132870</text:p>
          </table:table-cell>
          <table:table-cell office:value-type="float" office:value="367787" calcext:value-type="float">
            <text:p>367787</text:p>
          </table:table-cell>
          <table:table-cell office:value-type="float" office:value="528631" calcext:value-type="float">
            <text:p>528631</text:p>
          </table:table-cell>
          <table:table-cell office:value-type="float" office:value="661789" calcext:value-type="float">
            <text:p>66178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2018-01-01T22:01:08.48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9424" calcext:value-type="float">
            <text:p>529424</text:p>
          </table:table-cell>
          <table:table-cell office:value-type="float" office:value="96379" calcext:value-type="float">
            <text:p>96379</text:p>
          </table:table-cell>
          <table:table-cell office:value-type="float" office:value="394906" calcext:value-type="float">
            <text:p>394906</text:p>
          </table:table-cell>
          <table:table-cell office:value-type="float" office:value="558139" calcext:value-type="float">
            <text:p>558139</text:p>
          </table:table-cell>
          <table:table-cell office:value-type="float" office:value="606510" calcext:value-type="float">
            <text:p>6065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18-01-01T22:01:11.87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7161" calcext:value-type="float">
            <text:p>487161</text:p>
          </table:table-cell>
          <table:table-cell office:value-type="float" office:value="65909" calcext:value-type="float">
            <text:p>65909</text:p>
          </table:table-cell>
          <table:table-cell office:value-type="float" office:value="405406" calcext:value-type="float">
            <text:p>405406</text:p>
          </table:table-cell>
          <table:table-cell office:value-type="float" office:value="496509" calcext:value-type="float">
            <text:p>496509</text:p>
          </table:table-cell>
          <table:table-cell office:value-type="float" office:value="550220" calcext:value-type="float">
            <text:p>550220</text:p>
          </table:table-cell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string" calcext:value-type="string">
            <text:p>2018-01-01T22:01:15.0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4901" calcext:value-type="float">
            <text:p>484901</text:p>
          </table:table-cell>
          <table:table-cell office:value-type="float" office:value="25835" calcext:value-type="float">
            <text:p>25835</text:p>
          </table:table-cell>
          <table:table-cell office:value-type="float" office:value="462367" calcext:value-type="float">
            <text:p>462367</text:p>
          </table:table-cell>
          <table:table-cell office:value-type="float" office:value="484469" calcext:value-type="float">
            <text:p>484469</text:p>
          </table:table-cell>
          <table:table-cell office:value-type="float" office:value="508300" calcext:value-type="float">
            <text:p>50830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8-01-01T22:01:18.3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81664" calcext:value-type="float">
            <text:p>581664</text:p>
          </table:table-cell>
          <table:table-cell office:value-type="float" office:value="31232" calcext:value-type="float">
            <text:p>31232</text:p>
          </table:table-cell>
          <table:table-cell office:value-type="float" office:value="543748" calcext:value-type="float">
            <text:p>543748</text:p>
          </table:table-cell>
          <table:table-cell office:value-type="float" office:value="584492" calcext:value-type="float">
            <text:p>584492</text:p>
          </table:table-cell>
          <table:table-cell office:value-type="float" office:value="613923" calcext:value-type="float">
            <text:p>613923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2018-01-01T22:01:21.54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4416" calcext:value-type="float">
            <text:p>454416</text:p>
          </table:table-cell>
          <table:table-cell office:value-type="float" office:value="37464" calcext:value-type="float">
            <text:p>37464</text:p>
          </table:table-cell>
          <table:table-cell office:value-type="float" office:value="411954" calcext:value-type="float">
            <text:p>411954</text:p>
          </table:table-cell>
          <table:table-cell office:value-type="float" office:value="466086" calcext:value-type="float">
            <text:p>466086</text:p>
          </table:table-cell>
          <table:table-cell office:value-type="float" office:value="491509" calcext:value-type="float">
            <text:p>49150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8-01-01T22:01:24.8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1780" calcext:value-type="float">
            <text:p>461780</text:p>
          </table:table-cell>
          <table:table-cell office:value-type="float" office:value="86629" calcext:value-type="float">
            <text:p>86629</text:p>
          </table:table-cell>
          <table:table-cell office:value-type="float" office:value="388802" calcext:value-type="float">
            <text:p>388802</text:p>
          </table:table-cell>
          <table:table-cell office:value-type="float" office:value="434400" calcext:value-type="float">
            <text:p>434400</text:p>
          </table:table-cell>
          <table:table-cell office:value-type="float" office:value="609397" calcext:value-type="float">
            <text:p>6093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-01-01T22:01:28.2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2237" calcext:value-type="float">
            <text:p>472237</text:p>
          </table:table-cell>
          <table:table-cell office:value-type="float" office:value="67808" calcext:value-type="float">
            <text:p>67808</text:p>
          </table:table-cell>
          <table:table-cell office:value-type="float" office:value="369271" calcext:value-type="float">
            <text:p>369271</text:p>
          </table:table-cell>
          <table:table-cell office:value-type="float" office:value="494716" calcext:value-type="float">
            <text:p>494716</text:p>
          </table:table-cell>
          <table:table-cell office:value-type="float" office:value="539805" calcext:value-type="float">
            <text:p>53980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018-01-01T22:01:31.42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5401" calcext:value-type="float">
            <text:p>495401</text:p>
          </table:table-cell>
          <table:table-cell office:value-type="float" office:value="95383" calcext:value-type="float">
            <text:p>95383</text:p>
          </table:table-cell>
          <table:table-cell office:value-type="float" office:value="373148" calcext:value-type="float">
            <text:p>373148</text:p>
          </table:table-cell>
          <table:table-cell office:value-type="float" office:value="492728" calcext:value-type="float">
            <text:p>492728</text:p>
          </table:table-cell>
          <table:table-cell office:value-type="float" office:value="614828" calcext:value-type="float">
            <text:p>614828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string" calcext:value-type="string">
            <text:p>2018-01-01T22:01:34.79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81490" calcext:value-type="float">
            <text:p>481490</text:p>
          </table:table-cell>
          <table:table-cell office:value-type="float" office:value="44804" calcext:value-type="float">
            <text:p>44804</text:p>
          </table:table-cell>
          <table:table-cell office:value-type="float" office:value="432518" calcext:value-type="float">
            <text:p>432518</text:p>
          </table:table-cell>
          <table:table-cell office:value-type="float" office:value="487879" calcext:value-type="float">
            <text:p>487879</text:p>
          </table:table-cell>
          <table:table-cell office:value-type="float" office:value="537166" calcext:value-type="float">
            <text:p>537166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2018-01-01T22:01:37.99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8764" calcext:value-type="float">
            <text:p>468764</text:p>
          </table:table-cell>
          <table:table-cell office:value-type="float" office:value="79192" calcext:value-type="float">
            <text:p>79192</text:p>
          </table:table-cell>
          <table:table-cell office:value-type="float" office:value="383415" calcext:value-type="float">
            <text:p>383415</text:p>
          </table:table-cell>
          <table:table-cell office:value-type="float" office:value="467318" calcext:value-type="float">
            <text:p>467318</text:p>
          </table:table-cell>
          <table:table-cell office:value-type="float" office:value="556741" calcext:value-type="float">
            <text:p>55674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8-01-01T22:01:41.3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1582" calcext:value-type="float">
            <text:p>491582</text:p>
          </table:table-cell>
          <table:table-cell office:value-type="float" office:value="32088" calcext:value-type="float">
            <text:p>32088</text:p>
          </table:table-cell>
          <table:table-cell office:value-type="float" office:value="464764" calcext:value-type="float">
            <text:p>464764</text:p>
          </table:table-cell>
          <table:table-cell office:value-type="float" office:value="486147" calcext:value-type="float">
            <text:p>486147</text:p>
          </table:table-cell>
          <table:table-cell office:value-type="float" office:value="545895" calcext:value-type="float">
            <text:p>545895</text:p>
          </table:table-cell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2018-01-01T22:01:44.6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2696" calcext:value-type="float">
            <text:p>452696</text:p>
          </table:table-cell>
          <table:table-cell office:value-type="float" office:value="42466" calcext:value-type="float">
            <text:p>42466</text:p>
          </table:table-cell>
          <table:table-cell office:value-type="float" office:value="396408" calcext:value-type="float">
            <text:p>396408</text:p>
          </table:table-cell>
          <table:table-cell office:value-type="float" office:value="456461" calcext:value-type="float">
            <text:p>456461</text:p>
          </table:table-cell>
          <table:table-cell office:value-type="float" office:value="513673" calcext:value-type="float">
            <text:p>513673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2018-01-01T22:01:47.9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4100" calcext:value-type="float">
            <text:p>474100</text:p>
          </table:table-cell>
          <table:table-cell office:value-type="float" office:value="56399" calcext:value-type="float">
            <text:p>56399</text:p>
          </table:table-cell>
          <table:table-cell office:value-type="float" office:value="439710" calcext:value-type="float">
            <text:p>439710</text:p>
          </table:table-cell>
          <table:table-cell office:value-type="float" office:value="455157" calcext:value-type="float">
            <text:p>455157</text:p>
          </table:table-cell>
          <table:table-cell office:value-type="float" office:value="573545" calcext:value-type="float">
            <text:p>573545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string" calcext:value-type="string">
            <text:p>2018-01-01T22:01:51.19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4593" calcext:value-type="float">
            <text:p>494593</text:p>
          </table:table-cell>
          <table:table-cell office:value-type="float" office:value="55938" calcext:value-type="float">
            <text:p>55938</text:p>
          </table:table-cell>
          <table:table-cell office:value-type="float" office:value="434048" calcext:value-type="float">
            <text:p>434048</text:p>
          </table:table-cell>
          <table:table-cell office:value-type="float" office:value="507329" calcext:value-type="float">
            <text:p>507329</text:p>
          </table:table-cell>
          <table:table-cell office:value-type="float" office:value="573067" calcext:value-type="float">
            <text:p>57306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8-01-01T22:01:54.47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94558" calcext:value-type="float">
            <text:p>494558</text:p>
          </table:table-cell>
          <table:table-cell office:value-type="float" office:value="65985" calcext:value-type="float">
            <text:p>65985</text:p>
          </table:table-cell>
          <table:table-cell office:value-type="float" office:value="366969" calcext:value-type="float">
            <text:p>366969</text:p>
          </table:table-cell>
          <table:table-cell office:value-type="float" office:value="516377" calcext:value-type="float">
            <text:p>516377</text:p>
          </table:table-cell>
          <table:table-cell office:value-type="float" office:value="540738" calcext:value-type="float">
            <text:p>540738</text:p>
          </table:table-cell>
          <table:table-cell office:value-type="float" office:value="-184" calcext:value-type="float">
            <text:p>-184</text:p>
          </table:table-cell>
        </table:table-row>
        <table:table-row table:style-name="ro1">
          <table:table-cell office:value-type="string" calcext:value-type="string">
            <text:p>2018-01-01T22:01:57.73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8148" calcext:value-type="float">
            <text:p>438148</text:p>
          </table:table-cell>
          <table:table-cell office:value-type="float" office:value="44304" calcext:value-type="float">
            <text:p>44304</text:p>
          </table:table-cell>
          <table:table-cell office:value-type="float" office:value="389231" calcext:value-type="float">
            <text:p>389231</text:p>
          </table:table-cell>
          <table:table-cell office:value-type="float" office:value="435349" calcext:value-type="float">
            <text:p>435349</text:p>
          </table:table-cell>
          <table:table-cell office:value-type="float" office:value="494202" calcext:value-type="float">
            <text:p>494202</text:p>
          </table:table-cell>
          <table:table-cell office:value-type="float" office:value="-206" calcext:value-type="float">
            <text:p>-206</text:p>
          </table:table-cell>
        </table:table-row>
        <table:table-row table:style-name="ro1">
          <table:table-cell office:value-type="string" calcext:value-type="string">
            <text:p>2018-01-01T22:02:01.00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4583" calcext:value-type="float">
            <text:p>434583</text:p>
          </table:table-cell>
          <table:table-cell office:value-type="float" office:value="26759" calcext:value-type="float">
            <text:p>26759</text:p>
          </table:table-cell>
          <table:table-cell office:value-type="float" office:value="412303" calcext:value-type="float">
            <text:p>412303</text:p>
          </table:table-cell>
          <table:table-cell office:value-type="float" office:value="427122" calcext:value-type="float">
            <text:p>427122</text:p>
          </table:table-cell>
          <table:table-cell office:value-type="float" office:value="479083" calcext:value-type="float">
            <text:p>479083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string" calcext:value-type="string">
            <text:p>2018-01-01T22:02:04.6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92406" calcext:value-type="float">
            <text:p>492406</text:p>
          </table:table-cell>
          <table:table-cell office:value-type="float" office:value="58687" calcext:value-type="float">
            <text:p>58687</text:p>
          </table:table-cell>
          <table:table-cell office:value-type="float" office:value="431548" calcext:value-type="float">
            <text:p>431548</text:p>
          </table:table-cell>
          <table:table-cell office:value-type="float" office:value="484706" calcext:value-type="float">
            <text:p>484706</text:p>
          </table:table-cell>
          <table:table-cell office:value-type="float" office:value="574766" calcext:value-type="float">
            <text:p>574766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2018-01-01T22:02:07.97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2222" calcext:value-type="float">
            <text:p>442222</text:p>
          </table:table-cell>
          <table:table-cell office:value-type="float" office:value="43819" calcext:value-type="float">
            <text:p>43819</text:p>
          </table:table-cell>
          <table:table-cell office:value-type="float" office:value="375200" calcext:value-type="float">
            <text:p>375200</text:p>
          </table:table-cell>
          <table:table-cell office:value-type="float" office:value="440538" calcext:value-type="float">
            <text:p>440538</text:p>
          </table:table-cell>
          <table:table-cell office:value-type="float" office:value="502056" calcext:value-type="float">
            <text:p>5020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-01-01T22:02:11.2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7922" calcext:value-type="float">
            <text:p>457922</text:p>
          </table:table-cell>
          <table:table-cell office:value-type="float" office:value="95442" calcext:value-type="float">
            <text:p>95442</text:p>
          </table:table-cell>
          <table:table-cell office:value-type="float" office:value="365800" calcext:value-type="float">
            <text:p>365800</text:p>
          </table:table-cell>
          <table:table-cell office:value-type="float" office:value="414427" calcext:value-type="float">
            <text:p>414427</text:p>
          </table:table-cell>
          <table:table-cell office:value-type="float" office:value="597123" calcext:value-type="float">
            <text:p>597123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2018-01-01T22:02:14.5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5621" calcext:value-type="float">
            <text:p>435621</text:p>
          </table:table-cell>
          <table:table-cell office:value-type="float" office:value="63334" calcext:value-type="float">
            <text:p>63334</text:p>
          </table:table-cell>
          <table:table-cell office:value-type="float" office:value="359890" calcext:value-type="float">
            <text:p>359890</text:p>
          </table:table-cell>
          <table:table-cell office:value-type="float" office:value="421410" calcext:value-type="float">
            <text:p>421410</text:p>
          </table:table-cell>
          <table:table-cell office:value-type="float" office:value="522777" calcext:value-type="float">
            <text:p>522777</text:p>
          </table:table-cell>
          <table:table-cell office:value-type="float" office:value="-147" calcext:value-type="float">
            <text:p>-147</text:p>
          </table:table-cell>
        </table:table-row>
        <table:table-row table:style-name="ro1">
          <table:table-cell office:value-type="string" calcext:value-type="string">
            <text:p>2018-01-01T22:02:19.03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71201" calcext:value-type="float">
            <text:p>471201</text:p>
          </table:table-cell>
          <table:table-cell office:value-type="float" office:value="63100" calcext:value-type="float">
            <text:p>63100</text:p>
          </table:table-cell>
          <table:table-cell office:value-type="float" office:value="392445" calcext:value-type="float">
            <text:p>392445</text:p>
          </table:table-cell>
          <table:table-cell office:value-type="float" office:value="487011" calcext:value-type="float">
            <text:p>487011</text:p>
          </table:table-cell>
          <table:table-cell office:value-type="float" office:value="537500" calcext:value-type="float">
            <text:p>5375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1-01T22:02:22.30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76866" calcext:value-type="float">
            <text:p>476866</text:p>
          </table:table-cell>
          <table:table-cell office:value-type="float" office:value="64676" calcext:value-type="float">
            <text:p>64676</text:p>
          </table:table-cell>
          <table:table-cell office:value-type="float" office:value="397612" calcext:value-type="float">
            <text:p>397612</text:p>
          </table:table-cell>
          <table:table-cell office:value-type="float" office:value="477517" calcext:value-type="float">
            <text:p>477517</text:p>
          </table:table-cell>
          <table:table-cell office:value-type="float" office:value="561497" calcext:value-type="float">
            <text:p>56149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8-01-01T22:02:26.80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7249" calcext:value-type="float">
            <text:p>457249</text:p>
          </table:table-cell>
          <table:table-cell office:value-type="float" office:value="66453" calcext:value-type="float">
            <text:p>66453</text:p>
          </table:table-cell>
          <table:table-cell office:value-type="float" office:value="370380" calcext:value-type="float">
            <text:p>370380</text:p>
          </table:table-cell>
          <table:table-cell office:value-type="float" office:value="466877" calcext:value-type="float">
            <text:p>466877</text:p>
          </table:table-cell>
          <table:table-cell office:value-type="float" office:value="547655" calcext:value-type="float">
            <text:p>54765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2018-01-01T22:02:31.3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1860" calcext:value-type="float">
            <text:p>431860</text:p>
          </table:table-cell>
          <table:table-cell office:value-type="float" office:value="18086" calcext:value-type="float">
            <text:p>18086</text:p>
          </table:table-cell>
          <table:table-cell office:value-type="float" office:value="407516" calcext:value-type="float">
            <text:p>407516</text:p>
          </table:table-cell>
          <table:table-cell office:value-type="float" office:value="427691" calcext:value-type="float">
            <text:p>427691</text:p>
          </table:table-cell>
          <table:table-cell office:value-type="float" office:value="456207" calcext:value-type="float">
            <text:p>45620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8-01-01T22:02:34.7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19760" calcext:value-type="float">
            <text:p>419760</text:p>
          </table:table-cell>
          <table:table-cell office:value-type="float" office:value="65615" calcext:value-type="float">
            <text:p>65615</text:p>
          </table:table-cell>
          <table:table-cell office:value-type="float" office:value="348092" calcext:value-type="float">
            <text:p>348092</text:p>
          </table:table-cell>
          <table:table-cell office:value-type="float" office:value="418272" calcext:value-type="float">
            <text:p>418272</text:p>
          </table:table-cell>
          <table:table-cell office:value-type="float" office:value="528923" calcext:value-type="float">
            <text:p>528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1T22:02:37.9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9054" calcext:value-type="float">
            <text:p>429054</text:p>
          </table:table-cell>
          <table:table-cell office:value-type="float" office:value="61619" calcext:value-type="float">
            <text:p>61619</text:p>
          </table:table-cell>
          <table:table-cell office:value-type="float" office:value="345991" calcext:value-type="float">
            <text:p>345991</text:p>
          </table:table-cell>
          <table:table-cell office:value-type="float" office:value="401547" calcext:value-type="float">
            <text:p>401547</text:p>
          </table:table-cell>
          <table:table-cell office:value-type="float" office:value="531146" calcext:value-type="float">
            <text:p>5311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8-01-01T22:02:41.35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17795" calcext:value-type="float">
            <text:p>417795</text:p>
          </table:table-cell>
          <table:table-cell office:value-type="float" office:value="56403" calcext:value-type="float">
            <text:p>56403</text:p>
          </table:table-cell>
          <table:table-cell office:value-type="float" office:value="370554" calcext:value-type="float">
            <text:p>370554</text:p>
          </table:table-cell>
          <table:table-cell office:value-type="float" office:value="389992" calcext:value-type="float">
            <text:p>389992</text:p>
          </table:table-cell>
          <table:table-cell office:value-type="float" office:value="517031" calcext:value-type="float">
            <text:p>517031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2018-01-01T22:02:44.8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3921" calcext:value-type="float">
            <text:p>423921</text:p>
          </table:table-cell>
          <table:table-cell office:value-type="float" office:value="48320" calcext:value-type="float">
            <text:p>48320</text:p>
          </table:table-cell>
          <table:table-cell office:value-type="float" office:value="364952" calcext:value-type="float">
            <text:p>364952</text:p>
          </table:table-cell>
          <table:table-cell office:value-type="float" office:value="408755" calcext:value-type="float">
            <text:p>408755</text:p>
          </table:table-cell>
          <table:table-cell office:value-type="float" office:value="505399" calcext:value-type="float">
            <text:p>5053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1-01T22:02:48.1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53259" calcext:value-type="float">
            <text:p>453259</text:p>
          </table:table-cell>
          <table:table-cell office:value-type="float" office:value="62728" calcext:value-type="float">
            <text:p>62728</text:p>
          </table:table-cell>
          <table:table-cell office:value-type="float" office:value="376626" calcext:value-type="float">
            <text:p>376626</text:p>
          </table:table-cell>
          <table:table-cell office:value-type="float" office:value="434899" calcext:value-type="float">
            <text:p>434899</text:p>
          </table:table-cell>
          <table:table-cell office:value-type="float" office:value="571181" calcext:value-type="float">
            <text:p>57118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2018-01-01T22:02:52.5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53351" calcext:value-type="float">
            <text:p>453351</text:p>
          </table:table-cell>
          <table:table-cell office:value-type="float" office:value="69685" calcext:value-type="float">
            <text:p>69685</text:p>
          </table:table-cell>
          <table:table-cell office:value-type="float" office:value="364210" calcext:value-type="float">
            <text:p>364210</text:p>
          </table:table-cell>
          <table:table-cell office:value-type="float" office:value="431827" calcext:value-type="float">
            <text:p>431827</text:p>
          </table:table-cell>
          <table:table-cell office:value-type="float" office:value="568524" calcext:value-type="float">
            <text:p>56852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8-01-01T22:02:55.88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4364" calcext:value-type="float">
            <text:p>424364</text:p>
          </table:table-cell>
          <table:table-cell office:value-type="float" office:value="56675" calcext:value-type="float">
            <text:p>56675</text:p>
          </table:table-cell>
          <table:table-cell office:value-type="float" office:value="353149" calcext:value-type="float">
            <text:p>353149</text:p>
          </table:table-cell>
          <table:table-cell office:value-type="float" office:value="442552" calcext:value-type="float">
            <text:p>442552</text:p>
          </table:table-cell>
          <table:table-cell office:value-type="float" office:value="487433" calcext:value-type="float">
            <text:p>4874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1-01T22:03:00.3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5206" calcext:value-type="float">
            <text:p>445206</text:p>
          </table:table-cell>
          <table:table-cell office:value-type="float" office:value="56539" calcext:value-type="float">
            <text:p>56539</text:p>
          </table:table-cell>
          <table:table-cell office:value-type="float" office:value="374266" calcext:value-type="float">
            <text:p>374266</text:p>
          </table:table-cell>
          <table:table-cell office:value-type="float" office:value="477304" calcext:value-type="float">
            <text:p>477304</text:p>
          </table:table-cell>
          <table:table-cell office:value-type="float" office:value="502653" calcext:value-type="float">
            <text:p>502653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string" calcext:value-type="string">
            <text:p>2018-01-01T22:03:03.8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2880" calcext:value-type="float">
            <text:p>432880</text:p>
          </table:table-cell>
          <table:table-cell office:value-type="float" office:value="54310" calcext:value-type="float">
            <text:p>54310</text:p>
          </table:table-cell>
          <table:table-cell office:value-type="float" office:value="364568" calcext:value-type="float">
            <text:p>364568</text:p>
          </table:table-cell>
          <table:table-cell office:value-type="float" office:value="433217" calcext:value-type="float">
            <text:p>433217</text:p>
          </table:table-cell>
          <table:table-cell office:value-type="float" office:value="532259" calcext:value-type="float">
            <text:p>5322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1T22:03:07.27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38624" calcext:value-type="float">
            <text:p>438624</text:p>
          </table:table-cell>
          <table:table-cell office:value-type="float" office:value="73341" calcext:value-type="float">
            <text:p>73341</text:p>
          </table:table-cell>
          <table:table-cell office:value-type="float" office:value="343628" calcext:value-type="float">
            <text:p>343628</text:p>
          </table:table-cell>
          <table:table-cell office:value-type="float" office:value="440932" calcext:value-type="float">
            <text:p>440932</text:p>
          </table:table-cell>
          <table:table-cell office:value-type="float" office:value="546351" calcext:value-type="float">
            <text:p>546351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2018-01-01T22:03:10.5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8765" calcext:value-type="float">
            <text:p>448765</text:p>
          </table:table-cell>
          <table:table-cell office:value-type="float" office:value="73309" calcext:value-type="float">
            <text:p>73309</text:p>
          </table:table-cell>
          <table:table-cell office:value-type="float" office:value="360676" calcext:value-type="float">
            <text:p>360676</text:p>
          </table:table-cell>
          <table:table-cell office:value-type="float" office:value="480622" calcext:value-type="float">
            <text:p>480622</text:p>
          </table:table-cell>
          <table:table-cell office:value-type="float" office:value="534332" calcext:value-type="float">
            <text:p>534332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2018-01-01T22:03:13.91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24270" calcext:value-type="float">
            <text:p>424270</text:p>
          </table:table-cell>
          <table:table-cell office:value-type="float" office:value="45648" calcext:value-type="float">
            <text:p>45648</text:p>
          </table:table-cell>
          <table:table-cell office:value-type="float" office:value="373726" calcext:value-type="float">
            <text:p>373726</text:p>
          </table:table-cell>
          <table:table-cell office:value-type="float" office:value="414834" calcext:value-type="float">
            <text:p>414834</text:p>
          </table:table-cell>
          <table:table-cell office:value-type="float" office:value="492377" calcext:value-type="float">
            <text:p>49237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-01-01T22:03:17.32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2187" calcext:value-type="float">
            <text:p>412187</text:p>
          </table:table-cell>
          <table:table-cell office:value-type="float" office:value="94258" calcext:value-type="float">
            <text:p>94258</text:p>
          </table:table-cell>
          <table:table-cell office:value-type="float" office:value="341863" calcext:value-type="float">
            <text:p>341863</text:p>
          </table:table-cell>
          <table:table-cell office:value-type="float" office:value="370312" calcext:value-type="float">
            <text:p>370312</text:p>
          </table:table-cell>
          <table:table-cell office:value-type="float" office:value="606417" calcext:value-type="float">
            <text:p>6064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8-01-01T22:03:20.86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34413" calcext:value-type="float">
            <text:p>434413</text:p>
          </table:table-cell>
          <table:table-cell office:value-type="float" office:value="77759" calcext:value-type="float">
            <text:p>77759</text:p>
          </table:table-cell>
          <table:table-cell office:value-type="float" office:value="367530" calcext:value-type="float">
            <text:p>367530</text:p>
          </table:table-cell>
          <table:table-cell office:value-type="float" office:value="407713" calcext:value-type="float">
            <text:p>407713</text:p>
          </table:table-cell>
          <table:table-cell office:value-type="float" office:value="601988" calcext:value-type="float">
            <text:p>6019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8-01-01T22:03:25.06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32318" calcext:value-type="float">
            <text:p>432318</text:p>
          </table:table-cell>
          <table:table-cell office:value-type="float" office:value="110233" calcext:value-type="float">
            <text:p>110233</text:p>
          </table:table-cell>
          <table:table-cell office:value-type="float" office:value="333157" calcext:value-type="float">
            <text:p>333157</text:p>
          </table:table-cell>
          <table:table-cell office:value-type="float" office:value="415661" calcext:value-type="float">
            <text:p>415661</text:p>
          </table:table-cell>
          <table:table-cell office:value-type="float" office:value="655650" calcext:value-type="float">
            <text:p>6556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1-01T22:03:28.2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6138" calcext:value-type="float">
            <text:p>416138</text:p>
          </table:table-cell>
          <table:table-cell office:value-type="float" office:value="37525" calcext:value-type="float">
            <text:p>37525</text:p>
          </table:table-cell>
          <table:table-cell office:value-type="float" office:value="355538" calcext:value-type="float">
            <text:p>355538</text:p>
          </table:table-cell>
          <table:table-cell office:value-type="float" office:value="413003" calcext:value-type="float">
            <text:p>413003</text:p>
          </table:table-cell>
          <table:table-cell office:value-type="float" office:value="472874" calcext:value-type="float">
            <text:p>472874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2018-01-01T22:03:31.50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2675" calcext:value-type="float">
            <text:p>412675</text:p>
          </table:table-cell>
          <table:table-cell office:value-type="float" office:value="66869" calcext:value-type="float">
            <text:p>66869</text:p>
          </table:table-cell>
          <table:table-cell office:value-type="float" office:value="353621" calcext:value-type="float">
            <text:p>353621</text:p>
          </table:table-cell>
          <table:table-cell office:value-type="float" office:value="391522" calcext:value-type="float">
            <text:p>391522</text:p>
          </table:table-cell>
          <table:table-cell office:value-type="float" office:value="553652" calcext:value-type="float">
            <text:p>55365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1-01T22:03:34.8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55915" calcext:value-type="float">
            <text:p>455915</text:p>
          </table:table-cell>
          <table:table-cell office:value-type="float" office:value="67251" calcext:value-type="float">
            <text:p>67251</text:p>
          </table:table-cell>
          <table:table-cell office:value-type="float" office:value="388593" calcext:value-type="float">
            <text:p>388593</text:p>
          </table:table-cell>
          <table:table-cell office:value-type="float" office:value="440423" calcext:value-type="float">
            <text:p>440423</text:p>
          </table:table-cell>
          <table:table-cell office:value-type="float" office:value="575494" calcext:value-type="float">
            <text:p>5754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-01-01T22:03:37.9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33894" calcext:value-type="float">
            <text:p>433894</text:p>
          </table:table-cell>
          <table:table-cell office:value-type="float" office:value="89919" calcext:value-type="float">
            <text:p>89919</text:p>
          </table:table-cell>
          <table:table-cell office:value-type="float" office:value="336001" calcext:value-type="float">
            <text:p>336001</text:p>
          </table:table-cell>
          <table:table-cell office:value-type="float" office:value="408838" calcext:value-type="float">
            <text:p>408838</text:p>
          </table:table-cell>
          <table:table-cell office:value-type="float" office:value="602806" calcext:value-type="float">
            <text:p>6028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1-01T22:03:42.57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5645" calcext:value-type="float">
            <text:p>405645</text:p>
          </table:table-cell>
          <table:table-cell office:value-type="float" office:value="59219" calcext:value-type="float">
            <text:p>59219</text:p>
          </table:table-cell>
          <table:table-cell office:value-type="float" office:value="338167" calcext:value-type="float">
            <text:p>338167</text:p>
          </table:table-cell>
          <table:table-cell office:value-type="float" office:value="398482" calcext:value-type="float">
            <text:p>398482</text:p>
          </table:table-cell>
          <table:table-cell office:value-type="float" office:value="517019" calcext:value-type="float">
            <text:p>517019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string" calcext:value-type="string">
            <text:p>2018-01-01T22:03:45.8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2796" calcext:value-type="float">
            <text:p>402796</text:p>
          </table:table-cell>
          <table:table-cell office:value-type="float" office:value="59939" calcext:value-type="float">
            <text:p>59939</text:p>
          </table:table-cell>
          <table:table-cell office:value-type="float" office:value="334059" calcext:value-type="float">
            <text:p>334059</text:p>
          </table:table-cell>
          <table:table-cell office:value-type="float" office:value="392517" calcext:value-type="float">
            <text:p>392517</text:p>
          </table:table-cell>
          <table:table-cell office:value-type="float" office:value="535952" calcext:value-type="float">
            <text:p>53595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2018-01-01T22:03:49.16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8471" calcext:value-type="float">
            <text:p>408471</text:p>
          </table:table-cell>
          <table:table-cell office:value-type="float" office:value="59795" calcext:value-type="float">
            <text:p>59795</text:p>
          </table:table-cell>
          <table:table-cell office:value-type="float" office:value="340591" calcext:value-type="float">
            <text:p>340591</text:p>
          </table:table-cell>
          <table:table-cell office:value-type="float" office:value="378538" calcext:value-type="float">
            <text:p>378538</text:p>
          </table:table-cell>
          <table:table-cell office:value-type="float" office:value="493040" calcext:value-type="float">
            <text:p>493040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 office:value-type="string" calcext:value-type="string">
            <text:p>2018-01-01T22:03:52.4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7718" calcext:value-type="float">
            <text:p>407718</text:p>
          </table:table-cell>
          <table:table-cell office:value-type="float" office:value="84972" calcext:value-type="float">
            <text:p>84972</text:p>
          </table:table-cell>
          <table:table-cell office:value-type="float" office:value="347925" calcext:value-type="float">
            <text:p>347925</text:p>
          </table:table-cell>
          <table:table-cell office:value-type="float" office:value="382019" calcext:value-type="float">
            <text:p>382019</text:p>
          </table:table-cell>
          <table:table-cell office:value-type="float" office:value="622614" calcext:value-type="float">
            <text:p>622614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2018-01-01T22:03:55.6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1315" calcext:value-type="float">
            <text:p>401315</text:p>
          </table:table-cell>
          <table:table-cell office:value-type="float" office:value="40601" calcext:value-type="float">
            <text:p>40601</text:p>
          </table:table-cell>
          <table:table-cell office:value-type="float" office:value="352918" calcext:value-type="float">
            <text:p>352918</text:p>
          </table:table-cell>
          <table:table-cell office:value-type="float" office:value="398842" calcext:value-type="float">
            <text:p>398842</text:p>
          </table:table-cell>
          <table:table-cell office:value-type="float" office:value="472939" calcext:value-type="float">
            <text:p>472939</text:p>
          </table:table-cell>
          <table:table-cell office:value-type="float" office:value="-164" calcext:value-type="float">
            <text:p>-164</text:p>
          </table:table-cell>
        </table:table-row>
        <table:table-row table:style-name="ro1">
          <table:table-cell office:value-type="string" calcext:value-type="string">
            <text:p>2018-01-01T22:03:58.9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6713" calcext:value-type="float">
            <text:p>396713</text:p>
          </table:table-cell>
          <table:table-cell office:value-type="float" office:value="53262" calcext:value-type="float">
            <text:p>53262</text:p>
          </table:table-cell>
          <table:table-cell office:value-type="float" office:value="339542" calcext:value-type="float">
            <text:p>339542</text:p>
          </table:table-cell>
          <table:table-cell office:value-type="float" office:value="371991" calcext:value-type="float">
            <text:p>371991</text:p>
          </table:table-cell>
          <table:table-cell office:value-type="float" office:value="483028" calcext:value-type="float">
            <text:p>4830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1T22:04:03.4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20934" calcext:value-type="float">
            <text:p>420934</text:p>
          </table:table-cell>
          <table:table-cell office:value-type="float" office:value="62695" calcext:value-type="float">
            <text:p>62695</text:p>
          </table:table-cell>
          <table:table-cell office:value-type="float" office:value="339949" calcext:value-type="float">
            <text:p>339949</text:p>
          </table:table-cell>
          <table:table-cell office:value-type="float" office:value="401226" calcext:value-type="float">
            <text:p>401226</text:p>
          </table:table-cell>
          <table:table-cell office:value-type="float" office:value="520802" calcext:value-type="float">
            <text:p>520802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string" calcext:value-type="string">
            <text:p>2018-01-01T22:04:06.7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46220" calcext:value-type="float">
            <text:p>446220</text:p>
          </table:table-cell>
          <table:table-cell office:value-type="float" office:value="68772" calcext:value-type="float">
            <text:p>68772</text:p>
          </table:table-cell>
          <table:table-cell office:value-type="float" office:value="350725" calcext:value-type="float">
            <text:p>350725</text:p>
          </table:table-cell>
          <table:table-cell office:value-type="float" office:value="443676" calcext:value-type="float">
            <text:p>443676</text:p>
          </table:table-cell>
          <table:table-cell office:value-type="float" office:value="541641" calcext:value-type="float">
            <text:p>5416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1-01T22:04:10.2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0590" calcext:value-type="float">
            <text:p>430590</text:p>
          </table:table-cell>
          <table:table-cell office:value-type="float" office:value="59686" calcext:value-type="float">
            <text:p>59686</text:p>
          </table:table-cell>
          <table:table-cell office:value-type="float" office:value="349202" calcext:value-type="float">
            <text:p>349202</text:p>
          </table:table-cell>
          <table:table-cell office:value-type="float" office:value="407701" calcext:value-type="float">
            <text:p>407701</text:p>
          </table:table-cell>
          <table:table-cell office:value-type="float" office:value="521700" calcext:value-type="float">
            <text:p>5217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1T22:04:13.4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57837" calcext:value-type="float">
            <text:p>457837</text:p>
          </table:table-cell>
          <table:table-cell office:value-type="float" office:value="72794" calcext:value-type="float">
            <text:p>72794</text:p>
          </table:table-cell>
          <table:table-cell office:value-type="float" office:value="360012" calcext:value-type="float">
            <text:p>360012</text:p>
          </table:table-cell>
          <table:table-cell office:value-type="float" office:value="462666" calcext:value-type="float">
            <text:p>462666</text:p>
          </table:table-cell>
          <table:table-cell office:value-type="float" office:value="566581" calcext:value-type="float">
            <text:p>566581</text:p>
          </table:table-cell>
          <table:table-cell office:value-type="float" office:value="-184" calcext:value-type="float">
            <text:p>-184</text:p>
          </table:table-cell>
        </table:table-row>
        <table:table-row table:style-name="ro1">
          <table:table-cell office:value-type="string" calcext:value-type="string">
            <text:p>2018-01-01T22:04:16.9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10536" calcext:value-type="float">
            <text:p>410536</text:p>
          </table:table-cell>
          <table:table-cell office:value-type="float" office:value="34447" calcext:value-type="float">
            <text:p>34447</text:p>
          </table:table-cell>
          <table:table-cell office:value-type="float" office:value="349121" calcext:value-type="float">
            <text:p>349121</text:p>
          </table:table-cell>
          <table:table-cell office:value-type="float" office:value="415471" calcext:value-type="float">
            <text:p>415471</text:p>
          </table:table-cell>
          <table:table-cell office:value-type="float" office:value="447566" calcext:value-type="float">
            <text:p>44756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-01-01T22:04:20.3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26211" calcext:value-type="float">
            <text:p>426211</text:p>
          </table:table-cell>
          <table:table-cell office:value-type="float" office:value="75913" calcext:value-type="float">
            <text:p>75913</text:p>
          </table:table-cell>
          <table:table-cell office:value-type="float" office:value="356124" calcext:value-type="float">
            <text:p>356124</text:p>
          </table:table-cell>
          <table:table-cell office:value-type="float" office:value="401458" calcext:value-type="float">
            <text:p>401458</text:p>
          </table:table-cell>
          <table:table-cell office:value-type="float" office:value="587644" calcext:value-type="float">
            <text:p>58764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2018-01-01T22:04:23.5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27424" calcext:value-type="float">
            <text:p>427424</text:p>
          </table:table-cell>
          <table:table-cell office:value-type="float" office:value="70832" calcext:value-type="float">
            <text:p>70832</text:p>
          </table:table-cell>
          <table:table-cell office:value-type="float" office:value="342090" calcext:value-type="float">
            <text:p>342090</text:p>
          </table:table-cell>
          <table:table-cell office:value-type="float" office:value="407194" calcext:value-type="float">
            <text:p>407194</text:p>
          </table:table-cell>
          <table:table-cell office:value-type="float" office:value="574140" calcext:value-type="float">
            <text:p>57414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8-01-01T22:04:28.0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15990" calcext:value-type="float">
            <text:p>415990</text:p>
          </table:table-cell>
          <table:table-cell office:value-type="float" office:value="53377" calcext:value-type="float">
            <text:p>53377</text:p>
          </table:table-cell>
          <table:table-cell office:value-type="float" office:value="337577" calcext:value-type="float">
            <text:p>337577</text:p>
          </table:table-cell>
          <table:table-cell office:value-type="float" office:value="414217" calcext:value-type="float">
            <text:p>414217</text:p>
          </table:table-cell>
          <table:table-cell office:value-type="float" office:value="487512" calcext:value-type="float">
            <text:p>487512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2018-01-01T22:04:31.3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14722" calcext:value-type="float">
            <text:p>414722</text:p>
          </table:table-cell>
          <table:table-cell office:value-type="float" office:value="60970" calcext:value-type="float">
            <text:p>60970</text:p>
          </table:table-cell>
          <table:table-cell office:value-type="float" office:value="348920" calcext:value-type="float">
            <text:p>348920</text:p>
          </table:table-cell>
          <table:table-cell office:value-type="float" office:value="399898" calcext:value-type="float">
            <text:p>399898</text:p>
          </table:table-cell>
          <table:table-cell office:value-type="float" office:value="514109" calcext:value-type="float">
            <text:p>5141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1T22:04:34.6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29055" calcext:value-type="float">
            <text:p>429055</text:p>
          </table:table-cell>
          <table:table-cell office:value-type="float" office:value="51551" calcext:value-type="float">
            <text:p>51551</text:p>
          </table:table-cell>
          <table:table-cell office:value-type="float" office:value="367580" calcext:value-type="float">
            <text:p>367580</text:p>
          </table:table-cell>
          <table:table-cell office:value-type="float" office:value="423046" calcext:value-type="float">
            <text:p>423046</text:p>
          </table:table-cell>
          <table:table-cell office:value-type="float" office:value="519778" calcext:value-type="float">
            <text:p>51977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8-01-01T22:04:38.2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27007" calcext:value-type="float">
            <text:p>427007</text:p>
          </table:table-cell>
          <table:table-cell office:value-type="float" office:value="61548" calcext:value-type="float">
            <text:p>61548</text:p>
          </table:table-cell>
          <table:table-cell office:value-type="float" office:value="351204" calcext:value-type="float">
            <text:p>351204</text:p>
          </table:table-cell>
          <table:table-cell office:value-type="float" office:value="422606" calcext:value-type="float">
            <text:p>422606</text:p>
          </table:table-cell>
          <table:table-cell office:value-type="float" office:value="529286" calcext:value-type="float">
            <text:p>5292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-01-01T22:04:41.45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17837" calcext:value-type="float">
            <text:p>417837</text:p>
          </table:table-cell>
          <table:table-cell office:value-type="float" office:value="70216" calcext:value-type="float">
            <text:p>70216</text:p>
          </table:table-cell>
          <table:table-cell office:value-type="float" office:value="341265" calcext:value-type="float">
            <text:p>341265</text:p>
          </table:table-cell>
          <table:table-cell office:value-type="float" office:value="402050" calcext:value-type="float">
            <text:p>402050</text:p>
          </table:table-cell>
          <table:table-cell office:value-type="float" office:value="579838" calcext:value-type="float">
            <text:p>5798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1T22:04:44.72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26314" calcext:value-type="float">
            <text:p>426314</text:p>
          </table:table-cell>
          <table:table-cell office:value-type="float" office:value="55902" calcext:value-type="float">
            <text:p>55902</text:p>
          </table:table-cell>
          <table:table-cell office:value-type="float" office:value="335993" calcext:value-type="float">
            <text:p>335993</text:p>
          </table:table-cell>
          <table:table-cell office:value-type="float" office:value="431751" calcext:value-type="float">
            <text:p>431751</text:p>
          </table:table-cell>
          <table:table-cell office:value-type="float" office:value="492870" calcext:value-type="float">
            <text:p>4928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1T22:04:48.1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34962" calcext:value-type="float">
            <text:p>434962</text:p>
          </table:table-cell>
          <table:table-cell office:value-type="float" office:value="56487" calcext:value-type="float">
            <text:p>56487</text:p>
          </table:table-cell>
          <table:table-cell office:value-type="float" office:value="344519" calcext:value-type="float">
            <text:p>344519</text:p>
          </table:table-cell>
          <table:table-cell office:value-type="float" office:value="437998" calcext:value-type="float">
            <text:p>437998</text:p>
          </table:table-cell>
          <table:table-cell office:value-type="float" office:value="529599" calcext:value-type="float">
            <text:p>529599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 office:value-type="string" calcext:value-type="string">
            <text:p>2018-01-01T22:04:51.3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35095" calcext:value-type="float">
            <text:p>435095</text:p>
          </table:table-cell>
          <table:table-cell office:value-type="float" office:value="58585" calcext:value-type="float">
            <text:p>58585</text:p>
          </table:table-cell>
          <table:table-cell office:value-type="float" office:value="352614" calcext:value-type="float">
            <text:p>352614</text:p>
          </table:table-cell>
          <table:table-cell office:value-type="float" office:value="423479" calcext:value-type="float">
            <text:p>423479</text:p>
          </table:table-cell>
          <table:table-cell office:value-type="float" office:value="558166" calcext:value-type="float">
            <text:p>55816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2018-01-01T22:04:55.7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7549" calcext:value-type="float">
            <text:p>397549</text:p>
          </table:table-cell>
          <table:table-cell office:value-type="float" office:value="48691" calcext:value-type="float">
            <text:p>48691</text:p>
          </table:table-cell>
          <table:table-cell office:value-type="float" office:value="334636" calcext:value-type="float">
            <text:p>334636</text:p>
          </table:table-cell>
          <table:table-cell office:value-type="float" office:value="383624" calcext:value-type="float">
            <text:p>383624</text:p>
          </table:table-cell>
          <table:table-cell office:value-type="float" office:value="488570" calcext:value-type="float">
            <text:p>488570</text:p>
          </table:table-cell>
          <table:table-cell office:value-type="float" office:value="-216" calcext:value-type="float">
            <text:p>-216</text:p>
          </table:table-cell>
        </table:table-row>
        <table:table-row table:style-name="ro1">
          <table:table-cell office:value-type="string" calcext:value-type="string">
            <text:p>2018-01-01T22:04:59.16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31119" calcext:value-type="float">
            <text:p>431119</text:p>
          </table:table-cell>
          <table:table-cell office:value-type="float" office:value="70512" calcext:value-type="float">
            <text:p>70512</text:p>
          </table:table-cell>
          <table:table-cell office:value-type="float" office:value="355758" calcext:value-type="float">
            <text:p>355758</text:p>
          </table:table-cell>
          <table:table-cell office:value-type="float" office:value="401589" calcext:value-type="float">
            <text:p>401589</text:p>
          </table:table-cell>
          <table:table-cell office:value-type="float" office:value="577223" calcext:value-type="float">
            <text:p>577223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2018-01-01T22:05:04.3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40796" calcext:value-type="float">
            <text:p>440796</text:p>
          </table:table-cell>
          <table:table-cell office:value-type="float" office:value="63664" calcext:value-type="float">
            <text:p>63664</text:p>
          </table:table-cell>
          <table:table-cell office:value-type="float" office:value="352136" calcext:value-type="float">
            <text:p>352136</text:p>
          </table:table-cell>
          <table:table-cell office:value-type="float" office:value="427322" calcext:value-type="float">
            <text:p>427322</text:p>
          </table:table-cell>
          <table:table-cell office:value-type="float" office:value="593089" calcext:value-type="float">
            <text:p>5930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1-01T22:05:08.9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14544" calcext:value-type="float">
            <text:p>414544</text:p>
          </table:table-cell>
          <table:table-cell office:value-type="float" office:value="60065" calcext:value-type="float">
            <text:p>60065</text:p>
          </table:table-cell>
          <table:table-cell office:value-type="float" office:value="350709" calcext:value-type="float">
            <text:p>350709</text:p>
          </table:table-cell>
          <table:table-cell office:value-type="float" office:value="413814" calcext:value-type="float">
            <text:p>413814</text:p>
          </table:table-cell>
          <table:table-cell office:value-type="float" office:value="527314" calcext:value-type="float">
            <text:p>5273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1-01T22:05:12.2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5637" calcext:value-type="float">
            <text:p>395637</text:p>
          </table:table-cell>
          <table:table-cell office:value-type="float" office:value="60287" calcext:value-type="float">
            <text:p>60287</text:p>
          </table:table-cell>
          <table:table-cell office:value-type="float" office:value="336291" calcext:value-type="float">
            <text:p>336291</text:p>
          </table:table-cell>
          <table:table-cell office:value-type="float" office:value="378854" calcext:value-type="float">
            <text:p>378854</text:p>
          </table:table-cell>
          <table:table-cell office:value-type="float" office:value="516737" calcext:value-type="float">
            <text:p>516737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string" calcext:value-type="string">
            <text:p>2018-01-01T22:05:15.64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32151" calcext:value-type="float">
            <text:p>432151</text:p>
          </table:table-cell>
          <table:table-cell office:value-type="float" office:value="68180" calcext:value-type="float">
            <text:p>68180</text:p>
          </table:table-cell>
          <table:table-cell office:value-type="float" office:value="339438" calcext:value-type="float">
            <text:p>339438</text:p>
          </table:table-cell>
          <table:table-cell office:value-type="float" office:value="432783" calcext:value-type="float">
            <text:p>432783</text:p>
          </table:table-cell>
          <table:table-cell office:value-type="float" office:value="555494" calcext:value-type="float">
            <text:p>5554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1-01T22:05:20.0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21315" calcext:value-type="float">
            <text:p>421315</text:p>
          </table:table-cell>
          <table:table-cell office:value-type="float" office:value="51674" calcext:value-type="float">
            <text:p>51674</text:p>
          </table:table-cell>
          <table:table-cell office:value-type="float" office:value="358816" calcext:value-type="float">
            <text:p>358816</text:p>
          </table:table-cell>
          <table:table-cell office:value-type="float" office:value="427034" calcext:value-type="float">
            <text:p>427034</text:p>
          </table:table-cell>
          <table:table-cell office:value-type="float" office:value="495710" calcext:value-type="float">
            <text:p>4957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1-01T22:05:23.2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09032" calcext:value-type="float">
            <text:p>409032</text:p>
          </table:table-cell>
          <table:table-cell office:value-type="float" office:value="47495" calcext:value-type="float">
            <text:p>47495</text:p>
          </table:table-cell>
          <table:table-cell office:value-type="float" office:value="344085" calcext:value-type="float">
            <text:p>344085</text:p>
          </table:table-cell>
          <table:table-cell office:value-type="float" office:value="408105" calcext:value-type="float">
            <text:p>408105</text:p>
          </table:table-cell>
          <table:table-cell office:value-type="float" office:value="505420" calcext:value-type="float">
            <text:p>505420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2018-01-01T22:05:26.6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14387" calcext:value-type="float">
            <text:p>414387</text:p>
          </table:table-cell>
          <table:table-cell office:value-type="float" office:value="71865" calcext:value-type="float">
            <text:p>71865</text:p>
          </table:table-cell>
          <table:table-cell office:value-type="float" office:value="345945" calcext:value-type="float">
            <text:p>345945</text:p>
          </table:table-cell>
          <table:table-cell office:value-type="float" office:value="374635" calcext:value-type="float">
            <text:p>374635</text:p>
          </table:table-cell>
          <table:table-cell office:value-type="float" office:value="561068" calcext:value-type="float">
            <text:p>5610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01-01T22:05:29.9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8898" calcext:value-type="float">
            <text:p>408898</text:p>
          </table:table-cell>
          <table:table-cell office:value-type="float" office:value="44600" calcext:value-type="float">
            <text:p>44600</text:p>
          </table:table-cell>
          <table:table-cell office:value-type="float" office:value="344394" calcext:value-type="float">
            <text:p>344394</text:p>
          </table:table-cell>
          <table:table-cell office:value-type="float" office:value="407063" calcext:value-type="float">
            <text:p>407063</text:p>
          </table:table-cell>
          <table:table-cell office:value-type="float" office:value="489209" calcext:value-type="float">
            <text:p>48920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8-01-01T22:05:33.2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7305" calcext:value-type="float">
            <text:p>407305</text:p>
          </table:table-cell>
          <table:table-cell office:value-type="float" office:value="50658" calcext:value-type="float">
            <text:p>50658</text:p>
          </table:table-cell>
          <table:table-cell office:value-type="float" office:value="337205" calcext:value-type="float">
            <text:p>337205</text:p>
          </table:table-cell>
          <table:table-cell office:value-type="float" office:value="417658" calcext:value-type="float">
            <text:p>417658</text:p>
          </table:table-cell>
          <table:table-cell office:value-type="float" office:value="476299" calcext:value-type="float">
            <text:p>47629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2018-01-01T22:05:36.46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19317" calcext:value-type="float">
            <text:p>419317</text:p>
          </table:table-cell>
          <table:table-cell office:value-type="float" office:value="80927" calcext:value-type="float">
            <text:p>80927</text:p>
          </table:table-cell>
          <table:table-cell office:value-type="float" office:value="345348" calcext:value-type="float">
            <text:p>345348</text:p>
          </table:table-cell>
          <table:table-cell office:value-type="float" office:value="403961" calcext:value-type="float">
            <text:p>403961</text:p>
          </table:table-cell>
          <table:table-cell office:value-type="float" office:value="624776" calcext:value-type="float">
            <text:p>62477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1-01T22:05:40.72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17401" calcext:value-type="float">
            <text:p>417401</text:p>
          </table:table-cell>
          <table:table-cell office:value-type="float" office:value="55032" calcext:value-type="float">
            <text:p>55032</text:p>
          </table:table-cell>
          <table:table-cell office:value-type="float" office:value="344636" calcext:value-type="float">
            <text:p>344636</text:p>
          </table:table-cell>
          <table:table-cell office:value-type="float" office:value="422970" calcext:value-type="float">
            <text:p>422970</text:p>
          </table:table-cell>
          <table:table-cell office:value-type="float" office:value="517880" calcext:value-type="float">
            <text:p>517880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8-01-01T22:05:45.0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11115" calcext:value-type="float">
            <text:p>411115</text:p>
          </table:table-cell>
          <table:table-cell office:value-type="float" office:value="54101" calcext:value-type="float">
            <text:p>54101</text:p>
          </table:table-cell>
          <table:table-cell office:value-type="float" office:value="347559" calcext:value-type="float">
            <text:p>347559</text:p>
          </table:table-cell>
          <table:table-cell office:value-type="float" office:value="401307" calcext:value-type="float">
            <text:p>401307</text:p>
          </table:table-cell>
          <table:table-cell office:value-type="float" office:value="541192" calcext:value-type="float">
            <text:p>541192</text:p>
          </table:table-cell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string" calcext:value-type="string">
            <text:p>2018-01-01T22:05:49.18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49185" calcext:value-type="float">
            <text:p>449185</text:p>
          </table:table-cell>
          <table:table-cell office:value-type="float" office:value="54616" calcext:value-type="float">
            <text:p>54616</text:p>
          </table:table-cell>
          <table:table-cell office:value-type="float" office:value="345946" calcext:value-type="float">
            <text:p>345946</text:p>
          </table:table-cell>
          <table:table-cell office:value-type="float" office:value="453755" calcext:value-type="float">
            <text:p>453755</text:p>
          </table:table-cell>
          <table:table-cell office:value-type="float" office:value="529957" calcext:value-type="float">
            <text:p>529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1T22:05:54.4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14666" calcext:value-type="float">
            <text:p>414666</text:p>
          </table:table-cell>
          <table:table-cell office:value-type="float" office:value="73761" calcext:value-type="float">
            <text:p>73761</text:p>
          </table:table-cell>
          <table:table-cell office:value-type="float" office:value="341115" calcext:value-type="float">
            <text:p>341115</text:p>
          </table:table-cell>
          <table:table-cell office:value-type="float" office:value="392999" calcext:value-type="float">
            <text:p>392999</text:p>
          </table:table-cell>
          <table:table-cell office:value-type="float" office:value="565591" calcext:value-type="float">
            <text:p>56559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2018-01-01T22:05:58.9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14169" calcext:value-type="float">
            <text:p>414169</text:p>
          </table:table-cell>
          <table:table-cell office:value-type="float" office:value="49545" calcext:value-type="float">
            <text:p>49545</text:p>
          </table:table-cell>
          <table:table-cell office:value-type="float" office:value="338346" calcext:value-type="float">
            <text:p>338346</text:p>
          </table:table-cell>
          <table:table-cell office:value-type="float" office:value="415844" calcext:value-type="float">
            <text:p>415844</text:p>
          </table:table-cell>
          <table:table-cell office:value-type="float" office:value="496202" calcext:value-type="float">
            <text:p>496202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2018-01-01T22:06:03.47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14610" calcext:value-type="float">
            <text:p>414610</text:p>
          </table:table-cell>
          <table:table-cell office:value-type="float" office:value="51775" calcext:value-type="float">
            <text:p>51775</text:p>
          </table:table-cell>
          <table:table-cell office:value-type="float" office:value="346463" calcext:value-type="float">
            <text:p>346463</text:p>
          </table:table-cell>
          <table:table-cell office:value-type="float" office:value="402746" calcext:value-type="float">
            <text:p>402746</text:p>
          </table:table-cell>
          <table:table-cell office:value-type="float" office:value="491864" calcext:value-type="float">
            <text:p>49186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8-01-01T22:06:06.77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16067" calcext:value-type="float">
            <text:p>416067</text:p>
          </table:table-cell>
          <table:table-cell office:value-type="float" office:value="67107" calcext:value-type="float">
            <text:p>67107</text:p>
          </table:table-cell>
          <table:table-cell office:value-type="float" office:value="353169" calcext:value-type="float">
            <text:p>353169</text:p>
          </table:table-cell>
          <table:table-cell office:value-type="float" office:value="399066" calcext:value-type="float">
            <text:p>399066</text:p>
          </table:table-cell>
          <table:table-cell office:value-type="float" office:value="539086" calcext:value-type="float">
            <text:p>539086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2018-01-01T22:06:10.38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9155" calcext:value-type="float">
            <text:p>409155</text:p>
          </table:table-cell>
          <table:table-cell office:value-type="float" office:value="38636" calcext:value-type="float">
            <text:p>38636</text:p>
          </table:table-cell>
          <table:table-cell office:value-type="float" office:value="348319" calcext:value-type="float">
            <text:p>348319</text:p>
          </table:table-cell>
          <table:table-cell office:value-type="float" office:value="423710" calcext:value-type="float">
            <text:p>423710</text:p>
          </table:table-cell>
          <table:table-cell office:value-type="float" office:value="457177" calcext:value-type="float">
            <text:p>45717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8-01-01T22:06:14.6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1944" calcext:value-type="float">
            <text:p>401944</text:p>
          </table:table-cell>
          <table:table-cell office:value-type="float" office:value="57298" calcext:value-type="float">
            <text:p>57298</text:p>
          </table:table-cell>
          <table:table-cell office:value-type="float" office:value="329541" calcext:value-type="float">
            <text:p>329541</text:p>
          </table:table-cell>
          <table:table-cell office:value-type="float" office:value="376183" calcext:value-type="float">
            <text:p>376183</text:p>
          </table:table-cell>
          <table:table-cell office:value-type="float" office:value="501108" calcext:value-type="float">
            <text:p>50110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8-01-01T22:06:18.3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22721" calcext:value-type="float">
            <text:p>422721</text:p>
          </table:table-cell>
          <table:table-cell office:value-type="float" office:value="53148" calcext:value-type="float">
            <text:p>53148</text:p>
          </table:table-cell>
          <table:table-cell office:value-type="float" office:value="348463" calcext:value-type="float">
            <text:p>348463</text:p>
          </table:table-cell>
          <table:table-cell office:value-type="float" office:value="430183" calcext:value-type="float">
            <text:p>430183</text:p>
          </table:table-cell>
          <table:table-cell office:value-type="float" office:value="519572" calcext:value-type="float">
            <text:p>51957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1-01T22:06:22.72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9349" calcext:value-type="float">
            <text:p>399349</text:p>
          </table:table-cell>
          <table:table-cell office:value-type="float" office:value="49127" calcext:value-type="float">
            <text:p>49127</text:p>
          </table:table-cell>
          <table:table-cell office:value-type="float" office:value="337487" calcext:value-type="float">
            <text:p>337487</text:p>
          </table:table-cell>
          <table:table-cell office:value-type="float" office:value="376679" calcext:value-type="float">
            <text:p>376679</text:p>
          </table:table-cell>
          <table:table-cell office:value-type="float" office:value="485612" calcext:value-type="float">
            <text:p>4856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1T22:06:25.99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31301" calcext:value-type="float">
            <text:p>431301</text:p>
          </table:table-cell>
          <table:table-cell office:value-type="float" office:value="62021" calcext:value-type="float">
            <text:p>62021</text:p>
          </table:table-cell>
          <table:table-cell office:value-type="float" office:value="337900" calcext:value-type="float">
            <text:p>337900</text:p>
          </table:table-cell>
          <table:table-cell office:value-type="float" office:value="415706" calcext:value-type="float">
            <text:p>415706</text:p>
          </table:table-cell>
          <table:table-cell office:value-type="float" office:value="536535" calcext:value-type="float">
            <text:p>5365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1-01T22:06:30.23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7229" calcext:value-type="float">
            <text:p>397229</text:p>
          </table:table-cell>
          <table:table-cell office:value-type="float" office:value="53440" calcext:value-type="float">
            <text:p>53440</text:p>
          </table:table-cell>
          <table:table-cell office:value-type="float" office:value="331047" calcext:value-type="float">
            <text:p>331047</text:p>
          </table:table-cell>
          <table:table-cell office:value-type="float" office:value="376604" calcext:value-type="float">
            <text:p>376604</text:p>
          </table:table-cell>
          <table:table-cell office:value-type="float" office:value="523690" calcext:value-type="float">
            <text:p>523690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2018-01-01T22:06:33.4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8169" calcext:value-type="float">
            <text:p>398169</text:p>
          </table:table-cell>
          <table:table-cell office:value-type="float" office:value="56695" calcext:value-type="float">
            <text:p>56695</text:p>
          </table:table-cell>
          <table:table-cell office:value-type="float" office:value="336081" calcext:value-type="float">
            <text:p>336081</text:p>
          </table:table-cell>
          <table:table-cell office:value-type="float" office:value="376169" calcext:value-type="float">
            <text:p>376169</text:p>
          </table:table-cell>
          <table:table-cell office:value-type="float" office:value="538232" calcext:value-type="float">
            <text:p>5382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1-01T22:06:36.8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6555" calcext:value-type="float">
            <text:p>406555</text:p>
          </table:table-cell>
          <table:table-cell office:value-type="float" office:value="59739" calcext:value-type="float">
            <text:p>59739</text:p>
          </table:table-cell>
          <table:table-cell office:value-type="float" office:value="338187" calcext:value-type="float">
            <text:p>338187</text:p>
          </table:table-cell>
          <table:table-cell office:value-type="float" office:value="398007" calcext:value-type="float">
            <text:p>398007</text:p>
          </table:table-cell>
          <table:table-cell office:value-type="float" office:value="552419" calcext:value-type="float">
            <text:p>552419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2018-01-01T22:06:41.1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5960" calcext:value-type="float">
            <text:p>405960</text:p>
          </table:table-cell>
          <table:table-cell office:value-type="float" office:value="55849" calcext:value-type="float">
            <text:p>55849</text:p>
          </table:table-cell>
          <table:table-cell office:value-type="float" office:value="336404" calcext:value-type="float">
            <text:p>336404</text:p>
          </table:table-cell>
          <table:table-cell office:value-type="float" office:value="398619" calcext:value-type="float">
            <text:p>398619</text:p>
          </table:table-cell>
          <table:table-cell office:value-type="float" office:value="552973" calcext:value-type="float">
            <text:p>5529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1-01T22:06:45.66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3870" calcext:value-type="float">
            <text:p>393870</text:p>
          </table:table-cell>
          <table:table-cell office:value-type="float" office:value="48790" calcext:value-type="float">
            <text:p>48790</text:p>
          </table:table-cell>
          <table:table-cell office:value-type="float" office:value="337802" calcext:value-type="float">
            <text:p>337802</text:p>
          </table:table-cell>
          <table:table-cell office:value-type="float" office:value="375565" calcext:value-type="float">
            <text:p>375565</text:p>
          </table:table-cell>
          <table:table-cell office:value-type="float" office:value="520434" calcext:value-type="float">
            <text:p>520434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2018-01-01T22:06:49.05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2125" calcext:value-type="float">
            <text:p>402125</text:p>
          </table:table-cell>
          <table:table-cell office:value-type="float" office:value="61978" calcext:value-type="float">
            <text:p>61978</text:p>
          </table:table-cell>
          <table:table-cell office:value-type="float" office:value="340627" calcext:value-type="float">
            <text:p>340627</text:p>
          </table:table-cell>
          <table:table-cell office:value-type="float" office:value="382609" calcext:value-type="float">
            <text:p>382609</text:p>
          </table:table-cell>
          <table:table-cell office:value-type="float" office:value="538967" calcext:value-type="float">
            <text:p>53896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-01-01T22:06:53.44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17427" calcext:value-type="float">
            <text:p>417427</text:p>
          </table:table-cell>
          <table:table-cell office:value-type="float" office:value="65536" calcext:value-type="float">
            <text:p>65536</text:p>
          </table:table-cell>
          <table:table-cell office:value-type="float" office:value="335932" calcext:value-type="float">
            <text:p>335932</text:p>
          </table:table-cell>
          <table:table-cell office:value-type="float" office:value="407500" calcext:value-type="float">
            <text:p>407500</text:p>
          </table:table-cell>
          <table:table-cell office:value-type="float" office:value="564810" calcext:value-type="float">
            <text:p>5648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8-01-01T22:06:57.63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5716" calcext:value-type="float">
            <text:p>405716</text:p>
          </table:table-cell>
          <table:table-cell office:value-type="float" office:value="57078" calcext:value-type="float">
            <text:p>57078</text:p>
          </table:table-cell>
          <table:table-cell office:value-type="float" office:value="312044" calcext:value-type="float">
            <text:p>312044</text:p>
          </table:table-cell>
          <table:table-cell office:value-type="float" office:value="402868" calcext:value-type="float">
            <text:p>402868</text:p>
          </table:table-cell>
          <table:table-cell office:value-type="float" office:value="496193" calcext:value-type="float">
            <text:p>496193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string" calcext:value-type="string">
            <text:p>2018-01-01T22:07:02.0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9045" calcext:value-type="float">
            <text:p>399045</text:p>
          </table:table-cell>
          <table:table-cell office:value-type="float" office:value="57493" calcext:value-type="float">
            <text:p>57493</text:p>
          </table:table-cell>
          <table:table-cell office:value-type="float" office:value="333868" calcext:value-type="float">
            <text:p>333868</text:p>
          </table:table-cell>
          <table:table-cell office:value-type="float" office:value="409222" calcext:value-type="float">
            <text:p>409222</text:p>
          </table:table-cell>
          <table:table-cell office:value-type="float" office:value="486238" calcext:value-type="float">
            <text:p>48623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2018-01-01T22:07:05.4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15269" calcext:value-type="float">
            <text:p>415269</text:p>
          </table:table-cell>
          <table:table-cell office:value-type="float" office:value="56473" calcext:value-type="float">
            <text:p>56473</text:p>
          </table:table-cell>
          <table:table-cell office:value-type="float" office:value="345605" calcext:value-type="float">
            <text:p>345605</text:p>
          </table:table-cell>
          <table:table-cell office:value-type="float" office:value="405000" calcext:value-type="float">
            <text:p>405000</text:p>
          </table:table-cell>
          <table:table-cell office:value-type="float" office:value="533750" calcext:value-type="float">
            <text:p>533750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string" calcext:value-type="string">
            <text:p>2018-01-01T22:07:09.82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5581" calcext:value-type="float">
            <text:p>395581</text:p>
          </table:table-cell>
          <table:table-cell office:value-type="float" office:value="48644" calcext:value-type="float">
            <text:p>48644</text:p>
          </table:table-cell>
          <table:table-cell office:value-type="float" office:value="338014" calcext:value-type="float">
            <text:p>338014</text:p>
          </table:table-cell>
          <table:table-cell office:value-type="float" office:value="383579" calcext:value-type="float">
            <text:p>383579</text:p>
          </table:table-cell>
          <table:table-cell office:value-type="float" office:value="521991" calcext:value-type="float">
            <text:p>52199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8-01-01T22:07:13.1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12908" calcext:value-type="float">
            <text:p>412908</text:p>
          </table:table-cell>
          <table:table-cell office:value-type="float" office:value="58514" calcext:value-type="float">
            <text:p>58514</text:p>
          </table:table-cell>
          <table:table-cell office:value-type="float" office:value="344109" calcext:value-type="float">
            <text:p>344109</text:p>
          </table:table-cell>
          <table:table-cell office:value-type="float" office:value="390978" calcext:value-type="float">
            <text:p>390978</text:p>
          </table:table-cell>
          <table:table-cell office:value-type="float" office:value="537940" calcext:value-type="float">
            <text:p>537940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2018-01-01T22:07:17.6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89480" calcext:value-type="float">
            <text:p>389480</text:p>
          </table:table-cell>
          <table:table-cell office:value-type="float" office:value="41844" calcext:value-type="float">
            <text:p>41844</text:p>
          </table:table-cell>
          <table:table-cell office:value-type="float" office:value="340089" calcext:value-type="float">
            <text:p>340089</text:p>
          </table:table-cell>
          <table:table-cell office:value-type="float" office:value="374133" calcext:value-type="float">
            <text:p>374133</text:p>
          </table:table-cell>
          <table:table-cell office:value-type="float" office:value="472118" calcext:value-type="float">
            <text:p>472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1T22:07:20.9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3947" calcext:value-type="float">
            <text:p>403947</text:p>
          </table:table-cell>
          <table:table-cell office:value-type="float" office:value="63467" calcext:value-type="float">
            <text:p>63467</text:p>
          </table:table-cell>
          <table:table-cell office:value-type="float" office:value="345374" calcext:value-type="float">
            <text:p>345374</text:p>
          </table:table-cell>
          <table:table-cell office:value-type="float" office:value="374116" calcext:value-type="float">
            <text:p>374116</text:p>
          </table:table-cell>
          <table:table-cell office:value-type="float" office:value="528102" calcext:value-type="float">
            <text:p>5281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1-01T22:07:25.3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3436" calcext:value-type="float">
            <text:p>393436</text:p>
          </table:table-cell>
          <table:table-cell office:value-type="float" office:value="47910" calcext:value-type="float">
            <text:p>47910</text:p>
          </table:table-cell>
          <table:table-cell office:value-type="float" office:value="334619" calcext:value-type="float">
            <text:p>334619</text:p>
          </table:table-cell>
          <table:table-cell office:value-type="float" office:value="391815" calcext:value-type="float">
            <text:p>391815</text:p>
          </table:table-cell>
          <table:table-cell office:value-type="float" office:value="493288" calcext:value-type="float">
            <text:p>4932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1T22:07:28.6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2840" calcext:value-type="float">
            <text:p>392840</text:p>
          </table:table-cell>
          <table:table-cell office:value-type="float" office:value="41237" calcext:value-type="float">
            <text:p>41237</text:p>
          </table:table-cell>
          <table:table-cell office:value-type="float" office:value="345872" calcext:value-type="float">
            <text:p>345872</text:p>
          </table:table-cell>
          <table:table-cell office:value-type="float" office:value="373246" calcext:value-type="float">
            <text:p>373246</text:p>
          </table:table-cell>
          <table:table-cell office:value-type="float" office:value="471230" calcext:value-type="float">
            <text:p>471230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2018-01-01T22:07:33.1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0726" calcext:value-type="float">
            <text:p>400726</text:p>
          </table:table-cell>
          <table:table-cell office:value-type="float" office:value="46174" calcext:value-type="float">
            <text:p>46174</text:p>
          </table:table-cell>
          <table:table-cell office:value-type="float" office:value="343925" calcext:value-type="float">
            <text:p>343925</text:p>
          </table:table-cell>
          <table:table-cell office:value-type="float" office:value="383645" calcext:value-type="float">
            <text:p>383645</text:p>
          </table:table-cell>
          <table:table-cell office:value-type="float" office:value="518744" calcext:value-type="float">
            <text:p>51874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2018-01-01T22:07:36.4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6123" calcext:value-type="float">
            <text:p>396123</text:p>
          </table:table-cell>
          <table:table-cell office:value-type="float" office:value="30040" calcext:value-type="float">
            <text:p>30040</text:p>
          </table:table-cell>
          <table:table-cell office:value-type="float" office:value="347633" calcext:value-type="float">
            <text:p>347633</text:p>
          </table:table-cell>
          <table:table-cell office:value-type="float" office:value="398541" calcext:value-type="float">
            <text:p>398541</text:p>
          </table:table-cell>
          <table:table-cell office:value-type="float" office:value="445645" calcext:value-type="float">
            <text:p>4456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-01-01T22:07:40.9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12821" calcext:value-type="float">
            <text:p>412821</text:p>
          </table:table-cell>
          <table:table-cell office:value-type="float" office:value="50865" calcext:value-type="float">
            <text:p>50865</text:p>
          </table:table-cell>
          <table:table-cell office:value-type="float" office:value="335723" calcext:value-type="float">
            <text:p>335723</text:p>
          </table:table-cell>
          <table:table-cell office:value-type="float" office:value="401288" calcext:value-type="float">
            <text:p>401288</text:p>
          </table:table-cell>
          <table:table-cell office:value-type="float" office:value="498490" calcext:value-type="float">
            <text:p>498490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string" calcext:value-type="string">
            <text:p>2018-01-01T22:07:45.4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0280" calcext:value-type="float">
            <text:p>400280</text:p>
          </table:table-cell>
          <table:table-cell office:value-type="float" office:value="57339" calcext:value-type="float">
            <text:p>57339</text:p>
          </table:table-cell>
          <table:table-cell office:value-type="float" office:value="342729" calcext:value-type="float">
            <text:p>342729</text:p>
          </table:table-cell>
          <table:table-cell office:value-type="float" office:value="380560" calcext:value-type="float">
            <text:p>380560</text:p>
          </table:table-cell>
          <table:table-cell office:value-type="float" office:value="538798" calcext:value-type="float">
            <text:p>53879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1-01T22:07:48.7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89195" calcext:value-type="float">
            <text:p>389195</text:p>
          </table:table-cell>
          <table:table-cell office:value-type="float" office:value="45999" calcext:value-type="float">
            <text:p>45999</text:p>
          </table:table-cell>
          <table:table-cell office:value-type="float" office:value="339148" calcext:value-type="float">
            <text:p>339148</text:p>
          </table:table-cell>
          <table:table-cell office:value-type="float" office:value="385176" calcext:value-type="float">
            <text:p>385176</text:p>
          </table:table-cell>
          <table:table-cell office:value-type="float" office:value="475491" calcext:value-type="float">
            <text:p>47549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2018-01-01T22:07:52.1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6893" calcext:value-type="float">
            <text:p>396893</text:p>
          </table:table-cell>
          <table:table-cell office:value-type="float" office:value="50237" calcext:value-type="float">
            <text:p>50237</text:p>
          </table:table-cell>
          <table:table-cell office:value-type="float" office:value="346654" calcext:value-type="float">
            <text:p>346654</text:p>
          </table:table-cell>
          <table:table-cell office:value-type="float" office:value="385580" calcext:value-type="float">
            <text:p>385580</text:p>
          </table:table-cell>
          <table:table-cell office:value-type="float" office:value="533951" calcext:value-type="float">
            <text:p>5339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1-01T22:07:56.3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0219" calcext:value-type="float">
            <text:p>400219</text:p>
          </table:table-cell>
          <table:table-cell office:value-type="float" office:value="44664" calcext:value-type="float">
            <text:p>44664</text:p>
          </table:table-cell>
          <table:table-cell office:value-type="float" office:value="339604" calcext:value-type="float">
            <text:p>339604</text:p>
          </table:table-cell>
          <table:table-cell office:value-type="float" office:value="396099" calcext:value-type="float">
            <text:p>396099</text:p>
          </table:table-cell>
          <table:table-cell office:value-type="float" office:value="490557" calcext:value-type="float">
            <text:p>49055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1-01T22:07:59.8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14195" calcext:value-type="float">
            <text:p>414195</text:p>
          </table:table-cell>
          <table:table-cell office:value-type="float" office:value="49697" calcext:value-type="float">
            <text:p>49697</text:p>
          </table:table-cell>
          <table:table-cell office:value-type="float" office:value="354475" calcext:value-type="float">
            <text:p>354475</text:p>
          </table:table-cell>
          <table:table-cell office:value-type="float" office:value="399196" calcext:value-type="float">
            <text:p>399196</text:p>
          </table:table-cell>
          <table:table-cell office:value-type="float" office:value="530005" calcext:value-type="float">
            <text:p>53000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18-01-01T22:08:03.99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11182" calcext:value-type="float">
            <text:p>411182</text:p>
          </table:table-cell>
          <table:table-cell office:value-type="float" office:value="63343" calcext:value-type="float">
            <text:p>63343</text:p>
          </table:table-cell>
          <table:table-cell office:value-type="float" office:value="340658" calcext:value-type="float">
            <text:p>340658</text:p>
          </table:table-cell>
          <table:table-cell office:value-type="float" office:value="401649" calcext:value-type="float">
            <text:p>401649</text:p>
          </table:table-cell>
          <table:table-cell office:value-type="float" office:value="542902" calcext:value-type="float">
            <text:p>542902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2018-01-01T22:08:08.3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19614" calcext:value-type="float">
            <text:p>419614</text:p>
          </table:table-cell>
          <table:table-cell office:value-type="float" office:value="52368" calcext:value-type="float">
            <text:p>52368</text:p>
          </table:table-cell>
          <table:table-cell office:value-type="float" office:value="346725" calcext:value-type="float">
            <text:p>346725</text:p>
          </table:table-cell>
          <table:table-cell office:value-type="float" office:value="413395" calcext:value-type="float">
            <text:p>413395</text:p>
          </table:table-cell>
          <table:table-cell office:value-type="float" office:value="520588" calcext:value-type="float">
            <text:p>5205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1-01T22:08:13.59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09842" calcext:value-type="float">
            <text:p>409842</text:p>
          </table:table-cell>
          <table:table-cell office:value-type="float" office:value="60894" calcext:value-type="float">
            <text:p>60894</text:p>
          </table:table-cell>
          <table:table-cell office:value-type="float" office:value="327009" calcext:value-type="float">
            <text:p>327009</text:p>
          </table:table-cell>
          <table:table-cell office:value-type="float" office:value="403721" calcext:value-type="float">
            <text:p>403721</text:p>
          </table:table-cell>
          <table:table-cell office:value-type="float" office:value="538265" calcext:value-type="float">
            <text:p>5382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1-01T22:08:18.23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05209" calcext:value-type="float">
            <text:p>405209</text:p>
          </table:table-cell>
          <table:table-cell office:value-type="float" office:value="69234" calcext:value-type="float">
            <text:p>69234</text:p>
          </table:table-cell>
          <table:table-cell office:value-type="float" office:value="335456" calcext:value-type="float">
            <text:p>335456</text:p>
          </table:table-cell>
          <table:table-cell office:value-type="float" office:value="384836" calcext:value-type="float">
            <text:p>384836</text:p>
          </table:table-cell>
          <table:table-cell office:value-type="float" office:value="592799" calcext:value-type="float">
            <text:p>59279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2018-01-01T22:08:23.1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5618" calcext:value-type="float">
            <text:p>395618</text:p>
          </table:table-cell>
          <table:table-cell office:value-type="float" office:value="47934" calcext:value-type="float">
            <text:p>47934</text:p>
          </table:table-cell>
          <table:table-cell office:value-type="float" office:value="339073" calcext:value-type="float">
            <text:p>339073</text:p>
          </table:table-cell>
          <table:table-cell office:value-type="float" office:value="383022" calcext:value-type="float">
            <text:p>383022</text:p>
          </table:table-cell>
          <table:table-cell office:value-type="float" office:value="527538" calcext:value-type="float">
            <text:p>5275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1-01T22:08:26.5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10495" calcext:value-type="float">
            <text:p>410495</text:p>
          </table:table-cell>
          <table:table-cell office:value-type="float" office:value="56940" calcext:value-type="float">
            <text:p>56940</text:p>
          </table:table-cell>
          <table:table-cell office:value-type="float" office:value="322264" calcext:value-type="float">
            <text:p>322264</text:p>
          </table:table-cell>
          <table:table-cell office:value-type="float" office:value="397263" calcext:value-type="float">
            <text:p>397263</text:p>
          </table:table-cell>
          <table:table-cell office:value-type="float" office:value="500318" calcext:value-type="float">
            <text:p>5003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-01-01T22:08:30.93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4830" calcext:value-type="float">
            <text:p>394830</text:p>
          </table:table-cell>
          <table:table-cell office:value-type="float" office:value="46424" calcext:value-type="float">
            <text:p>46424</text:p>
          </table:table-cell>
          <table:table-cell office:value-type="float" office:value="329590" calcext:value-type="float">
            <text:p>329590</text:p>
          </table:table-cell>
          <table:table-cell office:value-type="float" office:value="389898" calcext:value-type="float">
            <text:p>389898</text:p>
          </table:table-cell>
          <table:table-cell office:value-type="float" office:value="480583" calcext:value-type="float">
            <text:p>480583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string" calcext:value-type="string">
            <text:p>2018-01-01T22:08:34.23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1297" calcext:value-type="float">
            <text:p>391297</text:p>
          </table:table-cell>
          <table:table-cell office:value-type="float" office:value="49901" calcext:value-type="float">
            <text:p>49901</text:p>
          </table:table-cell>
          <table:table-cell office:value-type="float" office:value="333117" calcext:value-type="float">
            <text:p>333117</text:p>
          </table:table-cell>
          <table:table-cell office:value-type="float" office:value="375460" calcext:value-type="float">
            <text:p>375460</text:p>
          </table:table-cell>
          <table:table-cell office:value-type="float" office:value="507361" calcext:value-type="float">
            <text:p>507361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18-01-01T22:08:38.4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00922" calcext:value-type="float">
            <text:p>400922</text:p>
          </table:table-cell>
          <table:table-cell office:value-type="float" office:value="49228" calcext:value-type="float">
            <text:p>49228</text:p>
          </table:table-cell>
          <table:table-cell office:value-type="float" office:value="338492" calcext:value-type="float">
            <text:p>338492</text:p>
          </table:table-cell>
          <table:table-cell office:value-type="float" office:value="392363" calcext:value-type="float">
            <text:p>392363</text:p>
          </table:table-cell>
          <table:table-cell office:value-type="float" office:value="504931" calcext:value-type="float">
            <text:p>50493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8-01-01T22:08:41.69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8542" calcext:value-type="float">
            <text:p>398542</text:p>
          </table:table-cell>
          <table:table-cell office:value-type="float" office:value="45272" calcext:value-type="float">
            <text:p>45272</text:p>
          </table:table-cell>
          <table:table-cell office:value-type="float" office:value="345698" calcext:value-type="float">
            <text:p>345698</text:p>
          </table:table-cell>
          <table:table-cell office:value-type="float" office:value="390870" calcext:value-type="float">
            <text:p>390870</text:p>
          </table:table-cell>
          <table:table-cell office:value-type="float" office:value="492437" calcext:value-type="float">
            <text:p>49243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1-01T22:08:45.26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6472" calcext:value-type="float">
            <text:p>396472</text:p>
          </table:table-cell>
          <table:table-cell office:value-type="float" office:value="68915" calcext:value-type="float">
            <text:p>68915</text:p>
          </table:table-cell>
          <table:table-cell office:value-type="float" office:value="339618" calcext:value-type="float">
            <text:p>339618</text:p>
          </table:table-cell>
          <table:table-cell office:value-type="float" office:value="381568" calcext:value-type="float">
            <text:p>381568</text:p>
          </table:table-cell>
          <table:table-cell office:value-type="float" office:value="623258" calcext:value-type="float">
            <text:p>62325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1-01T22:08:50.59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87178" calcext:value-type="float">
            <text:p>387178</text:p>
          </table:table-cell>
          <table:table-cell office:value-type="float" office:value="39672" calcext:value-type="float">
            <text:p>39672</text:p>
          </table:table-cell>
          <table:table-cell office:value-type="float" office:value="339114" calcext:value-type="float">
            <text:p>339114</text:p>
          </table:table-cell>
          <table:table-cell office:value-type="float" office:value="381839" calcext:value-type="float">
            <text:p>381839</text:p>
          </table:table-cell>
          <table:table-cell office:value-type="float" office:value="501355" calcext:value-type="float">
            <text:p>501355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string" calcext:value-type="string">
            <text:p>2018-01-01T22:08:55.09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2368" calcext:value-type="float">
            <text:p>392368</text:p>
          </table:table-cell>
          <table:table-cell office:value-type="float" office:value="41239" calcext:value-type="float">
            <text:p>41239</text:p>
          </table:table-cell>
          <table:table-cell office:value-type="float" office:value="341665" calcext:value-type="float">
            <text:p>341665</text:p>
          </table:table-cell>
          <table:table-cell office:value-type="float" office:value="380077" calcext:value-type="float">
            <text:p>380077</text:p>
          </table:table-cell>
          <table:table-cell office:value-type="float" office:value="492410" calcext:value-type="float">
            <text:p>4924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-01-01T22:08:59.3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04361" calcext:value-type="float">
            <text:p>404361</text:p>
          </table:table-cell>
          <table:table-cell office:value-type="float" office:value="63375" calcext:value-type="float">
            <text:p>63375</text:p>
          </table:table-cell>
          <table:table-cell office:value-type="float" office:value="346595" calcext:value-type="float">
            <text:p>346595</text:p>
          </table:table-cell>
          <table:table-cell office:value-type="float" office:value="388389" calcext:value-type="float">
            <text:p>388389</text:p>
          </table:table-cell>
          <table:table-cell office:value-type="float" office:value="587691" calcext:value-type="float">
            <text:p>5876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1-01T22:09:03.69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8940" calcext:value-type="float">
            <text:p>398940</text:p>
          </table:table-cell>
          <table:table-cell office:value-type="float" office:value="38030" calcext:value-type="float">
            <text:p>38030</text:p>
          </table:table-cell>
          <table:table-cell office:value-type="float" office:value="343130" calcext:value-type="float">
            <text:p>343130</text:p>
          </table:table-cell>
          <table:table-cell office:value-type="float" office:value="393271" calcext:value-type="float">
            <text:p>393271</text:p>
          </table:table-cell>
          <table:table-cell office:value-type="float" office:value="499490" calcext:value-type="float">
            <text:p>49949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8-01-01T22:09:07.90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05787" calcext:value-type="float">
            <text:p>405787</text:p>
          </table:table-cell>
          <table:table-cell office:value-type="float" office:value="36312" calcext:value-type="float">
            <text:p>36312</text:p>
          </table:table-cell>
          <table:table-cell office:value-type="float" office:value="353042" calcext:value-type="float">
            <text:p>353042</text:p>
          </table:table-cell>
          <table:table-cell office:value-type="float" office:value="411202" calcext:value-type="float">
            <text:p>411202</text:p>
          </table:table-cell>
          <table:table-cell office:value-type="float" office:value="513774" calcext:value-type="float">
            <text:p>513774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2018-01-01T22:09:12.2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9545" calcext:value-type="float">
            <text:p>399545</text:p>
          </table:table-cell>
          <table:table-cell office:value-type="float" office:value="51085" calcext:value-type="float">
            <text:p>51085</text:p>
          </table:table-cell>
          <table:table-cell office:value-type="float" office:value="332283" calcext:value-type="float">
            <text:p>332283</text:p>
          </table:table-cell>
          <table:table-cell office:value-type="float" office:value="378475" calcext:value-type="float">
            <text:p>378475</text:p>
          </table:table-cell>
          <table:table-cell office:value-type="float" office:value="506725" calcext:value-type="float">
            <text:p>506725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2018-01-01T22:09:16.8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87831" calcext:value-type="float">
            <text:p>387831</text:p>
          </table:table-cell>
          <table:table-cell office:value-type="float" office:value="51652" calcext:value-type="float">
            <text:p>51652</text:p>
          </table:table-cell>
          <table:table-cell office:value-type="float" office:value="337107" calcext:value-type="float">
            <text:p>337107</text:p>
          </table:table-cell>
          <table:table-cell office:value-type="float" office:value="375807" calcext:value-type="float">
            <text:p>375807</text:p>
          </table:table-cell>
          <table:table-cell office:value-type="float" office:value="538777" calcext:value-type="float">
            <text:p>538777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2018-01-01T22:09:20.3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88348" calcext:value-type="float">
            <text:p>388348</text:p>
          </table:table-cell>
          <table:table-cell office:value-type="float" office:value="31687" calcext:value-type="float">
            <text:p>31687</text:p>
          </table:table-cell>
          <table:table-cell office:value-type="float" office:value="340105" calcext:value-type="float">
            <text:p>340105</text:p>
          </table:table-cell>
          <table:table-cell office:value-type="float" office:value="382729" calcext:value-type="float">
            <text:p>382729</text:p>
          </table:table-cell>
          <table:table-cell office:value-type="float" office:value="466004" calcext:value-type="float">
            <text:p>466004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2018-01-01T22:09:23.7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8058" calcext:value-type="float">
            <text:p>398058</text:p>
          </table:table-cell>
          <table:table-cell office:value-type="float" office:value="55594" calcext:value-type="float">
            <text:p>55594</text:p>
          </table:table-cell>
          <table:table-cell office:value-type="float" office:value="327721" calcext:value-type="float">
            <text:p>327721</text:p>
          </table:table-cell>
          <table:table-cell office:value-type="float" office:value="380168" calcext:value-type="float">
            <text:p>380168</text:p>
          </table:table-cell>
          <table:table-cell office:value-type="float" office:value="555541" calcext:value-type="float">
            <text:p>55554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18-01-01T22:09:27.95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87890" calcext:value-type="float">
            <text:p>387890</text:p>
          </table:table-cell>
          <table:table-cell office:value-type="float" office:value="41772" calcext:value-type="float">
            <text:p>41772</text:p>
          </table:table-cell>
          <table:table-cell office:value-type="float" office:value="341186" calcext:value-type="float">
            <text:p>341186</text:p>
          </table:table-cell>
          <table:table-cell office:value-type="float" office:value="379426" calcext:value-type="float">
            <text:p>379426</text:p>
          </table:table-cell>
          <table:table-cell office:value-type="float" office:value="485428" calcext:value-type="float">
            <text:p>48542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2018-01-01T22:09:31.3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5181" calcext:value-type="float">
            <text:p>395181</text:p>
          </table:table-cell>
          <table:table-cell office:value-type="float" office:value="51135" calcext:value-type="float">
            <text:p>51135</text:p>
          </table:table-cell>
          <table:table-cell office:value-type="float" office:value="336725" calcext:value-type="float">
            <text:p>336725</text:p>
          </table:table-cell>
          <table:table-cell office:value-type="float" office:value="381702" calcext:value-type="float">
            <text:p>381702</text:p>
          </table:table-cell>
          <table:table-cell office:value-type="float" office:value="507561" calcext:value-type="float">
            <text:p>507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1T22:09:35.6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0037" calcext:value-type="float">
            <text:p>400037</text:p>
          </table:table-cell>
          <table:table-cell office:value-type="float" office:value="55669" calcext:value-type="float">
            <text:p>55669</text:p>
          </table:table-cell>
          <table:table-cell office:value-type="float" office:value="345801" calcext:value-type="float">
            <text:p>345801</text:p>
          </table:table-cell>
          <table:table-cell office:value-type="float" office:value="381232" calcext:value-type="float">
            <text:p>381232</text:p>
          </table:table-cell>
          <table:table-cell office:value-type="float" office:value="554286" calcext:value-type="float">
            <text:p>55428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2018-01-01T22:09:40.15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86417" calcext:value-type="float">
            <text:p>386417</text:p>
          </table:table-cell>
          <table:table-cell office:value-type="float" office:value="47781" calcext:value-type="float">
            <text:p>47781</text:p>
          </table:table-cell>
          <table:table-cell office:value-type="float" office:value="328694" calcext:value-type="float">
            <text:p>328694</text:p>
          </table:table-cell>
          <table:table-cell office:value-type="float" office:value="372662" calcext:value-type="float">
            <text:p>372662</text:p>
          </table:table-cell>
          <table:table-cell office:value-type="float" office:value="492053" calcext:value-type="float">
            <text:p>4920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8-01-01T22:09:43.5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5109" calcext:value-type="float">
            <text:p>395109</text:p>
          </table:table-cell>
          <table:table-cell office:value-type="float" office:value="48126" calcext:value-type="float">
            <text:p>48126</text:p>
          </table:table-cell>
          <table:table-cell office:value-type="float" office:value="333701" calcext:value-type="float">
            <text:p>333701</text:p>
          </table:table-cell>
          <table:table-cell office:value-type="float" office:value="395404" calcext:value-type="float">
            <text:p>395404</text:p>
          </table:table-cell>
          <table:table-cell office:value-type="float" office:value="521574" calcext:value-type="float">
            <text:p>52157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1-01T22:09:47.93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8768" calcext:value-type="float">
            <text:p>408768</text:p>
          </table:table-cell>
          <table:table-cell office:value-type="float" office:value="51151" calcext:value-type="float">
            <text:p>51151</text:p>
          </table:table-cell>
          <table:table-cell office:value-type="float" office:value="336758" calcext:value-type="float">
            <text:p>336758</text:p>
          </table:table-cell>
          <table:table-cell office:value-type="float" office:value="405768" calcext:value-type="float">
            <text:p>405768</text:p>
          </table:table-cell>
          <table:table-cell office:value-type="float" office:value="494150" calcext:value-type="float">
            <text:p>4941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-01-01T22:09:52.4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89656" calcext:value-type="float">
            <text:p>389656</text:p>
          </table:table-cell>
          <table:table-cell office:value-type="float" office:value="44400" calcext:value-type="float">
            <text:p>44400</text:p>
          </table:table-cell>
          <table:table-cell office:value-type="float" office:value="337698" calcext:value-type="float">
            <text:p>337698</text:p>
          </table:table-cell>
          <table:table-cell office:value-type="float" office:value="379217" calcext:value-type="float">
            <text:p>379217</text:p>
          </table:table-cell>
          <table:table-cell office:value-type="float" office:value="508400" calcext:value-type="float">
            <text:p>5084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1-01T22:09:56.6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2920" calcext:value-type="float">
            <text:p>392920</text:p>
          </table:table-cell>
          <table:table-cell office:value-type="float" office:value="43080" calcext:value-type="float">
            <text:p>43080</text:p>
          </table:table-cell>
          <table:table-cell office:value-type="float" office:value="336301" calcext:value-type="float">
            <text:p>336301</text:p>
          </table:table-cell>
          <table:table-cell office:value-type="float" office:value="383650" calcext:value-type="float">
            <text:p>383650</text:p>
          </table:table-cell>
          <table:table-cell office:value-type="float" office:value="489849" calcext:value-type="float">
            <text:p>48984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1-01T22:10:01.05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7014" calcext:value-type="float">
            <text:p>397014</text:p>
          </table:table-cell>
          <table:table-cell office:value-type="float" office:value="43412" calcext:value-type="float">
            <text:p>43412</text:p>
          </table:table-cell>
          <table:table-cell office:value-type="float" office:value="334376" calcext:value-type="float">
            <text:p>334376</text:p>
          </table:table-cell>
          <table:table-cell office:value-type="float" office:value="393549" calcext:value-type="float">
            <text:p>393549</text:p>
          </table:table-cell>
          <table:table-cell office:value-type="float" office:value="479839" calcext:value-type="float">
            <text:p>4798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1-01T22:10:05.5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3296" calcext:value-type="float">
            <text:p>393296</text:p>
          </table:table-cell>
          <table:table-cell office:value-type="float" office:value="57785" calcext:value-type="float">
            <text:p>57785</text:p>
          </table:table-cell>
          <table:table-cell office:value-type="float" office:value="337628" calcext:value-type="float">
            <text:p>337628</text:p>
          </table:table-cell>
          <table:table-cell office:value-type="float" office:value="375544" calcext:value-type="float">
            <text:p>375544</text:p>
          </table:table-cell>
          <table:table-cell office:value-type="float" office:value="542638" calcext:value-type="float">
            <text:p>54263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1-01T22:10:10.05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6164" calcext:value-type="float">
            <text:p>406164</text:p>
          </table:table-cell>
          <table:table-cell office:value-type="float" office:value="54847" calcext:value-type="float">
            <text:p>54847</text:p>
          </table:table-cell>
          <table:table-cell office:value-type="float" office:value="346969" calcext:value-type="float">
            <text:p>346969</text:p>
          </table:table-cell>
          <table:table-cell office:value-type="float" office:value="386172" calcext:value-type="float">
            <text:p>386172</text:p>
          </table:table-cell>
          <table:table-cell office:value-type="float" office:value="523788" calcext:value-type="float">
            <text:p>52378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2018-01-01T22:10:14.3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99226" calcext:value-type="float">
            <text:p>399226</text:p>
          </table:table-cell>
          <table:table-cell office:value-type="float" office:value="50487" calcext:value-type="float">
            <text:p>50487</text:p>
          </table:table-cell>
          <table:table-cell office:value-type="float" office:value="332939" calcext:value-type="float">
            <text:p>332939</text:p>
          </table:table-cell>
          <table:table-cell office:value-type="float" office:value="378094" calcext:value-type="float">
            <text:p>378094</text:p>
          </table:table-cell>
          <table:table-cell office:value-type="float" office:value="515996" calcext:value-type="float">
            <text:p>5159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-01-01T22:10:19.0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85966" calcext:value-type="float">
            <text:p>385966</text:p>
          </table:table-cell>
          <table:table-cell office:value-type="float" office:value="35552" calcext:value-type="float">
            <text:p>35552</text:p>
          </table:table-cell>
          <table:table-cell office:value-type="float" office:value="339699" calcext:value-type="float">
            <text:p>339699</text:p>
          </table:table-cell>
          <table:table-cell office:value-type="float" office:value="380298" calcext:value-type="float">
            <text:p>380298</text:p>
          </table:table-cell>
          <table:table-cell office:value-type="float" office:value="475876" calcext:value-type="float">
            <text:p>475876</text:p>
          </table:table-cell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string" calcext:value-type="string">
            <text:p>2018-01-01T22:10:22.3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94217" calcext:value-type="float">
            <text:p>394217</text:p>
          </table:table-cell>
          <table:table-cell office:value-type="float" office:value="53499" calcext:value-type="float">
            <text:p>53499</text:p>
          </table:table-cell>
          <table:table-cell office:value-type="float" office:value="338300" calcext:value-type="float">
            <text:p>338300</text:p>
          </table:table-cell>
          <table:table-cell office:value-type="float" office:value="378867" calcext:value-type="float">
            <text:p>378867</text:p>
          </table:table-cell>
          <table:table-cell office:value-type="float" office:value="534587" calcext:value-type="float">
            <text:p>53458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2018-01-01T22:10:26.56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97891" calcext:value-type="float">
            <text:p>397891</text:p>
          </table:table-cell>
          <table:table-cell office:value-type="float" office:value="54451" calcext:value-type="float">
            <text:p>54451</text:p>
          </table:table-cell>
          <table:table-cell office:value-type="float" office:value="335650" calcext:value-type="float">
            <text:p>335650</text:p>
          </table:table-cell>
          <table:table-cell office:value-type="float" office:value="377298" calcext:value-type="float">
            <text:p>377298</text:p>
          </table:table-cell>
          <table:table-cell office:value-type="float" office:value="531989" calcext:value-type="float">
            <text:p>531989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2018-01-01T22:10:30.9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87172" calcext:value-type="float">
            <text:p>387172</text:p>
          </table:table-cell>
          <table:table-cell office:value-type="float" office:value="43823" calcext:value-type="float">
            <text:p>43823</text:p>
          </table:table-cell>
          <table:table-cell office:value-type="float" office:value="331311" calcext:value-type="float">
            <text:p>331311</text:p>
          </table:table-cell>
          <table:table-cell office:value-type="float" office:value="375255" calcext:value-type="float">
            <text:p>375255</text:p>
          </table:table-cell>
          <table:table-cell office:value-type="float" office:value="471247" calcext:value-type="float">
            <text:p>4712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1T22:10:35.4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90570" calcext:value-type="float">
            <text:p>390570</text:p>
          </table:table-cell>
          <table:table-cell office:value-type="float" office:value="38881" calcext:value-type="float">
            <text:p>38881</text:p>
          </table:table-cell>
          <table:table-cell office:value-type="float" office:value="336546" calcext:value-type="float">
            <text:p>336546</text:p>
          </table:table-cell>
          <table:table-cell office:value-type="float" office:value="379333" calcext:value-type="float">
            <text:p>379333</text:p>
          </table:table-cell>
          <table:table-cell office:value-type="float" office:value="501504" calcext:value-type="float">
            <text:p>50150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1-01T22:10:39.6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90963" calcext:value-type="float">
            <text:p>390963</text:p>
          </table:table-cell>
          <table:table-cell office:value-type="float" office:value="31586" calcext:value-type="float">
            <text:p>31586</text:p>
          </table:table-cell>
          <table:table-cell office:value-type="float" office:value="349962" calcext:value-type="float">
            <text:p>349962</text:p>
          </table:table-cell>
          <table:table-cell office:value-type="float" office:value="377319" calcext:value-type="float">
            <text:p>377319</text:p>
          </table:table-cell>
          <table:table-cell office:value-type="float" office:value="459998" calcext:value-type="float">
            <text:p>45999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2018-01-01T22:10:44.05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89130" calcext:value-type="float">
            <text:p>389130</text:p>
          </table:table-cell>
          <table:table-cell office:value-type="float" office:value="48346" calcext:value-type="float">
            <text:p>48346</text:p>
          </table:table-cell>
          <table:table-cell office:value-type="float" office:value="334987" calcext:value-type="float">
            <text:p>334987</text:p>
          </table:table-cell>
          <table:table-cell office:value-type="float" office:value="375479" calcext:value-type="float">
            <text:p>375479</text:p>
          </table:table-cell>
          <table:table-cell office:value-type="float" office:value="494281" calcext:value-type="float">
            <text:p>4942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1-01T22:10:49.3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96191" calcext:value-type="float">
            <text:p>396191</text:p>
          </table:table-cell>
          <table:table-cell office:value-type="float" office:value="42756" calcext:value-type="float">
            <text:p>42756</text:p>
          </table:table-cell>
          <table:table-cell office:value-type="float" office:value="344079" calcext:value-type="float">
            <text:p>344079</text:p>
          </table:table-cell>
          <table:table-cell office:value-type="float" office:value="380271" calcext:value-type="float">
            <text:p>380271</text:p>
          </table:table-cell>
          <table:table-cell office:value-type="float" office:value="502673" calcext:value-type="float">
            <text:p>50267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-01-01T22:10:53.6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96692" calcext:value-type="float">
            <text:p>396692</text:p>
          </table:table-cell>
          <table:table-cell office:value-type="float" office:value="44364" calcext:value-type="float">
            <text:p>44364</text:p>
          </table:table-cell>
          <table:table-cell office:value-type="float" office:value="341364" calcext:value-type="float">
            <text:p>341364</text:p>
          </table:table-cell>
          <table:table-cell office:value-type="float" office:value="401946" calcext:value-type="float">
            <text:p>401946</text:p>
          </table:table-cell>
          <table:table-cell office:value-type="float" office:value="486123" calcext:value-type="float">
            <text:p>486123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2018-01-01T22:10:57.9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85172" calcext:value-type="float">
            <text:p>385172</text:p>
          </table:table-cell>
          <table:table-cell office:value-type="float" office:value="31339" calcext:value-type="float">
            <text:p>31339</text:p>
          </table:table-cell>
          <table:table-cell office:value-type="float" office:value="339963" calcext:value-type="float">
            <text:p>339963</text:p>
          </table:table-cell>
          <table:table-cell office:value-type="float" office:value="385053" calcext:value-type="float">
            <text:p>385053</text:p>
          </table:table-cell>
          <table:table-cell office:value-type="float" office:value="451876" calcext:value-type="float">
            <text:p>451876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2018-01-01T22:11:02.2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0164" calcext:value-type="float">
            <text:p>400164</text:p>
          </table:table-cell>
          <table:table-cell office:value-type="float" office:value="47082" calcext:value-type="float">
            <text:p>47082</text:p>
          </table:table-cell>
          <table:table-cell office:value-type="float" office:value="336757" calcext:value-type="float">
            <text:p>336757</text:p>
          </table:table-cell>
          <table:table-cell office:value-type="float" office:value="380216" calcext:value-type="float">
            <text:p>380216</text:p>
          </table:table-cell>
          <table:table-cell office:value-type="float" office:value="478979" calcext:value-type="float">
            <text:p>47897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18-01-01T22:11:06.5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93553" calcext:value-type="float">
            <text:p>393553</text:p>
          </table:table-cell>
          <table:table-cell office:value-type="float" office:value="49318" calcext:value-type="float">
            <text:p>49318</text:p>
          </table:table-cell>
          <table:table-cell office:value-type="float" office:value="343163" calcext:value-type="float">
            <text:p>343163</text:p>
          </table:table-cell>
          <table:table-cell office:value-type="float" office:value="370741" calcext:value-type="float">
            <text:p>370741</text:p>
          </table:table-cell>
          <table:table-cell office:value-type="float" office:value="536381" calcext:value-type="float">
            <text:p>53638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2018-01-01T22:11:11.0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0791" calcext:value-type="float">
            <text:p>400791</text:p>
          </table:table-cell>
          <table:table-cell office:value-type="float" office:value="40901" calcext:value-type="float">
            <text:p>40901</text:p>
          </table:table-cell>
          <table:table-cell office:value-type="float" office:value="337308" calcext:value-type="float">
            <text:p>337308</text:p>
          </table:table-cell>
          <table:table-cell office:value-type="float" office:value="392160" calcext:value-type="float">
            <text:p>392160</text:p>
          </table:table-cell>
          <table:table-cell office:value-type="float" office:value="478517" calcext:value-type="float">
            <text:p>478517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string" calcext:value-type="string">
            <text:p>2018-01-01T22:11:15.5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99688" calcext:value-type="float">
            <text:p>399688</text:p>
          </table:table-cell>
          <table:table-cell office:value-type="float" office:value="54681" calcext:value-type="float">
            <text:p>54681</text:p>
          </table:table-cell>
          <table:table-cell office:value-type="float" office:value="313857" calcext:value-type="float">
            <text:p>313857</text:p>
          </table:table-cell>
          <table:table-cell office:value-type="float" office:value="406677" calcext:value-type="float">
            <text:p>406677</text:p>
          </table:table-cell>
          <table:table-cell office:value-type="float" office:value="532276" calcext:value-type="float">
            <text:p>53227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-01-01T22:11:19.8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83969" calcext:value-type="float">
            <text:p>383969</text:p>
          </table:table-cell>
          <table:table-cell office:value-type="float" office:value="36550" calcext:value-type="float">
            <text:p>36550</text:p>
          </table:table-cell>
          <table:table-cell office:value-type="float" office:value="326951" calcext:value-type="float">
            <text:p>326951</text:p>
          </table:table-cell>
          <table:table-cell office:value-type="float" office:value="384587" calcext:value-type="float">
            <text:p>384587</text:p>
          </table:table-cell>
          <table:table-cell office:value-type="float" office:value="451363" calcext:value-type="float">
            <text:p>4513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1-01T22:11:24.04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98349" calcext:value-type="float">
            <text:p>398349</text:p>
          </table:table-cell>
          <table:table-cell office:value-type="float" office:value="47222" calcext:value-type="float">
            <text:p>47222</text:p>
          </table:table-cell>
          <table:table-cell office:value-type="float" office:value="344998" calcext:value-type="float">
            <text:p>344998</text:p>
          </table:table-cell>
          <table:table-cell office:value-type="float" office:value="391498" calcext:value-type="float">
            <text:p>391498</text:p>
          </table:table-cell>
          <table:table-cell office:value-type="float" office:value="509310" calcext:value-type="float">
            <text:p>5093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8-01-01T22:11:28.3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91950" calcext:value-type="float">
            <text:p>391950</text:p>
          </table:table-cell>
          <table:table-cell office:value-type="float" office:value="37281" calcext:value-type="float">
            <text:p>37281</text:p>
          </table:table-cell>
          <table:table-cell office:value-type="float" office:value="336200" calcext:value-type="float">
            <text:p>336200</text:p>
          </table:table-cell>
          <table:table-cell office:value-type="float" office:value="393717" calcext:value-type="float">
            <text:p>393717</text:p>
          </table:table-cell>
          <table:table-cell office:value-type="float" office:value="449822" calcext:value-type="float">
            <text:p>44982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8-01-01T22:11:32.6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96909" calcext:value-type="float">
            <text:p>396909</text:p>
          </table:table-cell>
          <table:table-cell office:value-type="float" office:value="58905" calcext:value-type="float">
            <text:p>58905</text:p>
          </table:table-cell>
          <table:table-cell office:value-type="float" office:value="333424" calcext:value-type="float">
            <text:p>333424</text:p>
          </table:table-cell>
          <table:table-cell office:value-type="float" office:value="376292" calcext:value-type="float">
            <text:p>376292</text:p>
          </table:table-cell>
          <table:table-cell office:value-type="float" office:value="561568" calcext:value-type="float">
            <text:p>5615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1-01T22:11:36.8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98318" calcext:value-type="float">
            <text:p>398318</text:p>
          </table:table-cell>
          <table:table-cell office:value-type="float" office:value="37808" calcext:value-type="float">
            <text:p>37808</text:p>
          </table:table-cell>
          <table:table-cell office:value-type="float" office:value="348624" calcext:value-type="float">
            <text:p>348624</text:p>
          </table:table-cell>
          <table:table-cell office:value-type="float" office:value="385807" calcext:value-type="float">
            <text:p>385807</text:p>
          </table:table-cell>
          <table:table-cell office:value-type="float" office:value="462724" calcext:value-type="float">
            <text:p>462724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memorySiz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psMean</text:p>
          </table:table-cell>
          <table:table-cell office:value-type="string" calcext:value-type="string">
            <text:p>rpsStdev</text:p>
          </table:table-cell>
          <table:table-cell office:value-type="string" calcext:value-type="string">
            <text:p>rpsMin</text:p>
          </table:table-cell>
          <table:table-cell office:value-type="string" calcext:value-type="string">
            <text:p>rpsMedian</text:p>
          </table:table-cell>
          <table:table-cell office:value-type="string" calcext:value-type="string">
            <text:p>rpsMax</text:p>
          </table:table-cell>
          <table:table-cell office:value-type="string" calcext:value-type="string">
            <text:p>resultMean</text:p>
          </table:table-cell>
        </table:table-row>
        <table:table-row table:style-name="ro1">
          <table:table-cell office:value-type="string" calcext:value-type="string">
            <text:p>2018-01-01T22:21:02.2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3241" calcext:value-type="float">
            <text:p>9832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83241" calcext:value-type="float">
            <text:p>983241</text:p>
          </table:table-cell>
          <table:table-cell office:value-type="float" office:value="-226" calcext:value-type="float">
            <text:p>-226</text:p>
          </table:table-cell>
        </table:table-row>
        <table:table-row table:style-name="ro1">
          <table:table-cell office:value-type="string" calcext:value-type="string">
            <text:p>2018-01-01T22:21:03.7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6411" calcext:value-type="float">
            <text:p>14064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06411" calcext:value-type="float">
            <text:p>1406411</text:p>
          </table:table-cell>
          <table:table-cell office:value-type="float" office:value="-162" calcext:value-type="float">
            <text:p>-162</text:p>
          </table:table-cell>
        </table:table-row>
        <table:table-row table:style-name="ro1">
          <table:table-cell office:value-type="string" calcext:value-type="string">
            <text:p>2018-01-01T22:21:04.96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1362" calcext:value-type="float">
            <text:p>14213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21362" calcext:value-type="float">
            <text:p>1421362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string" calcext:value-type="string">
            <text:p>2018-01-01T22:21:06.2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6529" calcext:value-type="float">
            <text:p>13365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36529" calcext:value-type="float">
            <text:p>13365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8-01-01T22:21:07.4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6211" calcext:value-type="float">
            <text:p>14162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16211" calcext:value-type="float">
            <text:p>14162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8-01-01T22:21:08.56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4334" calcext:value-type="float">
            <text:p>764334</text:p>
          </table:table-cell>
          <table:table-cell office:value-type="float" office:value="314132" calcext:value-type="float">
            <text:p>314132</text:p>
          </table:table-cell>
          <table:table-cell office:value-type="float" office:value="542209" calcext:value-type="float">
            <text:p>542209</text:p>
          </table:table-cell>
          <table:table-cell office:value-type="float" office:value="764334" calcext:value-type="float">
            <text:p>764334</text:p>
          </table:table-cell>
          <table:table-cell office:value-type="float" office:value="986459" calcext:value-type="float">
            <text:p>98645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1-01T22:21:09.9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5155" calcext:value-type="float">
            <text:p>1165155</text:p>
          </table:table-cell>
          <table:table-cell office:value-type="float" office:value="18073" calcext:value-type="float">
            <text:p>18073</text:p>
          </table:table-cell>
          <table:table-cell office:value-type="float" office:value="1152375" calcext:value-type="float">
            <text:p>1152375</text:p>
          </table:table-cell>
          <table:table-cell office:value-type="float" office:value="1165155" calcext:value-type="float">
            <text:p>1165155</text:p>
          </table:table-cell>
          <table:table-cell office:value-type="float" office:value="1177934" calcext:value-type="float">
            <text:p>1177934</text:p>
          </table:table-cell>
          <table:table-cell office:value-type="float" office:value="-361" calcext:value-type="float">
            <text:p>-361</text:p>
          </table:table-cell>
        </table:table-row>
        <table:table-row table:style-name="ro1">
          <table:table-cell office:value-type="string" calcext:value-type="string">
            <text:p>2018-01-01T22:21:11.1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6188" calcext:value-type="float">
            <text:p>1006188</text:p>
          </table:table-cell>
          <table:table-cell office:value-type="float" office:value="8824" calcext:value-type="float">
            <text:p>8824</text:p>
          </table:table-cell>
          <table:table-cell office:value-type="float" office:value="999948" calcext:value-type="float">
            <text:p>999948</text:p>
          </table:table-cell>
          <table:table-cell office:value-type="float" office:value="1006188" calcext:value-type="float">
            <text:p>1006188</text:p>
          </table:table-cell>
          <table:table-cell office:value-type="float" office:value="1012427" calcext:value-type="float">
            <text:p>101242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8-01-01T22:21:12.35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8811" calcext:value-type="float">
            <text:p>1058811</text:p>
          </table:table-cell>
          <table:table-cell office:value-type="float" office:value="58611" calcext:value-type="float">
            <text:p>58611</text:p>
          </table:table-cell>
          <table:table-cell office:value-type="float" office:value="1017367" calcext:value-type="float">
            <text:p>1017367</text:p>
          </table:table-cell>
          <table:table-cell office:value-type="float" office:value="1058811" calcext:value-type="float">
            <text:p>1058811</text:p>
          </table:table-cell>
          <table:table-cell office:value-type="float" office:value="1100255" calcext:value-type="float">
            <text:p>110025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8-01-01T22:21:13.5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0130" calcext:value-type="float">
            <text:p>1030130</text:p>
          </table:table-cell>
          <table:table-cell office:value-type="float" office:value="14761" calcext:value-type="float">
            <text:p>14761</text:p>
          </table:table-cell>
          <table:table-cell office:value-type="float" office:value="1019692" calcext:value-type="float">
            <text:p>1019692</text:p>
          </table:table-cell>
          <table:table-cell office:value-type="float" office:value="1030130" calcext:value-type="float">
            <text:p>1030130</text:p>
          </table:table-cell>
          <table:table-cell office:value-type="float" office:value="1040567" calcext:value-type="float">
            <text:p>1040567</text:p>
          </table:table-cell>
          <table:table-cell office:value-type="float" office:value="-264" calcext:value-type="float">
            <text:p>-264</text:p>
          </table:table-cell>
        </table:table-row>
        <table:table-row table:style-name="ro1">
          <table:table-cell office:value-type="string" calcext:value-type="string">
            <text:p>2018-01-01T22:21:14.68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9172" calcext:value-type="float">
            <text:p>909172</text:p>
          </table:table-cell>
          <table:table-cell office:value-type="float" office:value="61761" calcext:value-type="float">
            <text:p>61761</text:p>
          </table:table-cell>
          <table:table-cell office:value-type="float" office:value="839269" calcext:value-type="float">
            <text:p>839269</text:p>
          </table:table-cell>
          <table:table-cell office:value-type="float" office:value="931892" calcext:value-type="float">
            <text:p>931892</text:p>
          </table:table-cell>
          <table:table-cell office:value-type="float" office:value="956354" calcext:value-type="float">
            <text:p>956354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string" calcext:value-type="string">
            <text:p>2018-01-01T22:21:16.04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8780" calcext:value-type="float">
            <text:p>878780</text:p>
          </table:table-cell>
          <table:table-cell office:value-type="float" office:value="293607" calcext:value-type="float">
            <text:p>293607</text:p>
          </table:table-cell>
          <table:table-cell office:value-type="float" office:value="640262" calcext:value-type="float">
            <text:p>640262</text:p>
          </table:table-cell>
          <table:table-cell office:value-type="float" office:value="789383" calcext:value-type="float">
            <text:p>789383</text:p>
          </table:table-cell>
          <table:table-cell office:value-type="float" office:value="1206694" calcext:value-type="float">
            <text:p>1206694</text:p>
          </table:table-cell>
          <table:table-cell office:value-type="float" office:value="-168" calcext:value-type="float">
            <text:p>-168</text:p>
          </table:table-cell>
        </table:table-row>
        <table:table-row table:style-name="ro1">
          <table:table-cell office:value-type="string" calcext:value-type="string">
            <text:p>2018-01-01T22:21:17.29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0317" calcext:value-type="float">
            <text:p>1080317</text:p>
          </table:table-cell>
          <table:table-cell office:value-type="float" office:value="132435" calcext:value-type="float">
            <text:p>132435</text:p>
          </table:table-cell>
          <table:table-cell office:value-type="float" office:value="956110" calcext:value-type="float">
            <text:p>956110</text:p>
          </table:table-cell>
          <table:table-cell office:value-type="float" office:value="1065166" calcext:value-type="float">
            <text:p>1065166</text:p>
          </table:table-cell>
          <table:table-cell office:value-type="float" office:value="1219676" calcext:value-type="float">
            <text:p>1219676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2018-01-01T22:21:18.46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0555" calcext:value-type="float">
            <text:p>920555</text:p>
          </table:table-cell>
          <table:table-cell office:value-type="float" office:value="224200" calcext:value-type="float">
            <text:p>224200</text:p>
          </table:table-cell>
          <table:table-cell office:value-type="float" office:value="734504" calcext:value-type="float">
            <text:p>734504</text:p>
          </table:table-cell>
          <table:table-cell office:value-type="float" office:value="857682" calcext:value-type="float">
            <text:p>857682</text:p>
          </table:table-cell>
          <table:table-cell office:value-type="float" office:value="1169479" calcext:value-type="float">
            <text:p>116947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1-01T22:21:19.7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9685" calcext:value-type="float">
            <text:p>959685</text:p>
          </table:table-cell>
          <table:table-cell office:value-type="float" office:value="239201" calcext:value-type="float">
            <text:p>239201</text:p>
          </table:table-cell>
          <table:table-cell office:value-type="float" office:value="684696" calcext:value-type="float">
            <text:p>684696</text:p>
          </table:table-cell>
          <table:table-cell office:value-type="float" office:value="1074755" calcext:value-type="float">
            <text:p>1074755</text:p>
          </table:table-cell>
          <table:table-cell office:value-type="float" office:value="1119603" calcext:value-type="float">
            <text:p>111960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018-01-01T22:21:20.9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81798" calcext:value-type="float">
            <text:p>781798</text:p>
          </table:table-cell>
          <table:table-cell office:value-type="float" office:value="194427" calcext:value-type="float">
            <text:p>194427</text:p>
          </table:table-cell>
          <table:table-cell office:value-type="float" office:value="499861" calcext:value-type="float">
            <text:p>499861</text:p>
          </table:table-cell>
          <table:table-cell office:value-type="float" office:value="853106" calcext:value-type="float">
            <text:p>853106</text:p>
          </table:table-cell>
          <table:table-cell office:value-type="float" office:value="921118" calcext:value-type="float">
            <text:p>92111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8-01-01T22:21:22.1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5678" calcext:value-type="float">
            <text:p>855678</text:p>
          </table:table-cell>
          <table:table-cell office:value-type="float" office:value="81226" calcext:value-type="float">
            <text:p>81226</text:p>
          </table:table-cell>
          <table:table-cell office:value-type="float" office:value="770681" calcext:value-type="float">
            <text:p>770681</text:p>
          </table:table-cell>
          <table:table-cell office:value-type="float" office:value="856621" calcext:value-type="float">
            <text:p>856621</text:p>
          </table:table-cell>
          <table:table-cell office:value-type="float" office:value="938790" calcext:value-type="float">
            <text:p>9387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8-01-01T22:21:23.44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1749" calcext:value-type="float">
            <text:p>761749</text:p>
          </table:table-cell>
          <table:table-cell office:value-type="float" office:value="14911" calcext:value-type="float">
            <text:p>14911</text:p>
          </table:table-cell>
          <table:table-cell office:value-type="float" office:value="749964" calcext:value-type="float">
            <text:p>749964</text:p>
          </table:table-cell>
          <table:table-cell office:value-type="float" office:value="757186" calcext:value-type="float">
            <text:p>757186</text:p>
          </table:table-cell>
          <table:table-cell office:value-type="float" office:value="782660" calcext:value-type="float">
            <text:p>782660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string" calcext:value-type="string">
            <text:p>2018-01-01T22:21:24.6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4947" calcext:value-type="float">
            <text:p>1004947</text:p>
          </table:table-cell>
          <table:table-cell office:value-type="float" office:value="171167" calcext:value-type="float">
            <text:p>171167</text:p>
          </table:table-cell>
          <table:table-cell office:value-type="float" office:value="756525" calcext:value-type="float">
            <text:p>756525</text:p>
          </table:table-cell>
          <table:table-cell office:value-type="float" office:value="1057178" calcext:value-type="float">
            <text:p>1057178</text:p>
          </table:table-cell>
          <table:table-cell office:value-type="float" office:value="1148908" calcext:value-type="float">
            <text:p>1148908</text:p>
          </table:table-cell>
          <table:table-cell office:value-type="float" office:value="-171" calcext:value-type="float">
            <text:p>-171</text:p>
          </table:table-cell>
        </table:table-row>
        <table:table-row table:style-name="ro1">
          <table:table-cell office:value-type="string" calcext:value-type="string">
            <text:p>2018-01-01T22:21:26.04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84084" calcext:value-type="float">
            <text:p>784084</text:p>
          </table:table-cell>
          <table:table-cell office:value-type="float" office:value="49334" calcext:value-type="float">
            <text:p>49334</text:p>
          </table:table-cell>
          <table:table-cell office:value-type="float" office:value="740356" calcext:value-type="float">
            <text:p>740356</text:p>
          </table:table-cell>
          <table:table-cell office:value-type="float" office:value="776436" calcext:value-type="float">
            <text:p>776436</text:p>
          </table:table-cell>
          <table:table-cell office:value-type="float" office:value="843109" calcext:value-type="float">
            <text:p>8431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8-01-01T22:21:27.33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9801" calcext:value-type="float">
            <text:p>1029801</text:p>
          </table:table-cell>
          <table:table-cell office:value-type="float" office:value="197692" calcext:value-type="float">
            <text:p>197692</text:p>
          </table:table-cell>
          <table:table-cell office:value-type="float" office:value="738257" calcext:value-type="float">
            <text:p>738257</text:p>
          </table:table-cell>
          <table:table-cell office:value-type="float" office:value="1036598" calcext:value-type="float">
            <text:p>1036598</text:p>
          </table:table-cell>
          <table:table-cell office:value-type="float" office:value="1296183" calcext:value-type="float">
            <text:p>1296183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2018-01-01T22:21:28.5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32792" calcext:value-type="float">
            <text:p>932792</text:p>
          </table:table-cell>
          <table:table-cell office:value-type="float" office:value="326225" calcext:value-type="float">
            <text:p>326225</text:p>
          </table:table-cell>
          <table:table-cell office:value-type="float" office:value="728121" calcext:value-type="float">
            <text:p>728121</text:p>
          </table:table-cell>
          <table:table-cell office:value-type="float" office:value="813189" calcext:value-type="float">
            <text:p>813189</text:p>
          </table:table-cell>
          <table:table-cell office:value-type="float" office:value="1512870" calcext:value-type="float">
            <text:p>1512870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2018-01-01T22:21:30.7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8685" calcext:value-type="float">
            <text:p>998685</text:p>
          </table:table-cell>
          <table:table-cell office:value-type="float" office:value="311780" calcext:value-type="float">
            <text:p>311780</text:p>
          </table:table-cell>
          <table:table-cell office:value-type="float" office:value="685639" calcext:value-type="float">
            <text:p>685639</text:p>
          </table:table-cell>
          <table:table-cell office:value-type="float" office:value="941882" calcext:value-type="float">
            <text:p>941882</text:p>
          </table:table-cell>
          <table:table-cell office:value-type="float" office:value="1513932" calcext:value-type="float">
            <text:p>151393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1-01T22:21:32.0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5887" calcext:value-type="float">
            <text:p>995887</text:p>
          </table:table-cell>
          <table:table-cell office:value-type="float" office:value="294594" calcext:value-type="float">
            <text:p>294594</text:p>
          </table:table-cell>
          <table:table-cell office:value-type="float" office:value="762615" calcext:value-type="float">
            <text:p>762615</text:p>
          </table:table-cell>
          <table:table-cell office:value-type="float" office:value="967379" calcext:value-type="float">
            <text:p>967379</text:p>
          </table:table-cell>
          <table:table-cell office:value-type="float" office:value="1492085" calcext:value-type="float">
            <text:p>149208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string" calcext:value-type="string">
            <text:p>2018-01-01T22:21:33.2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7669" calcext:value-type="float">
            <text:p>947669</text:p>
          </table:table-cell>
          <table:table-cell office:value-type="float" office:value="311189" calcext:value-type="float">
            <text:p>311189</text:p>
          </table:table-cell>
          <table:table-cell office:value-type="float" office:value="773230" calcext:value-type="float">
            <text:p>773230</text:p>
          </table:table-cell>
          <table:table-cell office:value-type="float" office:value="809417" calcext:value-type="float">
            <text:p>809417</text:p>
          </table:table-cell>
          <table:table-cell office:value-type="float" office:value="1501557" calcext:value-type="float">
            <text:p>15015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01-01T22:21:34.4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1882" calcext:value-type="float">
            <text:p>941882</text:p>
          </table:table-cell>
          <table:table-cell office:value-type="float" office:value="133555" calcext:value-type="float">
            <text:p>133555</text:p>
          </table:table-cell>
          <table:table-cell office:value-type="float" office:value="729486" calcext:value-type="float">
            <text:p>729486</text:p>
          </table:table-cell>
          <table:table-cell office:value-type="float" office:value="946797" calcext:value-type="float">
            <text:p>946797</text:p>
          </table:table-cell>
          <table:table-cell office:value-type="float" office:value="1128633" calcext:value-type="float">
            <text:p>11286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1-01T22:21:36.52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37654" calcext:value-type="float">
            <text:p>837654</text:p>
          </table:table-cell>
          <table:table-cell office:value-type="float" office:value="111437" calcext:value-type="float">
            <text:p>111437</text:p>
          </table:table-cell>
          <table:table-cell office:value-type="float" office:value="699487" calcext:value-type="float">
            <text:p>699487</text:p>
          </table:table-cell>
          <table:table-cell office:value-type="float" office:value="869577" calcext:value-type="float">
            <text:p>869577</text:p>
          </table:table-cell>
          <table:table-cell office:value-type="float" office:value="976706" calcext:value-type="float">
            <text:p>976706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2018-01-01T22:21:37.68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94137" calcext:value-type="float">
            <text:p>894137</text:p>
          </table:table-cell>
          <table:table-cell office:value-type="float" office:value="103369" calcext:value-type="float">
            <text:p>103369</text:p>
          </table:table-cell>
          <table:table-cell office:value-type="float" office:value="829528" calcext:value-type="float">
            <text:p>829528</text:p>
          </table:table-cell>
          <table:table-cell office:value-type="float" office:value="847180" calcext:value-type="float">
            <text:p>847180</text:p>
          </table:table-cell>
          <table:table-cell office:value-type="float" office:value="1098711" calcext:value-type="float">
            <text:p>10987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1-01T22:21:38.98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3339" calcext:value-type="float">
            <text:p>943339</text:p>
          </table:table-cell>
          <table:table-cell office:value-type="float" office:value="46504" calcext:value-type="float">
            <text:p>46504</text:p>
          </table:table-cell>
          <table:table-cell office:value-type="float" office:value="891574" calcext:value-type="float">
            <text:p>891574</text:p>
          </table:table-cell>
          <table:table-cell office:value-type="float" office:value="932543" calcext:value-type="float">
            <text:p>932543</text:p>
          </table:table-cell>
          <table:table-cell office:value-type="float" office:value="1017976" calcext:value-type="float">
            <text:p>10179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1-01T22:21:40.2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93217" calcext:value-type="float">
            <text:p>893217</text:p>
          </table:table-cell>
          <table:table-cell office:value-type="float" office:value="176951" calcext:value-type="float">
            <text:p>176951</text:p>
          </table:table-cell>
          <table:table-cell office:value-type="float" office:value="739887" calcext:value-type="float">
            <text:p>739887</text:p>
          </table:table-cell>
          <table:table-cell office:value-type="float" office:value="839401" calcext:value-type="float">
            <text:p>839401</text:p>
          </table:table-cell>
          <table:table-cell office:value-type="float" office:value="1146245" calcext:value-type="float">
            <text:p>114624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2018-01-01T22:21:41.40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64764" calcext:value-type="float">
            <text:p>964764</text:p>
          </table:table-cell>
          <table:table-cell office:value-type="float" office:value="163802" calcext:value-type="float">
            <text:p>163802</text:p>
          </table:table-cell>
          <table:table-cell office:value-type="float" office:value="780722" calcext:value-type="float">
            <text:p>780722</text:p>
          </table:table-cell>
          <table:table-cell office:value-type="float" office:value="929487" calcext:value-type="float">
            <text:p>929487</text:p>
          </table:table-cell>
          <table:table-cell office:value-type="float" office:value="1262473" calcext:value-type="float">
            <text:p>12624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-01-01T22:21:43.4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12476" calcext:value-type="float">
            <text:p>912476</text:p>
          </table:table-cell>
          <table:table-cell office:value-type="float" office:value="98624" calcext:value-type="float">
            <text:p>98624</text:p>
          </table:table-cell>
          <table:table-cell office:value-type="float" office:value="797304" calcext:value-type="float">
            <text:p>797304</text:p>
          </table:table-cell>
          <table:table-cell office:value-type="float" office:value="857949" calcext:value-type="float">
            <text:p>857949</text:p>
          </table:table-cell>
          <table:table-cell office:value-type="float" office:value="1064341" calcext:value-type="float">
            <text:p>106434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8-01-01T22:21:44.7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34388" calcext:value-type="float">
            <text:p>934388</text:p>
          </table:table-cell>
          <table:table-cell office:value-type="float" office:value="107409" calcext:value-type="float">
            <text:p>107409</text:p>
          </table:table-cell>
          <table:table-cell office:value-type="float" office:value="823928" calcext:value-type="float">
            <text:p>823928</text:p>
          </table:table-cell>
          <table:table-cell office:value-type="float" office:value="941938" calcext:value-type="float">
            <text:p>941938</text:p>
          </table:table-cell>
          <table:table-cell office:value-type="float" office:value="1098681" calcext:value-type="float">
            <text:p>1098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-01-01T22:21:45.9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11416" calcext:value-type="float">
            <text:p>911416</text:p>
          </table:table-cell>
          <table:table-cell office:value-type="float" office:value="179815" calcext:value-type="float">
            <text:p>179815</text:p>
          </table:table-cell>
          <table:table-cell office:value-type="float" office:value="728432" calcext:value-type="float">
            <text:p>728432</text:p>
          </table:table-cell>
          <table:table-cell office:value-type="float" office:value="890606" calcext:value-type="float">
            <text:p>890606</text:p>
          </table:table-cell>
          <table:table-cell office:value-type="float" office:value="1239374" calcext:value-type="float">
            <text:p>12393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8-01-01T22:21:47.23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2280" calcext:value-type="float">
            <text:p>982280</text:p>
          </table:table-cell>
          <table:table-cell office:value-type="float" office:value="210142" calcext:value-type="float">
            <text:p>210142</text:p>
          </table:table-cell>
          <table:table-cell office:value-type="float" office:value="747211" calcext:value-type="float">
            <text:p>747211</text:p>
          </table:table-cell>
          <table:table-cell office:value-type="float" office:value="907006" calcext:value-type="float">
            <text:p>907006</text:p>
          </table:table-cell>
          <table:table-cell office:value-type="float" office:value="1381682" calcext:value-type="float">
            <text:p>13816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1-01T22:21:49.40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84057" calcext:value-type="float">
            <text:p>884057</text:p>
          </table:table-cell>
          <table:table-cell office:value-type="float" office:value="133751" calcext:value-type="float">
            <text:p>133751</text:p>
          </table:table-cell>
          <table:table-cell office:value-type="float" office:value="741466" calcext:value-type="float">
            <text:p>741466</text:p>
          </table:table-cell>
          <table:table-cell office:value-type="float" office:value="867080" calcext:value-type="float">
            <text:p>867080</text:p>
          </table:table-cell>
          <table:table-cell office:value-type="float" office:value="1090502" calcext:value-type="float">
            <text:p>10905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1-01T22:21:51.2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96473" calcext:value-type="float">
            <text:p>896473</text:p>
          </table:table-cell>
          <table:table-cell office:value-type="float" office:value="88412" calcext:value-type="float">
            <text:p>88412</text:p>
          </table:table-cell>
          <table:table-cell office:value-type="float" office:value="727957" calcext:value-type="float">
            <text:p>727957</text:p>
          </table:table-cell>
          <table:table-cell office:value-type="float" office:value="907765" calcext:value-type="float">
            <text:p>907765</text:p>
          </table:table-cell>
          <table:table-cell office:value-type="float" office:value="1006337" calcext:value-type="float">
            <text:p>10063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-01-01T22:21:52.47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83450" calcext:value-type="float">
            <text:p>883450</text:p>
          </table:table-cell>
          <table:table-cell office:value-type="float" office:value="75902" calcext:value-type="float">
            <text:p>75902</text:p>
          </table:table-cell>
          <table:table-cell office:value-type="float" office:value="788574" calcext:value-type="float">
            <text:p>788574</text:p>
          </table:table-cell>
          <table:table-cell office:value-type="float" office:value="885424" calcext:value-type="float">
            <text:p>885424</text:p>
          </table:table-cell>
          <table:table-cell office:value-type="float" office:value="1013351" calcext:value-type="float">
            <text:p>10133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1-01T22:21:53.72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86828" calcext:value-type="float">
            <text:p>886828</text:p>
          </table:table-cell>
          <table:table-cell office:value-type="float" office:value="145677" calcext:value-type="float">
            <text:p>145677</text:p>
          </table:table-cell>
          <table:table-cell office:value-type="float" office:value="724900" calcext:value-type="float">
            <text:p>724900</text:p>
          </table:table-cell>
          <table:table-cell office:value-type="float" office:value="872618" calcext:value-type="float">
            <text:p>872618</text:p>
          </table:table-cell>
          <table:table-cell office:value-type="float" office:value="1078392" calcext:value-type="float">
            <text:p>107839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8-01-01T22:21:55.35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90596" calcext:value-type="float">
            <text:p>890596</text:p>
          </table:table-cell>
          <table:table-cell office:value-type="float" office:value="128835" calcext:value-type="float">
            <text:p>128835</text:p>
          </table:table-cell>
          <table:table-cell office:value-type="float" office:value="718781" calcext:value-type="float">
            <text:p>718781</text:p>
          </table:table-cell>
          <table:table-cell office:value-type="float" office:value="864109" calcext:value-type="float">
            <text:p>864109</text:p>
          </table:table-cell>
          <table:table-cell office:value-type="float" office:value="1145718" calcext:value-type="float">
            <text:p>1145718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2018-01-01T22:21:56.5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88176" calcext:value-type="float">
            <text:p>888176</text:p>
          </table:table-cell>
          <table:table-cell office:value-type="float" office:value="140491" calcext:value-type="float">
            <text:p>140491</text:p>
          </table:table-cell>
          <table:table-cell office:value-type="float" office:value="694816" calcext:value-type="float">
            <text:p>694816</text:p>
          </table:table-cell>
          <table:table-cell office:value-type="float" office:value="886859" calcext:value-type="float">
            <text:p>886859</text:p>
          </table:table-cell>
          <table:table-cell office:value-type="float" office:value="1132898" calcext:value-type="float">
            <text:p>11328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1T22:21:58.3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47878" calcext:value-type="float">
            <text:p>847878</text:p>
          </table:table-cell>
          <table:table-cell office:value-type="float" office:value="60146" calcext:value-type="float">
            <text:p>60146</text:p>
          </table:table-cell>
          <table:table-cell office:value-type="float" office:value="723954" calcext:value-type="float">
            <text:p>723954</text:p>
          </table:table-cell>
          <table:table-cell office:value-type="float" office:value="854648" calcext:value-type="float">
            <text:p>854648</text:p>
          </table:table-cell>
          <table:table-cell office:value-type="float" office:value="913061" calcext:value-type="float">
            <text:p>9130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1-01T22:21:59.87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6789" calcext:value-type="float">
            <text:p>816789</text:p>
          </table:table-cell>
          <table:table-cell office:value-type="float" office:value="96577" calcext:value-type="float">
            <text:p>96577</text:p>
          </table:table-cell>
          <table:table-cell office:value-type="float" office:value="696834" calcext:value-type="float">
            <text:p>696834</text:p>
          </table:table-cell>
          <table:table-cell office:value-type="float" office:value="796313" calcext:value-type="float">
            <text:p>796313</text:p>
          </table:table-cell>
          <table:table-cell office:value-type="float" office:value="997869" calcext:value-type="float">
            <text:p>9978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-01-01T22:22:01.10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5469" calcext:value-type="float">
            <text:p>905469</text:p>
          </table:table-cell>
          <table:table-cell office:value-type="float" office:value="116679" calcext:value-type="float">
            <text:p>116679</text:p>
          </table:table-cell>
          <table:table-cell office:value-type="float" office:value="678181" calcext:value-type="float">
            <text:p>678181</text:p>
          </table:table-cell>
          <table:table-cell office:value-type="float" office:value="939229" calcext:value-type="float">
            <text:p>939229</text:p>
          </table:table-cell>
          <table:table-cell office:value-type="float" office:value="1051365" calcext:value-type="float">
            <text:p>10513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01-01T22:22:02.32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73333" calcext:value-type="float">
            <text:p>873333</text:p>
          </table:table-cell>
          <table:table-cell office:value-type="float" office:value="94736" calcext:value-type="float">
            <text:p>94736</text:p>
          </table:table-cell>
          <table:table-cell office:value-type="float" office:value="726008" calcext:value-type="float">
            <text:p>726008</text:p>
          </table:table-cell>
          <table:table-cell office:value-type="float" office:value="869131" calcext:value-type="float">
            <text:p>869131</text:p>
          </table:table-cell>
          <table:table-cell office:value-type="float" office:value="1040612" calcext:value-type="float">
            <text:p>10406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1T22:22:03.5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0111" calcext:value-type="float">
            <text:p>800111</text:p>
          </table:table-cell>
          <table:table-cell office:value-type="float" office:value="89977" calcext:value-type="float">
            <text:p>89977</text:p>
          </table:table-cell>
          <table:table-cell office:value-type="float" office:value="693319" calcext:value-type="float">
            <text:p>693319</text:p>
          </table:table-cell>
          <table:table-cell office:value-type="float" office:value="793787" calcext:value-type="float">
            <text:p>793787</text:p>
          </table:table-cell>
          <table:table-cell office:value-type="float" office:value="1029447" calcext:value-type="float">
            <text:p>10294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1T22:22:05.59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4893" calcext:value-type="float">
            <text:p>874893</text:p>
          </table:table-cell>
          <table:table-cell office:value-type="float" office:value="119449" calcext:value-type="float">
            <text:p>119449</text:p>
          </table:table-cell>
          <table:table-cell office:value-type="float" office:value="700788" calcext:value-type="float">
            <text:p>700788</text:p>
          </table:table-cell>
          <table:table-cell office:value-type="float" office:value="855415" calcext:value-type="float">
            <text:p>855415</text:p>
          </table:table-cell>
          <table:table-cell office:value-type="float" office:value="1077760" calcext:value-type="float">
            <text:p>1077760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2018-01-01T22:22:06.9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32341" calcext:value-type="float">
            <text:p>932341</text:p>
          </table:table-cell>
          <table:table-cell office:value-type="float" office:value="74513" calcext:value-type="float">
            <text:p>74513</text:p>
          </table:table-cell>
          <table:table-cell office:value-type="float" office:value="755234" calcext:value-type="float">
            <text:p>755234</text:p>
          </table:table-cell>
          <table:table-cell office:value-type="float" office:value="950471" calcext:value-type="float">
            <text:p>950471</text:p>
          </table:table-cell>
          <table:table-cell office:value-type="float" office:value="1008242" calcext:value-type="float">
            <text:p>10082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1-01T22:22:09.28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4442" calcext:value-type="float">
            <text:p>804442</text:p>
          </table:table-cell>
          <table:table-cell office:value-type="float" office:value="81095" calcext:value-type="float">
            <text:p>81095</text:p>
          </table:table-cell>
          <table:table-cell office:value-type="float" office:value="723768" calcext:value-type="float">
            <text:p>723768</text:p>
          </table:table-cell>
          <table:table-cell office:value-type="float" office:value="774480" calcext:value-type="float">
            <text:p>774480</text:p>
          </table:table-cell>
          <table:table-cell office:value-type="float" office:value="936756" calcext:value-type="float">
            <text:p>93675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2018-01-01T22:22:10.47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95094" calcext:value-type="float">
            <text:p>795094</text:p>
          </table:table-cell>
          <table:table-cell office:value-type="float" office:value="64895" calcext:value-type="float">
            <text:p>64895</text:p>
          </table:table-cell>
          <table:table-cell office:value-type="float" office:value="680038" calcext:value-type="float">
            <text:p>680038</text:p>
          </table:table-cell>
          <table:table-cell office:value-type="float" office:value="783222" calcext:value-type="float">
            <text:p>783222</text:p>
          </table:table-cell>
          <table:table-cell office:value-type="float" office:value="933085" calcext:value-type="float">
            <text:p>9330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8-01-01T22:22:11.7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37195" calcext:value-type="float">
            <text:p>837195</text:p>
          </table:table-cell>
          <table:table-cell office:value-type="float" office:value="150265" calcext:value-type="float">
            <text:p>150265</text:p>
          </table:table-cell>
          <table:table-cell office:value-type="float" office:value="691461" calcext:value-type="float">
            <text:p>691461</text:p>
          </table:table-cell>
          <table:table-cell office:value-type="float" office:value="751203" calcext:value-type="float">
            <text:p>751203</text:p>
          </table:table-cell>
          <table:table-cell office:value-type="float" office:value="1089939" calcext:value-type="float">
            <text:p>10899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01-01T22:22:13.7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74323" calcext:value-type="float">
            <text:p>874323</text:p>
          </table:table-cell>
          <table:table-cell office:value-type="float" office:value="188688" calcext:value-type="float">
            <text:p>188688</text:p>
          </table:table-cell>
          <table:table-cell office:value-type="float" office:value="683586" calcext:value-type="float">
            <text:p>683586</text:p>
          </table:table-cell>
          <table:table-cell office:value-type="float" office:value="783396" calcext:value-type="float">
            <text:p>783396</text:p>
          </table:table-cell>
          <table:table-cell office:value-type="float" office:value="1256983" calcext:value-type="float">
            <text:p>1256983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2018-01-01T22:22:14.9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3793" calcext:value-type="float">
            <text:p>853793</text:p>
          </table:table-cell>
          <table:table-cell office:value-type="float" office:value="82771" calcext:value-type="float">
            <text:p>82771</text:p>
          </table:table-cell>
          <table:table-cell office:value-type="float" office:value="733171" calcext:value-type="float">
            <text:p>733171</text:p>
          </table:table-cell>
          <table:table-cell office:value-type="float" office:value="853731" calcext:value-type="float">
            <text:p>853731</text:p>
          </table:table-cell>
          <table:table-cell office:value-type="float" office:value="1040295" calcext:value-type="float">
            <text:p>1040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1T22:22:16.2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13694" calcext:value-type="float">
            <text:p>913694</text:p>
          </table:table-cell>
          <table:table-cell office:value-type="float" office:value="212921" calcext:value-type="float">
            <text:p>212921</text:p>
          </table:table-cell>
          <table:table-cell office:value-type="float" office:value="743873" calcext:value-type="float">
            <text:p>743873</text:p>
          </table:table-cell>
          <table:table-cell office:value-type="float" office:value="841132" calcext:value-type="float">
            <text:p>841132</text:p>
          </table:table-cell>
          <table:table-cell office:value-type="float" office:value="1467138" calcext:value-type="float">
            <text:p>146713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1-01T22:22:18.46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29801" calcext:value-type="float">
            <text:p>829801</text:p>
          </table:table-cell>
          <table:table-cell office:value-type="float" office:value="132476" calcext:value-type="float">
            <text:p>132476</text:p>
          </table:table-cell>
          <table:table-cell office:value-type="float" office:value="693286" calcext:value-type="float">
            <text:p>693286</text:p>
          </table:table-cell>
          <table:table-cell office:value-type="float" office:value="760861" calcext:value-type="float">
            <text:p>760861</text:p>
          </table:table-cell>
          <table:table-cell office:value-type="float" office:value="1124446" calcext:value-type="float">
            <text:p>11244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01-01T22:22:19.66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10893" calcext:value-type="float">
            <text:p>810893</text:p>
          </table:table-cell>
          <table:table-cell office:value-type="float" office:value="77513" calcext:value-type="float">
            <text:p>77513</text:p>
          </table:table-cell>
          <table:table-cell office:value-type="float" office:value="703142" calcext:value-type="float">
            <text:p>703142</text:p>
          </table:table-cell>
          <table:table-cell office:value-type="float" office:value="796178" calcext:value-type="float">
            <text:p>796178</text:p>
          </table:table-cell>
          <table:table-cell office:value-type="float" office:value="946784" calcext:value-type="float">
            <text:p>946784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string" calcext:value-type="string">
            <text:p>2018-01-01T22:22:21.48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41579" calcext:value-type="float">
            <text:p>841579</text:p>
          </table:table-cell>
          <table:table-cell office:value-type="float" office:value="97476" calcext:value-type="float">
            <text:p>97476</text:p>
          </table:table-cell>
          <table:table-cell office:value-type="float" office:value="721806" calcext:value-type="float">
            <text:p>721806</text:p>
          </table:table-cell>
          <table:table-cell office:value-type="float" office:value="846728" calcext:value-type="float">
            <text:p>846728</text:p>
          </table:table-cell>
          <table:table-cell office:value-type="float" office:value="1051044" calcext:value-type="float">
            <text:p>1051044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string" calcext:value-type="string">
            <text:p>2018-01-01T22:22:22.8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67449" calcext:value-type="float">
            <text:p>867449</text:p>
          </table:table-cell>
          <table:table-cell office:value-type="float" office:value="132464" calcext:value-type="float">
            <text:p>132464</text:p>
          </table:table-cell>
          <table:table-cell office:value-type="float" office:value="752791" calcext:value-type="float">
            <text:p>752791</text:p>
          </table:table-cell>
          <table:table-cell office:value-type="float" office:value="790751" calcext:value-type="float">
            <text:p>790751</text:p>
          </table:table-cell>
          <table:table-cell office:value-type="float" office:value="1128330" calcext:value-type="float">
            <text:p>11283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1-01T22:22:24.44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45041" calcext:value-type="float">
            <text:p>945041</text:p>
          </table:table-cell>
          <table:table-cell office:value-type="float" office:value="247585" calcext:value-type="float">
            <text:p>247585</text:p>
          </table:table-cell>
          <table:table-cell office:value-type="float" office:value="712277" calcext:value-type="float">
            <text:p>712277</text:p>
          </table:table-cell>
          <table:table-cell office:value-type="float" office:value="892734" calcext:value-type="float">
            <text:p>892734</text:p>
          </table:table-cell>
          <table:table-cell office:value-type="float" office:value="1447837" calcext:value-type="float">
            <text:p>1447837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2018-01-01T22:22:26.6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44779" calcext:value-type="float">
            <text:p>844779</text:p>
          </table:table-cell>
          <table:table-cell office:value-type="float" office:value="88396" calcext:value-type="float">
            <text:p>88396</text:p>
          </table:table-cell>
          <table:table-cell office:value-type="float" office:value="708389" calcext:value-type="float">
            <text:p>708389</text:p>
          </table:table-cell>
          <table:table-cell office:value-type="float" office:value="823006" calcext:value-type="float">
            <text:p>823006</text:p>
          </table:table-cell>
          <table:table-cell office:value-type="float" office:value="1033294" calcext:value-type="float">
            <text:p>1033294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2018-01-01T22:22:28.1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26254" calcext:value-type="float">
            <text:p>826254</text:p>
          </table:table-cell>
          <table:table-cell office:value-type="float" office:value="71133" calcext:value-type="float">
            <text:p>71133</text:p>
          </table:table-cell>
          <table:table-cell office:value-type="float" office:value="723403" calcext:value-type="float">
            <text:p>723403</text:p>
          </table:table-cell>
          <table:table-cell office:value-type="float" office:value="828254" calcext:value-type="float">
            <text:p>828254</text:p>
          </table:table-cell>
          <table:table-cell office:value-type="float" office:value="970742" calcext:value-type="float">
            <text:p>9707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01-01T22:22:30.1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33806" calcext:value-type="float">
            <text:p>833806</text:p>
          </table:table-cell>
          <table:table-cell office:value-type="float" office:value="89927" calcext:value-type="float">
            <text:p>89927</text:p>
          </table:table-cell>
          <table:table-cell office:value-type="float" office:value="696940" calcext:value-type="float">
            <text:p>696940</text:p>
          </table:table-cell>
          <table:table-cell office:value-type="float" office:value="811525" calcext:value-type="float">
            <text:p>811525</text:p>
          </table:table-cell>
          <table:table-cell office:value-type="float" office:value="963286" calcext:value-type="float">
            <text:p>9632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1-01T22:22:31.3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56257" calcext:value-type="float">
            <text:p>856257</text:p>
          </table:table-cell>
          <table:table-cell office:value-type="float" office:value="123093" calcext:value-type="float">
            <text:p>123093</text:p>
          </table:table-cell>
          <table:table-cell office:value-type="float" office:value="694626" calcext:value-type="float">
            <text:p>694626</text:p>
          </table:table-cell>
          <table:table-cell office:value-type="float" office:value="832089" calcext:value-type="float">
            <text:p>832089</text:p>
          </table:table-cell>
          <table:table-cell office:value-type="float" office:value="1161756" calcext:value-type="float">
            <text:p>1161756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2018-01-01T22:22:32.6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18765" calcext:value-type="float">
            <text:p>818765</text:p>
          </table:table-cell>
          <table:table-cell office:value-type="float" office:value="76167" calcext:value-type="float">
            <text:p>76167</text:p>
          </table:table-cell>
          <table:table-cell office:value-type="float" office:value="727161" calcext:value-type="float">
            <text:p>727161</text:p>
          </table:table-cell>
          <table:table-cell office:value-type="float" office:value="793204" calcext:value-type="float">
            <text:p>793204</text:p>
          </table:table-cell>
          <table:table-cell office:value-type="float" office:value="977326" calcext:value-type="float">
            <text:p>977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1-01T22:22:33.9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24509" calcext:value-type="float">
            <text:p>824509</text:p>
          </table:table-cell>
          <table:table-cell office:value-type="float" office:value="49527" calcext:value-type="float">
            <text:p>49527</text:p>
          </table:table-cell>
          <table:table-cell office:value-type="float" office:value="727879" calcext:value-type="float">
            <text:p>727879</text:p>
          </table:table-cell>
          <table:table-cell office:value-type="float" office:value="829850" calcext:value-type="float">
            <text:p>829850</text:p>
          </table:table-cell>
          <table:table-cell office:value-type="float" office:value="894619" calcext:value-type="float">
            <text:p>8946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-01-01T22:22:35.5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96269" calcext:value-type="float">
            <text:p>796269</text:p>
          </table:table-cell>
          <table:table-cell office:value-type="float" office:value="69024" calcext:value-type="float">
            <text:p>69024</text:p>
          </table:table-cell>
          <table:table-cell office:value-type="float" office:value="732682" calcext:value-type="float">
            <text:p>732682</text:p>
          </table:table-cell>
          <table:table-cell office:value-type="float" office:value="770337" calcext:value-type="float">
            <text:p>770337</text:p>
          </table:table-cell>
          <table:table-cell office:value-type="float" office:value="948965" calcext:value-type="float">
            <text:p>94896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string" calcext:value-type="string">
            <text:p>2018-01-01T22:22:37.5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16715" calcext:value-type="float">
            <text:p>916715</text:p>
          </table:table-cell>
          <table:table-cell office:value-type="float" office:value="160537" calcext:value-type="float">
            <text:p>160537</text:p>
          </table:table-cell>
          <table:table-cell office:value-type="float" office:value="729341" calcext:value-type="float">
            <text:p>729341</text:p>
          </table:table-cell>
          <table:table-cell office:value-type="float" office:value="865088" calcext:value-type="float">
            <text:p>865088</text:p>
          </table:table-cell>
          <table:table-cell office:value-type="float" office:value="1336009" calcext:value-type="float">
            <text:p>1336009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string" calcext:value-type="string">
            <text:p>2018-01-01T22:22:40.03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79954" calcext:value-type="float">
            <text:p>879954</text:p>
          </table:table-cell>
          <table:table-cell office:value-type="float" office:value="182728" calcext:value-type="float">
            <text:p>182728</text:p>
          </table:table-cell>
          <table:table-cell office:value-type="float" office:value="728775" calcext:value-type="float">
            <text:p>728775</text:p>
          </table:table-cell>
          <table:table-cell office:value-type="float" office:value="841324" calcext:value-type="float">
            <text:p>841324</text:p>
          </table:table-cell>
          <table:table-cell office:value-type="float" office:value="1487559" calcext:value-type="float">
            <text:p>148755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2018-01-01T22:22:42.4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05456" calcext:value-type="float">
            <text:p>805456</text:p>
          </table:table-cell>
          <table:table-cell office:value-type="float" office:value="50295" calcext:value-type="float">
            <text:p>50295</text:p>
          </table:table-cell>
          <table:table-cell office:value-type="float" office:value="736121" calcext:value-type="float">
            <text:p>736121</text:p>
          </table:table-cell>
          <table:table-cell office:value-type="float" office:value="794940" calcext:value-type="float">
            <text:p>794940</text:p>
          </table:table-cell>
          <table:table-cell office:value-type="float" office:value="948398" calcext:value-type="float">
            <text:p>9483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1-01T22:22:43.7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36704" calcext:value-type="float">
            <text:p>836704</text:p>
          </table:table-cell>
          <table:table-cell office:value-type="float" office:value="108470" calcext:value-type="float">
            <text:p>108470</text:p>
          </table:table-cell>
          <table:table-cell office:value-type="float" office:value="719525" calcext:value-type="float">
            <text:p>719525</text:p>
          </table:table-cell>
          <table:table-cell office:value-type="float" office:value="839593" calcext:value-type="float">
            <text:p>839593</text:p>
          </table:table-cell>
          <table:table-cell office:value-type="float" office:value="1128370" calcext:value-type="float">
            <text:p>11283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1-01T22:22:45.73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2446" calcext:value-type="float">
            <text:p>902446</text:p>
          </table:table-cell>
          <table:table-cell office:value-type="float" office:value="162390" calcext:value-type="float">
            <text:p>162390</text:p>
          </table:table-cell>
          <table:table-cell office:value-type="float" office:value="684756" calcext:value-type="float">
            <text:p>684756</text:p>
          </table:table-cell>
          <table:table-cell office:value-type="float" office:value="906203" calcext:value-type="float">
            <text:p>906203</text:p>
          </table:table-cell>
          <table:table-cell office:value-type="float" office:value="1381118" calcext:value-type="float">
            <text:p>13811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1-01T22:22:47.93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46832" calcext:value-type="float">
            <text:p>846832</text:p>
          </table:table-cell>
          <table:table-cell office:value-type="float" office:value="172124" calcext:value-type="float">
            <text:p>172124</text:p>
          </table:table-cell>
          <table:table-cell office:value-type="float" office:value="683420" calcext:value-type="float">
            <text:p>683420</text:p>
          </table:table-cell>
          <table:table-cell office:value-type="float" office:value="830507" calcext:value-type="float">
            <text:p>830507</text:p>
          </table:table-cell>
          <table:table-cell office:value-type="float" office:value="1414464" calcext:value-type="float">
            <text:p>141446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-01-01T22:22:50.2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63598" calcext:value-type="float">
            <text:p>863598</text:p>
          </table:table-cell>
          <table:table-cell office:value-type="float" office:value="96196" calcext:value-type="float">
            <text:p>96196</text:p>
          </table:table-cell>
          <table:table-cell office:value-type="float" office:value="726652" calcext:value-type="float">
            <text:p>726652</text:p>
          </table:table-cell>
          <table:table-cell office:value-type="float" office:value="852284" calcext:value-type="float">
            <text:p>852284</text:p>
          </table:table-cell>
          <table:table-cell office:value-type="float" office:value="1059156" calcext:value-type="float">
            <text:p>10591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8-01-01T22:22:52.43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79302" calcext:value-type="float">
            <text:p>779302</text:p>
          </table:table-cell>
          <table:table-cell office:value-type="float" office:value="78746" calcext:value-type="float">
            <text:p>78746</text:p>
          </table:table-cell>
          <table:table-cell office:value-type="float" office:value="704764" calcext:value-type="float">
            <text:p>704764</text:p>
          </table:table-cell>
          <table:table-cell office:value-type="float" office:value="762837" calcext:value-type="float">
            <text:p>762837</text:p>
          </table:table-cell>
          <table:table-cell office:value-type="float" office:value="1010488" calcext:value-type="float">
            <text:p>1010488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string" calcext:value-type="string">
            <text:p>2018-01-01T22:22:54.35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280" calcext:value-type="float">
            <text:p>886280</text:p>
          </table:table-cell>
          <table:table-cell office:value-type="float" office:value="147408" calcext:value-type="float">
            <text:p>147408</text:p>
          </table:table-cell>
          <table:table-cell office:value-type="float" office:value="677422" calcext:value-type="float">
            <text:p>677422</text:p>
          </table:table-cell>
          <table:table-cell office:value-type="float" office:value="845499" calcext:value-type="float">
            <text:p>845499</text:p>
          </table:table-cell>
          <table:table-cell office:value-type="float" office:value="1239738" calcext:value-type="float">
            <text:p>123973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-01-01T22:22:56.5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49448" calcext:value-type="float">
            <text:p>849448</text:p>
          </table:table-cell>
          <table:table-cell office:value-type="float" office:value="88172" calcext:value-type="float">
            <text:p>88172</text:p>
          </table:table-cell>
          <table:table-cell office:value-type="float" office:value="738041" calcext:value-type="float">
            <text:p>738041</text:p>
          </table:table-cell>
          <table:table-cell office:value-type="float" office:value="828635" calcext:value-type="float">
            <text:p>828635</text:p>
          </table:table-cell>
          <table:table-cell office:value-type="float" office:value="1056163" calcext:value-type="float">
            <text:p>10561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8-01-01T22:22:58.8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82686" calcext:value-type="float">
            <text:p>882686</text:p>
          </table:table-cell>
          <table:table-cell office:value-type="float" office:value="145943" calcext:value-type="float">
            <text:p>145943</text:p>
          </table:table-cell>
          <table:table-cell office:value-type="float" office:value="710024" calcext:value-type="float">
            <text:p>710024</text:p>
          </table:table-cell>
          <table:table-cell office:value-type="float" office:value="885108" calcext:value-type="float">
            <text:p>885108</text:p>
          </table:table-cell>
          <table:table-cell office:value-type="float" office:value="1330050" calcext:value-type="float">
            <text:p>1330050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2018-01-01T22:23:01.5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85355" calcext:value-type="float">
            <text:p>885355</text:p>
          </table:table-cell>
          <table:table-cell office:value-type="float" office:value="156154" calcext:value-type="float">
            <text:p>156154</text:p>
          </table:table-cell>
          <table:table-cell office:value-type="float" office:value="698025" calcext:value-type="float">
            <text:p>698025</text:p>
          </table:table-cell>
          <table:table-cell office:value-type="float" office:value="866688" calcext:value-type="float">
            <text:p>866688</text:p>
          </table:table-cell>
          <table:table-cell office:value-type="float" office:value="1414060" calcext:value-type="float">
            <text:p>141406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8-01-01T22:23:03.7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81441" calcext:value-type="float">
            <text:p>781441</text:p>
          </table:table-cell>
          <table:table-cell office:value-type="float" office:value="57361" calcext:value-type="float">
            <text:p>57361</text:p>
          </table:table-cell>
          <table:table-cell office:value-type="float" office:value="677356" calcext:value-type="float">
            <text:p>677356</text:p>
          </table:table-cell>
          <table:table-cell office:value-type="float" office:value="786843" calcext:value-type="float">
            <text:p>786843</text:p>
          </table:table-cell>
          <table:table-cell office:value-type="float" office:value="904333" calcext:value-type="float">
            <text:p>90433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-01-01T22:23:04.99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38045" calcext:value-type="float">
            <text:p>838045</text:p>
          </table:table-cell>
          <table:table-cell office:value-type="float" office:value="161495" calcext:value-type="float">
            <text:p>161495</text:p>
          </table:table-cell>
          <table:table-cell office:value-type="float" office:value="692305" calcext:value-type="float">
            <text:p>692305</text:p>
          </table:table-cell>
          <table:table-cell office:value-type="float" office:value="786674" calcext:value-type="float">
            <text:p>786674</text:p>
          </table:table-cell>
          <table:table-cell office:value-type="float" office:value="1390784" calcext:value-type="float">
            <text:p>13907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1T22:23:07.45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68420" calcext:value-type="float">
            <text:p>968420</text:p>
          </table:table-cell>
          <table:table-cell office:value-type="float" office:value="216238" calcext:value-type="float">
            <text:p>216238</text:p>
          </table:table-cell>
          <table:table-cell office:value-type="float" office:value="727838" calcext:value-type="float">
            <text:p>727838</text:p>
          </table:table-cell>
          <table:table-cell office:value-type="float" office:value="940950" calcext:value-type="float">
            <text:p>940950</text:p>
          </table:table-cell>
          <table:table-cell office:value-type="float" office:value="1458293" calcext:value-type="float">
            <text:p>14582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1-01T22:23:10.72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48695" calcext:value-type="float">
            <text:p>948695</text:p>
          </table:table-cell>
          <table:table-cell office:value-type="float" office:value="209842" calcext:value-type="float">
            <text:p>209842</text:p>
          </table:table-cell>
          <table:table-cell office:value-type="float" office:value="719120" calcext:value-type="float">
            <text:p>719120</text:p>
          </table:table-cell>
          <table:table-cell office:value-type="float" office:value="909453" calcext:value-type="float">
            <text:p>909453</text:p>
          </table:table-cell>
          <table:table-cell office:value-type="float" office:value="1458485" calcext:value-type="float">
            <text:p>145848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1-01T22:23:14.00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02121" calcext:value-type="float">
            <text:p>902121</text:p>
          </table:table-cell>
          <table:table-cell office:value-type="float" office:value="183537" calcext:value-type="float">
            <text:p>183537</text:p>
          </table:table-cell>
          <table:table-cell office:value-type="float" office:value="707592" calcext:value-type="float">
            <text:p>707592</text:p>
          </table:table-cell>
          <table:table-cell office:value-type="float" office:value="850413" calcext:value-type="float">
            <text:p>850413</text:p>
          </table:table-cell>
          <table:table-cell office:value-type="float" office:value="1437803" calcext:value-type="float">
            <text:p>143780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2018-01-01T22:23:16.46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56465" calcext:value-type="float">
            <text:p>856465</text:p>
          </table:table-cell>
          <table:table-cell office:value-type="float" office:value="136759" calcext:value-type="float">
            <text:p>136759</text:p>
          </table:table-cell>
          <table:table-cell office:value-type="float" office:value="750715" calcext:value-type="float">
            <text:p>750715</text:p>
          </table:table-cell>
          <table:table-cell office:value-type="float" office:value="819471" calcext:value-type="float">
            <text:p>819471</text:p>
          </table:table-cell>
          <table:table-cell office:value-type="float" office:value="1344358" calcext:value-type="float">
            <text:p>134435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2018-01-01T22:23:18.92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45889" calcext:value-type="float">
            <text:p>845889</text:p>
          </table:table-cell>
          <table:table-cell office:value-type="float" office:value="178069" calcext:value-type="float">
            <text:p>178069</text:p>
          </table:table-cell>
          <table:table-cell office:value-type="float" office:value="636293" calcext:value-type="float">
            <text:p>636293</text:p>
          </table:table-cell>
          <table:table-cell office:value-type="float" office:value="783150" calcext:value-type="float">
            <text:p>783150</text:p>
          </table:table-cell>
          <table:table-cell office:value-type="float" office:value="1294584" calcext:value-type="float">
            <text:p>129458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18-01-01T22:23:21.3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54073" calcext:value-type="float">
            <text:p>854073</text:p>
          </table:table-cell>
          <table:table-cell office:value-type="float" office:value="90730" calcext:value-type="float">
            <text:p>90730</text:p>
          </table:table-cell>
          <table:table-cell office:value-type="float" office:value="706748" calcext:value-type="float">
            <text:p>706748</text:p>
          </table:table-cell>
          <table:table-cell office:value-type="float" office:value="842430" calcext:value-type="float">
            <text:p>842430</text:p>
          </table:table-cell>
          <table:table-cell office:value-type="float" office:value="1020056" calcext:value-type="float">
            <text:p>102005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1-01T22:23:24.2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41848" calcext:value-type="float">
            <text:p>841848</text:p>
          </table:table-cell>
          <table:table-cell office:value-type="float" office:value="165602" calcext:value-type="float">
            <text:p>165602</text:p>
          </table:table-cell>
          <table:table-cell office:value-type="float" office:value="571379" calcext:value-type="float">
            <text:p>571379</text:p>
          </table:table-cell>
          <table:table-cell office:value-type="float" office:value="818909" calcext:value-type="float">
            <text:p>818909</text:p>
          </table:table-cell>
          <table:table-cell office:value-type="float" office:value="1351682" calcext:value-type="float">
            <text:p>13516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1-01T22:23:27.5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24224" calcext:value-type="float">
            <text:p>824224</text:p>
          </table:table-cell>
          <table:table-cell office:value-type="float" office:value="96913" calcext:value-type="float">
            <text:p>96913</text:p>
          </table:table-cell>
          <table:table-cell office:value-type="float" office:value="670888" calcext:value-type="float">
            <text:p>670888</text:p>
          </table:table-cell>
          <table:table-cell office:value-type="float" office:value="812113" calcext:value-type="float">
            <text:p>812113</text:p>
          </table:table-cell>
          <table:table-cell office:value-type="float" office:value="1067043" calcext:value-type="float">
            <text:p>10670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-01-01T22:23:29.7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51333" calcext:value-type="float">
            <text:p>851333</text:p>
          </table:table-cell>
          <table:table-cell office:value-type="float" office:value="143959" calcext:value-type="float">
            <text:p>143959</text:p>
          </table:table-cell>
          <table:table-cell office:value-type="float" office:value="688889" calcext:value-type="float">
            <text:p>688889</text:p>
          </table:table-cell>
          <table:table-cell office:value-type="float" office:value="836081" calcext:value-type="float">
            <text:p>836081</text:p>
          </table:table-cell>
          <table:table-cell office:value-type="float" office:value="1318459" calcext:value-type="float">
            <text:p>1318459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2018-01-01T22:23:32.8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25393" calcext:value-type="float">
            <text:p>825393</text:p>
          </table:table-cell>
          <table:table-cell office:value-type="float" office:value="174211" calcext:value-type="float">
            <text:p>174211</text:p>
          </table:table-cell>
          <table:table-cell office:value-type="float" office:value="678349" calcext:value-type="float">
            <text:p>678349</text:p>
          </table:table-cell>
          <table:table-cell office:value-type="float" office:value="791765" calcext:value-type="float">
            <text:p>791765</text:p>
          </table:table-cell>
          <table:table-cell office:value-type="float" office:value="1478517" calcext:value-type="float">
            <text:p>147851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2018-01-01T22:23:35.29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07669" calcext:value-type="float">
            <text:p>807669</text:p>
          </table:table-cell>
          <table:table-cell office:value-type="float" office:value="86941" calcext:value-type="float">
            <text:p>86941</text:p>
          </table:table-cell>
          <table:table-cell office:value-type="float" office:value="687162" calcext:value-type="float">
            <text:p>687162</text:p>
          </table:table-cell>
          <table:table-cell office:value-type="float" office:value="818671" calcext:value-type="float">
            <text:p>818671</text:p>
          </table:table-cell>
          <table:table-cell office:value-type="float" office:value="990985" calcext:value-type="float">
            <text:p>990985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2018-01-01T22:23:37.49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14568" calcext:value-type="float">
            <text:p>814568</text:p>
          </table:table-cell>
          <table:table-cell office:value-type="float" office:value="72539" calcext:value-type="float">
            <text:p>72539</text:p>
          </table:table-cell>
          <table:table-cell office:value-type="float" office:value="695505" calcext:value-type="float">
            <text:p>695505</text:p>
          </table:table-cell>
          <table:table-cell office:value-type="float" office:value="801194" calcext:value-type="float">
            <text:p>801194</text:p>
          </table:table-cell>
          <table:table-cell office:value-type="float" office:value="951841" calcext:value-type="float">
            <text:p>951841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string" calcext:value-type="string">
            <text:p>2018-01-01T22:23:39.8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23663" calcext:value-type="float">
            <text:p>823663</text:p>
          </table:table-cell>
          <table:table-cell office:value-type="float" office:value="100416" calcext:value-type="float">
            <text:p>100416</text:p>
          </table:table-cell>
          <table:table-cell office:value-type="float" office:value="669421" calcext:value-type="float">
            <text:p>669421</text:p>
          </table:table-cell>
          <table:table-cell office:value-type="float" office:value="802565" calcext:value-type="float">
            <text:p>802565</text:p>
          </table:table-cell>
          <table:table-cell office:value-type="float" office:value="1096811" calcext:value-type="float">
            <text:p>109681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2018-01-01T22:23:42.2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47331" calcext:value-type="float">
            <text:p>847331</text:p>
          </table:table-cell>
          <table:table-cell office:value-type="float" office:value="130816" calcext:value-type="float">
            <text:p>130816</text:p>
          </table:table-cell>
          <table:table-cell office:value-type="float" office:value="737583" calcext:value-type="float">
            <text:p>737583</text:p>
          </table:table-cell>
          <table:table-cell office:value-type="float" office:value="810216" calcext:value-type="float">
            <text:p>810216</text:p>
          </table:table-cell>
          <table:table-cell office:value-type="float" office:value="1316412" calcext:value-type="float">
            <text:p>13164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1-01T22:23:44.72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95651" calcext:value-type="float">
            <text:p>795651</text:p>
          </table:table-cell>
          <table:table-cell office:value-type="float" office:value="119766" calcext:value-type="float">
            <text:p>119766</text:p>
          </table:table-cell>
          <table:table-cell office:value-type="float" office:value="639910" calcext:value-type="float">
            <text:p>639910</text:p>
          </table:table-cell>
          <table:table-cell office:value-type="float" office:value="763772" calcext:value-type="float">
            <text:p>763772</text:p>
          </table:table-cell>
          <table:table-cell office:value-type="float" office:value="1077784" calcext:value-type="float">
            <text:p>1077784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2018-01-01T22:23:47.1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43971" calcext:value-type="float">
            <text:p>843971</text:p>
          </table:table-cell>
          <table:table-cell office:value-type="float" office:value="147578" calcext:value-type="float">
            <text:p>147578</text:p>
          </table:table-cell>
          <table:table-cell office:value-type="float" office:value="646753" calcext:value-type="float">
            <text:p>646753</text:p>
          </table:table-cell>
          <table:table-cell office:value-type="float" office:value="827861" calcext:value-type="float">
            <text:p>827861</text:p>
          </table:table-cell>
          <table:table-cell office:value-type="float" office:value="1354090" calcext:value-type="float">
            <text:p>135409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8-01-01T22:23:49.65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36727" calcext:value-type="float">
            <text:p>836727</text:p>
          </table:table-cell>
          <table:table-cell office:value-type="float" office:value="180437" calcext:value-type="float">
            <text:p>180437</text:p>
          </table:table-cell>
          <table:table-cell office:value-type="float" office:value="554827" calcext:value-type="float">
            <text:p>554827</text:p>
          </table:table-cell>
          <table:table-cell office:value-type="float" office:value="786291" calcext:value-type="float">
            <text:p>786291</text:p>
          </table:table-cell>
          <table:table-cell office:value-type="float" office:value="1389301" calcext:value-type="float">
            <text:p>13893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8-01-01T22:23:52.09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41734" calcext:value-type="float">
            <text:p>841734</text:p>
          </table:table-cell>
          <table:table-cell office:value-type="float" office:value="137132" calcext:value-type="float">
            <text:p>137132</text:p>
          </table:table-cell>
          <table:table-cell office:value-type="float" office:value="729875" calcext:value-type="float">
            <text:p>729875</text:p>
          </table:table-cell>
          <table:table-cell office:value-type="float" office:value="804137" calcext:value-type="float">
            <text:p>804137</text:p>
          </table:table-cell>
          <table:table-cell office:value-type="float" office:value="1361371" calcext:value-type="float">
            <text:p>13613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1-01T22:23:54.55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33485" calcext:value-type="float">
            <text:p>833485</text:p>
          </table:table-cell>
          <table:table-cell office:value-type="float" office:value="138505" calcext:value-type="float">
            <text:p>138505</text:p>
          </table:table-cell>
          <table:table-cell office:value-type="float" office:value="658141" calcext:value-type="float">
            <text:p>658141</text:p>
          </table:table-cell>
          <table:table-cell office:value-type="float" office:value="792177" calcext:value-type="float">
            <text:p>792177</text:p>
          </table:table-cell>
          <table:table-cell office:value-type="float" office:value="1181999" calcext:value-type="float">
            <text:p>118199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2018-01-01T22:23:57.0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51516" calcext:value-type="float">
            <text:p>851516</text:p>
          </table:table-cell>
          <table:table-cell office:value-type="float" office:value="130762" calcext:value-type="float">
            <text:p>130762</text:p>
          </table:table-cell>
          <table:table-cell office:value-type="float" office:value="686798" calcext:value-type="float">
            <text:p>686798</text:p>
          </table:table-cell>
          <table:table-cell office:value-type="float" office:value="845095" calcext:value-type="float">
            <text:p>845095</text:p>
          </table:table-cell>
          <table:table-cell office:value-type="float" office:value="1272496" calcext:value-type="float">
            <text:p>1272496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2018-01-01T22:23:59.46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28873" calcext:value-type="float">
            <text:p>14288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28873" calcext:value-type="float">
            <text:p>1428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-01-01T22:24:01.9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28948" calcext:value-type="float">
            <text:p>14289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28948" calcext:value-type="float">
            <text:p>14289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2018-01-01T22:24:04.3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24985" calcext:value-type="float">
            <text:p>14249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24985" calcext:value-type="float">
            <text:p>142498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1-01T22:24:06.8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11151" calcext:value-type="float">
            <text:p>14111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11151" calcext:value-type="float">
            <text:p>14111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8-01-01T22:24:09.28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0836" calcext:value-type="float">
            <text:p>14008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00836" calcext:value-type="float">
            <text:p>1400836</text:p>
          </table:table-cell>
          <table:table-cell office:value-type="float" office:value="-241" calcext:value-type="float">
            <text:p>-241</text:p>
          </table:table-cell>
        </table:table-row>
        <table:table-row table:style-name="ro1">
          <table:table-cell office:value-type="string" calcext:value-type="string">
            <text:p>2018-01-01T22:24:11.41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44449" calcext:value-type="float">
            <text:p>1044449</text:p>
          </table:table-cell>
          <table:table-cell office:value-type="float" office:value="33362" calcext:value-type="float">
            <text:p>33362</text:p>
          </table:table-cell>
          <table:table-cell office:value-type="float" office:value="1020858" calcext:value-type="float">
            <text:p>1020858</text:p>
          </table:table-cell>
          <table:table-cell office:value-type="float" office:value="1044449" calcext:value-type="float">
            <text:p>1044449</text:p>
          </table:table-cell>
          <table:table-cell office:value-type="float" office:value="1068039" calcext:value-type="float">
            <text:p>10680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8-01-01T22:24:13.5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6908" calcext:value-type="float">
            <text:p>906908</text:p>
          </table:table-cell>
          <table:table-cell office:value-type="float" office:value="6573" calcext:value-type="float">
            <text:p>6573</text:p>
          </table:table-cell>
          <table:table-cell office:value-type="float" office:value="902260" calcext:value-type="float">
            <text:p>902260</text:p>
          </table:table-cell>
          <table:table-cell office:value-type="float" office:value="906908" calcext:value-type="float">
            <text:p>906908</text:p>
          </table:table-cell>
          <table:table-cell office:value-type="float" office:value="911555" calcext:value-type="float">
            <text:p>91155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1-01T22:24:15.80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47937" calcext:value-type="float">
            <text:p>1047937</text:p>
          </table:table-cell>
          <table:table-cell office:value-type="float" office:value="8246" calcext:value-type="float">
            <text:p>8246</text:p>
          </table:table-cell>
          <table:table-cell office:value-type="float" office:value="1042106" calcext:value-type="float">
            <text:p>1042106</text:p>
          </table:table-cell>
          <table:table-cell office:value-type="float" office:value="1047937" calcext:value-type="float">
            <text:p>1047937</text:p>
          </table:table-cell>
          <table:table-cell office:value-type="float" office:value="1053767" calcext:value-type="float">
            <text:p>105376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8-01-01T22:24:18.3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1677" calcext:value-type="float">
            <text:p>891677</text:p>
          </table:table-cell>
          <table:table-cell office:value-type="float" office:value="6901" calcext:value-type="float">
            <text:p>6901</text:p>
          </table:table-cell>
          <table:table-cell office:value-type="float" office:value="886797" calcext:value-type="float">
            <text:p>886797</text:p>
          </table:table-cell>
          <table:table-cell office:value-type="float" office:value="891677" calcext:value-type="float">
            <text:p>891677</text:p>
          </table:table-cell>
          <table:table-cell office:value-type="float" office:value="896557" calcext:value-type="float">
            <text:p>89655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1-01T22:24:20.46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7072" calcext:value-type="float">
            <text:p>847072</text:p>
          </table:table-cell>
          <table:table-cell office:value-type="float" office:value="11713" calcext:value-type="float">
            <text:p>11713</text:p>
          </table:table-cell>
          <table:table-cell office:value-type="float" office:value="838790" calcext:value-type="float">
            <text:p>838790</text:p>
          </table:table-cell>
          <table:table-cell office:value-type="float" office:value="847072" calcext:value-type="float">
            <text:p>847072</text:p>
          </table:table-cell>
          <table:table-cell office:value-type="float" office:value="855354" calcext:value-type="float">
            <text:p>8553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1-01T22:24:22.8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2474" calcext:value-type="float">
            <text:p>1022474</text:p>
          </table:table-cell>
          <table:table-cell office:value-type="float" office:value="125511" calcext:value-type="float">
            <text:p>125511</text:p>
          </table:table-cell>
          <table:table-cell office:value-type="float" office:value="948179" calcext:value-type="float">
            <text:p>948179</text:p>
          </table:table-cell>
          <table:table-cell office:value-type="float" office:value="951856" calcext:value-type="float">
            <text:p>951856</text:p>
          </table:table-cell>
          <table:table-cell office:value-type="float" office:value="1167386" calcext:value-type="float">
            <text:p>116738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8-01-01T22:24:25.15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3423" calcext:value-type="float">
            <text:p>1103423</text:p>
          </table:table-cell>
          <table:table-cell office:value-type="float" office:value="242721" calcext:value-type="float">
            <text:p>242721</text:p>
          </table:table-cell>
          <table:table-cell office:value-type="float" office:value="951919" calcext:value-type="float">
            <text:p>951919</text:p>
          </table:table-cell>
          <table:table-cell office:value-type="float" office:value="974973" calcext:value-type="float">
            <text:p>974973</text:p>
          </table:table-cell>
          <table:table-cell office:value-type="float" office:value="1383377" calcext:value-type="float">
            <text:p>13833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1-01T22:24:27.3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41627" calcext:value-type="float">
            <text:p>1141627</text:p>
          </table:table-cell>
          <table:table-cell office:value-type="float" office:value="221011" calcext:value-type="float">
            <text:p>221011</text:p>
          </table:table-cell>
          <table:table-cell office:value-type="float" office:value="1013939" calcext:value-type="float">
            <text:p>1013939</text:p>
          </table:table-cell>
          <table:table-cell office:value-type="float" office:value="1014113" calcext:value-type="float">
            <text:p>1014113</text:p>
          </table:table-cell>
          <table:table-cell office:value-type="float" office:value="1396829" calcext:value-type="float">
            <text:p>1396829</text:p>
          </table:table-cell>
          <table:table-cell office:value-type="float" office:value="-322" calcext:value-type="float">
            <text:p>-322</text:p>
          </table:table-cell>
        </table:table-row>
        <table:table-row table:style-name="ro1">
          <table:table-cell office:value-type="string" calcext:value-type="string">
            <text:p>2018-01-01T22:24:29.5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63282" calcext:value-type="float">
            <text:p>1063282</text:p>
          </table:table-cell>
          <table:table-cell office:value-type="float" office:value="296454" calcext:value-type="float">
            <text:p>296454</text:p>
          </table:table-cell>
          <table:table-cell office:value-type="float" office:value="849779" calcext:value-type="float">
            <text:p>849779</text:p>
          </table:table-cell>
          <table:table-cell office:value-type="float" office:value="938308" calcext:value-type="float">
            <text:p>938308</text:p>
          </table:table-cell>
          <table:table-cell office:value-type="float" office:value="1401760" calcext:value-type="float">
            <text:p>140176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8-01-01T22:24:31.8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65597" calcext:value-type="float">
            <text:p>1065597</text:p>
          </table:table-cell>
          <table:table-cell office:value-type="float" office:value="300674" calcext:value-type="float">
            <text:p>300674</text:p>
          </table:table-cell>
          <table:table-cell office:value-type="float" office:value="886291" calcext:value-type="float">
            <text:p>886291</text:p>
          </table:table-cell>
          <table:table-cell office:value-type="float" office:value="897779" calcext:value-type="float">
            <text:p>897779</text:p>
          </table:table-cell>
          <table:table-cell office:value-type="float" office:value="1412722" calcext:value-type="float">
            <text:p>1412722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2018-01-01T22:24:34.2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89332" calcext:value-type="float">
            <text:p>1089332</text:p>
          </table:table-cell>
          <table:table-cell office:value-type="float" office:value="226748" calcext:value-type="float">
            <text:p>226748</text:p>
          </table:table-cell>
          <table:table-cell office:value-type="float" office:value="851336" calcext:value-type="float">
            <text:p>851336</text:p>
          </table:table-cell>
          <table:table-cell office:value-type="float" office:value="1057500" calcext:value-type="float">
            <text:p>1057500</text:p>
          </table:table-cell>
          <table:table-cell office:value-type="float" office:value="1390993" calcext:value-type="float">
            <text:p>1390993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string" calcext:value-type="string">
            <text:p>2018-01-01T22:24:37.5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38919" calcext:value-type="float">
            <text:p>1038919</text:p>
          </table:table-cell>
          <table:table-cell office:value-type="float" office:value="279589" calcext:value-type="float">
            <text:p>279589</text:p>
          </table:table-cell>
          <table:table-cell office:value-type="float" office:value="739994" calcext:value-type="float">
            <text:p>739994</text:p>
          </table:table-cell>
          <table:table-cell office:value-type="float" office:value="1008915" calcext:value-type="float">
            <text:p>1008915</text:p>
          </table:table-cell>
          <table:table-cell office:value-type="float" office:value="1397851" calcext:value-type="float">
            <text:p>1397851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string" calcext:value-type="string">
            <text:p>2018-01-01T22:24:40.8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63097" calcext:value-type="float">
            <text:p>1063097</text:p>
          </table:table-cell>
          <table:table-cell office:value-type="float" office:value="313016" calcext:value-type="float">
            <text:p>313016</text:p>
          </table:table-cell>
          <table:table-cell office:value-type="float" office:value="737989" calcext:value-type="float">
            <text:p>737989</text:p>
          </table:table-cell>
          <table:table-cell office:value-type="float" office:value="1063802" calcext:value-type="float">
            <text:p>1063802</text:p>
          </table:table-cell>
          <table:table-cell office:value-type="float" office:value="1386796" calcext:value-type="float">
            <text:p>1386796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2018-01-01T22:24:43.6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43043" calcext:value-type="float">
            <text:p>1043043</text:p>
          </table:table-cell>
          <table:table-cell office:value-type="float" office:value="314482" calcext:value-type="float">
            <text:p>314482</text:p>
          </table:table-cell>
          <table:table-cell office:value-type="float" office:value="750072" calcext:value-type="float">
            <text:p>750072</text:p>
          </table:table-cell>
          <table:table-cell office:value-type="float" office:value="1024653" calcext:value-type="float">
            <text:p>1024653</text:p>
          </table:table-cell>
          <table:table-cell office:value-type="float" office:value="1372795" calcext:value-type="float">
            <text:p>137279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2018-01-01T22:24:45.9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67438" calcext:value-type="float">
            <text:p>1167438</text:p>
          </table:table-cell>
          <table:table-cell office:value-type="float" office:value="191704" calcext:value-type="float">
            <text:p>191704</text:p>
          </table:table-cell>
          <table:table-cell office:value-type="float" office:value="965029" calcext:value-type="float">
            <text:p>965029</text:p>
          </table:table-cell>
          <table:table-cell office:value-type="float" office:value="1153537" calcext:value-type="float">
            <text:p>1153537</text:p>
          </table:table-cell>
          <table:table-cell office:value-type="float" office:value="1397650" calcext:value-type="float">
            <text:p>139765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2018-01-01T22:24:49.43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1593" calcext:value-type="float">
            <text:p>981593</text:p>
          </table:table-cell>
          <table:table-cell office:value-type="float" office:value="251385" calcext:value-type="float">
            <text:p>251385</text:p>
          </table:table-cell>
          <table:table-cell office:value-type="float" office:value="824045" calcext:value-type="float">
            <text:p>824045</text:p>
          </table:table-cell>
          <table:table-cell office:value-type="float" office:value="905151" calcext:value-type="float">
            <text:p>905151</text:p>
          </table:table-cell>
          <table:table-cell office:value-type="float" office:value="1426436" calcext:value-type="float">
            <text:p>14264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1-01T22:24:51.6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1195" calcext:value-type="float">
            <text:p>1001195</text:p>
          </table:table-cell>
          <table:table-cell office:value-type="float" office:value="250807" calcext:value-type="float">
            <text:p>250807</text:p>
          </table:table-cell>
          <table:table-cell office:value-type="float" office:value="847304" calcext:value-type="float">
            <text:p>847304</text:p>
          </table:table-cell>
          <table:table-cell office:value-type="float" office:value="905623" calcext:value-type="float">
            <text:p>905623</text:p>
          </table:table-cell>
          <table:table-cell office:value-type="float" office:value="1441577" calcext:value-type="float">
            <text:p>144157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8-01-01T22:24:55.16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3495" calcext:value-type="float">
            <text:p>993495</text:p>
          </table:table-cell>
          <table:table-cell office:value-type="float" office:value="242209" calcext:value-type="float">
            <text:p>242209</text:p>
          </table:table-cell>
          <table:table-cell office:value-type="float" office:value="792737" calcext:value-type="float">
            <text:p>792737</text:p>
          </table:table-cell>
          <table:table-cell office:value-type="float" office:value="910833" calcext:value-type="float">
            <text:p>910833</text:p>
          </table:table-cell>
          <table:table-cell office:value-type="float" office:value="1405087" calcext:value-type="float">
            <text:p>140508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8-01-01T22:24:57.6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66772" calcext:value-type="float">
            <text:p>966772</text:p>
          </table:table-cell>
          <table:table-cell office:value-type="float" office:value="265030" calcext:value-type="float">
            <text:p>265030</text:p>
          </table:table-cell>
          <table:table-cell office:value-type="float" office:value="780173" calcext:value-type="float">
            <text:p>780173</text:p>
          </table:table-cell>
          <table:table-cell office:value-type="float" office:value="839465" calcext:value-type="float">
            <text:p>839465</text:p>
          </table:table-cell>
          <table:table-cell office:value-type="float" office:value="1424057" calcext:value-type="float">
            <text:p>142405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8-01-01T22:25:00.0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54899" calcext:value-type="float">
            <text:p>954899</text:p>
          </table:table-cell>
          <table:table-cell office:value-type="float" office:value="268058" calcext:value-type="float">
            <text:p>268058</text:p>
          </table:table-cell>
          <table:table-cell office:value-type="float" office:value="770819" calcext:value-type="float">
            <text:p>770819</text:p>
          </table:table-cell>
          <table:table-cell office:value-type="float" office:value="867657" calcext:value-type="float">
            <text:p>867657</text:p>
          </table:table-cell>
          <table:table-cell office:value-type="float" office:value="1419247" calcext:value-type="float">
            <text:p>14192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8-01-01T22:25:02.2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96845" calcext:value-type="float">
            <text:p>896845</text:p>
          </table:table-cell>
          <table:table-cell office:value-type="float" office:value="108558" calcext:value-type="float">
            <text:p>108558</text:p>
          </table:table-cell>
          <table:table-cell office:value-type="float" office:value="697988" calcext:value-type="float">
            <text:p>697988</text:p>
          </table:table-cell>
          <table:table-cell office:value-type="float" office:value="916604" calcext:value-type="float">
            <text:p>916604</text:p>
          </table:table-cell>
          <table:table-cell office:value-type="float" office:value="1013897" calcext:value-type="float">
            <text:p>1013897</text:p>
          </table:table-cell>
          <table:table-cell office:value-type="float" office:value="-437" calcext:value-type="float">
            <text:p>-437</text:p>
          </table:table-cell>
        </table:table-row>
        <table:table-row table:style-name="ro1">
          <table:table-cell office:value-type="string" calcext:value-type="string">
            <text:p>2018-01-01T22:25:04.61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66240" calcext:value-type="float">
            <text:p>966240</text:p>
          </table:table-cell>
          <table:table-cell office:value-type="float" office:value="94607" calcext:value-type="float">
            <text:p>94607</text:p>
          </table:table-cell>
          <table:table-cell office:value-type="float" office:value="809220" calcext:value-type="float">
            <text:p>809220</text:p>
          </table:table-cell>
          <table:table-cell office:value-type="float" office:value="972458" calcext:value-type="float">
            <text:p>972458</text:p>
          </table:table-cell>
          <table:table-cell office:value-type="float" office:value="1077428" calcext:value-type="float">
            <text:p>1077428</text:p>
          </table:table-cell>
          <table:table-cell office:value-type="float" office:value="-228" calcext:value-type="float">
            <text:p>-228</text:p>
          </table:table-cell>
        </table:table-row>
        <table:table-row table:style-name="ro1">
          <table:table-cell office:value-type="string" calcext:value-type="string">
            <text:p>2018-01-01T22:25:07.0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92417" calcext:value-type="float">
            <text:p>892417</text:p>
          </table:table-cell>
          <table:table-cell office:value-type="float" office:value="115883" calcext:value-type="float">
            <text:p>115883</text:p>
          </table:table-cell>
          <table:table-cell office:value-type="float" office:value="752813" calcext:value-type="float">
            <text:p>752813</text:p>
          </table:table-cell>
          <table:table-cell office:value-type="float" office:value="891844" calcext:value-type="float">
            <text:p>891844</text:p>
          </table:table-cell>
          <table:table-cell office:value-type="float" office:value="1027036" calcext:value-type="float">
            <text:p>102703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1-01T22:25:09.3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1472" calcext:value-type="float">
            <text:p>1001472</text:p>
          </table:table-cell>
          <table:table-cell office:value-type="float" office:value="61567" calcext:value-type="float">
            <text:p>61567</text:p>
          </table:table-cell>
          <table:table-cell office:value-type="float" office:value="892397" calcext:value-type="float">
            <text:p>892397</text:p>
          </table:table-cell>
          <table:table-cell office:value-type="float" office:value="1015854" calcext:value-type="float">
            <text:p>1015854</text:p>
          </table:table-cell>
          <table:table-cell office:value-type="float" office:value="1058790" calcext:value-type="float">
            <text:p>1058790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string" calcext:value-type="string">
            <text:p>2018-01-01T22:25:12.4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70972" calcext:value-type="float">
            <text:p>870972</text:p>
          </table:table-cell>
          <table:table-cell office:value-type="float" office:value="78764" calcext:value-type="float">
            <text:p>78764</text:p>
          </table:table-cell>
          <table:table-cell office:value-type="float" office:value="776842" calcext:value-type="float">
            <text:p>776842</text:p>
          </table:table-cell>
          <table:table-cell office:value-type="float" office:value="873320" calcext:value-type="float">
            <text:p>873320</text:p>
          </table:table-cell>
          <table:table-cell office:value-type="float" office:value="987945" calcext:value-type="float">
            <text:p>9879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1-01T22:25:14.65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38945" calcext:value-type="float">
            <text:p>838945</text:p>
          </table:table-cell>
          <table:table-cell office:value-type="float" office:value="117299" calcext:value-type="float">
            <text:p>117299</text:p>
          </table:table-cell>
          <table:table-cell office:value-type="float" office:value="725304" calcext:value-type="float">
            <text:p>725304</text:p>
          </table:table-cell>
          <table:table-cell office:value-type="float" office:value="764142" calcext:value-type="float">
            <text:p>764142</text:p>
          </table:table-cell>
          <table:table-cell office:value-type="float" office:value="1029100" calcext:value-type="float">
            <text:p>102910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2018-01-01T22:25:16.88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68120" calcext:value-type="float">
            <text:p>868120</text:p>
          </table:table-cell>
          <table:table-cell office:value-type="float" office:value="120038" calcext:value-type="float">
            <text:p>120038</text:p>
          </table:table-cell>
          <table:table-cell office:value-type="float" office:value="697662" calcext:value-type="float">
            <text:p>697662</text:p>
          </table:table-cell>
          <table:table-cell office:value-type="float" office:value="903118" calcext:value-type="float">
            <text:p>903118</text:p>
          </table:table-cell>
          <table:table-cell office:value-type="float" office:value="1008434" calcext:value-type="float">
            <text:p>1008434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string" calcext:value-type="string">
            <text:p>2018-01-01T22:25:19.33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77900" calcext:value-type="float">
            <text:p>877900</text:p>
          </table:table-cell>
          <table:table-cell office:value-type="float" office:value="96505" calcext:value-type="float">
            <text:p>96505</text:p>
          </table:table-cell>
          <table:table-cell office:value-type="float" office:value="749954" calcext:value-type="float">
            <text:p>749954</text:p>
          </table:table-cell>
          <table:table-cell office:value-type="float" office:value="851460" calcext:value-type="float">
            <text:p>851460</text:p>
          </table:table-cell>
          <table:table-cell office:value-type="float" office:value="1067987" calcext:value-type="float">
            <text:p>1067987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2018-01-01T22:25:21.51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87026" calcext:value-type="float">
            <text:p>887026</text:p>
          </table:table-cell>
          <table:table-cell office:value-type="float" office:value="61082" calcext:value-type="float">
            <text:p>61082</text:p>
          </table:table-cell>
          <table:table-cell office:value-type="float" office:value="811726" calcext:value-type="float">
            <text:p>811726</text:p>
          </table:table-cell>
          <table:table-cell office:value-type="float" office:value="908052" calcext:value-type="float">
            <text:p>908052</text:p>
          </table:table-cell>
          <table:table-cell office:value-type="float" office:value="974257" calcext:value-type="float">
            <text:p>974257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2018-01-01T22:25:23.84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11710" calcext:value-type="float">
            <text:p>911710</text:p>
          </table:table-cell>
          <table:table-cell office:value-type="float" office:value="84621" calcext:value-type="float">
            <text:p>84621</text:p>
          </table:table-cell>
          <table:table-cell office:value-type="float" office:value="802040" calcext:value-type="float">
            <text:p>802040</text:p>
          </table:table-cell>
          <table:table-cell office:value-type="float" office:value="900091" calcext:value-type="float">
            <text:p>900091</text:p>
          </table:table-cell>
          <table:table-cell office:value-type="float" office:value="1040373" calcext:value-type="float">
            <text:p>104037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8-01-01T22:25:26.29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77539" calcext:value-type="float">
            <text:p>877539</text:p>
          </table:table-cell>
          <table:table-cell office:value-type="float" office:value="143092" calcext:value-type="float">
            <text:p>143092</text:p>
          </table:table-cell>
          <table:table-cell office:value-type="float" office:value="711924" calcext:value-type="float">
            <text:p>711924</text:p>
          </table:table-cell>
          <table:table-cell office:value-type="float" office:value="873238" calcext:value-type="float">
            <text:p>873238</text:p>
          </table:table-cell>
          <table:table-cell office:value-type="float" office:value="1170551" calcext:value-type="float">
            <text:p>11705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1-01T22:25:28.5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80169" calcext:value-type="float">
            <text:p>880169</text:p>
          </table:table-cell>
          <table:table-cell office:value-type="float" office:value="117637" calcext:value-type="float">
            <text:p>117637</text:p>
          </table:table-cell>
          <table:table-cell office:value-type="float" office:value="754075" calcext:value-type="float">
            <text:p>754075</text:p>
          </table:table-cell>
          <table:table-cell office:value-type="float" office:value="821509" calcext:value-type="float">
            <text:p>821509</text:p>
          </table:table-cell>
          <table:table-cell office:value-type="float" office:value="1075451" calcext:value-type="float">
            <text:p>10754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1-01T22:25:30.8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7056" calcext:value-type="float">
            <text:p>897056</text:p>
          </table:table-cell>
          <table:table-cell office:value-type="float" office:value="143910" calcext:value-type="float">
            <text:p>143910</text:p>
          </table:table-cell>
          <table:table-cell office:value-type="float" office:value="770671" calcext:value-type="float">
            <text:p>770671</text:p>
          </table:table-cell>
          <table:table-cell office:value-type="float" office:value="821267" calcext:value-type="float">
            <text:p>821267</text:p>
          </table:table-cell>
          <table:table-cell office:value-type="float" office:value="1187736" calcext:value-type="float">
            <text:p>1187736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string" calcext:value-type="string">
            <text:p>2018-01-01T22:25:33.2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77500" calcext:value-type="float">
            <text:p>877500</text:p>
          </table:table-cell>
          <table:table-cell office:value-type="float" office:value="129599" calcext:value-type="float">
            <text:p>129599</text:p>
          </table:table-cell>
          <table:table-cell office:value-type="float" office:value="755476" calcext:value-type="float">
            <text:p>755476</text:p>
          </table:table-cell>
          <table:table-cell office:value-type="float" office:value="837624" calcext:value-type="float">
            <text:p>837624</text:p>
          </table:table-cell>
          <table:table-cell office:value-type="float" office:value="1173067" calcext:value-type="float">
            <text:p>11730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-01-01T22:25:35.8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81349" calcext:value-type="float">
            <text:p>881349</text:p>
          </table:table-cell>
          <table:table-cell office:value-type="float" office:value="91115" calcext:value-type="float">
            <text:p>91115</text:p>
          </table:table-cell>
          <table:table-cell office:value-type="float" office:value="781976" calcext:value-type="float">
            <text:p>781976</text:p>
          </table:table-cell>
          <table:table-cell office:value-type="float" office:value="878394" calcext:value-type="float">
            <text:p>878394</text:p>
          </table:table-cell>
          <table:table-cell office:value-type="float" office:value="1047062" calcext:value-type="float">
            <text:p>10470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1-01T22:25:38.17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55521" calcext:value-type="float">
            <text:p>855521</text:p>
          </table:table-cell>
          <table:table-cell office:value-type="float" office:value="50358" calcext:value-type="float">
            <text:p>50358</text:p>
          </table:table-cell>
          <table:table-cell office:value-type="float" office:value="779066" calcext:value-type="float">
            <text:p>779066</text:p>
          </table:table-cell>
          <table:table-cell office:value-type="float" office:value="842437" calcext:value-type="float">
            <text:p>842437</text:p>
          </table:table-cell>
          <table:table-cell office:value-type="float" office:value="941713" calcext:value-type="float">
            <text:p>94171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8-01-01T22:25:40.63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51063" calcext:value-type="float">
            <text:p>851063</text:p>
          </table:table-cell>
          <table:table-cell office:value-type="float" office:value="93115" calcext:value-type="float">
            <text:p>93115</text:p>
          </table:table-cell>
          <table:table-cell office:value-type="float" office:value="722414" calcext:value-type="float">
            <text:p>722414</text:p>
          </table:table-cell>
          <table:table-cell office:value-type="float" office:value="826069" calcext:value-type="float">
            <text:p>826069</text:p>
          </table:table-cell>
          <table:table-cell office:value-type="float" office:value="1054168" calcext:value-type="float">
            <text:p>10541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8-01-01T22:25:43.0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4965" calcext:value-type="float">
            <text:p>844965</text:p>
          </table:table-cell>
          <table:table-cell office:value-type="float" office:value="127292" calcext:value-type="float">
            <text:p>127292</text:p>
          </table:table-cell>
          <table:table-cell office:value-type="float" office:value="726817" calcext:value-type="float">
            <text:p>726817</text:p>
          </table:table-cell>
          <table:table-cell office:value-type="float" office:value="805080" calcext:value-type="float">
            <text:p>805080</text:p>
          </table:table-cell>
          <table:table-cell office:value-type="float" office:value="1125417" calcext:value-type="float">
            <text:p>11254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-01-01T22:25:45.5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66558" calcext:value-type="float">
            <text:p>866558</text:p>
          </table:table-cell>
          <table:table-cell office:value-type="float" office:value="140088" calcext:value-type="float">
            <text:p>140088</text:p>
          </table:table-cell>
          <table:table-cell office:value-type="float" office:value="654144" calcext:value-type="float">
            <text:p>654144</text:p>
          </table:table-cell>
          <table:table-cell office:value-type="float" office:value="878615" calcext:value-type="float">
            <text:p>878615</text:p>
          </table:table-cell>
          <table:table-cell office:value-type="float" office:value="1070542" calcext:value-type="float">
            <text:p>10705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8-01-01T22:25:50.06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51003" calcext:value-type="float">
            <text:p>851003</text:p>
          </table:table-cell>
          <table:table-cell office:value-type="float" office:value="72291" calcext:value-type="float">
            <text:p>72291</text:p>
          </table:table-cell>
          <table:table-cell office:value-type="float" office:value="767701" calcext:value-type="float">
            <text:p>767701</text:p>
          </table:table-cell>
          <table:table-cell office:value-type="float" office:value="857694" calcext:value-type="float">
            <text:p>857694</text:p>
          </table:table-cell>
          <table:table-cell office:value-type="float" office:value="953994" calcext:value-type="float">
            <text:p>953994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2018-01-01T22:25:52.51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5327" calcext:value-type="float">
            <text:p>805327</text:p>
          </table:table-cell>
          <table:table-cell office:value-type="float" office:value="83208" calcext:value-type="float">
            <text:p>83208</text:p>
          </table:table-cell>
          <table:table-cell office:value-type="float" office:value="700495" calcext:value-type="float">
            <text:p>700495</text:p>
          </table:table-cell>
          <table:table-cell office:value-type="float" office:value="777606" calcext:value-type="float">
            <text:p>777606</text:p>
          </table:table-cell>
          <table:table-cell office:value-type="float" office:value="949925" calcext:value-type="float">
            <text:p>9499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8-01-01T22:25:54.9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26597" calcext:value-type="float">
            <text:p>826597</text:p>
          </table:table-cell>
          <table:table-cell office:value-type="float" office:value="60802" calcext:value-type="float">
            <text:p>60802</text:p>
          </table:table-cell>
          <table:table-cell office:value-type="float" office:value="769121" calcext:value-type="float">
            <text:p>769121</text:p>
          </table:table-cell>
          <table:table-cell office:value-type="float" office:value="802227" calcext:value-type="float">
            <text:p>802227</text:p>
          </table:table-cell>
          <table:table-cell office:value-type="float" office:value="955400" calcext:value-type="float">
            <text:p>955400</text:p>
          </table:table-cell>
          <table:table-cell office:value-type="float" office:value="-211" calcext:value-type="float">
            <text:p>-211</text:p>
          </table:table-cell>
        </table:table-row>
        <table:table-row table:style-name="ro1">
          <table:table-cell office:value-type="string" calcext:value-type="string">
            <text:p>2018-01-01T22:25:57.4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64573" calcext:value-type="float">
            <text:p>864573</text:p>
          </table:table-cell>
          <table:table-cell office:value-type="float" office:value="74774" calcext:value-type="float">
            <text:p>74774</text:p>
          </table:table-cell>
          <table:table-cell office:value-type="float" office:value="797353" calcext:value-type="float">
            <text:p>797353</text:p>
          </table:table-cell>
          <table:table-cell office:value-type="float" office:value="838226" calcext:value-type="float">
            <text:p>838226</text:p>
          </table:table-cell>
          <table:table-cell office:value-type="float" office:value="1014819" calcext:value-type="float">
            <text:p>1014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1T22:25:59.8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44100" calcext:value-type="float">
            <text:p>844100</text:p>
          </table:table-cell>
          <table:table-cell office:value-type="float" office:value="88330" calcext:value-type="float">
            <text:p>88330</text:p>
          </table:table-cell>
          <table:table-cell office:value-type="float" office:value="750553" calcext:value-type="float">
            <text:p>750553</text:p>
          </table:table-cell>
          <table:table-cell office:value-type="float" office:value="817906" calcext:value-type="float">
            <text:p>817906</text:p>
          </table:table-cell>
          <table:table-cell office:value-type="float" office:value="1059707" calcext:value-type="float">
            <text:p>105970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2018-01-01T22:26:02.1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4899" calcext:value-type="float">
            <text:p>784899</text:p>
          </table:table-cell>
          <table:table-cell office:value-type="float" office:value="53743" calcext:value-type="float">
            <text:p>53743</text:p>
          </table:table-cell>
          <table:table-cell office:value-type="float" office:value="683268" calcext:value-type="float">
            <text:p>683268</text:p>
          </table:table-cell>
          <table:table-cell office:value-type="float" office:value="783531" calcext:value-type="float">
            <text:p>783531</text:p>
          </table:table-cell>
          <table:table-cell office:value-type="float" office:value="854677" calcext:value-type="float">
            <text:p>8546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1-01T22:26:04.3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26709" calcext:value-type="float">
            <text:p>826709</text:p>
          </table:table-cell>
          <table:table-cell office:value-type="float" office:value="73278" calcext:value-type="float">
            <text:p>73278</text:p>
          </table:table-cell>
          <table:table-cell office:value-type="float" office:value="727638" calcext:value-type="float">
            <text:p>727638</text:p>
          </table:table-cell>
          <table:table-cell office:value-type="float" office:value="827960" calcext:value-type="float">
            <text:p>827960</text:p>
          </table:table-cell>
          <table:table-cell office:value-type="float" office:value="1015455" calcext:value-type="float">
            <text:p>10154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1-01T22:26:07.64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01010" calcext:value-type="float">
            <text:p>801010</text:p>
          </table:table-cell>
          <table:table-cell office:value-type="float" office:value="57156" calcext:value-type="float">
            <text:p>57156</text:p>
          </table:table-cell>
          <table:table-cell office:value-type="float" office:value="673986" calcext:value-type="float">
            <text:p>673986</text:p>
          </table:table-cell>
          <table:table-cell office:value-type="float" office:value="809067" calcext:value-type="float">
            <text:p>809067</text:p>
          </table:table-cell>
          <table:table-cell office:value-type="float" office:value="860578" calcext:value-type="float">
            <text:p>8605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1-01T22:26:10.31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64840" calcext:value-type="float">
            <text:p>864840</text:p>
          </table:table-cell>
          <table:table-cell office:value-type="float" office:value="89580" calcext:value-type="float">
            <text:p>89580</text:p>
          </table:table-cell>
          <table:table-cell office:value-type="float" office:value="692631" calcext:value-type="float">
            <text:p>692631</text:p>
          </table:table-cell>
          <table:table-cell office:value-type="float" office:value="871376" calcext:value-type="float">
            <text:p>871376</text:p>
          </table:table-cell>
          <table:table-cell office:value-type="float" office:value="1016401" calcext:value-type="float">
            <text:p>10164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1-01T22:26:13.5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75997" calcext:value-type="float">
            <text:p>875997</text:p>
          </table:table-cell>
          <table:table-cell office:value-type="float" office:value="74442" calcext:value-type="float">
            <text:p>74442</text:p>
          </table:table-cell>
          <table:table-cell office:value-type="float" office:value="778868" calcext:value-type="float">
            <text:p>778868</text:p>
          </table:table-cell>
          <table:table-cell office:value-type="float" office:value="870618" calcext:value-type="float">
            <text:p>870618</text:p>
          </table:table-cell>
          <table:table-cell office:value-type="float" office:value="980768" calcext:value-type="float">
            <text:p>9807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8-01-01T22:26:16.6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19583" calcext:value-type="float">
            <text:p>819583</text:p>
          </table:table-cell>
          <table:table-cell office:value-type="float" office:value="57717" calcext:value-type="float">
            <text:p>57717</text:p>
          </table:table-cell>
          <table:table-cell office:value-type="float" office:value="750156" calcext:value-type="float">
            <text:p>750156</text:p>
          </table:table-cell>
          <table:table-cell office:value-type="float" office:value="824618" calcext:value-type="float">
            <text:p>824618</text:p>
          </table:table-cell>
          <table:table-cell office:value-type="float" office:value="923893" calcext:value-type="float">
            <text:p>9238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1-01T22:26:19.02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00564" calcext:value-type="float">
            <text:p>800564</text:p>
          </table:table-cell>
          <table:table-cell office:value-type="float" office:value="87050" calcext:value-type="float">
            <text:p>87050</text:p>
          </table:table-cell>
          <table:table-cell office:value-type="float" office:value="693084" calcext:value-type="float">
            <text:p>693084</text:p>
          </table:table-cell>
          <table:table-cell office:value-type="float" office:value="795222" calcext:value-type="float">
            <text:p>795222</text:p>
          </table:table-cell>
          <table:table-cell office:value-type="float" office:value="975233" calcext:value-type="float">
            <text:p>975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-01-01T22:26:21.3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16091" calcext:value-type="float">
            <text:p>816091</text:p>
          </table:table-cell>
          <table:table-cell office:value-type="float" office:value="84621" calcext:value-type="float">
            <text:p>84621</text:p>
          </table:table-cell>
          <table:table-cell office:value-type="float" office:value="702414" calcext:value-type="float">
            <text:p>702414</text:p>
          </table:table-cell>
          <table:table-cell office:value-type="float" office:value="798303" calcext:value-type="float">
            <text:p>798303</text:p>
          </table:table-cell>
          <table:table-cell office:value-type="float" office:value="1030732" calcext:value-type="float">
            <text:p>103073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2018-01-01T22:26:24.4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11631" calcext:value-type="float">
            <text:p>811631</text:p>
          </table:table-cell>
          <table:table-cell office:value-type="float" office:value="89226" calcext:value-type="float">
            <text:p>89226</text:p>
          </table:table-cell>
          <table:table-cell office:value-type="float" office:value="704242" calcext:value-type="float">
            <text:p>704242</text:p>
          </table:table-cell>
          <table:table-cell office:value-type="float" office:value="797882" calcext:value-type="float">
            <text:p>797882</text:p>
          </table:table-cell>
          <table:table-cell office:value-type="float" office:value="1021767" calcext:value-type="float">
            <text:p>102176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1-01T22:26:27.72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75763" calcext:value-type="float">
            <text:p>875763</text:p>
          </table:table-cell>
          <table:table-cell office:value-type="float" office:value="105774" calcext:value-type="float">
            <text:p>105774</text:p>
          </table:table-cell>
          <table:table-cell office:value-type="float" office:value="760501" calcext:value-type="float">
            <text:p>760501</text:p>
          </table:table-cell>
          <table:table-cell office:value-type="float" office:value="839364" calcext:value-type="float">
            <text:p>839364</text:p>
          </table:table-cell>
          <table:table-cell office:value-type="float" office:value="1150576" calcext:value-type="float">
            <text:p>115057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1-01T22:26:31.01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27806" calcext:value-type="float">
            <text:p>827806</text:p>
          </table:table-cell>
          <table:table-cell office:value-type="float" office:value="73672" calcext:value-type="float">
            <text:p>73672</text:p>
          </table:table-cell>
          <table:table-cell office:value-type="float" office:value="741132" calcext:value-type="float">
            <text:p>741132</text:p>
          </table:table-cell>
          <table:table-cell office:value-type="float" office:value="806686" calcext:value-type="float">
            <text:p>806686</text:p>
          </table:table-cell>
          <table:table-cell office:value-type="float" office:value="970305" calcext:value-type="float">
            <text:p>9703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1-01T22:26:33.47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07288" calcext:value-type="float">
            <text:p>807288</text:p>
          </table:table-cell>
          <table:table-cell office:value-type="float" office:value="82663" calcext:value-type="float">
            <text:p>82663</text:p>
          </table:table-cell>
          <table:table-cell office:value-type="float" office:value="716263" calcext:value-type="float">
            <text:p>716263</text:p>
          </table:table-cell>
          <table:table-cell office:value-type="float" office:value="785187" calcext:value-type="float">
            <text:p>785187</text:p>
          </table:table-cell>
          <table:table-cell office:value-type="float" office:value="959862" calcext:value-type="float">
            <text:p>95986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8-01-01T22:26:35.9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04940" calcext:value-type="float">
            <text:p>804940</text:p>
          </table:table-cell>
          <table:table-cell office:value-type="float" office:value="65773" calcext:value-type="float">
            <text:p>65773</text:p>
          </table:table-cell>
          <table:table-cell office:value-type="float" office:value="708922" calcext:value-type="float">
            <text:p>708922</text:p>
          </table:table-cell>
          <table:table-cell office:value-type="float" office:value="798940" calcext:value-type="float">
            <text:p>798940</text:p>
          </table:table-cell>
          <table:table-cell office:value-type="float" office:value="965009" calcext:value-type="float">
            <text:p>9650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1-01T22:26:38.2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16764" calcext:value-type="float">
            <text:p>816764</text:p>
          </table:table-cell>
          <table:table-cell office:value-type="float" office:value="53467" calcext:value-type="float">
            <text:p>53467</text:p>
          </table:table-cell>
          <table:table-cell office:value-type="float" office:value="735301" calcext:value-type="float">
            <text:p>735301</text:p>
          </table:table-cell>
          <table:table-cell office:value-type="float" office:value="803519" calcext:value-type="float">
            <text:p>803519</text:p>
          </table:table-cell>
          <table:table-cell office:value-type="float" office:value="916523" calcext:value-type="float">
            <text:p>9165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1-01T22:26:40.4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11582" calcext:value-type="float">
            <text:p>811582</text:p>
          </table:table-cell>
          <table:table-cell office:value-type="float" office:value="59471" calcext:value-type="float">
            <text:p>59471</text:p>
          </table:table-cell>
          <table:table-cell office:value-type="float" office:value="737612" calcext:value-type="float">
            <text:p>737612</text:p>
          </table:table-cell>
          <table:table-cell office:value-type="float" office:value="803269" calcext:value-type="float">
            <text:p>803269</text:p>
          </table:table-cell>
          <table:table-cell office:value-type="float" office:value="940432" calcext:value-type="float">
            <text:p>940432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string" calcext:value-type="string">
            <text:p>2018-01-01T22:26:42.7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09259" calcext:value-type="float">
            <text:p>809259</text:p>
          </table:table-cell>
          <table:table-cell office:value-type="float" office:value="65134" calcext:value-type="float">
            <text:p>65134</text:p>
          </table:table-cell>
          <table:table-cell office:value-type="float" office:value="724248" calcext:value-type="float">
            <text:p>724248</text:p>
          </table:table-cell>
          <table:table-cell office:value-type="float" office:value="811217" calcext:value-type="float">
            <text:p>811217</text:p>
          </table:table-cell>
          <table:table-cell office:value-type="float" office:value="925683" calcext:value-type="float">
            <text:p>925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1T22:26:44.9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10489" calcext:value-type="float">
            <text:p>810489</text:p>
          </table:table-cell>
          <table:table-cell office:value-type="float" office:value="86303" calcext:value-type="float">
            <text:p>86303</text:p>
          </table:table-cell>
          <table:table-cell office:value-type="float" office:value="690546" calcext:value-type="float">
            <text:p>690546</text:p>
          </table:table-cell>
          <table:table-cell office:value-type="float" office:value="796433" calcext:value-type="float">
            <text:p>796433</text:p>
          </table:table-cell>
          <table:table-cell office:value-type="float" office:value="1041963" calcext:value-type="float">
            <text:p>1041963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2018-01-01T22:26:48.2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95249" calcext:value-type="float">
            <text:p>795249</text:p>
          </table:table-cell>
          <table:table-cell office:value-type="float" office:value="76648" calcext:value-type="float">
            <text:p>76648</text:p>
          </table:table-cell>
          <table:table-cell office:value-type="float" office:value="691636" calcext:value-type="float">
            <text:p>691636</text:p>
          </table:table-cell>
          <table:table-cell office:value-type="float" office:value="787786" calcext:value-type="float">
            <text:p>787786</text:p>
          </table:table-cell>
          <table:table-cell office:value-type="float" office:value="941981" calcext:value-type="float">
            <text:p>9419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1-01T22:26:50.6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10615" calcext:value-type="float">
            <text:p>810615</text:p>
          </table:table-cell>
          <table:table-cell office:value-type="float" office:value="46874" calcext:value-type="float">
            <text:p>46874</text:p>
          </table:table-cell>
          <table:table-cell office:value-type="float" office:value="712892" calcext:value-type="float">
            <text:p>712892</text:p>
          </table:table-cell>
          <table:table-cell office:value-type="float" office:value="815426" calcext:value-type="float">
            <text:p>815426</text:p>
          </table:table-cell>
          <table:table-cell office:value-type="float" office:value="881642" calcext:value-type="float">
            <text:p>881642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2018-01-01T22:26:53.13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30015" calcext:value-type="float">
            <text:p>830015</text:p>
          </table:table-cell>
          <table:table-cell office:value-type="float" office:value="60320" calcext:value-type="float">
            <text:p>60320</text:p>
          </table:table-cell>
          <table:table-cell office:value-type="float" office:value="755157" calcext:value-type="float">
            <text:p>755157</text:p>
          </table:table-cell>
          <table:table-cell office:value-type="float" office:value="817290" calcext:value-type="float">
            <text:p>817290</text:p>
          </table:table-cell>
          <table:table-cell office:value-type="float" office:value="951957" calcext:value-type="float">
            <text:p>9519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1-01T22:26:56.4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96401" calcext:value-type="float">
            <text:p>796401</text:p>
          </table:table-cell>
          <table:table-cell office:value-type="float" office:value="56951" calcext:value-type="float">
            <text:p>56951</text:p>
          </table:table-cell>
          <table:table-cell office:value-type="float" office:value="730990" calcext:value-type="float">
            <text:p>730990</text:p>
          </table:table-cell>
          <table:table-cell office:value-type="float" office:value="783285" calcext:value-type="float">
            <text:p>783285</text:p>
          </table:table-cell>
          <table:table-cell office:value-type="float" office:value="943016" calcext:value-type="float">
            <text:p>94301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-01-01T22:26:58.6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5142" calcext:value-type="float">
            <text:p>815142</text:p>
          </table:table-cell>
          <table:table-cell office:value-type="float" office:value="87005" calcext:value-type="float">
            <text:p>87005</text:p>
          </table:table-cell>
          <table:table-cell office:value-type="float" office:value="728345" calcext:value-type="float">
            <text:p>728345</text:p>
          </table:table-cell>
          <table:table-cell office:value-type="float" office:value="776661" calcext:value-type="float">
            <text:p>776661</text:p>
          </table:table-cell>
          <table:table-cell office:value-type="float" office:value="1008846" calcext:value-type="float">
            <text:p>100884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2018-01-01T22:27:01.92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23692" calcext:value-type="float">
            <text:p>823692</text:p>
          </table:table-cell>
          <table:table-cell office:value-type="float" office:value="111763" calcext:value-type="float">
            <text:p>111763</text:p>
          </table:table-cell>
          <table:table-cell office:value-type="float" office:value="685806" calcext:value-type="float">
            <text:p>685806</text:p>
          </table:table-cell>
          <table:table-cell office:value-type="float" office:value="816958" calcext:value-type="float">
            <text:p>816958</text:p>
          </table:table-cell>
          <table:table-cell office:value-type="float" office:value="1154644" calcext:value-type="float">
            <text:p>115464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8-01-01T22:27:05.4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89322" calcext:value-type="float">
            <text:p>789322</text:p>
          </table:table-cell>
          <table:table-cell office:value-type="float" office:value="58114" calcext:value-type="float">
            <text:p>58114</text:p>
          </table:table-cell>
          <table:table-cell office:value-type="float" office:value="681280" calcext:value-type="float">
            <text:p>681280</text:p>
          </table:table-cell>
          <table:table-cell office:value-type="float" office:value="785085" calcext:value-type="float">
            <text:p>785085</text:p>
          </table:table-cell>
          <table:table-cell office:value-type="float" office:value="894716" calcext:value-type="float">
            <text:p>894716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2018-01-01T22:27:08.69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81602" calcext:value-type="float">
            <text:p>781602</text:p>
          </table:table-cell>
          <table:table-cell office:value-type="float" office:value="54383" calcext:value-type="float">
            <text:p>54383</text:p>
          </table:table-cell>
          <table:table-cell office:value-type="float" office:value="680392" calcext:value-type="float">
            <text:p>680392</text:p>
          </table:table-cell>
          <table:table-cell office:value-type="float" office:value="787077" calcext:value-type="float">
            <text:p>787077</text:p>
          </table:table-cell>
          <table:table-cell office:value-type="float" office:value="876254" calcext:value-type="float">
            <text:p>87625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8-01-01T22:27:11.1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5825" calcext:value-type="float">
            <text:p>815825</text:p>
          </table:table-cell>
          <table:table-cell office:value-type="float" office:value="34920" calcext:value-type="float">
            <text:p>34920</text:p>
          </table:table-cell>
          <table:table-cell office:value-type="float" office:value="767057" calcext:value-type="float">
            <text:p>767057</text:p>
          </table:table-cell>
          <table:table-cell office:value-type="float" office:value="812266" calcext:value-type="float">
            <text:p>812266</text:p>
          </table:table-cell>
          <table:table-cell office:value-type="float" office:value="882769" calcext:value-type="float">
            <text:p>882769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2018-01-01T22:27:14.43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22550" calcext:value-type="float">
            <text:p>822550</text:p>
          </table:table-cell>
          <table:table-cell office:value-type="float" office:value="112147" calcext:value-type="float">
            <text:p>112147</text:p>
          </table:table-cell>
          <table:table-cell office:value-type="float" office:value="702747" calcext:value-type="float">
            <text:p>702747</text:p>
          </table:table-cell>
          <table:table-cell office:value-type="float" office:value="782653" calcext:value-type="float">
            <text:p>782653</text:p>
          </table:table-cell>
          <table:table-cell office:value-type="float" office:value="1073093" calcext:value-type="float">
            <text:p>107309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1-01T22:27:17.7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01393" calcext:value-type="float">
            <text:p>801393</text:p>
          </table:table-cell>
          <table:table-cell office:value-type="float" office:value="52058" calcext:value-type="float">
            <text:p>52058</text:p>
          </table:table-cell>
          <table:table-cell office:value-type="float" office:value="724756" calcext:value-type="float">
            <text:p>724756</text:p>
          </table:table-cell>
          <table:table-cell office:value-type="float" office:value="799646" calcext:value-type="float">
            <text:p>799646</text:p>
          </table:table-cell>
          <table:table-cell office:value-type="float" office:value="896450" calcext:value-type="float">
            <text:p>8964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1-01T22:27:20.22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87363" calcext:value-type="float">
            <text:p>787363</text:p>
          </table:table-cell>
          <table:table-cell office:value-type="float" office:value="61950" calcext:value-type="float">
            <text:p>61950</text:p>
          </table:table-cell>
          <table:table-cell office:value-type="float" office:value="711518" calcext:value-type="float">
            <text:p>711518</text:p>
          </table:table-cell>
          <table:table-cell office:value-type="float" office:value="791183" calcext:value-type="float">
            <text:p>791183</text:p>
          </table:table-cell>
          <table:table-cell office:value-type="float" office:value="882416" calcext:value-type="float">
            <text:p>8824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1-01T22:27:22.6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80841" calcext:value-type="float">
            <text:p>780841</text:p>
          </table:table-cell>
          <table:table-cell office:value-type="float" office:value="51436" calcext:value-type="float">
            <text:p>51436</text:p>
          </table:table-cell>
          <table:table-cell office:value-type="float" office:value="704243" calcext:value-type="float">
            <text:p>704243</text:p>
          </table:table-cell>
          <table:table-cell office:value-type="float" office:value="774948" calcext:value-type="float">
            <text:p>774948</text:p>
          </table:table-cell>
          <table:table-cell office:value-type="float" office:value="899540" calcext:value-type="float">
            <text:p>899540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2018-01-01T22:27:24.90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83623" calcext:value-type="float">
            <text:p>783623</text:p>
          </table:table-cell>
          <table:table-cell office:value-type="float" office:value="74831" calcext:value-type="float">
            <text:p>74831</text:p>
          </table:table-cell>
          <table:table-cell office:value-type="float" office:value="658591" calcext:value-type="float">
            <text:p>658591</text:p>
          </table:table-cell>
          <table:table-cell office:value-type="float" office:value="761718" calcext:value-type="float">
            <text:p>761718</text:p>
          </table:table-cell>
          <table:table-cell office:value-type="float" office:value="970622" calcext:value-type="float">
            <text:p>970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1-01T22:27:27.9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89750" calcext:value-type="float">
            <text:p>789750</text:p>
          </table:table-cell>
          <table:table-cell office:value-type="float" office:value="65730" calcext:value-type="float">
            <text:p>65730</text:p>
          </table:table-cell>
          <table:table-cell office:value-type="float" office:value="685226" calcext:value-type="float">
            <text:p>685226</text:p>
          </table:table-cell>
          <table:table-cell office:value-type="float" office:value="773601" calcext:value-type="float">
            <text:p>773601</text:p>
          </table:table-cell>
          <table:table-cell office:value-type="float" office:value="897923" calcext:value-type="float">
            <text:p>89792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8-01-01T22:27:31.22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19303" calcext:value-type="float">
            <text:p>819303</text:p>
          </table:table-cell>
          <table:table-cell office:value-type="float" office:value="67308" calcext:value-type="float">
            <text:p>67308</text:p>
          </table:table-cell>
          <table:table-cell office:value-type="float" office:value="733746" calcext:value-type="float">
            <text:p>733746</text:p>
          </table:table-cell>
          <table:table-cell office:value-type="float" office:value="821083" calcext:value-type="float">
            <text:p>821083</text:p>
          </table:table-cell>
          <table:table-cell office:value-type="float" office:value="970200" calcext:value-type="float">
            <text:p>970200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string" calcext:value-type="string">
            <text:p>2018-01-01T22:27:34.5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90336" calcext:value-type="float">
            <text:p>790336</text:p>
          </table:table-cell>
          <table:table-cell office:value-type="float" office:value="46448" calcext:value-type="float">
            <text:p>46448</text:p>
          </table:table-cell>
          <table:table-cell office:value-type="float" office:value="728688" calcext:value-type="float">
            <text:p>728688</text:p>
          </table:table-cell>
          <table:table-cell office:value-type="float" office:value="781092" calcext:value-type="float">
            <text:p>781092</text:p>
          </table:table-cell>
          <table:table-cell office:value-type="float" office:value="903217" calcext:value-type="float">
            <text:p>9032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1-01T22:27:36.82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58133" calcext:value-type="float">
            <text:p>858133</text:p>
          </table:table-cell>
          <table:table-cell office:value-type="float" office:value="187715" calcext:value-type="float">
            <text:p>187715</text:p>
          </table:table-cell>
          <table:table-cell office:value-type="float" office:value="673343" calcext:value-type="float">
            <text:p>673343</text:p>
          </table:table-cell>
          <table:table-cell office:value-type="float" office:value="794064" calcext:value-type="float">
            <text:p>794064</text:p>
          </table:table-cell>
          <table:table-cell office:value-type="float" office:value="1465624" calcext:value-type="float">
            <text:p>14656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1-01T22:27:41.05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18006" calcext:value-type="float">
            <text:p>818006</text:p>
          </table:table-cell>
          <table:table-cell office:value-type="float" office:value="98907" calcext:value-type="float">
            <text:p>98907</text:p>
          </table:table-cell>
          <table:table-cell office:value-type="float" office:value="706848" calcext:value-type="float">
            <text:p>706848</text:p>
          </table:table-cell>
          <table:table-cell office:value-type="float" office:value="771138" calcext:value-type="float">
            <text:p>771138</text:p>
          </table:table-cell>
          <table:table-cell office:value-type="float" office:value="1067338" calcext:value-type="float">
            <text:p>1067338</text:p>
          </table:table-cell>
          <table:table-cell office:value-type="float" office:value="-215" calcext:value-type="float">
            <text:p>-215</text:p>
          </table:table-cell>
        </table:table-row>
        <table:table-row table:style-name="ro1">
          <table:table-cell office:value-type="string" calcext:value-type="string">
            <text:p>2018-01-01T22:27:44.33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25120" calcext:value-type="float">
            <text:p>825120</text:p>
          </table:table-cell>
          <table:table-cell office:value-type="float" office:value="103297" calcext:value-type="float">
            <text:p>103297</text:p>
          </table:table-cell>
          <table:table-cell office:value-type="float" office:value="731840" calcext:value-type="float">
            <text:p>731840</text:p>
          </table:table-cell>
          <table:table-cell office:value-type="float" office:value="805906" calcext:value-type="float">
            <text:p>805906</text:p>
          </table:table-cell>
          <table:table-cell office:value-type="float" office:value="1196711" calcext:value-type="float">
            <text:p>119671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1-01T22:27:48.52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11516" calcext:value-type="float">
            <text:p>811516</text:p>
          </table:table-cell>
          <table:table-cell office:value-type="float" office:value="106439" calcext:value-type="float">
            <text:p>106439</text:p>
          </table:table-cell>
          <table:table-cell office:value-type="float" office:value="722542" calcext:value-type="float">
            <text:p>722542</text:p>
          </table:table-cell>
          <table:table-cell office:value-type="float" office:value="774335" calcext:value-type="float">
            <text:p>774335</text:p>
          </table:table-cell>
          <table:table-cell office:value-type="float" office:value="1083632" calcext:value-type="float">
            <text:p>108363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-01-01T22:27:52.1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22584" calcext:value-type="float">
            <text:p>822584</text:p>
          </table:table-cell>
          <table:table-cell office:value-type="float" office:value="172237" calcext:value-type="float">
            <text:p>172237</text:p>
          </table:table-cell>
          <table:table-cell office:value-type="float" office:value="664356" calcext:value-type="float">
            <text:p>664356</text:p>
          </table:table-cell>
          <table:table-cell office:value-type="float" office:value="776419" calcext:value-type="float">
            <text:p>776419</text:p>
          </table:table-cell>
          <table:table-cell office:value-type="float" office:value="1445957" calcext:value-type="float">
            <text:p>144595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-01-01T22:27:56.6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32560" calcext:value-type="float">
            <text:p>832560</text:p>
          </table:table-cell>
          <table:table-cell office:value-type="float" office:value="117720" calcext:value-type="float">
            <text:p>117720</text:p>
          </table:table-cell>
          <table:table-cell office:value-type="float" office:value="664893" calcext:value-type="float">
            <text:p>664893</text:p>
          </table:table-cell>
          <table:table-cell office:value-type="float" office:value="784136" calcext:value-type="float">
            <text:p>784136</text:p>
          </table:table-cell>
          <table:table-cell office:value-type="float" office:value="1078504" calcext:value-type="float">
            <text:p>1078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01-01T22:28:00.71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11518" calcext:value-type="float">
            <text:p>811518</text:p>
          </table:table-cell>
          <table:table-cell office:value-type="float" office:value="77624" calcext:value-type="float">
            <text:p>77624</text:p>
          </table:table-cell>
          <table:table-cell office:value-type="float" office:value="716511" calcext:value-type="float">
            <text:p>716511</text:p>
          </table:table-cell>
          <table:table-cell office:value-type="float" office:value="804395" calcext:value-type="float">
            <text:p>804395</text:p>
          </table:table-cell>
          <table:table-cell office:value-type="float" office:value="1055256" calcext:value-type="float">
            <text:p>1055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1-01T22:28:04.01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04512" calcext:value-type="float">
            <text:p>804512</text:p>
          </table:table-cell>
          <table:table-cell office:value-type="float" office:value="90026" calcext:value-type="float">
            <text:p>90026</text:p>
          </table:table-cell>
          <table:table-cell office:value-type="float" office:value="702836" calcext:value-type="float">
            <text:p>702836</text:p>
          </table:table-cell>
          <table:table-cell office:value-type="float" office:value="788874" calcext:value-type="float">
            <text:p>788874</text:p>
          </table:table-cell>
          <table:table-cell office:value-type="float" office:value="1079575" calcext:value-type="float">
            <text:p>10795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8-01-01T22:28:08.35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04602" calcext:value-type="float">
            <text:p>804602</text:p>
          </table:table-cell>
          <table:table-cell office:value-type="float" office:value="98244" calcext:value-type="float">
            <text:p>98244</text:p>
          </table:table-cell>
          <table:table-cell office:value-type="float" office:value="679072" calcext:value-type="float">
            <text:p>679072</text:p>
          </table:table-cell>
          <table:table-cell office:value-type="float" office:value="776901" calcext:value-type="float">
            <text:p>776901</text:p>
          </table:table-cell>
          <table:table-cell office:value-type="float" office:value="1137429" calcext:value-type="float">
            <text:p>11374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1-01T22:28:11.5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63668" calcext:value-type="float">
            <text:p>763668</text:p>
          </table:table-cell>
          <table:table-cell office:value-type="float" office:value="44296" calcext:value-type="float">
            <text:p>44296</text:p>
          </table:table-cell>
          <table:table-cell office:value-type="float" office:value="686225" calcext:value-type="float">
            <text:p>686225</text:p>
          </table:table-cell>
          <table:table-cell office:value-type="float" office:value="762282" calcext:value-type="float">
            <text:p>762282</text:p>
          </table:table-cell>
          <table:table-cell office:value-type="float" office:value="850843" calcext:value-type="float">
            <text:p>850843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string" calcext:value-type="string">
            <text:p>2018-01-01T22:28:14.2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17037" calcext:value-type="float">
            <text:p>817037</text:p>
          </table:table-cell>
          <table:table-cell office:value-type="float" office:value="99287" calcext:value-type="float">
            <text:p>99287</text:p>
          </table:table-cell>
          <table:table-cell office:value-type="float" office:value="722513" calcext:value-type="float">
            <text:p>722513</text:p>
          </table:table-cell>
          <table:table-cell office:value-type="float" office:value="786574" calcext:value-type="float">
            <text:p>786574</text:p>
          </table:table-cell>
          <table:table-cell office:value-type="float" office:value="1118663" calcext:value-type="float">
            <text:p>1118663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2018-01-01T22:28:17.5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04743" calcext:value-type="float">
            <text:p>804743</text:p>
          </table:table-cell>
          <table:table-cell office:value-type="float" office:value="97747" calcext:value-type="float">
            <text:p>97747</text:p>
          </table:table-cell>
          <table:table-cell office:value-type="float" office:value="653377" calcext:value-type="float">
            <text:p>653377</text:p>
          </table:table-cell>
          <table:table-cell office:value-type="float" office:value="769871" calcext:value-type="float">
            <text:p>769871</text:p>
          </table:table-cell>
          <table:table-cell office:value-type="float" office:value="1093053" calcext:value-type="float">
            <text:p>1093053</text:p>
          </table:table-cell>
          <table:table-cell office:value-type="float" office:value="-211" calcext:value-type="float">
            <text:p>-211</text:p>
          </table:table-cell>
        </table:table-row>
        <table:table-row table:style-name="ro1">
          <table:table-cell office:value-type="string" calcext:value-type="string">
            <text:p>2018-01-01T22:28:21.19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89077" calcext:value-type="float">
            <text:p>789077</text:p>
          </table:table-cell>
          <table:table-cell office:value-type="float" office:value="78135" calcext:value-type="float">
            <text:p>78135</text:p>
          </table:table-cell>
          <table:table-cell office:value-type="float" office:value="711372" calcext:value-type="float">
            <text:p>711372</text:p>
          </table:table-cell>
          <table:table-cell office:value-type="float" office:value="772763" calcext:value-type="float">
            <text:p>772763</text:p>
          </table:table-cell>
          <table:table-cell office:value-type="float" office:value="1048589" calcext:value-type="float">
            <text:p>1048589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2018-01-01T22:28:25.30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24465" calcext:value-type="float">
            <text:p>824465</text:p>
          </table:table-cell>
          <table:table-cell office:value-type="float" office:value="157847" calcext:value-type="float">
            <text:p>157847</text:p>
          </table:table-cell>
          <table:table-cell office:value-type="float" office:value="698593" calcext:value-type="float">
            <text:p>698593</text:p>
          </table:table-cell>
          <table:table-cell office:value-type="float" office:value="790545" calcext:value-type="float">
            <text:p>790545</text:p>
          </table:table-cell>
          <table:table-cell office:value-type="float" office:value="1442990" calcext:value-type="float">
            <text:p>1442990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2018-01-01T22:28:30.57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98653" calcext:value-type="float">
            <text:p>798653</text:p>
          </table:table-cell>
          <table:table-cell office:value-type="float" office:value="88414" calcext:value-type="float">
            <text:p>88414</text:p>
          </table:table-cell>
          <table:table-cell office:value-type="float" office:value="712719" calcext:value-type="float">
            <text:p>712719</text:p>
          </table:table-cell>
          <table:table-cell office:value-type="float" office:value="784820" calcext:value-type="float">
            <text:p>784820</text:p>
          </table:table-cell>
          <table:table-cell office:value-type="float" office:value="1114238" calcext:value-type="float">
            <text:p>11142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-01-01T22:28:33.8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3940" calcext:value-type="float">
            <text:p>803940</text:p>
          </table:table-cell>
          <table:table-cell office:value-type="float" office:value="67697" calcext:value-type="float">
            <text:p>67697</text:p>
          </table:table-cell>
          <table:table-cell office:value-type="float" office:value="693474" calcext:value-type="float">
            <text:p>693474</text:p>
          </table:table-cell>
          <table:table-cell office:value-type="float" office:value="794640" calcext:value-type="float">
            <text:p>794640</text:p>
          </table:table-cell>
          <table:table-cell office:value-type="float" office:value="962511" calcext:value-type="float">
            <text:p>962511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2018-01-01T22:28:37.09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10341" calcext:value-type="float">
            <text:p>810341</text:p>
          </table:table-cell>
          <table:table-cell office:value-type="float" office:value="110315" calcext:value-type="float">
            <text:p>110315</text:p>
          </table:table-cell>
          <table:table-cell office:value-type="float" office:value="703667" calcext:value-type="float">
            <text:p>703667</text:p>
          </table:table-cell>
          <table:table-cell office:value-type="float" office:value="776111" calcext:value-type="float">
            <text:p>776111</text:p>
          </table:table-cell>
          <table:table-cell office:value-type="float" office:value="1173376" calcext:value-type="float">
            <text:p>11733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1-01T22:28:41.35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50891" calcext:value-type="float">
            <text:p>14508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50891" calcext:value-type="float">
            <text:p>1450891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8-01-01T22:28:44.5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49792" calcext:value-type="float">
            <text:p>14497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49792" calcext:value-type="float">
            <text:p>144979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018-01-01T22:28:47.6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49081" calcext:value-type="float">
            <text:p>134908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49081" calcext:value-type="float">
            <text:p>134908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2018-01-01T22:28:51.3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1635" calcext:value-type="float">
            <text:p>14016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01635" calcext:value-type="float">
            <text:p>140163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1-01T22:28:54.7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2471" calcext:value-type="float">
            <text:p>13624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62471" calcext:value-type="float">
            <text:p>1362471</text:p>
          </table:table-cell>
          <table:table-cell office:value-type="float" office:value="-133" calcext:value-type="float">
            <text:p>-133</text:p>
          </table:table-cell>
        </table:table-row>
        <table:table-row table:style-name="ro1">
          <table:table-cell office:value-type="string" calcext:value-type="string">
            <text:p>2018-01-01T22:28:58.0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17115" calcext:value-type="float">
            <text:p>917115</text:p>
          </table:table-cell>
          <table:table-cell office:value-type="float" office:value="35339" calcext:value-type="float">
            <text:p>35339</text:p>
          </table:table-cell>
          <table:table-cell office:value-type="float" office:value="892126" calcext:value-type="float">
            <text:p>892126</text:p>
          </table:table-cell>
          <table:table-cell office:value-type="float" office:value="917115" calcext:value-type="float">
            <text:p>917115</text:p>
          </table:table-cell>
          <table:table-cell office:value-type="float" office:value="942103" calcext:value-type="float">
            <text:p>9421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1-01T22:29:01.3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76888" calcext:value-type="float">
            <text:p>876888</text:p>
          </table:table-cell>
          <table:table-cell office:value-type="float" office:value="50" calcext:value-type="float">
            <text:p>50</text:p>
          </table:table-cell>
          <table:table-cell office:value-type="float" office:value="876852" calcext:value-type="float">
            <text:p>876852</text:p>
          </table:table-cell>
          <table:table-cell office:value-type="float" office:value="876888" calcext:value-type="float">
            <text:p>876888</text:p>
          </table:table-cell>
          <table:table-cell office:value-type="float" office:value="876923" calcext:value-type="float">
            <text:p>87692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8-01-01T22:29:04.6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66105" calcext:value-type="float">
            <text:p>866105</text:p>
          </table:table-cell>
          <table:table-cell office:value-type="float" office:value="11742" calcext:value-type="float">
            <text:p>11742</text:p>
          </table:table-cell>
          <table:table-cell office:value-type="float" office:value="857802" calcext:value-type="float">
            <text:p>857802</text:p>
          </table:table-cell>
          <table:table-cell office:value-type="float" office:value="866105" calcext:value-type="float">
            <text:p>866105</text:p>
          </table:table-cell>
          <table:table-cell office:value-type="float" office:value="874407" calcext:value-type="float">
            <text:p>8744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1-01T22:29:07.7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68948" calcext:value-type="float">
            <text:p>868948</text:p>
          </table:table-cell>
          <table:table-cell office:value-type="float" office:value="13447" calcext:value-type="float">
            <text:p>13447</text:p>
          </table:table-cell>
          <table:table-cell office:value-type="float" office:value="859439" calcext:value-type="float">
            <text:p>859439</text:p>
          </table:table-cell>
          <table:table-cell office:value-type="float" office:value="868948" calcext:value-type="float">
            <text:p>868948</text:p>
          </table:table-cell>
          <table:table-cell office:value-type="float" office:value="878456" calcext:value-type="float">
            <text:p>87845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2018-01-01T22:29:11.1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0120" calcext:value-type="float">
            <text:p>850120</text:p>
          </table:table-cell>
          <table:table-cell office:value-type="float" office:value="11348" calcext:value-type="float">
            <text:p>11348</text:p>
          </table:table-cell>
          <table:table-cell office:value-type="float" office:value="842095" calcext:value-type="float">
            <text:p>842095</text:p>
          </table:table-cell>
          <table:table-cell office:value-type="float" office:value="850120" calcext:value-type="float">
            <text:p>850120</text:p>
          </table:table-cell>
          <table:table-cell office:value-type="float" office:value="858144" calcext:value-type="float">
            <text:p>8581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1-01T22:29:14.4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24947" calcext:value-type="float">
            <text:p>924947</text:p>
          </table:table-cell>
          <table:table-cell office:value-type="float" office:value="344786" calcext:value-type="float">
            <text:p>344786</text:p>
          </table:table-cell>
          <table:table-cell office:value-type="float" office:value="714288" calcext:value-type="float">
            <text:p>714288</text:p>
          </table:table-cell>
          <table:table-cell office:value-type="float" office:value="737710" calcext:value-type="float">
            <text:p>737710</text:p>
          </table:table-cell>
          <table:table-cell office:value-type="float" office:value="1322842" calcext:value-type="float">
            <text:p>1322842</text:p>
          </table:table-cell>
          <table:table-cell office:value-type="float" office:value="-244" calcext:value-type="float">
            <text:p>-244</text:p>
          </table:table-cell>
        </table:table-row>
        <table:table-row table:style-name="ro1">
          <table:table-cell office:value-type="string" calcext:value-type="string">
            <text:p>2018-01-01T22:29:18.9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52963" calcext:value-type="float">
            <text:p>1152963</text:p>
          </table:table-cell>
          <table:table-cell office:value-type="float" office:value="295063" calcext:value-type="float">
            <text:p>295063</text:p>
          </table:table-cell>
          <table:table-cell office:value-type="float" office:value="965807" calcext:value-type="float">
            <text:p>965807</text:p>
          </table:table-cell>
          <table:table-cell office:value-type="float" office:value="999981" calcext:value-type="float">
            <text:p>999981</text:p>
          </table:table-cell>
          <table:table-cell office:value-type="float" office:value="1493101" calcext:value-type="float">
            <text:p>149310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8-01-01T22:29:22.2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48811" calcext:value-type="float">
            <text:p>1048811</text:p>
          </table:table-cell>
          <table:table-cell office:value-type="float" office:value="380265" calcext:value-type="float">
            <text:p>380265</text:p>
          </table:table-cell>
          <table:table-cell office:value-type="float" office:value="817117" calcext:value-type="float">
            <text:p>817117</text:p>
          </table:table-cell>
          <table:table-cell office:value-type="float" office:value="841642" calcext:value-type="float">
            <text:p>841642</text:p>
          </table:table-cell>
          <table:table-cell office:value-type="float" office:value="1487675" calcext:value-type="float">
            <text:p>1487675</text:p>
          </table:table-cell>
          <table:table-cell office:value-type="float" office:value="-264" calcext:value-type="float">
            <text:p>-264</text:p>
          </table:table-cell>
        </table:table-row>
        <table:table-row table:style-name="ro1">
          <table:table-cell office:value-type="string" calcext:value-type="string">
            <text:p>2018-01-01T22:29:25.3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37658" calcext:value-type="float">
            <text:p>1137658</text:p>
          </table:table-cell>
          <table:table-cell office:value-type="float" office:value="304174" calcext:value-type="float">
            <text:p>304174</text:p>
          </table:table-cell>
          <table:table-cell office:value-type="float" office:value="954852" calcext:value-type="float">
            <text:p>954852</text:p>
          </table:table-cell>
          <table:table-cell office:value-type="float" office:value="969334" calcext:value-type="float">
            <text:p>969334</text:p>
          </table:table-cell>
          <table:table-cell office:value-type="float" office:value="1488789" calcext:value-type="float">
            <text:p>1488789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office:value-type="string" calcext:value-type="string">
            <text:p>2018-01-01T22:29:28.54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9710" calcext:value-type="float">
            <text:p>989710</text:p>
          </table:table-cell>
          <table:table-cell office:value-type="float" office:value="399129" calcext:value-type="float">
            <text:p>399129</text:p>
          </table:table-cell>
          <table:table-cell office:value-type="float" office:value="753654" calcext:value-type="float">
            <text:p>753654</text:p>
          </table:table-cell>
          <table:table-cell office:value-type="float" office:value="764938" calcext:value-type="float">
            <text:p>764938</text:p>
          </table:table-cell>
          <table:table-cell office:value-type="float" office:value="1450539" calcext:value-type="float">
            <text:p>1450539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2018-01-01T22:29:32.0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59008" calcext:value-type="float">
            <text:p>959008</text:p>
          </table:table-cell>
          <table:table-cell office:value-type="float" office:value="31779" calcext:value-type="float">
            <text:p>31779</text:p>
          </table:table-cell>
          <table:table-cell office:value-type="float" office:value="926804" calcext:value-type="float">
            <text:p>926804</text:p>
          </table:table-cell>
          <table:table-cell office:value-type="float" office:value="953917" calcext:value-type="float">
            <text:p>953917</text:p>
          </table:table-cell>
          <table:table-cell office:value-type="float" office:value="1001396" calcext:value-type="float">
            <text:p>1001396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2018-01-01T22:29:35.3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14058" calcext:value-type="float">
            <text:p>914058</text:p>
          </table:table-cell>
          <table:table-cell office:value-type="float" office:value="55332" calcext:value-type="float">
            <text:p>55332</text:p>
          </table:table-cell>
          <table:table-cell office:value-type="float" office:value="855107" calcext:value-type="float">
            <text:p>855107</text:p>
          </table:table-cell>
          <table:table-cell office:value-type="float" office:value="918629" calcext:value-type="float">
            <text:p>918629</text:p>
          </table:table-cell>
          <table:table-cell office:value-type="float" office:value="963867" calcext:value-type="float">
            <text:p>96386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8-01-01T22:29:38.5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72933" calcext:value-type="float">
            <text:p>872933</text:p>
          </table:table-cell>
          <table:table-cell office:value-type="float" office:value="14679" calcext:value-type="float">
            <text:p>14679</text:p>
          </table:table-cell>
          <table:table-cell office:value-type="float" office:value="855915" calcext:value-type="float">
            <text:p>855915</text:p>
          </table:table-cell>
          <table:table-cell office:value-type="float" office:value="872852" calcext:value-type="float">
            <text:p>872852</text:p>
          </table:table-cell>
          <table:table-cell office:value-type="float" office:value="890113" calcext:value-type="float">
            <text:p>890113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2018-01-01T22:29:41.8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8563" calcext:value-type="float">
            <text:p>808563</text:p>
          </table:table-cell>
          <table:table-cell office:value-type="float" office:value="31190" calcext:value-type="float">
            <text:p>31190</text:p>
          </table:table-cell>
          <table:table-cell office:value-type="float" office:value="776833" calcext:value-type="float">
            <text:p>776833</text:p>
          </table:table-cell>
          <table:table-cell office:value-type="float" office:value="802932" calcext:value-type="float">
            <text:p>802932</text:p>
          </table:table-cell>
          <table:table-cell office:value-type="float" office:value="851554" calcext:value-type="float">
            <text:p>85155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1-01T22:29:45.1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60042" calcext:value-type="float">
            <text:p>960042</text:p>
          </table:table-cell>
          <table:table-cell office:value-type="float" office:value="59729" calcext:value-type="float">
            <text:p>59729</text:p>
          </table:table-cell>
          <table:table-cell office:value-type="float" office:value="874338" calcext:value-type="float">
            <text:p>874338</text:p>
          </table:table-cell>
          <table:table-cell office:value-type="float" office:value="980381" calcext:value-type="float">
            <text:p>980381</text:p>
          </table:table-cell>
          <table:table-cell office:value-type="float" office:value="1005067" calcext:value-type="float">
            <text:p>100506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8-01-01T22:29:48.3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81551" calcext:value-type="float">
            <text:p>881551</text:p>
          </table:table-cell>
          <table:table-cell office:value-type="float" office:value="149881" calcext:value-type="float">
            <text:p>149881</text:p>
          </table:table-cell>
          <table:table-cell office:value-type="float" office:value="750776" calcext:value-type="float">
            <text:p>750776</text:p>
          </table:table-cell>
          <table:table-cell office:value-type="float" office:value="845621" calcext:value-type="float">
            <text:p>845621</text:p>
          </table:table-cell>
          <table:table-cell office:value-type="float" office:value="1139813" calcext:value-type="float">
            <text:p>1139813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string" calcext:value-type="string">
            <text:p>2018-01-01T22:29:51.5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42029" calcext:value-type="float">
            <text:p>942029</text:p>
          </table:table-cell>
          <table:table-cell office:value-type="float" office:value="82440" calcext:value-type="float">
            <text:p>82440</text:p>
          </table:table-cell>
          <table:table-cell office:value-type="float" office:value="814183" calcext:value-type="float">
            <text:p>814183</text:p>
          </table:table-cell>
          <table:table-cell office:value-type="float" office:value="941989" calcext:value-type="float">
            <text:p>941989</text:p>
          </table:table-cell>
          <table:table-cell office:value-type="float" office:value="1017496" calcext:value-type="float">
            <text:p>1017496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2018-01-01T22:29:55.0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6622" calcext:value-type="float">
            <text:p>906622</text:p>
          </table:table-cell>
          <table:table-cell office:value-type="float" office:value="103922" calcext:value-type="float">
            <text:p>103922</text:p>
          </table:table-cell>
          <table:table-cell office:value-type="float" office:value="824559" calcext:value-type="float">
            <text:p>824559</text:p>
          </table:table-cell>
          <table:table-cell office:value-type="float" office:value="856444" calcext:value-type="float">
            <text:p>856444</text:p>
          </table:table-cell>
          <table:table-cell office:value-type="float" office:value="1082168" calcext:value-type="float">
            <text:p>1082168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string" calcext:value-type="string">
            <text:p>2018-01-01T22:29:58.26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14100" calcext:value-type="float">
            <text:p>914100</text:p>
          </table:table-cell>
          <table:table-cell office:value-type="float" office:value="98412" calcext:value-type="float">
            <text:p>98412</text:p>
          </table:table-cell>
          <table:table-cell office:value-type="float" office:value="818782" calcext:value-type="float">
            <text:p>818782</text:p>
          </table:table-cell>
          <table:table-cell office:value-type="float" office:value="867155" calcext:value-type="float">
            <text:p>867155</text:p>
          </table:table-cell>
          <table:table-cell office:value-type="float" office:value="1062594" calcext:value-type="float">
            <text:p>1062594</text:p>
          </table:table-cell>
          <table:table-cell office:value-type="float" office:value="-219" calcext:value-type="float">
            <text:p>-219</text:p>
          </table:table-cell>
        </table:table-row>
        <table:table-row table:style-name="ro1">
          <table:table-cell office:value-type="string" calcext:value-type="string">
            <text:p>2018-01-01T22:30:01.4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37504" calcext:value-type="float">
            <text:p>937504</text:p>
          </table:table-cell>
          <table:table-cell office:value-type="float" office:value="102349" calcext:value-type="float">
            <text:p>102349</text:p>
          </table:table-cell>
          <table:table-cell office:value-type="float" office:value="777915" calcext:value-type="float">
            <text:p>777915</text:p>
          </table:table-cell>
          <table:table-cell office:value-type="float" office:value="945495" calcext:value-type="float">
            <text:p>945495</text:p>
          </table:table-cell>
          <table:table-cell office:value-type="float" office:value="1058243" calcext:value-type="float">
            <text:p>1058243</text:p>
          </table:table-cell>
          <table:table-cell office:value-type="float" office:value="-210" calcext:value-type="float">
            <text:p>-210</text:p>
          </table:table-cell>
        </table:table-row>
        <table:table-row table:style-name="ro1">
          <table:table-cell office:value-type="string" calcext:value-type="string">
            <text:p>2018-01-01T22:30:04.8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29947" calcext:value-type="float">
            <text:p>829947</text:p>
          </table:table-cell>
          <table:table-cell office:value-type="float" office:value="85136" calcext:value-type="float">
            <text:p>85136</text:p>
          </table:table-cell>
          <table:table-cell office:value-type="float" office:value="744313" calcext:value-type="float">
            <text:p>744313</text:p>
          </table:table-cell>
          <table:table-cell office:value-type="float" office:value="813513" calcext:value-type="float">
            <text:p>813513</text:p>
          </table:table-cell>
          <table:table-cell office:value-type="float" office:value="936119" calcext:value-type="float">
            <text:p>9361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1-01T22:30:08.2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39905" calcext:value-type="float">
            <text:p>839905</text:p>
          </table:table-cell>
          <table:table-cell office:value-type="float" office:value="64912" calcext:value-type="float">
            <text:p>64912</text:p>
          </table:table-cell>
          <table:table-cell office:value-type="float" office:value="750322" calcext:value-type="float">
            <text:p>750322</text:p>
          </table:table-cell>
          <table:table-cell office:value-type="float" office:value="825145" calcext:value-type="float">
            <text:p>825145</text:p>
          </table:table-cell>
          <table:table-cell office:value-type="float" office:value="937749" calcext:value-type="float">
            <text:p>937749</text:p>
          </table:table-cell>
          <table:table-cell office:value-type="float" office:value="-140" calcext:value-type="float">
            <text:p>-140</text:p>
          </table:table-cell>
        </table:table-row>
        <table:table-row table:style-name="ro1">
          <table:table-cell office:value-type="string" calcext:value-type="string">
            <text:p>2018-01-01T22:30:11.4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30469" calcext:value-type="float">
            <text:p>830469</text:p>
          </table:table-cell>
          <table:table-cell office:value-type="float" office:value="59145" calcext:value-type="float">
            <text:p>59145</text:p>
          </table:table-cell>
          <table:table-cell office:value-type="float" office:value="771197" calcext:value-type="float">
            <text:p>771197</text:p>
          </table:table-cell>
          <table:table-cell office:value-type="float" office:value="817400" calcext:value-type="float">
            <text:p>817400</text:p>
          </table:table-cell>
          <table:table-cell office:value-type="float" office:value="909114" calcext:value-type="float">
            <text:p>9091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1T22:30:14.57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02788" calcext:value-type="float">
            <text:p>902788</text:p>
          </table:table-cell>
          <table:table-cell office:value-type="float" office:value="79044" calcext:value-type="float">
            <text:p>79044</text:p>
          </table:table-cell>
          <table:table-cell office:value-type="float" office:value="807635" calcext:value-type="float">
            <text:p>807635</text:p>
          </table:table-cell>
          <table:table-cell office:value-type="float" office:value="908036" calcext:value-type="float">
            <text:p>908036</text:p>
          </table:table-cell>
          <table:table-cell office:value-type="float" office:value="1023578" calcext:value-type="float">
            <text:p>1023578</text:p>
          </table:table-cell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string" calcext:value-type="string">
            <text:p>2018-01-01T22:30:17.9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719" calcext:value-type="float">
            <text:p>819719</text:p>
          </table:table-cell>
          <table:table-cell office:value-type="float" office:value="45580" calcext:value-type="float">
            <text:p>45580</text:p>
          </table:table-cell>
          <table:table-cell office:value-type="float" office:value="759655" calcext:value-type="float">
            <text:p>759655</text:p>
          </table:table-cell>
          <table:table-cell office:value-type="float" office:value="819422" calcext:value-type="float">
            <text:p>819422</text:p>
          </table:table-cell>
          <table:table-cell office:value-type="float" office:value="891127" calcext:value-type="float">
            <text:p>891127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2018-01-01T22:30:21.2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5852" calcext:value-type="float">
            <text:p>855852</text:p>
          </table:table-cell>
          <table:table-cell office:value-type="float" office:value="115614" calcext:value-type="float">
            <text:p>115614</text:p>
          </table:table-cell>
          <table:table-cell office:value-type="float" office:value="697468" calcext:value-type="float">
            <text:p>697468</text:p>
          </table:table-cell>
          <table:table-cell office:value-type="float" office:value="850896" calcext:value-type="float">
            <text:p>850896</text:p>
          </table:table-cell>
          <table:table-cell office:value-type="float" office:value="1004331" calcext:value-type="float">
            <text:p>100433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-01-01T22:30:24.37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79485" calcext:value-type="float">
            <text:p>879485</text:p>
          </table:table-cell>
          <table:table-cell office:value-type="float" office:value="187219" calcext:value-type="float">
            <text:p>187219</text:p>
          </table:table-cell>
          <table:table-cell office:value-type="float" office:value="709587" calcext:value-type="float">
            <text:p>709587</text:p>
          </table:table-cell>
          <table:table-cell office:value-type="float" office:value="788058" calcext:value-type="float">
            <text:p>788058</text:p>
          </table:table-cell>
          <table:table-cell office:value-type="float" office:value="1215256" calcext:value-type="float">
            <text:p>1215256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string" calcext:value-type="string">
            <text:p>2018-01-01T22:30:28.5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72863" calcext:value-type="float">
            <text:p>872863</text:p>
          </table:table-cell>
          <table:table-cell office:value-type="float" office:value="47306" calcext:value-type="float">
            <text:p>47306</text:p>
          </table:table-cell>
          <table:table-cell office:value-type="float" office:value="799927" calcext:value-type="float">
            <text:p>799927</text:p>
          </table:table-cell>
          <table:table-cell office:value-type="float" office:value="878147" calcext:value-type="float">
            <text:p>878147</text:p>
          </table:table-cell>
          <table:table-cell office:value-type="float" office:value="947006" calcext:value-type="float">
            <text:p>9470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1-01T22:30:33.4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2568" calcext:value-type="float">
            <text:p>852568</text:p>
          </table:table-cell>
          <table:table-cell office:value-type="float" office:value="94060" calcext:value-type="float">
            <text:p>94060</text:p>
          </table:table-cell>
          <table:table-cell office:value-type="float" office:value="746263" calcext:value-type="float">
            <text:p>746263</text:p>
          </table:table-cell>
          <table:table-cell office:value-type="float" office:value="856094" calcext:value-type="float">
            <text:p>856094</text:p>
          </table:table-cell>
          <table:table-cell office:value-type="float" office:value="973741" calcext:value-type="float">
            <text:p>973741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2018-01-01T22:30:36.7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74230" calcext:value-type="float">
            <text:p>874230</text:p>
          </table:table-cell>
          <table:table-cell office:value-type="float" office:value="51019" calcext:value-type="float">
            <text:p>51019</text:p>
          </table:table-cell>
          <table:table-cell office:value-type="float" office:value="813522" calcext:value-type="float">
            <text:p>813522</text:p>
          </table:table-cell>
          <table:table-cell office:value-type="float" office:value="892483" calcext:value-type="float">
            <text:p>892483</text:p>
          </table:table-cell>
          <table:table-cell office:value-type="float" office:value="944921" calcext:value-type="float">
            <text:p>944921</text:p>
          </table:table-cell>
          <table:table-cell office:value-type="float" office:value="-167" calcext:value-type="float">
            <text:p>-167</text:p>
          </table:table-cell>
        </table:table-row>
        <table:table-row table:style-name="ro1">
          <table:table-cell office:value-type="string" calcext:value-type="string">
            <text:p>2018-01-01T22:30:39.9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90244" calcext:value-type="float">
            <text:p>890244</text:p>
          </table:table-cell>
          <table:table-cell office:value-type="float" office:value="116875" calcext:value-type="float">
            <text:p>116875</text:p>
          </table:table-cell>
          <table:table-cell office:value-type="float" office:value="778242" calcext:value-type="float">
            <text:p>778242</text:p>
          </table:table-cell>
          <table:table-cell office:value-type="float" office:value="854234" calcext:value-type="float">
            <text:p>854234</text:p>
          </table:table-cell>
          <table:table-cell office:value-type="float" office:value="1105293" calcext:value-type="float">
            <text:p>110529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1-01T22:30:43.3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69583" calcext:value-type="float">
            <text:p>869583</text:p>
          </table:table-cell>
          <table:table-cell office:value-type="float" office:value="98711" calcext:value-type="float">
            <text:p>98711</text:p>
          </table:table-cell>
          <table:table-cell office:value-type="float" office:value="773700" calcext:value-type="float">
            <text:p>773700</text:p>
          </table:table-cell>
          <table:table-cell office:value-type="float" office:value="841488" calcext:value-type="float">
            <text:p>841488</text:p>
          </table:table-cell>
          <table:table-cell office:value-type="float" office:value="1032824" calcext:value-type="float">
            <text:p>103282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-01-01T22:30:47.01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03365" calcext:value-type="float">
            <text:p>903365</text:p>
          </table:table-cell>
          <table:table-cell office:value-type="float" office:value="153964" calcext:value-type="float">
            <text:p>153964</text:p>
          </table:table-cell>
          <table:table-cell office:value-type="float" office:value="722979" calcext:value-type="float">
            <text:p>722979</text:p>
          </table:table-cell>
          <table:table-cell office:value-type="float" office:value="898810" calcext:value-type="float">
            <text:p>898810</text:p>
          </table:table-cell>
          <table:table-cell office:value-type="float" office:value="1227592" calcext:value-type="float">
            <text:p>12275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-01-01T22:30:50.2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89465" calcext:value-type="float">
            <text:p>889465</text:p>
          </table:table-cell>
          <table:table-cell office:value-type="float" office:value="146323" calcext:value-type="float">
            <text:p>146323</text:p>
          </table:table-cell>
          <table:table-cell office:value-type="float" office:value="767824" calcext:value-type="float">
            <text:p>767824</text:p>
          </table:table-cell>
          <table:table-cell office:value-type="float" office:value="845364" calcext:value-type="float">
            <text:p>845364</text:p>
          </table:table-cell>
          <table:table-cell office:value-type="float" office:value="1214291" calcext:value-type="float">
            <text:p>121429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1-01T22:30:53.5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60389" calcext:value-type="float">
            <text:p>860389</text:p>
          </table:table-cell>
          <table:table-cell office:value-type="float" office:value="103797" calcext:value-type="float">
            <text:p>103797</text:p>
          </table:table-cell>
          <table:table-cell office:value-type="float" office:value="699183" calcext:value-type="float">
            <text:p>699183</text:p>
          </table:table-cell>
          <table:table-cell office:value-type="float" office:value="886664" calcext:value-type="float">
            <text:p>886664</text:p>
          </table:table-cell>
          <table:table-cell office:value-type="float" office:value="1019939" calcext:value-type="float">
            <text:p>1019939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string" calcext:value-type="string">
            <text:p>2018-01-01T22:30:56.8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39667" calcext:value-type="float">
            <text:p>839667</text:p>
          </table:table-cell>
          <table:table-cell office:value-type="float" office:value="64474" calcext:value-type="float">
            <text:p>64474</text:p>
          </table:table-cell>
          <table:table-cell office:value-type="float" office:value="766328" calcext:value-type="float">
            <text:p>766328</text:p>
          </table:table-cell>
          <table:table-cell office:value-type="float" office:value="803023" calcext:value-type="float">
            <text:p>803023</text:p>
          </table:table-cell>
          <table:table-cell office:value-type="float" office:value="948244" calcext:value-type="float">
            <text:p>948244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2018-01-01T22:31:00.1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18301" calcext:value-type="float">
            <text:p>818301</text:p>
          </table:table-cell>
          <table:table-cell office:value-type="float" office:value="48653" calcext:value-type="float">
            <text:p>48653</text:p>
          </table:table-cell>
          <table:table-cell office:value-type="float" office:value="721330" calcext:value-type="float">
            <text:p>721330</text:p>
          </table:table-cell>
          <table:table-cell office:value-type="float" office:value="826195" calcext:value-type="float">
            <text:p>826195</text:p>
          </table:table-cell>
          <table:table-cell office:value-type="float" office:value="875307" calcext:value-type="float">
            <text:p>875307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2018-01-01T22:31:03.6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58209" calcext:value-type="float">
            <text:p>858209</text:p>
          </table:table-cell>
          <table:table-cell office:value-type="float" office:value="76943" calcext:value-type="float">
            <text:p>76943</text:p>
          </table:table-cell>
          <table:table-cell office:value-type="float" office:value="778203" calcext:value-type="float">
            <text:p>778203</text:p>
          </table:table-cell>
          <table:table-cell office:value-type="float" office:value="841533" calcext:value-type="float">
            <text:p>841533</text:p>
          </table:table-cell>
          <table:table-cell office:value-type="float" office:value="1029884" calcext:value-type="float">
            <text:p>102988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-01-01T22:31:07.08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36967" calcext:value-type="float">
            <text:p>836967</text:p>
          </table:table-cell>
          <table:table-cell office:value-type="float" office:value="71333" calcext:value-type="float">
            <text:p>71333</text:p>
          </table:table-cell>
          <table:table-cell office:value-type="float" office:value="743214" calcext:value-type="float">
            <text:p>743214</text:p>
          </table:table-cell>
          <table:table-cell office:value-type="float" office:value="838569" calcext:value-type="float">
            <text:p>838569</text:p>
          </table:table-cell>
          <table:table-cell office:value-type="float" office:value="962422" calcext:value-type="float">
            <text:p>96242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1-01T22:31:10.4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0765" calcext:value-type="float">
            <text:p>840765</text:p>
          </table:table-cell>
          <table:table-cell office:value-type="float" office:value="82935" calcext:value-type="float">
            <text:p>82935</text:p>
          </table:table-cell>
          <table:table-cell office:value-type="float" office:value="734057" calcext:value-type="float">
            <text:p>734057</text:p>
          </table:table-cell>
          <table:table-cell office:value-type="float" office:value="807210" calcext:value-type="float">
            <text:p>807210</text:p>
          </table:table-cell>
          <table:table-cell office:value-type="float" office:value="956441" calcext:value-type="float">
            <text:p>95644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2018-01-01T22:31:13.6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64326" calcext:value-type="float">
            <text:p>864326</text:p>
          </table:table-cell>
          <table:table-cell office:value-type="float" office:value="66224" calcext:value-type="float">
            <text:p>66224</text:p>
          </table:table-cell>
          <table:table-cell office:value-type="float" office:value="798899" calcext:value-type="float">
            <text:p>798899</text:p>
          </table:table-cell>
          <table:table-cell office:value-type="float" office:value="851526" calcext:value-type="float">
            <text:p>851526</text:p>
          </table:table-cell>
          <table:table-cell office:value-type="float" office:value="994540" calcext:value-type="float">
            <text:p>994540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string" calcext:value-type="string">
            <text:p>2018-01-01T22:31:17.32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87286" calcext:value-type="float">
            <text:p>887286</text:p>
          </table:table-cell>
          <table:table-cell office:value-type="float" office:value="112027" calcext:value-type="float">
            <text:p>112027</text:p>
          </table:table-cell>
          <table:table-cell office:value-type="float" office:value="686910" calcext:value-type="float">
            <text:p>686910</text:p>
          </table:table-cell>
          <table:table-cell office:value-type="float" office:value="872887" calcext:value-type="float">
            <text:p>872887</text:p>
          </table:table-cell>
          <table:table-cell office:value-type="float" office:value="1059989" calcext:value-type="float">
            <text:p>105998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8-01-01T22:31:22.64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8193" calcext:value-type="float">
            <text:p>858193</text:p>
          </table:table-cell>
          <table:table-cell office:value-type="float" office:value="93339" calcext:value-type="float">
            <text:p>93339</text:p>
          </table:table-cell>
          <table:table-cell office:value-type="float" office:value="724024" calcext:value-type="float">
            <text:p>724024</text:p>
          </table:table-cell>
          <table:table-cell office:value-type="float" office:value="839849" calcext:value-type="float">
            <text:p>839849</text:p>
          </table:table-cell>
          <table:table-cell office:value-type="float" office:value="1028866" calcext:value-type="float">
            <text:p>1028866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string" calcext:value-type="string">
            <text:p>2018-01-01T22:31:26.8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3760" calcext:value-type="float">
            <text:p>853760</text:p>
          </table:table-cell>
          <table:table-cell office:value-type="float" office:value="70890" calcext:value-type="float">
            <text:p>70890</text:p>
          </table:table-cell>
          <table:table-cell office:value-type="float" office:value="720809" calcext:value-type="float">
            <text:p>720809</text:p>
          </table:table-cell>
          <table:table-cell office:value-type="float" office:value="848949" calcext:value-type="float">
            <text:p>848949</text:p>
          </table:table-cell>
          <table:table-cell office:value-type="float" office:value="959732" calcext:value-type="float">
            <text:p>959732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2018-01-01T22:31:30.03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1970" calcext:value-type="float">
            <text:p>851970</text:p>
          </table:table-cell>
          <table:table-cell office:value-type="float" office:value="78471" calcext:value-type="float">
            <text:p>78471</text:p>
          </table:table-cell>
          <table:table-cell office:value-type="float" office:value="766183" calcext:value-type="float">
            <text:p>766183</text:p>
          </table:table-cell>
          <table:table-cell office:value-type="float" office:value="827958" calcext:value-type="float">
            <text:p>827958</text:p>
          </table:table-cell>
          <table:table-cell office:value-type="float" office:value="971705" calcext:value-type="float">
            <text:p>9717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1T22:31:34.3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3269" calcext:value-type="float">
            <text:p>823269</text:p>
          </table:table-cell>
          <table:table-cell office:value-type="float" office:value="42764" calcext:value-type="float">
            <text:p>42764</text:p>
          </table:table-cell>
          <table:table-cell office:value-type="float" office:value="753081" calcext:value-type="float">
            <text:p>753081</text:p>
          </table:table-cell>
          <table:table-cell office:value-type="float" office:value="816309" calcext:value-type="float">
            <text:p>816309</text:p>
          </table:table-cell>
          <table:table-cell office:value-type="float" office:value="881056" calcext:value-type="float">
            <text:p>88105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2018-01-01T22:31:37.6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02936" calcext:value-type="float">
            <text:p>802936</text:p>
          </table:table-cell>
          <table:table-cell office:value-type="float" office:value="74197" calcext:value-type="float">
            <text:p>74197</text:p>
          </table:table-cell>
          <table:table-cell office:value-type="float" office:value="682623" calcext:value-type="float">
            <text:p>682623</text:p>
          </table:table-cell>
          <table:table-cell office:value-type="float" office:value="814458" calcext:value-type="float">
            <text:p>814458</text:p>
          </table:table-cell>
          <table:table-cell office:value-type="float" office:value="930306" calcext:value-type="float">
            <text:p>93030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2018-01-01T22:31:41.0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5812" calcext:value-type="float">
            <text:p>825812</text:p>
          </table:table-cell>
          <table:table-cell office:value-type="float" office:value="67483" calcext:value-type="float">
            <text:p>67483</text:p>
          </table:table-cell>
          <table:table-cell office:value-type="float" office:value="729174" calcext:value-type="float">
            <text:p>729174</text:p>
          </table:table-cell>
          <table:table-cell office:value-type="float" office:value="825061" calcext:value-type="float">
            <text:p>825061</text:p>
          </table:table-cell>
          <table:table-cell office:value-type="float" office:value="938491" calcext:value-type="float">
            <text:p>93849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2018-01-01T22:31:44.63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16791" calcext:value-type="float">
            <text:p>816791</text:p>
          </table:table-cell>
          <table:table-cell office:value-type="float" office:value="52805" calcext:value-type="float">
            <text:p>52805</text:p>
          </table:table-cell>
          <table:table-cell office:value-type="float" office:value="754160" calcext:value-type="float">
            <text:p>754160</text:p>
          </table:table-cell>
          <table:table-cell office:value-type="float" office:value="801350" calcext:value-type="float">
            <text:p>801350</text:p>
          </table:table-cell>
          <table:table-cell office:value-type="float" office:value="899803" calcext:value-type="float">
            <text:p>899803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2018-01-01T22:31:48.0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63480" calcext:value-type="float">
            <text:p>863480</text:p>
          </table:table-cell>
          <table:table-cell office:value-type="float" office:value="103821" calcext:value-type="float">
            <text:p>103821</text:p>
          </table:table-cell>
          <table:table-cell office:value-type="float" office:value="720478" calcext:value-type="float">
            <text:p>720478</text:p>
          </table:table-cell>
          <table:table-cell office:value-type="float" office:value="861542" calcext:value-type="float">
            <text:p>861542</text:p>
          </table:table-cell>
          <table:table-cell office:value-type="float" office:value="1072776" calcext:value-type="float">
            <text:p>107277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-01-01T22:31:52.5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37572" calcext:value-type="float">
            <text:p>837572</text:p>
          </table:table-cell>
          <table:table-cell office:value-type="float" office:value="73146" calcext:value-type="float">
            <text:p>73146</text:p>
          </table:table-cell>
          <table:table-cell office:value-type="float" office:value="753403" calcext:value-type="float">
            <text:p>753403</text:p>
          </table:table-cell>
          <table:table-cell office:value-type="float" office:value="831753" calcext:value-type="float">
            <text:p>831753</text:p>
          </table:table-cell>
          <table:table-cell office:value-type="float" office:value="1015961" calcext:value-type="float">
            <text:p>101596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8-01-01T22:31:56.92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06865" calcext:value-type="float">
            <text:p>806865</text:p>
          </table:table-cell>
          <table:table-cell office:value-type="float" office:value="65916" calcext:value-type="float">
            <text:p>65916</text:p>
          </table:table-cell>
          <table:table-cell office:value-type="float" office:value="706368" calcext:value-type="float">
            <text:p>706368</text:p>
          </table:table-cell>
          <table:table-cell office:value-type="float" office:value="798095" calcext:value-type="float">
            <text:p>798095</text:p>
          </table:table-cell>
          <table:table-cell office:value-type="float" office:value="921100" calcext:value-type="float">
            <text:p>921100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string" calcext:value-type="string">
            <text:p>2018-01-01T22:32:00.3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54609" calcext:value-type="float">
            <text:p>854609</text:p>
          </table:table-cell>
          <table:table-cell office:value-type="float" office:value="87112" calcext:value-type="float">
            <text:p>87112</text:p>
          </table:table-cell>
          <table:table-cell office:value-type="float" office:value="734891" calcext:value-type="float">
            <text:p>734891</text:p>
          </table:table-cell>
          <table:table-cell office:value-type="float" office:value="843852" calcext:value-type="float">
            <text:p>843852</text:p>
          </table:table-cell>
          <table:table-cell office:value-type="float" office:value="1026447" calcext:value-type="float">
            <text:p>1026447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string" calcext:value-type="string">
            <text:p>2018-01-01T22:32:04.8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28113" calcext:value-type="float">
            <text:p>828113</text:p>
          </table:table-cell>
          <table:table-cell office:value-type="float" office:value="99138" calcext:value-type="float">
            <text:p>99138</text:p>
          </table:table-cell>
          <table:table-cell office:value-type="float" office:value="763132" calcext:value-type="float">
            <text:p>763132</text:p>
          </table:table-cell>
          <table:table-cell office:value-type="float" office:value="800797" calcext:value-type="float">
            <text:p>800797</text:p>
          </table:table-cell>
          <table:table-cell office:value-type="float" office:value="1118515" calcext:value-type="float">
            <text:p>1118515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 office:value-type="string" calcext:value-type="string">
            <text:p>2018-01-01T22:32:09.0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27117" calcext:value-type="float">
            <text:p>827117</text:p>
          </table:table-cell>
          <table:table-cell office:value-type="float" office:value="61063" calcext:value-type="float">
            <text:p>61063</text:p>
          </table:table-cell>
          <table:table-cell office:value-type="float" office:value="712227" calcext:value-type="float">
            <text:p>712227</text:p>
          </table:table-cell>
          <table:table-cell office:value-type="float" office:value="820781" calcext:value-type="float">
            <text:p>820781</text:p>
          </table:table-cell>
          <table:table-cell office:value-type="float" office:value="927271" calcext:value-type="float">
            <text:p>927271</text:p>
          </table:table-cell>
          <table:table-cell office:value-type="float" office:value="-168" calcext:value-type="float">
            <text:p>-168</text:p>
          </table:table-cell>
        </table:table-row>
        <table:table-row table:style-name="ro1">
          <table:table-cell office:value-type="string" calcext:value-type="string">
            <text:p>2018-01-01T22:32:13.3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95906" calcext:value-type="float">
            <text:p>795906</text:p>
          </table:table-cell>
          <table:table-cell office:value-type="float" office:value="62262" calcext:value-type="float">
            <text:p>62262</text:p>
          </table:table-cell>
          <table:table-cell office:value-type="float" office:value="715234" calcext:value-type="float">
            <text:p>715234</text:p>
          </table:table-cell>
          <table:table-cell office:value-type="float" office:value="805988" calcext:value-type="float">
            <text:p>805988</text:p>
          </table:table-cell>
          <table:table-cell office:value-type="float" office:value="924815" calcext:value-type="float">
            <text:p>924815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string" calcext:value-type="string">
            <text:p>2018-01-01T22:32:16.7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26750" calcext:value-type="float">
            <text:p>826750</text:p>
          </table:table-cell>
          <table:table-cell office:value-type="float" office:value="101238" calcext:value-type="float">
            <text:p>101238</text:p>
          </table:table-cell>
          <table:table-cell office:value-type="float" office:value="715511" calcext:value-type="float">
            <text:p>715511</text:p>
          </table:table-cell>
          <table:table-cell office:value-type="float" office:value="788775" calcext:value-type="float">
            <text:p>788775</text:p>
          </table:table-cell>
          <table:table-cell office:value-type="float" office:value="1013901" calcext:value-type="float">
            <text:p>10139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2018-01-01T22:32:22.0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05165" calcext:value-type="float">
            <text:p>805165</text:p>
          </table:table-cell>
          <table:table-cell office:value-type="float" office:value="52289" calcext:value-type="float">
            <text:p>52289</text:p>
          </table:table-cell>
          <table:table-cell office:value-type="float" office:value="735901" calcext:value-type="float">
            <text:p>735901</text:p>
          </table:table-cell>
          <table:table-cell office:value-type="float" office:value="795436" calcext:value-type="float">
            <text:p>795436</text:p>
          </table:table-cell>
          <table:table-cell office:value-type="float" office:value="906999" calcext:value-type="float">
            <text:p>9069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1-01T22:32:25.3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20502" calcext:value-type="float">
            <text:p>820502</text:p>
          </table:table-cell>
          <table:table-cell office:value-type="float" office:value="81661" calcext:value-type="float">
            <text:p>81661</text:p>
          </table:table-cell>
          <table:table-cell office:value-type="float" office:value="698934" calcext:value-type="float">
            <text:p>698934</text:p>
          </table:table-cell>
          <table:table-cell office:value-type="float" office:value="788840" calcext:value-type="float">
            <text:p>788840</text:p>
          </table:table-cell>
          <table:table-cell office:value-type="float" office:value="974872" calcext:value-type="float">
            <text:p>974872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18-01-01T22:32:29.82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13358" calcext:value-type="float">
            <text:p>813358</text:p>
          </table:table-cell>
          <table:table-cell office:value-type="float" office:value="51456" calcext:value-type="float">
            <text:p>51456</text:p>
          </table:table-cell>
          <table:table-cell office:value-type="float" office:value="749762" calcext:value-type="float">
            <text:p>749762</text:p>
          </table:table-cell>
          <table:table-cell office:value-type="float" office:value="792377" calcext:value-type="float">
            <text:p>792377</text:p>
          </table:table-cell>
          <table:table-cell office:value-type="float" office:value="898436" calcext:value-type="float">
            <text:p>898436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2018-01-01T22:32:34.3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78049" calcext:value-type="float">
            <text:p>778049</text:p>
          </table:table-cell>
          <table:table-cell office:value-type="float" office:value="51353" calcext:value-type="float">
            <text:p>51353</text:p>
          </table:table-cell>
          <table:table-cell office:value-type="float" office:value="695852" calcext:value-type="float">
            <text:p>695852</text:p>
          </table:table-cell>
          <table:table-cell office:value-type="float" office:value="774983" calcext:value-type="float">
            <text:p>774983</text:p>
          </table:table-cell>
          <table:table-cell office:value-type="float" office:value="876909" calcext:value-type="float">
            <text:p>8769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01-01T22:32:37.52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3964" calcext:value-type="float">
            <text:p>803964</text:p>
          </table:table-cell>
          <table:table-cell office:value-type="float" office:value="45963" calcext:value-type="float">
            <text:p>45963</text:p>
          </table:table-cell>
          <table:table-cell office:value-type="float" office:value="745927" calcext:value-type="float">
            <text:p>745927</text:p>
          </table:table-cell>
          <table:table-cell office:value-type="float" office:value="796941" calcext:value-type="float">
            <text:p>796941</text:p>
          </table:table-cell>
          <table:table-cell office:value-type="float" office:value="919377" calcext:value-type="float">
            <text:p>91937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18-01-01T22:32:41.72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8979" calcext:value-type="float">
            <text:p>798979</text:p>
          </table:table-cell>
          <table:table-cell office:value-type="float" office:value="61309" calcext:value-type="float">
            <text:p>61309</text:p>
          </table:table-cell>
          <table:table-cell office:value-type="float" office:value="719244" calcext:value-type="float">
            <text:p>719244</text:p>
          </table:table-cell>
          <table:table-cell office:value-type="float" office:value="782250" calcext:value-type="float">
            <text:p>782250</text:p>
          </table:table-cell>
          <table:table-cell office:value-type="float" office:value="944640" calcext:value-type="float">
            <text:p>944640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2018-01-01T22:32:45.0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5792" calcext:value-type="float">
            <text:p>795792</text:p>
          </table:table-cell>
          <table:table-cell office:value-type="float" office:value="60778" calcext:value-type="float">
            <text:p>60778</text:p>
          </table:table-cell>
          <table:table-cell office:value-type="float" office:value="730395" calcext:value-type="float">
            <text:p>730395</text:p>
          </table:table-cell>
          <table:table-cell office:value-type="float" office:value="777772" calcext:value-type="float">
            <text:p>777772</text:p>
          </table:table-cell>
          <table:table-cell office:value-type="float" office:value="956969" calcext:value-type="float">
            <text:p>956969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2018-01-01T22:32:48.3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2284" calcext:value-type="float">
            <text:p>802284</text:p>
          </table:table-cell>
          <table:table-cell office:value-type="float" office:value="81509" calcext:value-type="float">
            <text:p>81509</text:p>
          </table:table-cell>
          <table:table-cell office:value-type="float" office:value="703810" calcext:value-type="float">
            <text:p>703810</text:p>
          </table:table-cell>
          <table:table-cell office:value-type="float" office:value="778037" calcext:value-type="float">
            <text:p>778037</text:p>
          </table:table-cell>
          <table:table-cell office:value-type="float" office:value="1004253" calcext:value-type="float">
            <text:p>1004253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2018-01-01T22:32:51.9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22875" calcext:value-type="float">
            <text:p>822875</text:p>
          </table:table-cell>
          <table:table-cell office:value-type="float" office:value="71808" calcext:value-type="float">
            <text:p>71808</text:p>
          </table:table-cell>
          <table:table-cell office:value-type="float" office:value="719714" calcext:value-type="float">
            <text:p>719714</text:p>
          </table:table-cell>
          <table:table-cell office:value-type="float" office:value="820215" calcext:value-type="float">
            <text:p>820215</text:p>
          </table:table-cell>
          <table:table-cell office:value-type="float" office:value="954260" calcext:value-type="float">
            <text:p>9542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1T22:32:56.4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90362" calcext:value-type="float">
            <text:p>790362</text:p>
          </table:table-cell>
          <table:table-cell office:value-type="float" office:value="68996" calcext:value-type="float">
            <text:p>68996</text:p>
          </table:table-cell>
          <table:table-cell office:value-type="float" office:value="711845" calcext:value-type="float">
            <text:p>711845</text:p>
          </table:table-cell>
          <table:table-cell office:value-type="float" office:value="775312" calcext:value-type="float">
            <text:p>775312</text:p>
          </table:table-cell>
          <table:table-cell office:value-type="float" office:value="1010791" calcext:value-type="float">
            <text:p>1010791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string" calcext:value-type="string">
            <text:p>2018-01-01T22:33:00.94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93559" calcext:value-type="float">
            <text:p>793559</text:p>
          </table:table-cell>
          <table:table-cell office:value-type="float" office:value="65501" calcext:value-type="float">
            <text:p>65501</text:p>
          </table:table-cell>
          <table:table-cell office:value-type="float" office:value="712628" calcext:value-type="float">
            <text:p>712628</text:p>
          </table:table-cell>
          <table:table-cell office:value-type="float" office:value="784025" calcext:value-type="float">
            <text:p>784025</text:p>
          </table:table-cell>
          <table:table-cell office:value-type="float" office:value="928547" calcext:value-type="float">
            <text:p>92854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8-01-01T22:33:05.4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07677" calcext:value-type="float">
            <text:p>807677</text:p>
          </table:table-cell>
          <table:table-cell office:value-type="float" office:value="64042" calcext:value-type="float">
            <text:p>64042</text:p>
          </table:table-cell>
          <table:table-cell office:value-type="float" office:value="704387" calcext:value-type="float">
            <text:p>704387</text:p>
          </table:table-cell>
          <table:table-cell office:value-type="float" office:value="788048" calcext:value-type="float">
            <text:p>788048</text:p>
          </table:table-cell>
          <table:table-cell office:value-type="float" office:value="922589" calcext:value-type="float">
            <text:p>9225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-01-01T22:33:09.6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03499" calcext:value-type="float">
            <text:p>803499</text:p>
          </table:table-cell>
          <table:table-cell office:value-type="float" office:value="96038" calcext:value-type="float">
            <text:p>96038</text:p>
          </table:table-cell>
          <table:table-cell office:value-type="float" office:value="703643" calcext:value-type="float">
            <text:p>703643</text:p>
          </table:table-cell>
          <table:table-cell office:value-type="float" office:value="785446" calcext:value-type="float">
            <text:p>785446</text:p>
          </table:table-cell>
          <table:table-cell office:value-type="float" office:value="1058943" calcext:value-type="float">
            <text:p>1058943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string" calcext:value-type="string">
            <text:p>2018-01-01T22:33:13.8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95194" calcext:value-type="float">
            <text:p>795194</text:p>
          </table:table-cell>
          <table:table-cell office:value-type="float" office:value="88063" calcext:value-type="float">
            <text:p>88063</text:p>
          </table:table-cell>
          <table:table-cell office:value-type="float" office:value="673116" calcext:value-type="float">
            <text:p>673116</text:p>
          </table:table-cell>
          <table:table-cell office:value-type="float" office:value="773310" calcext:value-type="float">
            <text:p>773310</text:p>
          </table:table-cell>
          <table:table-cell office:value-type="float" office:value="1022493" calcext:value-type="float">
            <text:p>1022493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string" calcext:value-type="string">
            <text:p>2018-01-01T22:33:18.1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83732" calcext:value-type="float">
            <text:p>783732</text:p>
          </table:table-cell>
          <table:table-cell office:value-type="float" office:value="44120" calcext:value-type="float">
            <text:p>44120</text:p>
          </table:table-cell>
          <table:table-cell office:value-type="float" office:value="726850" calcext:value-type="float">
            <text:p>726850</text:p>
          </table:table-cell>
          <table:table-cell office:value-type="float" office:value="775388" calcext:value-type="float">
            <text:p>775388</text:p>
          </table:table-cell>
          <table:table-cell office:value-type="float" office:value="869240" calcext:value-type="float">
            <text:p>8692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1-01T22:33:21.4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76893" calcext:value-type="float">
            <text:p>776893</text:p>
          </table:table-cell>
          <table:table-cell office:value-type="float" office:value="56375" calcext:value-type="float">
            <text:p>56375</text:p>
          </table:table-cell>
          <table:table-cell office:value-type="float" office:value="710966" calcext:value-type="float">
            <text:p>710966</text:p>
          </table:table-cell>
          <table:table-cell office:value-type="float" office:value="762299" calcext:value-type="float">
            <text:p>762299</text:p>
          </table:table-cell>
          <table:table-cell office:value-type="float" office:value="881652" calcext:value-type="float">
            <text:p>88165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1-01T22:33:25.9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83594" calcext:value-type="float">
            <text:p>783594</text:p>
          </table:table-cell>
          <table:table-cell office:value-type="float" office:value="49944" calcext:value-type="float">
            <text:p>49944</text:p>
          </table:table-cell>
          <table:table-cell office:value-type="float" office:value="722698" calcext:value-type="float">
            <text:p>722698</text:p>
          </table:table-cell>
          <table:table-cell office:value-type="float" office:value="772530" calcext:value-type="float">
            <text:p>772530</text:p>
          </table:table-cell>
          <table:table-cell office:value-type="float" office:value="892065" calcext:value-type="float">
            <text:p>89206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2018-01-01T22:33:29.2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99573" calcext:value-type="float">
            <text:p>799573</text:p>
          </table:table-cell>
          <table:table-cell office:value-type="float" office:value="64083" calcext:value-type="float">
            <text:p>64083</text:p>
          </table:table-cell>
          <table:table-cell office:value-type="float" office:value="728691" calcext:value-type="float">
            <text:p>728691</text:p>
          </table:table-cell>
          <table:table-cell office:value-type="float" office:value="778050" calcext:value-type="float">
            <text:p>778050</text:p>
          </table:table-cell>
          <table:table-cell office:value-type="float" office:value="955282" calcext:value-type="float">
            <text:p>95528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8-01-01T22:33:33.70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88427" calcext:value-type="float">
            <text:p>788427</text:p>
          </table:table-cell>
          <table:table-cell office:value-type="float" office:value="49989" calcext:value-type="float">
            <text:p>49989</text:p>
          </table:table-cell>
          <table:table-cell office:value-type="float" office:value="704827" calcext:value-type="float">
            <text:p>704827</text:p>
          </table:table-cell>
          <table:table-cell office:value-type="float" office:value="772220" calcext:value-type="float">
            <text:p>772220</text:p>
          </table:table-cell>
          <table:table-cell office:value-type="float" office:value="898180" calcext:value-type="float">
            <text:p>89818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8-01-01T22:33:37.93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04445" calcext:value-type="float">
            <text:p>804445</text:p>
          </table:table-cell>
          <table:table-cell office:value-type="float" office:value="67163" calcext:value-type="float">
            <text:p>67163</text:p>
          </table:table-cell>
          <table:table-cell office:value-type="float" office:value="717397" calcext:value-type="float">
            <text:p>717397</text:p>
          </table:table-cell>
          <table:table-cell office:value-type="float" office:value="778032" calcext:value-type="float">
            <text:p>778032</text:p>
          </table:table-cell>
          <table:table-cell office:value-type="float" office:value="934140" calcext:value-type="float">
            <text:p>934140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2018-01-01T22:33:42.3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99417" calcext:value-type="float">
            <text:p>799417</text:p>
          </table:table-cell>
          <table:table-cell office:value-type="float" office:value="72404" calcext:value-type="float">
            <text:p>72404</text:p>
          </table:table-cell>
          <table:table-cell office:value-type="float" office:value="693620" calcext:value-type="float">
            <text:p>693620</text:p>
          </table:table-cell>
          <table:table-cell office:value-type="float" office:value="781841" calcext:value-type="float">
            <text:p>781841</text:p>
          </table:table-cell>
          <table:table-cell office:value-type="float" office:value="947560" calcext:value-type="float">
            <text:p>94756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2018-01-01T22:33:46.8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96960" calcext:value-type="float">
            <text:p>796960</text:p>
          </table:table-cell>
          <table:table-cell office:value-type="float" office:value="78215" calcext:value-type="float">
            <text:p>78215</text:p>
          </table:table-cell>
          <table:table-cell office:value-type="float" office:value="703190" calcext:value-type="float">
            <text:p>703190</text:p>
          </table:table-cell>
          <table:table-cell office:value-type="float" office:value="776003" calcext:value-type="float">
            <text:p>776003</text:p>
          </table:table-cell>
          <table:table-cell office:value-type="float" office:value="1039060" calcext:value-type="float">
            <text:p>103906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8-01-01T22:33:51.3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00038" calcext:value-type="float">
            <text:p>800038</text:p>
          </table:table-cell>
          <table:table-cell office:value-type="float" office:value="59801" calcext:value-type="float">
            <text:p>59801</text:p>
          </table:table-cell>
          <table:table-cell office:value-type="float" office:value="704735" calcext:value-type="float">
            <text:p>704735</text:p>
          </table:table-cell>
          <table:table-cell office:value-type="float" office:value="794860" calcext:value-type="float">
            <text:p>794860</text:p>
          </table:table-cell>
          <table:table-cell office:value-type="float" office:value="903738" calcext:value-type="float">
            <text:p>903738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2018-01-01T22:33:55.62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84486" calcext:value-type="float">
            <text:p>784486</text:p>
          </table:table-cell>
          <table:table-cell office:value-type="float" office:value="54934" calcext:value-type="float">
            <text:p>54934</text:p>
          </table:table-cell>
          <table:table-cell office:value-type="float" office:value="712136" calcext:value-type="float">
            <text:p>712136</text:p>
          </table:table-cell>
          <table:table-cell office:value-type="float" office:value="772903" calcext:value-type="float">
            <text:p>772903</text:p>
          </table:table-cell>
          <table:table-cell office:value-type="float" office:value="895971" calcext:value-type="float">
            <text:p>895971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2018-01-01T22:33:59.9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91534" calcext:value-type="float">
            <text:p>791534</text:p>
          </table:table-cell>
          <table:table-cell office:value-type="float" office:value="53659" calcext:value-type="float">
            <text:p>53659</text:p>
          </table:table-cell>
          <table:table-cell office:value-type="float" office:value="705104" calcext:value-type="float">
            <text:p>705104</text:p>
          </table:table-cell>
          <table:table-cell office:value-type="float" office:value="776581" calcext:value-type="float">
            <text:p>776581</text:p>
          </table:table-cell>
          <table:table-cell office:value-type="float" office:value="888318" calcext:value-type="float">
            <text:p>88831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1-01T22:34:04.42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02003" calcext:value-type="float">
            <text:p>802003</text:p>
          </table:table-cell>
          <table:table-cell office:value-type="float" office:value="104829" calcext:value-type="float">
            <text:p>104829</text:p>
          </table:table-cell>
          <table:table-cell office:value-type="float" office:value="688795" calcext:value-type="float">
            <text:p>688795</text:p>
          </table:table-cell>
          <table:table-cell office:value-type="float" office:value="782595" calcext:value-type="float">
            <text:p>782595</text:p>
          </table:table-cell>
          <table:table-cell office:value-type="float" office:value="1131172" calcext:value-type="float">
            <text:p>11311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01-01T22:34:08.7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87900" calcext:value-type="float">
            <text:p>787900</text:p>
          </table:table-cell>
          <table:table-cell office:value-type="float" office:value="60081" calcext:value-type="float">
            <text:p>60081</text:p>
          </table:table-cell>
          <table:table-cell office:value-type="float" office:value="716886" calcext:value-type="float">
            <text:p>716886</text:p>
          </table:table-cell>
          <table:table-cell office:value-type="float" office:value="761750" calcext:value-type="float">
            <text:p>761750</text:p>
          </table:table-cell>
          <table:table-cell office:value-type="float" office:value="933375" calcext:value-type="float">
            <text:p>9333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1-01T22:34:13.0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04738" calcext:value-type="float">
            <text:p>804738</text:p>
          </table:table-cell>
          <table:table-cell office:value-type="float" office:value="74942" calcext:value-type="float">
            <text:p>74942</text:p>
          </table:table-cell>
          <table:table-cell office:value-type="float" office:value="716321" calcext:value-type="float">
            <text:p>716321</text:p>
          </table:table-cell>
          <table:table-cell office:value-type="float" office:value="779048" calcext:value-type="float">
            <text:p>779048</text:p>
          </table:table-cell>
          <table:table-cell office:value-type="float" office:value="983615" calcext:value-type="float">
            <text:p>983615</text:p>
          </table:table-cell>
          <table:table-cell office:value-type="float" office:value="-202" calcext:value-type="float">
            <text:p>-202</text:p>
          </table:table-cell>
        </table:table-row>
        <table:table-row table:style-name="ro1">
          <table:table-cell office:value-type="string" calcext:value-type="string">
            <text:p>2018-01-01T22:34:17.5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70641" calcext:value-type="float">
            <text:p>770641</text:p>
          </table:table-cell>
          <table:table-cell office:value-type="float" office:value="64911" calcext:value-type="float">
            <text:p>64911</text:p>
          </table:table-cell>
          <table:table-cell office:value-type="float" office:value="701119" calcext:value-type="float">
            <text:p>701119</text:p>
          </table:table-cell>
          <table:table-cell office:value-type="float" office:value="754745" calcext:value-type="float">
            <text:p>754745</text:p>
          </table:table-cell>
          <table:table-cell office:value-type="float" office:value="991674" calcext:value-type="float">
            <text:p>99167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8-01-01T22:34:21.83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90880" calcext:value-type="float">
            <text:p>790880</text:p>
          </table:table-cell>
          <table:table-cell office:value-type="float" office:value="67571" calcext:value-type="float">
            <text:p>67571</text:p>
          </table:table-cell>
          <table:table-cell office:value-type="float" office:value="720874" calcext:value-type="float">
            <text:p>720874</text:p>
          </table:table-cell>
          <table:table-cell office:value-type="float" office:value="760178" calcext:value-type="float">
            <text:p>760178</text:p>
          </table:table-cell>
          <table:table-cell office:value-type="float" office:value="949776" calcext:value-type="float">
            <text:p>94977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2018-01-01T22:34:26.1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05511" calcext:value-type="float">
            <text:p>805511</text:p>
          </table:table-cell>
          <table:table-cell office:value-type="float" office:value="66101" calcext:value-type="float">
            <text:p>66101</text:p>
          </table:table-cell>
          <table:table-cell office:value-type="float" office:value="695427" calcext:value-type="float">
            <text:p>695427</text:p>
          </table:table-cell>
          <table:table-cell office:value-type="float" office:value="819882" calcext:value-type="float">
            <text:p>819882</text:p>
          </table:table-cell>
          <table:table-cell office:value-type="float" office:value="947761" calcext:value-type="float">
            <text:p>94776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-01-01T22:34:30.6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84689" calcext:value-type="float">
            <text:p>784689</text:p>
          </table:table-cell>
          <table:table-cell office:value-type="float" office:value="43308" calcext:value-type="float">
            <text:p>43308</text:p>
          </table:table-cell>
          <table:table-cell office:value-type="float" office:value="723948" calcext:value-type="float">
            <text:p>723948</text:p>
          </table:table-cell>
          <table:table-cell office:value-type="float" office:value="779188" calcext:value-type="float">
            <text:p>779188</text:p>
          </table:table-cell>
          <table:table-cell office:value-type="float" office:value="861990" calcext:value-type="float">
            <text:p>86199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2018-01-01T22:34:35.0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88101" calcext:value-type="float">
            <text:p>788101</text:p>
          </table:table-cell>
          <table:table-cell office:value-type="float" office:value="79019" calcext:value-type="float">
            <text:p>79019</text:p>
          </table:table-cell>
          <table:table-cell office:value-type="float" office:value="698180" calcext:value-type="float">
            <text:p>698180</text:p>
          </table:table-cell>
          <table:table-cell office:value-type="float" office:value="787166" calcext:value-type="float">
            <text:p>787166</text:p>
          </table:table-cell>
          <table:table-cell office:value-type="float" office:value="1031770" calcext:value-type="float">
            <text:p>1031770</text:p>
          </table:table-cell>
          <table:table-cell office:value-type="float" office:value="-211" calcext:value-type="float">
            <text:p>-211</text:p>
          </table:table-cell>
        </table:table-row>
        <table:table-row table:style-name="ro1">
          <table:table-cell office:value-type="string" calcext:value-type="string">
            <text:p>2018-01-01T22:34:39.26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81393" calcext:value-type="float">
            <text:p>781393</text:p>
          </table:table-cell>
          <table:table-cell office:value-type="float" office:value="58871" calcext:value-type="float">
            <text:p>58871</text:p>
          </table:table-cell>
          <table:table-cell office:value-type="float" office:value="696882" calcext:value-type="float">
            <text:p>696882</text:p>
          </table:table-cell>
          <table:table-cell office:value-type="float" office:value="783823" calcext:value-type="float">
            <text:p>783823</text:p>
          </table:table-cell>
          <table:table-cell office:value-type="float" office:value="915009" calcext:value-type="float">
            <text:p>91500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18-01-01T22:34:43.7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79592" calcext:value-type="float">
            <text:p>779592</text:p>
          </table:table-cell>
          <table:table-cell office:value-type="float" office:value="61369" calcext:value-type="float">
            <text:p>61369</text:p>
          </table:table-cell>
          <table:table-cell office:value-type="float" office:value="695035" calcext:value-type="float">
            <text:p>695035</text:p>
          </table:table-cell>
          <table:table-cell office:value-type="float" office:value="763832" calcext:value-type="float">
            <text:p>763832</text:p>
          </table:table-cell>
          <table:table-cell office:value-type="float" office:value="920707" calcext:value-type="float">
            <text:p>920707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2018-01-01T22:34:48.2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79204" calcext:value-type="float">
            <text:p>779204</text:p>
          </table:table-cell>
          <table:table-cell office:value-type="float" office:value="54587" calcext:value-type="float">
            <text:p>54587</text:p>
          </table:table-cell>
          <table:table-cell office:value-type="float" office:value="722297" calcext:value-type="float">
            <text:p>722297</text:p>
          </table:table-cell>
          <table:table-cell office:value-type="float" office:value="765750" calcext:value-type="float">
            <text:p>765750</text:p>
          </table:table-cell>
          <table:table-cell office:value-type="float" office:value="979500" calcext:value-type="float">
            <text:p>97950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-01-01T22:34:52.7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93821" calcext:value-type="float">
            <text:p>793821</text:p>
          </table:table-cell>
          <table:table-cell office:value-type="float" office:value="62095" calcext:value-type="float">
            <text:p>62095</text:p>
          </table:table-cell>
          <table:table-cell office:value-type="float" office:value="705892" calcext:value-type="float">
            <text:p>705892</text:p>
          </table:table-cell>
          <table:table-cell office:value-type="float" office:value="779903" calcext:value-type="float">
            <text:p>779903</text:p>
          </table:table-cell>
          <table:table-cell office:value-type="float" office:value="929189" calcext:value-type="float">
            <text:p>92918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-01-01T22:34:57.26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80423" calcext:value-type="float">
            <text:p>780423</text:p>
          </table:table-cell>
          <table:table-cell office:value-type="float" office:value="73690" calcext:value-type="float">
            <text:p>73690</text:p>
          </table:table-cell>
          <table:table-cell office:value-type="float" office:value="715633" calcext:value-type="float">
            <text:p>715633</text:p>
          </table:table-cell>
          <table:table-cell office:value-type="float" office:value="762188" calcext:value-type="float">
            <text:p>762188</text:p>
          </table:table-cell>
          <table:table-cell office:value-type="float" office:value="1053524" calcext:value-type="float">
            <text:p>10535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8-01-01T22:35:01.4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2599" calcext:value-type="float">
            <text:p>27025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702599" calcext:value-type="float">
            <text:p>27025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8-01-01T22:35:03.10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66079" calcext:value-type="float">
            <text:p>29660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66079" calcext:value-type="float">
            <text:p>296607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8-01-01T22:35:04.6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59567" calcext:value-type="float">
            <text:p>28595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59567" calcext:value-type="float">
            <text:p>2859567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string" calcext:value-type="string">
            <text:p>2018-01-01T22:35:05.8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32778" calcext:value-type="float">
            <text:p>29327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32778" calcext:value-type="float">
            <text:p>293277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2018-01-01T22:35:07.0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39674" calcext:value-type="float">
            <text:p>29396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39674" calcext:value-type="float">
            <text:p>293967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1-01T22:35:08.3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8372" calcext:value-type="float">
            <text:p>1858372</text:p>
          </table:table-cell>
          <table:table-cell office:value-type="float" office:value="285208" calcext:value-type="float">
            <text:p>285208</text:p>
          </table:table-cell>
          <table:table-cell office:value-type="float" office:value="1656699" calcext:value-type="float">
            <text:p>1656699</text:p>
          </table:table-cell>
          <table:table-cell office:value-type="float" office:value="1858372" calcext:value-type="float">
            <text:p>1858372</text:p>
          </table:table-cell>
          <table:table-cell office:value-type="float" office:value="2060044" calcext:value-type="float">
            <text:p>206004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8-01-01T22:35:10.3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16609" calcext:value-type="float">
            <text:p>1716609</text:p>
          </table:table-cell>
          <table:table-cell office:value-type="float" office:value="52375" calcext:value-type="float">
            <text:p>52375</text:p>
          </table:table-cell>
          <table:table-cell office:value-type="float" office:value="1679574" calcext:value-type="float">
            <text:p>1679574</text:p>
          </table:table-cell>
          <table:table-cell office:value-type="float" office:value="1716609" calcext:value-type="float">
            <text:p>1716609</text:p>
          </table:table-cell>
          <table:table-cell office:value-type="float" office:value="1753644" calcext:value-type="float">
            <text:p>17536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1-01T22:35:11.60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71084" calcext:value-type="float">
            <text:p>1471084</text:p>
          </table:table-cell>
          <table:table-cell office:value-type="float" office:value="61975" calcext:value-type="float">
            <text:p>61975</text:p>
          </table:table-cell>
          <table:table-cell office:value-type="float" office:value="1427261" calcext:value-type="float">
            <text:p>1427261</text:p>
          </table:table-cell>
          <table:table-cell office:value-type="float" office:value="1471084" calcext:value-type="float">
            <text:p>1471084</text:p>
          </table:table-cell>
          <table:table-cell office:value-type="float" office:value="1514907" calcext:value-type="float">
            <text:p>1514907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2018-01-01T22:35:12.8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41568" calcext:value-type="float">
            <text:p>1741568</text:p>
          </table:table-cell>
          <table:table-cell office:value-type="float" office:value="22801" calcext:value-type="float">
            <text:p>22801</text:p>
          </table:table-cell>
          <table:table-cell office:value-type="float" office:value="1725445" calcext:value-type="float">
            <text:p>1725445</text:p>
          </table:table-cell>
          <table:table-cell office:value-type="float" office:value="1741568" calcext:value-type="float">
            <text:p>1741568</text:p>
          </table:table-cell>
          <table:table-cell office:value-type="float" office:value="1757691" calcext:value-type="float">
            <text:p>175769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2018-01-01T22:35:14.0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1190" calcext:value-type="float">
            <text:p>1621190</text:p>
          </table:table-cell>
          <table:table-cell office:value-type="float" office:value="8881" calcext:value-type="float">
            <text:p>8881</text:p>
          </table:table-cell>
          <table:table-cell office:value-type="float" office:value="1614910" calcext:value-type="float">
            <text:p>1614910</text:p>
          </table:table-cell>
          <table:table-cell office:value-type="float" office:value="1621190" calcext:value-type="float">
            <text:p>1621190</text:p>
          </table:table-cell>
          <table:table-cell office:value-type="float" office:value="1627470" calcext:value-type="float">
            <text:p>162747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8-01-01T22:35:15.2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7585" calcext:value-type="float">
            <text:p>1887585</text:p>
          </table:table-cell>
          <table:table-cell office:value-type="float" office:value="623707" calcext:value-type="float">
            <text:p>623707</text:p>
          </table:table-cell>
          <table:table-cell office:value-type="float" office:value="1525666" calcext:value-type="float">
            <text:p>1525666</text:p>
          </table:table-cell>
          <table:table-cell office:value-type="float" office:value="1529312" calcext:value-type="float">
            <text:p>1529312</text:p>
          </table:table-cell>
          <table:table-cell office:value-type="float" office:value="2607776" calcext:value-type="float">
            <text:p>260777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2018-01-01T22:35:16.9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28979" calcext:value-type="float">
            <text:p>1928979</text:p>
          </table:table-cell>
          <table:table-cell office:value-type="float" office:value="829763" calcext:value-type="float">
            <text:p>829763</text:p>
          </table:table-cell>
          <table:table-cell office:value-type="float" office:value="1386918" calcext:value-type="float">
            <text:p>1386918</text:p>
          </table:table-cell>
          <table:table-cell office:value-type="float" office:value="1515807" calcext:value-type="float">
            <text:p>1515807</text:p>
          </table:table-cell>
          <table:table-cell office:value-type="float" office:value="2884213" calcext:value-type="float">
            <text:p>2884213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string" calcext:value-type="string">
            <text:p>2018-01-01T22:35:18.17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52785" calcext:value-type="float">
            <text:p>1952785</text:p>
          </table:table-cell>
          <table:table-cell office:value-type="float" office:value="863018" calcext:value-type="float">
            <text:p>863018</text:p>
          </table:table-cell>
          <table:table-cell office:value-type="float" office:value="1415834" calcext:value-type="float">
            <text:p>1415834</text:p>
          </table:table-cell>
          <table:table-cell office:value-type="float" office:value="1494237" calcext:value-type="float">
            <text:p>1494237</text:p>
          </table:table-cell>
          <table:table-cell office:value-type="float" office:value="2948283" calcext:value-type="float">
            <text:p>2948283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2018-01-01T22:35:19.37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5632" calcext:value-type="float">
            <text:p>2055632</text:p>
          </table:table-cell>
          <table:table-cell office:value-type="float" office:value="743236" calcext:value-type="float">
            <text:p>743236</text:p>
          </table:table-cell>
          <table:table-cell office:value-type="float" office:value="1624625" calcext:value-type="float">
            <text:p>1624625</text:p>
          </table:table-cell>
          <table:table-cell office:value-type="float" office:value="1628426" calcext:value-type="float">
            <text:p>1628426</text:p>
          </table:table-cell>
          <table:table-cell office:value-type="float" office:value="2913844" calcext:value-type="float">
            <text:p>29138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8-01-01T22:35:20.60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4037" calcext:value-type="float">
            <text:p>2044037</text:p>
          </table:table-cell>
          <table:table-cell office:value-type="float" office:value="729060" calcext:value-type="float">
            <text:p>729060</text:p>
          </table:table-cell>
          <table:table-cell office:value-type="float" office:value="1596373" calcext:value-type="float">
            <text:p>1596373</text:p>
          </table:table-cell>
          <table:table-cell office:value-type="float" office:value="1650434" calcext:value-type="float">
            <text:p>1650434</text:p>
          </table:table-cell>
          <table:table-cell office:value-type="float" office:value="2885305" calcext:value-type="float">
            <text:p>288530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8-01-01T22:35:21.83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78295" calcext:value-type="float">
            <text:p>1878295</text:p>
          </table:table-cell>
          <table:table-cell office:value-type="float" office:value="263783" calcext:value-type="float">
            <text:p>263783</text:p>
          </table:table-cell>
          <table:table-cell office:value-type="float" office:value="1627486" calcext:value-type="float">
            <text:p>1627486</text:p>
          </table:table-cell>
          <table:table-cell office:value-type="float" office:value="1830750" calcext:value-type="float">
            <text:p>1830750</text:p>
          </table:table-cell>
          <table:table-cell office:value-type="float" office:value="2224192" calcext:value-type="float">
            <text:p>222419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018-01-01T22:35:23.5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78162" calcext:value-type="float">
            <text:p>1678162</text:p>
          </table:table-cell>
          <table:table-cell office:value-type="float" office:value="183033" calcext:value-type="float">
            <text:p>183033</text:p>
          </table:table-cell>
          <table:table-cell office:value-type="float" office:value="1487846" calcext:value-type="float">
            <text:p>1487846</text:p>
          </table:table-cell>
          <table:table-cell office:value-type="float" office:value="1691390" calcext:value-type="float">
            <text:p>1691390</text:p>
          </table:table-cell>
          <table:table-cell office:value-type="float" office:value="1842021" calcext:value-type="float">
            <text:p>18420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1-01T22:35:24.74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1390" calcext:value-type="float">
            <text:p>1561390</text:p>
          </table:table-cell>
          <table:table-cell office:value-type="float" office:value="147090" calcext:value-type="float">
            <text:p>147090</text:p>
          </table:table-cell>
          <table:table-cell office:value-type="float" office:value="1405304" calcext:value-type="float">
            <text:p>1405304</text:p>
          </table:table-cell>
          <table:table-cell office:value-type="float" office:value="1575864" calcext:value-type="float">
            <text:p>1575864</text:p>
          </table:table-cell>
          <table:table-cell office:value-type="float" office:value="1688527" calcext:value-type="float">
            <text:p>168852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2018-01-01T22:35:25.92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73318" calcext:value-type="float">
            <text:p>1773318</text:p>
          </table:table-cell>
          <table:table-cell office:value-type="float" office:value="155102" calcext:value-type="float">
            <text:p>155102</text:p>
          </table:table-cell>
          <table:table-cell office:value-type="float" office:value="1611324" calcext:value-type="float">
            <text:p>1611324</text:p>
          </table:table-cell>
          <table:table-cell office:value-type="float" office:value="1770088" calcext:value-type="float">
            <text:p>1770088</text:p>
          </table:table-cell>
          <table:table-cell office:value-type="float" office:value="1941773" calcext:value-type="float">
            <text:p>19417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1-01T22:35:27.1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62102" calcext:value-type="float">
            <text:p>1862102</text:p>
          </table:table-cell>
          <table:table-cell office:value-type="float" office:value="54658" calcext:value-type="float">
            <text:p>54658</text:p>
          </table:table-cell>
          <table:table-cell office:value-type="float" office:value="1799331" calcext:value-type="float">
            <text:p>1799331</text:p>
          </table:table-cell>
          <table:table-cell office:value-type="float" office:value="1859233" calcext:value-type="float">
            <text:p>1859233</text:p>
          </table:table-cell>
          <table:table-cell office:value-type="float" office:value="1930612" calcext:value-type="float">
            <text:p>19306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8-01-01T22:35:28.3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61648" calcext:value-type="float">
            <text:p>1761648</text:p>
          </table:table-cell>
          <table:table-cell office:value-type="float" office:value="231263" calcext:value-type="float">
            <text:p>231263</text:p>
          </table:table-cell>
          <table:table-cell office:value-type="float" office:value="1444287" calcext:value-type="float">
            <text:p>1444287</text:p>
          </table:table-cell>
          <table:table-cell office:value-type="float" office:value="1742261" calcext:value-type="float">
            <text:p>1742261</text:p>
          </table:table-cell>
          <table:table-cell office:value-type="float" office:value="2075293" calcext:value-type="float">
            <text:p>2075293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2018-01-01T22:35:30.28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44384" calcext:value-type="float">
            <text:p>1644384</text:p>
          </table:table-cell>
          <table:table-cell office:value-type="float" office:value="227927" calcext:value-type="float">
            <text:p>227927</text:p>
          </table:table-cell>
          <table:table-cell office:value-type="float" office:value="1358384" calcext:value-type="float">
            <text:p>1358384</text:p>
          </table:table-cell>
          <table:table-cell office:value-type="float" office:value="1656884" calcext:value-type="float">
            <text:p>1656884</text:p>
          </table:table-cell>
          <table:table-cell office:value-type="float" office:value="1984511" calcext:value-type="float">
            <text:p>19845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1-01T22:35:31.43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85825" calcext:value-type="float">
            <text:p>1685825</text:p>
          </table:table-cell>
          <table:table-cell office:value-type="float" office:value="302929" calcext:value-type="float">
            <text:p>302929</text:p>
          </table:table-cell>
          <table:table-cell office:value-type="float" office:value="1424165" calcext:value-type="float">
            <text:p>1424165</text:p>
          </table:table-cell>
          <table:table-cell office:value-type="float" office:value="1689616" calcext:value-type="float">
            <text:p>1689616</text:p>
          </table:table-cell>
          <table:table-cell office:value-type="float" office:value="2169628" calcext:value-type="float">
            <text:p>21696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1-01T22:35:32.88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76556" calcext:value-type="float">
            <text:p>1676556</text:p>
          </table:table-cell>
          <table:table-cell office:value-type="float" office:value="151661" calcext:value-type="float">
            <text:p>151661</text:p>
          </table:table-cell>
          <table:table-cell office:value-type="float" office:value="1458191" calcext:value-type="float">
            <text:p>1458191</text:p>
          </table:table-cell>
          <table:table-cell office:value-type="float" office:value="1694776" calcext:value-type="float">
            <text:p>1694776</text:p>
          </table:table-cell>
          <table:table-cell office:value-type="float" office:value="1882073" calcext:value-type="float">
            <text:p>1882073</text:p>
          </table:table-cell>
          <table:table-cell office:value-type="float" office:value="-341" calcext:value-type="float">
            <text:p>-341</text:p>
          </table:table-cell>
        </table:table-row>
        <table:table-row table:style-name="ro1">
          <table:table-cell office:value-type="string" calcext:value-type="string">
            <text:p>2018-01-01T22:35:34.1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53087" calcext:value-type="float">
            <text:p>1653087</text:p>
          </table:table-cell>
          <table:table-cell office:value-type="float" office:value="146302" calcext:value-type="float">
            <text:p>146302</text:p>
          </table:table-cell>
          <table:table-cell office:value-type="float" office:value="1541280" calcext:value-type="float">
            <text:p>1541280</text:p>
          </table:table-cell>
          <table:table-cell office:value-type="float" office:value="1576214" calcext:value-type="float">
            <text:p>1576214</text:p>
          </table:table-cell>
          <table:table-cell office:value-type="float" office:value="1896643" calcext:value-type="float">
            <text:p>1896643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2018-01-01T22:35:35.3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05471" calcext:value-type="float">
            <text:p>1705471</text:p>
          </table:table-cell>
          <table:table-cell office:value-type="float" office:value="100404" calcext:value-type="float">
            <text:p>100404</text:p>
          </table:table-cell>
          <table:table-cell office:value-type="float" office:value="1535522" calcext:value-type="float">
            <text:p>1535522</text:p>
          </table:table-cell>
          <table:table-cell office:value-type="float" office:value="1754974" calcext:value-type="float">
            <text:p>1754974</text:p>
          </table:table-cell>
          <table:table-cell office:value-type="float" office:value="1794621" calcext:value-type="float">
            <text:p>179462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8-01-01T22:35:37.8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42427" calcext:value-type="float">
            <text:p>1742427</text:p>
          </table:table-cell>
          <table:table-cell office:value-type="float" office:value="291145" calcext:value-type="float">
            <text:p>291145</text:p>
          </table:table-cell>
          <table:table-cell office:value-type="float" office:value="1465096" calcext:value-type="float">
            <text:p>1465096</text:p>
          </table:table-cell>
          <table:table-cell office:value-type="float" office:value="1700183" calcext:value-type="float">
            <text:p>1700183</text:p>
          </table:table-cell>
          <table:table-cell office:value-type="float" office:value="2218418" calcext:value-type="float">
            <text:p>22184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-01-01T22:35:39.8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60491" calcext:value-type="float">
            <text:p>1660491</text:p>
          </table:table-cell>
          <table:table-cell office:value-type="float" office:value="127753" calcext:value-type="float">
            <text:p>127753</text:p>
          </table:table-cell>
          <table:table-cell office:value-type="float" office:value="1469795" calcext:value-type="float">
            <text:p>1469795</text:p>
          </table:table-cell>
          <table:table-cell office:value-type="float" office:value="1719063" calcext:value-type="float">
            <text:p>1719063</text:p>
          </table:table-cell>
          <table:table-cell office:value-type="float" office:value="1770079" calcext:value-type="float">
            <text:p>1770079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string" calcext:value-type="string">
            <text:p>2018-01-01T22:35:41.0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07452" calcext:value-type="float">
            <text:p>1707452</text:p>
          </table:table-cell>
          <table:table-cell office:value-type="float" office:value="161995" calcext:value-type="float">
            <text:p>161995</text:p>
          </table:table-cell>
          <table:table-cell office:value-type="float" office:value="1506432" calcext:value-type="float">
            <text:p>1506432</text:p>
          </table:table-cell>
          <table:table-cell office:value-type="float" office:value="1698176" calcext:value-type="float">
            <text:p>1698176</text:p>
          </table:table-cell>
          <table:table-cell office:value-type="float" office:value="1908734" calcext:value-type="float">
            <text:p>1908734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string" calcext:value-type="string">
            <text:p>2018-01-01T22:35:42.47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77502" calcext:value-type="float">
            <text:p>1677502</text:p>
          </table:table-cell>
          <table:table-cell office:value-type="float" office:value="149177" calcext:value-type="float">
            <text:p>149177</text:p>
          </table:table-cell>
          <table:table-cell office:value-type="float" office:value="1489660" calcext:value-type="float">
            <text:p>1489660</text:p>
          </table:table-cell>
          <table:table-cell office:value-type="float" office:value="1651159" calcext:value-type="float">
            <text:p>1651159</text:p>
          </table:table-cell>
          <table:table-cell office:value-type="float" office:value="1894279" calcext:value-type="float">
            <text:p>189427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2018-01-01T22:35:43.8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69352" calcext:value-type="float">
            <text:p>1669352</text:p>
          </table:table-cell>
          <table:table-cell office:value-type="float" office:value="325300" calcext:value-type="float">
            <text:p>325300</text:p>
          </table:table-cell>
          <table:table-cell office:value-type="float" office:value="1416460" calcext:value-type="float">
            <text:p>1416460</text:p>
          </table:table-cell>
          <table:table-cell office:value-type="float" office:value="1566789" calcext:value-type="float">
            <text:p>1566789</text:p>
          </table:table-cell>
          <table:table-cell office:value-type="float" office:value="2371855" calcext:value-type="float">
            <text:p>2371855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string" calcext:value-type="string">
            <text:p>2018-01-01T22:35:45.9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35292" calcext:value-type="float">
            <text:p>1635292</text:p>
          </table:table-cell>
          <table:table-cell office:value-type="float" office:value="139438" calcext:value-type="float">
            <text:p>139438</text:p>
          </table:table-cell>
          <table:table-cell office:value-type="float" office:value="1424160" calcext:value-type="float">
            <text:p>1424160</text:p>
          </table:table-cell>
          <table:table-cell office:value-type="float" office:value="1669413" calcext:value-type="float">
            <text:p>1669413</text:p>
          </table:table-cell>
          <table:table-cell office:value-type="float" office:value="1778466" calcext:value-type="float">
            <text:p>1778466</text:p>
          </table:table-cell>
          <table:table-cell office:value-type="float" office:value="-189" calcext:value-type="float">
            <text:p>-189</text:p>
          </table:table-cell>
        </table:table-row>
        <table:table-row table:style-name="ro1">
          <table:table-cell office:value-type="string" calcext:value-type="string">
            <text:p>2018-01-01T22:35:47.2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42636" calcext:value-type="float">
            <text:p>1642636</text:p>
          </table:table-cell>
          <table:table-cell office:value-type="float" office:value="166019" calcext:value-type="float">
            <text:p>166019</text:p>
          </table:table-cell>
          <table:table-cell office:value-type="float" office:value="1503805" calcext:value-type="float">
            <text:p>1503805</text:p>
          </table:table-cell>
          <table:table-cell office:value-type="float" office:value="1612209" calcext:value-type="float">
            <text:p>1612209</text:p>
          </table:table-cell>
          <table:table-cell office:value-type="float" office:value="2004426" calcext:value-type="float">
            <text:p>20044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1-01T22:35:48.38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15197" calcext:value-type="float">
            <text:p>1615197</text:p>
          </table:table-cell>
          <table:table-cell office:value-type="float" office:value="141374" calcext:value-type="float">
            <text:p>141374</text:p>
          </table:table-cell>
          <table:table-cell office:value-type="float" office:value="1381488" calcext:value-type="float">
            <text:p>1381488</text:p>
          </table:table-cell>
          <table:table-cell office:value-type="float" office:value="1618606" calcext:value-type="float">
            <text:p>1618606</text:p>
          </table:table-cell>
          <table:table-cell office:value-type="float" office:value="1861324" calcext:value-type="float">
            <text:p>18613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1-01T22:35:49.68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28198" calcext:value-type="float">
            <text:p>1628198</text:p>
          </table:table-cell>
          <table:table-cell office:value-type="float" office:value="115852" calcext:value-type="float">
            <text:p>115852</text:p>
          </table:table-cell>
          <table:table-cell office:value-type="float" office:value="1517506" calcext:value-type="float">
            <text:p>1517506</text:p>
          </table:table-cell>
          <table:table-cell office:value-type="float" office:value="1587098" calcext:value-type="float">
            <text:p>1587098</text:p>
          </table:table-cell>
          <table:table-cell office:value-type="float" office:value="1847502" calcext:value-type="float">
            <text:p>184750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string" calcext:value-type="string">
            <text:p>2018-01-01T22:35:51.32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99476" calcext:value-type="float">
            <text:p>1699476</text:p>
          </table:table-cell>
          <table:table-cell office:value-type="float" office:value="287713" calcext:value-type="float">
            <text:p>287713</text:p>
          </table:table-cell>
          <table:table-cell office:value-type="float" office:value="1422646" calcext:value-type="float">
            <text:p>1422646</text:p>
          </table:table-cell>
          <table:table-cell office:value-type="float" office:value="1626877" calcext:value-type="float">
            <text:p>1626877</text:p>
          </table:table-cell>
          <table:table-cell office:value-type="float" office:value="2196498" calcext:value-type="float">
            <text:p>2196498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2018-01-01T22:35:54.05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97345" calcext:value-type="float">
            <text:p>1497345</text:p>
          </table:table-cell>
          <table:table-cell office:value-type="float" office:value="54392" calcext:value-type="float">
            <text:p>54392</text:p>
          </table:table-cell>
          <table:table-cell office:value-type="float" office:value="1456944" calcext:value-type="float">
            <text:p>1456944</text:p>
          </table:table-cell>
          <table:table-cell office:value-type="float" office:value="1482140" calcext:value-type="float">
            <text:p>1482140</text:p>
          </table:table-cell>
          <table:table-cell office:value-type="float" office:value="1625461" calcext:value-type="float">
            <text:p>16254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01-01T22:35:55.4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09757" calcext:value-type="float">
            <text:p>1709757</text:p>
          </table:table-cell>
          <table:table-cell office:value-type="float" office:value="386861" calcext:value-type="float">
            <text:p>386861</text:p>
          </table:table-cell>
          <table:table-cell office:value-type="float" office:value="1443994" calcext:value-type="float">
            <text:p>1443994</text:p>
          </table:table-cell>
          <table:table-cell office:value-type="float" office:value="1610173" calcext:value-type="float">
            <text:p>1610173</text:p>
          </table:table-cell>
          <table:table-cell office:value-type="float" office:value="2652607" calcext:value-type="float">
            <text:p>2652607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18-01-01T22:35:57.4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77231" calcext:value-type="float">
            <text:p>1577231</text:p>
          </table:table-cell>
          <table:table-cell office:value-type="float" office:value="70337" calcext:value-type="float">
            <text:p>70337</text:p>
          </table:table-cell>
          <table:table-cell office:value-type="float" office:value="1492553" calcext:value-type="float">
            <text:p>1492553</text:p>
          </table:table-cell>
          <table:table-cell office:value-type="float" office:value="1571255" calcext:value-type="float">
            <text:p>1571255</text:p>
          </table:table-cell>
          <table:table-cell office:value-type="float" office:value="1705873" calcext:value-type="float">
            <text:p>170587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2018-01-01T22:35:58.69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98796" calcext:value-type="float">
            <text:p>1598796</text:p>
          </table:table-cell>
          <table:table-cell office:value-type="float" office:value="59010" calcext:value-type="float">
            <text:p>59010</text:p>
          </table:table-cell>
          <table:table-cell office:value-type="float" office:value="1490749" calcext:value-type="float">
            <text:p>1490749</text:p>
          </table:table-cell>
          <table:table-cell office:value-type="float" office:value="1617554" calcext:value-type="float">
            <text:p>1617554</text:p>
          </table:table-cell>
          <table:table-cell office:value-type="float" office:value="1656523" calcext:value-type="float">
            <text:p>1656523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string" calcext:value-type="string">
            <text:p>2018-01-01T22:35:59.9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45344" calcext:value-type="float">
            <text:p>1645344</text:p>
          </table:table-cell>
          <table:table-cell office:value-type="float" office:value="356363" calcext:value-type="float">
            <text:p>356363</text:p>
          </table:table-cell>
          <table:table-cell office:value-type="float" office:value="1451864" calcext:value-type="float">
            <text:p>1451864</text:p>
          </table:table-cell>
          <table:table-cell office:value-type="float" office:value="1522802" calcext:value-type="float">
            <text:p>1522802</text:p>
          </table:table-cell>
          <table:table-cell office:value-type="float" office:value="2589185" calcext:value-type="float">
            <text:p>258918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string" calcext:value-type="string">
            <text:p>2018-01-01T22:36:01.9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45836" calcext:value-type="float">
            <text:p>1745836</text:p>
          </table:table-cell>
          <table:table-cell office:value-type="float" office:value="471787" calcext:value-type="float">
            <text:p>471787</text:p>
          </table:table-cell>
          <table:table-cell office:value-type="float" office:value="1399814" calcext:value-type="float">
            <text:p>1399814</text:p>
          </table:table-cell>
          <table:table-cell office:value-type="float" office:value="1627216" calcext:value-type="float">
            <text:p>1627216</text:p>
          </table:table-cell>
          <table:table-cell office:value-type="float" office:value="2925853" calcext:value-type="float">
            <text:p>29258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1-01T22:36:03.2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58354" calcext:value-type="float">
            <text:p>1658354</text:p>
          </table:table-cell>
          <table:table-cell office:value-type="float" office:value="468108" calcext:value-type="float">
            <text:p>468108</text:p>
          </table:table-cell>
          <table:table-cell office:value-type="float" office:value="1379098" calcext:value-type="float">
            <text:p>1379098</text:p>
          </table:table-cell>
          <table:table-cell office:value-type="float" office:value="1539312" calcext:value-type="float">
            <text:p>1539312</text:p>
          </table:table-cell>
          <table:table-cell office:value-type="float" office:value="2892891" calcext:value-type="float">
            <text:p>2892891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18-01-01T22:36:04.36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20339" calcext:value-type="float">
            <text:p>1720339</text:p>
          </table:table-cell>
          <table:table-cell office:value-type="float" office:value="471634" calcext:value-type="float">
            <text:p>471634</text:p>
          </table:table-cell>
          <table:table-cell office:value-type="float" office:value="1365721" calcext:value-type="float">
            <text:p>1365721</text:p>
          </table:table-cell>
          <table:table-cell office:value-type="float" office:value="1561260" calcext:value-type="float">
            <text:p>1561260</text:p>
          </table:table-cell>
          <table:table-cell office:value-type="float" office:value="2906808" calcext:value-type="float">
            <text:p>290680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2018-01-01T22:36:05.6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14885" calcext:value-type="float">
            <text:p>1714885</text:p>
          </table:table-cell>
          <table:table-cell office:value-type="float" office:value="459313" calcext:value-type="float">
            <text:p>459313</text:p>
          </table:table-cell>
          <table:table-cell office:value-type="float" office:value="1447899" calcext:value-type="float">
            <text:p>1447899</text:p>
          </table:table-cell>
          <table:table-cell office:value-type="float" office:value="1547734" calcext:value-type="float">
            <text:p>1547734</text:p>
          </table:table-cell>
          <table:table-cell office:value-type="float" office:value="2921228" calcext:value-type="float">
            <text:p>292122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18-01-01T22:36:06.8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80733" calcext:value-type="float">
            <text:p>1580733</text:p>
          </table:table-cell>
          <table:table-cell office:value-type="float" office:value="207508" calcext:value-type="float">
            <text:p>207508</text:p>
          </table:table-cell>
          <table:table-cell office:value-type="float" office:value="1405891" calcext:value-type="float">
            <text:p>1405891</text:p>
          </table:table-cell>
          <table:table-cell office:value-type="float" office:value="1516265" calcext:value-type="float">
            <text:p>1516265</text:p>
          </table:table-cell>
          <table:table-cell office:value-type="float" office:value="2148997" calcext:value-type="float">
            <text:p>2148997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2018-01-01T22:36:08.95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95859" calcext:value-type="float">
            <text:p>1595859</text:p>
          </table:table-cell>
          <table:table-cell office:value-type="float" office:value="103262" calcext:value-type="float">
            <text:p>103262</text:p>
          </table:table-cell>
          <table:table-cell office:value-type="float" office:value="1408152" calcext:value-type="float">
            <text:p>1408152</text:p>
          </table:table-cell>
          <table:table-cell office:value-type="float" office:value="1632012" calcext:value-type="float">
            <text:p>1632012</text:p>
          </table:table-cell>
          <table:table-cell office:value-type="float" office:value="1707817" calcext:value-type="float">
            <text:p>170781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-01-01T22:36:10.20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81091" calcext:value-type="float">
            <text:p>1881091</text:p>
          </table:table-cell>
          <table:table-cell office:value-type="float" office:value="525530" calcext:value-type="float">
            <text:p>525530</text:p>
          </table:table-cell>
          <table:table-cell office:value-type="float" office:value="1446326" calcext:value-type="float">
            <text:p>1446326</text:p>
          </table:table-cell>
          <table:table-cell office:value-type="float" office:value="1665848" calcext:value-type="float">
            <text:p>1665848</text:p>
          </table:table-cell>
          <table:table-cell office:value-type="float" office:value="2836329" calcext:value-type="float">
            <text:p>2836329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2018-01-01T22:36:12.3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56639" calcext:value-type="float">
            <text:p>1856639</text:p>
          </table:table-cell>
          <table:table-cell office:value-type="float" office:value="542980" calcext:value-type="float">
            <text:p>542980</text:p>
          </table:table-cell>
          <table:table-cell office:value-type="float" office:value="1532252" calcext:value-type="float">
            <text:p>1532252</text:p>
          </table:table-cell>
          <table:table-cell office:value-type="float" office:value="1636176" calcext:value-type="float">
            <text:p>1636176</text:p>
          </table:table-cell>
          <table:table-cell office:value-type="float" office:value="2956408" calcext:value-type="float">
            <text:p>295640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8-01-01T22:36:14.5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87487" calcext:value-type="float">
            <text:p>1587487</text:p>
          </table:table-cell>
          <table:table-cell office:value-type="float" office:value="183620" calcext:value-type="float">
            <text:p>183620</text:p>
          </table:table-cell>
          <table:table-cell office:value-type="float" office:value="1444241" calcext:value-type="float">
            <text:p>1444241</text:p>
          </table:table-cell>
          <table:table-cell office:value-type="float" office:value="1518401" calcext:value-type="float">
            <text:p>1518401</text:p>
          </table:table-cell>
          <table:table-cell office:value-type="float" office:value="1962179" calcext:value-type="float">
            <text:p>196217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1-01T22:36:15.7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79387" calcext:value-type="float">
            <text:p>1679387</text:p>
          </table:table-cell>
          <table:table-cell office:value-type="float" office:value="270275" calcext:value-type="float">
            <text:p>270275</text:p>
          </table:table-cell>
          <table:table-cell office:value-type="float" office:value="1493678" calcext:value-type="float">
            <text:p>1493678</text:p>
          </table:table-cell>
          <table:table-cell office:value-type="float" office:value="1574369" calcext:value-type="float">
            <text:p>1574369</text:p>
          </table:table-cell>
          <table:table-cell office:value-type="float" office:value="2417996" calcext:value-type="float">
            <text:p>2417996</text:p>
          </table:table-cell>
          <table:table-cell office:value-type="float" office:value="-145" calcext:value-type="float">
            <text:p>-145</text:p>
          </table:table-cell>
        </table:table-row>
        <table:table-row table:style-name="ro1">
          <table:table-cell office:value-type="string" calcext:value-type="string">
            <text:p>2018-01-01T22:36:17.9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29328" calcext:value-type="float">
            <text:p>1829328</text:p>
          </table:table-cell>
          <table:table-cell office:value-type="float" office:value="592907" calcext:value-type="float">
            <text:p>592907</text:p>
          </table:table-cell>
          <table:table-cell office:value-type="float" office:value="1355826" calcext:value-type="float">
            <text:p>1355826</text:p>
          </table:table-cell>
          <table:table-cell office:value-type="float" office:value="1558915" calcext:value-type="float">
            <text:p>1558915</text:p>
          </table:table-cell>
          <table:table-cell office:value-type="float" office:value="2978094" calcext:value-type="float">
            <text:p>29780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8-01-01T22:36:20.4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57241" calcext:value-type="float">
            <text:p>1857241</text:p>
          </table:table-cell>
          <table:table-cell office:value-type="float" office:value="577858" calcext:value-type="float">
            <text:p>577858</text:p>
          </table:table-cell>
          <table:table-cell office:value-type="float" office:value="1428442" calcext:value-type="float">
            <text:p>1428442</text:p>
          </table:table-cell>
          <table:table-cell office:value-type="float" office:value="1558317" calcext:value-type="float">
            <text:p>1558317</text:p>
          </table:table-cell>
          <table:table-cell office:value-type="float" office:value="3005465" calcext:value-type="float">
            <text:p>3005465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2018-01-01T22:36:22.8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28863" calcext:value-type="float">
            <text:p>1628863</text:p>
          </table:table-cell>
          <table:table-cell office:value-type="float" office:value="331438" calcext:value-type="float">
            <text:p>331438</text:p>
          </table:table-cell>
          <table:table-cell office:value-type="float" office:value="1406126" calcext:value-type="float">
            <text:p>1406126</text:p>
          </table:table-cell>
          <table:table-cell office:value-type="float" office:value="1549587" calcext:value-type="float">
            <text:p>1549587</text:p>
          </table:table-cell>
          <table:table-cell office:value-type="float" office:value="2576075" calcext:value-type="float">
            <text:p>2576075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18-01-01T22:36:24.13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26245" calcext:value-type="float">
            <text:p>1726245</text:p>
          </table:table-cell>
          <table:table-cell office:value-type="float" office:value="436491" calcext:value-type="float">
            <text:p>436491</text:p>
          </table:table-cell>
          <table:table-cell office:value-type="float" office:value="1343944" calcext:value-type="float">
            <text:p>1343944</text:p>
          </table:table-cell>
          <table:table-cell office:value-type="float" office:value="1580263" calcext:value-type="float">
            <text:p>1580263</text:p>
          </table:table-cell>
          <table:table-cell office:value-type="float" office:value="2953655" calcext:value-type="float">
            <text:p>29536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8-01-01T22:36:26.55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29691" calcext:value-type="float">
            <text:p>1629691</text:p>
          </table:table-cell>
          <table:table-cell office:value-type="float" office:value="223239" calcext:value-type="float">
            <text:p>223239</text:p>
          </table:table-cell>
          <table:table-cell office:value-type="float" office:value="1399439" calcext:value-type="float">
            <text:p>1399439</text:p>
          </table:table-cell>
          <table:table-cell office:value-type="float" office:value="1568082" calcext:value-type="float">
            <text:p>1568082</text:p>
          </table:table-cell>
          <table:table-cell office:value-type="float" office:value="2274457" calcext:value-type="float">
            <text:p>227445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1-01T22:36:28.48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3504" calcext:value-type="float">
            <text:p>2013504</text:p>
          </table:table-cell>
          <table:table-cell office:value-type="float" office:value="568058" calcext:value-type="float">
            <text:p>568058</text:p>
          </table:table-cell>
          <table:table-cell office:value-type="float" office:value="1440662" calcext:value-type="float">
            <text:p>1440662</text:p>
          </table:table-cell>
          <table:table-cell office:value-type="float" office:value="1706998" calcext:value-type="float">
            <text:p>1706998</text:p>
          </table:table-cell>
          <table:table-cell office:value-type="float" office:value="2884229" calcext:value-type="float">
            <text:p>2884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1T22:36:30.6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83767" calcext:value-type="float">
            <text:p>1883767</text:p>
          </table:table-cell>
          <table:table-cell office:value-type="float" office:value="454771" calcext:value-type="float">
            <text:p>454771</text:p>
          </table:table-cell>
          <table:table-cell office:value-type="float" office:value="1517772" calcext:value-type="float">
            <text:p>1517772</text:p>
          </table:table-cell>
          <table:table-cell office:value-type="float" office:value="1735949" calcext:value-type="float">
            <text:p>1735949</text:p>
          </table:table-cell>
          <table:table-cell office:value-type="float" office:value="2862032" calcext:value-type="float">
            <text:p>286203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8-01-01T22:36:33.10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34610" calcext:value-type="float">
            <text:p>1734610</text:p>
          </table:table-cell>
          <table:table-cell office:value-type="float" office:value="408941" calcext:value-type="float">
            <text:p>408941</text:p>
          </table:table-cell>
          <table:table-cell office:value-type="float" office:value="1449586" calcext:value-type="float">
            <text:p>1449586</text:p>
          </table:table-cell>
          <table:table-cell office:value-type="float" office:value="1544522" calcext:value-type="float">
            <text:p>1544522</text:p>
          </table:table-cell>
          <table:table-cell office:value-type="float" office:value="2842167" calcext:value-type="float">
            <text:p>2842167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2018-01-01T22:36:35.5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91488" calcext:value-type="float">
            <text:p>1591488</text:p>
          </table:table-cell>
          <table:table-cell office:value-type="float" office:value="135930" calcext:value-type="float">
            <text:p>135930</text:p>
          </table:table-cell>
          <table:table-cell office:value-type="float" office:value="1413448" calcext:value-type="float">
            <text:p>1413448</text:p>
          </table:table-cell>
          <table:table-cell office:value-type="float" office:value="1543285" calcext:value-type="float">
            <text:p>1543285</text:p>
          </table:table-cell>
          <table:table-cell office:value-type="float" office:value="1808388" calcext:value-type="float">
            <text:p>180838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018-01-01T22:36:36.8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66979" calcext:value-type="float">
            <text:p>1866979</text:p>
          </table:table-cell>
          <table:table-cell office:value-type="float" office:value="579309" calcext:value-type="float">
            <text:p>579309</text:p>
          </table:table-cell>
          <table:table-cell office:value-type="float" office:value="1463795" calcext:value-type="float">
            <text:p>1463795</text:p>
          </table:table-cell>
          <table:table-cell office:value-type="float" office:value="1575860" calcext:value-type="float">
            <text:p>1575860</text:p>
          </table:table-cell>
          <table:table-cell office:value-type="float" office:value="2924868" calcext:value-type="float">
            <text:p>2924868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2018-01-01T22:36:39.0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54596" calcext:value-type="float">
            <text:p>1754596</text:p>
          </table:table-cell>
          <table:table-cell office:value-type="float" office:value="362916" calcext:value-type="float">
            <text:p>362916</text:p>
          </table:table-cell>
          <table:table-cell office:value-type="float" office:value="1477763" calcext:value-type="float">
            <text:p>1477763</text:p>
          </table:table-cell>
          <table:table-cell office:value-type="float" office:value="1606424" calcext:value-type="float">
            <text:p>1606424</text:p>
          </table:table-cell>
          <table:table-cell office:value-type="float" office:value="2620364" calcext:value-type="float">
            <text:p>262036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8-01-01T22:36:41.7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10618" calcext:value-type="float">
            <text:p>1610618</text:p>
          </table:table-cell>
          <table:table-cell office:value-type="float" office:value="199827" calcext:value-type="float">
            <text:p>199827</text:p>
          </table:table-cell>
          <table:table-cell office:value-type="float" office:value="1395029" calcext:value-type="float">
            <text:p>1395029</text:p>
          </table:table-cell>
          <table:table-cell office:value-type="float" office:value="1589830" calcext:value-type="float">
            <text:p>1589830</text:p>
          </table:table-cell>
          <table:table-cell office:value-type="float" office:value="2155634" calcext:value-type="float">
            <text:p>215563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1-01T22:36:44.1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01660" calcext:value-type="float">
            <text:p>1801660</text:p>
          </table:table-cell>
          <table:table-cell office:value-type="float" office:value="517116" calcext:value-type="float">
            <text:p>517116</text:p>
          </table:table-cell>
          <table:table-cell office:value-type="float" office:value="1407055" calcext:value-type="float">
            <text:p>1407055</text:p>
          </table:table-cell>
          <table:table-cell office:value-type="float" office:value="1575931" calcext:value-type="float">
            <text:p>1575931</text:p>
          </table:table-cell>
          <table:table-cell office:value-type="float" office:value="2945998" calcext:value-type="float">
            <text:p>2945998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2018-01-01T22:36:46.5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12757" calcext:value-type="float">
            <text:p>1712757</text:p>
          </table:table-cell>
          <table:table-cell office:value-type="float" office:value="310854" calcext:value-type="float">
            <text:p>310854</text:p>
          </table:table-cell>
          <table:table-cell office:value-type="float" office:value="1435177" calcext:value-type="float">
            <text:p>1435177</text:p>
          </table:table-cell>
          <table:table-cell office:value-type="float" office:value="1627981" calcext:value-type="float">
            <text:p>1627981</text:p>
          </table:table-cell>
          <table:table-cell office:value-type="float" office:value="2444384" calcext:value-type="float">
            <text:p>2444384</text:p>
          </table:table-cell>
          <table:table-cell office:value-type="float" office:value="-148" calcext:value-type="float">
            <text:p>-148</text:p>
          </table:table-cell>
        </table:table-row>
        <table:table-row table:style-name="ro1">
          <table:table-cell office:value-type="string" calcext:value-type="string">
            <text:p>2018-01-01T22:36:48.67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20069" calcext:value-type="float">
            <text:p>1720069</text:p>
          </table:table-cell>
          <table:table-cell office:value-type="float" office:value="373035" calcext:value-type="float">
            <text:p>373035</text:p>
          </table:table-cell>
          <table:table-cell office:value-type="float" office:value="1421179" calcext:value-type="float">
            <text:p>1421179</text:p>
          </table:table-cell>
          <table:table-cell office:value-type="float" office:value="1614493" calcext:value-type="float">
            <text:p>1614493</text:p>
          </table:table-cell>
          <table:table-cell office:value-type="float" office:value="2929160" calcext:value-type="float">
            <text:p>2929160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string" calcext:value-type="string">
            <text:p>2018-01-01T22:36:51.3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689174" calcext:value-type="float">
            <text:p>1689174</text:p>
          </table:table-cell>
          <table:table-cell office:value-type="float" office:value="384555" calcext:value-type="float">
            <text:p>384555</text:p>
          </table:table-cell>
          <table:table-cell office:value-type="float" office:value="1426565" calcext:value-type="float">
            <text:p>1426565</text:p>
          </table:table-cell>
          <table:table-cell office:value-type="float" office:value="1584619" calcext:value-type="float">
            <text:p>1584619</text:p>
          </table:table-cell>
          <table:table-cell office:value-type="float" office:value="2966518" calcext:value-type="float">
            <text:p>29665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1-01T22:36:53.59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55680" calcext:value-type="float">
            <text:p>1855680</text:p>
          </table:table-cell>
          <table:table-cell office:value-type="float" office:value="467431" calcext:value-type="float">
            <text:p>467431</text:p>
          </table:table-cell>
          <table:table-cell office:value-type="float" office:value="1510626" calcext:value-type="float">
            <text:p>1510626</text:p>
          </table:table-cell>
          <table:table-cell office:value-type="float" office:value="1702574" calcext:value-type="float">
            <text:p>1702574</text:p>
          </table:table-cell>
          <table:table-cell office:value-type="float" office:value="3026909" calcext:value-type="float">
            <text:p>3026909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string" calcext:value-type="string">
            <text:p>2018-01-01T22:36:56.04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83721" calcext:value-type="float">
            <text:p>1583721</text:p>
          </table:table-cell>
          <table:table-cell office:value-type="float" office:value="114823" calcext:value-type="float">
            <text:p>114823</text:p>
          </table:table-cell>
          <table:table-cell office:value-type="float" office:value="1420394" calcext:value-type="float">
            <text:p>1420394</text:p>
          </table:table-cell>
          <table:table-cell office:value-type="float" office:value="1571985" calcext:value-type="float">
            <text:p>1571985</text:p>
          </table:table-cell>
          <table:table-cell office:value-type="float" office:value="1849213" calcext:value-type="float">
            <text:p>1849213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2018-01-01T22:36:57.3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699226" calcext:value-type="float">
            <text:p>1699226</text:p>
          </table:table-cell>
          <table:table-cell office:value-type="float" office:value="275412" calcext:value-type="float">
            <text:p>275412</text:p>
          </table:table-cell>
          <table:table-cell office:value-type="float" office:value="1431809" calcext:value-type="float">
            <text:p>1431809</text:p>
          </table:table-cell>
          <table:table-cell office:value-type="float" office:value="1581400" calcext:value-type="float">
            <text:p>1581400</text:p>
          </table:table-cell>
          <table:table-cell office:value-type="float" office:value="2210734" calcext:value-type="float">
            <text:p>22107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1-01T22:36:59.3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07765" calcext:value-type="float">
            <text:p>1607765</text:p>
          </table:table-cell>
          <table:table-cell office:value-type="float" office:value="312495" calcext:value-type="float">
            <text:p>312495</text:p>
          </table:table-cell>
          <table:table-cell office:value-type="float" office:value="1376748" calcext:value-type="float">
            <text:p>1376748</text:p>
          </table:table-cell>
          <table:table-cell office:value-type="float" office:value="1498330" calcext:value-type="float">
            <text:p>1498330</text:p>
          </table:table-cell>
          <table:table-cell office:value-type="float" office:value="2628496" calcext:value-type="float">
            <text:p>262849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2018-01-01T22:37:01.3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79968" calcext:value-type="float">
            <text:p>1679968</text:p>
          </table:table-cell>
          <table:table-cell office:value-type="float" office:value="359387" calcext:value-type="float">
            <text:p>359387</text:p>
          </table:table-cell>
          <table:table-cell office:value-type="float" office:value="1404546" calcext:value-type="float">
            <text:p>1404546</text:p>
          </table:table-cell>
          <table:table-cell office:value-type="float" office:value="1610950" calcext:value-type="float">
            <text:p>1610950</text:p>
          </table:table-cell>
          <table:table-cell office:value-type="float" office:value="2834163" calcext:value-type="float">
            <text:p>283416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8-01-01T22:37:03.8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60414" calcext:value-type="float">
            <text:p>1660414</text:p>
          </table:table-cell>
          <table:table-cell office:value-type="float" office:value="372352" calcext:value-type="float">
            <text:p>372352</text:p>
          </table:table-cell>
          <table:table-cell office:value-type="float" office:value="1431932" calcext:value-type="float">
            <text:p>1431932</text:p>
          </table:table-cell>
          <table:table-cell office:value-type="float" office:value="1546215" calcext:value-type="float">
            <text:p>1546215</text:p>
          </table:table-cell>
          <table:table-cell office:value-type="float" office:value="2942251" calcext:value-type="float">
            <text:p>2942251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string" calcext:value-type="string">
            <text:p>2018-01-01T22:37:05.0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76111" calcext:value-type="float">
            <text:p>1776111</text:p>
          </table:table-cell>
          <table:table-cell office:value-type="float" office:value="493452" calcext:value-type="float">
            <text:p>493452</text:p>
          </table:table-cell>
          <table:table-cell office:value-type="float" office:value="1421604" calcext:value-type="float">
            <text:p>1421604</text:p>
          </table:table-cell>
          <table:table-cell office:value-type="float" office:value="1550730" calcext:value-type="float">
            <text:p>1550730</text:p>
          </table:table-cell>
          <table:table-cell office:value-type="float" office:value="3015812" calcext:value-type="float">
            <text:p>3015812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string" calcext:value-type="string">
            <text:p>2018-01-01T22:37:07.5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43925" calcext:value-type="float">
            <text:p>1643925</text:p>
          </table:table-cell>
          <table:table-cell office:value-type="float" office:value="337457" calcext:value-type="float">
            <text:p>337457</text:p>
          </table:table-cell>
          <table:table-cell office:value-type="float" office:value="1323211" calcext:value-type="float">
            <text:p>1323211</text:p>
          </table:table-cell>
          <table:table-cell office:value-type="float" office:value="1529436" calcext:value-type="float">
            <text:p>1529436</text:p>
          </table:table-cell>
          <table:table-cell office:value-type="float" office:value="2758548" calcext:value-type="float">
            <text:p>2758548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string" calcext:value-type="string">
            <text:p>2018-01-01T22:37:09.6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07645" calcext:value-type="float">
            <text:p>1607645</text:p>
          </table:table-cell>
          <table:table-cell office:value-type="float" office:value="179406" calcext:value-type="float">
            <text:p>179406</text:p>
          </table:table-cell>
          <table:table-cell office:value-type="float" office:value="1462429" calcext:value-type="float">
            <text:p>1462429</text:p>
          </table:table-cell>
          <table:table-cell office:value-type="float" office:value="1549320" calcext:value-type="float">
            <text:p>1549320</text:p>
          </table:table-cell>
          <table:table-cell office:value-type="float" office:value="2241074" calcext:value-type="float">
            <text:p>22410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1-01T22:37:12.16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77895" calcext:value-type="float">
            <text:p>1677895</text:p>
          </table:table-cell>
          <table:table-cell office:value-type="float" office:value="334639" calcext:value-type="float">
            <text:p>334639</text:p>
          </table:table-cell>
          <table:table-cell office:value-type="float" office:value="1505926" calcext:value-type="float">
            <text:p>1505926</text:p>
          </table:table-cell>
          <table:table-cell office:value-type="float" office:value="1557395" calcext:value-type="float">
            <text:p>1557395</text:p>
          </table:table-cell>
          <table:table-cell office:value-type="float" office:value="2856091" calcext:value-type="float">
            <text:p>28560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1T22:37:14.34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82100" calcext:value-type="float">
            <text:p>1882100</text:p>
          </table:table-cell>
          <table:table-cell office:value-type="float" office:value="516497" calcext:value-type="float">
            <text:p>516497</text:p>
          </table:table-cell>
          <table:table-cell office:value-type="float" office:value="1378221" calcext:value-type="float">
            <text:p>1378221</text:p>
          </table:table-cell>
          <table:table-cell office:value-type="float" office:value="1709062" calcext:value-type="float">
            <text:p>1709062</text:p>
          </table:table-cell>
          <table:table-cell office:value-type="float" office:value="3022713" calcext:value-type="float">
            <text:p>302271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8-01-01T22:37:16.5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82379" calcext:value-type="float">
            <text:p>1582379</text:p>
          </table:table-cell>
          <table:table-cell office:value-type="float" office:value="130620" calcext:value-type="float">
            <text:p>130620</text:p>
          </table:table-cell>
          <table:table-cell office:value-type="float" office:value="1365264" calcext:value-type="float">
            <text:p>1365264</text:p>
          </table:table-cell>
          <table:table-cell office:value-type="float" office:value="1552046" calcext:value-type="float">
            <text:p>1552046</text:p>
          </table:table-cell>
          <table:table-cell office:value-type="float" office:value="1800406" calcext:value-type="float">
            <text:p>1800406</text:p>
          </table:table-cell>
          <table:table-cell office:value-type="float" office:value="-171" calcext:value-type="float">
            <text:p>-171</text:p>
          </table:table-cell>
        </table:table-row>
        <table:table-row table:style-name="ro1">
          <table:table-cell office:value-type="string" calcext:value-type="string">
            <text:p>2018-01-01T22:37:17.8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44964" calcext:value-type="float">
            <text:p>1744964</text:p>
          </table:table-cell>
          <table:table-cell office:value-type="float" office:value="311758" calcext:value-type="float">
            <text:p>311758</text:p>
          </table:table-cell>
          <table:table-cell office:value-type="float" office:value="1448008" calcext:value-type="float">
            <text:p>1448008</text:p>
          </table:table-cell>
          <table:table-cell office:value-type="float" office:value="1636752" calcext:value-type="float">
            <text:p>1636752</text:p>
          </table:table-cell>
          <table:table-cell office:value-type="float" office:value="2757272" calcext:value-type="float">
            <text:p>2757272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2018-01-01T22:37:20.2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64126" calcext:value-type="float">
            <text:p>1664126</text:p>
          </table:table-cell>
          <table:table-cell office:value-type="float" office:value="179425" calcext:value-type="float">
            <text:p>179425</text:p>
          </table:table-cell>
          <table:table-cell office:value-type="float" office:value="1417596" calcext:value-type="float">
            <text:p>1417596</text:p>
          </table:table-cell>
          <table:table-cell office:value-type="float" office:value="1641935" calcext:value-type="float">
            <text:p>1641935</text:p>
          </table:table-cell>
          <table:table-cell office:value-type="float" office:value="2038269" calcext:value-type="float">
            <text:p>2038269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string" calcext:value-type="string">
            <text:p>2018-01-01T22:37:22.6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32668" calcext:value-type="float">
            <text:p>1732668</text:p>
          </table:table-cell>
          <table:table-cell office:value-type="float" office:value="164002" calcext:value-type="float">
            <text:p>164002</text:p>
          </table:table-cell>
          <table:table-cell office:value-type="float" office:value="1472427" calcext:value-type="float">
            <text:p>1472427</text:p>
          </table:table-cell>
          <table:table-cell office:value-type="float" office:value="1748735" calcext:value-type="float">
            <text:p>1748735</text:p>
          </table:table-cell>
          <table:table-cell office:value-type="float" office:value="2005159" calcext:value-type="float">
            <text:p>200515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2018-01-01T22:37:25.08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56785" calcext:value-type="float">
            <text:p>1756785</text:p>
          </table:table-cell>
          <table:table-cell office:value-type="float" office:value="484267" calcext:value-type="float">
            <text:p>484267</text:p>
          </table:table-cell>
          <table:table-cell office:value-type="float" office:value="1320889" calcext:value-type="float">
            <text:p>1320889</text:p>
          </table:table-cell>
          <table:table-cell office:value-type="float" office:value="1622837" calcext:value-type="float">
            <text:p>1622837</text:p>
          </table:table-cell>
          <table:table-cell office:value-type="float" office:value="3030750" calcext:value-type="float">
            <text:p>303075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8-01-01T22:37:27.58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91226" calcext:value-type="float">
            <text:p>1591226</text:p>
          </table:table-cell>
          <table:table-cell office:value-type="float" office:value="147839" calcext:value-type="float">
            <text:p>147839</text:p>
          </table:table-cell>
          <table:table-cell office:value-type="float" office:value="1374080" calcext:value-type="float">
            <text:p>1374080</text:p>
          </table:table-cell>
          <table:table-cell office:value-type="float" office:value="1559066" calcext:value-type="float">
            <text:p>1559066</text:p>
          </table:table-cell>
          <table:table-cell office:value-type="float" office:value="1996012" calcext:value-type="float">
            <text:p>1996012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string" calcext:value-type="string">
            <text:p>2018-01-01T22:37:30.03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30807" calcext:value-type="float">
            <text:p>1530807</text:p>
          </table:table-cell>
          <table:table-cell office:value-type="float" office:value="155603" calcext:value-type="float">
            <text:p>155603</text:p>
          </table:table-cell>
          <table:table-cell office:value-type="float" office:value="1377001" calcext:value-type="float">
            <text:p>1377001</text:p>
          </table:table-cell>
          <table:table-cell office:value-type="float" office:value="1501250" calcext:value-type="float">
            <text:p>1501250</text:p>
          </table:table-cell>
          <table:table-cell office:value-type="float" office:value="2082722" calcext:value-type="float">
            <text:p>2082722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2018-01-01T22:37:32.08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73328" calcext:value-type="float">
            <text:p>1573328</text:p>
          </table:table-cell>
          <table:table-cell office:value-type="float" office:value="139230" calcext:value-type="float">
            <text:p>139230</text:p>
          </table:table-cell>
          <table:table-cell office:value-type="float" office:value="1399146" calcext:value-type="float">
            <text:p>1399146</text:p>
          </table:table-cell>
          <table:table-cell office:value-type="float" office:value="1555104" calcext:value-type="float">
            <text:p>1555104</text:p>
          </table:table-cell>
          <table:table-cell office:value-type="float" office:value="1873413" calcext:value-type="float">
            <text:p>1873413</text:p>
          </table:table-cell>
          <table:table-cell office:value-type="float" office:value="-162" calcext:value-type="float">
            <text:p>-162</text:p>
          </table:table-cell>
        </table:table-row>
        <table:table-row table:style-name="ro1">
          <table:table-cell office:value-type="string" calcext:value-type="string">
            <text:p>2018-01-01T22:37:34.35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684739" calcext:value-type="float">
            <text:p>1684739</text:p>
          </table:table-cell>
          <table:table-cell office:value-type="float" office:value="320670" calcext:value-type="float">
            <text:p>320670</text:p>
          </table:table-cell>
          <table:table-cell office:value-type="float" office:value="1418136" calcext:value-type="float">
            <text:p>1418136</text:p>
          </table:table-cell>
          <table:table-cell office:value-type="float" office:value="1576598" calcext:value-type="float">
            <text:p>1576598</text:p>
          </table:table-cell>
          <table:table-cell office:value-type="float" office:value="2667976" calcext:value-type="float">
            <text:p>266797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8-01-01T22:37:36.99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660682" calcext:value-type="float">
            <text:p>1660682</text:p>
          </table:table-cell>
          <table:table-cell office:value-type="float" office:value="327577" calcext:value-type="float">
            <text:p>327577</text:p>
          </table:table-cell>
          <table:table-cell office:value-type="float" office:value="1405500" calcext:value-type="float">
            <text:p>1405500</text:p>
          </table:table-cell>
          <table:table-cell office:value-type="float" office:value="1544946" calcext:value-type="float">
            <text:p>1544946</text:p>
          </table:table-cell>
          <table:table-cell office:value-type="float" office:value="2813235" calcext:value-type="float">
            <text:p>28132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-01-01T22:37:39.4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668161" calcext:value-type="float">
            <text:p>1668161</text:p>
          </table:table-cell>
          <table:table-cell office:value-type="float" office:value="269408" calcext:value-type="float">
            <text:p>269408</text:p>
          </table:table-cell>
          <table:table-cell office:value-type="float" office:value="1454080" calcext:value-type="float">
            <text:p>1454080</text:p>
          </table:table-cell>
          <table:table-cell office:value-type="float" office:value="1578476" calcext:value-type="float">
            <text:p>1578476</text:p>
          </table:table-cell>
          <table:table-cell office:value-type="float" office:value="2585406" calcext:value-type="float">
            <text:p>2585406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2018-01-01T22:37:41.56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60229" calcext:value-type="float">
            <text:p>1860229</text:p>
          </table:table-cell>
          <table:table-cell office:value-type="float" office:value="574128" calcext:value-type="float">
            <text:p>574128</text:p>
          </table:table-cell>
          <table:table-cell office:value-type="float" office:value="1410864" calcext:value-type="float">
            <text:p>1410864</text:p>
          </table:table-cell>
          <table:table-cell office:value-type="float" office:value="1577249" calcext:value-type="float">
            <text:p>1577249</text:p>
          </table:table-cell>
          <table:table-cell office:value-type="float" office:value="2957878" calcext:value-type="float">
            <text:p>29578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1-01T22:37:43.8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62399" calcext:value-type="float">
            <text:p>1662399</text:p>
          </table:table-cell>
          <table:table-cell office:value-type="float" office:value="371110" calcext:value-type="float">
            <text:p>371110</text:p>
          </table:table-cell>
          <table:table-cell office:value-type="float" office:value="1347265" calcext:value-type="float">
            <text:p>1347265</text:p>
          </table:table-cell>
          <table:table-cell office:value-type="float" office:value="1595367" calcext:value-type="float">
            <text:p>1595367</text:p>
          </table:table-cell>
          <table:table-cell office:value-type="float" office:value="2990037" calcext:value-type="float">
            <text:p>299003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1-01T22:37:46.4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65885" calcext:value-type="float">
            <text:p>1765885</text:p>
          </table:table-cell>
          <table:table-cell office:value-type="float" office:value="516446" calcext:value-type="float">
            <text:p>516446</text:p>
          </table:table-cell>
          <table:table-cell office:value-type="float" office:value="1327613" calcext:value-type="float">
            <text:p>1327613</text:p>
          </table:table-cell>
          <table:table-cell office:value-type="float" office:value="1570510" calcext:value-type="float">
            <text:p>1570510</text:p>
          </table:table-cell>
          <table:table-cell office:value-type="float" office:value="2944708" calcext:value-type="float">
            <text:p>2944708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2018-01-01T22:37:48.63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48155" calcext:value-type="float">
            <text:p>1748155</text:p>
          </table:table-cell>
          <table:table-cell office:value-type="float" office:value="498359" calcext:value-type="float">
            <text:p>498359</text:p>
          </table:table-cell>
          <table:table-cell office:value-type="float" office:value="1419544" calcext:value-type="float">
            <text:p>1419544</text:p>
          </table:table-cell>
          <table:table-cell office:value-type="float" office:value="1517064" calcext:value-type="float">
            <text:p>1517064</text:p>
          </table:table-cell>
          <table:table-cell office:value-type="float" office:value="3009069" calcext:value-type="float">
            <text:p>300906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2018-01-01T22:37:50.92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75550" calcext:value-type="float">
            <text:p>1675550</text:p>
          </table:table-cell>
          <table:table-cell office:value-type="float" office:value="480999" calcext:value-type="float">
            <text:p>480999</text:p>
          </table:table-cell>
          <table:table-cell office:value-type="float" office:value="1346359" calcext:value-type="float">
            <text:p>1346359</text:p>
          </table:table-cell>
          <table:table-cell office:value-type="float" office:value="1521061" calcext:value-type="float">
            <text:p>1521061</text:p>
          </table:table-cell>
          <table:table-cell office:value-type="float" office:value="3004386" calcext:value-type="float">
            <text:p>300438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2018-01-01T22:37:53.37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61361" calcext:value-type="float">
            <text:p>1761361</text:p>
          </table:table-cell>
          <table:table-cell office:value-type="float" office:value="480604" calcext:value-type="float">
            <text:p>480604</text:p>
          </table:table-cell>
          <table:table-cell office:value-type="float" office:value="1417675" calcext:value-type="float">
            <text:p>1417675</text:p>
          </table:table-cell>
          <table:table-cell office:value-type="float" office:value="1607970" calcext:value-type="float">
            <text:p>1607970</text:p>
          </table:table-cell>
          <table:table-cell office:value-type="float" office:value="2944613" calcext:value-type="float">
            <text:p>29446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1-01T22:37:55.6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56809" calcext:value-type="float">
            <text:p>1556809</text:p>
          </table:table-cell>
          <table:table-cell office:value-type="float" office:value="182852" calcext:value-type="float">
            <text:p>182852</text:p>
          </table:table-cell>
          <table:table-cell office:value-type="float" office:value="1392174" calcext:value-type="float">
            <text:p>1392174</text:p>
          </table:table-cell>
          <table:table-cell office:value-type="float" office:value="1495162" calcext:value-type="float">
            <text:p>1495162</text:p>
          </table:table-cell>
          <table:table-cell office:value-type="float" office:value="2213290" calcext:value-type="float">
            <text:p>22132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-01-01T22:37:58.29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78094" calcext:value-type="float">
            <text:p>1778094</text:p>
          </table:table-cell>
          <table:table-cell office:value-type="float" office:value="342782" calcext:value-type="float">
            <text:p>342782</text:p>
          </table:table-cell>
          <table:table-cell office:value-type="float" office:value="1485427" calcext:value-type="float">
            <text:p>1485427</text:p>
          </table:table-cell>
          <table:table-cell office:value-type="float" office:value="1633419" calcext:value-type="float">
            <text:p>1633419</text:p>
          </table:table-cell>
          <table:table-cell office:value-type="float" office:value="2721720" calcext:value-type="float">
            <text:p>27217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8-01-01T22:38:00.7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48966" calcext:value-type="float">
            <text:p>1648966</text:p>
          </table:table-cell>
          <table:table-cell office:value-type="float" office:value="318733" calcext:value-type="float">
            <text:p>318733</text:p>
          </table:table-cell>
          <table:table-cell office:value-type="float" office:value="1408474" calcext:value-type="float">
            <text:p>1408474</text:p>
          </table:table-cell>
          <table:table-cell office:value-type="float" office:value="1565332" calcext:value-type="float">
            <text:p>1565332</text:p>
          </table:table-cell>
          <table:table-cell office:value-type="float" office:value="2917541" calcext:value-type="float">
            <text:p>2917541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2018-01-01T22:38:02.9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93945" calcext:value-type="float">
            <text:p>1793945</text:p>
          </table:table-cell>
          <table:table-cell office:value-type="float" office:value="455061" calcext:value-type="float">
            <text:p>455061</text:p>
          </table:table-cell>
          <table:table-cell office:value-type="float" office:value="1473860" calcext:value-type="float">
            <text:p>1473860</text:p>
          </table:table-cell>
          <table:table-cell office:value-type="float" office:value="1609988" calcext:value-type="float">
            <text:p>1609988</text:p>
          </table:table-cell>
          <table:table-cell office:value-type="float" office:value="2897949" calcext:value-type="float">
            <text:p>28979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1-01T22:38:05.2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48188" calcext:value-type="float">
            <text:p>1748188</text:p>
          </table:table-cell>
          <table:table-cell office:value-type="float" office:value="398872" calcext:value-type="float">
            <text:p>398872</text:p>
          </table:table-cell>
          <table:table-cell office:value-type="float" office:value="1346189" calcext:value-type="float">
            <text:p>1346189</text:p>
          </table:table-cell>
          <table:table-cell office:value-type="float" office:value="1658635" calcext:value-type="float">
            <text:p>1658635</text:p>
          </table:table-cell>
          <table:table-cell office:value-type="float" office:value="2801592" calcext:value-type="float">
            <text:p>28015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1-01T22:38:07.7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14101" calcext:value-type="float">
            <text:p>28141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14101" calcext:value-type="float">
            <text:p>281410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2018-01-01T22:38:10.17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70663" calcext:value-type="float">
            <text:p>287066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70663" calcext:value-type="float">
            <text:p>2870663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8-01-01T22:38:12.29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08357" calcext:value-type="float">
            <text:p>28083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08357" calcext:value-type="float">
            <text:p>2808357</text:p>
          </table:table-cell>
          <table:table-cell office:value-type="float" office:value="-299" calcext:value-type="float">
            <text:p>-299</text:p>
          </table:table-cell>
        </table:table-row>
        <table:table-row table:style-name="ro1">
          <table:table-cell office:value-type="string" calcext:value-type="string">
            <text:p>2018-01-01T22:38:15.49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46944" calcext:value-type="float">
            <text:p>28469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46944" calcext:value-type="float">
            <text:p>284694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2018-01-01T22:38:17.95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38581" calcext:value-type="float">
            <text:p>273858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738581" calcext:value-type="float">
            <text:p>27385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1-01T22:38:20.4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67267" calcext:value-type="float">
            <text:p>1467267</text:p>
          </table:table-cell>
          <table:table-cell office:value-type="float" office:value="32663" calcext:value-type="float">
            <text:p>32663</text:p>
          </table:table-cell>
          <table:table-cell office:value-type="float" office:value="1444171" calcext:value-type="float">
            <text:p>1444171</text:p>
          </table:table-cell>
          <table:table-cell office:value-type="float" office:value="1467267" calcext:value-type="float">
            <text:p>1467267</text:p>
          </table:table-cell>
          <table:table-cell office:value-type="float" office:value="1490363" calcext:value-type="float">
            <text:p>149036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8-01-01T22:38:22.87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94805" calcext:value-type="float">
            <text:p>1494805</text:p>
          </table:table-cell>
          <table:table-cell office:value-type="float" office:value="1945" calcext:value-type="float">
            <text:p>1945</text:p>
          </table:table-cell>
          <table:table-cell office:value-type="float" office:value="1493430" calcext:value-type="float">
            <text:p>1493430</text:p>
          </table:table-cell>
          <table:table-cell office:value-type="float" office:value="1494805" calcext:value-type="float">
            <text:p>1494805</text:p>
          </table:table-cell>
          <table:table-cell office:value-type="float" office:value="1496180" calcext:value-type="float">
            <text:p>1496180</text:p>
          </table:table-cell>
          <table:table-cell office:value-type="float" office:value="-521" calcext:value-type="float">
            <text:p>-521</text:p>
          </table:table-cell>
        </table:table-row>
        <table:table-row table:style-name="ro1">
          <table:table-cell office:value-type="string" calcext:value-type="string">
            <text:p>2018-01-01T22:38:25.0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65574" calcext:value-type="float">
            <text:p>1765574</text:p>
          </table:table-cell>
          <table:table-cell office:value-type="float" office:value="3532" calcext:value-type="float">
            <text:p>3532</text:p>
          </table:table-cell>
          <table:table-cell office:value-type="float" office:value="1763076" calcext:value-type="float">
            <text:p>1763076</text:p>
          </table:table-cell>
          <table:table-cell office:value-type="float" office:value="1765574" calcext:value-type="float">
            <text:p>1765574</text:p>
          </table:table-cell>
          <table:table-cell office:value-type="float" office:value="1768071" calcext:value-type="float">
            <text:p>176807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18-01-01T22:38:27.3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0057" calcext:value-type="float">
            <text:p>1640057</text:p>
          </table:table-cell>
          <table:table-cell office:value-type="float" office:value="4074" calcext:value-type="float">
            <text:p>4074</text:p>
          </table:table-cell>
          <table:table-cell office:value-type="float" office:value="1637176" calcext:value-type="float">
            <text:p>1637176</text:p>
          </table:table-cell>
          <table:table-cell office:value-type="float" office:value="1640057" calcext:value-type="float">
            <text:p>1640057</text:p>
          </table:table-cell>
          <table:table-cell office:value-type="float" office:value="1642938" calcext:value-type="float">
            <text:p>1642938</text:p>
          </table:table-cell>
          <table:table-cell office:value-type="float" office:value="-607" calcext:value-type="float">
            <text:p>-607</text:p>
          </table:table-cell>
        </table:table-row>
        <table:table-row table:style-name="ro1">
          <table:table-cell office:value-type="string" calcext:value-type="string">
            <text:p>2018-01-01T22:38:29.82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51128" calcext:value-type="float">
            <text:p>1751128</text:p>
          </table:table-cell>
          <table:table-cell office:value-type="float" office:value="30927" calcext:value-type="float">
            <text:p>30927</text:p>
          </table:table-cell>
          <table:table-cell office:value-type="float" office:value="1729259" calcext:value-type="float">
            <text:p>1729259</text:p>
          </table:table-cell>
          <table:table-cell office:value-type="float" office:value="1751128" calcext:value-type="float">
            <text:p>1751128</text:p>
          </table:table-cell>
          <table:table-cell office:value-type="float" office:value="1772997" calcext:value-type="float">
            <text:p>1772997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string" calcext:value-type="string">
            <text:p>2018-01-01T22:38:32.2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69146" calcext:value-type="float">
            <text:p>1669146</text:p>
          </table:table-cell>
          <table:table-cell office:value-type="float" office:value="232430" calcext:value-type="float">
            <text:p>232430</text:p>
          </table:table-cell>
          <table:table-cell office:value-type="float" office:value="1516009" calcext:value-type="float">
            <text:p>1516009</text:p>
          </table:table-cell>
          <table:table-cell office:value-type="float" office:value="1554834" calcext:value-type="float">
            <text:p>1554834</text:p>
          </table:table-cell>
          <table:table-cell office:value-type="float" office:value="1936595" calcext:value-type="float">
            <text:p>1936595</text:p>
          </table:table-cell>
          <table:table-cell office:value-type="float" office:value="-744" calcext:value-type="float">
            <text:p>-744</text:p>
          </table:table-cell>
        </table:table-row>
        <table:table-row table:style-name="ro1">
          <table:table-cell office:value-type="string" calcext:value-type="string">
            <text:p>2018-01-01T22:38:34.48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91623" calcext:value-type="float">
            <text:p>1691623</text:p>
          </table:table-cell>
          <table:table-cell office:value-type="float" office:value="158294" calcext:value-type="float">
            <text:p>158294</text:p>
          </table:table-cell>
          <table:table-cell office:value-type="float" office:value="1513661" calcext:value-type="float">
            <text:p>1513661</text:p>
          </table:table-cell>
          <table:table-cell office:value-type="float" office:value="1744490" calcext:value-type="float">
            <text:p>1744490</text:p>
          </table:table-cell>
          <table:table-cell office:value-type="float" office:value="1816717" calcext:value-type="float">
            <text:p>181671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8-01-01T22:38:36.7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87969" calcext:value-type="float">
            <text:p>1687969</text:p>
          </table:table-cell>
          <table:table-cell office:value-type="float" office:value="111241" calcext:value-type="float">
            <text:p>111241</text:p>
          </table:table-cell>
          <table:table-cell office:value-type="float" office:value="1574542" calcext:value-type="float">
            <text:p>1574542</text:p>
          </table:table-cell>
          <table:table-cell office:value-type="float" office:value="1692479" calcext:value-type="float">
            <text:p>1692479</text:p>
          </table:table-cell>
          <table:table-cell office:value-type="float" office:value="1796886" calcext:value-type="float">
            <text:p>1796886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2018-01-01T22:38:38.94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36112" calcext:value-type="float">
            <text:p>1636112</text:p>
          </table:table-cell>
          <table:table-cell office:value-type="float" office:value="255806" calcext:value-type="float">
            <text:p>255806</text:p>
          </table:table-cell>
          <table:table-cell office:value-type="float" office:value="1342130" calcext:value-type="float">
            <text:p>1342130</text:p>
          </table:table-cell>
          <table:table-cell office:value-type="float" office:value="1758250" calcext:value-type="float">
            <text:p>1758250</text:p>
          </table:table-cell>
          <table:table-cell office:value-type="float" office:value="1807955" calcext:value-type="float">
            <text:p>180795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8-01-01T22:38:41.0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60607" calcext:value-type="float">
            <text:p>1660607</text:p>
          </table:table-cell>
          <table:table-cell office:value-type="float" office:value="282009" calcext:value-type="float">
            <text:p>282009</text:p>
          </table:table-cell>
          <table:table-cell office:value-type="float" office:value="1427290" calcext:value-type="float">
            <text:p>1427290</text:p>
          </table:table-cell>
          <table:table-cell office:value-type="float" office:value="1580539" calcext:value-type="float">
            <text:p>1580539</text:p>
          </table:table-cell>
          <table:table-cell office:value-type="float" office:value="1973992" calcext:value-type="float">
            <text:p>1973992</text:p>
          </table:table-cell>
          <table:table-cell office:value-type="float" office:value="-443" calcext:value-type="float">
            <text:p>-443</text:p>
          </table:table-cell>
        </table:table-row>
        <table:table-row table:style-name="ro1">
          <table:table-cell office:value-type="string" calcext:value-type="string">
            <text:p>2018-01-01T22:38:43.35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87539" calcext:value-type="float">
            <text:p>1887539</text:p>
          </table:table-cell>
          <table:table-cell office:value-type="float" office:value="658304" calcext:value-type="float">
            <text:p>658304</text:p>
          </table:table-cell>
          <table:table-cell office:value-type="float" office:value="1365624" calcext:value-type="float">
            <text:p>1365624</text:p>
          </table:table-cell>
          <table:table-cell office:value-type="float" office:value="1723839" calcext:value-type="float">
            <text:p>1723839</text:p>
          </table:table-cell>
          <table:table-cell office:value-type="float" office:value="2736854" calcext:value-type="float">
            <text:p>27368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-01-01T22:38:45.4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16479" calcext:value-type="float">
            <text:p>1916479</text:p>
          </table:table-cell>
          <table:table-cell office:value-type="float" office:value="707071" calcext:value-type="float">
            <text:p>707071</text:p>
          </table:table-cell>
          <table:table-cell office:value-type="float" office:value="1342940" calcext:value-type="float">
            <text:p>1342940</text:p>
          </table:table-cell>
          <table:table-cell office:value-type="float" office:value="1739277" calcext:value-type="float">
            <text:p>1739277</text:p>
          </table:table-cell>
          <table:table-cell office:value-type="float" office:value="2844422" calcext:value-type="float">
            <text:p>284442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8-01-01T22:38:47.7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15508" calcext:value-type="float">
            <text:p>1915508</text:p>
          </table:table-cell>
          <table:table-cell office:value-type="float" office:value="693504" calcext:value-type="float">
            <text:p>693504</text:p>
          </table:table-cell>
          <table:table-cell office:value-type="float" office:value="1378943" calcext:value-type="float">
            <text:p>1378943</text:p>
          </table:table-cell>
          <table:table-cell office:value-type="float" office:value="1711993" calcext:value-type="float">
            <text:p>1711993</text:p>
          </table:table-cell>
          <table:table-cell office:value-type="float" office:value="2859103" calcext:value-type="float">
            <text:p>2859103</text:p>
          </table:table-cell>
          <table:table-cell office:value-type="float" office:value="-147" calcext:value-type="float">
            <text:p>-147</text:p>
          </table:table-cell>
        </table:table-row>
        <table:table-row table:style-name="ro1">
          <table:table-cell office:value-type="string" calcext:value-type="string">
            <text:p>2018-01-01T22:38:50.1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58465" calcext:value-type="float">
            <text:p>1958465</text:p>
          </table:table-cell>
          <table:table-cell office:value-type="float" office:value="678832" calcext:value-type="float">
            <text:p>678832</text:p>
          </table:table-cell>
          <table:table-cell office:value-type="float" office:value="1390144" calcext:value-type="float">
            <text:p>1390144</text:p>
          </table:table-cell>
          <table:table-cell office:value-type="float" office:value="1772853" calcext:value-type="float">
            <text:p>1772853</text:p>
          </table:table-cell>
          <table:table-cell office:value-type="float" office:value="2898010" calcext:value-type="float">
            <text:p>28980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1-01T22:38:52.3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53934" calcext:value-type="float">
            <text:p>1953934</text:p>
          </table:table-cell>
          <table:table-cell office:value-type="float" office:value="626499" calcext:value-type="float">
            <text:p>626499</text:p>
          </table:table-cell>
          <table:table-cell office:value-type="float" office:value="1426013" calcext:value-type="float">
            <text:p>1426013</text:p>
          </table:table-cell>
          <table:table-cell office:value-type="float" office:value="1764070" calcext:value-type="float">
            <text:p>1764070</text:p>
          </table:table-cell>
          <table:table-cell office:value-type="float" office:value="2861582" calcext:value-type="float">
            <text:p>286158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2018-01-01T22:38:54.6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63770" calcext:value-type="float">
            <text:p>1763770</text:p>
          </table:table-cell>
          <table:table-cell office:value-type="float" office:value="329725" calcext:value-type="float">
            <text:p>329725</text:p>
          </table:table-cell>
          <table:table-cell office:value-type="float" office:value="1378074" calcext:value-type="float">
            <text:p>1378074</text:p>
          </table:table-cell>
          <table:table-cell office:value-type="float" office:value="1996996" calcext:value-type="float">
            <text:p>1996996</text:p>
          </table:table-cell>
          <table:table-cell office:value-type="float" office:value="2010113" calcext:value-type="float">
            <text:p>2010113</text:p>
          </table:table-cell>
          <table:table-cell office:value-type="float" office:value="-141" calcext:value-type="float">
            <text:p>-141</text:p>
          </table:table-cell>
        </table:table-row>
        <table:table-row table:style-name="ro1">
          <table:table-cell office:value-type="string" calcext:value-type="string">
            <text:p>2018-01-01T22:38:57.6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72412" calcext:value-type="float">
            <text:p>1672412</text:p>
          </table:table-cell>
          <table:table-cell office:value-type="float" office:value="280679" calcext:value-type="float">
            <text:p>280679</text:p>
          </table:table-cell>
          <table:table-cell office:value-type="float" office:value="1384020" calcext:value-type="float">
            <text:p>1384020</text:p>
          </table:table-cell>
          <table:table-cell office:value-type="float" office:value="1688803" calcext:value-type="float">
            <text:p>1688803</text:p>
          </table:table-cell>
          <table:table-cell office:value-type="float" office:value="2084007" calcext:value-type="float">
            <text:p>208400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8-01-01T22:39:00.1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70983" calcext:value-type="float">
            <text:p>1570983</text:p>
          </table:table-cell>
          <table:table-cell office:value-type="float" office:value="263391" calcext:value-type="float">
            <text:p>263391</text:p>
          </table:table-cell>
          <table:table-cell office:value-type="float" office:value="1336332" calcext:value-type="float">
            <text:p>1336332</text:p>
          </table:table-cell>
          <table:table-cell office:value-type="float" office:value="1498753" calcext:value-type="float">
            <text:p>1498753</text:p>
          </table:table-cell>
          <table:table-cell office:value-type="float" office:value="2021307" calcext:value-type="float">
            <text:p>202130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8-01-01T22:39:02.60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85892" calcext:value-type="float">
            <text:p>1585892</text:p>
          </table:table-cell>
          <table:table-cell office:value-type="float" office:value="241061" calcext:value-type="float">
            <text:p>241061</text:p>
          </table:table-cell>
          <table:table-cell office:value-type="float" office:value="1376374" calcext:value-type="float">
            <text:p>1376374</text:p>
          </table:table-cell>
          <table:table-cell office:value-type="float" office:value="1558027" calcext:value-type="float">
            <text:p>1558027</text:p>
          </table:table-cell>
          <table:table-cell office:value-type="float" office:value="1958308" calcext:value-type="float">
            <text:p>195830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018-01-01T22:39:04.8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70858" calcext:value-type="float">
            <text:p>1570858</text:p>
          </table:table-cell>
          <table:table-cell office:value-type="float" office:value="257985" calcext:value-type="float">
            <text:p>257985</text:p>
          </table:table-cell>
          <table:table-cell office:value-type="float" office:value="1348146" calcext:value-type="float">
            <text:p>1348146</text:p>
          </table:table-cell>
          <table:table-cell office:value-type="float" office:value="1430491" calcext:value-type="float">
            <text:p>1430491</text:p>
          </table:table-cell>
          <table:table-cell office:value-type="float" office:value="1935941" calcext:value-type="float">
            <text:p>193594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8-01-01T22:39:07.1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38353" calcext:value-type="float">
            <text:p>1538353</text:p>
          </table:table-cell>
          <table:table-cell office:value-type="float" office:value="146812" calcext:value-type="float">
            <text:p>146812</text:p>
          </table:table-cell>
          <table:table-cell office:value-type="float" office:value="1367113" calcext:value-type="float">
            <text:p>1367113</text:p>
          </table:table-cell>
          <table:table-cell office:value-type="float" office:value="1518089" calcext:value-type="float">
            <text:p>1518089</text:p>
          </table:table-cell>
          <table:table-cell office:value-type="float" office:value="1774948" calcext:value-type="float">
            <text:p>177494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8-01-01T22:39:09.5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50985" calcext:value-type="float">
            <text:p>1550985</text:p>
          </table:table-cell>
          <table:table-cell office:value-type="float" office:value="73070" calcext:value-type="float">
            <text:p>73070</text:p>
          </table:table-cell>
          <table:table-cell office:value-type="float" office:value="1468279" calcext:value-type="float">
            <text:p>1468279</text:p>
          </table:table-cell>
          <table:table-cell office:value-type="float" office:value="1534441" calcext:value-type="float">
            <text:p>1534441</text:p>
          </table:table-cell>
          <table:table-cell office:value-type="float" office:value="1655032" calcext:value-type="float">
            <text:p>16550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-01-01T22:39:12.02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34538" calcext:value-type="float">
            <text:p>1634538</text:p>
          </table:table-cell>
          <table:table-cell office:value-type="float" office:value="92321" calcext:value-type="float">
            <text:p>92321</text:p>
          </table:table-cell>
          <table:table-cell office:value-type="float" office:value="1514269" calcext:value-type="float">
            <text:p>1514269</text:p>
          </table:table-cell>
          <table:table-cell office:value-type="float" office:value="1635427" calcext:value-type="float">
            <text:p>1635427</text:p>
          </table:table-cell>
          <table:table-cell office:value-type="float" office:value="1767121" calcext:value-type="float">
            <text:p>176712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18-01-01T22:39:14.5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77780" calcext:value-type="float">
            <text:p>1577780</text:p>
          </table:table-cell>
          <table:table-cell office:value-type="float" office:value="100081" calcext:value-type="float">
            <text:p>100081</text:p>
          </table:table-cell>
          <table:table-cell office:value-type="float" office:value="1479200" calcext:value-type="float">
            <text:p>1479200</text:p>
          </table:table-cell>
          <table:table-cell office:value-type="float" office:value="1537477" calcext:value-type="float">
            <text:p>1537477</text:p>
          </table:table-cell>
          <table:table-cell office:value-type="float" office:value="1707661" calcext:value-type="float">
            <text:p>1707661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2018-01-01T22:39:16.66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97017" calcext:value-type="float">
            <text:p>1597017</text:p>
          </table:table-cell>
          <table:table-cell office:value-type="float" office:value="74576" calcext:value-type="float">
            <text:p>74576</text:p>
          </table:table-cell>
          <table:table-cell office:value-type="float" office:value="1495085" calcext:value-type="float">
            <text:p>1495085</text:p>
          </table:table-cell>
          <table:table-cell office:value-type="float" office:value="1580851" calcext:value-type="float">
            <text:p>1580851</text:p>
          </table:table-cell>
          <table:table-cell office:value-type="float" office:value="1708077" calcext:value-type="float">
            <text:p>1708077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string" calcext:value-type="string">
            <text:p>2018-01-01T22:39:18.9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04962" calcext:value-type="float">
            <text:p>1704962</text:p>
          </table:table-cell>
          <table:table-cell office:value-type="float" office:value="373023" calcext:value-type="float">
            <text:p>373023</text:p>
          </table:table-cell>
          <table:table-cell office:value-type="float" office:value="1439989" calcext:value-type="float">
            <text:p>1439989</text:p>
          </table:table-cell>
          <table:table-cell office:value-type="float" office:value="1545609" calcext:value-type="float">
            <text:p>1545609</text:p>
          </table:table-cell>
          <table:table-cell office:value-type="float" office:value="2504655" calcext:value-type="float">
            <text:p>2504655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2018-01-01T22:39:21.38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11066" calcext:value-type="float">
            <text:p>1711066</text:p>
          </table:table-cell>
          <table:table-cell office:value-type="float" office:value="461989" calcext:value-type="float">
            <text:p>461989</text:p>
          </table:table-cell>
          <table:table-cell office:value-type="float" office:value="1449652" calcext:value-type="float">
            <text:p>1449652</text:p>
          </table:table-cell>
          <table:table-cell office:value-type="float" office:value="1529490" calcext:value-type="float">
            <text:p>1529490</text:p>
          </table:table-cell>
          <table:table-cell office:value-type="float" office:value="2749664" calcext:value-type="float">
            <text:p>27496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1T22:39:23.9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23695" calcext:value-type="float">
            <text:p>1723695</text:p>
          </table:table-cell>
          <table:table-cell office:value-type="float" office:value="459576" calcext:value-type="float">
            <text:p>459576</text:p>
          </table:table-cell>
          <table:table-cell office:value-type="float" office:value="1451676" calcext:value-type="float">
            <text:p>1451676</text:p>
          </table:table-cell>
          <table:table-cell office:value-type="float" office:value="1588229" calcext:value-type="float">
            <text:p>1588229</text:p>
          </table:table-cell>
          <table:table-cell office:value-type="float" office:value="2757433" calcext:value-type="float">
            <text:p>2757433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string" calcext:value-type="string">
            <text:p>2018-01-01T22:39:26.3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95652" calcext:value-type="float">
            <text:p>1695652</text:p>
          </table:table-cell>
          <table:table-cell office:value-type="float" office:value="477197" calcext:value-type="float">
            <text:p>477197</text:p>
          </table:table-cell>
          <table:table-cell office:value-type="float" office:value="1398505" calcext:value-type="float">
            <text:p>1398505</text:p>
          </table:table-cell>
          <table:table-cell office:value-type="float" office:value="1516059" calcext:value-type="float">
            <text:p>1516059</text:p>
          </table:table-cell>
          <table:table-cell office:value-type="float" office:value="2752997" calcext:value-type="float">
            <text:p>2752997</text:p>
          </table:table-cell>
          <table:table-cell office:value-type="float" office:value="-446" calcext:value-type="float">
            <text:p>-446</text:p>
          </table:table-cell>
        </table:table-row>
        <table:table-row table:style-name="ro1">
          <table:table-cell office:value-type="string" calcext:value-type="string">
            <text:p>2018-01-01T22:39:28.5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17391" calcext:value-type="float">
            <text:p>1817391</text:p>
          </table:table-cell>
          <table:table-cell office:value-type="float" office:value="434994" calcext:value-type="float">
            <text:p>434994</text:p>
          </table:table-cell>
          <table:table-cell office:value-type="float" office:value="1519429" calcext:value-type="float">
            <text:p>1519429</text:p>
          </table:table-cell>
          <table:table-cell office:value-type="float" office:value="1722585" calcext:value-type="float">
            <text:p>1722585</text:p>
          </table:table-cell>
          <table:table-cell office:value-type="float" office:value="2775794" calcext:value-type="float">
            <text:p>277579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8-01-01T22:39:31.09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16512" calcext:value-type="float">
            <text:p>1716512</text:p>
          </table:table-cell>
          <table:table-cell office:value-type="float" office:value="464040" calcext:value-type="float">
            <text:p>464040</text:p>
          </table:table-cell>
          <table:table-cell office:value-type="float" office:value="1437775" calcext:value-type="float">
            <text:p>1437775</text:p>
          </table:table-cell>
          <table:table-cell office:value-type="float" office:value="1512294" calcext:value-type="float">
            <text:p>1512294</text:p>
          </table:table-cell>
          <table:table-cell office:value-type="float" office:value="2810054" calcext:value-type="float">
            <text:p>281005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8-01-01T22:39:33.32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83362" calcext:value-type="float">
            <text:p>1783362</text:p>
          </table:table-cell>
          <table:table-cell office:value-type="float" office:value="481652" calcext:value-type="float">
            <text:p>481652</text:p>
          </table:table-cell>
          <table:table-cell office:value-type="float" office:value="1393524" calcext:value-type="float">
            <text:p>1393524</text:p>
          </table:table-cell>
          <table:table-cell office:value-type="float" office:value="1579125" calcext:value-type="float">
            <text:p>1579125</text:p>
          </table:table-cell>
          <table:table-cell office:value-type="float" office:value="2791831" calcext:value-type="float">
            <text:p>27918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8-01-01T22:39:36.5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52373" calcext:value-type="float">
            <text:p>1752373</text:p>
          </table:table-cell>
          <table:table-cell office:value-type="float" office:value="492913" calcext:value-type="float">
            <text:p>492913</text:p>
          </table:table-cell>
          <table:table-cell office:value-type="float" office:value="1391973" calcext:value-type="float">
            <text:p>1391973</text:p>
          </table:table-cell>
          <table:table-cell office:value-type="float" office:value="1551074" calcext:value-type="float">
            <text:p>1551074</text:p>
          </table:table-cell>
          <table:table-cell office:value-type="float" office:value="2798974" calcext:value-type="float">
            <text:p>279897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-01-01T22:39:39.1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70648" calcext:value-type="float">
            <text:p>1770648</text:p>
          </table:table-cell>
          <table:table-cell office:value-type="float" office:value="496192" calcext:value-type="float">
            <text:p>496192</text:p>
          </table:table-cell>
          <table:table-cell office:value-type="float" office:value="1340897" calcext:value-type="float">
            <text:p>1340897</text:p>
          </table:table-cell>
          <table:table-cell office:value-type="float" office:value="1613244" calcext:value-type="float">
            <text:p>1613244</text:p>
          </table:table-cell>
          <table:table-cell office:value-type="float" office:value="2820270" calcext:value-type="float">
            <text:p>2820270</text:p>
          </table:table-cell>
          <table:table-cell office:value-type="float" office:value="-351" calcext:value-type="float">
            <text:p>-351</text:p>
          </table:table-cell>
        </table:table-row>
        <table:table-row table:style-name="ro1">
          <table:table-cell office:value-type="string" calcext:value-type="string">
            <text:p>2018-01-01T22:39:41.3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34064" calcext:value-type="float">
            <text:p>1734064</text:p>
          </table:table-cell>
          <table:table-cell office:value-type="float" office:value="449501" calcext:value-type="float">
            <text:p>449501</text:p>
          </table:table-cell>
          <table:table-cell office:value-type="float" office:value="1446361" calcext:value-type="float">
            <text:p>1446361</text:p>
          </table:table-cell>
          <table:table-cell office:value-type="float" office:value="1627120" calcext:value-type="float">
            <text:p>1627120</text:p>
          </table:table-cell>
          <table:table-cell office:value-type="float" office:value="2818723" calcext:value-type="float">
            <text:p>281872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1-01T22:39:43.5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48315" calcext:value-type="float">
            <text:p>1848315</text:p>
          </table:table-cell>
          <table:table-cell office:value-type="float" office:value="513989" calcext:value-type="float">
            <text:p>513989</text:p>
          </table:table-cell>
          <table:table-cell office:value-type="float" office:value="1463639" calcext:value-type="float">
            <text:p>1463639</text:p>
          </table:table-cell>
          <table:table-cell office:value-type="float" office:value="1577008" calcext:value-type="float">
            <text:p>1577008</text:p>
          </table:table-cell>
          <table:table-cell office:value-type="float" office:value="2792460" calcext:value-type="float">
            <text:p>2792460</text:p>
          </table:table-cell>
          <table:table-cell office:value-type="float" office:value="-203" calcext:value-type="float">
            <text:p>-203</text:p>
          </table:table-cell>
        </table:table-row>
        <table:table-row table:style-name="ro1">
          <table:table-cell office:value-type="string" calcext:value-type="string">
            <text:p>2018-01-01T22:39:46.02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35055" calcext:value-type="float">
            <text:p>1835055</text:p>
          </table:table-cell>
          <table:table-cell office:value-type="float" office:value="612120" calcext:value-type="float">
            <text:p>612120</text:p>
          </table:table-cell>
          <table:table-cell office:value-type="float" office:value="1390463" calcext:value-type="float">
            <text:p>1390463</text:p>
          </table:table-cell>
          <table:table-cell office:value-type="float" office:value="1480654" calcext:value-type="float">
            <text:p>1480654</text:p>
          </table:table-cell>
          <table:table-cell office:value-type="float" office:value="2875355" calcext:value-type="float">
            <text:p>28753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1T22:39:48.3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88336" calcext:value-type="float">
            <text:p>1888336</text:p>
          </table:table-cell>
          <table:table-cell office:value-type="float" office:value="602274" calcext:value-type="float">
            <text:p>602274</text:p>
          </table:table-cell>
          <table:table-cell office:value-type="float" office:value="1374560" calcext:value-type="float">
            <text:p>1374560</text:p>
          </table:table-cell>
          <table:table-cell office:value-type="float" office:value="1577184" calcext:value-type="float">
            <text:p>1577184</text:p>
          </table:table-cell>
          <table:table-cell office:value-type="float" office:value="2903096" calcext:value-type="float">
            <text:p>290309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1-01T22:39:50.6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85332" calcext:value-type="float">
            <text:p>1885332</text:p>
          </table:table-cell>
          <table:table-cell office:value-type="float" office:value="583988" calcext:value-type="float">
            <text:p>583988</text:p>
          </table:table-cell>
          <table:table-cell office:value-type="float" office:value="1370680" calcext:value-type="float">
            <text:p>1370680</text:p>
          </table:table-cell>
          <table:table-cell office:value-type="float" office:value="1612674" calcext:value-type="float">
            <text:p>1612674</text:p>
          </table:table-cell>
          <table:table-cell office:value-type="float" office:value="2905647" calcext:value-type="float">
            <text:p>290564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8-01-01T22:39:52.7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22126" calcext:value-type="float">
            <text:p>1922126</text:p>
          </table:table-cell>
          <table:table-cell office:value-type="float" office:value="585221" calcext:value-type="float">
            <text:p>585221</text:p>
          </table:table-cell>
          <table:table-cell office:value-type="float" office:value="1355844" calcext:value-type="float">
            <text:p>1355844</text:p>
          </table:table-cell>
          <table:table-cell office:value-type="float" office:value="1667225" calcext:value-type="float">
            <text:p>1667225</text:p>
          </table:table-cell>
          <table:table-cell office:value-type="float" office:value="2925158" calcext:value-type="float">
            <text:p>292515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2018-01-01T22:39:55.79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44703" calcext:value-type="float">
            <text:p>1844703</text:p>
          </table:table-cell>
          <table:table-cell office:value-type="float" office:value="442185" calcext:value-type="float">
            <text:p>442185</text:p>
          </table:table-cell>
          <table:table-cell office:value-type="float" office:value="1432324" calcext:value-type="float">
            <text:p>1432324</text:p>
          </table:table-cell>
          <table:table-cell office:value-type="float" office:value="1647287" calcext:value-type="float">
            <text:p>1647287</text:p>
          </table:table-cell>
          <table:table-cell office:value-type="float" office:value="2827997" calcext:value-type="float">
            <text:p>282799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8-01-01T22:39:59.12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99793" calcext:value-type="float">
            <text:p>1799793</text:p>
          </table:table-cell>
          <table:table-cell office:value-type="float" office:value="397084" calcext:value-type="float">
            <text:p>397084</text:p>
          </table:table-cell>
          <table:table-cell office:value-type="float" office:value="1469563" calcext:value-type="float">
            <text:p>1469563</text:p>
          </table:table-cell>
          <table:table-cell office:value-type="float" office:value="1681381" calcext:value-type="float">
            <text:p>1681381</text:p>
          </table:table-cell>
          <table:table-cell office:value-type="float" office:value="2827192" calcext:value-type="float">
            <text:p>282719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1-01T22:40:01.53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76081" calcext:value-type="float">
            <text:p>1976081</text:p>
          </table:table-cell>
          <table:table-cell office:value-type="float" office:value="446794" calcext:value-type="float">
            <text:p>446794</text:p>
          </table:table-cell>
          <table:table-cell office:value-type="float" office:value="1402354" calcext:value-type="float">
            <text:p>1402354</text:p>
          </table:table-cell>
          <table:table-cell office:value-type="float" office:value="1915249" calcext:value-type="float">
            <text:p>1915249</text:p>
          </table:table-cell>
          <table:table-cell office:value-type="float" office:value="2758864" calcext:value-type="float">
            <text:p>275886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1-01T22:40:04.87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19560" calcext:value-type="float">
            <text:p>1719560</text:p>
          </table:table-cell>
          <table:table-cell office:value-type="float" office:value="379687" calcext:value-type="float">
            <text:p>379687</text:p>
          </table:table-cell>
          <table:table-cell office:value-type="float" office:value="1435189" calcext:value-type="float">
            <text:p>1435189</text:p>
          </table:table-cell>
          <table:table-cell office:value-type="float" office:value="1617873" calcext:value-type="float">
            <text:p>1617873</text:p>
          </table:table-cell>
          <table:table-cell office:value-type="float" office:value="2770724" calcext:value-type="float">
            <text:p>277072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8-01-01T22:40:07.3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51339" calcext:value-type="float">
            <text:p>1751339</text:p>
          </table:table-cell>
          <table:table-cell office:value-type="float" office:value="432522" calcext:value-type="float">
            <text:p>432522</text:p>
          </table:table-cell>
          <table:table-cell office:value-type="float" office:value="1411795" calcext:value-type="float">
            <text:p>1411795</text:p>
          </table:table-cell>
          <table:table-cell office:value-type="float" office:value="1631616" calcext:value-type="float">
            <text:p>1631616</text:p>
          </table:table-cell>
          <table:table-cell office:value-type="float" office:value="2823132" calcext:value-type="float">
            <text:p>282313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8-01-01T22:40:09.51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49026" calcext:value-type="float">
            <text:p>1749026</text:p>
          </table:table-cell>
          <table:table-cell office:value-type="float" office:value="389067" calcext:value-type="float">
            <text:p>389067</text:p>
          </table:table-cell>
          <table:table-cell office:value-type="float" office:value="1466708" calcext:value-type="float">
            <text:p>1466708</text:p>
          </table:table-cell>
          <table:table-cell office:value-type="float" office:value="1633100" calcext:value-type="float">
            <text:p>1633100</text:p>
          </table:table-cell>
          <table:table-cell office:value-type="float" office:value="2837743" calcext:value-type="float">
            <text:p>2837743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2018-01-01T22:40:11.8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00409" calcext:value-type="float">
            <text:p>1700409</text:p>
          </table:table-cell>
          <table:table-cell office:value-type="float" office:value="426840" calcext:value-type="float">
            <text:p>426840</text:p>
          </table:table-cell>
          <table:table-cell office:value-type="float" office:value="1403710" calcext:value-type="float">
            <text:p>1403710</text:p>
          </table:table-cell>
          <table:table-cell office:value-type="float" office:value="1502733" calcext:value-type="float">
            <text:p>1502733</text:p>
          </table:table-cell>
          <table:table-cell office:value-type="float" office:value="2799455" calcext:value-type="float">
            <text:p>27994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-01-01T22:40:14.0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17718" calcext:value-type="float">
            <text:p>1717718</text:p>
          </table:table-cell>
          <table:table-cell office:value-type="float" office:value="402140" calcext:value-type="float">
            <text:p>402140</text:p>
          </table:table-cell>
          <table:table-cell office:value-type="float" office:value="1394594" calcext:value-type="float">
            <text:p>1394594</text:p>
          </table:table-cell>
          <table:table-cell office:value-type="float" office:value="1551693" calcext:value-type="float">
            <text:p>1551693</text:p>
          </table:table-cell>
          <table:table-cell office:value-type="float" office:value="2776279" calcext:value-type="float">
            <text:p>2776279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string" calcext:value-type="string">
            <text:p>2018-01-01T22:40:16.46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40596" calcext:value-type="float">
            <text:p>1740596</text:p>
          </table:table-cell>
          <table:table-cell office:value-type="float" office:value="392740" calcext:value-type="float">
            <text:p>392740</text:p>
          </table:table-cell>
          <table:table-cell office:value-type="float" office:value="1415668" calcext:value-type="float">
            <text:p>1415668</text:p>
          </table:table-cell>
          <table:table-cell office:value-type="float" office:value="1562483" calcext:value-type="float">
            <text:p>1562483</text:p>
          </table:table-cell>
          <table:table-cell office:value-type="float" office:value="2753114" calcext:value-type="float">
            <text:p>27531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1-01T22:40:19.59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27213" calcext:value-type="float">
            <text:p>1727213</text:p>
          </table:table-cell>
          <table:table-cell office:value-type="float" office:value="405534" calcext:value-type="float">
            <text:p>405534</text:p>
          </table:table-cell>
          <table:table-cell office:value-type="float" office:value="1418637" calcext:value-type="float">
            <text:p>1418637</text:p>
          </table:table-cell>
          <table:table-cell office:value-type="float" office:value="1589507" calcext:value-type="float">
            <text:p>1589507</text:p>
          </table:table-cell>
          <table:table-cell office:value-type="float" office:value="2791756" calcext:value-type="float">
            <text:p>2791756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2018-01-01T22:40:22.0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21277" calcext:value-type="float">
            <text:p>1721277</text:p>
          </table:table-cell>
          <table:table-cell office:value-type="float" office:value="415688" calcext:value-type="float">
            <text:p>415688</text:p>
          </table:table-cell>
          <table:table-cell office:value-type="float" office:value="1381478" calcext:value-type="float">
            <text:p>1381478</text:p>
          </table:table-cell>
          <table:table-cell office:value-type="float" office:value="1551170" calcext:value-type="float">
            <text:p>1551170</text:p>
          </table:table-cell>
          <table:table-cell office:value-type="float" office:value="2788544" calcext:value-type="float">
            <text:p>278854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2018-01-01T22:40:24.5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60700" calcext:value-type="float">
            <text:p>1760700</text:p>
          </table:table-cell>
          <table:table-cell office:value-type="float" office:value="431169" calcext:value-type="float">
            <text:p>431169</text:p>
          </table:table-cell>
          <table:table-cell office:value-type="float" office:value="1413957" calcext:value-type="float">
            <text:p>1413957</text:p>
          </table:table-cell>
          <table:table-cell office:value-type="float" office:value="1583575" calcext:value-type="float">
            <text:p>1583575</text:p>
          </table:table-cell>
          <table:table-cell office:value-type="float" office:value="2787972" calcext:value-type="float">
            <text:p>27879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1-01T22:40:27.79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80547" calcext:value-type="float">
            <text:p>1780547</text:p>
          </table:table-cell>
          <table:table-cell office:value-type="float" office:value="481896" calcext:value-type="float">
            <text:p>481896</text:p>
          </table:table-cell>
          <table:table-cell office:value-type="float" office:value="1336408" calcext:value-type="float">
            <text:p>1336408</text:p>
          </table:table-cell>
          <table:table-cell office:value-type="float" office:value="1592574" calcext:value-type="float">
            <text:p>1592574</text:p>
          </table:table-cell>
          <table:table-cell office:value-type="float" office:value="2840717" calcext:value-type="float">
            <text:p>2840717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2018-01-01T22:40:31.0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32955" calcext:value-type="float">
            <text:p>1732955</text:p>
          </table:table-cell>
          <table:table-cell office:value-type="float" office:value="366887" calcext:value-type="float">
            <text:p>366887</text:p>
          </table:table-cell>
          <table:table-cell office:value-type="float" office:value="1395017" calcext:value-type="float">
            <text:p>1395017</text:p>
          </table:table-cell>
          <table:table-cell office:value-type="float" office:value="1596084" calcext:value-type="float">
            <text:p>1596084</text:p>
          </table:table-cell>
          <table:table-cell office:value-type="float" office:value="2765208" calcext:value-type="float">
            <text:p>2765208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office:value-type="string" calcext:value-type="string">
            <text:p>2018-01-01T22:40:33.53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05464" calcext:value-type="float">
            <text:p>1705464</text:p>
          </table:table-cell>
          <table:table-cell office:value-type="float" office:value="410818" calcext:value-type="float">
            <text:p>410818</text:p>
          </table:table-cell>
          <table:table-cell office:value-type="float" office:value="1352628" calcext:value-type="float">
            <text:p>1352628</text:p>
          </table:table-cell>
          <table:table-cell office:value-type="float" office:value="1544164" calcext:value-type="float">
            <text:p>1544164</text:p>
          </table:table-cell>
          <table:table-cell office:value-type="float" office:value="2781127" calcext:value-type="float">
            <text:p>2781127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2018-01-01T22:40:35.98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62069" calcext:value-type="float">
            <text:p>1662069</text:p>
          </table:table-cell>
          <table:table-cell office:value-type="float" office:value="371301" calcext:value-type="float">
            <text:p>371301</text:p>
          </table:table-cell>
          <table:table-cell office:value-type="float" office:value="1400900" calcext:value-type="float">
            <text:p>1400900</text:p>
          </table:table-cell>
          <table:table-cell office:value-type="float" office:value="1554057" calcext:value-type="float">
            <text:p>1554057</text:p>
          </table:table-cell>
          <table:table-cell office:value-type="float" office:value="2853925" calcext:value-type="float">
            <text:p>28539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1-01T22:40:38.3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69468" calcext:value-type="float">
            <text:p>1669468</text:p>
          </table:table-cell>
          <table:table-cell office:value-type="float" office:value="388567" calcext:value-type="float">
            <text:p>388567</text:p>
          </table:table-cell>
          <table:table-cell office:value-type="float" office:value="1370919" calcext:value-type="float">
            <text:p>1370919</text:p>
          </table:table-cell>
          <table:table-cell office:value-type="float" office:value="1565422" calcext:value-type="float">
            <text:p>1565422</text:p>
          </table:table-cell>
          <table:table-cell office:value-type="float" office:value="2820369" calcext:value-type="float">
            <text:p>2820369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8-01-01T22:40:41.56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76216" calcext:value-type="float">
            <text:p>1676216</text:p>
          </table:table-cell>
          <table:table-cell office:value-type="float" office:value="372010" calcext:value-type="float">
            <text:p>372010</text:p>
          </table:table-cell>
          <table:table-cell office:value-type="float" office:value="1378858" calcext:value-type="float">
            <text:p>1378858</text:p>
          </table:table-cell>
          <table:table-cell office:value-type="float" office:value="1543155" calcext:value-type="float">
            <text:p>1543155</text:p>
          </table:table-cell>
          <table:table-cell office:value-type="float" office:value="2823125" calcext:value-type="float">
            <text:p>2823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-01-01T22:40:43.7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777627" calcext:value-type="float">
            <text:p>1777627</text:p>
          </table:table-cell>
          <table:table-cell office:value-type="float" office:value="453852" calcext:value-type="float">
            <text:p>453852</text:p>
          </table:table-cell>
          <table:table-cell office:value-type="float" office:value="1468514" calcext:value-type="float">
            <text:p>1468514</text:p>
          </table:table-cell>
          <table:table-cell office:value-type="float" office:value="1578821" calcext:value-type="float">
            <text:p>1578821</text:p>
          </table:table-cell>
          <table:table-cell office:value-type="float" office:value="2852891" calcext:value-type="float">
            <text:p>285289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8-01-01T22:40:47.1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721593" calcext:value-type="float">
            <text:p>1721593</text:p>
          </table:table-cell>
          <table:table-cell office:value-type="float" office:value="361520" calcext:value-type="float">
            <text:p>361520</text:p>
          </table:table-cell>
          <table:table-cell office:value-type="float" office:value="1430090" calcext:value-type="float">
            <text:p>1430090</text:p>
          </table:table-cell>
          <table:table-cell office:value-type="float" office:value="1637456" calcext:value-type="float">
            <text:p>1637456</text:p>
          </table:table-cell>
          <table:table-cell office:value-type="float" office:value="2836425" calcext:value-type="float">
            <text:p>283642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8-01-01T22:40:50.32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40609" calcext:value-type="float">
            <text:p>1640609</text:p>
          </table:table-cell>
          <table:table-cell office:value-type="float" office:value="335939" calcext:value-type="float">
            <text:p>335939</text:p>
          </table:table-cell>
          <table:table-cell office:value-type="float" office:value="1352965" calcext:value-type="float">
            <text:p>1352965</text:p>
          </table:table-cell>
          <table:table-cell office:value-type="float" office:value="1560523" calcext:value-type="float">
            <text:p>1560523</text:p>
          </table:table-cell>
          <table:table-cell office:value-type="float" office:value="2762274" calcext:value-type="float">
            <text:p>276227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8-01-01T22:40:52.78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82855" calcext:value-type="float">
            <text:p>1682855</text:p>
          </table:table-cell>
          <table:table-cell office:value-type="float" office:value="360651" calcext:value-type="float">
            <text:p>360651</text:p>
          </table:table-cell>
          <table:table-cell office:value-type="float" office:value="1434525" calcext:value-type="float">
            <text:p>1434525</text:p>
          </table:table-cell>
          <table:table-cell office:value-type="float" office:value="1574426" calcext:value-type="float">
            <text:p>1574426</text:p>
          </table:table-cell>
          <table:table-cell office:value-type="float" office:value="2840210" calcext:value-type="float">
            <text:p>2840210</text:p>
          </table:table-cell>
          <table:table-cell office:value-type="float" office:value="-422" calcext:value-type="float">
            <text:p>-422</text:p>
          </table:table-cell>
        </table:table-row>
        <table:table-row table:style-name="ro1">
          <table:table-cell office:value-type="string" calcext:value-type="string">
            <text:p>2018-01-01T22:40:56.0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54772" calcext:value-type="float">
            <text:p>1654772</text:p>
          </table:table-cell>
          <table:table-cell office:value-type="float" office:value="336664" calcext:value-type="float">
            <text:p>336664</text:p>
          </table:table-cell>
          <table:table-cell office:value-type="float" office:value="1471102" calcext:value-type="float">
            <text:p>1471102</text:p>
          </table:table-cell>
          <table:table-cell office:value-type="float" office:value="1574202" calcext:value-type="float">
            <text:p>1574202</text:p>
          </table:table-cell>
          <table:table-cell office:value-type="float" office:value="2804800" calcext:value-type="float">
            <text:p>2804800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2018-01-01T22:40:58.3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51796" calcext:value-type="float">
            <text:p>1751796</text:p>
          </table:table-cell>
          <table:table-cell office:value-type="float" office:value="391121" calcext:value-type="float">
            <text:p>391121</text:p>
          </table:table-cell>
          <table:table-cell office:value-type="float" office:value="1413819" calcext:value-type="float">
            <text:p>1413819</text:p>
          </table:table-cell>
          <table:table-cell office:value-type="float" office:value="1614647" calcext:value-type="float">
            <text:p>1614647</text:p>
          </table:table-cell>
          <table:table-cell office:value-type="float" office:value="2806321" calcext:value-type="float">
            <text:p>280632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-01-01T22:41:01.5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34092" calcext:value-type="float">
            <text:p>1634092</text:p>
          </table:table-cell>
          <table:table-cell office:value-type="float" office:value="372771" calcext:value-type="float">
            <text:p>372771</text:p>
          </table:table-cell>
          <table:table-cell office:value-type="float" office:value="1460318" calcext:value-type="float">
            <text:p>1460318</text:p>
          </table:table-cell>
          <table:table-cell office:value-type="float" office:value="1514731" calcext:value-type="float">
            <text:p>1514731</text:p>
          </table:table-cell>
          <table:table-cell office:value-type="float" office:value="2908808" calcext:value-type="float">
            <text:p>290880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8-01-01T22:41:03.84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67953" calcext:value-type="float">
            <text:p>1667953</text:p>
          </table:table-cell>
          <table:table-cell office:value-type="float" office:value="339424" calcext:value-type="float">
            <text:p>339424</text:p>
          </table:table-cell>
          <table:table-cell office:value-type="float" office:value="1455045" calcext:value-type="float">
            <text:p>1455045</text:p>
          </table:table-cell>
          <table:table-cell office:value-type="float" office:value="1563564" calcext:value-type="float">
            <text:p>1563564</text:p>
          </table:table-cell>
          <table:table-cell office:value-type="float" office:value="2787482" calcext:value-type="float">
            <text:p>278748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8-01-01T22:41:07.1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74108" calcext:value-type="float">
            <text:p>1674108</text:p>
          </table:table-cell>
          <table:table-cell office:value-type="float" office:value="342197" calcext:value-type="float">
            <text:p>342197</text:p>
          </table:table-cell>
          <table:table-cell office:value-type="float" office:value="1436775" calcext:value-type="float">
            <text:p>1436775</text:p>
          </table:table-cell>
          <table:table-cell office:value-type="float" office:value="1586652" calcext:value-type="float">
            <text:p>1586652</text:p>
          </table:table-cell>
          <table:table-cell office:value-type="float" office:value="2858094" calcext:value-type="float">
            <text:p>2858094</text:p>
          </table:table-cell>
          <table:table-cell office:value-type="float" office:value="-149" calcext:value-type="float">
            <text:p>-149</text:p>
          </table:table-cell>
        </table:table-row>
        <table:table-row table:style-name="ro1">
          <table:table-cell office:value-type="string" calcext:value-type="string">
            <text:p>2018-01-01T22:41:09.42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41214" calcext:value-type="float">
            <text:p>1641214</text:p>
          </table:table-cell>
          <table:table-cell office:value-type="float" office:value="354191" calcext:value-type="float">
            <text:p>354191</text:p>
          </table:table-cell>
          <table:table-cell office:value-type="float" office:value="1406696" calcext:value-type="float">
            <text:p>1406696</text:p>
          </table:table-cell>
          <table:table-cell office:value-type="float" office:value="1551627" calcext:value-type="float">
            <text:p>1551627</text:p>
          </table:table-cell>
          <table:table-cell office:value-type="float" office:value="2885333" calcext:value-type="float">
            <text:p>28853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1-01T22:41:11.61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33361" calcext:value-type="float">
            <text:p>1733361</text:p>
          </table:table-cell>
          <table:table-cell office:value-type="float" office:value="459327" calcext:value-type="float">
            <text:p>459327</text:p>
          </table:table-cell>
          <table:table-cell office:value-type="float" office:value="1471125" calcext:value-type="float">
            <text:p>1471125</text:p>
          </table:table-cell>
          <table:table-cell office:value-type="float" office:value="1560365" calcext:value-type="float">
            <text:p>1560365</text:p>
          </table:table-cell>
          <table:table-cell office:value-type="float" office:value="2891151" calcext:value-type="float">
            <text:p>289115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8-01-01T22:41:16.12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79829" calcext:value-type="float">
            <text:p>1679829</text:p>
          </table:table-cell>
          <table:table-cell office:value-type="float" office:value="335130" calcext:value-type="float">
            <text:p>335130</text:p>
          </table:table-cell>
          <table:table-cell office:value-type="float" office:value="1463074" calcext:value-type="float">
            <text:p>1463074</text:p>
          </table:table-cell>
          <table:table-cell office:value-type="float" office:value="1566905" calcext:value-type="float">
            <text:p>1566905</text:p>
          </table:table-cell>
          <table:table-cell office:value-type="float" office:value="2844730" calcext:value-type="float">
            <text:p>2844730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2018-01-01T22:41:18.3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24692" calcext:value-type="float">
            <text:p>1724692</text:p>
          </table:table-cell>
          <table:table-cell office:value-type="float" office:value="367733" calcext:value-type="float">
            <text:p>367733</text:p>
          </table:table-cell>
          <table:table-cell office:value-type="float" office:value="1446767" calcext:value-type="float">
            <text:p>1446767</text:p>
          </table:table-cell>
          <table:table-cell office:value-type="float" office:value="1584273" calcext:value-type="float">
            <text:p>1584273</text:p>
          </table:table-cell>
          <table:table-cell office:value-type="float" office:value="2885247" calcext:value-type="float">
            <text:p>2885247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2018-01-01T22:41:21.60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91925" calcext:value-type="float">
            <text:p>1691925</text:p>
          </table:table-cell>
          <table:table-cell office:value-type="float" office:value="339831" calcext:value-type="float">
            <text:p>339831</text:p>
          </table:table-cell>
          <table:table-cell office:value-type="float" office:value="1465001" calcext:value-type="float">
            <text:p>1465001</text:p>
          </table:table-cell>
          <table:table-cell office:value-type="float" office:value="1599164" calcext:value-type="float">
            <text:p>1599164</text:p>
          </table:table-cell>
          <table:table-cell office:value-type="float" office:value="2865168" calcext:value-type="float">
            <text:p>2865168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2018-01-01T22:41:24.78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00376" calcext:value-type="float">
            <text:p>1700376</text:p>
          </table:table-cell>
          <table:table-cell office:value-type="float" office:value="401539" calcext:value-type="float">
            <text:p>401539</text:p>
          </table:table-cell>
          <table:table-cell office:value-type="float" office:value="1408092" calcext:value-type="float">
            <text:p>1408092</text:p>
          </table:table-cell>
          <table:table-cell office:value-type="float" office:value="1539325" calcext:value-type="float">
            <text:p>1539325</text:p>
          </table:table-cell>
          <table:table-cell office:value-type="float" office:value="2869729" calcext:value-type="float">
            <text:p>286972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1-01T22:41:28.93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93888" calcext:value-type="float">
            <text:p>1693888</text:p>
          </table:table-cell>
          <table:table-cell office:value-type="float" office:value="350396" calcext:value-type="float">
            <text:p>350396</text:p>
          </table:table-cell>
          <table:table-cell office:value-type="float" office:value="1423177" calcext:value-type="float">
            <text:p>1423177</text:p>
          </table:table-cell>
          <table:table-cell office:value-type="float" office:value="1602200" calcext:value-type="float">
            <text:p>1602200</text:p>
          </table:table-cell>
          <table:table-cell office:value-type="float" office:value="2844598" calcext:value-type="float">
            <text:p>284459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1-01T22:41:32.9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89322" calcext:value-type="float">
            <text:p>1689322</text:p>
          </table:table-cell>
          <table:table-cell office:value-type="float" office:value="330017" calcext:value-type="float">
            <text:p>330017</text:p>
          </table:table-cell>
          <table:table-cell office:value-type="float" office:value="1448597" calcext:value-type="float">
            <text:p>1448597</text:p>
          </table:table-cell>
          <table:table-cell office:value-type="float" office:value="1593487" calcext:value-type="float">
            <text:p>1593487</text:p>
          </table:table-cell>
          <table:table-cell office:value-type="float" office:value="2797785" calcext:value-type="float">
            <text:p>279778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2018-01-01T22:41:36.1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92679" calcext:value-type="float">
            <text:p>1592679</text:p>
          </table:table-cell>
          <table:table-cell office:value-type="float" office:value="96507" calcext:value-type="float">
            <text:p>96507</text:p>
          </table:table-cell>
          <table:table-cell office:value-type="float" office:value="1489352" calcext:value-type="float">
            <text:p>1489352</text:p>
          </table:table-cell>
          <table:table-cell office:value-type="float" office:value="1578305" calcext:value-type="float">
            <text:p>1578305</text:p>
          </table:table-cell>
          <table:table-cell office:value-type="float" office:value="1832249" calcext:value-type="float">
            <text:p>183224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1-01T22:41:38.39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660823" calcext:value-type="float">
            <text:p>1660823</text:p>
          </table:table-cell>
          <table:table-cell office:value-type="float" office:value="190228" calcext:value-type="float">
            <text:p>190228</text:p>
          </table:table-cell>
          <table:table-cell office:value-type="float" office:value="1446262" calcext:value-type="float">
            <text:p>1446262</text:p>
          </table:table-cell>
          <table:table-cell office:value-type="float" office:value="1621119" calcext:value-type="float">
            <text:p>1621119</text:p>
          </table:table-cell>
          <table:table-cell office:value-type="float" office:value="2169934" calcext:value-type="float">
            <text:p>21699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-01-01T22:41:41.5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28800" calcext:value-type="float">
            <text:p>1728800</text:p>
          </table:table-cell>
          <table:table-cell office:value-type="float" office:value="303485" calcext:value-type="float">
            <text:p>303485</text:p>
          </table:table-cell>
          <table:table-cell office:value-type="float" office:value="1362265" calcext:value-type="float">
            <text:p>1362265</text:p>
          </table:table-cell>
          <table:table-cell office:value-type="float" office:value="1606274" calcext:value-type="float">
            <text:p>1606274</text:p>
          </table:table-cell>
          <table:table-cell office:value-type="float" office:value="2275783" calcext:value-type="float">
            <text:p>2275783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2018-01-01T22:41:44.78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649096" calcext:value-type="float">
            <text:p>1649096</text:p>
          </table:table-cell>
          <table:table-cell office:value-type="float" office:value="190546" calcext:value-type="float">
            <text:p>190546</text:p>
          </table:table-cell>
          <table:table-cell office:value-type="float" office:value="1473483" calcext:value-type="float">
            <text:p>1473483</text:p>
          </table:table-cell>
          <table:table-cell office:value-type="float" office:value="1591787" calcext:value-type="float">
            <text:p>1591787</text:p>
          </table:table-cell>
          <table:table-cell office:value-type="float" office:value="2248397" calcext:value-type="float">
            <text:p>2248397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2018-01-01T22:41:48.07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840013" calcext:value-type="float">
            <text:p>1840013</text:p>
          </table:table-cell>
          <table:table-cell office:value-type="float" office:value="540114" calcext:value-type="float">
            <text:p>540114</text:p>
          </table:table-cell>
          <table:table-cell office:value-type="float" office:value="1395896" calcext:value-type="float">
            <text:p>1395896</text:p>
          </table:table-cell>
          <table:table-cell office:value-type="float" office:value="1611862" calcext:value-type="float">
            <text:p>1611862</text:p>
          </table:table-cell>
          <table:table-cell office:value-type="float" office:value="2976813" calcext:value-type="float">
            <text:p>2976813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string" calcext:value-type="string">
            <text:p>2018-01-01T22:41:52.5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14233" calcext:value-type="float">
            <text:p>1614233</text:p>
          </table:table-cell>
          <table:table-cell office:value-type="float" office:value="136074" calcext:value-type="float">
            <text:p>136074</text:p>
          </table:table-cell>
          <table:table-cell office:value-type="float" office:value="1448338" calcext:value-type="float">
            <text:p>1448338</text:p>
          </table:table-cell>
          <table:table-cell office:value-type="float" office:value="1580616" calcext:value-type="float">
            <text:p>1580616</text:p>
          </table:table-cell>
          <table:table-cell office:value-type="float" office:value="2036173" calcext:value-type="float">
            <text:p>2036173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string" calcext:value-type="string">
            <text:p>2018-01-01T22:41:55.86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92994" calcext:value-type="float">
            <text:p>1692994</text:p>
          </table:table-cell>
          <table:table-cell office:value-type="float" office:value="260943" calcext:value-type="float">
            <text:p>260943</text:p>
          </table:table-cell>
          <table:table-cell office:value-type="float" office:value="1466943" calcext:value-type="float">
            <text:p>1466943</text:p>
          </table:table-cell>
          <table:table-cell office:value-type="float" office:value="1603451" calcext:value-type="float">
            <text:p>1603451</text:p>
          </table:table-cell>
          <table:table-cell office:value-type="float" office:value="2281520" calcext:value-type="float">
            <text:p>22815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1-01T22:41:59.13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61921" calcext:value-type="float">
            <text:p>1661921</text:p>
          </table:table-cell>
          <table:table-cell office:value-type="float" office:value="272215" calcext:value-type="float">
            <text:p>272215</text:p>
          </table:table-cell>
          <table:table-cell office:value-type="float" office:value="1443440" calcext:value-type="float">
            <text:p>1443440</text:p>
          </table:table-cell>
          <table:table-cell office:value-type="float" office:value="1570756" calcext:value-type="float">
            <text:p>1570756</text:p>
          </table:table-cell>
          <table:table-cell office:value-type="float" office:value="2295667" calcext:value-type="float">
            <text:p>229566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8-01-01T22:42:02.40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71031" calcext:value-type="float">
            <text:p>1671031</text:p>
          </table:table-cell>
          <table:table-cell office:value-type="float" office:value="209317" calcext:value-type="float">
            <text:p>209317</text:p>
          </table:table-cell>
          <table:table-cell office:value-type="float" office:value="1447421" calcext:value-type="float">
            <text:p>1447421</text:p>
          </table:table-cell>
          <table:table-cell office:value-type="float" office:value="1624646" calcext:value-type="float">
            <text:p>1624646</text:p>
          </table:table-cell>
          <table:table-cell office:value-type="float" office:value="2143939" calcext:value-type="float">
            <text:p>214393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8-01-01T22:42:05.68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92375" calcext:value-type="float">
            <text:p>1692375</text:p>
          </table:table-cell>
          <table:table-cell office:value-type="float" office:value="271780" calcext:value-type="float">
            <text:p>271780</text:p>
          </table:table-cell>
          <table:table-cell office:value-type="float" office:value="1433161" calcext:value-type="float">
            <text:p>1433161</text:p>
          </table:table-cell>
          <table:table-cell office:value-type="float" office:value="1598302" calcext:value-type="float">
            <text:p>1598302</text:p>
          </table:table-cell>
          <table:table-cell office:value-type="float" office:value="2267790" calcext:value-type="float">
            <text:p>226779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8-01-01T22:42:08.97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24093" calcext:value-type="float">
            <text:p>1624093</text:p>
          </table:table-cell>
          <table:table-cell office:value-type="float" office:value="279219" calcext:value-type="float">
            <text:p>279219</text:p>
          </table:table-cell>
          <table:table-cell office:value-type="float" office:value="1351782" calcext:value-type="float">
            <text:p>1351782</text:p>
          </table:table-cell>
          <table:table-cell office:value-type="float" office:value="1582287" calcext:value-type="float">
            <text:p>1582287</text:p>
          </table:table-cell>
          <table:table-cell office:value-type="float" office:value="2374037" calcext:value-type="float">
            <text:p>2374037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string" calcext:value-type="string">
            <text:p>2018-01-01T22:42:12.1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31719" calcext:value-type="float">
            <text:p>1631719</text:p>
          </table:table-cell>
          <table:table-cell office:value-type="float" office:value="263086" calcext:value-type="float">
            <text:p>263086</text:p>
          </table:table-cell>
          <table:table-cell office:value-type="float" office:value="1428243" calcext:value-type="float">
            <text:p>1428243</text:p>
          </table:table-cell>
          <table:table-cell office:value-type="float" office:value="1533530" calcext:value-type="float">
            <text:p>1533530</text:p>
          </table:table-cell>
          <table:table-cell office:value-type="float" office:value="2347380" calcext:value-type="float">
            <text:p>23473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-01-01T22:42:15.51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73547" calcext:value-type="float">
            <text:p>1673547</text:p>
          </table:table-cell>
          <table:table-cell office:value-type="float" office:value="297652" calcext:value-type="float">
            <text:p>297652</text:p>
          </table:table-cell>
          <table:table-cell office:value-type="float" office:value="1448606" calcext:value-type="float">
            <text:p>1448606</text:p>
          </table:table-cell>
          <table:table-cell office:value-type="float" office:value="1560452" calcext:value-type="float">
            <text:p>1560452</text:p>
          </table:table-cell>
          <table:table-cell office:value-type="float" office:value="2396185" calcext:value-type="float">
            <text:p>2396185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string" calcext:value-type="string">
            <text:p>2018-01-01T22:42:18.7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45230" calcext:value-type="float">
            <text:p>1645230</text:p>
          </table:table-cell>
          <table:table-cell office:value-type="float" office:value="239052" calcext:value-type="float">
            <text:p>239052</text:p>
          </table:table-cell>
          <table:table-cell office:value-type="float" office:value="1448176" calcext:value-type="float">
            <text:p>1448176</text:p>
          </table:table-cell>
          <table:table-cell office:value-type="float" office:value="1569012" calcext:value-type="float">
            <text:p>1569012</text:p>
          </table:table-cell>
          <table:table-cell office:value-type="float" office:value="2227755" calcext:value-type="float">
            <text:p>22277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1-01T22:42:22.0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40178" calcext:value-type="float">
            <text:p>1640178</text:p>
          </table:table-cell>
          <table:table-cell office:value-type="float" office:value="256367" calcext:value-type="float">
            <text:p>256367</text:p>
          </table:table-cell>
          <table:table-cell office:value-type="float" office:value="1418008" calcext:value-type="float">
            <text:p>1418008</text:p>
          </table:table-cell>
          <table:table-cell office:value-type="float" office:value="1571459" calcext:value-type="float">
            <text:p>1571459</text:p>
          </table:table-cell>
          <table:table-cell office:value-type="float" office:value="2550994" calcext:value-type="float">
            <text:p>2550994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2018-01-01T22:42:26.16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25307" calcext:value-type="float">
            <text:p>1625307</text:p>
          </table:table-cell>
          <table:table-cell office:value-type="float" office:value="249515" calcext:value-type="float">
            <text:p>249515</text:p>
          </table:table-cell>
          <table:table-cell office:value-type="float" office:value="1382010" calcext:value-type="float">
            <text:p>1382010</text:p>
          </table:table-cell>
          <table:table-cell office:value-type="float" office:value="1537609" calcext:value-type="float">
            <text:p>1537609</text:p>
          </table:table-cell>
          <table:table-cell office:value-type="float" office:value="2243840" calcext:value-type="float">
            <text:p>2243840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string" calcext:value-type="string">
            <text:p>2018-01-01T22:42:29.4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17172" calcext:value-type="float">
            <text:p>1617172</text:p>
          </table:table-cell>
          <table:table-cell office:value-type="float" office:value="280201" calcext:value-type="float">
            <text:p>280201</text:p>
          </table:table-cell>
          <table:table-cell office:value-type="float" office:value="1383286" calcext:value-type="float">
            <text:p>1383286</text:p>
          </table:table-cell>
          <table:table-cell office:value-type="float" office:value="1527655" calcext:value-type="float">
            <text:p>1527655</text:p>
          </table:table-cell>
          <table:table-cell office:value-type="float" office:value="2391137" calcext:value-type="float">
            <text:p>239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1T22:42:32.71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47777" calcext:value-type="float">
            <text:p>1647777</text:p>
          </table:table-cell>
          <table:table-cell office:value-type="float" office:value="230113" calcext:value-type="float">
            <text:p>230113</text:p>
          </table:table-cell>
          <table:table-cell office:value-type="float" office:value="1407878" calcext:value-type="float">
            <text:p>1407878</text:p>
          </table:table-cell>
          <table:table-cell office:value-type="float" office:value="1562957" calcext:value-type="float">
            <text:p>1562957</text:p>
          </table:table-cell>
          <table:table-cell office:value-type="float" office:value="2198304" calcext:value-type="float">
            <text:p>219830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2018-01-01T22:42:35.98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77676" calcext:value-type="float">
            <text:p>1677676</text:p>
          </table:table-cell>
          <table:table-cell office:value-type="float" office:value="300805" calcext:value-type="float">
            <text:p>300805</text:p>
          </table:table-cell>
          <table:table-cell office:value-type="float" office:value="1474827" calcext:value-type="float">
            <text:p>1474827</text:p>
          </table:table-cell>
          <table:table-cell office:value-type="float" office:value="1571821" calcext:value-type="float">
            <text:p>1571821</text:p>
          </table:table-cell>
          <table:table-cell office:value-type="float" office:value="2385622" calcext:value-type="float">
            <text:p>2385622</text:p>
          </table:table-cell>
          <table:table-cell office:value-type="float" office:value="-205" calcext:value-type="float">
            <text:p>-205</text:p>
          </table:table-cell>
        </table:table-row>
        <table:table-row table:style-name="ro1">
          <table:table-cell office:value-type="string" calcext:value-type="string">
            <text:p>2018-01-01T22:42:40.49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50681" calcext:value-type="float">
            <text:p>1650681</text:p>
          </table:table-cell>
          <table:table-cell office:value-type="float" office:value="286744" calcext:value-type="float">
            <text:p>286744</text:p>
          </table:table-cell>
          <table:table-cell office:value-type="float" office:value="1400970" calcext:value-type="float">
            <text:p>1400970</text:p>
          </table:table-cell>
          <table:table-cell office:value-type="float" office:value="1538892" calcext:value-type="float">
            <text:p>1538892</text:p>
          </table:table-cell>
          <table:table-cell office:value-type="float" office:value="2244898" calcext:value-type="float">
            <text:p>224489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8-01-01T22:42:43.73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97311" calcext:value-type="float">
            <text:p>28973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97311" calcext:value-type="float">
            <text:p>2897311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2018-01-01T22:42:47.04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00552" calcext:value-type="float">
            <text:p>29005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00552" calcext:value-type="float">
            <text:p>29005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1-01T22:42:50.31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30365" calcext:value-type="float">
            <text:p>29303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30365" calcext:value-type="float">
            <text:p>293036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2018-01-01T22:42:53.59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28403" calcext:value-type="float">
            <text:p>29284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28403" calcext:value-type="float">
            <text:p>2928403</text:p>
          </table:table-cell>
          <table:table-cell office:value-type="float" office:value="-335" calcext:value-type="float">
            <text:p>-335</text:p>
          </table:table-cell>
        </table:table-row>
        <table:table-row table:style-name="ro1">
          <table:table-cell office:value-type="string" calcext:value-type="string">
            <text:p>2018-01-01T22:42:56.87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03173" calcext:value-type="float">
            <text:p>29031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03173" calcext:value-type="float">
            <text:p>2903173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2018-01-01T22:43:00.1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30770" calcext:value-type="float">
            <text:p>2830770</text:p>
          </table:table-cell>
          <table:table-cell office:value-type="float" office:value="130214" calcext:value-type="float">
            <text:p>130214</text:p>
          </table:table-cell>
          <table:table-cell office:value-type="float" office:value="2738695" calcext:value-type="float">
            <text:p>2738695</text:p>
          </table:table-cell>
          <table:table-cell office:value-type="float" office:value="2830770" calcext:value-type="float">
            <text:p>2830770</text:p>
          </table:table-cell>
          <table:table-cell office:value-type="float" office:value="2922845" calcext:value-type="float">
            <text:p>2922845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string" calcext:value-type="string">
            <text:p>2018-01-01T22:43:03.42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35002" calcext:value-type="float">
            <text:p>2835002</text:p>
          </table:table-cell>
          <table:table-cell office:value-type="float" office:value="117684" calcext:value-type="float">
            <text:p>117684</text:p>
          </table:table-cell>
          <table:table-cell office:value-type="float" office:value="2751787" calcext:value-type="float">
            <text:p>2751787</text:p>
          </table:table-cell>
          <table:table-cell office:value-type="float" office:value="2835002" calcext:value-type="float">
            <text:p>2835002</text:p>
          </table:table-cell>
          <table:table-cell office:value-type="float" office:value="2918217" calcext:value-type="float">
            <text:p>2918217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2018-01-01T22:43:06.70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47863" calcext:value-type="float">
            <text:p>2847863</text:p>
          </table:table-cell>
          <table:table-cell office:value-type="float" office:value="122558" calcext:value-type="float">
            <text:p>122558</text:p>
          </table:table-cell>
          <table:table-cell office:value-type="float" office:value="2761201" calcext:value-type="float">
            <text:p>2761201</text:p>
          </table:table-cell>
          <table:table-cell office:value-type="float" office:value="2847863" calcext:value-type="float">
            <text:p>2847863</text:p>
          </table:table-cell>
          <table:table-cell office:value-type="float" office:value="2934524" calcext:value-type="float">
            <text:p>2934524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2018-01-01T22:43:09.98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4384" calcext:value-type="float">
            <text:p>2804384</text:p>
          </table:table-cell>
          <table:table-cell office:value-type="float" office:value="129874" calcext:value-type="float">
            <text:p>129874</text:p>
          </table:table-cell>
          <table:table-cell office:value-type="float" office:value="2712549" calcext:value-type="float">
            <text:p>2712549</text:p>
          </table:table-cell>
          <table:table-cell office:value-type="float" office:value="2804384" calcext:value-type="float">
            <text:p>2804384</text:p>
          </table:table-cell>
          <table:table-cell office:value-type="float" office:value="2896219" calcext:value-type="float">
            <text:p>289621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8-01-01T22:43:13.17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14011" calcext:value-type="float">
            <text:p>2814011</text:p>
          </table:table-cell>
          <table:table-cell office:value-type="float" office:value="119251" calcext:value-type="float">
            <text:p>119251</text:p>
          </table:table-cell>
          <table:table-cell office:value-type="float" office:value="2729688" calcext:value-type="float">
            <text:p>2729688</text:p>
          </table:table-cell>
          <table:table-cell office:value-type="float" office:value="2814011" calcext:value-type="float">
            <text:p>2814011</text:p>
          </table:table-cell>
          <table:table-cell office:value-type="float" office:value="2898334" calcext:value-type="float">
            <text:p>289833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2018-01-01T22:43:16.93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52728" calcext:value-type="float">
            <text:p>2852728</text:p>
          </table:table-cell>
          <table:table-cell office:value-type="float" office:value="67084" calcext:value-type="float">
            <text:p>67084</text:p>
          </table:table-cell>
          <table:table-cell office:value-type="float" office:value="2806001" calcext:value-type="float">
            <text:p>2806001</text:p>
          </table:table-cell>
          <table:table-cell office:value-type="float" office:value="2822586" calcext:value-type="float">
            <text:p>2822586</text:p>
          </table:table-cell>
          <table:table-cell office:value-type="float" office:value="2929596" calcext:value-type="float">
            <text:p>2929596</text:p>
          </table:table-cell>
          <table:table-cell office:value-type="float" office:value="-499" calcext:value-type="float">
            <text:p>-499</text:p>
          </table:table-cell>
        </table:table-row>
        <table:table-row table:style-name="ro1">
          <table:table-cell office:value-type="string" calcext:value-type="string">
            <text:p>2018-01-01T22:43:20.21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81711" calcext:value-type="float">
            <text:p>2881711</text:p>
          </table:table-cell>
          <table:table-cell office:value-type="float" office:value="125040" calcext:value-type="float">
            <text:p>125040</text:p>
          </table:table-cell>
          <table:table-cell office:value-type="float" office:value="2738699" calcext:value-type="float">
            <text:p>2738699</text:p>
          </table:table-cell>
          <table:table-cell office:value-type="float" office:value="2936020" calcext:value-type="float">
            <text:p>2936020</text:p>
          </table:table-cell>
          <table:table-cell office:value-type="float" office:value="2970413" calcext:value-type="float">
            <text:p>2970413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2018-01-01T22:43:23.4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83404" calcext:value-type="float">
            <text:p>2883404</text:p>
          </table:table-cell>
          <table:table-cell office:value-type="float" office:value="86718" calcext:value-type="float">
            <text:p>86718</text:p>
          </table:table-cell>
          <table:table-cell office:value-type="float" office:value="2785226" calcext:value-type="float">
            <text:p>2785226</text:p>
          </table:table-cell>
          <table:table-cell office:value-type="float" office:value="2915441" calcext:value-type="float">
            <text:p>2915441</text:p>
          </table:table-cell>
          <table:table-cell office:value-type="float" office:value="2949546" calcext:value-type="float">
            <text:p>2949546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string" calcext:value-type="string">
            <text:p>2018-01-01T22:43:26.76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75223" calcext:value-type="float">
            <text:p>2875223</text:p>
          </table:table-cell>
          <table:table-cell office:value-type="float" office:value="72532" calcext:value-type="float">
            <text:p>72532</text:p>
          </table:table-cell>
          <table:table-cell office:value-type="float" office:value="2792551" calcext:value-type="float">
            <text:p>2792551</text:p>
          </table:table-cell>
          <table:table-cell office:value-type="float" office:value="2904945" calcext:value-type="float">
            <text:p>2904945</text:p>
          </table:table-cell>
          <table:table-cell office:value-type="float" office:value="2928172" calcext:value-type="float">
            <text:p>2928172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string" calcext:value-type="string">
            <text:p>2018-01-01T22:43:30.0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91827" calcext:value-type="float">
            <text:p>2891827</text:p>
          </table:table-cell>
          <table:table-cell office:value-type="float" office:value="71849" calcext:value-type="float">
            <text:p>71849</text:p>
          </table:table-cell>
          <table:table-cell office:value-type="float" office:value="2810067" calcext:value-type="float">
            <text:p>2810067</text:p>
          </table:table-cell>
          <table:table-cell office:value-type="float" office:value="2920510" calcext:value-type="float">
            <text:p>2920510</text:p>
          </table:table-cell>
          <table:table-cell office:value-type="float" office:value="2944904" calcext:value-type="float">
            <text:p>2944904</text:p>
          </table:table-cell>
          <table:table-cell office:value-type="float" office:value="-879" calcext:value-type="float">
            <text:p>-879</text:p>
          </table:table-cell>
        </table:table-row>
        <table:table-row table:style-name="ro1">
          <table:table-cell office:value-type="string" calcext:value-type="string">
            <text:p>2018-01-01T22:43:33.3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61605" calcext:value-type="float">
            <text:p>2861605</text:p>
          </table:table-cell>
          <table:table-cell office:value-type="float" office:value="71472" calcext:value-type="float">
            <text:p>71472</text:p>
          </table:table-cell>
          <table:table-cell office:value-type="float" office:value="2773439" calcext:value-type="float">
            <text:p>2773439</text:p>
          </table:table-cell>
          <table:table-cell office:value-type="float" office:value="2869684" calcext:value-type="float">
            <text:p>2869684</text:p>
          </table:table-cell>
          <table:table-cell office:value-type="float" office:value="2933614" calcext:value-type="float">
            <text:p>293361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2018-01-01T22:43:36.5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11392" calcext:value-type="float">
            <text:p>2811392</text:p>
          </table:table-cell>
          <table:table-cell office:value-type="float" office:value="148327" calcext:value-type="float">
            <text:p>148327</text:p>
          </table:table-cell>
          <table:table-cell office:value-type="float" office:value="2638593" calcext:value-type="float">
            <text:p>2638593</text:p>
          </table:table-cell>
          <table:table-cell office:value-type="float" office:value="2835475" calcext:value-type="float">
            <text:p>2835475</text:p>
          </table:table-cell>
          <table:table-cell office:value-type="float" office:value="2936024" calcext:value-type="float">
            <text:p>2936024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2018-01-01T22:43:39.8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42722" calcext:value-type="float">
            <text:p>2842722</text:p>
          </table:table-cell>
          <table:table-cell office:value-type="float" office:value="134989" calcext:value-type="float">
            <text:p>134989</text:p>
          </table:table-cell>
          <table:table-cell office:value-type="float" office:value="2658264" calcext:value-type="float">
            <text:p>2658264</text:p>
          </table:table-cell>
          <table:table-cell office:value-type="float" office:value="2879061" calcext:value-type="float">
            <text:p>2879061</text:p>
          </table:table-cell>
          <table:table-cell office:value-type="float" office:value="2954500" calcext:value-type="float">
            <text:p>295450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2018-01-01T22:43:43.5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30956" calcext:value-type="float">
            <text:p>2830956</text:p>
          </table:table-cell>
          <table:table-cell office:value-type="float" office:value="101607" calcext:value-type="float">
            <text:p>101607</text:p>
          </table:table-cell>
          <table:table-cell office:value-type="float" office:value="2726413" calcext:value-type="float">
            <text:p>2726413</text:p>
          </table:table-cell>
          <table:table-cell office:value-type="float" office:value="2838169" calcext:value-type="float">
            <text:p>2838169</text:p>
          </table:table-cell>
          <table:table-cell office:value-type="float" office:value="2921072" calcext:value-type="float">
            <text:p>2921072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2018-01-01T22:43:46.74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35913" calcext:value-type="float">
            <text:p>2835913</text:p>
          </table:table-cell>
          <table:table-cell office:value-type="float" office:value="99762" calcext:value-type="float">
            <text:p>99762</text:p>
          </table:table-cell>
          <table:table-cell office:value-type="float" office:value="2743254" calcext:value-type="float">
            <text:p>2743254</text:p>
          </table:table-cell>
          <table:table-cell office:value-type="float" office:value="2831772" calcext:value-type="float">
            <text:p>2831772</text:p>
          </table:table-cell>
          <table:table-cell office:value-type="float" office:value="2936854" calcext:value-type="float">
            <text:p>2936854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string" calcext:value-type="string">
            <text:p>2018-01-01T22:43:49.98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41944" calcext:value-type="float">
            <text:p>2441944</text:p>
          </table:table-cell>
          <table:table-cell office:value-type="float" office:value="675591" calcext:value-type="float">
            <text:p>675591</text:p>
          </table:table-cell>
          <table:table-cell office:value-type="float" office:value="1681570" calcext:value-type="float">
            <text:p>1681570</text:p>
          </table:table-cell>
          <table:table-cell office:value-type="float" office:value="2907373" calcext:value-type="float">
            <text:p>2907373</text:p>
          </table:table-cell>
          <table:table-cell office:value-type="float" office:value="2962823" calcext:value-type="float">
            <text:p>29628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1-01T22:43:53.38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66638" calcext:value-type="float">
            <text:p>2366638</text:p>
          </table:table-cell>
          <table:table-cell office:value-type="float" office:value="701498" calcext:value-type="float">
            <text:p>701498</text:p>
          </table:table-cell>
          <table:table-cell office:value-type="float" office:value="1581504" calcext:value-type="float">
            <text:p>1581504</text:p>
          </table:table-cell>
          <table:table-cell office:value-type="float" office:value="2780392" calcext:value-type="float">
            <text:p>2780392</text:p>
          </table:table-cell>
          <table:table-cell office:value-type="float" office:value="2930639" calcext:value-type="float">
            <text:p>293063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2018-01-01T22:43:57.89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66701" calcext:value-type="float">
            <text:p>2566701</text:p>
          </table:table-cell>
          <table:table-cell office:value-type="float" office:value="477368" calcext:value-type="float">
            <text:p>477368</text:p>
          </table:table-cell>
          <table:table-cell office:value-type="float" office:value="1999230" calcext:value-type="float">
            <text:p>1999230</text:p>
          </table:table-cell>
          <table:table-cell office:value-type="float" office:value="2883428" calcext:value-type="float">
            <text:p>2883428</text:p>
          </table:table-cell>
          <table:table-cell office:value-type="float" office:value="2940466" calcext:value-type="float">
            <text:p>29404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8-01-01T22:44:02.3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79022" calcext:value-type="float">
            <text:p>2379022</text:p>
          </table:table-cell>
          <table:table-cell office:value-type="float" office:value="729499" calcext:value-type="float">
            <text:p>729499</text:p>
          </table:table-cell>
          <table:table-cell office:value-type="float" office:value="1579282" calcext:value-type="float">
            <text:p>1579282</text:p>
          </table:table-cell>
          <table:table-cell office:value-type="float" office:value="2894288" calcext:value-type="float">
            <text:p>2894288</text:p>
          </table:table-cell>
          <table:table-cell office:value-type="float" office:value="2936022" calcext:value-type="float">
            <text:p>2936022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2018-01-01T22:44:05.67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57115" calcext:value-type="float">
            <text:p>2357115</text:p>
          </table:table-cell>
          <table:table-cell office:value-type="float" office:value="655067" calcext:value-type="float">
            <text:p>655067</text:p>
          </table:table-cell>
          <table:table-cell office:value-type="float" office:value="1630716" calcext:value-type="float">
            <text:p>1630716</text:p>
          </table:table-cell>
          <table:table-cell office:value-type="float" office:value="2665945" calcext:value-type="float">
            <text:p>2665945</text:p>
          </table:table-cell>
          <table:table-cell office:value-type="float" office:value="2924911" calcext:value-type="float">
            <text:p>29249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8-01-01T22:44:08.95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42596" calcext:value-type="float">
            <text:p>2042596</text:p>
          </table:table-cell>
          <table:table-cell office:value-type="float" office:value="681726" calcext:value-type="float">
            <text:p>681726</text:p>
          </table:table-cell>
          <table:table-cell office:value-type="float" office:value="1550053" calcext:value-type="float">
            <text:p>1550053</text:p>
          </table:table-cell>
          <table:table-cell office:value-type="float" office:value="1642522" calcext:value-type="float">
            <text:p>1642522</text:p>
          </table:table-cell>
          <table:table-cell office:value-type="float" office:value="2937840" calcext:value-type="float">
            <text:p>293784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2018-01-01T22:44:12.2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82426" calcext:value-type="float">
            <text:p>2082426</text:p>
          </table:table-cell>
          <table:table-cell office:value-type="float" office:value="653786" calcext:value-type="float">
            <text:p>653786</text:p>
          </table:table-cell>
          <table:table-cell office:value-type="float" office:value="1621889" calcext:value-type="float">
            <text:p>1621889</text:p>
          </table:table-cell>
          <table:table-cell office:value-type="float" office:value="1684152" calcext:value-type="float">
            <text:p>1684152</text:p>
          </table:table-cell>
          <table:table-cell office:value-type="float" office:value="2934641" calcext:value-type="float">
            <text:p>2934641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2018-01-01T22:44:15.5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41900" calcext:value-type="float">
            <text:p>2141900</text:p>
          </table:table-cell>
          <table:table-cell office:value-type="float" office:value="623495" calcext:value-type="float">
            <text:p>623495</text:p>
          </table:table-cell>
          <table:table-cell office:value-type="float" office:value="1643562" calcext:value-type="float">
            <text:p>1643562</text:p>
          </table:table-cell>
          <table:table-cell office:value-type="float" office:value="1824476" calcext:value-type="float">
            <text:p>1824476</text:p>
          </table:table-cell>
          <table:table-cell office:value-type="float" office:value="2949576" calcext:value-type="float">
            <text:p>294957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8-01-01T22:44:18.79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61427" calcext:value-type="float">
            <text:p>2061427</text:p>
          </table:table-cell>
          <table:table-cell office:value-type="float" office:value="674818" calcext:value-type="float">
            <text:p>674818</text:p>
          </table:table-cell>
          <table:table-cell office:value-type="float" office:value="1557114" calcext:value-type="float">
            <text:p>1557114</text:p>
          </table:table-cell>
          <table:table-cell office:value-type="float" office:value="1675228" calcext:value-type="float">
            <text:p>1675228</text:p>
          </table:table-cell>
          <table:table-cell office:value-type="float" office:value="2949915" calcext:value-type="float">
            <text:p>2949915</text:p>
          </table:table-cell>
          <table:table-cell office:value-type="float" office:value="-561" calcext:value-type="float">
            <text:p>-561</text:p>
          </table:table-cell>
        </table:table-row>
        <table:table-row table:style-name="ro1">
          <table:table-cell office:value-type="string" calcext:value-type="string">
            <text:p>2018-01-01T22:44:22.08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76379" calcext:value-type="float">
            <text:p>2076379</text:p>
          </table:table-cell>
          <table:table-cell office:value-type="float" office:value="663743" calcext:value-type="float">
            <text:p>663743</text:p>
          </table:table-cell>
          <table:table-cell office:value-type="float" office:value="1604186" calcext:value-type="float">
            <text:p>1604186</text:p>
          </table:table-cell>
          <table:table-cell office:value-type="float" office:value="1679015" calcext:value-type="float">
            <text:p>1679015</text:p>
          </table:table-cell>
          <table:table-cell office:value-type="float" office:value="2932445" calcext:value-type="float">
            <text:p>293244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1-01T22:44:26.16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23212" calcext:value-type="float">
            <text:p>1923212</text:p>
          </table:table-cell>
          <table:table-cell office:value-type="float" office:value="697465" calcext:value-type="float">
            <text:p>697465</text:p>
          </table:table-cell>
          <table:table-cell office:value-type="float" office:value="1356383" calcext:value-type="float">
            <text:p>1356383</text:p>
          </table:table-cell>
          <table:table-cell office:value-type="float" office:value="1618850" calcext:value-type="float">
            <text:p>1618850</text:p>
          </table:table-cell>
          <table:table-cell office:value-type="float" office:value="2924285" calcext:value-type="float">
            <text:p>29242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1T22:44:29.44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90579" calcext:value-type="float">
            <text:p>1990579</text:p>
          </table:table-cell>
          <table:table-cell office:value-type="float" office:value="648243" calcext:value-type="float">
            <text:p>648243</text:p>
          </table:table-cell>
          <table:table-cell office:value-type="float" office:value="1494838" calcext:value-type="float">
            <text:p>1494838</text:p>
          </table:table-cell>
          <table:table-cell office:value-type="float" office:value="1622761" calcext:value-type="float">
            <text:p>1622761</text:p>
          </table:table-cell>
          <table:table-cell office:value-type="float" office:value="2937343" calcext:value-type="float">
            <text:p>2937343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string" calcext:value-type="string">
            <text:p>2018-01-01T22:44:32.71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04954" calcext:value-type="float">
            <text:p>2004954</text:p>
          </table:table-cell>
          <table:table-cell office:value-type="float" office:value="649901" calcext:value-type="float">
            <text:p>649901</text:p>
          </table:table-cell>
          <table:table-cell office:value-type="float" office:value="1475941" calcext:value-type="float">
            <text:p>1475941</text:p>
          </table:table-cell>
          <table:table-cell office:value-type="float" office:value="1634080" calcext:value-type="float">
            <text:p>1634080</text:p>
          </table:table-cell>
          <table:table-cell office:value-type="float" office:value="2941812" calcext:value-type="float">
            <text:p>294181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8-01-01T22:44:35.9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43146" calcext:value-type="float">
            <text:p>2043146</text:p>
          </table:table-cell>
          <table:table-cell office:value-type="float" office:value="652207" calcext:value-type="float">
            <text:p>652207</text:p>
          </table:table-cell>
          <table:table-cell office:value-type="float" office:value="1425185" calcext:value-type="float">
            <text:p>1425185</text:p>
          </table:table-cell>
          <table:table-cell office:value-type="float" office:value="1706577" calcext:value-type="float">
            <text:p>1706577</text:p>
          </table:table-cell>
          <table:table-cell office:value-type="float" office:value="2956880" calcext:value-type="float">
            <text:p>2956880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office:value-type="string" calcext:value-type="string">
            <text:p>2018-01-01T22:44:40.49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79792" calcext:value-type="float">
            <text:p>2079792</text:p>
          </table:table-cell>
          <table:table-cell office:value-type="float" office:value="588208" calcext:value-type="float">
            <text:p>588208</text:p>
          </table:table-cell>
          <table:table-cell office:value-type="float" office:value="1522319" calcext:value-type="float">
            <text:p>1522319</text:p>
          </table:table-cell>
          <table:table-cell office:value-type="float" office:value="1817568" calcext:value-type="float">
            <text:p>1817568</text:p>
          </table:table-cell>
          <table:table-cell office:value-type="float" office:value="2949024" calcext:value-type="float">
            <text:p>294902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8-01-01T22:44:43.95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12155" calcext:value-type="float">
            <text:p>1912155</text:p>
          </table:table-cell>
          <table:table-cell office:value-type="float" office:value="624059" calcext:value-type="float">
            <text:p>624059</text:p>
          </table:table-cell>
          <table:table-cell office:value-type="float" office:value="1523927" calcext:value-type="float">
            <text:p>1523927</text:p>
          </table:table-cell>
          <table:table-cell office:value-type="float" office:value="1602600" calcext:value-type="float">
            <text:p>1602600</text:p>
          </table:table-cell>
          <table:table-cell office:value-type="float" office:value="2955097" calcext:value-type="float">
            <text:p>29550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-01-01T22:44:47.39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54516" calcext:value-type="float">
            <text:p>1954516</text:p>
          </table:table-cell>
          <table:table-cell office:value-type="float" office:value="612273" calcext:value-type="float">
            <text:p>612273</text:p>
          </table:table-cell>
          <table:table-cell office:value-type="float" office:value="1462403" calcext:value-type="float">
            <text:p>1462403</text:p>
          </table:table-cell>
          <table:table-cell office:value-type="float" office:value="1673895" calcext:value-type="float">
            <text:p>1673895</text:p>
          </table:table-cell>
          <table:table-cell office:value-type="float" office:value="2940838" calcext:value-type="float">
            <text:p>294083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018-01-01T22:44:51.1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71084" calcext:value-type="float">
            <text:p>1971084</text:p>
          </table:table-cell>
          <table:table-cell office:value-type="float" office:value="622623" calcext:value-type="float">
            <text:p>622623</text:p>
          </table:table-cell>
          <table:table-cell office:value-type="float" office:value="1473319" calcext:value-type="float">
            <text:p>1473319</text:p>
          </table:table-cell>
          <table:table-cell office:value-type="float" office:value="1710526" calcext:value-type="float">
            <text:p>1710526</text:p>
          </table:table-cell>
          <table:table-cell office:value-type="float" office:value="2966868" calcext:value-type="float">
            <text:p>2966868</text:p>
          </table:table-cell>
          <table:table-cell office:value-type="float" office:value="-329" calcext:value-type="float">
            <text:p>-329</text:p>
          </table:table-cell>
        </table:table-row>
        <table:table-row table:style-name="ro1">
          <table:table-cell office:value-type="string" calcext:value-type="string">
            <text:p>2018-01-01T22:44:55.64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47135" calcext:value-type="float">
            <text:p>1947135</text:p>
          </table:table-cell>
          <table:table-cell office:value-type="float" office:value="603950" calcext:value-type="float">
            <text:p>603950</text:p>
          </table:table-cell>
          <table:table-cell office:value-type="float" office:value="1550012" calcext:value-type="float">
            <text:p>1550012</text:p>
          </table:table-cell>
          <table:table-cell office:value-type="float" office:value="1644589" calcext:value-type="float">
            <text:p>1644589</text:p>
          </table:table-cell>
          <table:table-cell office:value-type="float" office:value="2946145" calcext:value-type="float">
            <text:p>2946145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2018-01-01T22:44:58.85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25873" calcext:value-type="float">
            <text:p>1925873</text:p>
          </table:table-cell>
          <table:table-cell office:value-type="float" office:value="632092" calcext:value-type="float">
            <text:p>632092</text:p>
          </table:table-cell>
          <table:table-cell office:value-type="float" office:value="1444756" calcext:value-type="float">
            <text:p>1444756</text:p>
          </table:table-cell>
          <table:table-cell office:value-type="float" office:value="1656474" calcext:value-type="float">
            <text:p>1656474</text:p>
          </table:table-cell>
          <table:table-cell office:value-type="float" office:value="2943163" calcext:value-type="float">
            <text:p>29431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-01-01T22:45:02.20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24615" calcext:value-type="float">
            <text:p>1924615</text:p>
          </table:table-cell>
          <table:table-cell office:value-type="float" office:value="573225" calcext:value-type="float">
            <text:p>573225</text:p>
          </table:table-cell>
          <table:table-cell office:value-type="float" office:value="1523079" calcext:value-type="float">
            <text:p>1523079</text:p>
          </table:table-cell>
          <table:table-cell office:value-type="float" office:value="1634876" calcext:value-type="float">
            <text:p>1634876</text:p>
          </table:table-cell>
          <table:table-cell office:value-type="float" office:value="2943957" calcext:value-type="float">
            <text:p>29439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1T22:45:05.4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33530" calcext:value-type="float">
            <text:p>1933530</text:p>
          </table:table-cell>
          <table:table-cell office:value-type="float" office:value="586373" calcext:value-type="float">
            <text:p>586373</text:p>
          </table:table-cell>
          <table:table-cell office:value-type="float" office:value="1551095" calcext:value-type="float">
            <text:p>1551095</text:p>
          </table:table-cell>
          <table:table-cell office:value-type="float" office:value="1611085" calcext:value-type="float">
            <text:p>1611085</text:p>
          </table:table-cell>
          <table:table-cell office:value-type="float" office:value="2961660" calcext:value-type="float">
            <text:p>296166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8-01-01T22:45:09.97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89062" calcext:value-type="float">
            <text:p>1889062</text:p>
          </table:table-cell>
          <table:table-cell office:value-type="float" office:value="595298" calcext:value-type="float">
            <text:p>595298</text:p>
          </table:table-cell>
          <table:table-cell office:value-type="float" office:value="1517637" calcext:value-type="float">
            <text:p>1517637</text:p>
          </table:table-cell>
          <table:table-cell office:value-type="float" office:value="1582907" calcext:value-type="float">
            <text:p>1582907</text:p>
          </table:table-cell>
          <table:table-cell office:value-type="float" office:value="2933400" calcext:value-type="float">
            <text:p>29334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8-01-01T22:45:13.2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69892" calcext:value-type="float">
            <text:p>1869892</text:p>
          </table:table-cell>
          <table:table-cell office:value-type="float" office:value="604381" calcext:value-type="float">
            <text:p>604381</text:p>
          </table:table-cell>
          <table:table-cell office:value-type="float" office:value="1496328" calcext:value-type="float">
            <text:p>1496328</text:p>
          </table:table-cell>
          <table:table-cell office:value-type="float" office:value="1581886" calcext:value-type="float">
            <text:p>1581886</text:p>
          </table:table-cell>
          <table:table-cell office:value-type="float" office:value="2961108" calcext:value-type="float">
            <text:p>296110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1-01T22:45:18.17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07912" calcext:value-type="float">
            <text:p>1907912</text:p>
          </table:table-cell>
          <table:table-cell office:value-type="float" office:value="586902" calcext:value-type="float">
            <text:p>586902</text:p>
          </table:table-cell>
          <table:table-cell office:value-type="float" office:value="1494895" calcext:value-type="float">
            <text:p>1494895</text:p>
          </table:table-cell>
          <table:table-cell office:value-type="float" office:value="1663656" calcext:value-type="float">
            <text:p>1663656</text:p>
          </table:table-cell>
          <table:table-cell office:value-type="float" office:value="2942362" calcext:value-type="float">
            <text:p>2942362</text:p>
          </table:table-cell>
          <table:table-cell office:value-type="float" office:value="-312" calcext:value-type="float">
            <text:p>-312</text:p>
          </table:table-cell>
        </table:table-row>
        <table:table-row table:style-name="ro1">
          <table:table-cell office:value-type="string" calcext:value-type="string">
            <text:p>2018-01-01T22:45:21.8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07398" calcext:value-type="float">
            <text:p>1707398</text:p>
          </table:table-cell>
          <table:table-cell office:value-type="float" office:value="431078" calcext:value-type="float">
            <text:p>431078</text:p>
          </table:table-cell>
          <table:table-cell office:value-type="float" office:value="1494782" calcext:value-type="float">
            <text:p>1494782</text:p>
          </table:table-cell>
          <table:table-cell office:value-type="float" office:value="1549565" calcext:value-type="float">
            <text:p>1549565</text:p>
          </table:table-cell>
          <table:table-cell office:value-type="float" office:value="2918700" calcext:value-type="float">
            <text:p>29187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01-01T22:45:25.17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30322" calcext:value-type="float">
            <text:p>1930322</text:p>
          </table:table-cell>
          <table:table-cell office:value-type="float" office:value="432238" calcext:value-type="float">
            <text:p>432238</text:p>
          </table:table-cell>
          <table:table-cell office:value-type="float" office:value="1484124" calcext:value-type="float">
            <text:p>1484124</text:p>
          </table:table-cell>
          <table:table-cell office:value-type="float" office:value="1874344" calcext:value-type="float">
            <text:p>1874344</text:p>
          </table:table-cell>
          <table:table-cell office:value-type="float" office:value="2927117" calcext:value-type="float">
            <text:p>29271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01-01T22:45:29.63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89750" calcext:value-type="float">
            <text:p>1789750</text:p>
          </table:table-cell>
          <table:table-cell office:value-type="float" office:value="421047" calcext:value-type="float">
            <text:p>421047</text:p>
          </table:table-cell>
          <table:table-cell office:value-type="float" office:value="1537038" calcext:value-type="float">
            <text:p>1537038</text:p>
          </table:table-cell>
          <table:table-cell office:value-type="float" office:value="1644756" calcext:value-type="float">
            <text:p>1644756</text:p>
          </table:table-cell>
          <table:table-cell office:value-type="float" office:value="2967100" calcext:value-type="float">
            <text:p>2967100</text:p>
          </table:table-cell>
          <table:table-cell office:value-type="float" office:value="-430" calcext:value-type="float">
            <text:p>-430</text:p>
          </table:table-cell>
        </table:table-row>
        <table:table-row table:style-name="ro1">
          <table:table-cell office:value-type="string" calcext:value-type="string">
            <text:p>2018-01-01T22:45:32.9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65819" calcext:value-type="float">
            <text:p>1665819</text:p>
          </table:table-cell>
          <table:table-cell office:value-type="float" office:value="458181" calcext:value-type="float">
            <text:p>458181</text:p>
          </table:table-cell>
          <table:table-cell office:value-type="float" office:value="1415458" calcext:value-type="float">
            <text:p>1415458</text:p>
          </table:table-cell>
          <table:table-cell office:value-type="float" office:value="1538597" calcext:value-type="float">
            <text:p>1538597</text:p>
          </table:table-cell>
          <table:table-cell office:value-type="float" office:value="2952163" calcext:value-type="float">
            <text:p>29521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8-01-01T22:45:36.19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76549" calcext:value-type="float">
            <text:p>1776549</text:p>
          </table:table-cell>
          <table:table-cell office:value-type="float" office:value="426583" calcext:value-type="float">
            <text:p>426583</text:p>
          </table:table-cell>
          <table:table-cell office:value-type="float" office:value="1531346" calcext:value-type="float">
            <text:p>1531346</text:p>
          </table:table-cell>
          <table:table-cell office:value-type="float" office:value="1677686" calcext:value-type="float">
            <text:p>1677686</text:p>
          </table:table-cell>
          <table:table-cell office:value-type="float" office:value="2971086" calcext:value-type="float">
            <text:p>2971086</text:p>
          </table:table-cell>
          <table:table-cell office:value-type="float" office:value="-198" calcext:value-type="float">
            <text:p>-198</text:p>
          </table:table-cell>
        </table:table-row>
        <table:table-row table:style-name="ro1">
          <table:table-cell office:value-type="string" calcext:value-type="string">
            <text:p>2018-01-01T22:45:39.5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166589" calcext:value-type="float">
            <text:p>2166589</text:p>
          </table:table-cell>
          <table:table-cell office:value-type="float" office:value="630220" calcext:value-type="float">
            <text:p>630220</text:p>
          </table:table-cell>
          <table:table-cell office:value-type="float" office:value="1398374" calcext:value-type="float">
            <text:p>1398374</text:p>
          </table:table-cell>
          <table:table-cell office:value-type="float" office:value="2033179" calcext:value-type="float">
            <text:p>2033179</text:p>
          </table:table-cell>
          <table:table-cell office:value-type="float" office:value="2985712" calcext:value-type="float">
            <text:p>29857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01-01T22:45:46.61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32870" calcext:value-type="float">
            <text:p>1732870</text:p>
          </table:table-cell>
          <table:table-cell office:value-type="float" office:value="422626" calcext:value-type="float">
            <text:p>422626</text:p>
          </table:table-cell>
          <table:table-cell office:value-type="float" office:value="1488679" calcext:value-type="float">
            <text:p>1488679</text:p>
          </table:table-cell>
          <table:table-cell office:value-type="float" office:value="1603571" calcext:value-type="float">
            <text:p>1603571</text:p>
          </table:table-cell>
          <table:table-cell office:value-type="float" office:value="2956311" calcext:value-type="float">
            <text:p>29563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1-01T22:45:50.14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73155" calcext:value-type="float">
            <text:p>1773155</text:p>
          </table:table-cell>
          <table:table-cell office:value-type="float" office:value="417164" calcext:value-type="float">
            <text:p>417164</text:p>
          </table:table-cell>
          <table:table-cell office:value-type="float" office:value="1546998" calcext:value-type="float">
            <text:p>1546998</text:p>
          </table:table-cell>
          <table:table-cell office:value-type="float" office:value="1627327" calcext:value-type="float">
            <text:p>1627327</text:p>
          </table:table-cell>
          <table:table-cell office:value-type="float" office:value="2989113" calcext:value-type="float">
            <text:p>2989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1T22:45:55.3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49940" calcext:value-type="float">
            <text:p>1749940</text:p>
          </table:table-cell>
          <table:table-cell office:value-type="float" office:value="431688" calcext:value-type="float">
            <text:p>431688</text:p>
          </table:table-cell>
          <table:table-cell office:value-type="float" office:value="1432364" calcext:value-type="float">
            <text:p>1432364</text:p>
          </table:table-cell>
          <table:table-cell office:value-type="float" office:value="1612523" calcext:value-type="float">
            <text:p>1612523</text:p>
          </table:table-cell>
          <table:table-cell office:value-type="float" office:value="2946073" calcext:value-type="float">
            <text:p>2946073</text:p>
          </table:table-cell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2018-01-01T22:45:58.54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24048" calcext:value-type="float">
            <text:p>1724048</text:p>
          </table:table-cell>
          <table:table-cell office:value-type="float" office:value="440266" calcext:value-type="float">
            <text:p>440266</text:p>
          </table:table-cell>
          <table:table-cell office:value-type="float" office:value="1390479" calcext:value-type="float">
            <text:p>1390479</text:p>
          </table:table-cell>
          <table:table-cell office:value-type="float" office:value="1620063" calcext:value-type="float">
            <text:p>1620063</text:p>
          </table:table-cell>
          <table:table-cell office:value-type="float" office:value="2945060" calcext:value-type="float">
            <text:p>2945060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2018-01-01T22:46:01.99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10240" calcext:value-type="float">
            <text:p>1810240</text:p>
          </table:table-cell>
          <table:table-cell office:value-type="float" office:value="403511" calcext:value-type="float">
            <text:p>403511</text:p>
          </table:table-cell>
          <table:table-cell office:value-type="float" office:value="1505506" calcext:value-type="float">
            <text:p>1505506</text:p>
          </table:table-cell>
          <table:table-cell office:value-type="float" office:value="1626087" calcext:value-type="float">
            <text:p>1626087</text:p>
          </table:table-cell>
          <table:table-cell office:value-type="float" office:value="2952491" calcext:value-type="float">
            <text:p>29524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1-01T22:46:06.5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722951" calcext:value-type="float">
            <text:p>1722951</text:p>
          </table:table-cell>
          <table:table-cell office:value-type="float" office:value="399958" calcext:value-type="float">
            <text:p>399958</text:p>
          </table:table-cell>
          <table:table-cell office:value-type="float" office:value="1452818" calcext:value-type="float">
            <text:p>1452818</text:p>
          </table:table-cell>
          <table:table-cell office:value-type="float" office:value="1612918" calcext:value-type="float">
            <text:p>1612918</text:p>
          </table:table-cell>
          <table:table-cell office:value-type="float" office:value="2958523" calcext:value-type="float">
            <text:p>29585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8-01-01T22:46:09.67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718378" calcext:value-type="float">
            <text:p>1718378</text:p>
          </table:table-cell>
          <table:table-cell office:value-type="float" office:value="401328" calcext:value-type="float">
            <text:p>401328</text:p>
          </table:table-cell>
          <table:table-cell office:value-type="float" office:value="1494290" calcext:value-type="float">
            <text:p>1494290</text:p>
          </table:table-cell>
          <table:table-cell office:value-type="float" office:value="1612208" calcext:value-type="float">
            <text:p>1612208</text:p>
          </table:table-cell>
          <table:table-cell office:value-type="float" office:value="2958785" calcext:value-type="float">
            <text:p>29587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1-01T22:46:13.05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84048" calcext:value-type="float">
            <text:p>1884048</text:p>
          </table:table-cell>
          <table:table-cell office:value-type="float" office:value="524093" calcext:value-type="float">
            <text:p>524093</text:p>
          </table:table-cell>
          <table:table-cell office:value-type="float" office:value="1423121" calcext:value-type="float">
            <text:p>1423121</text:p>
          </table:table-cell>
          <table:table-cell office:value-type="float" office:value="1652754" calcext:value-type="float">
            <text:p>1652754</text:p>
          </table:table-cell>
          <table:table-cell office:value-type="float" office:value="2973169" calcext:value-type="float">
            <text:p>2973169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string" calcext:value-type="string">
            <text:p>2018-01-01T22:46:18.36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713975" calcext:value-type="float">
            <text:p>1713975</text:p>
          </table:table-cell>
          <table:table-cell office:value-type="float" office:value="411592" calcext:value-type="float">
            <text:p>411592</text:p>
          </table:table-cell>
          <table:table-cell office:value-type="float" office:value="1433819" calcext:value-type="float">
            <text:p>1433819</text:p>
          </table:table-cell>
          <table:table-cell office:value-type="float" office:value="1607684" calcext:value-type="float">
            <text:p>1607684</text:p>
          </table:table-cell>
          <table:table-cell office:value-type="float" office:value="2946775" calcext:value-type="float">
            <text:p>294677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8-01-01T22:46:22.8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32956" calcext:value-type="float">
            <text:p>1632956</text:p>
          </table:table-cell>
          <table:table-cell office:value-type="float" office:value="162595" calcext:value-type="float">
            <text:p>162595</text:p>
          </table:table-cell>
          <table:table-cell office:value-type="float" office:value="1452498" calcext:value-type="float">
            <text:p>1452498</text:p>
          </table:table-cell>
          <table:table-cell office:value-type="float" office:value="1592188" calcext:value-type="float">
            <text:p>1592188</text:p>
          </table:table-cell>
          <table:table-cell office:value-type="float" office:value="2003533" calcext:value-type="float">
            <text:p>2003533</text:p>
          </table:table-cell>
          <table:table-cell office:value-type="float" office:value="-204" calcext:value-type="float">
            <text:p>-204</text:p>
          </table:table-cell>
        </table:table-row>
        <table:table-row table:style-name="ro1">
          <table:table-cell office:value-type="string" calcext:value-type="string">
            <text:p>2018-01-01T22:46:27.38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21436" calcext:value-type="float">
            <text:p>1521436</text:p>
          </table:table-cell>
          <table:table-cell office:value-type="float" office:value="59882" calcext:value-type="float">
            <text:p>59882</text:p>
          </table:table-cell>
          <table:table-cell office:value-type="float" office:value="1439753" calcext:value-type="float">
            <text:p>1439753</text:p>
          </table:table-cell>
          <table:table-cell office:value-type="float" office:value="1516851" calcext:value-type="float">
            <text:p>1516851</text:p>
          </table:table-cell>
          <table:table-cell office:value-type="float" office:value="1623384" calcext:value-type="float">
            <text:p>16233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8-01-01T22:46:30.66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60267" calcext:value-type="float">
            <text:p>1560267</text:p>
          </table:table-cell>
          <table:table-cell office:value-type="float" office:value="170095" calcext:value-type="float">
            <text:p>170095</text:p>
          </table:table-cell>
          <table:table-cell office:value-type="float" office:value="1363804" calcext:value-type="float">
            <text:p>1363804</text:p>
          </table:table-cell>
          <table:table-cell office:value-type="float" office:value="1551256" calcext:value-type="float">
            <text:p>1551256</text:p>
          </table:table-cell>
          <table:table-cell office:value-type="float" office:value="2030165" calcext:value-type="float">
            <text:p>203016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8-01-01T22:46:35.18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66292" calcext:value-type="float">
            <text:p>1566292</text:p>
          </table:table-cell>
          <table:table-cell office:value-type="float" office:value="85310" calcext:value-type="float">
            <text:p>85310</text:p>
          </table:table-cell>
          <table:table-cell office:value-type="float" office:value="1427060" calcext:value-type="float">
            <text:p>1427060</text:p>
          </table:table-cell>
          <table:table-cell office:value-type="float" office:value="1587655" calcext:value-type="float">
            <text:p>1587655</text:p>
          </table:table-cell>
          <table:table-cell office:value-type="float" office:value="1698855" calcext:value-type="float">
            <text:p>1698855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2018-01-01T22:46:39.44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42878" calcext:value-type="float">
            <text:p>1642878</text:p>
          </table:table-cell>
          <table:table-cell office:value-type="float" office:value="163646" calcext:value-type="float">
            <text:p>163646</text:p>
          </table:table-cell>
          <table:table-cell office:value-type="float" office:value="1447182" calcext:value-type="float">
            <text:p>1447182</text:p>
          </table:table-cell>
          <table:table-cell office:value-type="float" office:value="1587101" calcext:value-type="float">
            <text:p>1587101</text:p>
          </table:table-cell>
          <table:table-cell office:value-type="float" office:value="1994728" calcext:value-type="float">
            <text:p>1994728</text:p>
          </table:table-cell>
          <table:table-cell office:value-type="float" office:value="-163" calcext:value-type="float">
            <text:p>-163</text:p>
          </table:table-cell>
        </table:table-row>
        <table:table-row table:style-name="ro1">
          <table:table-cell office:value-type="string" calcext:value-type="string">
            <text:p>2018-01-01T22:46:43.86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33846" calcext:value-type="float">
            <text:p>1633846</text:p>
          </table:table-cell>
          <table:table-cell office:value-type="float" office:value="130958" calcext:value-type="float">
            <text:p>130958</text:p>
          </table:table-cell>
          <table:table-cell office:value-type="float" office:value="1455839" calcext:value-type="float">
            <text:p>1455839</text:p>
          </table:table-cell>
          <table:table-cell office:value-type="float" office:value="1604435" calcext:value-type="float">
            <text:p>1604435</text:p>
          </table:table-cell>
          <table:table-cell office:value-type="float" office:value="1913368" calcext:value-type="float">
            <text:p>19133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8-01-01T22:46:47.19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39617" calcext:value-type="float">
            <text:p>1639617</text:p>
          </table:table-cell>
          <table:table-cell office:value-type="float" office:value="83816" calcext:value-type="float">
            <text:p>83816</text:p>
          </table:table-cell>
          <table:table-cell office:value-type="float" office:value="1493329" calcext:value-type="float">
            <text:p>1493329</text:p>
          </table:table-cell>
          <table:table-cell office:value-type="float" office:value="1647031" calcext:value-type="float">
            <text:p>1647031</text:p>
          </table:table-cell>
          <table:table-cell office:value-type="float" office:value="1795878" calcext:value-type="float">
            <text:p>179587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8-01-01T22:46:50.45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29531" calcext:value-type="float">
            <text:p>1629531</text:p>
          </table:table-cell>
          <table:table-cell office:value-type="float" office:value="145439" calcext:value-type="float">
            <text:p>145439</text:p>
          </table:table-cell>
          <table:table-cell office:value-type="float" office:value="1418056" calcext:value-type="float">
            <text:p>1418056</text:p>
          </table:table-cell>
          <table:table-cell office:value-type="float" office:value="1611028" calcext:value-type="float">
            <text:p>1611028</text:p>
          </table:table-cell>
          <table:table-cell office:value-type="float" office:value="1833941" calcext:value-type="float">
            <text:p>183394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8-01-01T22:46:54.82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30225" calcext:value-type="float">
            <text:p>1630225</text:p>
          </table:table-cell>
          <table:table-cell office:value-type="float" office:value="99999" calcext:value-type="float">
            <text:p>99999</text:p>
          </table:table-cell>
          <table:table-cell office:value-type="float" office:value="1487960" calcext:value-type="float">
            <text:p>1487960</text:p>
          </table:table-cell>
          <table:table-cell office:value-type="float" office:value="1610549" calcext:value-type="float">
            <text:p>1610549</text:p>
          </table:table-cell>
          <table:table-cell office:value-type="float" office:value="1805900" calcext:value-type="float">
            <text:p>18059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8-01-01T22:46:59.33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54245" calcext:value-type="float">
            <text:p>1654245</text:p>
          </table:table-cell>
          <table:table-cell office:value-type="float" office:value="167160" calcext:value-type="float">
            <text:p>167160</text:p>
          </table:table-cell>
          <table:table-cell office:value-type="float" office:value="1498155" calcext:value-type="float">
            <text:p>1498155</text:p>
          </table:table-cell>
          <table:table-cell office:value-type="float" office:value="1583765" calcext:value-type="float">
            <text:p>1583765</text:p>
          </table:table-cell>
          <table:table-cell office:value-type="float" office:value="2002435" calcext:value-type="float">
            <text:p>2002435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2018-01-01T22:47:03.54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66241" calcext:value-type="float">
            <text:p>1666241</text:p>
          </table:table-cell>
          <table:table-cell office:value-type="float" office:value="185866" calcext:value-type="float">
            <text:p>185866</text:p>
          </table:table-cell>
          <table:table-cell office:value-type="float" office:value="1438865" calcext:value-type="float">
            <text:p>1438865</text:p>
          </table:table-cell>
          <table:table-cell office:value-type="float" office:value="1602017" calcext:value-type="float">
            <text:p>1602017</text:p>
          </table:table-cell>
          <table:table-cell office:value-type="float" office:value="2062739" calcext:value-type="float">
            <text:p>206273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2018-01-01T22:47:07.93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72994" calcext:value-type="float">
            <text:p>1572994</text:p>
          </table:table-cell>
          <table:table-cell office:value-type="float" office:value="60695" calcext:value-type="float">
            <text:p>60695</text:p>
          </table:table-cell>
          <table:table-cell office:value-type="float" office:value="1442789" calcext:value-type="float">
            <text:p>1442789</text:p>
          </table:table-cell>
          <table:table-cell office:value-type="float" office:value="1566093" calcext:value-type="float">
            <text:p>1566093</text:p>
          </table:table-cell>
          <table:table-cell office:value-type="float" office:value="1669900" calcext:value-type="float">
            <text:p>166990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2018-01-01T22:47:11.22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85402" calcext:value-type="float">
            <text:p>1685402</text:p>
          </table:table-cell>
          <table:table-cell office:value-type="float" office:value="225992" calcext:value-type="float">
            <text:p>225992</text:p>
          </table:table-cell>
          <table:table-cell office:value-type="float" office:value="1487506" calcext:value-type="float">
            <text:p>1487506</text:p>
          </table:table-cell>
          <table:table-cell office:value-type="float" office:value="1590100" calcext:value-type="float">
            <text:p>1590100</text:p>
          </table:table-cell>
          <table:table-cell office:value-type="float" office:value="2175636" calcext:value-type="float">
            <text:p>2175636</text:p>
          </table:table-cell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2018-01-01T22:47:15.71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00144" calcext:value-type="float">
            <text:p>1600144</text:p>
          </table:table-cell>
          <table:table-cell office:value-type="float" office:value="83085" calcext:value-type="float">
            <text:p>83085</text:p>
          </table:table-cell>
          <table:table-cell office:value-type="float" office:value="1447616" calcext:value-type="float">
            <text:p>1447616</text:p>
          </table:table-cell>
          <table:table-cell office:value-type="float" office:value="1589923" calcext:value-type="float">
            <text:p>1589923</text:p>
          </table:table-cell>
          <table:table-cell office:value-type="float" office:value="1738847" calcext:value-type="float">
            <text:p>173884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8-01-01T22:47:19.01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64225" calcext:value-type="float">
            <text:p>1564225</text:p>
          </table:table-cell>
          <table:table-cell office:value-type="float" office:value="84993" calcext:value-type="float">
            <text:p>84993</text:p>
          </table:table-cell>
          <table:table-cell office:value-type="float" office:value="1470069" calcext:value-type="float">
            <text:p>1470069</text:p>
          </table:table-cell>
          <table:table-cell office:value-type="float" office:value="1547372" calcext:value-type="float">
            <text:p>1547372</text:p>
          </table:table-cell>
          <table:table-cell office:value-type="float" office:value="1739554" calcext:value-type="float">
            <text:p>1739554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string" calcext:value-type="string">
            <text:p>2018-01-01T22:47:22.3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23150" calcext:value-type="float">
            <text:p>1623150</text:p>
          </table:table-cell>
          <table:table-cell office:value-type="float" office:value="141804" calcext:value-type="float">
            <text:p>141804</text:p>
          </table:table-cell>
          <table:table-cell office:value-type="float" office:value="1444559" calcext:value-type="float">
            <text:p>1444559</text:p>
          </table:table-cell>
          <table:table-cell office:value-type="float" office:value="1601150" calcext:value-type="float">
            <text:p>1601150</text:p>
          </table:table-cell>
          <table:table-cell office:value-type="float" office:value="1963522" calcext:value-type="float">
            <text:p>1963522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string" calcext:value-type="string">
            <text:p>2018-01-01T22:47:26.77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99742" calcext:value-type="float">
            <text:p>1699742</text:p>
          </table:table-cell>
          <table:table-cell office:value-type="float" office:value="231960" calcext:value-type="float">
            <text:p>231960</text:p>
          </table:table-cell>
          <table:table-cell office:value-type="float" office:value="1417394" calcext:value-type="float">
            <text:p>1417394</text:p>
          </table:table-cell>
          <table:table-cell office:value-type="float" office:value="1615071" calcext:value-type="float">
            <text:p>1615071</text:p>
          </table:table-cell>
          <table:table-cell office:value-type="float" office:value="2188869" calcext:value-type="float">
            <text:p>218886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2018-01-01T22:47:31.28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08602" calcext:value-type="float">
            <text:p>1608602</text:p>
          </table:table-cell>
          <table:table-cell office:value-type="float" office:value="113686" calcext:value-type="float">
            <text:p>113686</text:p>
          </table:table-cell>
          <table:table-cell office:value-type="float" office:value="1483306" calcext:value-type="float">
            <text:p>1483306</text:p>
          </table:table-cell>
          <table:table-cell office:value-type="float" office:value="1570950" calcext:value-type="float">
            <text:p>1570950</text:p>
          </table:table-cell>
          <table:table-cell office:value-type="float" office:value="1896811" calcext:value-type="float">
            <text:p>189681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2018-01-01T22:47:35.66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05541" calcext:value-type="float">
            <text:p>1705541</text:p>
          </table:table-cell>
          <table:table-cell office:value-type="float" office:value="197939" calcext:value-type="float">
            <text:p>197939</text:p>
          </table:table-cell>
          <table:table-cell office:value-type="float" office:value="1441693" calcext:value-type="float">
            <text:p>1441693</text:p>
          </table:table-cell>
          <table:table-cell office:value-type="float" office:value="1657795" calcext:value-type="float">
            <text:p>1657795</text:p>
          </table:table-cell>
          <table:table-cell office:value-type="float" office:value="2077759" calcext:value-type="float">
            <text:p>2077759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2018-01-01T22:47:39.8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42098" calcext:value-type="float">
            <text:p>1642098</text:p>
          </table:table-cell>
          <table:table-cell office:value-type="float" office:value="150886" calcext:value-type="float">
            <text:p>150886</text:p>
          </table:table-cell>
          <table:table-cell office:value-type="float" office:value="1483201" calcext:value-type="float">
            <text:p>1483201</text:p>
          </table:table-cell>
          <table:table-cell office:value-type="float" office:value="1569336" calcext:value-type="float">
            <text:p>1569336</text:p>
          </table:table-cell>
          <table:table-cell office:value-type="float" office:value="1918963" calcext:value-type="float">
            <text:p>191896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018-01-01T22:47:44.39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49684" calcext:value-type="float">
            <text:p>1649684</text:p>
          </table:table-cell>
          <table:table-cell office:value-type="float" office:value="183151" calcext:value-type="float">
            <text:p>183151</text:p>
          </table:table-cell>
          <table:table-cell office:value-type="float" office:value="1448162" calcext:value-type="float">
            <text:p>1448162</text:p>
          </table:table-cell>
          <table:table-cell office:value-type="float" office:value="1564670" calcext:value-type="float">
            <text:p>1564670</text:p>
          </table:table-cell>
          <table:table-cell office:value-type="float" office:value="2028577" calcext:value-type="float">
            <text:p>20285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1-01T22:47:48.666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51691" calcext:value-type="float">
            <text:p>1551691</text:p>
          </table:table-cell>
          <table:table-cell office:value-type="float" office:value="96850" calcext:value-type="float">
            <text:p>96850</text:p>
          </table:table-cell>
          <table:table-cell office:value-type="float" office:value="1420676" calcext:value-type="float">
            <text:p>1420676</text:p>
          </table:table-cell>
          <table:table-cell office:value-type="float" office:value="1530248" calcext:value-type="float">
            <text:p>1530248</text:p>
          </table:table-cell>
          <table:table-cell office:value-type="float" office:value="1742803" calcext:value-type="float">
            <text:p>174280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2018-01-01T22:47:52.18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62138" calcext:value-type="float">
            <text:p>1662138</text:p>
          </table:table-cell>
          <table:table-cell office:value-type="float" office:value="205991" calcext:value-type="float">
            <text:p>205991</text:p>
          </table:table-cell>
          <table:table-cell office:value-type="float" office:value="1420409" calcext:value-type="float">
            <text:p>1420409</text:p>
          </table:table-cell>
          <table:table-cell office:value-type="float" office:value="1581459" calcext:value-type="float">
            <text:p>1581459</text:p>
          </table:table-cell>
          <table:table-cell office:value-type="float" office:value="1993928" calcext:value-type="float">
            <text:p>1993928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2018-01-01T22:47:56.39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12994" calcext:value-type="float">
            <text:p>1612994</text:p>
          </table:table-cell>
          <table:table-cell office:value-type="float" office:value="126156" calcext:value-type="float">
            <text:p>126156</text:p>
          </table:table-cell>
          <table:table-cell office:value-type="float" office:value="1403115" calcext:value-type="float">
            <text:p>1403115</text:p>
          </table:table-cell>
          <table:table-cell office:value-type="float" office:value="1604570" calcext:value-type="float">
            <text:p>1604570</text:p>
          </table:table-cell>
          <table:table-cell office:value-type="float" office:value="1808656" calcext:value-type="float">
            <text:p>180865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1-01T22:48:00.77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37966" calcext:value-type="float">
            <text:p>1637966</text:p>
          </table:table-cell>
          <table:table-cell office:value-type="float" office:value="147670" calcext:value-type="float">
            <text:p>147670</text:p>
          </table:table-cell>
          <table:table-cell office:value-type="float" office:value="1500409" calcext:value-type="float">
            <text:p>1500409</text:p>
          </table:table-cell>
          <table:table-cell office:value-type="float" office:value="1567134" calcext:value-type="float">
            <text:p>1567134</text:p>
          </table:table-cell>
          <table:table-cell office:value-type="float" office:value="1938463" calcext:value-type="float">
            <text:p>19384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1T22:48:05.2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45641" calcext:value-type="float">
            <text:p>1645641</text:p>
          </table:table-cell>
          <table:table-cell office:value-type="float" office:value="198287" calcext:value-type="float">
            <text:p>198287</text:p>
          </table:table-cell>
          <table:table-cell office:value-type="float" office:value="1460242" calcext:value-type="float">
            <text:p>1460242</text:p>
          </table:table-cell>
          <table:table-cell office:value-type="float" office:value="1569404" calcext:value-type="float">
            <text:p>1569404</text:p>
          </table:table-cell>
          <table:table-cell office:value-type="float" office:value="2135573" calcext:value-type="float">
            <text:p>2135573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8-01-01T22:48:09.49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19106" calcext:value-type="float">
            <text:p>1619106</text:p>
          </table:table-cell>
          <table:table-cell office:value-type="float" office:value="201385" calcext:value-type="float">
            <text:p>201385</text:p>
          </table:table-cell>
          <table:table-cell office:value-type="float" office:value="1434734" calcext:value-type="float">
            <text:p>1434734</text:p>
          </table:table-cell>
          <table:table-cell office:value-type="float" office:value="1540767" calcext:value-type="float">
            <text:p>1540767</text:p>
          </table:table-cell>
          <table:table-cell office:value-type="float" office:value="2031258" calcext:value-type="float">
            <text:p>20312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1-01T22:48:13.881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80139" calcext:value-type="float">
            <text:p>1680139</text:p>
          </table:table-cell>
          <table:table-cell office:value-type="float" office:value="264422" calcext:value-type="float">
            <text:p>264422</text:p>
          </table:table-cell>
          <table:table-cell office:value-type="float" office:value="1459250" calcext:value-type="float">
            <text:p>1459250</text:p>
          </table:table-cell>
          <table:table-cell office:value-type="float" office:value="1554469" calcext:value-type="float">
            <text:p>1554469</text:p>
          </table:table-cell>
          <table:table-cell office:value-type="float" office:value="2289483" calcext:value-type="float">
            <text:p>228948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8-01-01T22:48:18.367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33717" calcext:value-type="float">
            <text:p>1633717</text:p>
          </table:table-cell>
          <table:table-cell office:value-type="float" office:value="235878" calcext:value-type="float">
            <text:p>235878</text:p>
          </table:table-cell>
          <table:table-cell office:value-type="float" office:value="1454138" calcext:value-type="float">
            <text:p>1454138</text:p>
          </table:table-cell>
          <table:table-cell office:value-type="float" office:value="1544590" calcext:value-type="float">
            <text:p>1544590</text:p>
          </table:table-cell>
          <table:table-cell office:value-type="float" office:value="2212540" calcext:value-type="float">
            <text:p>221254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-01-01T22:48:22.89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27618" calcext:value-type="float">
            <text:p>1627618</text:p>
          </table:table-cell>
          <table:table-cell office:value-type="float" office:value="172472" calcext:value-type="float">
            <text:p>172472</text:p>
          </table:table-cell>
          <table:table-cell office:value-type="float" office:value="1488003" calcext:value-type="float">
            <text:p>1488003</text:p>
          </table:table-cell>
          <table:table-cell office:value-type="float" office:value="1581847" calcext:value-type="float">
            <text:p>1581847</text:p>
          </table:table-cell>
          <table:table-cell office:value-type="float" office:value="2133818" calcext:value-type="float">
            <text:p>2133818</text:p>
          </table:table-cell>
          <table:table-cell office:value-type="float" office:value="-202" calcext:value-type="float">
            <text:p>-202</text:p>
          </table:table-cell>
        </table:table-row>
        <table:table-row table:style-name="ro1">
          <table:table-cell office:value-type="string" calcext:value-type="string">
            <text:p>2018-01-01T22:48:27.39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600494" calcext:value-type="float">
            <text:p>1600494</text:p>
          </table:table-cell>
          <table:table-cell office:value-type="float" office:value="222968" calcext:value-type="float">
            <text:p>222968</text:p>
          </table:table-cell>
          <table:table-cell office:value-type="float" office:value="1403661" calcext:value-type="float">
            <text:p>1403661</text:p>
          </table:table-cell>
          <table:table-cell office:value-type="float" office:value="1520613" calcext:value-type="float">
            <text:p>1520613</text:p>
          </table:table-cell>
          <table:table-cell office:value-type="float" office:value="2156195" calcext:value-type="float">
            <text:p>2156195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string" calcext:value-type="string">
            <text:p>2018-01-01T22:48:31.899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621065" calcext:value-type="float">
            <text:p>1621065</text:p>
          </table:table-cell>
          <table:table-cell office:value-type="float" office:value="173924" calcext:value-type="float">
            <text:p>173924</text:p>
          </table:table-cell>
          <table:table-cell office:value-type="float" office:value="1438212" calcext:value-type="float">
            <text:p>1438212</text:p>
          </table:table-cell>
          <table:table-cell office:value-type="float" office:value="1547479" calcext:value-type="float">
            <text:p>1547479</text:p>
          </table:table-cell>
          <table:table-cell office:value-type="float" office:value="2047846" calcext:value-type="float">
            <text:p>2047846</text:p>
          </table:table-cell>
          <table:table-cell office:value-type="float" office:value="-204" calcext:value-type="float">
            <text:p>-204</text:p>
          </table:table-cell>
        </table:table-row>
        <table:table-row table:style-name="ro1">
          <table:table-cell office:value-type="string" calcext:value-type="string">
            <text:p>2018-01-01T22:48:36.100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11015" calcext:value-type="float">
            <text:p>1511015</text:p>
          </table:table-cell>
          <table:table-cell office:value-type="float" office:value="69697" calcext:value-type="float">
            <text:p>69697</text:p>
          </table:table-cell>
          <table:table-cell office:value-type="float" office:value="1410928" calcext:value-type="float">
            <text:p>1410928</text:p>
          </table:table-cell>
          <table:table-cell office:value-type="float" office:value="1485236" calcext:value-type="float">
            <text:p>1485236</text:p>
          </table:table-cell>
          <table:table-cell office:value-type="float" office:value="1636148" calcext:value-type="float">
            <text:p>1636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1T22:48:39.692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673183" calcext:value-type="float">
            <text:p>1673183</text:p>
          </table:table-cell>
          <table:table-cell office:value-type="float" office:value="241926" calcext:value-type="float">
            <text:p>241926</text:p>
          </table:table-cell>
          <table:table-cell office:value-type="float" office:value="1357492" calcext:value-type="float">
            <text:p>1357492</text:p>
          </table:table-cell>
          <table:table-cell office:value-type="float" office:value="1614341" calcext:value-type="float">
            <text:p>1614341</text:p>
          </table:table-cell>
          <table:table-cell office:value-type="float" office:value="2225782" calcext:value-type="float">
            <text:p>222578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8-01-01T22:48:44.90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97759" calcext:value-type="float">
            <text:p>1597759</text:p>
          </table:table-cell>
          <table:table-cell office:value-type="float" office:value="159819" calcext:value-type="float">
            <text:p>159819</text:p>
          </table:table-cell>
          <table:table-cell office:value-type="float" office:value="1417108" calcext:value-type="float">
            <text:p>1417108</text:p>
          </table:table-cell>
          <table:table-cell office:value-type="float" office:value="1569374" calcext:value-type="float">
            <text:p>1569374</text:p>
          </table:table-cell>
          <table:table-cell office:value-type="float" office:value="2026298" calcext:value-type="float">
            <text:p>2026298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2018-01-01T22:48:49.10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30604" calcext:value-type="float">
            <text:p>1530604</text:p>
          </table:table-cell>
          <table:table-cell office:value-type="float" office:value="109518" calcext:value-type="float">
            <text:p>109518</text:p>
          </table:table-cell>
          <table:table-cell office:value-type="float" office:value="1424285" calcext:value-type="float">
            <text:p>1424285</text:p>
          </table:table-cell>
          <table:table-cell office:value-type="float" office:value="1492472" calcext:value-type="float">
            <text:p>1492472</text:p>
          </table:table-cell>
          <table:table-cell office:value-type="float" office:value="1894177" calcext:value-type="float">
            <text:p>1894177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2018-01-01T22:48:53.608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48181" calcext:value-type="float">
            <text:p>154818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434310" calcext:value-type="float">
            <text:p>1434310</text:p>
          </table:table-cell>
          <table:table-cell office:value-type="float" office:value="1502209" calcext:value-type="float">
            <text:p>1502209</text:p>
          </table:table-cell>
          <table:table-cell office:value-type="float" office:value="2053511" calcext:value-type="float">
            <text:p>2053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1T22:48:58.113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18105" calcext:value-type="float">
            <text:p>1618105</text:p>
          </table:table-cell>
          <table:table-cell office:value-type="float" office:value="181475" calcext:value-type="float">
            <text:p>181475</text:p>
          </table:table-cell>
          <table:table-cell office:value-type="float" office:value="1381128" calcext:value-type="float">
            <text:p>1381128</text:p>
          </table:table-cell>
          <table:table-cell office:value-type="float" office:value="1564204" calcext:value-type="float">
            <text:p>1564204</text:p>
          </table:table-cell>
          <table:table-cell office:value-type="float" office:value="2010068" calcext:value-type="float">
            <text:p>2010068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2018-01-01T22:49:02.775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06350" calcext:value-type="float">
            <text:p>1606350</text:p>
          </table:table-cell>
          <table:table-cell office:value-type="float" office:value="207615" calcext:value-type="float">
            <text:p>207615</text:p>
          </table:table-cell>
          <table:table-cell office:value-type="float" office:value="1402197" calcext:value-type="float">
            <text:p>1402197</text:p>
          </table:table-cell>
          <table:table-cell office:value-type="float" office:value="1557598" calcext:value-type="float">
            <text:p>1557598</text:p>
          </table:table-cell>
          <table:table-cell office:value-type="float" office:value="2182209" calcext:value-type="float">
            <text:p>2182209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2018-01-01T22:49:07.124Z</text:p>
          </table:table-cell>
          <table:table-cell office:value-type="string" calcext:value-type="string">
            <text:p>eu-west-3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odejs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71653" calcext:value-type="float">
            <text:p>1571653</text:p>
          </table:table-cell>
          <table:table-cell office:value-type="float" office:value="126546" calcext:value-type="float">
            <text:p>126546</text:p>
          </table:table-cell>
          <table:table-cell office:value-type="float" office:value="1421053" calcext:value-type="float">
            <text:p>1421053</text:p>
          </table:table-cell>
          <table:table-cell office:value-type="float" office:value="1545177" calcext:value-type="float">
            <text:p>1545177</text:p>
          </table:table-cell>
          <table:table-cell office:value-type="float" office:value="1951055" calcext:value-type="float">
            <text:p>1951055</text:p>
          </table:table-cell>
          <table:table-cell office:value-type="float" office:value="-140" calcext:value-type="float">
            <text:p>-140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789.31pt" svg:height="509.05pt" svg:x="367.31pt" svg:y="29.54pt">
            <loext:p draw:notify-on-update-of-ranges="PT@categories PT@label 0 PT@data 0 PT@label 1 PT@data 1 PT@label 2 PT@data 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1"/>
        <table:table-column table:style-name="co3" table:default-cell-style-name="ce16"/>
        <table:table-column table:style-name="co4" table:default-cell-style-name="ce21"/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Pivot_20_Table_20_Field" office:value-type="string" calcext:value-type="string">
            <text:p>region</text:p>
          </table:table-cell>
          <table:table-cell table:style-name="ce6" office:value-type="string" calcext:value-type="string">
            <text:p>eu-west-3</text:p>
          </table:table-cell>
          <table:table-cell table:style-name="Default" table:number-columns-repeated="2"/>
        </table:table-row>
        <table:table-row table:style-name="ro1">
          <table:table-cell table:style-name="Pivot_20_Table_20_Field" office:value-type="string" calcext:value-type="string">
            <text:p>provider</text:p>
          </table:table-cell>
          <table:table-cell table:style-name="ce6" office:value-type="string" calcext:value-type="string">
            <text:p>aws</text:p>
          </table:table-cell>
          <table:table-cell table:style-name="Default" table:number-columns-repeated="2"/>
        </table:table-row>
        <table:table-row table:style-name="ro1">
          <table:table-cell table:style-name="Pivot_20_Table_20_Field" office:value-type="string" calcext:value-type="string">
            <text:p>runtime</text:p>
          </table:table-cell>
          <table:table-cell table:style-name="ce6" office:value-type="string" calcext:value-type="string">
            <text:p>nodejs</text:p>
          </table:table-cell>
          <table:table-cell table:style-name="Default" table:number-columns-repeated="2"/>
        </table:table-row>
        <table:table-row table:style-name="ro1">
          <table:table-cell table:style-name="Pivot_20_Table_20_Field" office:value-type="string" calcext:value-type="string">
            <text:p>memorySize</text:p>
          </table:table-cell>
          <table:table-cell table:style-name="ce7" office:value-type="string" calcext:value-type="string">
            <text:p>12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/>
          <table:table-cell table:style-name="ce8" office:value-type="string" calcext:value-type="string">
            <text:p>Data</text:p>
          </table:table-cell>
          <table:table-cell table:style-name="ce13"/>
          <table:table-cell table:style-name="ce18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9" office:value-type="string" calcext:value-type="string">
            <text:p>Average - rpsMean</text:p>
          </table:table-cell>
          <table:table-cell table:style-name="ce14" office:value-type="string" calcext:value-type="string">
            <text:p>Average - rpsMin</text:p>
          </table:table-cell>
          <table:table-cell table:style-name="ce19" office:value-type="string" calcext:value-type="string">
            <text:p>Average - rpsMax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float" office:value="674228.3" calcext:value-type="float">
            <text:p>674228.3</text:p>
          </table:table-cell>
          <table:table-cell table:style-name="ce15" office:value-type="float" office:value="674228.3" calcext:value-type="float">
            <text:p>674228.3</text:p>
          </table:table-cell>
          <table:table-cell table:style-name="ce20" office:value-type="float" office:value="674228.3" calcext:value-type="float">
            <text:p>674228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9894.2" calcext:value-type="float">
            <text:p>599894.2</text:p>
          </table:table-cell>
          <table:table-cell office:value-type="float" office:value="575588.333333333" calcext:value-type="float">
            <text:p>575588.333333333</text:p>
          </table:table-cell>
          <table:table-cell office:value-type="float" office:value="624199.633333333" calcext:value-type="float">
            <text:p>624199.6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1330.333333333" calcext:value-type="float">
            <text:p>561330.333333333</text:p>
          </table:table-cell>
          <table:table-cell office:value-type="float" office:value="487378.2" calcext:value-type="float">
            <text:p>487378.2</text:p>
          </table:table-cell>
          <table:table-cell office:value-type="float" office:value="658054.5" calcext:value-type="float">
            <text:p>65805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187.5" calcext:value-type="float">
            <text:p>521187.5</text:p>
          </table:table-cell>
          <table:table-cell office:value-type="float" office:value="422435.033333333" calcext:value-type="float">
            <text:p>422435.033333333</text:p>
          </table:table-cell>
          <table:table-cell office:value-type="float" office:value="616899.933333333" calcext:value-type="float">
            <text:p>616899.9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0240.833333333" calcext:value-type="float">
            <text:p>480240.833333333</text:p>
          </table:table-cell>
          <table:table-cell office:value-type="float" office:value="394400.633333333" calcext:value-type="float">
            <text:p>394400.633333333</text:p>
          </table:table-cell>
          <table:table-cell office:value-type="float" office:value="586833.033333333" calcext:value-type="float">
            <text:p>586833.0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8426.7" calcext:value-type="float">
            <text:p>458426.7</text:p>
          </table:table-cell>
          <table:table-cell office:value-type="float" office:value="369739.966666667" calcext:value-type="float">
            <text:p>369739.966666667</text:p>
          </table:table-cell>
          <table:table-cell office:value-type="float" office:value="561847.966666667" calcext:value-type="float">
            <text:p>561847.9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3188.466666667" calcext:value-type="float">
            <text:p>443188.466666667</text:p>
          </table:table-cell>
          <table:table-cell office:value-type="float" office:value="355244.766666667" calcext:value-type="float">
            <text:p>355244.766666667</text:p>
          </table:table-cell>
          <table:table-cell office:value-type="float" office:value="553094.733333333" calcext:value-type="float">
            <text:p>553094.7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1688.5" calcext:value-type="float">
            <text:p>431688.5</text:p>
          </table:table-cell>
          <table:table-cell office:value-type="float" office:value="346427.333333333" calcext:value-type="float">
            <text:p>346427.333333333</text:p>
          </table:table-cell>
          <table:table-cell office:value-type="float" office:value="558327.366666667" calcext:value-type="float">
            <text:p>558327.3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2915.733333333" calcext:value-type="float">
            <text:p>422915.733333333</text:p>
          </table:table-cell>
          <table:table-cell office:value-type="float" office:value="349354.1" calcext:value-type="float">
            <text:p>349354.1</text:p>
          </table:table-cell>
          <table:table-cell office:value-type="float" office:value="532652" calcext:value-type="float">
            <text:p>5326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4828.9" calcext:value-type="float">
            <text:p>424828.9</text:p>
          </table:table-cell>
          <table:table-cell office:value-type="float" office:value="338968.233333333" calcext:value-type="float">
            <text:p>338968.233333333</text:p>
          </table:table-cell>
          <table:table-cell office:value-type="float" office:value="556014.366666667" calcext:value-type="float">
            <text:p>556014.3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9847.066666667" calcext:value-type="float">
            <text:p>429847.066666667</text:p>
          </table:table-cell>
          <table:table-cell office:value-type="float" office:value="349147.066666667" calcext:value-type="float">
            <text:p>349147.066666667</text:p>
          </table:table-cell>
          <table:table-cell office:value-type="float" office:value="565528.666666667" calcext:value-type="float">
            <text:p>565528.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3591.666666667" calcext:value-type="float">
            <text:p>423591.666666667</text:p>
          </table:table-cell>
          <table:table-cell office:value-type="float" office:value="341596.633333333" calcext:value-type="float">
            <text:p>341596.633333333</text:p>
          </table:table-cell>
          <table:table-cell office:value-type="float" office:value="539501.9" calcext:value-type="float">
            <text:p>53950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3204.6" calcext:value-type="float">
            <text:p>413204.6</text:p>
          </table:table-cell>
          <table:table-cell office:value-type="float" office:value="337759.666666667" calcext:value-type="float">
            <text:p>337759.666666667</text:p>
          </table:table-cell>
          <table:table-cell office:value-type="float" office:value="538534" calcext:value-type="float">
            <text:p>5385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5683.833333333" calcext:value-type="float">
            <text:p>415683.833333333</text:p>
          </table:table-cell>
          <table:table-cell office:value-type="float" office:value="332880.233333333" calcext:value-type="float">
            <text:p>332880.233333333</text:p>
          </table:table-cell>
          <table:table-cell office:value-type="float" office:value="556017.1" calcext:value-type="float">
            <text:p>556017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2059.666666667" calcext:value-type="float">
            <text:p>412059.666666667</text:p>
          </table:table-cell>
          <table:table-cell office:value-type="float" office:value="340740.033333333" calcext:value-type="float">
            <text:p>340740.033333333</text:p>
          </table:table-cell>
          <table:table-cell office:value-type="float" office:value="540829.7" calcext:value-type="float">
            <text:p>540829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1587.4" calcext:value-type="float">
            <text:p>411587.4</text:p>
          </table:table-cell>
          <table:table-cell office:value-type="float" office:value="332590.8" calcext:value-type="float">
            <text:p>332590.8</text:p>
          </table:table-cell>
          <table:table-cell office:value-type="float" office:value="562724.533333333" calcext:value-type="float">
            <text:p>562724.5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0964.6" calcext:value-type="float">
            <text:p>410964.6</text:p>
          </table:table-cell>
          <table:table-cell office:value-type="float" office:value="336006.066666667" calcext:value-type="float">
            <text:p>336006.066666667</text:p>
          </table:table-cell>
          <table:table-cell office:value-type="float" office:value="537408.833333333" calcext:value-type="float">
            <text:p>537408.8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7506.233333333" calcext:value-type="float">
            <text:p>407506.233333333</text:p>
          </table:table-cell>
          <table:table-cell office:value-type="float" office:value="330121.6" calcext:value-type="float">
            <text:p>330121.6</text:p>
          </table:table-cell>
          <table:table-cell office:value-type="float" office:value="541462.466666667" calcext:value-type="float">
            <text:p>541462.4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5831.566666667" calcext:value-type="float">
            <text:p>405831.566666667</text:p>
          </table:table-cell>
          <table:table-cell office:value-type="float" office:value="329176.933333333" calcext:value-type="float">
            <text:p>329176.933333333</text:p>
          </table:table-cell>
          <table:table-cell office:value-type="float" office:value="546260.4" calcext:value-type="float">
            <text:p>546260.4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float" office:value="404922.8" calcext:value-type="float">
            <text:p>404922.8</text:p>
          </table:table-cell>
          <table:table-cell table:style-name="ce17" office:value-type="float" office:value="322743.066666667" calcext:value-type="float">
            <text:p>322743.066666667</text:p>
          </table:table-cell>
          <table:table-cell table:style-name="ce22" office:value-type="float" office:value="537061.466666667" calcext:value-type="float">
            <text:p>537061.466666667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2:'Pivot Table_Sheet1_1'.D29" table:buttons="'Pivot Table_Sheet1_1'.A2 'Pivot Table_Sheet1_1'.A3 'Pivot Table_Sheet1_1'.A4 'Pivot Table_Sheet1_1'.A5 'Pivot Table_Sheet1_1'.A6 'Pivot Table_Sheet1_1'.A9 'Pivot Table_Sheet1_1'.B8" table:grand-total="column">
          <table:source-cell-range table:cell-range-address="Sheet1.A1:Sheet1.M1202"/>
          <table:data-pilot-field table:source-field-name="region" table:orientation="page" table:used-hierarchy="0" table:function="auto" loext:ignore-selected-page="true" table:selected-page="eu-west-3">
            <table:data-pilot-level table:show-empty="false" calcext:repeat-item-labels="false">
              <table:data-pilot-members>
                <table:data-pilot-member table:name="eu-west-3" table:display="true" table:show-details="true"/>
                <table:data-pilot-member table:name="region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vider" table:orientation="page" table:used-hierarchy="0" table:function="auto" loext:ignore-selected-page="true" table:selected-page="aws">
            <table:data-pilot-level table:show-empty="false" calcext:repeat-item-labels="false">
              <table:data-pilot-members>
                <table:data-pilot-member table:name="aws" table:display="true" table:show-details="true"/>
                <table:data-pilot-member table:name="provider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time" table:orientation="page" table:used-hierarchy="0" table:function="auto" loext:ignore-selected-page="true" table:selected-page="nodejs">
            <table:data-pilot-level table:show-empty="false" calcext:repeat-item-labels="false">
              <table:data-pilot-members>
                <table:data-pilot-member table:name="nodejs" table:display="true" table:show-details="true"/>
                <table:data-pilot-member table:name="runtim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morySize" table:orientation="page" table:used-hierarchy="0" table:function="auto" loext:ignore-selected-page="true" table:selected-page="128">
            <table:data-pilot-level table:show-empty="false" calcext:repeat-item-labels="false">
              <table:data-pilot-members>
                <table:data-pilot-member table:name="128" table:display="true" table:show-details="true"/>
                <table:data-pilot-member table:name="256" table:display="false" table:show-details="true"/>
                <table:data-pilot-member table:name="512" table:display="false" table:show-details="true"/>
                <table:data-pilot-member table:name="memorySiz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arall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parall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Mean" table:orientation="data" table:used-hierarchy="0" table:function="average">
            <table:data-pilot-level table:show-empty="false" calcext:repeat-item-labels="false">
              <table:data-pilot-members>
                <table:data-pilot-member table:name="362909" table:display="true" table:show-details="true"/>
                <table:data-pilot-member table:name="379711" table:display="true" table:show-details="true"/>
                <table:data-pilot-member table:name="380346" table:display="true" table:show-details="true"/>
                <table:data-pilot-member table:name="380387" table:display="true" table:show-details="true"/>
                <table:data-pilot-member table:name="382363" table:display="true" table:show-details="true"/>
                <table:data-pilot-member table:name="383125" table:display="true" table:show-details="true"/>
                <table:data-pilot-member table:name="383880" table:display="true" table:show-details="true"/>
                <table:data-pilot-member table:name="383969" table:display="true" table:show-details="true"/>
                <table:data-pilot-member table:name="384351" table:display="true" table:show-details="true"/>
                <table:data-pilot-member table:name="384515" table:display="true" table:show-details="true"/>
                <table:data-pilot-member table:name="385172" table:display="true" table:show-details="true"/>
                <table:data-pilot-member table:name="385326" table:display="true" table:show-details="true"/>
                <table:data-pilot-member table:name="385966" table:display="true" table:show-details="true"/>
                <table:data-pilot-member table:name="385992" table:display="true" table:show-details="true"/>
                <table:data-pilot-member table:name="386417" table:display="true" table:show-details="true"/>
                <table:data-pilot-member table:name="387172" table:display="true" table:show-details="true"/>
                <table:data-pilot-member table:name="387178" table:display="true" table:show-details="true"/>
                <table:data-pilot-member table:name="387831" table:display="true" table:show-details="true"/>
                <table:data-pilot-member table:name="387890" table:display="true" table:show-details="true"/>
                <table:data-pilot-member table:name="388348" table:display="true" table:show-details="true"/>
                <table:data-pilot-member table:name="388454" table:display="true" table:show-details="true"/>
                <table:data-pilot-member table:name="388523" table:display="true" table:show-details="true"/>
                <table:data-pilot-member table:name="389117" table:display="true" table:show-details="true"/>
                <table:data-pilot-member table:name="389130" table:display="true" table:show-details="true"/>
                <table:data-pilot-member table:name="389195" table:display="true" table:show-details="true"/>
                <table:data-pilot-member table:name="389480" table:display="true" table:show-details="true"/>
                <table:data-pilot-member table:name="389656" table:display="true" table:show-details="true"/>
                <table:data-pilot-member table:name="390039" table:display="true" table:show-details="true"/>
                <table:data-pilot-member table:name="390570" table:display="true" table:show-details="true"/>
                <table:data-pilot-member table:name="390830" table:display="true" table:show-details="true"/>
                <table:data-pilot-member table:name="390963" table:display="true" table:show-details="true"/>
                <table:data-pilot-member table:name="391297" table:display="true" table:show-details="true"/>
                <table:data-pilot-member table:name="391785" table:display="true" table:show-details="true"/>
                <table:data-pilot-member table:name="391950" table:display="true" table:show-details="true"/>
                <table:data-pilot-member table:name="392238" table:display="true" table:show-details="true"/>
                <table:data-pilot-member table:name="392368" table:display="true" table:show-details="true"/>
                <table:data-pilot-member table:name="392840" table:display="true" table:show-details="true"/>
                <table:data-pilot-member table:name="392920" table:display="true" table:show-details="true"/>
                <table:data-pilot-member table:name="393296" table:display="true" table:show-details="true"/>
                <table:data-pilot-member table:name="393375" table:display="true" table:show-details="true"/>
                <table:data-pilot-member table:name="393436" table:display="true" table:show-details="true"/>
                <table:data-pilot-member table:name="393553" table:display="true" table:show-details="true"/>
                <table:data-pilot-member table:name="393630" table:display="true" table:show-details="true"/>
                <table:data-pilot-member table:name="393778" table:display="true" table:show-details="true"/>
                <table:data-pilot-member table:name="393870" table:display="true" table:show-details="true"/>
                <table:data-pilot-member table:name="394062" table:display="true" table:show-details="true"/>
                <table:data-pilot-member table:name="394099" table:display="true" table:show-details="true"/>
                <table:data-pilot-member table:name="394165" table:display="true" table:show-details="true"/>
                <table:data-pilot-member table:name="394217" table:display="true" table:show-details="true"/>
                <table:data-pilot-member table:name="394300" table:display="true" table:show-details="true"/>
                <table:data-pilot-member table:name="394510" table:display="true" table:show-details="true"/>
                <table:data-pilot-member table:name="394830" table:display="true" table:show-details="true"/>
                <table:data-pilot-member table:name="394844" table:display="true" table:show-details="true"/>
                <table:data-pilot-member table:name="395109" table:display="true" table:show-details="true"/>
                <table:data-pilot-member table:name="395181" table:display="true" table:show-details="true"/>
                <table:data-pilot-member table:name="395581" table:display="true" table:show-details="true"/>
                <table:data-pilot-member table:name="395618" table:display="true" table:show-details="true"/>
                <table:data-pilot-member table:name="395637" table:display="true" table:show-details="true"/>
                <table:data-pilot-member table:name="396064" table:display="true" table:show-details="true"/>
                <table:data-pilot-member table:name="396123" table:display="true" table:show-details="true"/>
                <table:data-pilot-member table:name="396191" table:display="true" table:show-details="true"/>
                <table:data-pilot-member table:name="396196" table:display="true" table:show-details="true"/>
                <table:data-pilot-member table:name="396327" table:display="true" table:show-details="true"/>
                <table:data-pilot-member table:name="396344" table:display="true" table:show-details="true"/>
                <table:data-pilot-member table:name="396472" table:display="true" table:show-details="true"/>
                <table:data-pilot-member table:name="396692" table:display="true" table:show-details="true"/>
                <table:data-pilot-member table:name="396713" table:display="true" table:show-details="true"/>
                <table:data-pilot-member table:name="396893" table:display="true" table:show-details="true"/>
                <table:data-pilot-member table:name="396909" table:display="true" table:show-details="true"/>
                <table:data-pilot-member table:name="397014" table:display="true" table:show-details="true"/>
                <table:data-pilot-member table:name="397175" table:display="true" table:show-details="true"/>
                <table:data-pilot-member table:name="397229" table:display="true" table:show-details="true"/>
                <table:data-pilot-member table:name="397311" table:display="true" table:show-details="true"/>
                <table:data-pilot-member table:name="397549" table:display="true" table:show-details="true"/>
                <table:data-pilot-member table:name="397827" table:display="true" table:show-details="true"/>
                <table:data-pilot-member table:name="397891" table:display="true" table:show-details="true"/>
                <table:data-pilot-member table:name="398058" table:display="true" table:show-details="true"/>
                <table:data-pilot-member table:name="398146" table:display="true" table:show-details="true"/>
                <table:data-pilot-member table:name="398169" table:display="true" table:show-details="true"/>
                <table:data-pilot-member table:name="398318" table:display="true" table:show-details="true"/>
                <table:data-pilot-member table:name="398349" table:display="true" table:show-details="true"/>
                <table:data-pilot-member table:name="398424" table:display="true" table:show-details="true"/>
                <table:data-pilot-member table:name="398426" table:display="true" table:show-details="true"/>
                <table:data-pilot-member table:name="398542" table:display="true" table:show-details="true"/>
                <table:data-pilot-member table:name="398726" table:display="true" table:show-details="true"/>
                <table:data-pilot-member table:name="398940" table:display="true" table:show-details="true"/>
                <table:data-pilot-member table:name="399045" table:display="true" table:show-details="true"/>
                <table:data-pilot-member table:name="399226" table:display="true" table:show-details="true"/>
                <table:data-pilot-member table:name="399349" table:display="true" table:show-details="true"/>
                <table:data-pilot-member table:name="399545" table:display="true" table:show-details="true"/>
                <table:data-pilot-member table:name="399688" table:display="true" table:show-details="true"/>
                <table:data-pilot-member table:name="399748" table:display="true" table:show-details="true"/>
                <table:data-pilot-member table:name="399906" table:display="true" table:show-details="true"/>
                <table:data-pilot-member table:name="400037" table:display="true" table:show-details="true"/>
                <table:data-pilot-member table:name="400164" table:display="true" table:show-details="true"/>
                <table:data-pilot-member table:name="400219" table:display="true" table:show-details="true"/>
                <table:data-pilot-member table:name="400280" table:display="true" table:show-details="true"/>
                <table:data-pilot-member table:name="400699" table:display="true" table:show-details="true"/>
                <table:data-pilot-member table:name="400726" table:display="true" table:show-details="true"/>
                <table:data-pilot-member table:name="400791" table:display="true" table:show-details="true"/>
                <table:data-pilot-member table:name="400913" table:display="true" table:show-details="true"/>
                <table:data-pilot-member table:name="400922" table:display="true" table:show-details="true"/>
                <table:data-pilot-member table:name="401315" table:display="true" table:show-details="true"/>
                <table:data-pilot-member table:name="401317" table:display="true" table:show-details="true"/>
                <table:data-pilot-member table:name="401633" table:display="true" table:show-details="true"/>
                <table:data-pilot-member table:name="401637" table:display="true" table:show-details="true"/>
                <table:data-pilot-member table:name="401944" table:display="true" table:show-details="true"/>
                <table:data-pilot-member table:name="402040" table:display="true" table:show-details="true"/>
                <table:data-pilot-member table:name="402042" table:display="true" table:show-details="true"/>
                <table:data-pilot-member table:name="402125" table:display="true" table:show-details="true"/>
                <table:data-pilot-member table:name="402157" table:display="true" table:show-details="true"/>
                <table:data-pilot-member table:name="402255" table:display="true" table:show-details="true"/>
                <table:data-pilot-member table:name="402358" table:display="true" table:show-details="true"/>
                <table:data-pilot-member table:name="402644" table:display="true" table:show-details="true"/>
                <table:data-pilot-member table:name="402757" table:display="true" table:show-details="true"/>
                <table:data-pilot-member table:name="402796" table:display="true" table:show-details="true"/>
                <table:data-pilot-member table:name="403112" table:display="true" table:show-details="true"/>
                <table:data-pilot-member table:name="403265" table:display="true" table:show-details="true"/>
                <table:data-pilot-member table:name="403421" table:display="true" table:show-details="true"/>
                <table:data-pilot-member table:name="403923" table:display="true" table:show-details="true"/>
                <table:data-pilot-member table:name="403947" table:display="true" table:show-details="true"/>
                <table:data-pilot-member table:name="404024" table:display="true" table:show-details="true"/>
                <table:data-pilot-member table:name="404111" table:display="true" table:show-details="true"/>
                <table:data-pilot-member table:name="404185" table:display="true" table:show-details="true"/>
                <table:data-pilot-member table:name="404292" table:display="true" table:show-details="true"/>
                <table:data-pilot-member table:name="404361" table:display="true" table:show-details="true"/>
                <table:data-pilot-member table:name="404393" table:display="true" table:show-details="true"/>
                <table:data-pilot-member table:name="404646" table:display="true" table:show-details="true"/>
                <table:data-pilot-member table:name="404972" table:display="true" table:show-details="true"/>
                <table:data-pilot-member table:name="405006" table:display="true" table:show-details="true"/>
                <table:data-pilot-member table:name="405209" table:display="true" table:show-details="true"/>
                <table:data-pilot-member table:name="405563" table:display="true" table:show-details="true"/>
                <table:data-pilot-member table:name="405598" table:display="true" table:show-details="true"/>
                <table:data-pilot-member table:name="405645" table:display="true" table:show-details="true"/>
                <table:data-pilot-member table:name="405716" table:display="true" table:show-details="true"/>
                <table:data-pilot-member table:name="405757" table:display="true" table:show-details="true"/>
                <table:data-pilot-member table:name="405787" table:display="true" table:show-details="true"/>
                <table:data-pilot-member table:name="405849" table:display="true" table:show-details="true"/>
                <table:data-pilot-member table:name="405866" table:display="true" table:show-details="true"/>
                <table:data-pilot-member table:name="405898" table:display="true" table:show-details="true"/>
                <table:data-pilot-member table:name="405960" table:display="true" table:show-details="true"/>
                <table:data-pilot-member table:name="406009" table:display="true" table:show-details="true"/>
                <table:data-pilot-member table:name="406150" table:display="true" table:show-details="true"/>
                <table:data-pilot-member table:name="406164" table:display="true" table:show-details="true"/>
                <table:data-pilot-member table:name="406555" table:display="true" table:show-details="true"/>
                <table:data-pilot-member table:name="406689" table:display="true" table:show-details="true"/>
                <table:data-pilot-member table:name="406698" table:display="true" table:show-details="true"/>
                <table:data-pilot-member table:name="406771" table:display="true" table:show-details="true"/>
                <table:data-pilot-member table:name="407271" table:display="true" table:show-details="true"/>
                <table:data-pilot-member table:name="407305" table:display="true" table:show-details="true"/>
                <table:data-pilot-member table:name="407490" table:display="true" table:show-details="true"/>
                <table:data-pilot-member table:name="407718" table:display="true" table:show-details="true"/>
                <table:data-pilot-member table:name="407732" table:display="true" table:show-details="true"/>
                <table:data-pilot-member table:name="407848" table:display="true" table:show-details="true"/>
                <table:data-pilot-member table:name="407865" table:display="true" table:show-details="true"/>
                <table:data-pilot-member table:name="407968" table:display="true" table:show-details="true"/>
                <table:data-pilot-member table:name="408029" table:display="true" table:show-details="true"/>
                <table:data-pilot-member table:name="408325" table:display="true" table:show-details="true"/>
                <table:data-pilot-member table:name="408410" table:display="true" table:show-details="true"/>
                <table:data-pilot-member table:name="408463" table:display="true" table:show-details="true"/>
                <table:data-pilot-member table:name="408471" table:display="true" table:show-details="true"/>
                <table:data-pilot-member table:name="408630" table:display="true" table:show-details="true"/>
                <table:data-pilot-member table:name="408727" table:display="true" table:show-details="true"/>
                <table:data-pilot-member table:name="408757" table:display="true" table:show-details="true"/>
                <table:data-pilot-member table:name="408768" table:display="true" table:show-details="true"/>
                <table:data-pilot-member table:name="408898" table:display="true" table:show-details="true"/>
                <table:data-pilot-member table:name="409032" table:display="true" table:show-details="true"/>
                <table:data-pilot-member table:name="409155" table:display="true" table:show-details="true"/>
                <table:data-pilot-member table:name="409398" table:display="true" table:show-details="true"/>
                <table:data-pilot-member table:name="409589" table:display="true" table:show-details="true"/>
                <table:data-pilot-member table:name="409791" table:display="true" table:show-details="true"/>
                <table:data-pilot-member table:name="409842" table:display="true" table:show-details="true"/>
                <table:data-pilot-member table:name="410187" table:display="true" table:show-details="true"/>
                <table:data-pilot-member table:name="410332" table:display="true" table:show-details="true"/>
                <table:data-pilot-member table:name="410364" table:display="true" table:show-details="true"/>
                <table:data-pilot-member table:name="410426" table:display="true" table:show-details="true"/>
                <table:data-pilot-member table:name="410495" table:display="true" table:show-details="true"/>
                <table:data-pilot-member table:name="410536" table:display="true" table:show-details="true"/>
                <table:data-pilot-member table:name="410860" table:display="true" table:show-details="true"/>
                <table:data-pilot-member table:name="410882" table:display="true" table:show-details="true"/>
                <table:data-pilot-member table:name="410979" table:display="true" table:show-details="true"/>
                <table:data-pilot-member table:name="411115" table:display="true" table:show-details="true"/>
                <table:data-pilot-member table:name="411182" table:display="true" table:show-details="true"/>
                <table:data-pilot-member table:name="411311" table:display="true" table:show-details="true"/>
                <table:data-pilot-member table:name="411435" table:display="true" table:show-details="true"/>
                <table:data-pilot-member table:name="411459" table:display="true" table:show-details="true"/>
                <table:data-pilot-member table:name="411597" table:display="true" table:show-details="true"/>
                <table:data-pilot-member table:name="411720" table:display="true" table:show-details="true"/>
                <table:data-pilot-member table:name="412106" table:display="true" table:show-details="true"/>
                <table:data-pilot-member table:name="412187" table:display="true" table:show-details="true"/>
                <table:data-pilot-member table:name="412394" table:display="true" table:show-details="true"/>
                <table:data-pilot-member table:name="412409" table:display="true" table:show-details="true"/>
                <table:data-pilot-member table:name="412675" table:display="true" table:show-details="true"/>
                <table:data-pilot-member table:name="412821" table:display="true" table:show-details="true"/>
                <table:data-pilot-member table:name="412908" table:display="true" table:show-details="true"/>
                <table:data-pilot-member table:name="413081" table:display="true" table:show-details="true"/>
                <table:data-pilot-member table:name="413128" table:display="true" table:show-details="true"/>
                <table:data-pilot-member table:name="413414" table:display="true" table:show-details="true"/>
                <table:data-pilot-member table:name="413747" table:display="true" table:show-details="true"/>
                <table:data-pilot-member table:name="414106" table:display="true" table:show-details="true"/>
                <table:data-pilot-member table:name="414169" table:display="true" table:show-details="true"/>
                <table:data-pilot-member table:name="414195" table:display="true" table:show-details="true"/>
                <table:data-pilot-member table:name="414387" table:display="true" table:show-details="true"/>
                <table:data-pilot-member table:name="414544" table:display="true" table:show-details="true"/>
                <table:data-pilot-member table:name="414610" table:display="true" table:show-details="true"/>
                <table:data-pilot-member table:name="414666" table:display="true" table:show-details="true"/>
                <table:data-pilot-member table:name="414685" table:display="true" table:show-details="true"/>
                <table:data-pilot-member table:name="414722" table:display="true" table:show-details="true"/>
                <table:data-pilot-member table:name="414756" table:display="true" table:show-details="true"/>
                <table:data-pilot-member table:name="414780" table:display="true" table:show-details="true"/>
                <table:data-pilot-member table:name="414786" table:display="true" table:show-details="true"/>
                <table:data-pilot-member table:name="414812" table:display="true" table:show-details="true"/>
                <table:data-pilot-member table:name="415163" table:display="true" table:show-details="true"/>
                <table:data-pilot-member table:name="415269" table:display="true" table:show-details="true"/>
                <table:data-pilot-member table:name="415577" table:display="true" table:show-details="true"/>
                <table:data-pilot-member table:name="415868" table:display="true" table:show-details="true"/>
                <table:data-pilot-member table:name="415990" table:display="true" table:show-details="true"/>
                <table:data-pilot-member table:name="416067" table:display="true" table:show-details="true"/>
                <table:data-pilot-member table:name="416077" table:display="true" table:show-details="true"/>
                <table:data-pilot-member table:name="416138" table:display="true" table:show-details="true"/>
                <table:data-pilot-member table:name="416287" table:display="true" table:show-details="true"/>
                <table:data-pilot-member table:name="416402" table:display="true" table:show-details="true"/>
                <table:data-pilot-member table:name="416424" table:display="true" table:show-details="true"/>
                <table:data-pilot-member table:name="416459" table:display="true" table:show-details="true"/>
                <table:data-pilot-member table:name="416570" table:display="true" table:show-details="true"/>
                <table:data-pilot-member table:name="417096" table:display="true" table:show-details="true"/>
                <table:data-pilot-member table:name="417207" table:display="true" table:show-details="true"/>
                <table:data-pilot-member table:name="417250" table:display="true" table:show-details="true"/>
                <table:data-pilot-member table:name="417401" table:display="true" table:show-details="true"/>
                <table:data-pilot-member table:name="417405" table:display="true" table:show-details="true"/>
                <table:data-pilot-member table:name="417407" table:display="true" table:show-details="true"/>
                <table:data-pilot-member table:name="417427" table:display="true" table:show-details="true"/>
                <table:data-pilot-member table:name="417615" table:display="true" table:show-details="true"/>
                <table:data-pilot-member table:name="417707" table:display="true" table:show-details="true"/>
                <table:data-pilot-member table:name="417740" table:display="true" table:show-details="true"/>
                <table:data-pilot-member table:name="417795" table:display="true" table:show-details="true"/>
                <table:data-pilot-member table:name="417813" table:display="true" table:show-details="true"/>
                <table:data-pilot-member table:name="417837" table:display="true" table:show-details="true"/>
                <table:data-pilot-member table:name="417959" table:display="true" table:show-details="true"/>
                <table:data-pilot-member table:name="418028" table:display="true" table:show-details="true"/>
                <table:data-pilot-member table:name="418722" table:display="true" table:show-details="true"/>
                <table:data-pilot-member table:name="418879" table:display="true" table:show-details="true"/>
                <table:data-pilot-member table:name="418968" table:display="true" table:show-details="true"/>
                <table:data-pilot-member table:name="419165" table:display="true" table:show-details="true"/>
                <table:data-pilot-member table:name="419317" table:display="true" table:show-details="true"/>
                <table:data-pilot-member table:name="419402" table:display="true" table:show-details="true"/>
                <table:data-pilot-member table:name="419573" table:display="true" table:show-details="true"/>
                <table:data-pilot-member table:name="419614" table:display="true" table:show-details="true"/>
                <table:data-pilot-member table:name="419760" table:display="true" table:show-details="true"/>
                <table:data-pilot-member table:name="420226" table:display="true" table:show-details="true"/>
                <table:data-pilot-member table:name="420429" table:display="true" table:show-details="true"/>
                <table:data-pilot-member table:name="420868" table:display="true" table:show-details="true"/>
                <table:data-pilot-member table:name="420889" table:display="true" table:show-details="true"/>
                <table:data-pilot-member table:name="420934" table:display="true" table:show-details="true"/>
                <table:data-pilot-member table:name="421155" table:display="true" table:show-details="true"/>
                <table:data-pilot-member table:name="421315" table:display="true" table:show-details="true"/>
                <table:data-pilot-member table:name="421571" table:display="true" table:show-details="true"/>
                <table:data-pilot-member table:name="422286" table:display="true" table:show-details="true"/>
                <table:data-pilot-member table:name="422567" table:display="true" table:show-details="true"/>
                <table:data-pilot-member table:name="422670" table:display="true" table:show-details="true"/>
                <table:data-pilot-member table:name="422676" table:display="true" table:show-details="true"/>
                <table:data-pilot-member table:name="422721" table:display="true" table:show-details="true"/>
                <table:data-pilot-member table:name="422724" table:display="true" table:show-details="true"/>
                <table:data-pilot-member table:name="423154" table:display="true" table:show-details="true"/>
                <table:data-pilot-member table:name="423435" table:display="true" table:show-details="true"/>
                <table:data-pilot-member table:name="423726" table:display="true" table:show-details="true"/>
                <table:data-pilot-member table:name="423800" table:display="true" table:show-details="true"/>
                <table:data-pilot-member table:name="423921" table:display="true" table:show-details="true"/>
                <table:data-pilot-member table:name="424126" table:display="true" table:show-details="true"/>
                <table:data-pilot-member table:name="424270" table:display="true" table:show-details="true"/>
                <table:data-pilot-member table:name="424364" table:display="true" table:show-details="true"/>
                <table:data-pilot-member table:name="424413" table:display="true" table:show-details="true"/>
                <table:data-pilot-member table:name="424421" table:display="true" table:show-details="true"/>
                <table:data-pilot-member table:name="424653" table:display="true" table:show-details="true"/>
                <table:data-pilot-member table:name="424853" table:display="true" table:show-details="true"/>
                <table:data-pilot-member table:name="425113" table:display="true" table:show-details="true"/>
                <table:data-pilot-member table:name="425343" table:display="true" table:show-details="true"/>
                <table:data-pilot-member table:name="425366" table:display="true" table:show-details="true"/>
                <table:data-pilot-member table:name="425438" table:display="true" table:show-details="true"/>
                <table:data-pilot-member table:name="425613" table:display="true" table:show-details="true"/>
                <table:data-pilot-member table:name="425723" table:display="true" table:show-details="true"/>
                <table:data-pilot-member table:name="425911" table:display="true" table:show-details="true"/>
                <table:data-pilot-member table:name="425931" table:display="true" table:show-details="true"/>
                <table:data-pilot-member table:name="425945" table:display="true" table:show-details="true"/>
                <table:data-pilot-member table:name="426097" table:display="true" table:show-details="true"/>
                <table:data-pilot-member table:name="426202" table:display="true" table:show-details="true"/>
                <table:data-pilot-member table:name="426211" table:display="true" table:show-details="true"/>
                <table:data-pilot-member table:name="426314" table:display="true" table:show-details="true"/>
                <table:data-pilot-member table:name="426525" table:display="true" table:show-details="true"/>
                <table:data-pilot-member table:name="426527" table:display="true" table:show-details="true"/>
                <table:data-pilot-member table:name="426720" table:display="true" table:show-details="true"/>
                <table:data-pilot-member table:name="426879" table:display="true" table:show-details="true"/>
                <table:data-pilot-member table:name="427007" table:display="true" table:show-details="true"/>
                <table:data-pilot-member table:name="427084" table:display="true" table:show-details="true"/>
                <table:data-pilot-member table:name="427220" table:display="true" table:show-details="true"/>
                <table:data-pilot-member table:name="427235" table:display="true" table:show-details="true"/>
                <table:data-pilot-member table:name="427280" table:display="true" table:show-details="true"/>
                <table:data-pilot-member table:name="427408" table:display="true" table:show-details="true"/>
                <table:data-pilot-member table:name="427424" table:display="true" table:show-details="true"/>
                <table:data-pilot-member table:name="427721" table:display="true" table:show-details="true"/>
                <table:data-pilot-member table:name="427782" table:display="true" table:show-details="true"/>
                <table:data-pilot-member table:name="427833" table:display="true" table:show-details="true"/>
                <table:data-pilot-member table:name="427862" table:display="true" table:show-details="true"/>
                <table:data-pilot-member table:name="427939" table:display="true" table:show-details="true"/>
                <table:data-pilot-member table:name="428033" table:display="true" table:show-details="true"/>
                <table:data-pilot-member table:name="428166" table:display="true" table:show-details="true"/>
                <table:data-pilot-member table:name="428657" table:display="true" table:show-details="true"/>
                <table:data-pilot-member table:name="428774" table:display="true" table:show-details="true"/>
                <table:data-pilot-member table:name="429054" table:display="true" table:show-details="true"/>
                <table:data-pilot-member table:name="429055" table:display="true" table:show-details="true"/>
                <table:data-pilot-member table:name="429835" table:display="true" table:show-details="true"/>
                <table:data-pilot-member table:name="430455" table:display="true" table:show-details="true"/>
                <table:data-pilot-member table:name="430590" table:display="true" table:show-details="true"/>
                <table:data-pilot-member table:name="431119" table:display="true" table:show-details="true"/>
                <table:data-pilot-member table:name="431191" table:display="true" table:show-details="true"/>
                <table:data-pilot-member table:name="431301" table:display="true" table:show-details="true"/>
                <table:data-pilot-member table:name="431409" table:display="true" table:show-details="true"/>
                <table:data-pilot-member table:name="431575" table:display="true" table:show-details="true"/>
                <table:data-pilot-member table:name="431860" table:display="true" table:show-details="true"/>
                <table:data-pilot-member table:name="432151" table:display="true" table:show-details="true"/>
                <table:data-pilot-member table:name="432157" table:display="true" table:show-details="true"/>
                <table:data-pilot-member table:name="432318" table:display="true" table:show-details="true"/>
                <table:data-pilot-member table:name="432880" table:display="true" table:show-details="true"/>
                <table:data-pilot-member table:name="433500" table:display="true" table:show-details="true"/>
                <table:data-pilot-member table:name="433535" table:display="true" table:show-details="true"/>
                <table:data-pilot-member table:name="433597" table:display="true" table:show-details="true"/>
                <table:data-pilot-member table:name="433796" table:display="true" table:show-details="true"/>
                <table:data-pilot-member table:name="433894" table:display="true" table:show-details="true"/>
                <table:data-pilot-member table:name="434032" table:display="true" table:show-details="true"/>
                <table:data-pilot-member table:name="434403" table:display="true" table:show-details="true"/>
                <table:data-pilot-member table:name="434413" table:display="true" table:show-details="true"/>
                <table:data-pilot-member table:name="434560" table:display="true" table:show-details="true"/>
                <table:data-pilot-member table:name="434583" table:display="true" table:show-details="true"/>
                <table:data-pilot-member table:name="434839" table:display="true" table:show-details="true"/>
                <table:data-pilot-member table:name="434848" table:display="true" table:show-details="true"/>
                <table:data-pilot-member table:name="434929" table:display="true" table:show-details="true"/>
                <table:data-pilot-member table:name="434962" table:display="true" table:show-details="true"/>
                <table:data-pilot-member table:name="435040" table:display="true" table:show-details="true"/>
                <table:data-pilot-member table:name="435095" table:display="true" table:show-details="true"/>
                <table:data-pilot-member table:name="435109" table:display="true" table:show-details="true"/>
                <table:data-pilot-member table:name="435123" table:display="true" table:show-details="true"/>
                <table:data-pilot-member table:name="435585" table:display="true" table:show-details="true"/>
                <table:data-pilot-member table:name="435621" table:display="true" table:show-details="true"/>
                <table:data-pilot-member table:name="436046" table:display="true" table:show-details="true"/>
                <table:data-pilot-member table:name="436341" table:display="true" table:show-details="true"/>
                <table:data-pilot-member table:name="436746" table:display="true" table:show-details="true"/>
                <table:data-pilot-member table:name="437011" table:display="true" table:show-details="true"/>
                <table:data-pilot-member table:name="437603" table:display="true" table:show-details="true"/>
                <table:data-pilot-member table:name="437717" table:display="true" table:show-details="true"/>
                <table:data-pilot-member table:name="437752" table:display="true" table:show-details="true"/>
                <table:data-pilot-member table:name="437797" table:display="true" table:show-details="true"/>
                <table:data-pilot-member table:name="437907" table:display="true" table:show-details="true"/>
                <table:data-pilot-member table:name="438093" table:display="true" table:show-details="true"/>
                <table:data-pilot-member table:name="438148" table:display="true" table:show-details="true"/>
                <table:data-pilot-member table:name="438173" table:display="true" table:show-details="true"/>
                <table:data-pilot-member table:name="438285" table:display="true" table:show-details="true"/>
                <table:data-pilot-member table:name="438624" table:display="true" table:show-details="true"/>
                <table:data-pilot-member table:name="438740" table:display="true" table:show-details="true"/>
                <table:data-pilot-member table:name="438976" table:display="true" table:show-details="true"/>
                <table:data-pilot-member table:name="439004" table:display="true" table:show-details="true"/>
                <table:data-pilot-member table:name="439012" table:display="true" table:show-details="true"/>
                <table:data-pilot-member table:name="439273" table:display="true" table:show-details="true"/>
                <table:data-pilot-member table:name="439292" table:display="true" table:show-details="true"/>
                <table:data-pilot-member table:name="439580" table:display="true" table:show-details="true"/>
                <table:data-pilot-member table:name="439796" table:display="true" table:show-details="true"/>
                <table:data-pilot-member table:name="439991" table:display="true" table:show-details="true"/>
                <table:data-pilot-member table:name="440058" table:display="true" table:show-details="true"/>
                <table:data-pilot-member table:name="440245" table:display="true" table:show-details="true"/>
                <table:data-pilot-member table:name="440391" table:display="true" table:show-details="true"/>
                <table:data-pilot-member table:name="440406" table:display="true" table:show-details="true"/>
                <table:data-pilot-member table:name="440530" table:display="true" table:show-details="true"/>
                <table:data-pilot-member table:name="440642" table:display="true" table:show-details="true"/>
                <table:data-pilot-member table:name="440652" table:display="true" table:show-details="true"/>
                <table:data-pilot-member table:name="440747" table:display="true" table:show-details="true"/>
                <table:data-pilot-member table:name="440796" table:display="true" table:show-details="true"/>
                <table:data-pilot-member table:name="441305" table:display="true" table:show-details="true"/>
                <table:data-pilot-member table:name="441420" table:display="true" table:show-details="true"/>
                <table:data-pilot-member table:name="441591" table:display="true" table:show-details="true"/>
                <table:data-pilot-member table:name="441780" table:display="true" table:show-details="true"/>
                <table:data-pilot-member table:name="441845" table:display="true" table:show-details="true"/>
                <table:data-pilot-member table:name="441897" table:display="true" table:show-details="true"/>
                <table:data-pilot-member table:name="442222" table:display="true" table:show-details="true"/>
                <table:data-pilot-member table:name="442350" table:display="true" table:show-details="true"/>
                <table:data-pilot-member table:name="442545" table:display="true" table:show-details="true"/>
                <table:data-pilot-member table:name="442801" table:display="true" table:show-details="true"/>
                <table:data-pilot-member table:name="442870" table:display="true" table:show-details="true"/>
                <table:data-pilot-member table:name="442898" table:display="true" table:show-details="true"/>
                <table:data-pilot-member table:name="442901" table:display="true" table:show-details="true"/>
                <table:data-pilot-member table:name="443371" table:display="true" table:show-details="true"/>
                <table:data-pilot-member table:name="444141" table:display="true" table:show-details="true"/>
                <table:data-pilot-member table:name="444273" table:display="true" table:show-details="true"/>
                <table:data-pilot-member table:name="444877" table:display="true" table:show-details="true"/>
                <table:data-pilot-member table:name="445206" table:display="true" table:show-details="true"/>
                <table:data-pilot-member table:name="445283" table:display="true" table:show-details="true"/>
                <table:data-pilot-member table:name="445739" table:display="true" table:show-details="true"/>
                <table:data-pilot-member table:name="446220" table:display="true" table:show-details="true"/>
                <table:data-pilot-member table:name="447919" table:display="true" table:show-details="true"/>
                <table:data-pilot-member table:name="448203" table:display="true" table:show-details="true"/>
                <table:data-pilot-member table:name="448252" table:display="true" table:show-details="true"/>
                <table:data-pilot-member table:name="448465" table:display="true" table:show-details="true"/>
                <table:data-pilot-member table:name="448765" table:display="true" table:show-details="true"/>
                <table:data-pilot-member table:name="449185" table:display="true" table:show-details="true"/>
                <table:data-pilot-member table:name="449982" table:display="true" table:show-details="true"/>
                <table:data-pilot-member table:name="450221" table:display="true" table:show-details="true"/>
                <table:data-pilot-member table:name="450295" table:display="true" table:show-details="true"/>
                <table:data-pilot-member table:name="450926" table:display="true" table:show-details="true"/>
                <table:data-pilot-member table:name="451299" table:display="true" table:show-details="true"/>
                <table:data-pilot-member table:name="451366" table:display="true" table:show-details="true"/>
                <table:data-pilot-member table:name="451490" table:display="true" table:show-details="true"/>
                <table:data-pilot-member table:name="452627" table:display="true" table:show-details="true"/>
                <table:data-pilot-member table:name="452696" table:display="true" table:show-details="true"/>
                <table:data-pilot-member table:name="453259" table:display="true" table:show-details="true"/>
                <table:data-pilot-member table:name="453351" table:display="true" table:show-details="true"/>
                <table:data-pilot-member table:name="453364" table:display="true" table:show-details="true"/>
                <table:data-pilot-member table:name="454016" table:display="true" table:show-details="true"/>
                <table:data-pilot-member table:name="454213" table:display="true" table:show-details="true"/>
                <table:data-pilot-member table:name="454416" table:display="true" table:show-details="true"/>
                <table:data-pilot-member table:name="454429" table:display="true" table:show-details="true"/>
                <table:data-pilot-member table:name="454473" table:display="true" table:show-details="true"/>
                <table:data-pilot-member table:name="454499" table:display="true" table:show-details="true"/>
                <table:data-pilot-member table:name="454980" table:display="true" table:show-details="true"/>
                <table:data-pilot-member table:name="455869" table:display="true" table:show-details="true"/>
                <table:data-pilot-member table:name="455915" table:display="true" table:show-details="true"/>
                <table:data-pilot-member table:name="457249" table:display="true" table:show-details="true"/>
                <table:data-pilot-member table:name="457837" table:display="true" table:show-details="true"/>
                <table:data-pilot-member table:name="457922" table:display="true" table:show-details="true"/>
                <table:data-pilot-member table:name="458505" table:display="true" table:show-details="true"/>
                <table:data-pilot-member table:name="458615" table:display="true" table:show-details="true"/>
                <table:data-pilot-member table:name="459366" table:display="true" table:show-details="true"/>
                <table:data-pilot-member table:name="460113" table:display="true" table:show-details="true"/>
                <table:data-pilot-member table:name="460413" table:display="true" table:show-details="true"/>
                <table:data-pilot-member table:name="461658" table:display="true" table:show-details="true"/>
                <table:data-pilot-member table:name="461780" table:display="true" table:show-details="true"/>
                <table:data-pilot-member table:name="463115" table:display="true" table:show-details="true"/>
                <table:data-pilot-member table:name="463291" table:display="true" table:show-details="true"/>
                <table:data-pilot-member table:name="463947" table:display="true" table:show-details="true"/>
                <table:data-pilot-member table:name="464142" table:display="true" table:show-details="true"/>
                <table:data-pilot-member table:name="464456" table:display="true" table:show-details="true"/>
                <table:data-pilot-member table:name="464601" table:display="true" table:show-details="true"/>
                <table:data-pilot-member table:name="464790" table:display="true" table:show-details="true"/>
                <table:data-pilot-member table:name="465447" table:display="true" table:show-details="true"/>
                <table:data-pilot-member table:name="465695" table:display="true" table:show-details="true"/>
                <table:data-pilot-member table:name="466109" table:display="true" table:show-details="true"/>
                <table:data-pilot-member table:name="468764" table:display="true" table:show-details="true"/>
                <table:data-pilot-member table:name="469546" table:display="true" table:show-details="true"/>
                <table:data-pilot-member table:name="469912" table:display="true" table:show-details="true"/>
                <table:data-pilot-member table:name="470033" table:display="true" table:show-details="true"/>
                <table:data-pilot-member table:name="470985" table:display="true" table:show-details="true"/>
                <table:data-pilot-member table:name="471159" table:display="true" table:show-details="true"/>
                <table:data-pilot-member table:name="471201" table:display="true" table:show-details="true"/>
                <table:data-pilot-member table:name="472237" table:display="true" table:show-details="true"/>
                <table:data-pilot-member table:name="473314" table:display="true" table:show-details="true"/>
                <table:data-pilot-member table:name="474100" table:display="true" table:show-details="true"/>
                <table:data-pilot-member table:name="474927" table:display="true" table:show-details="true"/>
                <table:data-pilot-member table:name="475538" table:display="true" table:show-details="true"/>
                <table:data-pilot-member table:name="476866" table:display="true" table:show-details="true"/>
                <table:data-pilot-member table:name="477211" table:display="true" table:show-details="true"/>
                <table:data-pilot-member table:name="477976" table:display="true" table:show-details="true"/>
                <table:data-pilot-member table:name="477997" table:display="true" table:show-details="true"/>
                <table:data-pilot-member table:name="478077" table:display="true" table:show-details="true"/>
                <table:data-pilot-member table:name="480250" table:display="true" table:show-details="true"/>
                <table:data-pilot-member table:name="481451" table:display="true" table:show-details="true"/>
                <table:data-pilot-member table:name="481490" table:display="true" table:show-details="true"/>
                <table:data-pilot-member table:name="481611" table:display="true" table:show-details="true"/>
                <table:data-pilot-member table:name="481836" table:display="true" table:show-details="true"/>
                <table:data-pilot-member table:name="482681" table:display="true" table:show-details="true"/>
                <table:data-pilot-member table:name="484334" table:display="true" table:show-details="true"/>
                <table:data-pilot-member table:name="484418" table:display="true" table:show-details="true"/>
                <table:data-pilot-member table:name="484901" table:display="true" table:show-details="true"/>
                <table:data-pilot-member table:name="485602" table:display="true" table:show-details="true"/>
                <table:data-pilot-member table:name="485753" table:display="true" table:show-details="true"/>
                <table:data-pilot-member table:name="485984" table:display="true" table:show-details="true"/>
                <table:data-pilot-member table:name="486830" table:display="true" table:show-details="true"/>
                <table:data-pilot-member table:name="487161" table:display="true" table:show-details="true"/>
                <table:data-pilot-member table:name="487297" table:display="true" table:show-details="true"/>
                <table:data-pilot-member table:name="487979" table:display="true" table:show-details="true"/>
                <table:data-pilot-member table:name="488043" table:display="true" table:show-details="true"/>
                <table:data-pilot-member table:name="489671" table:display="true" table:show-details="true"/>
                <table:data-pilot-member table:name="489964" table:display="true" table:show-details="true"/>
                <table:data-pilot-member table:name="491582" table:display="true" table:show-details="true"/>
                <table:data-pilot-member table:name="492057" table:display="true" table:show-details="true"/>
                <table:data-pilot-member table:name="492391" table:display="true" table:show-details="true"/>
                <table:data-pilot-member table:name="492406" table:display="true" table:show-details="true"/>
                <table:data-pilot-member table:name="493119" table:display="true" table:show-details="true"/>
                <table:data-pilot-member table:name="494495" table:display="true" table:show-details="true"/>
                <table:data-pilot-member table:name="494558" table:display="true" table:show-details="true"/>
                <table:data-pilot-member table:name="494593" table:display="true" table:show-details="true"/>
                <table:data-pilot-member table:name="495401" table:display="true" table:show-details="true"/>
                <table:data-pilot-member table:name="496390" table:display="true" table:show-details="true"/>
                <table:data-pilot-member table:name="498958" table:display="true" table:show-details="true"/>
                <table:data-pilot-member table:name="499072" table:display="true" table:show-details="true"/>
                <table:data-pilot-member table:name="499161" table:display="true" table:show-details="true"/>
                <table:data-pilot-member table:name="499585" table:display="true" table:show-details="true"/>
                <table:data-pilot-member table:name="501560" table:display="true" table:show-details="true"/>
                <table:data-pilot-member table:name="501596" table:display="true" table:show-details="true"/>
                <table:data-pilot-member table:name="502515" table:display="true" table:show-details="true"/>
                <table:data-pilot-member table:name="503657" table:display="true" table:show-details="true"/>
                <table:data-pilot-member table:name="505719" table:display="true" table:show-details="true"/>
                <table:data-pilot-member table:name="508244" table:display="true" table:show-details="true"/>
                <table:data-pilot-member table:name="511729" table:display="true" table:show-details="true"/>
                <table:data-pilot-member table:name="513025" table:display="true" table:show-details="true"/>
                <table:data-pilot-member table:name="513483" table:display="true" table:show-details="true"/>
                <table:data-pilot-member table:name="514165" table:display="true" table:show-details="true"/>
                <table:data-pilot-member table:name="515359" table:display="true" table:show-details="true"/>
                <table:data-pilot-member table:name="520684" table:display="true" table:show-details="true"/>
                <table:data-pilot-member table:name="521710" table:display="true" table:show-details="true"/>
                <table:data-pilot-member table:name="522107" table:display="true" table:show-details="true"/>
                <table:data-pilot-member table:name="524009" table:display="true" table:show-details="true"/>
                <table:data-pilot-member table:name="524663" table:display="true" table:show-details="true"/>
                <table:data-pilot-member table:name="524874" table:display="true" table:show-details="true"/>
                <table:data-pilot-member table:name="528574" table:display="true" table:show-details="true"/>
                <table:data-pilot-member table:name="529424" table:display="true" table:show-details="true"/>
                <table:data-pilot-member table:name="532686" table:display="true" table:show-details="true"/>
                <table:data-pilot-member table:name="535950" table:display="true" table:show-details="true"/>
                <table:data-pilot-member table:name="540390" table:display="true" table:show-details="true"/>
                <table:data-pilot-member table:name="540506" table:display="true" table:show-details="true"/>
                <table:data-pilot-member table:name="540908" table:display="true" table:show-details="true"/>
                <table:data-pilot-member table:name="541490" table:display="true" table:show-details="true"/>
                <table:data-pilot-member table:name="541949" table:display="true" table:show-details="true"/>
                <table:data-pilot-member table:name="543533" table:display="true" table:show-details="true"/>
                <table:data-pilot-member table:name="544073" table:display="true" table:show-details="true"/>
                <table:data-pilot-member table:name="545377" table:display="true" table:show-details="true"/>
                <table:data-pilot-member table:name="545645" table:display="true" table:show-details="true"/>
                <table:data-pilot-member table:name="546916" table:display="true" table:show-details="true"/>
                <table:data-pilot-member table:name="549896" table:display="true" table:show-details="true"/>
                <table:data-pilot-member table:name="552031" table:display="true" table:show-details="true"/>
                <table:data-pilot-member table:name="552141" table:display="true" table:show-details="true"/>
                <table:data-pilot-member table:name="553023" table:display="true" table:show-details="true"/>
                <table:data-pilot-member table:name="554325" table:display="true" table:show-details="true"/>
                <table:data-pilot-member table:name="555370" table:display="true" table:show-details="true"/>
                <table:data-pilot-member table:name="561515" table:display="true" table:show-details="true"/>
                <table:data-pilot-member table:name="561762" table:display="true" table:show-details="true"/>
                <table:data-pilot-member table:name="571611" table:display="true" table:show-details="true"/>
                <table:data-pilot-member table:name="572814" table:display="true" table:show-details="true"/>
                <table:data-pilot-member table:name="575539" table:display="true" table:show-details="true"/>
                <table:data-pilot-member table:name="577620" table:display="true" table:show-details="true"/>
                <table:data-pilot-member table:name="580095" table:display="true" table:show-details="true"/>
                <table:data-pilot-member table:name="581664" table:display="true" table:show-details="true"/>
                <table:data-pilot-member table:name="585706" table:display="true" table:show-details="true"/>
                <table:data-pilot-member table:name="586616" table:display="true" table:show-details="true"/>
                <table:data-pilot-member table:name="592769" table:display="true" table:show-details="true"/>
                <table:data-pilot-member table:name="594051" table:display="true" table:show-details="true"/>
                <table:data-pilot-member table:name="594297" table:display="true" table:show-details="true"/>
                <table:data-pilot-member table:name="596243" table:display="true" table:show-details="true"/>
                <table:data-pilot-member table:name="601203" table:display="true" table:show-details="true"/>
                <table:data-pilot-member table:name="604224" table:display="true" table:show-details="true"/>
                <table:data-pilot-member table:name="606022" table:display="true" table:show-details="true"/>
                <table:data-pilot-member table:name="608117" table:display="true" table:show-details="true"/>
                <table:data-pilot-member table:name="611817" table:display="true" table:show-details="true"/>
                <table:data-pilot-member table:name="614564" table:display="true" table:show-details="true"/>
                <table:data-pilot-member table:name="616602" table:display="true" table:show-details="true"/>
                <table:data-pilot-member table:name="617196" table:display="true" table:show-details="true"/>
                <table:data-pilot-member table:name="617644" table:display="true" table:show-details="true"/>
                <table:data-pilot-member table:name="618447" table:display="true" table:show-details="true"/>
                <table:data-pilot-member table:name="618459" table:display="true" table:show-details="true"/>
                <table:data-pilot-member table:name="619771" table:display="true" table:show-details="true"/>
                <table:data-pilot-member table:name="620089" table:display="true" table:show-details="true"/>
                <table:data-pilot-member table:name="621617" table:display="true" table:show-details="true"/>
                <table:data-pilot-member table:name="623625" table:display="true" table:show-details="true"/>
                <table:data-pilot-member table:name="630136" table:display="true" table:show-details="true"/>
                <table:data-pilot-member table:name="633235" table:display="true" table:show-details="true"/>
                <table:data-pilot-member table:name="635973" table:display="true" table:show-details="true"/>
                <table:data-pilot-member table:name="637322" table:display="true" table:show-details="true"/>
                <table:data-pilot-member table:name="639002" table:display="true" table:show-details="true"/>
                <table:data-pilot-member table:name="639252" table:display="true" table:show-details="true"/>
                <table:data-pilot-member table:name="640187" table:display="true" table:show-details="true"/>
                <table:data-pilot-member table:name="646082" table:display="true" table:show-details="true"/>
                <table:data-pilot-member table:name="648910" table:display="true" table:show-details="true"/>
                <table:data-pilot-member table:name="652023" table:display="true" table:show-details="true"/>
                <table:data-pilot-member table:name="653622" table:display="true" table:show-details="true"/>
                <table:data-pilot-member table:name="654511" table:display="true" table:show-details="true"/>
                <table:data-pilot-member table:name="660555" table:display="true" table:show-details="true"/>
                <table:data-pilot-member table:name="671356" table:display="true" table:show-details="true"/>
                <table:data-pilot-member table:name="674102" table:display="true" table:show-details="true"/>
                <table:data-pilot-member table:name="675044" table:display="true" table:show-details="true"/>
                <table:data-pilot-member table:name="676209" table:display="true" table:show-details="true"/>
                <table:data-pilot-member table:name="680264" table:display="true" table:show-details="true"/>
                <table:data-pilot-member table:name="687156" table:display="true" table:show-details="true"/>
                <table:data-pilot-member table:name="691405" table:display="true" table:show-details="true"/>
                <table:data-pilot-member table:name="693917" table:display="true" table:show-details="true"/>
                <table:data-pilot-member table:name="694392" table:display="true" table:show-details="true"/>
                <table:data-pilot-member table:name="695608" table:display="true" table:show-details="true"/>
                <table:data-pilot-member table:name="707584" table:display="true" table:show-details="true"/>
                <table:data-pilot-member table:name="708037" table:display="true" table:show-details="true"/>
                <table:data-pilot-member table:name="709116" table:display="true" table:show-details="true"/>
                <table:data-pilot-member table:name="711293" table:display="true" table:show-details="true"/>
                <table:data-pilot-member table:name="713637" table:display="true" table:show-details="true"/>
                <table:data-pilot-member table:name="714077" table:display="true" table:show-details="true"/>
                <table:data-pilot-member table:name="714505" table:display="true" table:show-details="true"/>
                <table:data-pilot-member table:name="715871" table:display="true" table:show-details="true"/>
                <table:data-pilot-member table:name="719880" table:display="true" table:show-details="true"/>
                <table:data-pilot-member table:name="720791" table:display="true" table:show-details="true"/>
                <table:data-pilot-member table:name="728849" table:display="true" table:show-details="true"/>
                <table:data-pilot-member table:name="728946" table:display="true" table:show-details="true"/>
                <table:data-pilot-member table:name="730317" table:display="true" table:show-details="true"/>
                <table:data-pilot-member table:name="731998" table:display="true" table:show-details="true"/>
                <table:data-pilot-member table:name="738664" table:display="true" table:show-details="true"/>
                <table:data-pilot-member table:name="741964" table:display="true" table:show-details="true"/>
                <table:data-pilot-member table:name="761749" table:display="true" table:show-details="true"/>
                <table:data-pilot-member table:name="763668" table:display="true" table:show-details="true"/>
                <table:data-pilot-member table:name="764334" table:display="true" table:show-details="true"/>
                <table:data-pilot-member table:name="766742" table:display="true" table:show-details="true"/>
                <table:data-pilot-member table:name="770641" table:display="true" table:show-details="true"/>
                <table:data-pilot-member table:name="776893" table:display="true" table:show-details="true"/>
                <table:data-pilot-member table:name="778049" table:display="true" table:show-details="true"/>
                <table:data-pilot-member table:name="779204" table:display="true" table:show-details="true"/>
                <table:data-pilot-member table:name="779302" table:display="true" table:show-details="true"/>
                <table:data-pilot-member table:name="779592" table:display="true" table:show-details="true"/>
                <table:data-pilot-member table:name="780423" table:display="true" table:show-details="true"/>
                <table:data-pilot-member table:name="780841" table:display="true" table:show-details="true"/>
                <table:data-pilot-member table:name="781393" table:display="true" table:show-details="true"/>
                <table:data-pilot-member table:name="781441" table:display="true" table:show-details="true"/>
                <table:data-pilot-member table:name="781602" table:display="true" table:show-details="true"/>
                <table:data-pilot-member table:name="781798" table:display="true" table:show-details="true"/>
                <table:data-pilot-member table:name="783594" table:display="true" table:show-details="true"/>
                <table:data-pilot-member table:name="783623" table:display="true" table:show-details="true"/>
                <table:data-pilot-member table:name="783732" table:display="true" table:show-details="true"/>
                <table:data-pilot-member table:name="784084" table:display="true" table:show-details="true"/>
                <table:data-pilot-member table:name="784486" table:display="true" table:show-details="true"/>
                <table:data-pilot-member table:name="784689" table:display="true" table:show-details="true"/>
                <table:data-pilot-member table:name="784899" table:display="true" table:show-details="true"/>
                <table:data-pilot-member table:name="787363" table:display="true" table:show-details="true"/>
                <table:data-pilot-member table:name="787900" table:display="true" table:show-details="true"/>
                <table:data-pilot-member table:name="788101" table:display="true" table:show-details="true"/>
                <table:data-pilot-member table:name="788427" table:display="true" table:show-details="true"/>
                <table:data-pilot-member table:name="789077" table:display="true" table:show-details="true"/>
                <table:data-pilot-member table:name="789322" table:display="true" table:show-details="true"/>
                <table:data-pilot-member table:name="789750" table:display="true" table:show-details="true"/>
                <table:data-pilot-member table:name="790336" table:display="true" table:show-details="true"/>
                <table:data-pilot-member table:name="790362" table:display="true" table:show-details="true"/>
                <table:data-pilot-member table:name="790880" table:display="true" table:show-details="true"/>
                <table:data-pilot-member table:name="791534" table:display="true" table:show-details="true"/>
                <table:data-pilot-member table:name="793559" table:display="true" table:show-details="true"/>
                <table:data-pilot-member table:name="793821" table:display="true" table:show-details="true"/>
                <table:data-pilot-member table:name="795094" table:display="true" table:show-details="true"/>
                <table:data-pilot-member table:name="795194" table:display="true" table:show-details="true"/>
                <table:data-pilot-member table:name="795249" table:display="true" table:show-details="true"/>
                <table:data-pilot-member table:name="795651" table:display="true" table:show-details="true"/>
                <table:data-pilot-member table:name="795792" table:display="true" table:show-details="true"/>
                <table:data-pilot-member table:name="795906" table:display="true" table:show-details="true"/>
                <table:data-pilot-member table:name="796269" table:display="true" table:show-details="true"/>
                <table:data-pilot-member table:name="796401" table:display="true" table:show-details="true"/>
                <table:data-pilot-member table:name="796960" table:display="true" table:show-details="true"/>
                <table:data-pilot-member table:name="798653" table:display="true" table:show-details="true"/>
                <table:data-pilot-member table:name="798979" table:display="true" table:show-details="true"/>
                <table:data-pilot-member table:name="799417" table:display="true" table:show-details="true"/>
                <table:data-pilot-member table:name="799573" table:display="true" table:show-details="true"/>
                <table:data-pilot-member table:name="800038" table:display="true" table:show-details="true"/>
                <table:data-pilot-member table:name="800111" table:display="true" table:show-details="true"/>
                <table:data-pilot-member table:name="800564" table:display="true" table:show-details="true"/>
                <table:data-pilot-member table:name="801010" table:display="true" table:show-details="true"/>
                <table:data-pilot-member table:name="801393" table:display="true" table:show-details="true"/>
                <table:data-pilot-member table:name="802003" table:display="true" table:show-details="true"/>
                <table:data-pilot-member table:name="802284" table:display="true" table:show-details="true"/>
                <table:data-pilot-member table:name="802936" table:display="true" table:show-details="true"/>
                <table:data-pilot-member table:name="803499" table:display="true" table:show-details="true"/>
                <table:data-pilot-member table:name="803940" table:display="true" table:show-details="true"/>
                <table:data-pilot-member table:name="803964" table:display="true" table:show-details="true"/>
                <table:data-pilot-member table:name="804442" table:display="true" table:show-details="true"/>
                <table:data-pilot-member table:name="804445" table:display="true" table:show-details="true"/>
                <table:data-pilot-member table:name="804512" table:display="true" table:show-details="true"/>
                <table:data-pilot-member table:name="804602" table:display="true" table:show-details="true"/>
                <table:data-pilot-member table:name="804738" table:display="true" table:show-details="true"/>
                <table:data-pilot-member table:name="804743" table:display="true" table:show-details="true"/>
                <table:data-pilot-member table:name="804940" table:display="true" table:show-details="true"/>
                <table:data-pilot-member table:name="805165" table:display="true" table:show-details="true"/>
                <table:data-pilot-member table:name="805327" table:display="true" table:show-details="true"/>
                <table:data-pilot-member table:name="805456" table:display="true" table:show-details="true"/>
                <table:data-pilot-member table:name="805511" table:display="true" table:show-details="true"/>
                <table:data-pilot-member table:name="806865" table:display="true" table:show-details="true"/>
                <table:data-pilot-member table:name="807288" table:display="true" table:show-details="true"/>
                <table:data-pilot-member table:name="807669" table:display="true" table:show-details="true"/>
                <table:data-pilot-member table:name="807677" table:display="true" table:show-details="true"/>
                <table:data-pilot-member table:name="808563" table:display="true" table:show-details="true"/>
                <table:data-pilot-member table:name="809259" table:display="true" table:show-details="true"/>
                <table:data-pilot-member table:name="810341" table:display="true" table:show-details="true"/>
                <table:data-pilot-member table:name="810489" table:display="true" table:show-details="true"/>
                <table:data-pilot-member table:name="810615" table:display="true" table:show-details="true"/>
                <table:data-pilot-member table:name="810893" table:display="true" table:show-details="true"/>
                <table:data-pilot-member table:name="811516" table:display="true" table:show-details="true"/>
                <table:data-pilot-member table:name="811518" table:display="true" table:show-details="true"/>
                <table:data-pilot-member table:name="811582" table:display="true" table:show-details="true"/>
                <table:data-pilot-member table:name="811631" table:display="true" table:show-details="true"/>
                <table:data-pilot-member table:name="813358" table:display="true" table:show-details="true"/>
                <table:data-pilot-member table:name="814568" table:display="true" table:show-details="true"/>
                <table:data-pilot-member table:name="815142" table:display="true" table:show-details="true"/>
                <table:data-pilot-member table:name="815825" table:display="true" table:show-details="true"/>
                <table:data-pilot-member table:name="816091" table:display="true" table:show-details="true"/>
                <table:data-pilot-member table:name="816764" table:display="true" table:show-details="true"/>
                <table:data-pilot-member table:name="816789" table:display="true" table:show-details="true"/>
                <table:data-pilot-member table:name="816791" table:display="true" table:show-details="true"/>
                <table:data-pilot-member table:name="817037" table:display="true" table:show-details="true"/>
                <table:data-pilot-member table:name="818006" table:display="true" table:show-details="true"/>
                <table:data-pilot-member table:name="818301" table:display="true" table:show-details="true"/>
                <table:data-pilot-member table:name="818765" table:display="true" table:show-details="true"/>
                <table:data-pilot-member table:name="819303" table:display="true" table:show-details="true"/>
                <table:data-pilot-member table:name="819583" table:display="true" table:show-details="true"/>
                <table:data-pilot-member table:name="819719" table:display="true" table:show-details="true"/>
                <table:data-pilot-member table:name="820502" table:display="true" table:show-details="true"/>
                <table:data-pilot-member table:name="822550" table:display="true" table:show-details="true"/>
                <table:data-pilot-member table:name="822584" table:display="true" table:show-details="true"/>
                <table:data-pilot-member table:name="822875" table:display="true" table:show-details="true"/>
                <table:data-pilot-member table:name="823269" table:display="true" table:show-details="true"/>
                <table:data-pilot-member table:name="823663" table:display="true" table:show-details="true"/>
                <table:data-pilot-member table:name="823692" table:display="true" table:show-details="true"/>
                <table:data-pilot-member table:name="824224" table:display="true" table:show-details="true"/>
                <table:data-pilot-member table:name="824465" table:display="true" table:show-details="true"/>
                <table:data-pilot-member table:name="824509" table:display="true" table:show-details="true"/>
                <table:data-pilot-member table:name="825120" table:display="true" table:show-details="true"/>
                <table:data-pilot-member table:name="825393" table:display="true" table:show-details="true"/>
                <table:data-pilot-member table:name="825812" table:display="true" table:show-details="true"/>
                <table:data-pilot-member table:name="826254" table:display="true" table:show-details="true"/>
                <table:data-pilot-member table:name="826597" table:display="true" table:show-details="true"/>
                <table:data-pilot-member table:name="826709" table:display="true" table:show-details="true"/>
                <table:data-pilot-member table:name="826750" table:display="true" table:show-details="true"/>
                <table:data-pilot-member table:name="827117" table:display="true" table:show-details="true"/>
                <table:data-pilot-member table:name="827806" table:display="true" table:show-details="true"/>
                <table:data-pilot-member table:name="828113" table:display="true" table:show-details="true"/>
                <table:data-pilot-member table:name="829801" table:display="true" table:show-details="true"/>
                <table:data-pilot-member table:name="829947" table:display="true" table:show-details="true"/>
                <table:data-pilot-member table:name="830015" table:display="true" table:show-details="true"/>
                <table:data-pilot-member table:name="830469" table:display="true" table:show-details="true"/>
                <table:data-pilot-member table:name="832560" table:display="true" table:show-details="true"/>
                <table:data-pilot-member table:name="833485" table:display="true" table:show-details="true"/>
                <table:data-pilot-member table:name="833806" table:display="true" table:show-details="true"/>
                <table:data-pilot-member table:name="836704" table:display="true" table:show-details="true"/>
                <table:data-pilot-member table:name="836727" table:display="true" table:show-details="true"/>
                <table:data-pilot-member table:name="836967" table:display="true" table:show-details="true"/>
                <table:data-pilot-member table:name="837195" table:display="true" table:show-details="true"/>
                <table:data-pilot-member table:name="837572" table:display="true" table:show-details="true"/>
                <table:data-pilot-member table:name="837654" table:display="true" table:show-details="true"/>
                <table:data-pilot-member table:name="838045" table:display="true" table:show-details="true"/>
                <table:data-pilot-member table:name="838945" table:display="true" table:show-details="true"/>
                <table:data-pilot-member table:name="839667" table:display="true" table:show-details="true"/>
                <table:data-pilot-member table:name="839905" table:display="true" table:show-details="true"/>
                <table:data-pilot-member table:name="840765" table:display="true" table:show-details="true"/>
                <table:data-pilot-member table:name="841579" table:display="true" table:show-details="true"/>
                <table:data-pilot-member table:name="841734" table:display="true" table:show-details="true"/>
                <table:data-pilot-member table:name="841848" table:display="true" table:show-details="true"/>
                <table:data-pilot-member table:name="843971" table:display="true" table:show-details="true"/>
                <table:data-pilot-member table:name="844100" table:display="true" table:show-details="true"/>
                <table:data-pilot-member table:name="844779" table:display="true" table:show-details="true"/>
                <table:data-pilot-member table:name="844965" table:display="true" table:show-details="true"/>
                <table:data-pilot-member table:name="845889" table:display="true" table:show-details="true"/>
                <table:data-pilot-member table:name="846832" table:display="true" table:show-details="true"/>
                <table:data-pilot-member table:name="847072" table:display="true" table:show-details="true"/>
                <table:data-pilot-member table:name="847331" table:display="true" table:show-details="true"/>
                <table:data-pilot-member table:name="847878" table:display="true" table:show-details="true"/>
                <table:data-pilot-member table:name="849448" table:display="true" table:show-details="true"/>
                <table:data-pilot-member table:name="850120" table:display="true" table:show-details="true"/>
                <table:data-pilot-member table:name="851003" table:display="true" table:show-details="true"/>
                <table:data-pilot-member table:name="851063" table:display="true" table:show-details="true"/>
                <table:data-pilot-member table:name="851333" table:display="true" table:show-details="true"/>
                <table:data-pilot-member table:name="851516" table:display="true" table:show-details="true"/>
                <table:data-pilot-member table:name="851970" table:display="true" table:show-details="true"/>
                <table:data-pilot-member table:name="852568" table:display="true" table:show-details="true"/>
                <table:data-pilot-member table:name="853760" table:display="true" table:show-details="true"/>
                <table:data-pilot-member table:name="853793" table:display="true" table:show-details="true"/>
                <table:data-pilot-member table:name="854073" table:display="true" table:show-details="true"/>
                <table:data-pilot-member table:name="854609" table:display="true" table:show-details="true"/>
                <table:data-pilot-member table:name="855521" table:display="true" table:show-details="true"/>
                <table:data-pilot-member table:name="855678" table:display="true" table:show-details="true"/>
                <table:data-pilot-member table:name="855852" table:display="true" table:show-details="true"/>
                <table:data-pilot-member table:name="856257" table:display="true" table:show-details="true"/>
                <table:data-pilot-member table:name="856465" table:display="true" table:show-details="true"/>
                <table:data-pilot-member table:name="858133" table:display="true" table:show-details="true"/>
                <table:data-pilot-member table:name="858193" table:display="true" table:show-details="true"/>
                <table:data-pilot-member table:name="858209" table:display="true" table:show-details="true"/>
                <table:data-pilot-member table:name="860389" table:display="true" table:show-details="true"/>
                <table:data-pilot-member table:name="863480" table:display="true" table:show-details="true"/>
                <table:data-pilot-member table:name="863598" table:display="true" table:show-details="true"/>
                <table:data-pilot-member table:name="864326" table:display="true" table:show-details="true"/>
                <table:data-pilot-member table:name="864573" table:display="true" table:show-details="true"/>
                <table:data-pilot-member table:name="864840" table:display="true" table:show-details="true"/>
                <table:data-pilot-member table:name="866105" table:display="true" table:show-details="true"/>
                <table:data-pilot-member table:name="866558" table:display="true" table:show-details="true"/>
                <table:data-pilot-member table:name="867449" table:display="true" table:show-details="true"/>
                <table:data-pilot-member table:name="868120" table:display="true" table:show-details="true"/>
                <table:data-pilot-member table:name="868948" table:display="true" table:show-details="true"/>
                <table:data-pilot-member table:name="869583" table:display="true" table:show-details="true"/>
                <table:data-pilot-member table:name="870972" table:display="true" table:show-details="true"/>
                <table:data-pilot-member table:name="872863" table:display="true" table:show-details="true"/>
                <table:data-pilot-member table:name="872933" table:display="true" table:show-details="true"/>
                <table:data-pilot-member table:name="873333" table:display="true" table:show-details="true"/>
                <table:data-pilot-member table:name="874230" table:display="true" table:show-details="true"/>
                <table:data-pilot-member table:name="874323" table:display="true" table:show-details="true"/>
                <table:data-pilot-member table:name="874893" table:display="true" table:show-details="true"/>
                <table:data-pilot-member table:name="875763" table:display="true" table:show-details="true"/>
                <table:data-pilot-member table:name="875997" table:display="true" table:show-details="true"/>
                <table:data-pilot-member table:name="876888" table:display="true" table:show-details="true"/>
                <table:data-pilot-member table:name="877500" table:display="true" table:show-details="true"/>
                <table:data-pilot-member table:name="877539" table:display="true" table:show-details="true"/>
                <table:data-pilot-member table:name="877900" table:display="true" table:show-details="true"/>
                <table:data-pilot-member table:name="878780" table:display="true" table:show-details="true"/>
                <table:data-pilot-member table:name="879485" table:display="true" table:show-details="true"/>
                <table:data-pilot-member table:name="879954" table:display="true" table:show-details="true"/>
                <table:data-pilot-member table:name="880169" table:display="true" table:show-details="true"/>
                <table:data-pilot-member table:name="881349" table:display="true" table:show-details="true"/>
                <table:data-pilot-member table:name="881551" table:display="true" table:show-details="true"/>
                <table:data-pilot-member table:name="882686" table:display="true" table:show-details="true"/>
                <table:data-pilot-member table:name="883450" table:display="true" table:show-details="true"/>
                <table:data-pilot-member table:name="884057" table:display="true" table:show-details="true"/>
                <table:data-pilot-member table:name="885355" table:display="true" table:show-details="true"/>
                <table:data-pilot-member table:name="886280" table:display="true" table:show-details="true"/>
                <table:data-pilot-member table:name="886828" table:display="true" table:show-details="true"/>
                <table:data-pilot-member table:name="887026" table:display="true" table:show-details="true"/>
                <table:data-pilot-member table:name="887286" table:display="true" table:show-details="true"/>
                <table:data-pilot-member table:name="888176" table:display="true" table:show-details="true"/>
                <table:data-pilot-member table:name="889465" table:display="true" table:show-details="true"/>
                <table:data-pilot-member table:name="890244" table:display="true" table:show-details="true"/>
                <table:data-pilot-member table:name="890596" table:display="true" table:show-details="true"/>
                <table:data-pilot-member table:name="891677" table:display="true" table:show-details="true"/>
                <table:data-pilot-member table:name="892417" table:display="true" table:show-details="true"/>
                <table:data-pilot-member table:name="893217" table:display="true" table:show-details="true"/>
                <table:data-pilot-member table:name="894137" table:display="true" table:show-details="true"/>
                <table:data-pilot-member table:name="896473" table:display="true" table:show-details="true"/>
                <table:data-pilot-member table:name="896845" table:display="true" table:show-details="true"/>
                <table:data-pilot-member table:name="897056" table:display="true" table:show-details="true"/>
                <table:data-pilot-member table:name="902121" table:display="true" table:show-details="true"/>
                <table:data-pilot-member table:name="902446" table:display="true" table:show-details="true"/>
                <table:data-pilot-member table:name="902788" table:display="true" table:show-details="true"/>
                <table:data-pilot-member table:name="903365" table:display="true" table:show-details="true"/>
                <table:data-pilot-member table:name="905469" table:display="true" table:show-details="true"/>
                <table:data-pilot-member table:name="906622" table:display="true" table:show-details="true"/>
                <table:data-pilot-member table:name="906908" table:display="true" table:show-details="true"/>
                <table:data-pilot-member table:name="909172" table:display="true" table:show-details="true"/>
                <table:data-pilot-member table:name="911416" table:display="true" table:show-details="true"/>
                <table:data-pilot-member table:name="911710" table:display="true" table:show-details="true"/>
                <table:data-pilot-member table:name="912476" table:display="true" table:show-details="true"/>
                <table:data-pilot-member table:name="913694" table:display="true" table:show-details="true"/>
                <table:data-pilot-member table:name="914058" table:display="true" table:show-details="true"/>
                <table:data-pilot-member table:name="914100" table:display="true" table:show-details="true"/>
                <table:data-pilot-member table:name="916715" table:display="true" table:show-details="true"/>
                <table:data-pilot-member table:name="917115" table:display="true" table:show-details="true"/>
                <table:data-pilot-member table:name="920555" table:display="true" table:show-details="true"/>
                <table:data-pilot-member table:name="924947" table:display="true" table:show-details="true"/>
                <table:data-pilot-member table:name="932341" table:display="true" table:show-details="true"/>
                <table:data-pilot-member table:name="932792" table:display="true" table:show-details="true"/>
                <table:data-pilot-member table:name="934388" table:display="true" table:show-details="true"/>
                <table:data-pilot-member table:name="937504" table:display="true" table:show-details="true"/>
                <table:data-pilot-member table:name="941882" table:display="true" table:show-details="true"/>
                <table:data-pilot-member table:name="942029" table:display="true" table:show-details="true"/>
                <table:data-pilot-member table:name="943339" table:display="true" table:show-details="true"/>
                <table:data-pilot-member table:name="945041" table:display="true" table:show-details="true"/>
                <table:data-pilot-member table:name="947669" table:display="true" table:show-details="true"/>
                <table:data-pilot-member table:name="948695" table:display="true" table:show-details="true"/>
                <table:data-pilot-member table:name="954899" table:display="true" table:show-details="true"/>
                <table:data-pilot-member table:name="959008" table:display="true" table:show-details="true"/>
                <table:data-pilot-member table:name="959685" table:display="true" table:show-details="true"/>
                <table:data-pilot-member table:name="960042" table:display="true" table:show-details="true"/>
                <table:data-pilot-member table:name="964764" table:display="true" table:show-details="true"/>
                <table:data-pilot-member table:name="966240" table:display="true" table:show-details="true"/>
                <table:data-pilot-member table:name="966772" table:display="true" table:show-details="true"/>
                <table:data-pilot-member table:name="968420" table:display="true" table:show-details="true"/>
                <table:data-pilot-member table:name="981593" table:display="true" table:show-details="true"/>
                <table:data-pilot-member table:name="982280" table:display="true" table:show-details="true"/>
                <table:data-pilot-member table:name="983241" table:display="true" table:show-details="true"/>
                <table:data-pilot-member table:name="989710" table:display="true" table:show-details="true"/>
                <table:data-pilot-member table:name="993495" table:display="true" table:show-details="true"/>
                <table:data-pilot-member table:name="995887" table:display="true" table:show-details="true"/>
                <table:data-pilot-member table:name="998685" table:display="true" table:show-details="true"/>
                <table:data-pilot-member table:name="1001195" table:display="true" table:show-details="true"/>
                <table:data-pilot-member table:name="1001472" table:display="true" table:show-details="true"/>
                <table:data-pilot-member table:name="1004947" table:display="true" table:show-details="true"/>
                <table:data-pilot-member table:name="1006188" table:display="true" table:show-details="true"/>
                <table:data-pilot-member table:name="1022474" table:display="true" table:show-details="true"/>
                <table:data-pilot-member table:name="1029801" table:display="true" table:show-details="true"/>
                <table:data-pilot-member table:name="1030130" table:display="true" table:show-details="true"/>
                <table:data-pilot-member table:name="1038919" table:display="true" table:show-details="true"/>
                <table:data-pilot-member table:name="1043043" table:display="true" table:show-details="true"/>
                <table:data-pilot-member table:name="1044449" table:display="true" table:show-details="true"/>
                <table:data-pilot-member table:name="1047937" table:display="true" table:show-details="true"/>
                <table:data-pilot-member table:name="1048811" table:display="true" table:show-details="true"/>
                <table:data-pilot-member table:name="1058811" table:display="true" table:show-details="true"/>
                <table:data-pilot-member table:name="1063097" table:display="true" table:show-details="true"/>
                <table:data-pilot-member table:name="1063282" table:display="true" table:show-details="true"/>
                <table:data-pilot-member table:name="1065597" table:display="true" table:show-details="true"/>
                <table:data-pilot-member table:name="1080317" table:display="true" table:show-details="true"/>
                <table:data-pilot-member table:name="1089332" table:display="true" table:show-details="true"/>
                <table:data-pilot-member table:name="1103423" table:display="true" table:show-details="true"/>
                <table:data-pilot-member table:name="1137658" table:display="true" table:show-details="true"/>
                <table:data-pilot-member table:name="1141627" table:display="true" table:show-details="true"/>
                <table:data-pilot-member table:name="1152963" table:display="true" table:show-details="true"/>
                <table:data-pilot-member table:name="1165155" table:display="true" table:show-details="true"/>
                <table:data-pilot-member table:name="1167438" table:display="true" table:show-details="true"/>
                <table:data-pilot-member table:name="1336529" table:display="true" table:show-details="true"/>
                <table:data-pilot-member table:name="1349081" table:display="true" table:show-details="true"/>
                <table:data-pilot-member table:name="1362471" table:display="true" table:show-details="true"/>
                <table:data-pilot-member table:name="1400836" table:display="true" table:show-details="true"/>
                <table:data-pilot-member table:name="1401635" table:display="true" table:show-details="true"/>
                <table:data-pilot-member table:name="1406411" table:display="true" table:show-details="true"/>
                <table:data-pilot-member table:name="1411151" table:display="true" table:show-details="true"/>
                <table:data-pilot-member table:name="1416211" table:display="true" table:show-details="true"/>
                <table:data-pilot-member table:name="1421362" table:display="true" table:show-details="true"/>
                <table:data-pilot-member table:name="1424985" table:display="true" table:show-details="true"/>
                <table:data-pilot-member table:name="1428873" table:display="true" table:show-details="true"/>
                <table:data-pilot-member table:name="1428948" table:display="true" table:show-details="true"/>
                <table:data-pilot-member table:name="1449792" table:display="true" table:show-details="true"/>
                <table:data-pilot-member table:name="1450891" table:display="true" table:show-details="true"/>
                <table:data-pilot-member table:name="1467267" table:display="true" table:show-details="true"/>
                <table:data-pilot-member table:name="1471084" table:display="true" table:show-details="true"/>
                <table:data-pilot-member table:name="1494805" table:display="true" table:show-details="true"/>
                <table:data-pilot-member table:name="1497345" table:display="true" table:show-details="true"/>
                <table:data-pilot-member table:name="1511015" table:display="true" table:show-details="true"/>
                <table:data-pilot-member table:name="1521436" table:display="true" table:show-details="true"/>
                <table:data-pilot-member table:name="1530604" table:display="true" table:show-details="true"/>
                <table:data-pilot-member table:name="1530807" table:display="true" table:show-details="true"/>
                <table:data-pilot-member table:name="1538353" table:display="true" table:show-details="true"/>
                <table:data-pilot-member table:name="1548181" table:display="true" table:show-details="true"/>
                <table:data-pilot-member table:name="1550985" table:display="true" table:show-details="true"/>
                <table:data-pilot-member table:name="1551691" table:display="true" table:show-details="true"/>
                <table:data-pilot-member table:name="1556809" table:display="true" table:show-details="true"/>
                <table:data-pilot-member table:name="1560267" table:display="true" table:show-details="true"/>
                <table:data-pilot-member table:name="1561390" table:display="true" table:show-details="true"/>
                <table:data-pilot-member table:name="1564225" table:display="true" table:show-details="true"/>
                <table:data-pilot-member table:name="1566292" table:display="true" table:show-details="true"/>
                <table:data-pilot-member table:name="1570858" table:display="true" table:show-details="true"/>
                <table:data-pilot-member table:name="1570983" table:display="true" table:show-details="true"/>
                <table:data-pilot-member table:name="1571653" table:display="true" table:show-details="true"/>
                <table:data-pilot-member table:name="1572994" table:display="true" table:show-details="true"/>
                <table:data-pilot-member table:name="1573328" table:display="true" table:show-details="true"/>
                <table:data-pilot-member table:name="1577231" table:display="true" table:show-details="true"/>
                <table:data-pilot-member table:name="1577780" table:display="true" table:show-details="true"/>
                <table:data-pilot-member table:name="1580733" table:display="true" table:show-details="true"/>
                <table:data-pilot-member table:name="1582379" table:display="true" table:show-details="true"/>
                <table:data-pilot-member table:name="1583721" table:display="true" table:show-details="true"/>
                <table:data-pilot-member table:name="1585892" table:display="true" table:show-details="true"/>
                <table:data-pilot-member table:name="1587487" table:display="true" table:show-details="true"/>
                <table:data-pilot-member table:name="1591226" table:display="true" table:show-details="true"/>
                <table:data-pilot-member table:name="1591488" table:display="true" table:show-details="true"/>
                <table:data-pilot-member table:name="1592679" table:display="true" table:show-details="true"/>
                <table:data-pilot-member table:name="1595859" table:display="true" table:show-details="true"/>
                <table:data-pilot-member table:name="1597017" table:display="true" table:show-details="true"/>
                <table:data-pilot-member table:name="1597759" table:display="true" table:show-details="true"/>
                <table:data-pilot-member table:name="1598796" table:display="true" table:show-details="true"/>
                <table:data-pilot-member table:name="1600144" table:display="true" table:show-details="true"/>
                <table:data-pilot-member table:name="1600494" table:display="true" table:show-details="true"/>
                <table:data-pilot-member table:name="1606350" table:display="true" table:show-details="true"/>
                <table:data-pilot-member table:name="1607645" table:display="true" table:show-details="true"/>
                <table:data-pilot-member table:name="1607765" table:display="true" table:show-details="true"/>
                <table:data-pilot-member table:name="1608602" table:display="true" table:show-details="true"/>
                <table:data-pilot-member table:name="1610618" table:display="true" table:show-details="true"/>
                <table:data-pilot-member table:name="1612994" table:display="true" table:show-details="true"/>
                <table:data-pilot-member table:name="1614233" table:display="true" table:show-details="true"/>
                <table:data-pilot-member table:name="1615197" table:display="true" table:show-details="true"/>
                <table:data-pilot-member table:name="1617172" table:display="true" table:show-details="true"/>
                <table:data-pilot-member table:name="1618105" table:display="true" table:show-details="true"/>
                <table:data-pilot-member table:name="1619106" table:display="true" table:show-details="true"/>
                <table:data-pilot-member table:name="1621065" table:display="true" table:show-details="true"/>
                <table:data-pilot-member table:name="1621190" table:display="true" table:show-details="true"/>
                <table:data-pilot-member table:name="1623150" table:display="true" table:show-details="true"/>
                <table:data-pilot-member table:name="1624093" table:display="true" table:show-details="true"/>
                <table:data-pilot-member table:name="1625307" table:display="true" table:show-details="true"/>
                <table:data-pilot-member table:name="1627618" table:display="true" table:show-details="true"/>
                <table:data-pilot-member table:name="1628198" table:display="true" table:show-details="true"/>
                <table:data-pilot-member table:name="1628863" table:display="true" table:show-details="true"/>
                <table:data-pilot-member table:name="1629531" table:display="true" table:show-details="true"/>
                <table:data-pilot-member table:name="1629691" table:display="true" table:show-details="true"/>
                <table:data-pilot-member table:name="1630225" table:display="true" table:show-details="true"/>
                <table:data-pilot-member table:name="1631719" table:display="true" table:show-details="true"/>
                <table:data-pilot-member table:name="1632956" table:display="true" table:show-details="true"/>
                <table:data-pilot-member table:name="1633717" table:display="true" table:show-details="true"/>
                <table:data-pilot-member table:name="1633846" table:display="true" table:show-details="true"/>
                <table:data-pilot-member table:name="1634092" table:display="true" table:show-details="true"/>
                <table:data-pilot-member table:name="1634538" table:display="true" table:show-details="true"/>
                <table:data-pilot-member table:name="1635292" table:display="true" table:show-details="true"/>
                <table:data-pilot-member table:name="1636112" table:display="true" table:show-details="true"/>
                <table:data-pilot-member table:name="1637966" table:display="true" table:show-details="true"/>
                <table:data-pilot-member table:name="1639617" table:display="true" table:show-details="true"/>
                <table:data-pilot-member table:name="1640057" table:display="true" table:show-details="true"/>
                <table:data-pilot-member table:name="1640178" table:display="true" table:show-details="true"/>
                <table:data-pilot-member table:name="1640609" table:display="true" table:show-details="true"/>
                <table:data-pilot-member table:name="1641214" table:display="true" table:show-details="true"/>
                <table:data-pilot-member table:name="1642098" table:display="true" table:show-details="true"/>
                <table:data-pilot-member table:name="1642636" table:display="true" table:show-details="true"/>
                <table:data-pilot-member table:name="1642878" table:display="true" table:show-details="true"/>
                <table:data-pilot-member table:name="1643925" table:display="true" table:show-details="true"/>
                <table:data-pilot-member table:name="1644384" table:display="true" table:show-details="true"/>
                <table:data-pilot-member table:name="1645230" table:display="true" table:show-details="true"/>
                <table:data-pilot-member table:name="1645344" table:display="true" table:show-details="true"/>
                <table:data-pilot-member table:name="1645641" table:display="true" table:show-details="true"/>
                <table:data-pilot-member table:name="1647777" table:display="true" table:show-details="true"/>
                <table:data-pilot-member table:name="1648966" table:display="true" table:show-details="true"/>
                <table:data-pilot-member table:name="1649096" table:display="true" table:show-details="true"/>
                <table:data-pilot-member table:name="1649684" table:display="true" table:show-details="true"/>
                <table:data-pilot-member table:name="1650681" table:display="true" table:show-details="true"/>
                <table:data-pilot-member table:name="1653087" table:display="true" table:show-details="true"/>
                <table:data-pilot-member table:name="1654245" table:display="true" table:show-details="true"/>
                <table:data-pilot-member table:name="1654772" table:display="true" table:show-details="true"/>
                <table:data-pilot-member table:name="1658354" table:display="true" table:show-details="true"/>
                <table:data-pilot-member table:name="1660414" table:display="true" table:show-details="true"/>
                <table:data-pilot-member table:name="1660491" table:display="true" table:show-details="true"/>
                <table:data-pilot-member table:name="1660607" table:display="true" table:show-details="true"/>
                <table:data-pilot-member table:name="1660682" table:display="true" table:show-details="true"/>
                <table:data-pilot-member table:name="1660823" table:display="true" table:show-details="true"/>
                <table:data-pilot-member table:name="1661921" table:display="true" table:show-details="true"/>
                <table:data-pilot-member table:name="1662069" table:display="true" table:show-details="true"/>
                <table:data-pilot-member table:name="1662138" table:display="true" table:show-details="true"/>
                <table:data-pilot-member table:name="1662399" table:display="true" table:show-details="true"/>
                <table:data-pilot-member table:name="1664126" table:display="true" table:show-details="true"/>
                <table:data-pilot-member table:name="1665819" table:display="true" table:show-details="true"/>
                <table:data-pilot-member table:name="1666241" table:display="true" table:show-details="true"/>
                <table:data-pilot-member table:name="1667953" table:display="true" table:show-details="true"/>
                <table:data-pilot-member table:name="1668161" table:display="true" table:show-details="true"/>
                <table:data-pilot-member table:name="1669146" table:display="true" table:show-details="true"/>
                <table:data-pilot-member table:name="1669352" table:display="true" table:show-details="true"/>
                <table:data-pilot-member table:name="1669468" table:display="true" table:show-details="true"/>
                <table:data-pilot-member table:name="1671031" table:display="true" table:show-details="true"/>
                <table:data-pilot-member table:name="1672412" table:display="true" table:show-details="true"/>
                <table:data-pilot-member table:name="1673183" table:display="true" table:show-details="true"/>
                <table:data-pilot-member table:name="1673547" table:display="true" table:show-details="true"/>
                <table:data-pilot-member table:name="1674108" table:display="true" table:show-details="true"/>
                <table:data-pilot-member table:name="1675550" table:display="true" table:show-details="true"/>
                <table:data-pilot-member table:name="1676216" table:display="true" table:show-details="true"/>
                <table:data-pilot-member table:name="1676556" table:display="true" table:show-details="true"/>
                <table:data-pilot-member table:name="1677502" table:display="true" table:show-details="true"/>
                <table:data-pilot-member table:name="1677676" table:display="true" table:show-details="true"/>
                <table:data-pilot-member table:name="1677895" table:display="true" table:show-details="true"/>
                <table:data-pilot-member table:name="1678162" table:display="true" table:show-details="true"/>
                <table:data-pilot-member table:name="1679387" table:display="true" table:show-details="true"/>
                <table:data-pilot-member table:name="1679829" table:display="true" table:show-details="true"/>
                <table:data-pilot-member table:name="1679968" table:display="true" table:show-details="true"/>
                <table:data-pilot-member table:name="1680139" table:display="true" table:show-details="true"/>
                <table:data-pilot-member table:name="1682855" table:display="true" table:show-details="true"/>
                <table:data-pilot-member table:name="1684739" table:display="true" table:show-details="true"/>
                <table:data-pilot-member table:name="1685402" table:display="true" table:show-details="true"/>
                <table:data-pilot-member table:name="1685825" table:display="true" table:show-details="true"/>
                <table:data-pilot-member table:name="1687969" table:display="true" table:show-details="true"/>
                <table:data-pilot-member table:name="1689174" table:display="true" table:show-details="true"/>
                <table:data-pilot-member table:name="1689322" table:display="true" table:show-details="true"/>
                <table:data-pilot-member table:name="1691623" table:display="true" table:show-details="true"/>
                <table:data-pilot-member table:name="1691925" table:display="true" table:show-details="true"/>
                <table:data-pilot-member table:name="1692375" table:display="true" table:show-details="true"/>
                <table:data-pilot-member table:name="1692994" table:display="true" table:show-details="true"/>
                <table:data-pilot-member table:name="1693888" table:display="true" table:show-details="true"/>
                <table:data-pilot-member table:name="1695652" table:display="true" table:show-details="true"/>
                <table:data-pilot-member table:name="1699226" table:display="true" table:show-details="true"/>
                <table:data-pilot-member table:name="1699476" table:display="true" table:show-details="true"/>
                <table:data-pilot-member table:name="1699742" table:display="true" table:show-details="true"/>
                <table:data-pilot-member table:name="1700376" table:display="true" table:show-details="true"/>
                <table:data-pilot-member table:name="1700409" table:display="true" table:show-details="true"/>
                <table:data-pilot-member table:name="1704962" table:display="true" table:show-details="true"/>
                <table:data-pilot-member table:name="1705464" table:display="true" table:show-details="true"/>
                <table:data-pilot-member table:name="1705471" table:display="true" table:show-details="true"/>
                <table:data-pilot-member table:name="1705541" table:display="true" table:show-details="true"/>
                <table:data-pilot-member table:name="1707398" table:display="true" table:show-details="true"/>
                <table:data-pilot-member table:name="1707452" table:display="true" table:show-details="true"/>
                <table:data-pilot-member table:name="1709757" table:display="true" table:show-details="true"/>
                <table:data-pilot-member table:name="1711066" table:display="true" table:show-details="true"/>
                <table:data-pilot-member table:name="1712757" table:display="true" table:show-details="true"/>
                <table:data-pilot-member table:name="1713975" table:display="true" table:show-details="true"/>
                <table:data-pilot-member table:name="1714885" table:display="true" table:show-details="true"/>
                <table:data-pilot-member table:name="1716512" table:display="true" table:show-details="true"/>
                <table:data-pilot-member table:name="1716609" table:display="true" table:show-details="true"/>
                <table:data-pilot-member table:name="1717718" table:display="true" table:show-details="true"/>
                <table:data-pilot-member table:name="1718378" table:display="true" table:show-details="true"/>
                <table:data-pilot-member table:name="1719560" table:display="true" table:show-details="true"/>
                <table:data-pilot-member table:name="1720069" table:display="true" table:show-details="true"/>
                <table:data-pilot-member table:name="1720339" table:display="true" table:show-details="true"/>
                <table:data-pilot-member table:name="1721277" table:display="true" table:show-details="true"/>
                <table:data-pilot-member table:name="1721593" table:display="true" table:show-details="true"/>
                <table:data-pilot-member table:name="1722951" table:display="true" table:show-details="true"/>
                <table:data-pilot-member table:name="1723695" table:display="true" table:show-details="true"/>
                <table:data-pilot-member table:name="1724048" table:display="true" table:show-details="true"/>
                <table:data-pilot-member table:name="1724692" table:display="true" table:show-details="true"/>
                <table:data-pilot-member table:name="1726245" table:display="true" table:show-details="true"/>
                <table:data-pilot-member table:name="1727213" table:display="true" table:show-details="true"/>
                <table:data-pilot-member table:name="1728800" table:display="true" table:show-details="true"/>
                <table:data-pilot-member table:name="1732668" table:display="true" table:show-details="true"/>
                <table:data-pilot-member table:name="1732870" table:display="true" table:show-details="true"/>
                <table:data-pilot-member table:name="1732955" table:display="true" table:show-details="true"/>
                <table:data-pilot-member table:name="1733361" table:display="true" table:show-details="true"/>
                <table:data-pilot-member table:name="1734064" table:display="true" table:show-details="true"/>
                <table:data-pilot-member table:name="1734610" table:display="true" table:show-details="true"/>
                <table:data-pilot-member table:name="1740596" table:display="true" table:show-details="true"/>
                <table:data-pilot-member table:name="1741568" table:display="true" table:show-details="true"/>
                <table:data-pilot-member table:name="1742427" table:display="true" table:show-details="true"/>
                <table:data-pilot-member table:name="1744964" table:display="true" table:show-details="true"/>
                <table:data-pilot-member table:name="1745836" table:display="true" table:show-details="true"/>
                <table:data-pilot-member table:name="1748155" table:display="true" table:show-details="true"/>
                <table:data-pilot-member table:name="1748188" table:display="true" table:show-details="true"/>
                <table:data-pilot-member table:name="1749026" table:display="true" table:show-details="true"/>
                <table:data-pilot-member table:name="1749940" table:display="true" table:show-details="true"/>
                <table:data-pilot-member table:name="1751128" table:display="true" table:show-details="true"/>
                <table:data-pilot-member table:name="1751339" table:display="true" table:show-details="true"/>
                <table:data-pilot-member table:name="1751796" table:display="true" table:show-details="true"/>
                <table:data-pilot-member table:name="1752373" table:display="true" table:show-details="true"/>
                <table:data-pilot-member table:name="1754596" table:display="true" table:show-details="true"/>
                <table:data-pilot-member table:name="1756785" table:display="true" table:show-details="true"/>
                <table:data-pilot-member table:name="1760700" table:display="true" table:show-details="true"/>
                <table:data-pilot-member table:name="1761361" table:display="true" table:show-details="true"/>
                <table:data-pilot-member table:name="1761648" table:display="true" table:show-details="true"/>
                <table:data-pilot-member table:name="1763770" table:display="true" table:show-details="true"/>
                <table:data-pilot-member table:name="1765574" table:display="true" table:show-details="true"/>
                <table:data-pilot-member table:name="1765885" table:display="true" table:show-details="true"/>
                <table:data-pilot-member table:name="1770648" table:display="true" table:show-details="true"/>
                <table:data-pilot-member table:name="1773155" table:display="true" table:show-details="true"/>
                <table:data-pilot-member table:name="1773318" table:display="true" table:show-details="true"/>
                <table:data-pilot-member table:name="1776111" table:display="true" table:show-details="true"/>
                <table:data-pilot-member table:name="1776549" table:display="true" table:show-details="true"/>
                <table:data-pilot-member table:name="1777627" table:display="true" table:show-details="true"/>
                <table:data-pilot-member table:name="1778094" table:display="true" table:show-details="true"/>
                <table:data-pilot-member table:name="1780547" table:display="true" table:show-details="true"/>
                <table:data-pilot-member table:name="1783362" table:display="true" table:show-details="true"/>
                <table:data-pilot-member table:name="1789750" table:display="true" table:show-details="true"/>
                <table:data-pilot-member table:name="1793945" table:display="true" table:show-details="true"/>
                <table:data-pilot-member table:name="1799793" table:display="true" table:show-details="true"/>
                <table:data-pilot-member table:name="1801660" table:display="true" table:show-details="true"/>
                <table:data-pilot-member table:name="1810240" table:display="true" table:show-details="true"/>
                <table:data-pilot-member table:name="1817391" table:display="true" table:show-details="true"/>
                <table:data-pilot-member table:name="1829328" table:display="true" table:show-details="true"/>
                <table:data-pilot-member table:name="1835055" table:display="true" table:show-details="true"/>
                <table:data-pilot-member table:name="1840013" table:display="true" table:show-details="true"/>
                <table:data-pilot-member table:name="1844703" table:display="true" table:show-details="true"/>
                <table:data-pilot-member table:name="1848315" table:display="true" table:show-details="true"/>
                <table:data-pilot-member table:name="1855680" table:display="true" table:show-details="true"/>
                <table:data-pilot-member table:name="1856639" table:display="true" table:show-details="true"/>
                <table:data-pilot-member table:name="1857241" table:display="true" table:show-details="true"/>
                <table:data-pilot-member table:name="1858372" table:display="true" table:show-details="true"/>
                <table:data-pilot-member table:name="1860229" table:display="true" table:show-details="true"/>
                <table:data-pilot-member table:name="1862102" table:display="true" table:show-details="true"/>
                <table:data-pilot-member table:name="1866979" table:display="true" table:show-details="true"/>
                <table:data-pilot-member table:name="1869892" table:display="true" table:show-details="true"/>
                <table:data-pilot-member table:name="1878295" table:display="true" table:show-details="true"/>
                <table:data-pilot-member table:name="1881091" table:display="true" table:show-details="true"/>
                <table:data-pilot-member table:name="1882100" table:display="true" table:show-details="true"/>
                <table:data-pilot-member table:name="1883767" table:display="true" table:show-details="true"/>
                <table:data-pilot-member table:name="1884048" table:display="true" table:show-details="true"/>
                <table:data-pilot-member table:name="1885332" table:display="true" table:show-details="true"/>
                <table:data-pilot-member table:name="1887539" table:display="true" table:show-details="true"/>
                <table:data-pilot-member table:name="1887585" table:display="true" table:show-details="true"/>
                <table:data-pilot-member table:name="1888336" table:display="true" table:show-details="true"/>
                <table:data-pilot-member table:name="1889062" table:display="true" table:show-details="true"/>
                <table:data-pilot-member table:name="1907912" table:display="true" table:show-details="true"/>
                <table:data-pilot-member table:name="1912155" table:display="true" table:show-details="true"/>
                <table:data-pilot-member table:name="1915508" table:display="true" table:show-details="true"/>
                <table:data-pilot-member table:name="1916479" table:display="true" table:show-details="true"/>
                <table:data-pilot-member table:name="1922126" table:display="true" table:show-details="true"/>
                <table:data-pilot-member table:name="1923212" table:display="true" table:show-details="true"/>
                <table:data-pilot-member table:name="1924615" table:display="true" table:show-details="true"/>
                <table:data-pilot-member table:name="1925873" table:display="true" table:show-details="true"/>
                <table:data-pilot-member table:name="1928979" table:display="true" table:show-details="true"/>
                <table:data-pilot-member table:name="1930322" table:display="true" table:show-details="true"/>
                <table:data-pilot-member table:name="1933530" table:display="true" table:show-details="true"/>
                <table:data-pilot-member table:name="1947135" table:display="true" table:show-details="true"/>
                <table:data-pilot-member table:name="1952785" table:display="true" table:show-details="true"/>
                <table:data-pilot-member table:name="1953934" table:display="true" table:show-details="true"/>
                <table:data-pilot-member table:name="1954516" table:display="true" table:show-details="true"/>
                <table:data-pilot-member table:name="1958465" table:display="true" table:show-details="true"/>
                <table:data-pilot-member table:name="1971084" table:display="true" table:show-details="true"/>
                <table:data-pilot-member table:name="1976081" table:display="true" table:show-details="true"/>
                <table:data-pilot-member table:name="1990579" table:display="true" table:show-details="true"/>
                <table:data-pilot-member table:name="2004954" table:display="true" table:show-details="true"/>
                <table:data-pilot-member table:name="2013504" table:display="true" table:show-details="true"/>
                <table:data-pilot-member table:name="2042596" table:display="true" table:show-details="true"/>
                <table:data-pilot-member table:name="2043146" table:display="true" table:show-details="true"/>
                <table:data-pilot-member table:name="2044037" table:display="true" table:show-details="true"/>
                <table:data-pilot-member table:name="2055632" table:display="true" table:show-details="true"/>
                <table:data-pilot-member table:name="2061427" table:display="true" table:show-details="true"/>
                <table:data-pilot-member table:name="2076379" table:display="true" table:show-details="true"/>
                <table:data-pilot-member table:name="2079792" table:display="true" table:show-details="true"/>
                <table:data-pilot-member table:name="2082426" table:display="true" table:show-details="true"/>
                <table:data-pilot-member table:name="2141900" table:display="true" table:show-details="true"/>
                <table:data-pilot-member table:name="2166589" table:display="true" table:show-details="true"/>
                <table:data-pilot-member table:name="2357115" table:display="true" table:show-details="true"/>
                <table:data-pilot-member table:name="2366638" table:display="true" table:show-details="true"/>
                <table:data-pilot-member table:name="2379022" table:display="true" table:show-details="true"/>
                <table:data-pilot-member table:name="2441944" table:display="true" table:show-details="true"/>
                <table:data-pilot-member table:name="2566701" table:display="true" table:show-details="true"/>
                <table:data-pilot-member table:name="2702599" table:display="true" table:show-details="true"/>
                <table:data-pilot-member table:name="2738581" table:display="true" table:show-details="true"/>
                <table:data-pilot-member table:name="2804384" table:display="true" table:show-details="true"/>
                <table:data-pilot-member table:name="2808357" table:display="true" table:show-details="true"/>
                <table:data-pilot-member table:name="2811392" table:display="true" table:show-details="true"/>
                <table:data-pilot-member table:name="2814011" table:display="true" table:show-details="true"/>
                <table:data-pilot-member table:name="2814101" table:display="true" table:show-details="true"/>
                <table:data-pilot-member table:name="2830770" table:display="true" table:show-details="true"/>
                <table:data-pilot-member table:name="2830956" table:display="true" table:show-details="true"/>
                <table:data-pilot-member table:name="2835002" table:display="true" table:show-details="true"/>
                <table:data-pilot-member table:name="2835913" table:display="true" table:show-details="true"/>
                <table:data-pilot-member table:name="2842722" table:display="true" table:show-details="true"/>
                <table:data-pilot-member table:name="2846944" table:display="true" table:show-details="true"/>
                <table:data-pilot-member table:name="2847863" table:display="true" table:show-details="true"/>
                <table:data-pilot-member table:name="2852728" table:display="true" table:show-details="true"/>
                <table:data-pilot-member table:name="2859567" table:display="true" table:show-details="true"/>
                <table:data-pilot-member table:name="2861605" table:display="true" table:show-details="true"/>
                <table:data-pilot-member table:name="2870663" table:display="true" table:show-details="true"/>
                <table:data-pilot-member table:name="2875223" table:display="true" table:show-details="true"/>
                <table:data-pilot-member table:name="2881711" table:display="true" table:show-details="true"/>
                <table:data-pilot-member table:name="2883404" table:display="true" table:show-details="true"/>
                <table:data-pilot-member table:name="2891827" table:display="true" table:show-details="true"/>
                <table:data-pilot-member table:name="2897311" table:display="true" table:show-details="true"/>
                <table:data-pilot-member table:name="2900552" table:display="true" table:show-details="true"/>
                <table:data-pilot-member table:name="2903173" table:display="true" table:show-details="true"/>
                <table:data-pilot-member table:name="2928403" table:display="true" table:show-details="true"/>
                <table:data-pilot-member table:name="2930365" table:display="true" table:show-details="true"/>
                <table:data-pilot-member table:name="2932778" table:display="true" table:show-details="true"/>
                <table:data-pilot-member table:name="2939674" table:display="true" table:show-details="true"/>
                <table:data-pilot-member table:name="2966079" table:display="true" table:show-details="true"/>
                <table:data-pilot-member table:name="rpsMe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Min" table:orientation="data" table:used-hierarchy="0" table:function="average">
            <table:data-pilot-level table:show-empty="false" calcext:repeat-item-labels="false">
              <table:data-pilot-members>
                <table:data-pilot-member table:name="195447" table:display="true" table:show-details="true"/>
                <table:data-pilot-member table:name="209520" table:display="true" table:show-details="true"/>
                <table:data-pilot-member table:name="210544" table:display="true" table:show-details="true"/>
                <table:data-pilot-member table:name="210552" table:display="true" table:show-details="true"/>
                <table:data-pilot-member table:name="218971" table:display="true" table:show-details="true"/>
                <table:data-pilot-member table:name="228512" table:display="true" table:show-details="true"/>
                <table:data-pilot-member table:name="266386" table:display="true" table:show-details="true"/>
                <table:data-pilot-member table:name="272267" table:display="true" table:show-details="true"/>
                <table:data-pilot-member table:name="273365" table:display="true" table:show-details="true"/>
                <table:data-pilot-member table:name="274240" table:display="true" table:show-details="true"/>
                <table:data-pilot-member table:name="279619" table:display="true" table:show-details="true"/>
                <table:data-pilot-member table:name="280379" table:display="true" table:show-details="true"/>
                <table:data-pilot-member table:name="281216" table:display="true" table:show-details="true"/>
                <table:data-pilot-member table:name="281382" table:display="true" table:show-details="true"/>
                <table:data-pilot-member table:name="281388" table:display="true" table:show-details="true"/>
                <table:data-pilot-member table:name="284780" table:display="true" table:show-details="true"/>
                <table:data-pilot-member table:name="285419" table:display="true" table:show-details="true"/>
                <table:data-pilot-member table:name="290634" table:display="true" table:show-details="true"/>
                <table:data-pilot-member table:name="291029" table:display="true" table:show-details="true"/>
                <table:data-pilot-member table:name="292492" table:display="true" table:show-details="true"/>
                <table:data-pilot-member table:name="294415" table:display="true" table:show-details="true"/>
                <table:data-pilot-member table:name="295730" table:display="true" table:show-details="true"/>
                <table:data-pilot-member table:name="298162" table:display="true" table:show-details="true"/>
                <table:data-pilot-member table:name="299449" table:display="true" table:show-details="true"/>
                <table:data-pilot-member table:name="301856" table:display="true" table:show-details="true"/>
                <table:data-pilot-member table:name="303992" table:display="true" table:show-details="true"/>
                <table:data-pilot-member table:name="305557" table:display="true" table:show-details="true"/>
                <table:data-pilot-member table:name="307553" table:display="true" table:show-details="true"/>
                <table:data-pilot-member table:name="312044" table:display="true" table:show-details="true"/>
                <table:data-pilot-member table:name="313736" table:display="true" table:show-details="true"/>
                <table:data-pilot-member table:name="313857" table:display="true" table:show-details="true"/>
                <table:data-pilot-member table:name="314333" table:display="true" table:show-details="true"/>
                <table:data-pilot-member table:name="315874" table:display="true" table:show-details="true"/>
                <table:data-pilot-member table:name="316000" table:display="true" table:show-details="true"/>
                <table:data-pilot-member table:name="316511" table:display="true" table:show-details="true"/>
                <table:data-pilot-member table:name="316935" table:display="true" table:show-details="true"/>
                <table:data-pilot-member table:name="318866" table:display="true" table:show-details="true"/>
                <table:data-pilot-member table:name="320439" table:display="true" table:show-details="true"/>
                <table:data-pilot-member table:name="320651" table:display="true" table:show-details="true"/>
                <table:data-pilot-member table:name="321328" table:display="true" table:show-details="true"/>
                <table:data-pilot-member table:name="321613" table:display="true" table:show-details="true"/>
                <table:data-pilot-member table:name="322127" table:display="true" table:show-details="true"/>
                <table:data-pilot-member table:name="322264" table:display="true" table:show-details="true"/>
                <table:data-pilot-member table:name="322541" table:display="true" table:show-details="true"/>
                <table:data-pilot-member table:name="323245" table:display="true" table:show-details="true"/>
                <table:data-pilot-member table:name="323675" table:display="true" table:show-details="true"/>
                <table:data-pilot-member table:name="324030" table:display="true" table:show-details="true"/>
                <table:data-pilot-member table:name="324797" table:display="true" table:show-details="true"/>
                <table:data-pilot-member table:name="326220" table:display="true" table:show-details="true"/>
                <table:data-pilot-member table:name="326299" table:display="true" table:show-details="true"/>
                <table:data-pilot-member table:name="326522" table:display="true" table:show-details="true"/>
                <table:data-pilot-member table:name="326757" table:display="true" table:show-details="true"/>
                <table:data-pilot-member table:name="326799" table:display="true" table:show-details="true"/>
                <table:data-pilot-member table:name="326823" table:display="true" table:show-details="true"/>
                <table:data-pilot-member table:name="326951" table:display="true" table:show-details="true"/>
                <table:data-pilot-member table:name="327009" table:display="true" table:show-details="true"/>
                <table:data-pilot-member table:name="327178" table:display="true" table:show-details="true"/>
                <table:data-pilot-member table:name="327721" table:display="true" table:show-details="true"/>
                <table:data-pilot-member table:name="327795" table:display="true" table:show-details="true"/>
                <table:data-pilot-member table:name="327854" table:display="true" table:show-details="true"/>
                <table:data-pilot-member table:name="328507" table:display="true" table:show-details="true"/>
                <table:data-pilot-member table:name="328694" table:display="true" table:show-details="true"/>
                <table:data-pilot-member table:name="328803" table:display="true" table:show-details="true"/>
                <table:data-pilot-member table:name="329052" table:display="true" table:show-details="true"/>
                <table:data-pilot-member table:name="329065" table:display="true" table:show-details="true"/>
                <table:data-pilot-member table:name="329415" table:display="true" table:show-details="true"/>
                <table:data-pilot-member table:name="329421" table:display="true" table:show-details="true"/>
                <table:data-pilot-member table:name="329460" table:display="true" table:show-details="true"/>
                <table:data-pilot-member table:name="329541" table:display="true" table:show-details="true"/>
                <table:data-pilot-member table:name="329590" table:display="true" table:show-details="true"/>
                <table:data-pilot-member table:name="329621" table:display="true" table:show-details="true"/>
                <table:data-pilot-member table:name="329946" table:display="true" table:show-details="true"/>
                <table:data-pilot-member table:name="330055" table:display="true" table:show-details="true"/>
                <table:data-pilot-member table:name="330570" table:display="true" table:show-details="true"/>
                <table:data-pilot-member table:name="330622" table:display="true" table:show-details="true"/>
                <table:data-pilot-member table:name="331047" table:display="true" table:show-details="true"/>
                <table:data-pilot-member table:name="331065" table:display="true" table:show-details="true"/>
                <table:data-pilot-member table:name="331242" table:display="true" table:show-details="true"/>
                <table:data-pilot-member table:name="331311" table:display="true" table:show-details="true"/>
                <table:data-pilot-member table:name="331360" table:display="true" table:show-details="true"/>
                <table:data-pilot-member table:name="331609" table:display="true" table:show-details="true"/>
                <table:data-pilot-member table:name="331874" table:display="true" table:show-details="true"/>
                <table:data-pilot-member table:name="331900" table:display="true" table:show-details="true"/>
                <table:data-pilot-member table:name="331959" table:display="true" table:show-details="true"/>
                <table:data-pilot-member table:name="332119" table:display="true" table:show-details="true"/>
                <table:data-pilot-member table:name="332168" table:display="true" table:show-details="true"/>
                <table:data-pilot-member table:name="332283" table:display="true" table:show-details="true"/>
                <table:data-pilot-member table:name="332619" table:display="true" table:show-details="true"/>
                <table:data-pilot-member table:name="332939" table:display="true" table:show-details="true"/>
                <table:data-pilot-member table:name="333117" table:display="true" table:show-details="true"/>
                <table:data-pilot-member table:name="333118" table:display="true" table:show-details="true"/>
                <table:data-pilot-member table:name="333157" table:display="true" table:show-details="true"/>
                <table:data-pilot-member table:name="333216" table:display="true" table:show-details="true"/>
                <table:data-pilot-member table:name="333230" table:display="true" table:show-details="true"/>
                <table:data-pilot-member table:name="333343" table:display="true" table:show-details="true"/>
                <table:data-pilot-member table:name="333424" table:display="true" table:show-details="true"/>
                <table:data-pilot-member table:name="333437" table:display="true" table:show-details="true"/>
                <table:data-pilot-member table:name="333606" table:display="true" table:show-details="true"/>
                <table:data-pilot-member table:name="333631" table:display="true" table:show-details="true"/>
                <table:data-pilot-member table:name="333701" table:display="true" table:show-details="true"/>
                <table:data-pilot-member table:name="333721" table:display="true" table:show-details="true"/>
                <table:data-pilot-member table:name="333868" table:display="true" table:show-details="true"/>
                <table:data-pilot-member table:name="333939" table:display="true" table:show-details="true"/>
                <table:data-pilot-member table:name="333991" table:display="true" table:show-details="true"/>
                <table:data-pilot-member table:name="334036" table:display="true" table:show-details="true"/>
                <table:data-pilot-member table:name="334052" table:display="true" table:show-details="true"/>
                <table:data-pilot-member table:name="334059" table:display="true" table:show-details="true"/>
                <table:data-pilot-member table:name="334155" table:display="true" table:show-details="true"/>
                <table:data-pilot-member table:name="334179" table:display="true" table:show-details="true"/>
                <table:data-pilot-member table:name="334348" table:display="true" table:show-details="true"/>
                <table:data-pilot-member table:name="334376" table:display="true" table:show-details="true"/>
                <table:data-pilot-member table:name="334462" table:display="true" table:show-details="true"/>
                <table:data-pilot-member table:name="334540" table:display="true" table:show-details="true"/>
                <table:data-pilot-member table:name="334619" table:display="true" table:show-details="true"/>
                <table:data-pilot-member table:name="334636" table:display="true" table:show-details="true"/>
                <table:data-pilot-member table:name="334826" table:display="true" table:show-details="true"/>
                <table:data-pilot-member table:name="334885" table:display="true" table:show-details="true"/>
                <table:data-pilot-member table:name="334935" table:display="true" table:show-details="true"/>
                <table:data-pilot-member table:name="334987" table:display="true" table:show-details="true"/>
                <table:data-pilot-member table:name="335035" table:display="true" table:show-details="true"/>
                <table:data-pilot-member table:name="335132" table:display="true" table:show-details="true"/>
                <table:data-pilot-member table:name="335277" table:display="true" table:show-details="true"/>
                <table:data-pilot-member table:name="335456" table:display="true" table:show-details="true"/>
                <table:data-pilot-member table:name="335630" table:display="true" table:show-details="true"/>
                <table:data-pilot-member table:name="335650" table:display="true" table:show-details="true"/>
                <table:data-pilot-member table:name="335723" table:display="true" table:show-details="true"/>
                <table:data-pilot-member table:name="335824" table:display="true" table:show-details="true"/>
                <table:data-pilot-member table:name="335918" table:display="true" table:show-details="true"/>
                <table:data-pilot-member table:name="335932" table:display="true" table:show-details="true"/>
                <table:data-pilot-member table:name="335993" table:display="true" table:show-details="true"/>
                <table:data-pilot-member table:name="336001" table:display="true" table:show-details="true"/>
                <table:data-pilot-member table:name="336081" table:display="true" table:show-details="true"/>
                <table:data-pilot-member table:name="336156" table:display="true" table:show-details="true"/>
                <table:data-pilot-member table:name="336200" table:display="true" table:show-details="true"/>
                <table:data-pilot-member table:name="336291" table:display="true" table:show-details="true"/>
                <table:data-pilot-member table:name="336301" table:display="true" table:show-details="true"/>
                <table:data-pilot-member table:name="336331" table:display="true" table:show-details="true"/>
                <table:data-pilot-member table:name="336404" table:display="true" table:show-details="true"/>
                <table:data-pilot-member table:name="336482" table:display="true" table:show-details="true"/>
                <table:data-pilot-member table:name="336546" table:display="true" table:show-details="true"/>
                <table:data-pilot-member table:name="336725" table:display="true" table:show-details="true"/>
                <table:data-pilot-member table:name="336733" table:display="true" table:show-details="true"/>
                <table:data-pilot-member table:name="336757" table:display="true" table:show-details="true"/>
                <table:data-pilot-member table:name="336758" table:display="true" table:show-details="true"/>
                <table:data-pilot-member table:name="336799" table:display="true" table:show-details="true"/>
                <table:data-pilot-member table:name="336834" table:display="true" table:show-details="true"/>
                <table:data-pilot-member table:name="337106" table:display="true" table:show-details="true"/>
                <table:data-pilot-member table:name="337107" table:display="true" table:show-details="true"/>
                <table:data-pilot-member table:name="337205" table:display="true" table:show-details="true"/>
                <table:data-pilot-member table:name="337298" table:display="true" table:show-details="true"/>
                <table:data-pilot-member table:name="337308" table:display="true" table:show-details="true"/>
                <table:data-pilot-member table:name="337398" table:display="true" table:show-details="true"/>
                <table:data-pilot-member table:name="337418" table:display="true" table:show-details="true"/>
                <table:data-pilot-member table:name="337441" table:display="true" table:show-details="true"/>
                <table:data-pilot-member table:name="337478" table:display="true" table:show-details="true"/>
                <table:data-pilot-member table:name="337487" table:display="true" table:show-details="true"/>
                <table:data-pilot-member table:name="337492" table:display="true" table:show-details="true"/>
                <table:data-pilot-member table:name="337577" table:display="true" table:show-details="true"/>
                <table:data-pilot-member table:name="337628" table:display="true" table:show-details="true"/>
                <table:data-pilot-member table:name="337696" table:display="true" table:show-details="true"/>
                <table:data-pilot-member table:name="337698" table:display="true" table:show-details="true"/>
                <table:data-pilot-member table:name="337802" table:display="true" table:show-details="true"/>
                <table:data-pilot-member table:name="337808" table:display="true" table:show-details="true"/>
                <table:data-pilot-member table:name="337866" table:display="true" table:show-details="true"/>
                <table:data-pilot-member table:name="337900" table:display="true" table:show-details="true"/>
                <table:data-pilot-member table:name="337905" table:display="true" table:show-details="true"/>
                <table:data-pilot-member table:name="338014" table:display="true" table:show-details="true"/>
                <table:data-pilot-member table:name="338076" table:display="true" table:show-details="true"/>
                <table:data-pilot-member table:name="338167" table:display="true" table:show-details="true"/>
                <table:data-pilot-member table:name="338187" table:display="true" table:show-details="true"/>
                <table:data-pilot-member table:name="338300" table:display="true" table:show-details="true"/>
                <table:data-pilot-member table:name="338332" table:display="true" table:show-details="true"/>
                <table:data-pilot-member table:name="338346" table:display="true" table:show-details="true"/>
                <table:data-pilot-member table:name="338457" table:display="true" table:show-details="true"/>
                <table:data-pilot-member table:name="338492" table:display="true" table:show-details="true"/>
                <table:data-pilot-member table:name="338548" table:display="true" table:show-details="true"/>
                <table:data-pilot-member table:name="338617" table:display="true" table:show-details="true"/>
                <table:data-pilot-member table:name="338626" table:display="true" table:show-details="true"/>
                <table:data-pilot-member table:name="338633" table:display="true" table:show-details="true"/>
                <table:data-pilot-member table:name="338748" table:display="true" table:show-details="true"/>
                <table:data-pilot-member table:name="338852" table:display="true" table:show-details="true"/>
                <table:data-pilot-member table:name="339034" table:display="true" table:show-details="true"/>
                <table:data-pilot-member table:name="339073" table:display="true" table:show-details="true"/>
                <table:data-pilot-member table:name="339081" table:display="true" table:show-details="true"/>
                <table:data-pilot-member table:name="339114" table:display="true" table:show-details="true"/>
                <table:data-pilot-member table:name="339133" table:display="true" table:show-details="true"/>
                <table:data-pilot-member table:name="339148" table:display="true" table:show-details="true"/>
                <table:data-pilot-member table:name="339371" table:display="true" table:show-details="true"/>
                <table:data-pilot-member table:name="339374" table:display="true" table:show-details="true"/>
                <table:data-pilot-member table:name="339414" table:display="true" table:show-details="true"/>
                <table:data-pilot-member table:name="339438" table:display="true" table:show-details="true"/>
                <table:data-pilot-member table:name="339542" table:display="true" table:show-details="true"/>
                <table:data-pilot-member table:name="339604" table:display="true" table:show-details="true"/>
                <table:data-pilot-member table:name="339618" table:display="true" table:show-details="true"/>
                <table:data-pilot-member table:name="339629" table:display="true" table:show-details="true"/>
                <table:data-pilot-member table:name="339698" table:display="true" table:show-details="true"/>
                <table:data-pilot-member table:name="339699" table:display="true" table:show-details="true"/>
                <table:data-pilot-member table:name="339719" table:display="true" table:show-details="true"/>
                <table:data-pilot-member table:name="339905" table:display="true" table:show-details="true"/>
                <table:data-pilot-member table:name="339949" table:display="true" table:show-details="true"/>
                <table:data-pilot-member table:name="339963" table:display="true" table:show-details="true"/>
                <table:data-pilot-member table:name="339995" table:display="true" table:show-details="true"/>
                <table:data-pilot-member table:name="339997" table:display="true" table:show-details="true"/>
                <table:data-pilot-member table:name="340089" table:display="true" table:show-details="true"/>
                <table:data-pilot-member table:name="340090" table:display="true" table:show-details="true"/>
                <table:data-pilot-member table:name="340105" table:display="true" table:show-details="true"/>
                <table:data-pilot-member table:name="340416" table:display="true" table:show-details="true"/>
                <table:data-pilot-member table:name="340497" table:display="true" table:show-details="true"/>
                <table:data-pilot-member table:name="340591" table:display="true" table:show-details="true"/>
                <table:data-pilot-member table:name="340627" table:display="true" table:show-details="true"/>
                <table:data-pilot-member table:name="340658" table:display="true" table:show-details="true"/>
                <table:data-pilot-member table:name="340784" table:display="true" table:show-details="true"/>
                <table:data-pilot-member table:name="341092" table:display="true" table:show-details="true"/>
                <table:data-pilot-member table:name="341115" table:display="true" table:show-details="true"/>
                <table:data-pilot-member table:name="341168" table:display="true" table:show-details="true"/>
                <table:data-pilot-member table:name="341186" table:display="true" table:show-details="true"/>
                <table:data-pilot-member table:name="341265" table:display="true" table:show-details="true"/>
                <table:data-pilot-member table:name="341364" table:display="true" table:show-details="true"/>
                <table:data-pilot-member table:name="341506" table:display="true" table:show-details="true"/>
                <table:data-pilot-member table:name="341622" table:display="true" table:show-details="true"/>
                <table:data-pilot-member table:name="341665" table:display="true" table:show-details="true"/>
                <table:data-pilot-member table:name="341667" table:display="true" table:show-details="true"/>
                <table:data-pilot-member table:name="341720" table:display="true" table:show-details="true"/>
                <table:data-pilot-member table:name="341809" table:display="true" table:show-details="true"/>
                <table:data-pilot-member table:name="341825" table:display="true" table:show-details="true"/>
                <table:data-pilot-member table:name="341863" table:display="true" table:show-details="true"/>
                <table:data-pilot-member table:name="341898" table:display="true" table:show-details="true"/>
                <table:data-pilot-member table:name="342090" table:display="true" table:show-details="true"/>
                <table:data-pilot-member table:name="342118" table:display="true" table:show-details="true"/>
                <table:data-pilot-member table:name="342292" table:display="true" table:show-details="true"/>
                <table:data-pilot-member table:name="342480" table:display="true" table:show-details="true"/>
                <table:data-pilot-member table:name="342609" table:display="true" table:show-details="true"/>
                <table:data-pilot-member table:name="342623" table:display="true" table:show-details="true"/>
                <table:data-pilot-member table:name="342680" table:display="true" table:show-details="true"/>
                <table:data-pilot-member table:name="342729" table:display="true" table:show-details="true"/>
                <table:data-pilot-member table:name="342749" table:display="true" table:show-details="true"/>
                <table:data-pilot-member table:name="342781" table:display="true" table:show-details="true"/>
                <table:data-pilot-member table:name="342987" table:display="true" table:show-details="true"/>
                <table:data-pilot-member table:name="343023" table:display="true" table:show-details="true"/>
                <table:data-pilot-member table:name="343049" table:display="true" table:show-details="true"/>
                <table:data-pilot-member table:name="343130" table:display="true" table:show-details="true"/>
                <table:data-pilot-member table:name="343163" table:display="true" table:show-details="true"/>
                <table:data-pilot-member table:name="343171" table:display="true" table:show-details="true"/>
                <table:data-pilot-member table:name="343186" table:display="true" table:show-details="true"/>
                <table:data-pilot-member table:name="343194" table:display="true" table:show-details="true"/>
                <table:data-pilot-member table:name="343470" table:display="true" table:show-details="true"/>
                <table:data-pilot-member table:name="343628" table:display="true" table:show-details="true"/>
                <table:data-pilot-member table:name="343631" table:display="true" table:show-details="true"/>
                <table:data-pilot-member table:name="343766" table:display="true" table:show-details="true"/>
                <table:data-pilot-member table:name="343852" table:display="true" table:show-details="true"/>
                <table:data-pilot-member table:name="343907" table:display="true" table:show-details="true"/>
                <table:data-pilot-member table:name="343910" table:display="true" table:show-details="true"/>
                <table:data-pilot-member table:name="343925" table:display="true" table:show-details="true"/>
                <table:data-pilot-member table:name="343981" table:display="true" table:show-details="true"/>
                <table:data-pilot-member table:name="344018" table:display="true" table:show-details="true"/>
                <table:data-pilot-member table:name="344020" table:display="true" table:show-details="true"/>
                <table:data-pilot-member table:name="344035" table:display="true" table:show-details="true"/>
                <table:data-pilot-member table:name="344079" table:display="true" table:show-details="true"/>
                <table:data-pilot-member table:name="344085" table:display="true" table:show-details="true"/>
                <table:data-pilot-member table:name="344092" table:display="true" table:show-details="true"/>
                <table:data-pilot-member table:name="344109" table:display="true" table:show-details="true"/>
                <table:data-pilot-member table:name="344141" table:display="true" table:show-details="true"/>
                <table:data-pilot-member table:name="344221" table:display="true" table:show-details="true"/>
                <table:data-pilot-member table:name="344243" table:display="true" table:show-details="true"/>
                <table:data-pilot-member table:name="344284" table:display="true" table:show-details="true"/>
                <table:data-pilot-member table:name="344394" table:display="true" table:show-details="true"/>
                <table:data-pilot-member table:name="344519" table:display="true" table:show-details="true"/>
                <table:data-pilot-member table:name="344636" table:display="true" table:show-details="true"/>
                <table:data-pilot-member table:name="344693" table:display="true" table:show-details="true"/>
                <table:data-pilot-member table:name="344713" table:display="true" table:show-details="true"/>
                <table:data-pilot-member table:name="344749" table:display="true" table:show-details="true"/>
                <table:data-pilot-member table:name="344780" table:display="true" table:show-details="true"/>
                <table:data-pilot-member table:name="344904" table:display="true" table:show-details="true"/>
                <table:data-pilot-member table:name="344952" table:display="true" table:show-details="true"/>
                <table:data-pilot-member table:name="344998" table:display="true" table:show-details="true"/>
                <table:data-pilot-member table:name="345021" table:display="true" table:show-details="true"/>
                <table:data-pilot-member table:name="345118" table:display="true" table:show-details="true"/>
                <table:data-pilot-member table:name="345134" table:display="true" table:show-details="true"/>
                <table:data-pilot-member table:name="345192" table:display="true" table:show-details="true"/>
                <table:data-pilot-member table:name="345348" table:display="true" table:show-details="true"/>
                <table:data-pilot-member table:name="345352" table:display="true" table:show-details="true"/>
                <table:data-pilot-member table:name="345358" table:display="true" table:show-details="true"/>
                <table:data-pilot-member table:name="345374" table:display="true" table:show-details="true"/>
                <table:data-pilot-member table:name="345515" table:display="true" table:show-details="true"/>
                <table:data-pilot-member table:name="345605" table:display="true" table:show-details="true"/>
                <table:data-pilot-member table:name="345614" table:display="true" table:show-details="true"/>
                <table:data-pilot-member table:name="345698" table:display="true" table:show-details="true"/>
                <table:data-pilot-member table:name="345801" table:display="true" table:show-details="true"/>
                <table:data-pilot-member table:name="345872" table:display="true" table:show-details="true"/>
                <table:data-pilot-member table:name="345945" table:display="true" table:show-details="true"/>
                <table:data-pilot-member table:name="345946" table:display="true" table:show-details="true"/>
                <table:data-pilot-member table:name="345991" table:display="true" table:show-details="true"/>
                <table:data-pilot-member table:name="346054" table:display="true" table:show-details="true"/>
                <table:data-pilot-member table:name="346367" table:display="true" table:show-details="true"/>
                <table:data-pilot-member table:name="346434" table:display="true" table:show-details="true"/>
                <table:data-pilot-member table:name="346463" table:display="true" table:show-details="true"/>
                <table:data-pilot-member table:name="346595" table:display="true" table:show-details="true"/>
                <table:data-pilot-member table:name="346613" table:display="true" table:show-details="true"/>
                <table:data-pilot-member table:name="346622" table:display="true" table:show-details="true"/>
                <table:data-pilot-member table:name="346642" table:display="true" table:show-details="true"/>
                <table:data-pilot-member table:name="346654" table:display="true" table:show-details="true"/>
                <table:data-pilot-member table:name="346687" table:display="true" table:show-details="true"/>
                <table:data-pilot-member table:name="346725" table:display="true" table:show-details="true"/>
                <table:data-pilot-member table:name="346858" table:display="true" table:show-details="true"/>
                <table:data-pilot-member table:name="346969" table:display="true" table:show-details="true"/>
                <table:data-pilot-member table:name="346988" table:display="true" table:show-details="true"/>
                <table:data-pilot-member table:name="347036" table:display="true" table:show-details="true"/>
                <table:data-pilot-member table:name="347176" table:display="true" table:show-details="true"/>
                <table:data-pilot-member table:name="347225" table:display="true" table:show-details="true"/>
                <table:data-pilot-member table:name="347324" table:display="true" table:show-details="true"/>
                <table:data-pilot-member table:name="347559" table:display="true" table:show-details="true"/>
                <table:data-pilot-member table:name="347633" table:display="true" table:show-details="true"/>
                <table:data-pilot-member table:name="347734" table:display="true" table:show-details="true"/>
                <table:data-pilot-member table:name="347917" table:display="true" table:show-details="true"/>
                <table:data-pilot-member table:name="347925" table:display="true" table:show-details="true"/>
                <table:data-pilot-member table:name="347951" table:display="true" table:show-details="true"/>
                <table:data-pilot-member table:name="348061" table:display="true" table:show-details="true"/>
                <table:data-pilot-member table:name="348092" table:display="true" table:show-details="true"/>
                <table:data-pilot-member table:name="348095" table:display="true" table:show-details="true"/>
                <table:data-pilot-member table:name="348224" table:display="true" table:show-details="true"/>
                <table:data-pilot-member table:name="348295" table:display="true" table:show-details="true"/>
                <table:data-pilot-member table:name="348319" table:display="true" table:show-details="true"/>
                <table:data-pilot-member table:name="348463" table:display="true" table:show-details="true"/>
                <table:data-pilot-member table:name="348595" table:display="true" table:show-details="true"/>
                <table:data-pilot-member table:name="348624" table:display="true" table:show-details="true"/>
                <table:data-pilot-member table:name="348674" table:display="true" table:show-details="true"/>
                <table:data-pilot-member table:name="348767" table:display="true" table:show-details="true"/>
                <table:data-pilot-member table:name="348858" table:display="true" table:show-details="true"/>
                <table:data-pilot-member table:name="348920" table:display="true" table:show-details="true"/>
                <table:data-pilot-member table:name="348937" table:display="true" table:show-details="true"/>
                <table:data-pilot-member table:name="349121" table:display="true" table:show-details="true"/>
                <table:data-pilot-member table:name="349202" table:display="true" table:show-details="true"/>
                <table:data-pilot-member table:name="349364" table:display="true" table:show-details="true"/>
                <table:data-pilot-member table:name="349367" table:display="true" table:show-details="true"/>
                <table:data-pilot-member table:name="349398" table:display="true" table:show-details="true"/>
                <table:data-pilot-member table:name="349441" table:display="true" table:show-details="true"/>
                <table:data-pilot-member table:name="349577" table:display="true" table:show-details="true"/>
                <table:data-pilot-member table:name="349884" table:display="true" table:show-details="true"/>
                <table:data-pilot-member table:name="349962" table:display="true" table:show-details="true"/>
                <table:data-pilot-member table:name="350087" table:display="true" table:show-details="true"/>
                <table:data-pilot-member table:name="350136" table:display="true" table:show-details="true"/>
                <table:data-pilot-member table:name="350704" table:display="true" table:show-details="true"/>
                <table:data-pilot-member table:name="350709" table:display="true" table:show-details="true"/>
                <table:data-pilot-member table:name="350718" table:display="true" table:show-details="true"/>
                <table:data-pilot-member table:name="350725" table:display="true" table:show-details="true"/>
                <table:data-pilot-member table:name="351203" table:display="true" table:show-details="true"/>
                <table:data-pilot-member table:name="351204" table:display="true" table:show-details="true"/>
                <table:data-pilot-member table:name="351323" table:display="true" table:show-details="true"/>
                <table:data-pilot-member table:name="351455" table:display="true" table:show-details="true"/>
                <table:data-pilot-member table:name="351645" table:display="true" table:show-details="true"/>
                <table:data-pilot-member table:name="352136" table:display="true" table:show-details="true"/>
                <table:data-pilot-member table:name="352614" table:display="true" table:show-details="true"/>
                <table:data-pilot-member table:name="352663" table:display="true" table:show-details="true"/>
                <table:data-pilot-member table:name="352769" table:display="true" table:show-details="true"/>
                <table:data-pilot-member table:name="352876" table:display="true" table:show-details="true"/>
                <table:data-pilot-member table:name="352918" table:display="true" table:show-details="true"/>
                <table:data-pilot-member table:name="353042" table:display="true" table:show-details="true"/>
                <table:data-pilot-member table:name="353149" table:display="true" table:show-details="true"/>
                <table:data-pilot-member table:name="353169" table:display="true" table:show-details="true"/>
                <table:data-pilot-member table:name="353171" table:display="true" table:show-details="true"/>
                <table:data-pilot-member table:name="353424" table:display="true" table:show-details="true"/>
                <table:data-pilot-member table:name="353621" table:display="true" table:show-details="true"/>
                <table:data-pilot-member table:name="353968" table:display="true" table:show-details="true"/>
                <table:data-pilot-member table:name="354026" table:display="true" table:show-details="true"/>
                <table:data-pilot-member table:name="354420" table:display="true" table:show-details="true"/>
                <table:data-pilot-member table:name="354471" table:display="true" table:show-details="true"/>
                <table:data-pilot-member table:name="354475" table:display="true" table:show-details="true"/>
                <table:data-pilot-member table:name="354520" table:display="true" table:show-details="true"/>
                <table:data-pilot-member table:name="354782" table:display="true" table:show-details="true"/>
                <table:data-pilot-member table:name="354863" table:display="true" table:show-details="true"/>
                <table:data-pilot-member table:name="355117" table:display="true" table:show-details="true"/>
                <table:data-pilot-member table:name="355259" table:display="true" table:show-details="true"/>
                <table:data-pilot-member table:name="355422" table:display="true" table:show-details="true"/>
                <table:data-pilot-member table:name="355538" table:display="true" table:show-details="true"/>
                <table:data-pilot-member table:name="355547" table:display="true" table:show-details="true"/>
                <table:data-pilot-member table:name="355758" table:display="true" table:show-details="true"/>
                <table:data-pilot-member table:name="355825" table:display="true" table:show-details="true"/>
                <table:data-pilot-member table:name="355861" table:display="true" table:show-details="true"/>
                <table:data-pilot-member table:name="356040" table:display="true" table:show-details="true"/>
                <table:data-pilot-member table:name="356124" table:display="true" table:show-details="true"/>
                <table:data-pilot-member table:name="356273" table:display="true" table:show-details="true"/>
                <table:data-pilot-member table:name="356514" table:display="true" table:show-details="true"/>
                <table:data-pilot-member table:name="357487" table:display="true" table:show-details="true"/>
                <table:data-pilot-member table:name="357585" table:display="true" table:show-details="true"/>
                <table:data-pilot-member table:name="358513" table:display="true" table:show-details="true"/>
                <table:data-pilot-member table:name="358654" table:display="true" table:show-details="true"/>
                <table:data-pilot-member table:name="358736" table:display="true" table:show-details="true"/>
                <table:data-pilot-member table:name="358816" table:display="true" table:show-details="true"/>
                <table:data-pilot-member table:name="359237" table:display="true" table:show-details="true"/>
                <table:data-pilot-member table:name="359780" table:display="true" table:show-details="true"/>
                <table:data-pilot-member table:name="359890" table:display="true" table:show-details="true"/>
                <table:data-pilot-member table:name="359991" table:display="true" table:show-details="true"/>
                <table:data-pilot-member table:name="360010" table:display="true" table:show-details="true"/>
                <table:data-pilot-member table:name="360012" table:display="true" table:show-details="true"/>
                <table:data-pilot-member table:name="360147" table:display="true" table:show-details="true"/>
                <table:data-pilot-member table:name="360676" table:display="true" table:show-details="true"/>
                <table:data-pilot-member table:name="360717" table:display="true" table:show-details="true"/>
                <table:data-pilot-member table:name="360968" table:display="true" table:show-details="true"/>
                <table:data-pilot-member table:name="361626" table:display="true" table:show-details="true"/>
                <table:data-pilot-member table:name="362413" table:display="true" table:show-details="true"/>
                <table:data-pilot-member table:name="362576" table:display="true" table:show-details="true"/>
                <table:data-pilot-member table:name="362823" table:display="true" table:show-details="true"/>
                <table:data-pilot-member table:name="363087" table:display="true" table:show-details="true"/>
                <table:data-pilot-member table:name="363248" table:display="true" table:show-details="true"/>
                <table:data-pilot-member table:name="363297" table:display="true" table:show-details="true"/>
                <table:data-pilot-member table:name="363299" table:display="true" table:show-details="true"/>
                <table:data-pilot-member table:name="363655" table:display="true" table:show-details="true"/>
                <table:data-pilot-member table:name="363696" table:display="true" table:show-details="true"/>
                <table:data-pilot-member table:name="364210" table:display="true" table:show-details="true"/>
                <table:data-pilot-member table:name="364231" table:display="true" table:show-details="true"/>
                <table:data-pilot-member table:name="364343" table:display="true" table:show-details="true"/>
                <table:data-pilot-member table:name="364434" table:display="true" table:show-details="true"/>
                <table:data-pilot-member table:name="364503" table:display="true" table:show-details="true"/>
                <table:data-pilot-member table:name="364568" table:display="true" table:show-details="true"/>
                <table:data-pilot-member table:name="364762" table:display="true" table:show-details="true"/>
                <table:data-pilot-member table:name="364952" table:display="true" table:show-details="true"/>
                <table:data-pilot-member table:name="365669" table:display="true" table:show-details="true"/>
                <table:data-pilot-member table:name="365800" table:display="true" table:show-details="true"/>
                <table:data-pilot-member table:name="365818" table:display="true" table:show-details="true"/>
                <table:data-pilot-member table:name="365838" table:display="true" table:show-details="true"/>
                <table:data-pilot-member table:name="365914" table:display="true" table:show-details="true"/>
                <table:data-pilot-member table:name="366965" table:display="true" table:show-details="true"/>
                <table:data-pilot-member table:name="366969" table:display="true" table:show-details="true"/>
                <table:data-pilot-member table:name="367087" table:display="true" table:show-details="true"/>
                <table:data-pilot-member table:name="367100" table:display="true" table:show-details="true"/>
                <table:data-pilot-member table:name="367282" table:display="true" table:show-details="true"/>
                <table:data-pilot-member table:name="367353" table:display="true" table:show-details="true"/>
                <table:data-pilot-member table:name="367381" table:display="true" table:show-details="true"/>
                <table:data-pilot-member table:name="367530" table:display="true" table:show-details="true"/>
                <table:data-pilot-member table:name="367570" table:display="true" table:show-details="true"/>
                <table:data-pilot-member table:name="367580" table:display="true" table:show-details="true"/>
                <table:data-pilot-member table:name="367581" table:display="true" table:show-details="true"/>
                <table:data-pilot-member table:name="367787" table:display="true" table:show-details="true"/>
                <table:data-pilot-member table:name="367801" table:display="true" table:show-details="true"/>
                <table:data-pilot-member table:name="368219" table:display="true" table:show-details="true"/>
                <table:data-pilot-member table:name="368447" table:display="true" table:show-details="true"/>
                <table:data-pilot-member table:name="369070" table:display="true" table:show-details="true"/>
                <table:data-pilot-member table:name="369271" table:display="true" table:show-details="true"/>
                <table:data-pilot-member table:name="369598" table:display="true" table:show-details="true"/>
                <table:data-pilot-member table:name="370363" table:display="true" table:show-details="true"/>
                <table:data-pilot-member table:name="370380" table:display="true" table:show-details="true"/>
                <table:data-pilot-member table:name="370554" table:display="true" table:show-details="true"/>
                <table:data-pilot-member table:name="371557" table:display="true" table:show-details="true"/>
                <table:data-pilot-member table:name="372480" table:display="true" table:show-details="true"/>
                <table:data-pilot-member table:name="373148" table:display="true" table:show-details="true"/>
                <table:data-pilot-member table:name="373726" table:display="true" table:show-details="true"/>
                <table:data-pilot-member table:name="373943" table:display="true" table:show-details="true"/>
                <table:data-pilot-member table:name="374266" table:display="true" table:show-details="true"/>
                <table:data-pilot-member table:name="375037" table:display="true" table:show-details="true"/>
                <table:data-pilot-member table:name="375200" table:display="true" table:show-details="true"/>
                <table:data-pilot-member table:name="376626" table:display="true" table:show-details="true"/>
                <table:data-pilot-member table:name="378184" table:display="true" table:show-details="true"/>
                <table:data-pilot-member table:name="378343" table:display="true" table:show-details="true"/>
                <table:data-pilot-member table:name="378904" table:display="true" table:show-details="true"/>
                <table:data-pilot-member table:name="379140" table:display="true" table:show-details="true"/>
                <table:data-pilot-member table:name="379498" table:display="true" table:show-details="true"/>
                <table:data-pilot-member table:name="379855" table:display="true" table:show-details="true"/>
                <table:data-pilot-member table:name="379872" table:display="true" table:show-details="true"/>
                <table:data-pilot-member table:name="381579" table:display="true" table:show-details="true"/>
                <table:data-pilot-member table:name="381717" table:display="true" table:show-details="true"/>
                <table:data-pilot-member table:name="382623" table:display="true" table:show-details="true"/>
                <table:data-pilot-member table:name="383415" table:display="true" table:show-details="true"/>
                <table:data-pilot-member table:name="384943" table:display="true" table:show-details="true"/>
                <table:data-pilot-member table:name="385400" table:display="true" table:show-details="true"/>
                <table:data-pilot-member table:name="386145" table:display="true" table:show-details="true"/>
                <table:data-pilot-member table:name="386892" table:display="true" table:show-details="true"/>
                <table:data-pilot-member table:name="388001" table:display="true" table:show-details="true"/>
                <table:data-pilot-member table:name="388593" table:display="true" table:show-details="true"/>
                <table:data-pilot-member table:name="388802" table:display="true" table:show-details="true"/>
                <table:data-pilot-member table:name="389007" table:display="true" table:show-details="true"/>
                <table:data-pilot-member table:name="389231" table:display="true" table:show-details="true"/>
                <table:data-pilot-member table:name="389734" table:display="true" table:show-details="true"/>
                <table:data-pilot-member table:name="390321" table:display="true" table:show-details="true"/>
                <table:data-pilot-member table:name="390777" table:display="true" table:show-details="true"/>
                <table:data-pilot-member table:name="391707" table:display="true" table:show-details="true"/>
                <table:data-pilot-member table:name="391923" table:display="true" table:show-details="true"/>
                <table:data-pilot-member table:name="392445" table:display="true" table:show-details="true"/>
                <table:data-pilot-member table:name="393011" table:display="true" table:show-details="true"/>
                <table:data-pilot-member table:name="393632" table:display="true" table:show-details="true"/>
                <table:data-pilot-member table:name="394906" table:display="true" table:show-details="true"/>
                <table:data-pilot-member table:name="395048" table:display="true" table:show-details="true"/>
                <table:data-pilot-member table:name="395227" table:display="true" table:show-details="true"/>
                <table:data-pilot-member table:name="396408" table:display="true" table:show-details="true"/>
                <table:data-pilot-member table:name="397612" table:display="true" table:show-details="true"/>
                <table:data-pilot-member table:name="400663" table:display="true" table:show-details="true"/>
                <table:data-pilot-member table:name="405406" table:display="true" table:show-details="true"/>
                <table:data-pilot-member table:name="406999" table:display="true" table:show-details="true"/>
                <table:data-pilot-member table:name="407516" table:display="true" table:show-details="true"/>
                <table:data-pilot-member table:name="409075" table:display="true" table:show-details="true"/>
                <table:data-pilot-member table:name="409572" table:display="true" table:show-details="true"/>
                <table:data-pilot-member table:name="410265" table:display="true" table:show-details="true"/>
                <table:data-pilot-member table:name="411954" table:display="true" table:show-details="true"/>
                <table:data-pilot-member table:name="412303" table:display="true" table:show-details="true"/>
                <table:data-pilot-member table:name="413628" table:display="true" table:show-details="true"/>
                <table:data-pilot-member table:name="416424" table:display="true" table:show-details="true"/>
                <table:data-pilot-member table:name="417417" table:display="true" table:show-details="true"/>
                <table:data-pilot-member table:name="420896" table:display="true" table:show-details="true"/>
                <table:data-pilot-member table:name="422697" table:display="true" table:show-details="true"/>
                <table:data-pilot-member table:name="423181" table:display="true" table:show-details="true"/>
                <table:data-pilot-member table:name="426953" table:display="true" table:show-details="true"/>
                <table:data-pilot-member table:name="427422" table:display="true" table:show-details="true"/>
                <table:data-pilot-member table:name="430787" table:display="true" table:show-details="true"/>
                <table:data-pilot-member table:name="431176" table:display="true" table:show-details="true"/>
                <table:data-pilot-member table:name="431548" table:display="true" table:show-details="true"/>
                <table:data-pilot-member table:name="432518" table:display="true" table:show-details="true"/>
                <table:data-pilot-member table:name="434048" table:display="true" table:show-details="true"/>
                <table:data-pilot-member table:name="439710" table:display="true" table:show-details="true"/>
                <table:data-pilot-member table:name="439846" table:display="true" table:show-details="true"/>
                <table:data-pilot-member table:name="440544" table:display="true" table:show-details="true"/>
                <table:data-pilot-member table:name="441176" table:display="true" table:show-details="true"/>
                <table:data-pilot-member table:name="441381" table:display="true" table:show-details="true"/>
                <table:data-pilot-member table:name="447193" table:display="true" table:show-details="true"/>
                <table:data-pilot-member table:name="449064" table:display="true" table:show-details="true"/>
                <table:data-pilot-member table:name="450440" table:display="true" table:show-details="true"/>
                <table:data-pilot-member table:name="451929" table:display="true" table:show-details="true"/>
                <table:data-pilot-member table:name="460693" table:display="true" table:show-details="true"/>
                <table:data-pilot-member table:name="462367" table:display="true" table:show-details="true"/>
                <table:data-pilot-member table:name="464764" table:display="true" table:show-details="true"/>
                <table:data-pilot-member table:name="465208" table:display="true" table:show-details="true"/>
                <table:data-pilot-member table:name="471232" table:display="true" table:show-details="true"/>
                <table:data-pilot-member table:name="471736" table:display="true" table:show-details="true"/>
                <table:data-pilot-member table:name="476430" table:display="true" table:show-details="true"/>
                <table:data-pilot-member table:name="479369" table:display="true" table:show-details="true"/>
                <table:data-pilot-member table:name="480797" table:display="true" table:show-details="true"/>
                <table:data-pilot-member table:name="484859" table:display="true" table:show-details="true"/>
                <table:data-pilot-member table:name="490124" table:display="true" table:show-details="true"/>
                <table:data-pilot-member table:name="493383" table:display="true" table:show-details="true"/>
                <table:data-pilot-member table:name="498514" table:display="true" table:show-details="true"/>
                <table:data-pilot-member table:name="499861" table:display="true" table:show-details="true"/>
                <table:data-pilot-member table:name="500658" table:display="true" table:show-details="true"/>
                <table:data-pilot-member table:name="501484" table:display="true" table:show-details="true"/>
                <table:data-pilot-member table:name="505923" table:display="true" table:show-details="true"/>
                <table:data-pilot-member table:name="510380" table:display="true" table:show-details="true"/>
                <table:data-pilot-member table:name="518721" table:display="true" table:show-details="true"/>
                <table:data-pilot-member table:name="519237" table:display="true" table:show-details="true"/>
                <table:data-pilot-member table:name="520455" table:display="true" table:show-details="true"/>
                <table:data-pilot-member table:name="526249" table:display="true" table:show-details="true"/>
                <table:data-pilot-member table:name="530061" table:display="true" table:show-details="true"/>
                <table:data-pilot-member table:name="536314" table:display="true" table:show-details="true"/>
                <table:data-pilot-member table:name="542062" table:display="true" table:show-details="true"/>
                <table:data-pilot-member table:name="542209" table:display="true" table:show-details="true"/>
                <table:data-pilot-member table:name="543748" table:display="true" table:show-details="true"/>
                <table:data-pilot-member table:name="554827" table:display="true" table:show-details="true"/>
                <table:data-pilot-member table:name="566748" table:display="true" table:show-details="true"/>
                <table:data-pilot-member table:name="571379" table:display="true" table:show-details="true"/>
                <table:data-pilot-member table:name="573726" table:display="true" table:show-details="true"/>
                <table:data-pilot-member table:name="573755" table:display="true" table:show-details="true"/>
                <table:data-pilot-member table:name="577675" table:display="true" table:show-details="true"/>
                <table:data-pilot-member table:name="579532" table:display="true" table:show-details="true"/>
                <table:data-pilot-member table:name="584140" table:display="true" table:show-details="true"/>
                <table:data-pilot-member table:name="588958" table:display="true" table:show-details="true"/>
                <table:data-pilot-member table:name="589178" table:display="true" table:show-details="true"/>
                <table:data-pilot-member table:name="589957" table:display="true" table:show-details="true"/>
                <table:data-pilot-member table:name="597838" table:display="true" table:show-details="true"/>
                <table:data-pilot-member table:name="600922" table:display="true" table:show-details="true"/>
                <table:data-pilot-member table:name="601203" table:display="true" table:show-details="true"/>
                <table:data-pilot-member table:name="604224" table:display="true" table:show-details="true"/>
                <table:data-pilot-member table:name="608117" table:display="true" table:show-details="true"/>
                <table:data-pilot-member table:name="611817" table:display="true" table:show-details="true"/>
                <table:data-pilot-member table:name="613032" table:display="true" table:show-details="true"/>
                <table:data-pilot-member table:name="617104" table:display="true" table:show-details="true"/>
                <table:data-pilot-member table:name="617644" table:display="true" table:show-details="true"/>
                <table:data-pilot-member table:name="618459" table:display="true" table:show-details="true"/>
                <table:data-pilot-member table:name="620089" table:display="true" table:show-details="true"/>
                <table:data-pilot-member table:name="620827" table:display="true" table:show-details="true"/>
                <table:data-pilot-member table:name="621617" table:display="true" table:show-details="true"/>
                <table:data-pilot-member table:name="622852" table:display="true" table:show-details="true"/>
                <table:data-pilot-member table:name="629188" table:display="true" table:show-details="true"/>
                <table:data-pilot-member table:name="635973" table:display="true" table:show-details="true"/>
                <table:data-pilot-member table:name="636293" table:display="true" table:show-details="true"/>
                <table:data-pilot-member table:name="637066" table:display="true" table:show-details="true"/>
                <table:data-pilot-member table:name="637322" table:display="true" table:show-details="true"/>
                <table:data-pilot-member table:name="637801" table:display="true" table:show-details="true"/>
                <table:data-pilot-member table:name="638695" table:display="true" table:show-details="true"/>
                <table:data-pilot-member table:name="639002" table:display="true" table:show-details="true"/>
                <table:data-pilot-member table:name="639252" table:display="true" table:show-details="true"/>
                <table:data-pilot-member table:name="639643" table:display="true" table:show-details="true"/>
                <table:data-pilot-member table:name="639910" table:display="true" table:show-details="true"/>
                <table:data-pilot-member table:name="640262" table:display="true" table:show-details="true"/>
                <table:data-pilot-member table:name="641837" table:display="true" table:show-details="true"/>
                <table:data-pilot-member table:name="646082" table:display="true" table:show-details="true"/>
                <table:data-pilot-member table:name="646753" table:display="true" table:show-details="true"/>
                <table:data-pilot-member table:name="648268" table:display="true" table:show-details="true"/>
                <table:data-pilot-member table:name="653377" table:display="true" table:show-details="true"/>
                <table:data-pilot-member table:name="654144" table:display="true" table:show-details="true"/>
                <table:data-pilot-member table:name="654422" table:display="true" table:show-details="true"/>
                <table:data-pilot-member table:name="654511" table:display="true" table:show-details="true"/>
                <table:data-pilot-member table:name="658141" table:display="true" table:show-details="true"/>
                <table:data-pilot-member table:name="658591" table:display="true" table:show-details="true"/>
                <table:data-pilot-member table:name="664356" table:display="true" table:show-details="true"/>
                <table:data-pilot-member table:name="664856" table:display="true" table:show-details="true"/>
                <table:data-pilot-member table:name="664893" table:display="true" table:show-details="true"/>
                <table:data-pilot-member table:name="669421" table:display="true" table:show-details="true"/>
                <table:data-pilot-member table:name="669743" table:display="true" table:show-details="true"/>
                <table:data-pilot-member table:name="670888" table:display="true" table:show-details="true"/>
                <table:data-pilot-member table:name="673116" table:display="true" table:show-details="true"/>
                <table:data-pilot-member table:name="673343" table:display="true" table:show-details="true"/>
                <table:data-pilot-member table:name="673986" table:display="true" table:show-details="true"/>
                <table:data-pilot-member table:name="677356" table:display="true" table:show-details="true"/>
                <table:data-pilot-member table:name="677422" table:display="true" table:show-details="true"/>
                <table:data-pilot-member table:name="678181" table:display="true" table:show-details="true"/>
                <table:data-pilot-member table:name="678349" table:display="true" table:show-details="true"/>
                <table:data-pilot-member table:name="679072" table:display="true" table:show-details="true"/>
                <table:data-pilot-member table:name="680038" table:display="true" table:show-details="true"/>
                <table:data-pilot-member table:name="680392" table:display="true" table:show-details="true"/>
                <table:data-pilot-member table:name="681280" table:display="true" table:show-details="true"/>
                <table:data-pilot-member table:name="682623" table:display="true" table:show-details="true"/>
                <table:data-pilot-member table:name="683268" table:display="true" table:show-details="true"/>
                <table:data-pilot-member table:name="683420" table:display="true" table:show-details="true"/>
                <table:data-pilot-member table:name="683586" table:display="true" table:show-details="true"/>
                <table:data-pilot-member table:name="684696" table:display="true" table:show-details="true"/>
                <table:data-pilot-member table:name="684756" table:display="true" table:show-details="true"/>
                <table:data-pilot-member table:name="685226" table:display="true" table:show-details="true"/>
                <table:data-pilot-member table:name="685639" table:display="true" table:show-details="true"/>
                <table:data-pilot-member table:name="685806" table:display="true" table:show-details="true"/>
                <table:data-pilot-member table:name="686225" table:display="true" table:show-details="true"/>
                <table:data-pilot-member table:name="686798" table:display="true" table:show-details="true"/>
                <table:data-pilot-member table:name="686837" table:display="true" table:show-details="true"/>
                <table:data-pilot-member table:name="686910" table:display="true" table:show-details="true"/>
                <table:data-pilot-member table:name="687162" table:display="true" table:show-details="true"/>
                <table:data-pilot-member table:name="688795" table:display="true" table:show-details="true"/>
                <table:data-pilot-member table:name="688889" table:display="true" table:show-details="true"/>
                <table:data-pilot-member table:name="690546" table:display="true" table:show-details="true"/>
                <table:data-pilot-member table:name="691461" table:display="true" table:show-details="true"/>
                <table:data-pilot-member table:name="691636" table:display="true" table:show-details="true"/>
                <table:data-pilot-member table:name="692305" table:display="true" table:show-details="true"/>
                <table:data-pilot-member table:name="692631" table:display="true" table:show-details="true"/>
                <table:data-pilot-member table:name="693084" table:display="true" table:show-details="true"/>
                <table:data-pilot-member table:name="693286" table:display="true" table:show-details="true"/>
                <table:data-pilot-member table:name="693319" table:display="true" table:show-details="true"/>
                <table:data-pilot-member table:name="693474" table:display="true" table:show-details="true"/>
                <table:data-pilot-member table:name="693620" table:display="true" table:show-details="true"/>
                <table:data-pilot-member table:name="693917" table:display="true" table:show-details="true"/>
                <table:data-pilot-member table:name="694392" table:display="true" table:show-details="true"/>
                <table:data-pilot-member table:name="694626" table:display="true" table:show-details="true"/>
                <table:data-pilot-member table:name="694816" table:display="true" table:show-details="true"/>
                <table:data-pilot-member table:name="695035" table:display="true" table:show-details="true"/>
                <table:data-pilot-member table:name="695427" table:display="true" table:show-details="true"/>
                <table:data-pilot-member table:name="695505" table:display="true" table:show-details="true"/>
                <table:data-pilot-member table:name="695852" table:display="true" table:show-details="true"/>
                <table:data-pilot-member table:name="696834" table:display="true" table:show-details="true"/>
                <table:data-pilot-member table:name="696882" table:display="true" table:show-details="true"/>
                <table:data-pilot-member table:name="696940" table:display="true" table:show-details="true"/>
                <table:data-pilot-member table:name="697468" table:display="true" table:show-details="true"/>
                <table:data-pilot-member table:name="697662" table:display="true" table:show-details="true"/>
                <table:data-pilot-member table:name="697988" table:display="true" table:show-details="true"/>
                <table:data-pilot-member table:name="698025" table:display="true" table:show-details="true"/>
                <table:data-pilot-member table:name="698180" table:display="true" table:show-details="true"/>
                <table:data-pilot-member table:name="698593" table:display="true" table:show-details="true"/>
                <table:data-pilot-member table:name="698934" table:display="true" table:show-details="true"/>
                <table:data-pilot-member table:name="699183" table:display="true" table:show-details="true"/>
                <table:data-pilot-member table:name="699487" table:display="true" table:show-details="true"/>
                <table:data-pilot-member table:name="700495" table:display="true" table:show-details="true"/>
                <table:data-pilot-member table:name="700788" table:display="true" table:show-details="true"/>
                <table:data-pilot-member table:name="701119" table:display="true" table:show-details="true"/>
                <table:data-pilot-member table:name="702414" table:display="true" table:show-details="true"/>
                <table:data-pilot-member table:name="702747" table:display="true" table:show-details="true"/>
                <table:data-pilot-member table:name="702836" table:display="true" table:show-details="true"/>
                <table:data-pilot-member table:name="703142" table:display="true" table:show-details="true"/>
                <table:data-pilot-member table:name="703190" table:display="true" table:show-details="true"/>
                <table:data-pilot-member table:name="703643" table:display="true" table:show-details="true"/>
                <table:data-pilot-member table:name="703667" table:display="true" table:show-details="true"/>
                <table:data-pilot-member table:name="703810" table:display="true" table:show-details="true"/>
                <table:data-pilot-member table:name="704242" table:display="true" table:show-details="true"/>
                <table:data-pilot-member table:name="704243" table:display="true" table:show-details="true"/>
                <table:data-pilot-member table:name="704387" table:display="true" table:show-details="true"/>
                <table:data-pilot-member table:name="704735" table:display="true" table:show-details="true"/>
                <table:data-pilot-member table:name="704764" table:display="true" table:show-details="true"/>
                <table:data-pilot-member table:name="704827" table:display="true" table:show-details="true"/>
                <table:data-pilot-member table:name="705104" table:display="true" table:show-details="true"/>
                <table:data-pilot-member table:name="705892" table:display="true" table:show-details="true"/>
                <table:data-pilot-member table:name="706368" table:display="true" table:show-details="true"/>
                <table:data-pilot-member table:name="706748" table:display="true" table:show-details="true"/>
                <table:data-pilot-member table:name="706848" table:display="true" table:show-details="true"/>
                <table:data-pilot-member table:name="707584" table:display="true" table:show-details="true"/>
                <table:data-pilot-member table:name="707592" table:display="true" table:show-details="true"/>
                <table:data-pilot-member table:name="708037" table:display="true" table:show-details="true"/>
                <table:data-pilot-member table:name="708389" table:display="true" table:show-details="true"/>
                <table:data-pilot-member table:name="708922" table:display="true" table:show-details="true"/>
                <table:data-pilot-member table:name="709116" table:display="true" table:show-details="true"/>
                <table:data-pilot-member table:name="709587" table:display="true" table:show-details="true"/>
                <table:data-pilot-member table:name="710024" table:display="true" table:show-details="true"/>
                <table:data-pilot-member table:name="710966" table:display="true" table:show-details="true"/>
                <table:data-pilot-member table:name="711293" table:display="true" table:show-details="true"/>
                <table:data-pilot-member table:name="711372" table:display="true" table:show-details="true"/>
                <table:data-pilot-member table:name="711518" table:display="true" table:show-details="true"/>
                <table:data-pilot-member table:name="711845" table:display="true" table:show-details="true"/>
                <table:data-pilot-member table:name="711924" table:display="true" table:show-details="true"/>
                <table:data-pilot-member table:name="712136" table:display="true" table:show-details="true"/>
                <table:data-pilot-member table:name="712227" table:display="true" table:show-details="true"/>
                <table:data-pilot-member table:name="712277" table:display="true" table:show-details="true"/>
                <table:data-pilot-member table:name="712628" table:display="true" table:show-details="true"/>
                <table:data-pilot-member table:name="712719" table:display="true" table:show-details="true"/>
                <table:data-pilot-member table:name="712892" table:display="true" table:show-details="true"/>
                <table:data-pilot-member table:name="714077" table:display="true" table:show-details="true"/>
                <table:data-pilot-member table:name="714288" table:display="true" table:show-details="true"/>
                <table:data-pilot-member table:name="714505" table:display="true" table:show-details="true"/>
                <table:data-pilot-member table:name="715234" table:display="true" table:show-details="true"/>
                <table:data-pilot-member table:name="715511" table:display="true" table:show-details="true"/>
                <table:data-pilot-member table:name="715633" table:display="true" table:show-details="true"/>
                <table:data-pilot-member table:name="715871" table:display="true" table:show-details="true"/>
                <table:data-pilot-member table:name="716263" table:display="true" table:show-details="true"/>
                <table:data-pilot-member table:name="716321" table:display="true" table:show-details="true"/>
                <table:data-pilot-member table:name="716511" table:display="true" table:show-details="true"/>
                <table:data-pilot-member table:name="716886" table:display="true" table:show-details="true"/>
                <table:data-pilot-member table:name="717397" table:display="true" table:show-details="true"/>
                <table:data-pilot-member table:name="718781" table:display="true" table:show-details="true"/>
                <table:data-pilot-member table:name="719120" table:display="true" table:show-details="true"/>
                <table:data-pilot-member table:name="719244" table:display="true" table:show-details="true"/>
                <table:data-pilot-member table:name="719525" table:display="true" table:show-details="true"/>
                <table:data-pilot-member table:name="719714" table:display="true" table:show-details="true"/>
                <table:data-pilot-member table:name="719880" table:display="true" table:show-details="true"/>
                <table:data-pilot-member table:name="720478" table:display="true" table:show-details="true"/>
                <table:data-pilot-member table:name="720791" table:display="true" table:show-details="true"/>
                <table:data-pilot-member table:name="720809" table:display="true" table:show-details="true"/>
                <table:data-pilot-member table:name="720874" table:display="true" table:show-details="true"/>
                <table:data-pilot-member table:name="721330" table:display="true" table:show-details="true"/>
                <table:data-pilot-member table:name="721806" table:display="true" table:show-details="true"/>
                <table:data-pilot-member table:name="722297" table:display="true" table:show-details="true"/>
                <table:data-pilot-member table:name="722414" table:display="true" table:show-details="true"/>
                <table:data-pilot-member table:name="722513" table:display="true" table:show-details="true"/>
                <table:data-pilot-member table:name="722542" table:display="true" table:show-details="true"/>
                <table:data-pilot-member table:name="722698" table:display="true" table:show-details="true"/>
                <table:data-pilot-member table:name="722979" table:display="true" table:show-details="true"/>
                <table:data-pilot-member table:name="723403" table:display="true" table:show-details="true"/>
                <table:data-pilot-member table:name="723768" table:display="true" table:show-details="true"/>
                <table:data-pilot-member table:name="723948" table:display="true" table:show-details="true"/>
                <table:data-pilot-member table:name="723954" table:display="true" table:show-details="true"/>
                <table:data-pilot-member table:name="724024" table:display="true" table:show-details="true"/>
                <table:data-pilot-member table:name="724248" table:display="true" table:show-details="true"/>
                <table:data-pilot-member table:name="724756" table:display="true" table:show-details="true"/>
                <table:data-pilot-member table:name="724900" table:display="true" table:show-details="true"/>
                <table:data-pilot-member table:name="725304" table:display="true" table:show-details="true"/>
                <table:data-pilot-member table:name="726008" table:display="true" table:show-details="true"/>
                <table:data-pilot-member table:name="726652" table:display="true" table:show-details="true"/>
                <table:data-pilot-member table:name="726817" table:display="true" table:show-details="true"/>
                <table:data-pilot-member table:name="726850" table:display="true" table:show-details="true"/>
                <table:data-pilot-member table:name="727161" table:display="true" table:show-details="true"/>
                <table:data-pilot-member table:name="727638" table:display="true" table:show-details="true"/>
                <table:data-pilot-member table:name="727838" table:display="true" table:show-details="true"/>
                <table:data-pilot-member table:name="727879" table:display="true" table:show-details="true"/>
                <table:data-pilot-member table:name="727957" table:display="true" table:show-details="true"/>
                <table:data-pilot-member table:name="728121" table:display="true" table:show-details="true"/>
                <table:data-pilot-member table:name="728345" table:display="true" table:show-details="true"/>
                <table:data-pilot-member table:name="728432" table:display="true" table:show-details="true"/>
                <table:data-pilot-member table:name="728688" table:display="true" table:show-details="true"/>
                <table:data-pilot-member table:name="728691" table:display="true" table:show-details="true"/>
                <table:data-pilot-member table:name="728775" table:display="true" table:show-details="true"/>
                <table:data-pilot-member table:name="728849" table:display="true" table:show-details="true"/>
                <table:data-pilot-member table:name="728946" table:display="true" table:show-details="true"/>
                <table:data-pilot-member table:name="729174" table:display="true" table:show-details="true"/>
                <table:data-pilot-member table:name="729341" table:display="true" table:show-details="true"/>
                <table:data-pilot-member table:name="729486" table:display="true" table:show-details="true"/>
                <table:data-pilot-member table:name="729875" table:display="true" table:show-details="true"/>
                <table:data-pilot-member table:name="730041" table:display="true" table:show-details="true"/>
                <table:data-pilot-member table:name="730317" table:display="true" table:show-details="true"/>
                <table:data-pilot-member table:name="730395" table:display="true" table:show-details="true"/>
                <table:data-pilot-member table:name="730990" table:display="true" table:show-details="true"/>
                <table:data-pilot-member table:name="731840" table:display="true" table:show-details="true"/>
                <table:data-pilot-member table:name="731998" table:display="true" table:show-details="true"/>
                <table:data-pilot-member table:name="732682" table:display="true" table:show-details="true"/>
                <table:data-pilot-member table:name="733171" table:display="true" table:show-details="true"/>
                <table:data-pilot-member table:name="733746" table:display="true" table:show-details="true"/>
                <table:data-pilot-member table:name="734057" table:display="true" table:show-details="true"/>
                <table:data-pilot-member table:name="734504" table:display="true" table:show-details="true"/>
                <table:data-pilot-member table:name="734891" table:display="true" table:show-details="true"/>
                <table:data-pilot-member table:name="735301" table:display="true" table:show-details="true"/>
                <table:data-pilot-member table:name="735901" table:display="true" table:show-details="true"/>
                <table:data-pilot-member table:name="736121" table:display="true" table:show-details="true"/>
                <table:data-pilot-member table:name="737583" table:display="true" table:show-details="true"/>
                <table:data-pilot-member table:name="737612" table:display="true" table:show-details="true"/>
                <table:data-pilot-member table:name="737989" table:display="true" table:show-details="true"/>
                <table:data-pilot-member table:name="738041" table:display="true" table:show-details="true"/>
                <table:data-pilot-member table:name="738257" table:display="true" table:show-details="true"/>
                <table:data-pilot-member table:name="739887" table:display="true" table:show-details="true"/>
                <table:data-pilot-member table:name="739994" table:display="true" table:show-details="true"/>
                <table:data-pilot-member table:name="740356" table:display="true" table:show-details="true"/>
                <table:data-pilot-member table:name="741132" table:display="true" table:show-details="true"/>
                <table:data-pilot-member table:name="741466" table:display="true" table:show-details="true"/>
                <table:data-pilot-member table:name="741964" table:display="true" table:show-details="true"/>
                <table:data-pilot-member table:name="743214" table:display="true" table:show-details="true"/>
                <table:data-pilot-member table:name="743873" table:display="true" table:show-details="true"/>
                <table:data-pilot-member table:name="744313" table:display="true" table:show-details="true"/>
                <table:data-pilot-member table:name="745927" table:display="true" table:show-details="true"/>
                <table:data-pilot-member table:name="746263" table:display="true" table:show-details="true"/>
                <table:data-pilot-member table:name="747211" table:display="true" table:show-details="true"/>
                <table:data-pilot-member table:name="749762" table:display="true" table:show-details="true"/>
                <table:data-pilot-member table:name="749954" table:display="true" table:show-details="true"/>
                <table:data-pilot-member table:name="749964" table:display="true" table:show-details="true"/>
                <table:data-pilot-member table:name="750072" table:display="true" table:show-details="true"/>
                <table:data-pilot-member table:name="750156" table:display="true" table:show-details="true"/>
                <table:data-pilot-member table:name="750322" table:display="true" table:show-details="true"/>
                <table:data-pilot-member table:name="750553" table:display="true" table:show-details="true"/>
                <table:data-pilot-member table:name="750715" table:display="true" table:show-details="true"/>
                <table:data-pilot-member table:name="750776" table:display="true" table:show-details="true"/>
                <table:data-pilot-member table:name="752791" table:display="true" table:show-details="true"/>
                <table:data-pilot-member table:name="752813" table:display="true" table:show-details="true"/>
                <table:data-pilot-member table:name="752877" table:display="true" table:show-details="true"/>
                <table:data-pilot-member table:name="753081" table:display="true" table:show-details="true"/>
                <table:data-pilot-member table:name="753403" table:display="true" table:show-details="true"/>
                <table:data-pilot-member table:name="753654" table:display="true" table:show-details="true"/>
                <table:data-pilot-member table:name="754075" table:display="true" table:show-details="true"/>
                <table:data-pilot-member table:name="754160" table:display="true" table:show-details="true"/>
                <table:data-pilot-member table:name="755157" table:display="true" table:show-details="true"/>
                <table:data-pilot-member table:name="755234" table:display="true" table:show-details="true"/>
                <table:data-pilot-member table:name="755476" table:display="true" table:show-details="true"/>
                <table:data-pilot-member table:name="756525" table:display="true" table:show-details="true"/>
                <table:data-pilot-member table:name="759655" table:display="true" table:show-details="true"/>
                <table:data-pilot-member table:name="760501" table:display="true" table:show-details="true"/>
                <table:data-pilot-member table:name="762615" table:display="true" table:show-details="true"/>
                <table:data-pilot-member table:name="763132" table:display="true" table:show-details="true"/>
                <table:data-pilot-member table:name="766183" table:display="true" table:show-details="true"/>
                <table:data-pilot-member table:name="766328" table:display="true" table:show-details="true"/>
                <table:data-pilot-member table:name="767057" table:display="true" table:show-details="true"/>
                <table:data-pilot-member table:name="767701" table:display="true" table:show-details="true"/>
                <table:data-pilot-member table:name="767824" table:display="true" table:show-details="true"/>
                <table:data-pilot-member table:name="769121" table:display="true" table:show-details="true"/>
                <table:data-pilot-member table:name="770671" table:display="true" table:show-details="true"/>
                <table:data-pilot-member table:name="770681" table:display="true" table:show-details="true"/>
                <table:data-pilot-member table:name="770819" table:display="true" table:show-details="true"/>
                <table:data-pilot-member table:name="771197" table:display="true" table:show-details="true"/>
                <table:data-pilot-member table:name="773230" table:display="true" table:show-details="true"/>
                <table:data-pilot-member table:name="773700" table:display="true" table:show-details="true"/>
                <table:data-pilot-member table:name="776833" table:display="true" table:show-details="true"/>
                <table:data-pilot-member table:name="776842" table:display="true" table:show-details="true"/>
                <table:data-pilot-member table:name="777915" table:display="true" table:show-details="true"/>
                <table:data-pilot-member table:name="778203" table:display="true" table:show-details="true"/>
                <table:data-pilot-member table:name="778242" table:display="true" table:show-details="true"/>
                <table:data-pilot-member table:name="778868" table:display="true" table:show-details="true"/>
                <table:data-pilot-member table:name="779066" table:display="true" table:show-details="true"/>
                <table:data-pilot-member table:name="780173" table:display="true" table:show-details="true"/>
                <table:data-pilot-member table:name="780722" table:display="true" table:show-details="true"/>
                <table:data-pilot-member table:name="781976" table:display="true" table:show-details="true"/>
                <table:data-pilot-member table:name="788574" table:display="true" table:show-details="true"/>
                <table:data-pilot-member table:name="792737" table:display="true" table:show-details="true"/>
                <table:data-pilot-member table:name="797304" table:display="true" table:show-details="true"/>
                <table:data-pilot-member table:name="797353" table:display="true" table:show-details="true"/>
                <table:data-pilot-member table:name="798899" table:display="true" table:show-details="true"/>
                <table:data-pilot-member table:name="799927" table:display="true" table:show-details="true"/>
                <table:data-pilot-member table:name="802040" table:display="true" table:show-details="true"/>
                <table:data-pilot-member table:name="807635" table:display="true" table:show-details="true"/>
                <table:data-pilot-member table:name="809220" table:display="true" table:show-details="true"/>
                <table:data-pilot-member table:name="811726" table:display="true" table:show-details="true"/>
                <table:data-pilot-member table:name="813522" table:display="true" table:show-details="true"/>
                <table:data-pilot-member table:name="814183" table:display="true" table:show-details="true"/>
                <table:data-pilot-member table:name="817117" table:display="true" table:show-details="true"/>
                <table:data-pilot-member table:name="818782" table:display="true" table:show-details="true"/>
                <table:data-pilot-member table:name="823928" table:display="true" table:show-details="true"/>
                <table:data-pilot-member table:name="824045" table:display="true" table:show-details="true"/>
                <table:data-pilot-member table:name="824559" table:display="true" table:show-details="true"/>
                <table:data-pilot-member table:name="829528" table:display="true" table:show-details="true"/>
                <table:data-pilot-member table:name="838790" table:display="true" table:show-details="true"/>
                <table:data-pilot-member table:name="839269" table:display="true" table:show-details="true"/>
                <table:data-pilot-member table:name="842095" table:display="true" table:show-details="true"/>
                <table:data-pilot-member table:name="847304" table:display="true" table:show-details="true"/>
                <table:data-pilot-member table:name="849779" table:display="true" table:show-details="true"/>
                <table:data-pilot-member table:name="851336" table:display="true" table:show-details="true"/>
                <table:data-pilot-member table:name="855107" table:display="true" table:show-details="true"/>
                <table:data-pilot-member table:name="855915" table:display="true" table:show-details="true"/>
                <table:data-pilot-member table:name="857802" table:display="true" table:show-details="true"/>
                <table:data-pilot-member table:name="859439" table:display="true" table:show-details="true"/>
                <table:data-pilot-member table:name="874338" table:display="true" table:show-details="true"/>
                <table:data-pilot-member table:name="876852" table:display="true" table:show-details="true"/>
                <table:data-pilot-member table:name="886291" table:display="true" table:show-details="true"/>
                <table:data-pilot-member table:name="886797" table:display="true" table:show-details="true"/>
                <table:data-pilot-member table:name="891574" table:display="true" table:show-details="true"/>
                <table:data-pilot-member table:name="892126" table:display="true" table:show-details="true"/>
                <table:data-pilot-member table:name="892397" table:display="true" table:show-details="true"/>
                <table:data-pilot-member table:name="902260" table:display="true" table:show-details="true"/>
                <table:data-pilot-member table:name="926804" table:display="true" table:show-details="true"/>
                <table:data-pilot-member table:name="948179" table:display="true" table:show-details="true"/>
                <table:data-pilot-member table:name="951919" table:display="true" table:show-details="true"/>
                <table:data-pilot-member table:name="954852" table:display="true" table:show-details="true"/>
                <table:data-pilot-member table:name="956110" table:display="true" table:show-details="true"/>
                <table:data-pilot-member table:name="965029" table:display="true" table:show-details="true"/>
                <table:data-pilot-member table:name="965807" table:display="true" table:show-details="true"/>
                <table:data-pilot-member table:name="983241" table:display="true" table:show-details="true"/>
                <table:data-pilot-member table:name="999948" table:display="true" table:show-details="true"/>
                <table:data-pilot-member table:name="1013939" table:display="true" table:show-details="true"/>
                <table:data-pilot-member table:name="1017367" table:display="true" table:show-details="true"/>
                <table:data-pilot-member table:name="1019692" table:display="true" table:show-details="true"/>
                <table:data-pilot-member table:name="1020858" table:display="true" table:show-details="true"/>
                <table:data-pilot-member table:name="1042106" table:display="true" table:show-details="true"/>
                <table:data-pilot-member table:name="1152375" table:display="true" table:show-details="true"/>
                <table:data-pilot-member table:name="1320889" table:display="true" table:show-details="true"/>
                <table:data-pilot-member table:name="1323211" table:display="true" table:show-details="true"/>
                <table:data-pilot-member table:name="1327613" table:display="true" table:show-details="true"/>
                <table:data-pilot-member table:name="1336332" table:display="true" table:show-details="true"/>
                <table:data-pilot-member table:name="1336408" table:display="true" table:show-details="true"/>
                <table:data-pilot-member table:name="1336529" table:display="true" table:show-details="true"/>
                <table:data-pilot-member table:name="1340897" table:display="true" table:show-details="true"/>
                <table:data-pilot-member table:name="1342130" table:display="true" table:show-details="true"/>
                <table:data-pilot-member table:name="1342940" table:display="true" table:show-details="true"/>
                <table:data-pilot-member table:name="1343944" table:display="true" table:show-details="true"/>
                <table:data-pilot-member table:name="1346189" table:display="true" table:show-details="true"/>
                <table:data-pilot-member table:name="1346359" table:display="true" table:show-details="true"/>
                <table:data-pilot-member table:name="1347265" table:display="true" table:show-details="true"/>
                <table:data-pilot-member table:name="1348146" table:display="true" table:show-details="true"/>
                <table:data-pilot-member table:name="1349081" table:display="true" table:show-details="true"/>
                <table:data-pilot-member table:name="1351782" table:display="true" table:show-details="true"/>
                <table:data-pilot-member table:name="1352628" table:display="true" table:show-details="true"/>
                <table:data-pilot-member table:name="1352965" table:display="true" table:show-details="true"/>
                <table:data-pilot-member table:name="1355826" table:display="true" table:show-details="true"/>
                <table:data-pilot-member table:name="1355844" table:display="true" table:show-details="true"/>
                <table:data-pilot-member table:name="1356383" table:display="true" table:show-details="true"/>
                <table:data-pilot-member table:name="1357492" table:display="true" table:show-details="true"/>
                <table:data-pilot-member table:name="1358384" table:display="true" table:show-details="true"/>
                <table:data-pilot-member table:name="1362265" table:display="true" table:show-details="true"/>
                <table:data-pilot-member table:name="1362471" table:display="true" table:show-details="true"/>
                <table:data-pilot-member table:name="1363804" table:display="true" table:show-details="true"/>
                <table:data-pilot-member table:name="1365264" table:display="true" table:show-details="true"/>
                <table:data-pilot-member table:name="1365624" table:display="true" table:show-details="true"/>
                <table:data-pilot-member table:name="1365721" table:display="true" table:show-details="true"/>
                <table:data-pilot-member table:name="1367113" table:display="true" table:show-details="true"/>
                <table:data-pilot-member table:name="1370680" table:display="true" table:show-details="true"/>
                <table:data-pilot-member table:name="1370919" table:display="true" table:show-details="true"/>
                <table:data-pilot-member table:name="1374080" table:display="true" table:show-details="true"/>
                <table:data-pilot-member table:name="1374560" table:display="true" table:show-details="true"/>
                <table:data-pilot-member table:name="1376374" table:display="true" table:show-details="true"/>
                <table:data-pilot-member table:name="1376748" table:display="true" table:show-details="true"/>
                <table:data-pilot-member table:name="1377001" table:display="true" table:show-details="true"/>
                <table:data-pilot-member table:name="1378074" table:display="true" table:show-details="true"/>
                <table:data-pilot-member table:name="1378221" table:display="true" table:show-details="true"/>
                <table:data-pilot-member table:name="1378858" table:display="true" table:show-details="true"/>
                <table:data-pilot-member table:name="1378943" table:display="true" table:show-details="true"/>
                <table:data-pilot-member table:name="1379098" table:display="true" table:show-details="true"/>
                <table:data-pilot-member table:name="1381128" table:display="true" table:show-details="true"/>
                <table:data-pilot-member table:name="1381478" table:display="true" table:show-details="true"/>
                <table:data-pilot-member table:name="1381488" table:display="true" table:show-details="true"/>
                <table:data-pilot-member table:name="1382010" table:display="true" table:show-details="true"/>
                <table:data-pilot-member table:name="1383286" table:display="true" table:show-details="true"/>
                <table:data-pilot-member table:name="1384020" table:display="true" table:show-details="true"/>
                <table:data-pilot-member table:name="1386918" table:display="true" table:show-details="true"/>
                <table:data-pilot-member table:name="1390144" table:display="true" table:show-details="true"/>
                <table:data-pilot-member table:name="1390463" table:display="true" table:show-details="true"/>
                <table:data-pilot-member table:name="1390479" table:display="true" table:show-details="true"/>
                <table:data-pilot-member table:name="1391973" table:display="true" table:show-details="true"/>
                <table:data-pilot-member table:name="1392174" table:display="true" table:show-details="true"/>
                <table:data-pilot-member table:name="1393524" table:display="true" table:show-details="true"/>
                <table:data-pilot-member table:name="1394594" table:display="true" table:show-details="true"/>
                <table:data-pilot-member table:name="1395017" table:display="true" table:show-details="true"/>
                <table:data-pilot-member table:name="1395029" table:display="true" table:show-details="true"/>
                <table:data-pilot-member table:name="1395896" table:display="true" table:show-details="true"/>
                <table:data-pilot-member table:name="1398374" table:display="true" table:show-details="true"/>
                <table:data-pilot-member table:name="1398505" table:display="true" table:show-details="true"/>
                <table:data-pilot-member table:name="1399146" table:display="true" table:show-details="true"/>
                <table:data-pilot-member table:name="1399439" table:display="true" table:show-details="true"/>
                <table:data-pilot-member table:name="1399814" table:display="true" table:show-details="true"/>
                <table:data-pilot-member table:name="1400836" table:display="true" table:show-details="true"/>
                <table:data-pilot-member table:name="1400900" table:display="true" table:show-details="true"/>
                <table:data-pilot-member table:name="1400970" table:display="true" table:show-details="true"/>
                <table:data-pilot-member table:name="1401635" table:display="true" table:show-details="true"/>
                <table:data-pilot-member table:name="1402197" table:display="true" table:show-details="true"/>
                <table:data-pilot-member table:name="1402354" table:display="true" table:show-details="true"/>
                <table:data-pilot-member table:name="1403115" table:display="true" table:show-details="true"/>
                <table:data-pilot-member table:name="1403661" table:display="true" table:show-details="true"/>
                <table:data-pilot-member table:name="1403710" table:display="true" table:show-details="true"/>
                <table:data-pilot-member table:name="1404546" table:display="true" table:show-details="true"/>
                <table:data-pilot-member table:name="1405304" table:display="true" table:show-details="true"/>
                <table:data-pilot-member table:name="1405500" table:display="true" table:show-details="true"/>
                <table:data-pilot-member table:name="1405891" table:display="true" table:show-details="true"/>
                <table:data-pilot-member table:name="1406126" table:display="true" table:show-details="true"/>
                <table:data-pilot-member table:name="1406411" table:display="true" table:show-details="true"/>
                <table:data-pilot-member table:name="1406696" table:display="true" table:show-details="true"/>
                <table:data-pilot-member table:name="1407055" table:display="true" table:show-details="true"/>
                <table:data-pilot-member table:name="1407878" table:display="true" table:show-details="true"/>
                <table:data-pilot-member table:name="1408092" table:display="true" table:show-details="true"/>
                <table:data-pilot-member table:name="1408152" table:display="true" table:show-details="true"/>
                <table:data-pilot-member table:name="1408474" table:display="true" table:show-details="true"/>
                <table:data-pilot-member table:name="1410864" table:display="true" table:show-details="true"/>
                <table:data-pilot-member table:name="1410928" table:display="true" table:show-details="true"/>
                <table:data-pilot-member table:name="1411151" table:display="true" table:show-details="true"/>
                <table:data-pilot-member table:name="1411795" table:display="true" table:show-details="true"/>
                <table:data-pilot-member table:name="1413448" table:display="true" table:show-details="true"/>
                <table:data-pilot-member table:name="1413819" table:display="true" table:show-details="true"/>
                <table:data-pilot-member table:name="1413957" table:display="true" table:show-details="true"/>
                <table:data-pilot-member table:name="1415458" table:display="true" table:show-details="true"/>
                <table:data-pilot-member table:name="1415668" table:display="true" table:show-details="true"/>
                <table:data-pilot-member table:name="1415834" table:display="true" table:show-details="true"/>
                <table:data-pilot-member table:name="1416211" table:display="true" table:show-details="true"/>
                <table:data-pilot-member table:name="1416460" table:display="true" table:show-details="true"/>
                <table:data-pilot-member table:name="1417108" table:display="true" table:show-details="true"/>
                <table:data-pilot-member table:name="1417394" table:display="true" table:show-details="true"/>
                <table:data-pilot-member table:name="1417596" table:display="true" table:show-details="true"/>
                <table:data-pilot-member table:name="1417675" table:display="true" table:show-details="true"/>
                <table:data-pilot-member table:name="1418008" table:display="true" table:show-details="true"/>
                <table:data-pilot-member table:name="1418056" table:display="true" table:show-details="true"/>
                <table:data-pilot-member table:name="1418136" table:display="true" table:show-details="true"/>
                <table:data-pilot-member table:name="1418637" table:display="true" table:show-details="true"/>
                <table:data-pilot-member table:name="1419544" table:display="true" table:show-details="true"/>
                <table:data-pilot-member table:name="1420394" table:display="true" table:show-details="true"/>
                <table:data-pilot-member table:name="1420409" table:display="true" table:show-details="true"/>
                <table:data-pilot-member table:name="1420676" table:display="true" table:show-details="true"/>
                <table:data-pilot-member table:name="1421053" table:display="true" table:show-details="true"/>
                <table:data-pilot-member table:name="1421179" table:display="true" table:show-details="true"/>
                <table:data-pilot-member table:name="1421362" table:display="true" table:show-details="true"/>
                <table:data-pilot-member table:name="1421604" table:display="true" table:show-details="true"/>
                <table:data-pilot-member table:name="1422646" table:display="true" table:show-details="true"/>
                <table:data-pilot-member table:name="1423121" table:display="true" table:show-details="true"/>
                <table:data-pilot-member table:name="1423177" table:display="true" table:show-details="true"/>
                <table:data-pilot-member table:name="1424160" table:display="true" table:show-details="true"/>
                <table:data-pilot-member table:name="1424165" table:display="true" table:show-details="true"/>
                <table:data-pilot-member table:name="1424285" table:display="true" table:show-details="true"/>
                <table:data-pilot-member table:name="1424985" table:display="true" table:show-details="true"/>
                <table:data-pilot-member table:name="1425185" table:display="true" table:show-details="true"/>
                <table:data-pilot-member table:name="1426013" table:display="true" table:show-details="true"/>
                <table:data-pilot-member table:name="1426565" table:display="true" table:show-details="true"/>
                <table:data-pilot-member table:name="1427060" table:display="true" table:show-details="true"/>
                <table:data-pilot-member table:name="1427261" table:display="true" table:show-details="true"/>
                <table:data-pilot-member table:name="1427290" table:display="true" table:show-details="true"/>
                <table:data-pilot-member table:name="1428243" table:display="true" table:show-details="true"/>
                <table:data-pilot-member table:name="1428442" table:display="true" table:show-details="true"/>
                <table:data-pilot-member table:name="1428873" table:display="true" table:show-details="true"/>
                <table:data-pilot-member table:name="1428948" table:display="true" table:show-details="true"/>
                <table:data-pilot-member table:name="1430090" table:display="true" table:show-details="true"/>
                <table:data-pilot-member table:name="1431809" table:display="true" table:show-details="true"/>
                <table:data-pilot-member table:name="1431932" table:display="true" table:show-details="true"/>
                <table:data-pilot-member table:name="1432324" table:display="true" table:show-details="true"/>
                <table:data-pilot-member table:name="1432364" table:display="true" table:show-details="true"/>
                <table:data-pilot-member table:name="1433161" table:display="true" table:show-details="true"/>
                <table:data-pilot-member table:name="1433819" table:display="true" table:show-details="true"/>
                <table:data-pilot-member table:name="1434310" table:display="true" table:show-details="true"/>
                <table:data-pilot-member table:name="1434525" table:display="true" table:show-details="true"/>
                <table:data-pilot-member table:name="1434734" table:display="true" table:show-details="true"/>
                <table:data-pilot-member table:name="1435177" table:display="true" table:show-details="true"/>
                <table:data-pilot-member table:name="1435189" table:display="true" table:show-details="true"/>
                <table:data-pilot-member table:name="1436775" table:display="true" table:show-details="true"/>
                <table:data-pilot-member table:name="1437775" table:display="true" table:show-details="true"/>
                <table:data-pilot-member table:name="1438212" table:display="true" table:show-details="true"/>
                <table:data-pilot-member table:name="1438865" table:display="true" table:show-details="true"/>
                <table:data-pilot-member table:name="1439753" table:display="true" table:show-details="true"/>
                <table:data-pilot-member table:name="1439989" table:display="true" table:show-details="true"/>
                <table:data-pilot-member table:name="1440662" table:display="true" table:show-details="true"/>
                <table:data-pilot-member table:name="1441693" table:display="true" table:show-details="true"/>
                <table:data-pilot-member table:name="1442789" table:display="true" table:show-details="true"/>
                <table:data-pilot-member table:name="1443440" table:display="true" table:show-details="true"/>
                <table:data-pilot-member table:name="1443994" table:display="true" table:show-details="true"/>
                <table:data-pilot-member table:name="1444171" table:display="true" table:show-details="true"/>
                <table:data-pilot-member table:name="1444241" table:display="true" table:show-details="true"/>
                <table:data-pilot-member table:name="1444287" table:display="true" table:show-details="true"/>
                <table:data-pilot-member table:name="1444559" table:display="true" table:show-details="true"/>
                <table:data-pilot-member table:name="1444756" table:display="true" table:show-details="true"/>
                <table:data-pilot-member table:name="1446262" table:display="true" table:show-details="true"/>
                <table:data-pilot-member table:name="1446326" table:display="true" table:show-details="true"/>
                <table:data-pilot-member table:name="1446361" table:display="true" table:show-details="true"/>
                <table:data-pilot-member table:name="1446767" table:display="true" table:show-details="true"/>
                <table:data-pilot-member table:name="1447182" table:display="true" table:show-details="true"/>
                <table:data-pilot-member table:name="1447421" table:display="true" table:show-details="true"/>
                <table:data-pilot-member table:name="1447616" table:display="true" table:show-details="true"/>
                <table:data-pilot-member table:name="1447899" table:display="true" table:show-details="true"/>
                <table:data-pilot-member table:name="1448008" table:display="true" table:show-details="true"/>
                <table:data-pilot-member table:name="1448162" table:display="true" table:show-details="true"/>
                <table:data-pilot-member table:name="1448176" table:display="true" table:show-details="true"/>
                <table:data-pilot-member table:name="1448338" table:display="true" table:show-details="true"/>
                <table:data-pilot-member table:name="1448597" table:display="true" table:show-details="true"/>
                <table:data-pilot-member table:name="1448606" table:display="true" table:show-details="true"/>
                <table:data-pilot-member table:name="1449586" table:display="true" table:show-details="true"/>
                <table:data-pilot-member table:name="1449652" table:display="true" table:show-details="true"/>
                <table:data-pilot-member table:name="1449792" table:display="true" table:show-details="true"/>
                <table:data-pilot-member table:name="1450891" table:display="true" table:show-details="true"/>
                <table:data-pilot-member table:name="1451676" table:display="true" table:show-details="true"/>
                <table:data-pilot-member table:name="1451864" table:display="true" table:show-details="true"/>
                <table:data-pilot-member table:name="1452498" table:display="true" table:show-details="true"/>
                <table:data-pilot-member table:name="1452818" table:display="true" table:show-details="true"/>
                <table:data-pilot-member table:name="1454080" table:display="true" table:show-details="true"/>
                <table:data-pilot-member table:name="1454138" table:display="true" table:show-details="true"/>
                <table:data-pilot-member table:name="1455045" table:display="true" table:show-details="true"/>
                <table:data-pilot-member table:name="1455839" table:display="true" table:show-details="true"/>
                <table:data-pilot-member table:name="1456944" table:display="true" table:show-details="true"/>
                <table:data-pilot-member table:name="1458191" table:display="true" table:show-details="true"/>
                <table:data-pilot-member table:name="1459250" table:display="true" table:show-details="true"/>
                <table:data-pilot-member table:name="1460242" table:display="true" table:show-details="true"/>
                <table:data-pilot-member table:name="1460318" table:display="true" table:show-details="true"/>
                <table:data-pilot-member table:name="1462403" table:display="true" table:show-details="true"/>
                <table:data-pilot-member table:name="1462429" table:display="true" table:show-details="true"/>
                <table:data-pilot-member table:name="1463074" table:display="true" table:show-details="true"/>
                <table:data-pilot-member table:name="1463639" table:display="true" table:show-details="true"/>
                <table:data-pilot-member table:name="1463795" table:display="true" table:show-details="true"/>
                <table:data-pilot-member table:name="1465001" table:display="true" table:show-details="true"/>
                <table:data-pilot-member table:name="1465096" table:display="true" table:show-details="true"/>
                <table:data-pilot-member table:name="1466708" table:display="true" table:show-details="true"/>
                <table:data-pilot-member table:name="1466943" table:display="true" table:show-details="true"/>
                <table:data-pilot-member table:name="1468279" table:display="true" table:show-details="true"/>
                <table:data-pilot-member table:name="1468514" table:display="true" table:show-details="true"/>
                <table:data-pilot-member table:name="1469563" table:display="true" table:show-details="true"/>
                <table:data-pilot-member table:name="1469795" table:display="true" table:show-details="true"/>
                <table:data-pilot-member table:name="1470069" table:display="true" table:show-details="true"/>
                <table:data-pilot-member table:name="1471102" table:display="true" table:show-details="true"/>
                <table:data-pilot-member table:name="1471125" table:display="true" table:show-details="true"/>
                <table:data-pilot-member table:name="1472427" table:display="true" table:show-details="true"/>
                <table:data-pilot-member table:name="1473319" table:display="true" table:show-details="true"/>
                <table:data-pilot-member table:name="1473483" table:display="true" table:show-details="true"/>
                <table:data-pilot-member table:name="1473860" table:display="true" table:show-details="true"/>
                <table:data-pilot-member table:name="1474827" table:display="true" table:show-details="true"/>
                <table:data-pilot-member table:name="1475941" table:display="true" table:show-details="true"/>
                <table:data-pilot-member table:name="1477763" table:display="true" table:show-details="true"/>
                <table:data-pilot-member table:name="1479200" table:display="true" table:show-details="true"/>
                <table:data-pilot-member table:name="1483201" table:display="true" table:show-details="true"/>
                <table:data-pilot-member table:name="1483306" table:display="true" table:show-details="true"/>
                <table:data-pilot-member table:name="1484124" table:display="true" table:show-details="true"/>
                <table:data-pilot-member table:name="1485427" table:display="true" table:show-details="true"/>
                <table:data-pilot-member table:name="1487506" table:display="true" table:show-details="true"/>
                <table:data-pilot-member table:name="1487846" table:display="true" table:show-details="true"/>
                <table:data-pilot-member table:name="1487960" table:display="true" table:show-details="true"/>
                <table:data-pilot-member table:name="1488003" table:display="true" table:show-details="true"/>
                <table:data-pilot-member table:name="1488679" table:display="true" table:show-details="true"/>
                <table:data-pilot-member table:name="1489352" table:display="true" table:show-details="true"/>
                <table:data-pilot-member table:name="1489660" table:display="true" table:show-details="true"/>
                <table:data-pilot-member table:name="1490749" table:display="true" table:show-details="true"/>
                <table:data-pilot-member table:name="1492553" table:display="true" table:show-details="true"/>
                <table:data-pilot-member table:name="1493329" table:display="true" table:show-details="true"/>
                <table:data-pilot-member table:name="1493430" table:display="true" table:show-details="true"/>
                <table:data-pilot-member table:name="1493678" table:display="true" table:show-details="true"/>
                <table:data-pilot-member table:name="1494290" table:display="true" table:show-details="true"/>
                <table:data-pilot-member table:name="1494782" table:display="true" table:show-details="true"/>
                <table:data-pilot-member table:name="1494838" table:display="true" table:show-details="true"/>
                <table:data-pilot-member table:name="1494895" table:display="true" table:show-details="true"/>
                <table:data-pilot-member table:name="1495085" table:display="true" table:show-details="true"/>
                <table:data-pilot-member table:name="1496328" table:display="true" table:show-details="true"/>
                <table:data-pilot-member table:name="1498155" table:display="true" table:show-details="true"/>
                <table:data-pilot-member table:name="1500409" table:display="true" table:show-details="true"/>
                <table:data-pilot-member table:name="1503805" table:display="true" table:show-details="true"/>
                <table:data-pilot-member table:name="1505506" table:display="true" table:show-details="true"/>
                <table:data-pilot-member table:name="1505926" table:display="true" table:show-details="true"/>
                <table:data-pilot-member table:name="1506432" table:display="true" table:show-details="true"/>
                <table:data-pilot-member table:name="1510626" table:display="true" table:show-details="true"/>
                <table:data-pilot-member table:name="1513661" table:display="true" table:show-details="true"/>
                <table:data-pilot-member table:name="1514269" table:display="true" table:show-details="true"/>
                <table:data-pilot-member table:name="1516009" table:display="true" table:show-details="true"/>
                <table:data-pilot-member table:name="1517506" table:display="true" table:show-details="true"/>
                <table:data-pilot-member table:name="1517637" table:display="true" table:show-details="true"/>
                <table:data-pilot-member table:name="1517772" table:display="true" table:show-details="true"/>
                <table:data-pilot-member table:name="1519429" table:display="true" table:show-details="true"/>
                <table:data-pilot-member table:name="1522319" table:display="true" table:show-details="true"/>
                <table:data-pilot-member table:name="1523079" table:display="true" table:show-details="true"/>
                <table:data-pilot-member table:name="1523927" table:display="true" table:show-details="true"/>
                <table:data-pilot-member table:name="1525666" table:display="true" table:show-details="true"/>
                <table:data-pilot-member table:name="1531346" table:display="true" table:show-details="true"/>
                <table:data-pilot-member table:name="1532252" table:display="true" table:show-details="true"/>
                <table:data-pilot-member table:name="1535522" table:display="true" table:show-details="true"/>
                <table:data-pilot-member table:name="1537038" table:display="true" table:show-details="true"/>
                <table:data-pilot-member table:name="1541280" table:display="true" table:show-details="true"/>
                <table:data-pilot-member table:name="1546998" table:display="true" table:show-details="true"/>
                <table:data-pilot-member table:name="1550012" table:display="true" table:show-details="true"/>
                <table:data-pilot-member table:name="1550053" table:display="true" table:show-details="true"/>
                <table:data-pilot-member table:name="1551095" table:display="true" table:show-details="true"/>
                <table:data-pilot-member table:name="1557114" table:display="true" table:show-details="true"/>
                <table:data-pilot-member table:name="1574542" table:display="true" table:show-details="true"/>
                <table:data-pilot-member table:name="1579282" table:display="true" table:show-details="true"/>
                <table:data-pilot-member table:name="1581504" table:display="true" table:show-details="true"/>
                <table:data-pilot-member table:name="1596373" table:display="true" table:show-details="true"/>
                <table:data-pilot-member table:name="1604186" table:display="true" table:show-details="true"/>
                <table:data-pilot-member table:name="1611324" table:display="true" table:show-details="true"/>
                <table:data-pilot-member table:name="1614910" table:display="true" table:show-details="true"/>
                <table:data-pilot-member table:name="1621889" table:display="true" table:show-details="true"/>
                <table:data-pilot-member table:name="1624625" table:display="true" table:show-details="true"/>
                <table:data-pilot-member table:name="1627486" table:display="true" table:show-details="true"/>
                <table:data-pilot-member table:name="1630716" table:display="true" table:show-details="true"/>
                <table:data-pilot-member table:name="1637176" table:display="true" table:show-details="true"/>
                <table:data-pilot-member table:name="1643562" table:display="true" table:show-details="true"/>
                <table:data-pilot-member table:name="1656699" table:display="true" table:show-details="true"/>
                <table:data-pilot-member table:name="1679574" table:display="true" table:show-details="true"/>
                <table:data-pilot-member table:name="1681570" table:display="true" table:show-details="true"/>
                <table:data-pilot-member table:name="1725445" table:display="true" table:show-details="true"/>
                <table:data-pilot-member table:name="1729259" table:display="true" table:show-details="true"/>
                <table:data-pilot-member table:name="1763076" table:display="true" table:show-details="true"/>
                <table:data-pilot-member table:name="1799331" table:display="true" table:show-details="true"/>
                <table:data-pilot-member table:name="1999230" table:display="true" table:show-details="true"/>
                <table:data-pilot-member table:name="2638593" table:display="true" table:show-details="true"/>
                <table:data-pilot-member table:name="2658264" table:display="true" table:show-details="true"/>
                <table:data-pilot-member table:name="2702599" table:display="true" table:show-details="true"/>
                <table:data-pilot-member table:name="2712549" table:display="true" table:show-details="true"/>
                <table:data-pilot-member table:name="2726413" table:display="true" table:show-details="true"/>
                <table:data-pilot-member table:name="2729688" table:display="true" table:show-details="true"/>
                <table:data-pilot-member table:name="2738581" table:display="true" table:show-details="true"/>
                <table:data-pilot-member table:name="2738695" table:display="true" table:show-details="true"/>
                <table:data-pilot-member table:name="2738699" table:display="true" table:show-details="true"/>
                <table:data-pilot-member table:name="2743254" table:display="true" table:show-details="true"/>
                <table:data-pilot-member table:name="2751787" table:display="true" table:show-details="true"/>
                <table:data-pilot-member table:name="2761201" table:display="true" table:show-details="true"/>
                <table:data-pilot-member table:name="2773439" table:display="true" table:show-details="true"/>
                <table:data-pilot-member table:name="2785226" table:display="true" table:show-details="true"/>
                <table:data-pilot-member table:name="2792551" table:display="true" table:show-details="true"/>
                <table:data-pilot-member table:name="2806001" table:display="true" table:show-details="true"/>
                <table:data-pilot-member table:name="2808357" table:display="true" table:show-details="true"/>
                <table:data-pilot-member table:name="2810067" table:display="true" table:show-details="true"/>
                <table:data-pilot-member table:name="2814101" table:display="true" table:show-details="true"/>
                <table:data-pilot-member table:name="2846944" table:display="true" table:show-details="true"/>
                <table:data-pilot-member table:name="2859567" table:display="true" table:show-details="true"/>
                <table:data-pilot-member table:name="2870663" table:display="true" table:show-details="true"/>
                <table:data-pilot-member table:name="2897311" table:display="true" table:show-details="true"/>
                <table:data-pilot-member table:name="2900552" table:display="true" table:show-details="true"/>
                <table:data-pilot-member table:name="2903173" table:display="true" table:show-details="true"/>
                <table:data-pilot-member table:name="2928403" table:display="true" table:show-details="true"/>
                <table:data-pilot-member table:name="2930365" table:display="true" table:show-details="true"/>
                <table:data-pilot-member table:name="2932778" table:display="true" table:show-details="true"/>
                <table:data-pilot-member table:name="2939674" table:display="true" table:show-details="true"/>
                <table:data-pilot-member table:name="2966079" table:display="true" table:show-details="true"/>
                <table:data-pilot-member table:name="rpsM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Max" table:orientation="data" table:used-hierarchy="0" table:function="average">
            <table:data-pilot-level table:show-empty="false" calcext:repeat-item-labels="false">
              <table:data-pilot-members>
                <table:data-pilot-member table:name="386674" table:display="true" table:show-details="true"/>
                <table:data-pilot-member table:name="407449" table:display="true" table:show-details="true"/>
                <table:data-pilot-member table:name="423375" table:display="true" table:show-details="true"/>
                <table:data-pilot-member table:name="429981" table:display="true" table:show-details="true"/>
                <table:data-pilot-member table:name="443379" table:display="true" table:show-details="true"/>
                <table:data-pilot-member table:name="443725" table:display="true" table:show-details="true"/>
                <table:data-pilot-member table:name="445184" table:display="true" table:show-details="true"/>
                <table:data-pilot-member table:name="445645" table:display="true" table:show-details="true"/>
                <table:data-pilot-member table:name="447093" table:display="true" table:show-details="true"/>
                <table:data-pilot-member table:name="447566" table:display="true" table:show-details="true"/>
                <table:data-pilot-member table:name="448173" table:display="true" table:show-details="true"/>
                <table:data-pilot-member table:name="448907" table:display="true" table:show-details="true"/>
                <table:data-pilot-member table:name="449217" table:display="true" table:show-details="true"/>
                <table:data-pilot-member table:name="449822" table:display="true" table:show-details="true"/>
                <table:data-pilot-member table:name="451363" table:display="true" table:show-details="true"/>
                <table:data-pilot-member table:name="451565" table:display="true" table:show-details="true"/>
                <table:data-pilot-member table:name="451876" table:display="true" table:show-details="true"/>
                <table:data-pilot-member table:name="454784" table:display="true" table:show-details="true"/>
                <table:data-pilot-member table:name="454879" table:display="true" table:show-details="true"/>
                <table:data-pilot-member table:name="456207" table:display="true" table:show-details="true"/>
                <table:data-pilot-member table:name="456797" table:display="true" table:show-details="true"/>
                <table:data-pilot-member table:name="457177" table:display="true" table:show-details="true"/>
                <table:data-pilot-member table:name="459998" table:display="true" table:show-details="true"/>
                <table:data-pilot-member table:name="462724" table:display="true" table:show-details="true"/>
                <table:data-pilot-member table:name="465600" table:display="true" table:show-details="true"/>
                <table:data-pilot-member table:name="466004" table:display="true" table:show-details="true"/>
                <table:data-pilot-member table:name="466787" table:display="true" table:show-details="true"/>
                <table:data-pilot-member table:name="468195" table:display="true" table:show-details="true"/>
                <table:data-pilot-member table:name="468914" table:display="true" table:show-details="true"/>
                <table:data-pilot-member table:name="471230" table:display="true" table:show-details="true"/>
                <table:data-pilot-member table:name="471247" table:display="true" table:show-details="true"/>
                <table:data-pilot-member table:name="472118" table:display="true" table:show-details="true"/>
                <table:data-pilot-member table:name="472767" table:display="true" table:show-details="true"/>
                <table:data-pilot-member table:name="472874" table:display="true" table:show-details="true"/>
                <table:data-pilot-member table:name="472939" table:display="true" table:show-details="true"/>
                <table:data-pilot-member table:name="473471" table:display="true" table:show-details="true"/>
                <table:data-pilot-member table:name="475491" table:display="true" table:show-details="true"/>
                <table:data-pilot-member table:name="475724" table:display="true" table:show-details="true"/>
                <table:data-pilot-member table:name="475876" table:display="true" table:show-details="true"/>
                <table:data-pilot-member table:name="476299" table:display="true" table:show-details="true"/>
                <table:data-pilot-member table:name="478227" table:display="true" table:show-details="true"/>
                <table:data-pilot-member table:name="478517" table:display="true" table:show-details="true"/>
                <table:data-pilot-member table:name="478979" table:display="true" table:show-details="true"/>
                <table:data-pilot-member table:name="479083" table:display="true" table:show-details="true"/>
                <table:data-pilot-member table:name="479839" table:display="true" table:show-details="true"/>
                <table:data-pilot-member table:name="480583" table:display="true" table:show-details="true"/>
                <table:data-pilot-member table:name="481448" table:display="true" table:show-details="true"/>
                <table:data-pilot-member table:name="482560" table:display="true" table:show-details="true"/>
                <table:data-pilot-member table:name="483028" table:display="true" table:show-details="true"/>
                <table:data-pilot-member table:name="483099" table:display="true" table:show-details="true"/>
                <table:data-pilot-member table:name="483337" table:display="true" table:show-details="true"/>
                <table:data-pilot-member table:name="484935" table:display="true" table:show-details="true"/>
                <table:data-pilot-member table:name="485010" table:display="true" table:show-details="true"/>
                <table:data-pilot-member table:name="485428" table:display="true" table:show-details="true"/>
                <table:data-pilot-member table:name="485612" table:display="true" table:show-details="true"/>
                <table:data-pilot-member table:name="486104" table:display="true" table:show-details="true"/>
                <table:data-pilot-member table:name="486123" table:display="true" table:show-details="true"/>
                <table:data-pilot-member table:name="486238" table:display="true" table:show-details="true"/>
                <table:data-pilot-member table:name="486844" table:display="true" table:show-details="true"/>
                <table:data-pilot-member table:name="486858" table:display="true" table:show-details="true"/>
                <table:data-pilot-member table:name="487433" table:display="true" table:show-details="true"/>
                <table:data-pilot-member table:name="487512" table:display="true" table:show-details="true"/>
                <table:data-pilot-member table:name="487756" table:display="true" table:show-details="true"/>
                <table:data-pilot-member table:name="488224" table:display="true" table:show-details="true"/>
                <table:data-pilot-member table:name="488570" table:display="true" table:show-details="true"/>
                <table:data-pilot-member table:name="488873" table:display="true" table:show-details="true"/>
                <table:data-pilot-member table:name="489209" table:display="true" table:show-details="true"/>
                <table:data-pilot-member table:name="489342" table:display="true" table:show-details="true"/>
                <table:data-pilot-member table:name="489815" table:display="true" table:show-details="true"/>
                <table:data-pilot-member table:name="489849" table:display="true" table:show-details="true"/>
                <table:data-pilot-member table:name="489858" table:display="true" table:show-details="true"/>
                <table:data-pilot-member table:name="490107" table:display="true" table:show-details="true"/>
                <table:data-pilot-member table:name="490557" table:display="true" table:show-details="true"/>
                <table:data-pilot-member table:name="490737" table:display="true" table:show-details="true"/>
                <table:data-pilot-member table:name="490810" table:display="true" table:show-details="true"/>
                <table:data-pilot-member table:name="490923" table:display="true" table:show-details="true"/>
                <table:data-pilot-member table:name="491428" table:display="true" table:show-details="true"/>
                <table:data-pilot-member table:name="491509" table:display="true" table:show-details="true"/>
                <table:data-pilot-member table:name="491864" table:display="true" table:show-details="true"/>
                <table:data-pilot-member table:name="492053" table:display="true" table:show-details="true"/>
                <table:data-pilot-member table:name="492346" table:display="true" table:show-details="true"/>
                <table:data-pilot-member table:name="492377" table:display="true" table:show-details="true"/>
                <table:data-pilot-member table:name="492410" table:display="true" table:show-details="true"/>
                <table:data-pilot-member table:name="492437" table:display="true" table:show-details="true"/>
                <table:data-pilot-member table:name="492702" table:display="true" table:show-details="true"/>
                <table:data-pilot-member table:name="492862" table:display="true" table:show-details="true"/>
                <table:data-pilot-member table:name="492870" table:display="true" table:show-details="true"/>
                <table:data-pilot-member table:name="493040" table:display="true" table:show-details="true"/>
                <table:data-pilot-member table:name="493288" table:display="true" table:show-details="true"/>
                <table:data-pilot-member table:name="494150" table:display="true" table:show-details="true"/>
                <table:data-pilot-member table:name="494202" table:display="true" table:show-details="true"/>
                <table:data-pilot-member table:name="494281" table:display="true" table:show-details="true"/>
                <table:data-pilot-member table:name="494830" table:display="true" table:show-details="true"/>
                <table:data-pilot-member table:name="494868" table:display="true" table:show-details="true"/>
                <table:data-pilot-member table:name="494913" table:display="true" table:show-details="true"/>
                <table:data-pilot-member table:name="495033" table:display="true" table:show-details="true"/>
                <table:data-pilot-member table:name="495338" table:display="true" table:show-details="true"/>
                <table:data-pilot-member table:name="495710" table:display="true" table:show-details="true"/>
                <table:data-pilot-member table:name="496193" table:display="true" table:show-details="true"/>
                <table:data-pilot-member table:name="496202" table:display="true" table:show-details="true"/>
                <table:data-pilot-member table:name="496235" table:display="true" table:show-details="true"/>
                <table:data-pilot-member table:name="496598" table:display="true" table:show-details="true"/>
                <table:data-pilot-member table:name="497111" table:display="true" table:show-details="true"/>
                <table:data-pilot-member table:name="497427" table:display="true" table:show-details="true"/>
                <table:data-pilot-member table:name="497649" table:display="true" table:show-details="true"/>
                <table:data-pilot-member table:name="497940" table:display="true" table:show-details="true"/>
                <table:data-pilot-member table:name="498490" table:display="true" table:show-details="true"/>
                <table:data-pilot-member table:name="499490" table:display="true" table:show-details="true"/>
                <table:data-pilot-member table:name="499919" table:display="true" table:show-details="true"/>
                <table:data-pilot-member table:name="500148" table:display="true" table:show-details="true"/>
                <table:data-pilot-member table:name="500318" table:display="true" table:show-details="true"/>
                <table:data-pilot-member table:name="500401" table:display="true" table:show-details="true"/>
                <table:data-pilot-member table:name="501108" table:display="true" table:show-details="true"/>
                <table:data-pilot-member table:name="501292" table:display="true" table:show-details="true"/>
                <table:data-pilot-member table:name="501355" table:display="true" table:show-details="true"/>
                <table:data-pilot-member table:name="501413" table:display="true" table:show-details="true"/>
                <table:data-pilot-member table:name="501424" table:display="true" table:show-details="true"/>
                <table:data-pilot-member table:name="501504" table:display="true" table:show-details="true"/>
                <table:data-pilot-member table:name="502048" table:display="true" table:show-details="true"/>
                <table:data-pilot-member table:name="502056" table:display="true" table:show-details="true"/>
                <table:data-pilot-member table:name="502653" table:display="true" table:show-details="true"/>
                <table:data-pilot-member table:name="502673" table:display="true" table:show-details="true"/>
                <table:data-pilot-member table:name="502831" table:display="true" table:show-details="true"/>
                <table:data-pilot-member table:name="503922" table:display="true" table:show-details="true"/>
                <table:data-pilot-member table:name="504492" table:display="true" table:show-details="true"/>
                <table:data-pilot-member table:name="504931" table:display="true" table:show-details="true"/>
                <table:data-pilot-member table:name="505064" table:display="true" table:show-details="true"/>
                <table:data-pilot-member table:name="505399" table:display="true" table:show-details="true"/>
                <table:data-pilot-member table:name="505420" table:display="true" table:show-details="true"/>
                <table:data-pilot-member table:name="506313" table:display="true" table:show-details="true"/>
                <table:data-pilot-member table:name="506725" table:display="true" table:show-details="true"/>
                <table:data-pilot-member table:name="507068" table:display="true" table:show-details="true"/>
                <table:data-pilot-member table:name="507361" table:display="true" table:show-details="true"/>
                <table:data-pilot-member table:name="507405" table:display="true" table:show-details="true"/>
                <table:data-pilot-member table:name="507561" table:display="true" table:show-details="true"/>
                <table:data-pilot-member table:name="507645" table:display="true" table:show-details="true"/>
                <table:data-pilot-member table:name="508099" table:display="true" table:show-details="true"/>
                <table:data-pilot-member table:name="508110" table:display="true" table:show-details="true"/>
                <table:data-pilot-member table:name="508126" table:display="true" table:show-details="true"/>
                <table:data-pilot-member table:name="508179" table:display="true" table:show-details="true"/>
                <table:data-pilot-member table:name="508192" table:display="true" table:show-details="true"/>
                <table:data-pilot-member table:name="508300" table:display="true" table:show-details="true"/>
                <table:data-pilot-member table:name="508400" table:display="true" table:show-details="true"/>
                <table:data-pilot-member table:name="509310" table:display="true" table:show-details="true"/>
                <table:data-pilot-member table:name="511471" table:display="true" table:show-details="true"/>
                <table:data-pilot-member table:name="511611" table:display="true" table:show-details="true"/>
                <table:data-pilot-member table:name="511984" table:display="true" table:show-details="true"/>
                <table:data-pilot-member table:name="512657" table:display="true" table:show-details="true"/>
                <table:data-pilot-member table:name="513673" table:display="true" table:show-details="true"/>
                <table:data-pilot-member table:name="513690" table:display="true" table:show-details="true"/>
                <table:data-pilot-member table:name="513748" table:display="true" table:show-details="true"/>
                <table:data-pilot-member table:name="513774" table:display="true" table:show-details="true"/>
                <table:data-pilot-member table:name="514109" table:display="true" table:show-details="true"/>
                <table:data-pilot-member table:name="514718" table:display="true" table:show-details="true"/>
                <table:data-pilot-member table:name="514922" table:display="true" table:show-details="true"/>
                <table:data-pilot-member table:name="515996" table:display="true" table:show-details="true"/>
                <table:data-pilot-member table:name="516569" table:display="true" table:show-details="true"/>
                <table:data-pilot-member table:name="516737" table:display="true" table:show-details="true"/>
                <table:data-pilot-member table:name="516863" table:display="true" table:show-details="true"/>
                <table:data-pilot-member table:name="516929" table:display="true" table:show-details="true"/>
                <table:data-pilot-member table:name="517019" table:display="true" table:show-details="true"/>
                <table:data-pilot-member table:name="517031" table:display="true" table:show-details="true"/>
                <table:data-pilot-member table:name="517621" table:display="true" table:show-details="true"/>
                <table:data-pilot-member table:name="517634" table:display="true" table:show-details="true"/>
                <table:data-pilot-member table:name="517810" table:display="true" table:show-details="true"/>
                <table:data-pilot-member table:name="517880" table:display="true" table:show-details="true"/>
                <table:data-pilot-member table:name="517985" table:display="true" table:show-details="true"/>
                <table:data-pilot-member table:name="518063" table:display="true" table:show-details="true"/>
                <table:data-pilot-member table:name="518224" table:display="true" table:show-details="true"/>
                <table:data-pilot-member table:name="518372" table:display="true" table:show-details="true"/>
                <table:data-pilot-member table:name="518495" table:display="true" table:show-details="true"/>
                <table:data-pilot-member table:name="518744" table:display="true" table:show-details="true"/>
                <table:data-pilot-member table:name="518888" table:display="true" table:show-details="true"/>
                <table:data-pilot-member table:name="519060" table:display="true" table:show-details="true"/>
                <table:data-pilot-member table:name="519145" table:display="true" table:show-details="true"/>
                <table:data-pilot-member table:name="519572" table:display="true" table:show-details="true"/>
                <table:data-pilot-member table:name="519699" table:display="true" table:show-details="true"/>
                <table:data-pilot-member table:name="519778" table:display="true" table:show-details="true"/>
                <table:data-pilot-member table:name="520434" table:display="true" table:show-details="true"/>
                <table:data-pilot-member table:name="520588" table:display="true" table:show-details="true"/>
                <table:data-pilot-member table:name="520619" table:display="true" table:show-details="true"/>
                <table:data-pilot-member table:name="520802" table:display="true" table:show-details="true"/>
                <table:data-pilot-member table:name="521574" table:display="true" table:show-details="true"/>
                <table:data-pilot-member table:name="521700" table:display="true" table:show-details="true"/>
                <table:data-pilot-member table:name="521714" table:display="true" table:show-details="true"/>
                <table:data-pilot-member table:name="521991" table:display="true" table:show-details="true"/>
                <table:data-pilot-member table:name="522463" table:display="true" table:show-details="true"/>
                <table:data-pilot-member table:name="522777" table:display="true" table:show-details="true"/>
                <table:data-pilot-member table:name="522911" table:display="true" table:show-details="true"/>
                <table:data-pilot-member table:name="523039" table:display="true" table:show-details="true"/>
                <table:data-pilot-member table:name="523399" table:display="true" table:show-details="true"/>
                <table:data-pilot-member table:name="523641" table:display="true" table:show-details="true"/>
                <table:data-pilot-member table:name="523690" table:display="true" table:show-details="true"/>
                <table:data-pilot-member table:name="523788" table:display="true" table:show-details="true"/>
                <table:data-pilot-member table:name="524105" table:display="true" table:show-details="true"/>
                <table:data-pilot-member table:name="525287" table:display="true" table:show-details="true"/>
                <table:data-pilot-member table:name="525712" table:display="true" table:show-details="true"/>
                <table:data-pilot-member table:name="525945" table:display="true" table:show-details="true"/>
                <table:data-pilot-member table:name="525946" table:display="true" table:show-details="true"/>
                <table:data-pilot-member table:name="526178" table:display="true" table:show-details="true"/>
                <table:data-pilot-member table:name="526322" table:display="true" table:show-details="true"/>
                <table:data-pilot-member table:name="526460" table:display="true" table:show-details="true"/>
                <table:data-pilot-member table:name="526500" table:display="true" table:show-details="true"/>
                <table:data-pilot-member table:name="527200" table:display="true" table:show-details="true"/>
                <table:data-pilot-member table:name="527314" table:display="true" table:show-details="true"/>
                <table:data-pilot-member table:name="527384" table:display="true" table:show-details="true"/>
                <table:data-pilot-member table:name="527538" table:display="true" table:show-details="true"/>
                <table:data-pilot-member table:name="527574" table:display="true" table:show-details="true"/>
                <table:data-pilot-member table:name="528102" table:display="true" table:show-details="true"/>
                <table:data-pilot-member table:name="528129" table:display="true" table:show-details="true"/>
                <table:data-pilot-member table:name="528923" table:display="true" table:show-details="true"/>
                <table:data-pilot-member table:name="529000" table:display="true" table:show-details="true"/>
                <table:data-pilot-member table:name="529286" table:display="true" table:show-details="true"/>
                <table:data-pilot-member table:name="529599" table:display="true" table:show-details="true"/>
                <table:data-pilot-member table:name="529760" table:display="true" table:show-details="true"/>
                <table:data-pilot-member table:name="529949" table:display="true" table:show-details="true"/>
                <table:data-pilot-member table:name="529957" table:display="true" table:show-details="true"/>
                <table:data-pilot-member table:name="530005" table:display="true" table:show-details="true"/>
                <table:data-pilot-member table:name="530675" table:display="true" table:show-details="true"/>
                <table:data-pilot-member table:name="531146" table:display="true" table:show-details="true"/>
                <table:data-pilot-member table:name="531304" table:display="true" table:show-details="true"/>
                <table:data-pilot-member table:name="531636" table:display="true" table:show-details="true"/>
                <table:data-pilot-member table:name="531989" table:display="true" table:show-details="true"/>
                <table:data-pilot-member table:name="532125" table:display="true" table:show-details="true"/>
                <table:data-pilot-member table:name="532259" table:display="true" table:show-details="true"/>
                <table:data-pilot-member table:name="532276" table:display="true" table:show-details="true"/>
                <table:data-pilot-member table:name="532305" table:display="true" table:show-details="true"/>
                <table:data-pilot-member table:name="532657" table:display="true" table:show-details="true"/>
                <table:data-pilot-member table:name="533376" table:display="true" table:show-details="true"/>
                <table:data-pilot-member table:name="533534" table:display="true" table:show-details="true"/>
                <table:data-pilot-member table:name="533750" table:display="true" table:show-details="true"/>
                <table:data-pilot-member table:name="533951" table:display="true" table:show-details="true"/>
                <table:data-pilot-member table:name="534227" table:display="true" table:show-details="true"/>
                <table:data-pilot-member table:name="534332" table:display="true" table:show-details="true"/>
                <table:data-pilot-member table:name="534587" table:display="true" table:show-details="true"/>
                <table:data-pilot-member table:name="534621" table:display="true" table:show-details="true"/>
                <table:data-pilot-member table:name="535186" table:display="true" table:show-details="true"/>
                <table:data-pilot-member table:name="535214" table:display="true" table:show-details="true"/>
                <table:data-pilot-member table:name="535777" table:display="true" table:show-details="true"/>
                <table:data-pilot-member table:name="535952" table:display="true" table:show-details="true"/>
                <table:data-pilot-member table:name="536381" table:display="true" table:show-details="true"/>
                <table:data-pilot-member table:name="536535" table:display="true" table:show-details="true"/>
                <table:data-pilot-member table:name="536547" table:display="true" table:show-details="true"/>
                <table:data-pilot-member table:name="536907" table:display="true" table:show-details="true"/>
                <table:data-pilot-member table:name="537166" table:display="true" table:show-details="true"/>
                <table:data-pilot-member table:name="537500" table:display="true" table:show-details="true"/>
                <table:data-pilot-member table:name="537940" table:display="true" table:show-details="true"/>
                <table:data-pilot-member table:name="538232" table:display="true" table:show-details="true"/>
                <table:data-pilot-member table:name="538265" table:display="true" table:show-details="true"/>
                <table:data-pilot-member table:name="538306" table:display="true" table:show-details="true"/>
                <table:data-pilot-member table:name="538605" table:display="true" table:show-details="true"/>
                <table:data-pilot-member table:name="538777" table:display="true" table:show-details="true"/>
                <table:data-pilot-member table:name="538798" table:display="true" table:show-details="true"/>
                <table:data-pilot-member table:name="538967" table:display="true" table:show-details="true"/>
                <table:data-pilot-member table:name="539086" table:display="true" table:show-details="true"/>
                <table:data-pilot-member table:name="539805" table:display="true" table:show-details="true"/>
                <table:data-pilot-member table:name="540089" table:display="true" table:show-details="true"/>
                <table:data-pilot-member table:name="540336" table:display="true" table:show-details="true"/>
                <table:data-pilot-member table:name="540738" table:display="true" table:show-details="true"/>
                <table:data-pilot-member table:name="540999" table:display="true" table:show-details="true"/>
                <table:data-pilot-member table:name="541192" table:display="true" table:show-details="true"/>
                <table:data-pilot-member table:name="541641" table:display="true" table:show-details="true"/>
                <table:data-pilot-member table:name="542638" table:display="true" table:show-details="true"/>
                <table:data-pilot-member table:name="542710" table:display="true" table:show-details="true"/>
                <table:data-pilot-member table:name="542902" table:display="true" table:show-details="true"/>
                <table:data-pilot-member table:name="542922" table:display="true" table:show-details="true"/>
                <table:data-pilot-member table:name="543172" table:display="true" table:show-details="true"/>
                <table:data-pilot-member table:name="543190" table:display="true" table:show-details="true"/>
                <table:data-pilot-member table:name="544382" table:display="true" table:show-details="true"/>
                <table:data-pilot-member table:name="545449" table:display="true" table:show-details="true"/>
                <table:data-pilot-member table:name="545648" table:display="true" table:show-details="true"/>
                <table:data-pilot-member table:name="545895" table:display="true" table:show-details="true"/>
                <table:data-pilot-member table:name="546351" table:display="true" table:show-details="true"/>
                <table:data-pilot-member table:name="547508" table:display="true" table:show-details="true"/>
                <table:data-pilot-member table:name="547655" table:display="true" table:show-details="true"/>
                <table:data-pilot-member table:name="547915" table:display="true" table:show-details="true"/>
                <table:data-pilot-member table:name="548179" table:display="true" table:show-details="true"/>
                <table:data-pilot-member table:name="548659" table:display="true" table:show-details="true"/>
                <table:data-pilot-member table:name="549709" table:display="true" table:show-details="true"/>
                <table:data-pilot-member table:name="549901" table:display="true" table:show-details="true"/>
                <table:data-pilot-member table:name="550112" table:display="true" table:show-details="true"/>
                <table:data-pilot-member table:name="550220" table:display="true" table:show-details="true"/>
                <table:data-pilot-member table:name="550337" table:display="true" table:show-details="true"/>
                <table:data-pilot-member table:name="550523" table:display="true" table:show-details="true"/>
                <table:data-pilot-member table:name="550970" table:display="true" table:show-details="true"/>
                <table:data-pilot-member table:name="551175" table:display="true" table:show-details="true"/>
                <table:data-pilot-member table:name="551450" table:display="true" table:show-details="true"/>
                <table:data-pilot-member table:name="551511" table:display="true" table:show-details="true"/>
                <table:data-pilot-member table:name="551526" table:display="true" table:show-details="true"/>
                <table:data-pilot-member table:name="552419" table:display="true" table:show-details="true"/>
                <table:data-pilot-member table:name="552619" table:display="true" table:show-details="true"/>
                <table:data-pilot-member table:name="552753" table:display="true" table:show-details="true"/>
                <table:data-pilot-member table:name="552813" table:display="true" table:show-details="true"/>
                <table:data-pilot-member table:name="552973" table:display="true" table:show-details="true"/>
                <table:data-pilot-member table:name="552981" table:display="true" table:show-details="true"/>
                <table:data-pilot-member table:name="553180" table:display="true" table:show-details="true"/>
                <table:data-pilot-member table:name="553652" table:display="true" table:show-details="true"/>
                <table:data-pilot-member table:name="554037" table:display="true" table:show-details="true"/>
                <table:data-pilot-member table:name="554284" table:display="true" table:show-details="true"/>
                <table:data-pilot-member table:name="554286" table:display="true" table:show-details="true"/>
                <table:data-pilot-member table:name="555029" table:display="true" table:show-details="true"/>
                <table:data-pilot-member table:name="555364" table:display="true" table:show-details="true"/>
                <table:data-pilot-member table:name="555494" table:display="true" table:show-details="true"/>
                <table:data-pilot-member table:name="555541" table:display="true" table:show-details="true"/>
                <table:data-pilot-member table:name="556122" table:display="true" table:show-details="true"/>
                <table:data-pilot-member table:name="556503" table:display="true" table:show-details="true"/>
                <table:data-pilot-member table:name="556741" table:display="true" table:show-details="true"/>
                <table:data-pilot-member table:name="558039" table:display="true" table:show-details="true"/>
                <table:data-pilot-member table:name="558166" table:display="true" table:show-details="true"/>
                <table:data-pilot-member table:name="558998" table:display="true" table:show-details="true"/>
                <table:data-pilot-member table:name="559180" table:display="true" table:show-details="true"/>
                <table:data-pilot-member table:name="559222" table:display="true" table:show-details="true"/>
                <table:data-pilot-member table:name="560253" table:display="true" table:show-details="true"/>
                <table:data-pilot-member table:name="560693" table:display="true" table:show-details="true"/>
                <table:data-pilot-member table:name="560816" table:display="true" table:show-details="true"/>
                <table:data-pilot-member table:name="561020" table:display="true" table:show-details="true"/>
                <table:data-pilot-member table:name="561031" table:display="true" table:show-details="true"/>
                <table:data-pilot-member table:name="561068" table:display="true" table:show-details="true"/>
                <table:data-pilot-member table:name="561497" table:display="true" table:show-details="true"/>
                <table:data-pilot-member table:name="561568" table:display="true" table:show-details="true"/>
                <table:data-pilot-member table:name="563452" table:display="true" table:show-details="true"/>
                <table:data-pilot-member table:name="563949" table:display="true" table:show-details="true"/>
                <table:data-pilot-member table:name="564628" table:display="true" table:show-details="true"/>
                <table:data-pilot-member table:name="564661" table:display="true" table:show-details="true"/>
                <table:data-pilot-member table:name="564726" table:display="true" table:show-details="true"/>
                <table:data-pilot-member table:name="564810" table:display="true" table:show-details="true"/>
                <table:data-pilot-member table:name="565122" table:display="true" table:show-details="true"/>
                <table:data-pilot-member table:name="565235" table:display="true" table:show-details="true"/>
                <table:data-pilot-member table:name="565398" table:display="true" table:show-details="true"/>
                <table:data-pilot-member table:name="565591" table:display="true" table:show-details="true"/>
                <table:data-pilot-member table:name="565949" table:display="true" table:show-details="true"/>
                <table:data-pilot-member table:name="566086" table:display="true" table:show-details="true"/>
                <table:data-pilot-member table:name="566323" table:display="true" table:show-details="true"/>
                <table:data-pilot-member table:name="566581" table:display="true" table:show-details="true"/>
                <table:data-pilot-member table:name="567061" table:display="true" table:show-details="true"/>
                <table:data-pilot-member table:name="567131" table:display="true" table:show-details="true"/>
                <table:data-pilot-member table:name="567148" table:display="true" table:show-details="true"/>
                <table:data-pilot-member table:name="568246" table:display="true" table:show-details="true"/>
                <table:data-pilot-member table:name="568524" table:display="true" table:show-details="true"/>
                <table:data-pilot-member table:name="569065" table:display="true" table:show-details="true"/>
                <table:data-pilot-member table:name="569180" table:display="true" table:show-details="true"/>
                <table:data-pilot-member table:name="569256" table:display="true" table:show-details="true"/>
                <table:data-pilot-member table:name="569290" table:display="true" table:show-details="true"/>
                <table:data-pilot-member table:name="570368" table:display="true" table:show-details="true"/>
                <table:data-pilot-member table:name="570527" table:display="true" table:show-details="true"/>
                <table:data-pilot-member table:name="570911" table:display="true" table:show-details="true"/>
                <table:data-pilot-member table:name="570938" table:display="true" table:show-details="true"/>
                <table:data-pilot-member table:name="570950" table:display="true" table:show-details="true"/>
                <table:data-pilot-member table:name="571181" table:display="true" table:show-details="true"/>
                <table:data-pilot-member table:name="571518" table:display="true" table:show-details="true"/>
                <table:data-pilot-member table:name="571626" table:display="true" table:show-details="true"/>
                <table:data-pilot-member table:name="571709" table:display="true" table:show-details="true"/>
                <table:data-pilot-member table:name="572023" table:display="true" table:show-details="true"/>
                <table:data-pilot-member table:name="572385" table:display="true" table:show-details="true"/>
                <table:data-pilot-member table:name="572408" table:display="true" table:show-details="true"/>
                <table:data-pilot-member table:name="572945" table:display="true" table:show-details="true"/>
                <table:data-pilot-member table:name="572969" table:display="true" table:show-details="true"/>
                <table:data-pilot-member table:name="573067" table:display="true" table:show-details="true"/>
                <table:data-pilot-member table:name="573199" table:display="true" table:show-details="true"/>
                <table:data-pilot-member table:name="573545" table:display="true" table:show-details="true"/>
                <table:data-pilot-member table:name="573941" table:display="true" table:show-details="true"/>
                <table:data-pilot-member table:name="574134" table:display="true" table:show-details="true"/>
                <table:data-pilot-member table:name="574140" table:display="true" table:show-details="true"/>
                <table:data-pilot-member table:name="574263" table:display="true" table:show-details="true"/>
                <table:data-pilot-member table:name="574695" table:display="true" table:show-details="true"/>
                <table:data-pilot-member table:name="574766" table:display="true" table:show-details="true"/>
                <table:data-pilot-member table:name="575039" table:display="true" table:show-details="true"/>
                <table:data-pilot-member table:name="575494" table:display="true" table:show-details="true"/>
                <table:data-pilot-member table:name="576474" table:display="true" table:show-details="true"/>
                <table:data-pilot-member table:name="576932" table:display="true" table:show-details="true"/>
                <table:data-pilot-member table:name="577223" table:display="true" table:show-details="true"/>
                <table:data-pilot-member table:name="578169" table:display="true" table:show-details="true"/>
                <table:data-pilot-member table:name="578457" table:display="true" table:show-details="true"/>
                <table:data-pilot-member table:name="578846" table:display="true" table:show-details="true"/>
                <table:data-pilot-member table:name="579407" table:display="true" table:show-details="true"/>
                <table:data-pilot-member table:name="579472" table:display="true" table:show-details="true"/>
                <table:data-pilot-member table:name="579838" table:display="true" table:show-details="true"/>
                <table:data-pilot-member table:name="580407" table:display="true" table:show-details="true"/>
                <table:data-pilot-member table:name="580904" table:display="true" table:show-details="true"/>
                <table:data-pilot-member table:name="581910" table:display="true" table:show-details="true"/>
                <table:data-pilot-member table:name="582619" table:display="true" table:show-details="true"/>
                <table:data-pilot-member table:name="582810" table:display="true" table:show-details="true"/>
                <table:data-pilot-member table:name="583983" table:display="true" table:show-details="true"/>
                <table:data-pilot-member table:name="584685" table:display="true" table:show-details="true"/>
                <table:data-pilot-member table:name="585153" table:display="true" table:show-details="true"/>
                <table:data-pilot-member table:name="586391" table:display="true" table:show-details="true"/>
                <table:data-pilot-member table:name="586434" table:display="true" table:show-details="true"/>
                <table:data-pilot-member table:name="587275" table:display="true" table:show-details="true"/>
                <table:data-pilot-member table:name="587644" table:display="true" table:show-details="true"/>
                <table:data-pilot-member table:name="587691" table:display="true" table:show-details="true"/>
                <table:data-pilot-member table:name="587732" table:display="true" table:show-details="true"/>
                <table:data-pilot-member table:name="588138" table:display="true" table:show-details="true"/>
                <table:data-pilot-member table:name="588246" table:display="true" table:show-details="true"/>
                <table:data-pilot-member table:name="588323" table:display="true" table:show-details="true"/>
                <table:data-pilot-member table:name="590073" table:display="true" table:show-details="true"/>
                <table:data-pilot-member table:name="590420" table:display="true" table:show-details="true"/>
                <table:data-pilot-member table:name="590545" table:display="true" table:show-details="true"/>
                <table:data-pilot-member table:name="591107" table:display="true" table:show-details="true"/>
                <table:data-pilot-member table:name="591359" table:display="true" table:show-details="true"/>
                <table:data-pilot-member table:name="592799" table:display="true" table:show-details="true"/>
                <table:data-pilot-member table:name="593089" table:display="true" table:show-details="true"/>
                <table:data-pilot-member table:name="593129" table:display="true" table:show-details="true"/>
                <table:data-pilot-member table:name="593323" table:display="true" table:show-details="true"/>
                <table:data-pilot-member table:name="593923" table:display="true" table:show-details="true"/>
                <table:data-pilot-member table:name="594909" table:display="true" table:show-details="true"/>
                <table:data-pilot-member table:name="595047" table:display="true" table:show-details="true"/>
                <table:data-pilot-member table:name="595581" table:display="true" table:show-details="true"/>
                <table:data-pilot-member table:name="595990" table:display="true" table:show-details="true"/>
                <table:data-pilot-member table:name="596381" table:display="true" table:show-details="true"/>
                <table:data-pilot-member table:name="596954" table:display="true" table:show-details="true"/>
                <table:data-pilot-member table:name="597123" table:display="true" table:show-details="true"/>
                <table:data-pilot-member table:name="597261" table:display="true" table:show-details="true"/>
                <table:data-pilot-member table:name="597360" table:display="true" table:show-details="true"/>
                <table:data-pilot-member table:name="599337" table:display="true" table:show-details="true"/>
                <table:data-pilot-member table:name="599633" table:display="true" table:show-details="true"/>
                <table:data-pilot-member table:name="599781" table:display="true" table:show-details="true"/>
                <table:data-pilot-member table:name="600034" table:display="true" table:show-details="true"/>
                <table:data-pilot-member table:name="600362" table:display="true" table:show-details="true"/>
                <table:data-pilot-member table:name="600378" table:display="true" table:show-details="true"/>
                <table:data-pilot-member table:name="600434" table:display="true" table:show-details="true"/>
                <table:data-pilot-member table:name="601203" table:display="true" table:show-details="true"/>
                <table:data-pilot-member table:name="601988" table:display="true" table:show-details="true"/>
                <table:data-pilot-member table:name="602029" table:display="true" table:show-details="true"/>
                <table:data-pilot-member table:name="602806" table:display="true" table:show-details="true"/>
                <table:data-pilot-member table:name="604224" table:display="true" table:show-details="true"/>
                <table:data-pilot-member table:name="604497" table:display="true" table:show-details="true"/>
                <table:data-pilot-member table:name="605199" table:display="true" table:show-details="true"/>
                <table:data-pilot-member table:name="605515" table:display="true" table:show-details="true"/>
                <table:data-pilot-member table:name="606417" table:display="true" table:show-details="true"/>
                <table:data-pilot-member table:name="606510" table:display="true" table:show-details="true"/>
                <table:data-pilot-member table:name="606554" table:display="true" table:show-details="true"/>
                <table:data-pilot-member table:name="608117" table:display="true" table:show-details="true"/>
                <table:data-pilot-member table:name="608169" table:display="true" table:show-details="true"/>
                <table:data-pilot-member table:name="608181" table:display="true" table:show-details="true"/>
                <table:data-pilot-member table:name="609397" table:display="true" table:show-details="true"/>
                <table:data-pilot-member table:name="611442" table:display="true" table:show-details="true"/>
                <table:data-pilot-member table:name="611817" table:display="true" table:show-details="true"/>
                <table:data-pilot-member table:name="612212" table:display="true" table:show-details="true"/>
                <table:data-pilot-member table:name="612278" table:display="true" table:show-details="true"/>
                <table:data-pilot-member table:name="613923" table:display="true" table:show-details="true"/>
                <table:data-pilot-member table:name="614222" table:display="true" table:show-details="true"/>
                <table:data-pilot-member table:name="614828" table:display="true" table:show-details="true"/>
                <table:data-pilot-member table:name="615109" table:display="true" table:show-details="true"/>
                <table:data-pilot-member table:name="616409" table:display="true" table:show-details="true"/>
                <table:data-pilot-member table:name="616869" table:display="true" table:show-details="true"/>
                <table:data-pilot-member table:name="617260" table:display="true" table:show-details="true"/>
                <table:data-pilot-member table:name="617644" table:display="true" table:show-details="true"/>
                <table:data-pilot-member table:name="617690" table:display="true" table:show-details="true"/>
                <table:data-pilot-member table:name="618439" table:display="true" table:show-details="true"/>
                <table:data-pilot-member table:name="618459" table:display="true" table:show-details="true"/>
                <table:data-pilot-member table:name="619216" table:display="true" table:show-details="true"/>
                <table:data-pilot-member table:name="619247" table:display="true" table:show-details="true"/>
                <table:data-pilot-member table:name="620089" table:display="true" table:show-details="true"/>
                <table:data-pilot-member table:name="620115" table:display="true" table:show-details="true"/>
                <table:data-pilot-member table:name="621199" table:display="true" table:show-details="true"/>
                <table:data-pilot-member table:name="621360" table:display="true" table:show-details="true"/>
                <table:data-pilot-member table:name="621513" table:display="true" table:show-details="true"/>
                <table:data-pilot-member table:name="621617" table:display="true" table:show-details="true"/>
                <table:data-pilot-member table:name="621942" table:display="true" table:show-details="true"/>
                <table:data-pilot-member table:name="621949" table:display="true" table:show-details="true"/>
                <table:data-pilot-member table:name="622614" table:display="true" table:show-details="true"/>
                <table:data-pilot-member table:name="623059" table:display="true" table:show-details="true"/>
                <table:data-pilot-member table:name="623258" table:display="true" table:show-details="true"/>
                <table:data-pilot-member table:name="624776" table:display="true" table:show-details="true"/>
                <table:data-pilot-member table:name="625200" table:display="true" table:show-details="true"/>
                <table:data-pilot-member table:name="625295" table:display="true" table:show-details="true"/>
                <table:data-pilot-member table:name="627588" table:display="true" table:show-details="true"/>
                <table:data-pilot-member table:name="627810" table:display="true" table:show-details="true"/>
                <table:data-pilot-member table:name="633257" table:display="true" table:show-details="true"/>
                <table:data-pilot-member table:name="634229" table:display="true" table:show-details="true"/>
                <table:data-pilot-member table:name="635157" table:display="true" table:show-details="true"/>
                <table:data-pilot-member table:name="635428" table:display="true" table:show-details="true"/>
                <table:data-pilot-member table:name="635693" table:display="true" table:show-details="true"/>
                <table:data-pilot-member table:name="635973" table:display="true" table:show-details="true"/>
                <table:data-pilot-member table:name="637322" table:display="true" table:show-details="true"/>
                <table:data-pilot-member table:name="638619" table:display="true" table:show-details="true"/>
                <table:data-pilot-member table:name="639002" table:display="true" table:show-details="true"/>
                <table:data-pilot-member table:name="639252" table:display="true" table:show-details="true"/>
                <table:data-pilot-member table:name="639956" table:display="true" table:show-details="true"/>
                <table:data-pilot-member table:name="640211" table:display="true" table:show-details="true"/>
                <table:data-pilot-member table:name="640431" table:display="true" table:show-details="true"/>
                <table:data-pilot-member table:name="640443" table:display="true" table:show-details="true"/>
                <table:data-pilot-member table:name="640609" table:display="true" table:show-details="true"/>
                <table:data-pilot-member table:name="640890" table:display="true" table:show-details="true"/>
                <table:data-pilot-member table:name="642400" table:display="true" table:show-details="true"/>
                <table:data-pilot-member table:name="645817" table:display="true" table:show-details="true"/>
                <table:data-pilot-member table:name="646082" table:display="true" table:show-details="true"/>
                <table:data-pilot-member table:name="647422" table:display="true" table:show-details="true"/>
                <table:data-pilot-member table:name="647459" table:display="true" table:show-details="true"/>
                <table:data-pilot-member table:name="647648" table:display="true" table:show-details="true"/>
                <table:data-pilot-member table:name="647672" table:display="true" table:show-details="true"/>
                <table:data-pilot-member table:name="648925" table:display="true" table:show-details="true"/>
                <table:data-pilot-member table:name="651836" table:display="true" table:show-details="true"/>
                <table:data-pilot-member table:name="653829" table:display="true" table:show-details="true"/>
                <table:data-pilot-member table:name="653855" table:display="true" table:show-details="true"/>
                <table:data-pilot-member table:name="654511" table:display="true" table:show-details="true"/>
                <table:data-pilot-member table:name="655650" table:display="true" table:show-details="true"/>
                <table:data-pilot-member table:name="655777" table:display="true" table:show-details="true"/>
                <table:data-pilot-member table:name="657462" table:display="true" table:show-details="true"/>
                <table:data-pilot-member table:name="657507" table:display="true" table:show-details="true"/>
                <table:data-pilot-member table:name="659164" table:display="true" table:show-details="true"/>
                <table:data-pilot-member table:name="659219" table:display="true" table:show-details="true"/>
                <table:data-pilot-member table:name="659388" table:display="true" table:show-details="true"/>
                <table:data-pilot-member table:name="659391" table:display="true" table:show-details="true"/>
                <table:data-pilot-member table:name="659554" table:display="true" table:show-details="true"/>
                <table:data-pilot-member table:name="659855" table:display="true" table:show-details="true"/>
                <table:data-pilot-member table:name="660705" table:display="true" table:show-details="true"/>
                <table:data-pilot-member table:name="660754" table:display="true" table:show-details="true"/>
                <table:data-pilot-member table:name="661789" table:display="true" table:show-details="true"/>
                <table:data-pilot-member table:name="663270" table:display="true" table:show-details="true"/>
                <table:data-pilot-member table:name="663634" table:display="true" table:show-details="true"/>
                <table:data-pilot-member table:name="664204" table:display="true" table:show-details="true"/>
                <table:data-pilot-member table:name="664516" table:display="true" table:show-details="true"/>
                <table:data-pilot-member table:name="664985" table:display="true" table:show-details="true"/>
                <table:data-pilot-member table:name="665424" table:display="true" table:show-details="true"/>
                <table:data-pilot-member table:name="665583" table:display="true" table:show-details="true"/>
                <table:data-pilot-member table:name="666136" table:display="true" table:show-details="true"/>
                <table:data-pilot-member table:name="667130" table:display="true" table:show-details="true"/>
                <table:data-pilot-member table:name="667466" table:display="true" table:show-details="true"/>
                <table:data-pilot-member table:name="667649" table:display="true" table:show-details="true"/>
                <table:data-pilot-member table:name="667930" table:display="true" table:show-details="true"/>
                <table:data-pilot-member table:name="668516" table:display="true" table:show-details="true"/>
                <table:data-pilot-member table:name="668548" table:display="true" table:show-details="true"/>
                <table:data-pilot-member table:name="671069" table:display="true" table:show-details="true"/>
                <table:data-pilot-member table:name="671074" table:display="true" table:show-details="true"/>
                <table:data-pilot-member table:name="671615" table:display="true" table:show-details="true"/>
                <table:data-pilot-member table:name="672212" table:display="true" table:show-details="true"/>
                <table:data-pilot-member table:name="672410" table:display="true" table:show-details="true"/>
                <table:data-pilot-member table:name="672968" table:display="true" table:show-details="true"/>
                <table:data-pilot-member table:name="673297" table:display="true" table:show-details="true"/>
                <table:data-pilot-member table:name="673633" table:display="true" table:show-details="true"/>
                <table:data-pilot-member table:name="675581" table:display="true" table:show-details="true"/>
                <table:data-pilot-member table:name="676074" table:display="true" table:show-details="true"/>
                <table:data-pilot-member table:name="677512" table:display="true" table:show-details="true"/>
                <table:data-pilot-member table:name="679958" table:display="true" table:show-details="true"/>
                <table:data-pilot-member table:name="680534" table:display="true" table:show-details="true"/>
                <table:data-pilot-member table:name="685059" table:display="true" table:show-details="true"/>
                <table:data-pilot-member table:name="686046" table:display="true" table:show-details="true"/>
                <table:data-pilot-member table:name="686629" table:display="true" table:show-details="true"/>
                <table:data-pilot-member table:name="688288" table:display="true" table:show-details="true"/>
                <table:data-pilot-member table:name="688632" table:display="true" table:show-details="true"/>
                <table:data-pilot-member table:name="688948" table:display="true" table:show-details="true"/>
                <table:data-pilot-member table:name="692472" table:display="true" table:show-details="true"/>
                <table:data-pilot-member table:name="692599" table:display="true" table:show-details="true"/>
                <table:data-pilot-member table:name="692692" table:display="true" table:show-details="true"/>
                <table:data-pilot-member table:name="692922" table:display="true" table:show-details="true"/>
                <table:data-pilot-member table:name="693663" table:display="true" table:show-details="true"/>
                <table:data-pilot-member table:name="693917" table:display="true" table:show-details="true"/>
                <table:data-pilot-member table:name="694392" table:display="true" table:show-details="true"/>
                <table:data-pilot-member table:name="696380" table:display="true" table:show-details="true"/>
                <table:data-pilot-member table:name="698342" table:display="true" table:show-details="true"/>
                <table:data-pilot-member table:name="699140" table:display="true" table:show-details="true"/>
                <table:data-pilot-member table:name="699468" table:display="true" table:show-details="true"/>
                <table:data-pilot-member table:name="699730" table:display="true" table:show-details="true"/>
                <table:data-pilot-member table:name="700282" table:display="true" table:show-details="true"/>
                <table:data-pilot-member table:name="701437" table:display="true" table:show-details="true"/>
                <table:data-pilot-member table:name="702847" table:display="true" table:show-details="true"/>
                <table:data-pilot-member table:name="704019" table:display="true" table:show-details="true"/>
                <table:data-pilot-member table:name="704981" table:display="true" table:show-details="true"/>
                <table:data-pilot-member table:name="706204" table:display="true" table:show-details="true"/>
                <table:data-pilot-member table:name="707204" table:display="true" table:show-details="true"/>
                <table:data-pilot-member table:name="707430" table:display="true" table:show-details="true"/>
                <table:data-pilot-member table:name="707584" table:display="true" table:show-details="true"/>
                <table:data-pilot-member table:name="708037" table:display="true" table:show-details="true"/>
                <table:data-pilot-member table:name="709116" table:display="true" table:show-details="true"/>
                <table:data-pilot-member table:name="711293" table:display="true" table:show-details="true"/>
                <table:data-pilot-member table:name="712286" table:display="true" table:show-details="true"/>
                <table:data-pilot-member table:name="712775" table:display="true" table:show-details="true"/>
                <table:data-pilot-member table:name="713294" table:display="true" table:show-details="true"/>
                <table:data-pilot-member table:name="714077" table:display="true" table:show-details="true"/>
                <table:data-pilot-member table:name="714505" table:display="true" table:show-details="true"/>
                <table:data-pilot-member table:name="715871" table:display="true" table:show-details="true"/>
                <table:data-pilot-member table:name="716682" table:display="true" table:show-details="true"/>
                <table:data-pilot-member table:name="718690" table:display="true" table:show-details="true"/>
                <table:data-pilot-member table:name="719016" table:display="true" table:show-details="true"/>
                <table:data-pilot-member table:name="719880" table:display="true" table:show-details="true"/>
                <table:data-pilot-member table:name="720791" table:display="true" table:show-details="true"/>
                <table:data-pilot-member table:name="723300" table:display="true" table:show-details="true"/>
                <table:data-pilot-member table:name="728387" table:display="true" table:show-details="true"/>
                <table:data-pilot-member table:name="728433" table:display="true" table:show-details="true"/>
                <table:data-pilot-member table:name="728651" table:display="true" table:show-details="true"/>
                <table:data-pilot-member table:name="728849" table:display="true" table:show-details="true"/>
                <table:data-pilot-member table:name="728946" table:display="true" table:show-details="true"/>
                <table:data-pilot-member table:name="730109" table:display="true" table:show-details="true"/>
                <table:data-pilot-member table:name="730317" table:display="true" table:show-details="true"/>
                <table:data-pilot-member table:name="731984" table:display="true" table:show-details="true"/>
                <table:data-pilot-member table:name="731998" table:display="true" table:show-details="true"/>
                <table:data-pilot-member table:name="733044" table:display="true" table:show-details="true"/>
                <table:data-pilot-member table:name="733977" table:display="true" table:show-details="true"/>
                <table:data-pilot-member table:name="734161" table:display="true" table:show-details="true"/>
                <table:data-pilot-member table:name="735584" table:display="true" table:show-details="true"/>
                <table:data-pilot-member table:name="738669" table:display="true" table:show-details="true"/>
                <table:data-pilot-member table:name="738822" table:display="true" table:show-details="true"/>
                <table:data-pilot-member table:name="739132" table:display="true" table:show-details="true"/>
                <table:data-pilot-member table:name="741964" table:display="true" table:show-details="true"/>
                <table:data-pilot-member table:name="742182" table:display="true" table:show-details="true"/>
                <table:data-pilot-member table:name="747287" table:display="true" table:show-details="true"/>
                <table:data-pilot-member table:name="750175" table:display="true" table:show-details="true"/>
                <table:data-pilot-member table:name="780606" table:display="true" table:show-details="true"/>
                <table:data-pilot-member table:name="782660" table:display="true" table:show-details="true"/>
                <table:data-pilot-member table:name="843109" table:display="true" table:show-details="true"/>
                <table:data-pilot-member table:name="850843" table:display="true" table:show-details="true"/>
                <table:data-pilot-member table:name="851554" table:display="true" table:show-details="true"/>
                <table:data-pilot-member table:name="854677" table:display="true" table:show-details="true"/>
                <table:data-pilot-member table:name="855354" table:display="true" table:show-details="true"/>
                <table:data-pilot-member table:name="858144" table:display="true" table:show-details="true"/>
                <table:data-pilot-member table:name="860578" table:display="true" table:show-details="true"/>
                <table:data-pilot-member table:name="861990" table:display="true" table:show-details="true"/>
                <table:data-pilot-member table:name="869240" table:display="true" table:show-details="true"/>
                <table:data-pilot-member table:name="874407" table:display="true" table:show-details="true"/>
                <table:data-pilot-member table:name="875307" table:display="true" table:show-details="true"/>
                <table:data-pilot-member table:name="876254" table:display="true" table:show-details="true"/>
                <table:data-pilot-member table:name="876909" table:display="true" table:show-details="true"/>
                <table:data-pilot-member table:name="876923" table:display="true" table:show-details="true"/>
                <table:data-pilot-member table:name="878456" table:display="true" table:show-details="true"/>
                <table:data-pilot-member table:name="881056" table:display="true" table:show-details="true"/>
                <table:data-pilot-member table:name="881642" table:display="true" table:show-details="true"/>
                <table:data-pilot-member table:name="881652" table:display="true" table:show-details="true"/>
                <table:data-pilot-member table:name="882416" table:display="true" table:show-details="true"/>
                <table:data-pilot-member table:name="882769" table:display="true" table:show-details="true"/>
                <table:data-pilot-member table:name="888318" table:display="true" table:show-details="true"/>
                <table:data-pilot-member table:name="890113" table:display="true" table:show-details="true"/>
                <table:data-pilot-member table:name="891127" table:display="true" table:show-details="true"/>
                <table:data-pilot-member table:name="892065" table:display="true" table:show-details="true"/>
                <table:data-pilot-member table:name="894619" table:display="true" table:show-details="true"/>
                <table:data-pilot-member table:name="894716" table:display="true" table:show-details="true"/>
                <table:data-pilot-member table:name="895971" table:display="true" table:show-details="true"/>
                <table:data-pilot-member table:name="896450" table:display="true" table:show-details="true"/>
                <table:data-pilot-member table:name="896557" table:display="true" table:show-details="true"/>
                <table:data-pilot-member table:name="897923" table:display="true" table:show-details="true"/>
                <table:data-pilot-member table:name="898180" table:display="true" table:show-details="true"/>
                <table:data-pilot-member table:name="898436" table:display="true" table:show-details="true"/>
                <table:data-pilot-member table:name="899540" table:display="true" table:show-details="true"/>
                <table:data-pilot-member table:name="899803" table:display="true" table:show-details="true"/>
                <table:data-pilot-member table:name="903217" table:display="true" table:show-details="true"/>
                <table:data-pilot-member table:name="903738" table:display="true" table:show-details="true"/>
                <table:data-pilot-member table:name="904333" table:display="true" table:show-details="true"/>
                <table:data-pilot-member table:name="906999" table:display="true" table:show-details="true"/>
                <table:data-pilot-member table:name="909114" table:display="true" table:show-details="true"/>
                <table:data-pilot-member table:name="911555" table:display="true" table:show-details="true"/>
                <table:data-pilot-member table:name="913061" table:display="true" table:show-details="true"/>
                <table:data-pilot-member table:name="915009" table:display="true" table:show-details="true"/>
                <table:data-pilot-member table:name="916523" table:display="true" table:show-details="true"/>
                <table:data-pilot-member table:name="919377" table:display="true" table:show-details="true"/>
                <table:data-pilot-member table:name="920707" table:display="true" table:show-details="true"/>
                <table:data-pilot-member table:name="921100" table:display="true" table:show-details="true"/>
                <table:data-pilot-member table:name="921118" table:display="true" table:show-details="true"/>
                <table:data-pilot-member table:name="922589" table:display="true" table:show-details="true"/>
                <table:data-pilot-member table:name="923893" table:display="true" table:show-details="true"/>
                <table:data-pilot-member table:name="924815" table:display="true" table:show-details="true"/>
                <table:data-pilot-member table:name="925683" table:display="true" table:show-details="true"/>
                <table:data-pilot-member table:name="927271" table:display="true" table:show-details="true"/>
                <table:data-pilot-member table:name="928547" table:display="true" table:show-details="true"/>
                <table:data-pilot-member table:name="929189" table:display="true" table:show-details="true"/>
                <table:data-pilot-member table:name="930306" table:display="true" table:show-details="true"/>
                <table:data-pilot-member table:name="933085" table:display="true" table:show-details="true"/>
                <table:data-pilot-member table:name="933375" table:display="true" table:show-details="true"/>
                <table:data-pilot-member table:name="934140" table:display="true" table:show-details="true"/>
                <table:data-pilot-member table:name="936119" table:display="true" table:show-details="true"/>
                <table:data-pilot-member table:name="936756" table:display="true" table:show-details="true"/>
                <table:data-pilot-member table:name="937749" table:display="true" table:show-details="true"/>
                <table:data-pilot-member table:name="938491" table:display="true" table:show-details="true"/>
                <table:data-pilot-member table:name="938790" table:display="true" table:show-details="true"/>
                <table:data-pilot-member table:name="940432" table:display="true" table:show-details="true"/>
                <table:data-pilot-member table:name="941713" table:display="true" table:show-details="true"/>
                <table:data-pilot-member table:name="941981" table:display="true" table:show-details="true"/>
                <table:data-pilot-member table:name="942103" table:display="true" table:show-details="true"/>
                <table:data-pilot-member table:name="943016" table:display="true" table:show-details="true"/>
                <table:data-pilot-member table:name="944640" table:display="true" table:show-details="true"/>
                <table:data-pilot-member table:name="944921" table:display="true" table:show-details="true"/>
                <table:data-pilot-member table:name="946784" table:display="true" table:show-details="true"/>
                <table:data-pilot-member table:name="947006" table:display="true" table:show-details="true"/>
                <table:data-pilot-member table:name="947560" table:display="true" table:show-details="true"/>
                <table:data-pilot-member table:name="947761" table:display="true" table:show-details="true"/>
                <table:data-pilot-member table:name="948244" table:display="true" table:show-details="true"/>
                <table:data-pilot-member table:name="948398" table:display="true" table:show-details="true"/>
                <table:data-pilot-member table:name="948965" table:display="true" table:show-details="true"/>
                <table:data-pilot-member table:name="949776" table:display="true" table:show-details="true"/>
                <table:data-pilot-member table:name="949925" table:display="true" table:show-details="true"/>
                <table:data-pilot-member table:name="951841" table:display="true" table:show-details="true"/>
                <table:data-pilot-member table:name="951957" table:display="true" table:show-details="true"/>
                <table:data-pilot-member table:name="953994" table:display="true" table:show-details="true"/>
                <table:data-pilot-member table:name="954260" table:display="true" table:show-details="true"/>
                <table:data-pilot-member table:name="955282" table:display="true" table:show-details="true"/>
                <table:data-pilot-member table:name="955400" table:display="true" table:show-details="true"/>
                <table:data-pilot-member table:name="956354" table:display="true" table:show-details="true"/>
                <table:data-pilot-member table:name="956441" table:display="true" table:show-details="true"/>
                <table:data-pilot-member table:name="956969" table:display="true" table:show-details="true"/>
                <table:data-pilot-member table:name="959732" table:display="true" table:show-details="true"/>
                <table:data-pilot-member table:name="959862" table:display="true" table:show-details="true"/>
                <table:data-pilot-member table:name="962422" table:display="true" table:show-details="true"/>
                <table:data-pilot-member table:name="962511" table:display="true" table:show-details="true"/>
                <table:data-pilot-member table:name="963286" table:display="true" table:show-details="true"/>
                <table:data-pilot-member table:name="963867" table:display="true" table:show-details="true"/>
                <table:data-pilot-member table:name="965009" table:display="true" table:show-details="true"/>
                <table:data-pilot-member table:name="970200" table:display="true" table:show-details="true"/>
                <table:data-pilot-member table:name="970305" table:display="true" table:show-details="true"/>
                <table:data-pilot-member table:name="970622" table:display="true" table:show-details="true"/>
                <table:data-pilot-member table:name="970742" table:display="true" table:show-details="true"/>
                <table:data-pilot-member table:name="971705" table:display="true" table:show-details="true"/>
                <table:data-pilot-member table:name="973741" table:display="true" table:show-details="true"/>
                <table:data-pilot-member table:name="974257" table:display="true" table:show-details="true"/>
                <table:data-pilot-member table:name="974872" table:display="true" table:show-details="true"/>
                <table:data-pilot-member table:name="975233" table:display="true" table:show-details="true"/>
                <table:data-pilot-member table:name="976706" table:display="true" table:show-details="true"/>
                <table:data-pilot-member table:name="977326" table:display="true" table:show-details="true"/>
                <table:data-pilot-member table:name="979500" table:display="true" table:show-details="true"/>
                <table:data-pilot-member table:name="980768" table:display="true" table:show-details="true"/>
                <table:data-pilot-member table:name="983241" table:display="true" table:show-details="true"/>
                <table:data-pilot-member table:name="983615" table:display="true" table:show-details="true"/>
                <table:data-pilot-member table:name="986459" table:display="true" table:show-details="true"/>
                <table:data-pilot-member table:name="987945" table:display="true" table:show-details="true"/>
                <table:data-pilot-member table:name="990985" table:display="true" table:show-details="true"/>
                <table:data-pilot-member table:name="991674" table:display="true" table:show-details="true"/>
                <table:data-pilot-member table:name="994540" table:display="true" table:show-details="true"/>
                <table:data-pilot-member table:name="997869" table:display="true" table:show-details="true"/>
                <table:data-pilot-member table:name="1001396" table:display="true" table:show-details="true"/>
                <table:data-pilot-member table:name="1004253" table:display="true" table:show-details="true"/>
                <table:data-pilot-member table:name="1004331" table:display="true" table:show-details="true"/>
                <table:data-pilot-member table:name="1005067" table:display="true" table:show-details="true"/>
                <table:data-pilot-member table:name="1006337" table:display="true" table:show-details="true"/>
                <table:data-pilot-member table:name="1008242" table:display="true" table:show-details="true"/>
                <table:data-pilot-member table:name="1008434" table:display="true" table:show-details="true"/>
                <table:data-pilot-member table:name="1008846" table:display="true" table:show-details="true"/>
                <table:data-pilot-member table:name="1010488" table:display="true" table:show-details="true"/>
                <table:data-pilot-member table:name="1010791" table:display="true" table:show-details="true"/>
                <table:data-pilot-member table:name="1012427" table:display="true" table:show-details="true"/>
                <table:data-pilot-member table:name="1013351" table:display="true" table:show-details="true"/>
                <table:data-pilot-member table:name="1013897" table:display="true" table:show-details="true"/>
                <table:data-pilot-member table:name="1013901" table:display="true" table:show-details="true"/>
                <table:data-pilot-member table:name="1014819" table:display="true" table:show-details="true"/>
                <table:data-pilot-member table:name="1015455" table:display="true" table:show-details="true"/>
                <table:data-pilot-member table:name="1015961" table:display="true" table:show-details="true"/>
                <table:data-pilot-member table:name="1016401" table:display="true" table:show-details="true"/>
                <table:data-pilot-member table:name="1017496" table:display="true" table:show-details="true"/>
                <table:data-pilot-member table:name="1017976" table:display="true" table:show-details="true"/>
                <table:data-pilot-member table:name="1019939" table:display="true" table:show-details="true"/>
                <table:data-pilot-member table:name="1020056" table:display="true" table:show-details="true"/>
                <table:data-pilot-member table:name="1021767" table:display="true" table:show-details="true"/>
                <table:data-pilot-member table:name="1022493" table:display="true" table:show-details="true"/>
                <table:data-pilot-member table:name="1023578" table:display="true" table:show-details="true"/>
                <table:data-pilot-member table:name="1026447" table:display="true" table:show-details="true"/>
                <table:data-pilot-member table:name="1027036" table:display="true" table:show-details="true"/>
                <table:data-pilot-member table:name="1028866" table:display="true" table:show-details="true"/>
                <table:data-pilot-member table:name="1029100" table:display="true" table:show-details="true"/>
                <table:data-pilot-member table:name="1029447" table:display="true" table:show-details="true"/>
                <table:data-pilot-member table:name="1029884" table:display="true" table:show-details="true"/>
                <table:data-pilot-member table:name="1030732" table:display="true" table:show-details="true"/>
                <table:data-pilot-member table:name="1031770" table:display="true" table:show-details="true"/>
                <table:data-pilot-member table:name="1032824" table:display="true" table:show-details="true"/>
                <table:data-pilot-member table:name="1033294" table:display="true" table:show-details="true"/>
                <table:data-pilot-member table:name="1039060" table:display="true" table:show-details="true"/>
                <table:data-pilot-member table:name="1040295" table:display="true" table:show-details="true"/>
                <table:data-pilot-member table:name="1040373" table:display="true" table:show-details="true"/>
                <table:data-pilot-member table:name="1040567" table:display="true" table:show-details="true"/>
                <table:data-pilot-member table:name="1040612" table:display="true" table:show-details="true"/>
                <table:data-pilot-member table:name="1041963" table:display="true" table:show-details="true"/>
                <table:data-pilot-member table:name="1047062" table:display="true" table:show-details="true"/>
                <table:data-pilot-member table:name="1048589" table:display="true" table:show-details="true"/>
                <table:data-pilot-member table:name="1051044" table:display="true" table:show-details="true"/>
                <table:data-pilot-member table:name="1051365" table:display="true" table:show-details="true"/>
                <table:data-pilot-member table:name="1053524" table:display="true" table:show-details="true"/>
                <table:data-pilot-member table:name="1053767" table:display="true" table:show-details="true"/>
                <table:data-pilot-member table:name="1054168" table:display="true" table:show-details="true"/>
                <table:data-pilot-member table:name="1055256" table:display="true" table:show-details="true"/>
                <table:data-pilot-member table:name="1056163" table:display="true" table:show-details="true"/>
                <table:data-pilot-member table:name="1058243" table:display="true" table:show-details="true"/>
                <table:data-pilot-member table:name="1058790" table:display="true" table:show-details="true"/>
                <table:data-pilot-member table:name="1058943" table:display="true" table:show-details="true"/>
                <table:data-pilot-member table:name="1059156" table:display="true" table:show-details="true"/>
                <table:data-pilot-member table:name="1059707" table:display="true" table:show-details="true"/>
                <table:data-pilot-member table:name="1059989" table:display="true" table:show-details="true"/>
                <table:data-pilot-member table:name="1062594" table:display="true" table:show-details="true"/>
                <table:data-pilot-member table:name="1064341" table:display="true" table:show-details="true"/>
                <table:data-pilot-member table:name="1067043" table:display="true" table:show-details="true"/>
                <table:data-pilot-member table:name="1067338" table:display="true" table:show-details="true"/>
                <table:data-pilot-member table:name="1067987" table:display="true" table:show-details="true"/>
                <table:data-pilot-member table:name="1068039" table:display="true" table:show-details="true"/>
                <table:data-pilot-member table:name="1070542" table:display="true" table:show-details="true"/>
                <table:data-pilot-member table:name="1072776" table:display="true" table:show-details="true"/>
                <table:data-pilot-member table:name="1073093" table:display="true" table:show-details="true"/>
                <table:data-pilot-member table:name="1075451" table:display="true" table:show-details="true"/>
                <table:data-pilot-member table:name="1077428" table:display="true" table:show-details="true"/>
                <table:data-pilot-member table:name="1077760" table:display="true" table:show-details="true"/>
                <table:data-pilot-member table:name="1077784" table:display="true" table:show-details="true"/>
                <table:data-pilot-member table:name="1078392" table:display="true" table:show-details="true"/>
                <table:data-pilot-member table:name="1078504" table:display="true" table:show-details="true"/>
                <table:data-pilot-member table:name="1079575" table:display="true" table:show-details="true"/>
                <table:data-pilot-member table:name="1082168" table:display="true" table:show-details="true"/>
                <table:data-pilot-member table:name="1083632" table:display="true" table:show-details="true"/>
                <table:data-pilot-member table:name="1089939" table:display="true" table:show-details="true"/>
                <table:data-pilot-member table:name="1090502" table:display="true" table:show-details="true"/>
                <table:data-pilot-member table:name="1093053" table:display="true" table:show-details="true"/>
                <table:data-pilot-member table:name="1096811" table:display="true" table:show-details="true"/>
                <table:data-pilot-member table:name="1098681" table:display="true" table:show-details="true"/>
                <table:data-pilot-member table:name="1098711" table:display="true" table:show-details="true"/>
                <table:data-pilot-member table:name="1100255" table:display="true" table:show-details="true"/>
                <table:data-pilot-member table:name="1105293" table:display="true" table:show-details="true"/>
                <table:data-pilot-member table:name="1114238" table:display="true" table:show-details="true"/>
                <table:data-pilot-member table:name="1118515" table:display="true" table:show-details="true"/>
                <table:data-pilot-member table:name="1118663" table:display="true" table:show-details="true"/>
                <table:data-pilot-member table:name="1119603" table:display="true" table:show-details="true"/>
                <table:data-pilot-member table:name="1124446" table:display="true" table:show-details="true"/>
                <table:data-pilot-member table:name="1125417" table:display="true" table:show-details="true"/>
                <table:data-pilot-member table:name="1128330" table:display="true" table:show-details="true"/>
                <table:data-pilot-member table:name="1128370" table:display="true" table:show-details="true"/>
                <table:data-pilot-member table:name="1128633" table:display="true" table:show-details="true"/>
                <table:data-pilot-member table:name="1131172" table:display="true" table:show-details="true"/>
                <table:data-pilot-member table:name="1132898" table:display="true" table:show-details="true"/>
                <table:data-pilot-member table:name="1137429" table:display="true" table:show-details="true"/>
                <table:data-pilot-member table:name="1139813" table:display="true" table:show-details="true"/>
                <table:data-pilot-member table:name="1145718" table:display="true" table:show-details="true"/>
                <table:data-pilot-member table:name="1146245" table:display="true" table:show-details="true"/>
                <table:data-pilot-member table:name="1148908" table:display="true" table:show-details="true"/>
                <table:data-pilot-member table:name="1150576" table:display="true" table:show-details="true"/>
                <table:data-pilot-member table:name="1154644" table:display="true" table:show-details="true"/>
                <table:data-pilot-member table:name="1161756" table:display="true" table:show-details="true"/>
                <table:data-pilot-member table:name="1167386" table:display="true" table:show-details="true"/>
                <table:data-pilot-member table:name="1169479" table:display="true" table:show-details="true"/>
                <table:data-pilot-member table:name="1170551" table:display="true" table:show-details="true"/>
                <table:data-pilot-member table:name="1173067" table:display="true" table:show-details="true"/>
                <table:data-pilot-member table:name="1173376" table:display="true" table:show-details="true"/>
                <table:data-pilot-member table:name="1177934" table:display="true" table:show-details="true"/>
                <table:data-pilot-member table:name="1181999" table:display="true" table:show-details="true"/>
                <table:data-pilot-member table:name="1187736" table:display="true" table:show-details="true"/>
                <table:data-pilot-member table:name="1196711" table:display="true" table:show-details="true"/>
                <table:data-pilot-member table:name="1206694" table:display="true" table:show-details="true"/>
                <table:data-pilot-member table:name="1214291" table:display="true" table:show-details="true"/>
                <table:data-pilot-member table:name="1215256" table:display="true" table:show-details="true"/>
                <table:data-pilot-member table:name="1219676" table:display="true" table:show-details="true"/>
                <table:data-pilot-member table:name="1227592" table:display="true" table:show-details="true"/>
                <table:data-pilot-member table:name="1239374" table:display="true" table:show-details="true"/>
                <table:data-pilot-member table:name="1239738" table:display="true" table:show-details="true"/>
                <table:data-pilot-member table:name="1256983" table:display="true" table:show-details="true"/>
                <table:data-pilot-member table:name="1262473" table:display="true" table:show-details="true"/>
                <table:data-pilot-member table:name="1272496" table:display="true" table:show-details="true"/>
                <table:data-pilot-member table:name="1294584" table:display="true" table:show-details="true"/>
                <table:data-pilot-member table:name="1296183" table:display="true" table:show-details="true"/>
                <table:data-pilot-member table:name="1316412" table:display="true" table:show-details="true"/>
                <table:data-pilot-member table:name="1318459" table:display="true" table:show-details="true"/>
                <table:data-pilot-member table:name="1322842" table:display="true" table:show-details="true"/>
                <table:data-pilot-member table:name="1330050" table:display="true" table:show-details="true"/>
                <table:data-pilot-member table:name="1336009" table:display="true" table:show-details="true"/>
                <table:data-pilot-member table:name="1336529" table:display="true" table:show-details="true"/>
                <table:data-pilot-member table:name="1344358" table:display="true" table:show-details="true"/>
                <table:data-pilot-member table:name="1349081" table:display="true" table:show-details="true"/>
                <table:data-pilot-member table:name="1351682" table:display="true" table:show-details="true"/>
                <table:data-pilot-member table:name="1354090" table:display="true" table:show-details="true"/>
                <table:data-pilot-member table:name="1361371" table:display="true" table:show-details="true"/>
                <table:data-pilot-member table:name="1362471" table:display="true" table:show-details="true"/>
                <table:data-pilot-member table:name="1372795" table:display="true" table:show-details="true"/>
                <table:data-pilot-member table:name="1381118" table:display="true" table:show-details="true"/>
                <table:data-pilot-member table:name="1381682" table:display="true" table:show-details="true"/>
                <table:data-pilot-member table:name="1383377" table:display="true" table:show-details="true"/>
                <table:data-pilot-member table:name="1386796" table:display="true" table:show-details="true"/>
                <table:data-pilot-member table:name="1389301" table:display="true" table:show-details="true"/>
                <table:data-pilot-member table:name="1390784" table:display="true" table:show-details="true"/>
                <table:data-pilot-member table:name="1390993" table:display="true" table:show-details="true"/>
                <table:data-pilot-member table:name="1396829" table:display="true" table:show-details="true"/>
                <table:data-pilot-member table:name="1397650" table:display="true" table:show-details="true"/>
                <table:data-pilot-member table:name="1397851" table:display="true" table:show-details="true"/>
                <table:data-pilot-member table:name="1400836" table:display="true" table:show-details="true"/>
                <table:data-pilot-member table:name="1401635" table:display="true" table:show-details="true"/>
                <table:data-pilot-member table:name="1401760" table:display="true" table:show-details="true"/>
                <table:data-pilot-member table:name="1405087" table:display="true" table:show-details="true"/>
                <table:data-pilot-member table:name="1406411" table:display="true" table:show-details="true"/>
                <table:data-pilot-member table:name="1411151" table:display="true" table:show-details="true"/>
                <table:data-pilot-member table:name="1412722" table:display="true" table:show-details="true"/>
                <table:data-pilot-member table:name="1414060" table:display="true" table:show-details="true"/>
                <table:data-pilot-member table:name="1414464" table:display="true" table:show-details="true"/>
                <table:data-pilot-member table:name="1416211" table:display="true" table:show-details="true"/>
                <table:data-pilot-member table:name="1419247" table:display="true" table:show-details="true"/>
                <table:data-pilot-member table:name="1421362" table:display="true" table:show-details="true"/>
                <table:data-pilot-member table:name="1424057" table:display="true" table:show-details="true"/>
                <table:data-pilot-member table:name="1424985" table:display="true" table:show-details="true"/>
                <table:data-pilot-member table:name="1426436" table:display="true" table:show-details="true"/>
                <table:data-pilot-member table:name="1428873" table:display="true" table:show-details="true"/>
                <table:data-pilot-member table:name="1428948" table:display="true" table:show-details="true"/>
                <table:data-pilot-member table:name="1437803" table:display="true" table:show-details="true"/>
                <table:data-pilot-member table:name="1441577" table:display="true" table:show-details="true"/>
                <table:data-pilot-member table:name="1442990" table:display="true" table:show-details="true"/>
                <table:data-pilot-member table:name="1445957" table:display="true" table:show-details="true"/>
                <table:data-pilot-member table:name="1447837" table:display="true" table:show-details="true"/>
                <table:data-pilot-member table:name="1449792" table:display="true" table:show-details="true"/>
                <table:data-pilot-member table:name="1450539" table:display="true" table:show-details="true"/>
                <table:data-pilot-member table:name="1450891" table:display="true" table:show-details="true"/>
                <table:data-pilot-member table:name="1458293" table:display="true" table:show-details="true"/>
                <table:data-pilot-member table:name="1458485" table:display="true" table:show-details="true"/>
                <table:data-pilot-member table:name="1465624" table:display="true" table:show-details="true"/>
                <table:data-pilot-member table:name="1467138" table:display="true" table:show-details="true"/>
                <table:data-pilot-member table:name="1478517" table:display="true" table:show-details="true"/>
                <table:data-pilot-member table:name="1487559" table:display="true" table:show-details="true"/>
                <table:data-pilot-member table:name="1487675" table:display="true" table:show-details="true"/>
                <table:data-pilot-member table:name="1488789" table:display="true" table:show-details="true"/>
                <table:data-pilot-member table:name="1490363" table:display="true" table:show-details="true"/>
                <table:data-pilot-member table:name="1492085" table:display="true" table:show-details="true"/>
                <table:data-pilot-member table:name="1493101" table:display="true" table:show-details="true"/>
                <table:data-pilot-member table:name="1496180" table:display="true" table:show-details="true"/>
                <table:data-pilot-member table:name="1501557" table:display="true" table:show-details="true"/>
                <table:data-pilot-member table:name="1512870" table:display="true" table:show-details="true"/>
                <table:data-pilot-member table:name="1513932" table:display="true" table:show-details="true"/>
                <table:data-pilot-member table:name="1514907" table:display="true" table:show-details="true"/>
                <table:data-pilot-member table:name="1623384" table:display="true" table:show-details="true"/>
                <table:data-pilot-member table:name="1625461" table:display="true" table:show-details="true"/>
                <table:data-pilot-member table:name="1627470" table:display="true" table:show-details="true"/>
                <table:data-pilot-member table:name="1636148" table:display="true" table:show-details="true"/>
                <table:data-pilot-member table:name="1642938" table:display="true" table:show-details="true"/>
                <table:data-pilot-member table:name="1655032" table:display="true" table:show-details="true"/>
                <table:data-pilot-member table:name="1656523" table:display="true" table:show-details="true"/>
                <table:data-pilot-member table:name="1669900" table:display="true" table:show-details="true"/>
                <table:data-pilot-member table:name="1688527" table:display="true" table:show-details="true"/>
                <table:data-pilot-member table:name="1698855" table:display="true" table:show-details="true"/>
                <table:data-pilot-member table:name="1705873" table:display="true" table:show-details="true"/>
                <table:data-pilot-member table:name="1707661" table:display="true" table:show-details="true"/>
                <table:data-pilot-member table:name="1707817" table:display="true" table:show-details="true"/>
                <table:data-pilot-member table:name="1708077" table:display="true" table:show-details="true"/>
                <table:data-pilot-member table:name="1738847" table:display="true" table:show-details="true"/>
                <table:data-pilot-member table:name="1739554" table:display="true" table:show-details="true"/>
                <table:data-pilot-member table:name="1742803" table:display="true" table:show-details="true"/>
                <table:data-pilot-member table:name="1753644" table:display="true" table:show-details="true"/>
                <table:data-pilot-member table:name="1757691" table:display="true" table:show-details="true"/>
                <table:data-pilot-member table:name="1767121" table:display="true" table:show-details="true"/>
                <table:data-pilot-member table:name="1768071" table:display="true" table:show-details="true"/>
                <table:data-pilot-member table:name="1770079" table:display="true" table:show-details="true"/>
                <table:data-pilot-member table:name="1772997" table:display="true" table:show-details="true"/>
                <table:data-pilot-member table:name="1774948" table:display="true" table:show-details="true"/>
                <table:data-pilot-member table:name="1778466" table:display="true" table:show-details="true"/>
                <table:data-pilot-member table:name="1794621" table:display="true" table:show-details="true"/>
                <table:data-pilot-member table:name="1795878" table:display="true" table:show-details="true"/>
                <table:data-pilot-member table:name="1796886" table:display="true" table:show-details="true"/>
                <table:data-pilot-member table:name="1800406" table:display="true" table:show-details="true"/>
                <table:data-pilot-member table:name="1805900" table:display="true" table:show-details="true"/>
                <table:data-pilot-member table:name="1807955" table:display="true" table:show-details="true"/>
                <table:data-pilot-member table:name="1808388" table:display="true" table:show-details="true"/>
                <table:data-pilot-member table:name="1808656" table:display="true" table:show-details="true"/>
                <table:data-pilot-member table:name="1816717" table:display="true" table:show-details="true"/>
                <table:data-pilot-member table:name="1832249" table:display="true" table:show-details="true"/>
                <table:data-pilot-member table:name="1833941" table:display="true" table:show-details="true"/>
                <table:data-pilot-member table:name="1842021" table:display="true" table:show-details="true"/>
                <table:data-pilot-member table:name="1847502" table:display="true" table:show-details="true"/>
                <table:data-pilot-member table:name="1849213" table:display="true" table:show-details="true"/>
                <table:data-pilot-member table:name="1861324" table:display="true" table:show-details="true"/>
                <table:data-pilot-member table:name="1873413" table:display="true" table:show-details="true"/>
                <table:data-pilot-member table:name="1882073" table:display="true" table:show-details="true"/>
                <table:data-pilot-member table:name="1894177" table:display="true" table:show-details="true"/>
                <table:data-pilot-member table:name="1894279" table:display="true" table:show-details="true"/>
                <table:data-pilot-member table:name="1896643" table:display="true" table:show-details="true"/>
                <table:data-pilot-member table:name="1896811" table:display="true" table:show-details="true"/>
                <table:data-pilot-member table:name="1908734" table:display="true" table:show-details="true"/>
                <table:data-pilot-member table:name="1913368" table:display="true" table:show-details="true"/>
                <table:data-pilot-member table:name="1918963" table:display="true" table:show-details="true"/>
                <table:data-pilot-member table:name="1930612" table:display="true" table:show-details="true"/>
                <table:data-pilot-member table:name="1935941" table:display="true" table:show-details="true"/>
                <table:data-pilot-member table:name="1936595" table:display="true" table:show-details="true"/>
                <table:data-pilot-member table:name="1938463" table:display="true" table:show-details="true"/>
                <table:data-pilot-member table:name="1941773" table:display="true" table:show-details="true"/>
                <table:data-pilot-member table:name="1951055" table:display="true" table:show-details="true"/>
                <table:data-pilot-member table:name="1958308" table:display="true" table:show-details="true"/>
                <table:data-pilot-member table:name="1962179" table:display="true" table:show-details="true"/>
                <table:data-pilot-member table:name="1963522" table:display="true" table:show-details="true"/>
                <table:data-pilot-member table:name="1973992" table:display="true" table:show-details="true"/>
                <table:data-pilot-member table:name="1984511" table:display="true" table:show-details="true"/>
                <table:data-pilot-member table:name="1993928" table:display="true" table:show-details="true"/>
                <table:data-pilot-member table:name="1994728" table:display="true" table:show-details="true"/>
                <table:data-pilot-member table:name="1996012" table:display="true" table:show-details="true"/>
                <table:data-pilot-member table:name="2002435" table:display="true" table:show-details="true"/>
                <table:data-pilot-member table:name="2003533" table:display="true" table:show-details="true"/>
                <table:data-pilot-member table:name="2004426" table:display="true" table:show-details="true"/>
                <table:data-pilot-member table:name="2005159" table:display="true" table:show-details="true"/>
                <table:data-pilot-member table:name="2010068" table:display="true" table:show-details="true"/>
                <table:data-pilot-member table:name="2010113" table:display="true" table:show-details="true"/>
                <table:data-pilot-member table:name="2021307" table:display="true" table:show-details="true"/>
                <table:data-pilot-member table:name="2026298" table:display="true" table:show-details="true"/>
                <table:data-pilot-member table:name="2028577" table:display="true" table:show-details="true"/>
                <table:data-pilot-member table:name="2030165" table:display="true" table:show-details="true"/>
                <table:data-pilot-member table:name="2031258" table:display="true" table:show-details="true"/>
                <table:data-pilot-member table:name="2036173" table:display="true" table:show-details="true"/>
                <table:data-pilot-member table:name="2038269" table:display="true" table:show-details="true"/>
                <table:data-pilot-member table:name="2047846" table:display="true" table:show-details="true"/>
                <table:data-pilot-member table:name="2053511" table:display="true" table:show-details="true"/>
                <table:data-pilot-member table:name="2060044" table:display="true" table:show-details="true"/>
                <table:data-pilot-member table:name="2062739" table:display="true" table:show-details="true"/>
                <table:data-pilot-member table:name="2075293" table:display="true" table:show-details="true"/>
                <table:data-pilot-member table:name="2077759" table:display="true" table:show-details="true"/>
                <table:data-pilot-member table:name="2082722" table:display="true" table:show-details="true"/>
                <table:data-pilot-member table:name="2084007" table:display="true" table:show-details="true"/>
                <table:data-pilot-member table:name="2133818" table:display="true" table:show-details="true"/>
                <table:data-pilot-member table:name="2135573" table:display="true" table:show-details="true"/>
                <table:data-pilot-member table:name="2143939" table:display="true" table:show-details="true"/>
                <table:data-pilot-member table:name="2148997" table:display="true" table:show-details="true"/>
                <table:data-pilot-member table:name="2155634" table:display="true" table:show-details="true"/>
                <table:data-pilot-member table:name="2156195" table:display="true" table:show-details="true"/>
                <table:data-pilot-member table:name="2169628" table:display="true" table:show-details="true"/>
                <table:data-pilot-member table:name="2169934" table:display="true" table:show-details="true"/>
                <table:data-pilot-member table:name="2175636" table:display="true" table:show-details="true"/>
                <table:data-pilot-member table:name="2182209" table:display="true" table:show-details="true"/>
                <table:data-pilot-member table:name="2188869" table:display="true" table:show-details="true"/>
                <table:data-pilot-member table:name="2196498" table:display="true" table:show-details="true"/>
                <table:data-pilot-member table:name="2198304" table:display="true" table:show-details="true"/>
                <table:data-pilot-member table:name="2210734" table:display="true" table:show-details="true"/>
                <table:data-pilot-member table:name="2212540" table:display="true" table:show-details="true"/>
                <table:data-pilot-member table:name="2213290" table:display="true" table:show-details="true"/>
                <table:data-pilot-member table:name="2218418" table:display="true" table:show-details="true"/>
                <table:data-pilot-member table:name="2224192" table:display="true" table:show-details="true"/>
                <table:data-pilot-member table:name="2225782" table:display="true" table:show-details="true"/>
                <table:data-pilot-member table:name="2227755" table:display="true" table:show-details="true"/>
                <table:data-pilot-member table:name="2241074" table:display="true" table:show-details="true"/>
                <table:data-pilot-member table:name="2243840" table:display="true" table:show-details="true"/>
                <table:data-pilot-member table:name="2244898" table:display="true" table:show-details="true"/>
                <table:data-pilot-member table:name="2248397" table:display="true" table:show-details="true"/>
                <table:data-pilot-member table:name="2267790" table:display="true" table:show-details="true"/>
                <table:data-pilot-member table:name="2274457" table:display="true" table:show-details="true"/>
                <table:data-pilot-member table:name="2275783" table:display="true" table:show-details="true"/>
                <table:data-pilot-member table:name="2281520" table:display="true" table:show-details="true"/>
                <table:data-pilot-member table:name="2289483" table:display="true" table:show-details="true"/>
                <table:data-pilot-member table:name="2295667" table:display="true" table:show-details="true"/>
                <table:data-pilot-member table:name="2347380" table:display="true" table:show-details="true"/>
                <table:data-pilot-member table:name="2371855" table:display="true" table:show-details="true"/>
                <table:data-pilot-member table:name="2374037" table:display="true" table:show-details="true"/>
                <table:data-pilot-member table:name="2385622" table:display="true" table:show-details="true"/>
                <table:data-pilot-member table:name="2391137" table:display="true" table:show-details="true"/>
                <table:data-pilot-member table:name="2396185" table:display="true" table:show-details="true"/>
                <table:data-pilot-member table:name="2417996" table:display="true" table:show-details="true"/>
                <table:data-pilot-member table:name="2444384" table:display="true" table:show-details="true"/>
                <table:data-pilot-member table:name="2504655" table:display="true" table:show-details="true"/>
                <table:data-pilot-member table:name="2550994" table:display="true" table:show-details="true"/>
                <table:data-pilot-member table:name="2576075" table:display="true" table:show-details="true"/>
                <table:data-pilot-member table:name="2585406" table:display="true" table:show-details="true"/>
                <table:data-pilot-member table:name="2589185" table:display="true" table:show-details="true"/>
                <table:data-pilot-member table:name="2607776" table:display="true" table:show-details="true"/>
                <table:data-pilot-member table:name="2620364" table:display="true" table:show-details="true"/>
                <table:data-pilot-member table:name="2628496" table:display="true" table:show-details="true"/>
                <table:data-pilot-member table:name="2652607" table:display="true" table:show-details="true"/>
                <table:data-pilot-member table:name="2667976" table:display="true" table:show-details="true"/>
                <table:data-pilot-member table:name="2702599" table:display="true" table:show-details="true"/>
                <table:data-pilot-member table:name="2721720" table:display="true" table:show-details="true"/>
                <table:data-pilot-member table:name="2736854" table:display="true" table:show-details="true"/>
                <table:data-pilot-member table:name="2738581" table:display="true" table:show-details="true"/>
                <table:data-pilot-member table:name="2749664" table:display="true" table:show-details="true"/>
                <table:data-pilot-member table:name="2752997" table:display="true" table:show-details="true"/>
                <table:data-pilot-member table:name="2753114" table:display="true" table:show-details="true"/>
                <table:data-pilot-member table:name="2757272" table:display="true" table:show-details="true"/>
                <table:data-pilot-member table:name="2757433" table:display="true" table:show-details="true"/>
                <table:data-pilot-member table:name="2758548" table:display="true" table:show-details="true"/>
                <table:data-pilot-member table:name="2758864" table:display="true" table:show-details="true"/>
                <table:data-pilot-member table:name="2762274" table:display="true" table:show-details="true"/>
                <table:data-pilot-member table:name="2765208" table:display="true" table:show-details="true"/>
                <table:data-pilot-member table:name="2770724" table:display="true" table:show-details="true"/>
                <table:data-pilot-member table:name="2775794" table:display="true" table:show-details="true"/>
                <table:data-pilot-member table:name="2776279" table:display="true" table:show-details="true"/>
                <table:data-pilot-member table:name="2781127" table:display="true" table:show-details="true"/>
                <table:data-pilot-member table:name="2787482" table:display="true" table:show-details="true"/>
                <table:data-pilot-member table:name="2787972" table:display="true" table:show-details="true"/>
                <table:data-pilot-member table:name="2788544" table:display="true" table:show-details="true"/>
                <table:data-pilot-member table:name="2791756" table:display="true" table:show-details="true"/>
                <table:data-pilot-member table:name="2791831" table:display="true" table:show-details="true"/>
                <table:data-pilot-member table:name="2792460" table:display="true" table:show-details="true"/>
                <table:data-pilot-member table:name="2797785" table:display="true" table:show-details="true"/>
                <table:data-pilot-member table:name="2798974" table:display="true" table:show-details="true"/>
                <table:data-pilot-member table:name="2799455" table:display="true" table:show-details="true"/>
                <table:data-pilot-member table:name="2801592" table:display="true" table:show-details="true"/>
                <table:data-pilot-member table:name="2804800" table:display="true" table:show-details="true"/>
                <table:data-pilot-member table:name="2806321" table:display="true" table:show-details="true"/>
                <table:data-pilot-member table:name="2808357" table:display="true" table:show-details="true"/>
                <table:data-pilot-member table:name="2810054" table:display="true" table:show-details="true"/>
                <table:data-pilot-member table:name="2813235" table:display="true" table:show-details="true"/>
                <table:data-pilot-member table:name="2814101" table:display="true" table:show-details="true"/>
                <table:data-pilot-member table:name="2818723" table:display="true" table:show-details="true"/>
                <table:data-pilot-member table:name="2820270" table:display="true" table:show-details="true"/>
                <table:data-pilot-member table:name="2820369" table:display="true" table:show-details="true"/>
                <table:data-pilot-member table:name="2823125" table:display="true" table:show-details="true"/>
                <table:data-pilot-member table:name="2823132" table:display="true" table:show-details="true"/>
                <table:data-pilot-member table:name="2827192" table:display="true" table:show-details="true"/>
                <table:data-pilot-member table:name="2827997" table:display="true" table:show-details="true"/>
                <table:data-pilot-member table:name="2834163" table:display="true" table:show-details="true"/>
                <table:data-pilot-member table:name="2836329" table:display="true" table:show-details="true"/>
                <table:data-pilot-member table:name="2836425" table:display="true" table:show-details="true"/>
                <table:data-pilot-member table:name="2837743" table:display="true" table:show-details="true"/>
                <table:data-pilot-member table:name="2840210" table:display="true" table:show-details="true"/>
                <table:data-pilot-member table:name="2840717" table:display="true" table:show-details="true"/>
                <table:data-pilot-member table:name="2842167" table:display="true" table:show-details="true"/>
                <table:data-pilot-member table:name="2844422" table:display="true" table:show-details="true"/>
                <table:data-pilot-member table:name="2844598" table:display="true" table:show-details="true"/>
                <table:data-pilot-member table:name="2844730" table:display="true" table:show-details="true"/>
                <table:data-pilot-member table:name="2846944" table:display="true" table:show-details="true"/>
                <table:data-pilot-member table:name="2852891" table:display="true" table:show-details="true"/>
                <table:data-pilot-member table:name="2853925" table:display="true" table:show-details="true"/>
                <table:data-pilot-member table:name="2856091" table:display="true" table:show-details="true"/>
                <table:data-pilot-member table:name="2858094" table:display="true" table:show-details="true"/>
                <table:data-pilot-member table:name="2859103" table:display="true" table:show-details="true"/>
                <table:data-pilot-member table:name="2859567" table:display="true" table:show-details="true"/>
                <table:data-pilot-member table:name="2861582" table:display="true" table:show-details="true"/>
                <table:data-pilot-member table:name="2862032" table:display="true" table:show-details="true"/>
                <table:data-pilot-member table:name="2865168" table:display="true" table:show-details="true"/>
                <table:data-pilot-member table:name="2869729" table:display="true" table:show-details="true"/>
                <table:data-pilot-member table:name="2870663" table:display="true" table:show-details="true"/>
                <table:data-pilot-member table:name="2875355" table:display="true" table:show-details="true"/>
                <table:data-pilot-member table:name="2884213" table:display="true" table:show-details="true"/>
                <table:data-pilot-member table:name="2884229" table:display="true" table:show-details="true"/>
                <table:data-pilot-member table:name="2885247" table:display="true" table:show-details="true"/>
                <table:data-pilot-member table:name="2885305" table:display="true" table:show-details="true"/>
                <table:data-pilot-member table:name="2885333" table:display="true" table:show-details="true"/>
                <table:data-pilot-member table:name="2891151" table:display="true" table:show-details="true"/>
                <table:data-pilot-member table:name="2892891" table:display="true" table:show-details="true"/>
                <table:data-pilot-member table:name="2896219" table:display="true" table:show-details="true"/>
                <table:data-pilot-member table:name="2897311" table:display="true" table:show-details="true"/>
                <table:data-pilot-member table:name="2897949" table:display="true" table:show-details="true"/>
                <table:data-pilot-member table:name="2898010" table:display="true" table:show-details="true"/>
                <table:data-pilot-member table:name="2898334" table:display="true" table:show-details="true"/>
                <table:data-pilot-member table:name="2900552" table:display="true" table:show-details="true"/>
                <table:data-pilot-member table:name="2903096" table:display="true" table:show-details="true"/>
                <table:data-pilot-member table:name="2903173" table:display="true" table:show-details="true"/>
                <table:data-pilot-member table:name="2905647" table:display="true" table:show-details="true"/>
                <table:data-pilot-member table:name="2906808" table:display="true" table:show-details="true"/>
                <table:data-pilot-member table:name="2908808" table:display="true" table:show-details="true"/>
                <table:data-pilot-member table:name="2913844" table:display="true" table:show-details="true"/>
                <table:data-pilot-member table:name="2917541" table:display="true" table:show-details="true"/>
                <table:data-pilot-member table:name="2918217" table:display="true" table:show-details="true"/>
                <table:data-pilot-member table:name="2918700" table:display="true" table:show-details="true"/>
                <table:data-pilot-member table:name="2921072" table:display="true" table:show-details="true"/>
                <table:data-pilot-member table:name="2921228" table:display="true" table:show-details="true"/>
                <table:data-pilot-member table:name="2922845" table:display="true" table:show-details="true"/>
                <table:data-pilot-member table:name="2924285" table:display="true" table:show-details="true"/>
                <table:data-pilot-member table:name="2924868" table:display="true" table:show-details="true"/>
                <table:data-pilot-member table:name="2924911" table:display="true" table:show-details="true"/>
                <table:data-pilot-member table:name="2925158" table:display="true" table:show-details="true"/>
                <table:data-pilot-member table:name="2925853" table:display="true" table:show-details="true"/>
                <table:data-pilot-member table:name="2927117" table:display="true" table:show-details="true"/>
                <table:data-pilot-member table:name="2928172" table:display="true" table:show-details="true"/>
                <table:data-pilot-member table:name="2928403" table:display="true" table:show-details="true"/>
                <table:data-pilot-member table:name="2929160" table:display="true" table:show-details="true"/>
                <table:data-pilot-member table:name="2929596" table:display="true" table:show-details="true"/>
                <table:data-pilot-member table:name="2930365" table:display="true" table:show-details="true"/>
                <table:data-pilot-member table:name="2930639" table:display="true" table:show-details="true"/>
                <table:data-pilot-member table:name="2932445" table:display="true" table:show-details="true"/>
                <table:data-pilot-member table:name="2932778" table:display="true" table:show-details="true"/>
                <table:data-pilot-member table:name="2933400" table:display="true" table:show-details="true"/>
                <table:data-pilot-member table:name="2933614" table:display="true" table:show-details="true"/>
                <table:data-pilot-member table:name="2934524" table:display="true" table:show-details="true"/>
                <table:data-pilot-member table:name="2934641" table:display="true" table:show-details="true"/>
                <table:data-pilot-member table:name="2936022" table:display="true" table:show-details="true"/>
                <table:data-pilot-member table:name="2936024" table:display="true" table:show-details="true"/>
                <table:data-pilot-member table:name="2936854" table:display="true" table:show-details="true"/>
                <table:data-pilot-member table:name="2937343" table:display="true" table:show-details="true"/>
                <table:data-pilot-member table:name="2937840" table:display="true" table:show-details="true"/>
                <table:data-pilot-member table:name="2939674" table:display="true" table:show-details="true"/>
                <table:data-pilot-member table:name="2940466" table:display="true" table:show-details="true"/>
                <table:data-pilot-member table:name="2940838" table:display="true" table:show-details="true"/>
                <table:data-pilot-member table:name="2941812" table:display="true" table:show-details="true"/>
                <table:data-pilot-member table:name="2942251" table:display="true" table:show-details="true"/>
                <table:data-pilot-member table:name="2942362" table:display="true" table:show-details="true"/>
                <table:data-pilot-member table:name="2943163" table:display="true" table:show-details="true"/>
                <table:data-pilot-member table:name="2943957" table:display="true" table:show-details="true"/>
                <table:data-pilot-member table:name="2944613" table:display="true" table:show-details="true"/>
                <table:data-pilot-member table:name="2944708" table:display="true" table:show-details="true"/>
                <table:data-pilot-member table:name="2944904" table:display="true" table:show-details="true"/>
                <table:data-pilot-member table:name="2945060" table:display="true" table:show-details="true"/>
                <table:data-pilot-member table:name="2945998" table:display="true" table:show-details="true"/>
                <table:data-pilot-member table:name="2946073" table:display="true" table:show-details="true"/>
                <table:data-pilot-member table:name="2946145" table:display="true" table:show-details="true"/>
                <table:data-pilot-member table:name="2946775" table:display="true" table:show-details="true"/>
                <table:data-pilot-member table:name="2948283" table:display="true" table:show-details="true"/>
                <table:data-pilot-member table:name="2949024" table:display="true" table:show-details="true"/>
                <table:data-pilot-member table:name="2949546" table:display="true" table:show-details="true"/>
                <table:data-pilot-member table:name="2949576" table:display="true" table:show-details="true"/>
                <table:data-pilot-member table:name="2949915" table:display="true" table:show-details="true"/>
                <table:data-pilot-member table:name="2952163" table:display="true" table:show-details="true"/>
                <table:data-pilot-member table:name="2952491" table:display="true" table:show-details="true"/>
                <table:data-pilot-member table:name="2953655" table:display="true" table:show-details="true"/>
                <table:data-pilot-member table:name="2954500" table:display="true" table:show-details="true"/>
                <table:data-pilot-member table:name="2955097" table:display="true" table:show-details="true"/>
                <table:data-pilot-member table:name="2956311" table:display="true" table:show-details="true"/>
                <table:data-pilot-member table:name="2956408" table:display="true" table:show-details="true"/>
                <table:data-pilot-member table:name="2956880" table:display="true" table:show-details="true"/>
                <table:data-pilot-member table:name="2957878" table:display="true" table:show-details="true"/>
                <table:data-pilot-member table:name="2958523" table:display="true" table:show-details="true"/>
                <table:data-pilot-member table:name="2958785" table:display="true" table:show-details="true"/>
                <table:data-pilot-member table:name="2961108" table:display="true" table:show-details="true"/>
                <table:data-pilot-member table:name="2961660" table:display="true" table:show-details="true"/>
                <table:data-pilot-member table:name="2962823" table:display="true" table:show-details="true"/>
                <table:data-pilot-member table:name="2966079" table:display="true" table:show-details="true"/>
                <table:data-pilot-member table:name="2966518" table:display="true" table:show-details="true"/>
                <table:data-pilot-member table:name="2966868" table:display="true" table:show-details="true"/>
                <table:data-pilot-member table:name="2967100" table:display="true" table:show-details="true"/>
                <table:data-pilot-member table:name="2970413" table:display="true" table:show-details="true"/>
                <table:data-pilot-member table:name="2971086" table:display="true" table:show-details="true"/>
                <table:data-pilot-member table:name="2973169" table:display="true" table:show-details="true"/>
                <table:data-pilot-member table:name="2976813" table:display="true" table:show-details="true"/>
                <table:data-pilot-member table:name="2978094" table:display="true" table:show-details="true"/>
                <table:data-pilot-member table:name="2985712" table:display="true" table:show-details="true"/>
                <table:data-pilot-member table:name="2989113" table:display="true" table:show-details="true"/>
                <table:data-pilot-member table:name="2990037" table:display="true" table:show-details="true"/>
                <table:data-pilot-member table:name="3004386" table:display="true" table:show-details="true"/>
                <table:data-pilot-member table:name="3005465" table:display="true" table:show-details="true"/>
                <table:data-pilot-member table:name="3009069" table:display="true" table:show-details="true"/>
                <table:data-pilot-member table:name="3015812" table:display="true" table:show-details="true"/>
                <table:data-pilot-member table:name="3022713" table:display="true" table:show-details="true"/>
                <table:data-pilot-member table:name="3026909" table:display="true" table:show-details="true"/>
                <table:data-pilot-member table:name="3030750" table:display="true" table:show-details="true"/>
                <table:data-pilot-member table:name="rpsMa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0:13:03.271002000</meta:creation-date>
    <dc:date>2018-01-02T22:02:59.205548000</dc:date>
    <meta:editing-duration>PT1H28M11S</meta:editing-duration>
    <meta:editing-cycles>3</meta:editing-cycles>
    <meta:generator>LibreOffice/5.4.1.2$MacOSX_X86_64 LibreOffice_project/ea7cb86e6eeb2bf3a5af73a8f7777ac570321527</meta:generator>
    <meta:document-statistic meta:table-count="2" meta:cell-count="157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846cm" svg:height="17.959cm" xlink:href=".." xlink:type="simple" loext:data-pilot-source="DataPilot1" chart:class="chart:line" chart:style-name="ch1">
        <chart:title svg:x="11.479cm" svg:y="1.549cm" chart:style-name="ch2">
          <text:p>'Rounds' per Second</text:p>
        </chart:title>
        <chart:legend chart:legend-position="end" svg:x="23.112cm" svg:y="5.886cm" style:legend-expansion="high" chart:style-name="ch3"/>
        <chart:plot-area chart:style-name="ch4" table:cell-range-address="PivotChart" chart:data-source-has-labels="column" svg:x="1.535cm" svg:y="2.506cm" svg:width="21.021cm" svg:height="13.245cm">
          <chartooo:coordinate-region svg:x="2.977cm" svg:y="2.696cm" svg:width="19.379cm" svg:height="12.427cm"/>
          <chart:axis chart:dimension="x" chart:name="primary-x" chart:style-name="ch5" chartooo:axis-type="auto">
            <chartooo:date-scale/>
            <chart:title svg:x="10.728cm" svg:y="16.11cm" chart:style-name="ch6">
              <text:p>#parallel requests</text:p>
            </chart:title>
            <chart:categories table:cell-range-address="PT@categories"/>
          </chart:axis>
          <chart:axis chart:dimension="y" chart:name="primary-y" chart:style-name="ch5">
            <chart:title svg:x="0.451cm" svg:y="9.404cm" chart:style-name="ch7">
              <text:p>rps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20"/>
          </chart:series>
          <chart:series chart:style-name="ch10" chart:values-cell-range-address="PT@data 1" chart:label-cell-address="PT@label 1" chart:class="chart:line">
            <chart:data-point chart:repeated="20"/>
          </chart:series>
          <chart:series chart:style-name="ch11" chart:values-cell-range-address="PT@data 2" chart:label-cell-address="PT@label 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rpsMean</text:p>
                <draw:g>
                  <svg:desc>PT@label 0</svg:desc>
                </draw:g>
              </table:table-cell>
              <table:table-cell office:value-type="string">
                <text:p>Average - rpsMin</text:p>
                <draw:g>
                  <svg:desc>PT@label 1</svg:desc>
                </draw:g>
              </table:table-cell>
              <table:table-cell office:value-type="string">
                <text:p>Average - rpsMax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674228.3">
                <text:p>674228.3</text:p>
                <draw:g>
                  <svg:desc>PT@data 0</svg:desc>
                </draw:g>
              </table:table-cell>
              <table:table-cell office:value-type="float" office:value="674228.3">
                <text:p>674228.3</text:p>
                <draw:g>
                  <svg:desc>PT@data 1</svg:desc>
                </draw:g>
              </table:table-cell>
              <table:table-cell office:value-type="float" office:value="674228.3">
                <text:p>674228.3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9894.2">
                <text:p>599894.2</text:p>
              </table:table-cell>
              <table:table-cell office:value-type="float" office:value="575588.333333333">
                <text:p>575588.333333333</text:p>
              </table:table-cell>
              <table:table-cell office:value-type="float" office:value="624199.633333333">
                <text:p>624199.6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1330.333333333">
                <text:p>561330.333333333</text:p>
              </table:table-cell>
              <table:table-cell office:value-type="float" office:value="487378.2">
                <text:p>487378.2</text:p>
              </table:table-cell>
              <table:table-cell office:value-type="float" office:value="658054.5">
                <text:p>65805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1187.5">
                <text:p>521187.5</text:p>
              </table:table-cell>
              <table:table-cell office:value-type="float" office:value="422435.033333333">
                <text:p>422435.033333333</text:p>
              </table:table-cell>
              <table:table-cell office:value-type="float" office:value="616899.933333333">
                <text:p>616899.9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240.833333333">
                <text:p>480240.833333333</text:p>
              </table:table-cell>
              <table:table-cell office:value-type="float" office:value="394400.633333333">
                <text:p>394400.633333333</text:p>
              </table:table-cell>
              <table:table-cell office:value-type="float" office:value="586833.033333333">
                <text:p>586833.0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8426.7">
                <text:p>458426.7</text:p>
              </table:table-cell>
              <table:table-cell office:value-type="float" office:value="369739.966666667">
                <text:p>369739.966666667</text:p>
              </table:table-cell>
              <table:table-cell office:value-type="float" office:value="561847.966666667">
                <text:p>561847.9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3188.466666667">
                <text:p>443188.466666667</text:p>
              </table:table-cell>
              <table:table-cell office:value-type="float" office:value="355244.766666667">
                <text:p>355244.766666667</text:p>
              </table:table-cell>
              <table:table-cell office:value-type="float" office:value="553094.733333333">
                <text:p>553094.7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688.5">
                <text:p>431688.5</text:p>
              </table:table-cell>
              <table:table-cell office:value-type="float" office:value="346427.333333333">
                <text:p>346427.333333333</text:p>
              </table:table-cell>
              <table:table-cell office:value-type="float" office:value="558327.366666667">
                <text:p>558327.3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2915.733333333">
                <text:p>422915.733333333</text:p>
              </table:table-cell>
              <table:table-cell office:value-type="float" office:value="349354.1">
                <text:p>349354.1</text:p>
              </table:table-cell>
              <table:table-cell office:value-type="float" office:value="532652">
                <text:p>532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828.9">
                <text:p>424828.9</text:p>
              </table:table-cell>
              <table:table-cell office:value-type="float" office:value="338968.233333333">
                <text:p>338968.233333333</text:p>
              </table:table-cell>
              <table:table-cell office:value-type="float" office:value="556014.366666667">
                <text:p>556014.3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847.066666667">
                <text:p>429847.066666667</text:p>
              </table:table-cell>
              <table:table-cell office:value-type="float" office:value="349147.066666667">
                <text:p>349147.066666667</text:p>
              </table:table-cell>
              <table:table-cell office:value-type="float" office:value="565528.666666667">
                <text:p>565528.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3591.666666667">
                <text:p>423591.666666667</text:p>
              </table:table-cell>
              <table:table-cell office:value-type="float" office:value="341596.633333333">
                <text:p>341596.633333333</text:p>
              </table:table-cell>
              <table:table-cell office:value-type="float" office:value="539501.9">
                <text:p>53950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204.6">
                <text:p>413204.6</text:p>
              </table:table-cell>
              <table:table-cell office:value-type="float" office:value="337759.666666667">
                <text:p>337759.666666667</text:p>
              </table:table-cell>
              <table:table-cell office:value-type="float" office:value="538534">
                <text:p>538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5683.833333333">
                <text:p>415683.833333333</text:p>
              </table:table-cell>
              <table:table-cell office:value-type="float" office:value="332880.233333333">
                <text:p>332880.233333333</text:p>
              </table:table-cell>
              <table:table-cell office:value-type="float" office:value="556017.1">
                <text:p>55601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2059.666666667">
                <text:p>412059.666666667</text:p>
              </table:table-cell>
              <table:table-cell office:value-type="float" office:value="340740.033333333">
                <text:p>340740.033333333</text:p>
              </table:table-cell>
              <table:table-cell office:value-type="float" office:value="540829.7">
                <text:p>540829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1587.4">
                <text:p>411587.4</text:p>
              </table:table-cell>
              <table:table-cell office:value-type="float" office:value="332590.8">
                <text:p>332590.8</text:p>
              </table:table-cell>
              <table:table-cell office:value-type="float" office:value="562724.533333333">
                <text:p>562724.5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964.6">
                <text:p>410964.6</text:p>
              </table:table-cell>
              <table:table-cell office:value-type="float" office:value="336006.066666667">
                <text:p>336006.066666667</text:p>
              </table:table-cell>
              <table:table-cell office:value-type="float" office:value="537408.833333333">
                <text:p>537408.8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7506.233333333">
                <text:p>407506.233333333</text:p>
              </table:table-cell>
              <table:table-cell office:value-type="float" office:value="330121.6">
                <text:p>330121.6</text:p>
              </table:table-cell>
              <table:table-cell office:value-type="float" office:value="541462.466666667">
                <text:p>541462.4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5831.566666667">
                <text:p>405831.566666667</text:p>
              </table:table-cell>
              <table:table-cell office:value-type="float" office:value="329176.933333333">
                <text:p>329176.933333333</text:p>
              </table:table-cell>
              <table:table-cell office:value-type="float" office:value="546260.4">
                <text:p>54626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922.8">
                <text:p>404922.8</text:p>
              </table:table-cell>
              <table:table-cell office:value-type="float" office:value="322743.066666667">
                <text:p>322743.066666667</text:p>
              </table:table-cell>
              <table:table-cell office:value-type="float" office:value="537061.466666667">
                <text:p>537061.4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